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pad2" table:style-name="ta1">
        <table:shapes>
          <draw:frame draw:z-index="0" draw:style-name="gr1" draw:text-style-name="P1" svg:width="6.2961in" svg:height="3.5449in" svg:x="2.8043in" svg:y="3.2in">
            <draw:object draw:notify-on-update-of-ranges="flatpad2.B1:flatpad2.PP1 flatpad2.B1:flatpad2.PP1 flatpad2.A5:flatpad2.A5 flatpad2.B5:flatpad2.PP5 flatpad2.B1:flatpad2.PP1 flatpad2.A6:flatpad2.A6 flatpad2.B6:flatpad2.PP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528in" svg:height="5.0193in" svg:x="9.2697in" svg:y="3.3988in">
            <draw:object draw:notify-on-update-of-ranges="flatpad2.A1:flatpad2.A1 flatpad2.B1:flatpad2.PP1 flatpad2.A5:flatpad2.A5 flatpad2.B5:flatpad2.PP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column table:style-name="co7" table:number-columns-repeated="16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number-columns-repeated="12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7" table:number-columns-repeated="1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9" table:number-columns-repeated="2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number-columns-repeated="4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4788970947" calcext:value-type="float">
            <text:p>0.066715478897095</text:p>
          </table:table-cell>
          <table:table-cell office:value-type="float" office:value="0.13343071937561" calcext:value-type="float">
            <text:p>0.13343071937561</text:p>
          </table:table-cell>
          <table:table-cell office:value-type="float" office:value="0.166788101196289" calcext:value-type="float">
            <text:p>0.166788101196289</text:p>
          </table:table-cell>
          <table:table-cell office:value-type="float" office:value="0.200145959854126" calcext:value-type="float">
            <text:p>0.200145959854126</text:p>
          </table:table-cell>
          <table:table-cell office:value-type="float" office:value="0.266861200332642" calcext:value-type="float">
            <text:p>0.266861200332642</text:p>
          </table:table-cell>
          <table:table-cell office:value-type="float" office:value="0.300218820571899" calcext:value-type="float">
            <text:p>0.300218820571899</text:p>
          </table:table-cell>
          <table:table-cell office:value-type="float" office:value="0.333576917648315" calcext:value-type="float">
            <text:p>0.333576917648315</text:p>
          </table:table-cell>
          <table:table-cell office:value-type="float" office:value="0.366935253143311" calcext:value-type="float">
            <text:p>0.366935253143311</text:p>
          </table:table-cell>
          <table:table-cell office:value-type="float" office:value="0.433651208877564" calcext:value-type="float">
            <text:p>0.433651208877564</text:p>
          </table:table-cell>
          <table:table-cell office:value-type="float" office:value="0.46700930595398" calcext:value-type="float">
            <text:p>0.46700930595398</text:p>
          </table:table-cell>
          <table:table-cell office:value-type="float" office:value="0.500367641448975" calcext:value-type="float">
            <text:p>0.500367641448975</text:p>
          </table:table-cell>
          <table:table-cell office:value-type="float" office:value="0.567083835601807" calcext:value-type="float">
            <text:p>0.567083835601807</text:p>
          </table:table-cell>
          <table:table-cell office:value-type="float" office:value="0.600441932678223" calcext:value-type="float">
            <text:p>0.600441932678223</text:p>
          </table:table-cell>
          <table:table-cell office:value-type="float" office:value="0.633800029754639" calcext:value-type="float">
            <text:p>0.633800029754639</text:p>
          </table:table-cell>
          <table:table-cell office:value-type="float" office:value="0.667158365249634" calcext:value-type="float">
            <text:p>0.667158365249634</text:p>
          </table:table-cell>
          <table:table-cell office:value-type="float" office:value="0.700516700744629" calcext:value-type="float">
            <text:p>0.700516700744629</text:p>
          </table:table-cell>
          <table:table-cell office:value-type="float" office:value="0.733874797821045" calcext:value-type="float">
            <text:p>0.733874797821045</text:p>
          </table:table-cell>
          <table:table-cell office:value-type="float" office:value="0.800591230392456" calcext:value-type="float">
            <text:p>0.800591230392456</text:p>
          </table:table-cell>
          <table:table-cell office:value-type="float" office:value="0.833949565887451" calcext:value-type="float">
            <text:p>0.833949565887451</text:p>
          </table:table-cell>
          <table:table-cell office:value-type="float" office:value="0.867307662963867" calcext:value-type="float">
            <text:p>0.867307662963867</text:p>
          </table:table-cell>
          <table:table-cell office:value-type="float" office:value="0.934024333953857" calcext:value-type="float">
            <text:p>0.934024333953857</text:p>
          </table:table-cell>
          <table:table-cell office:value-type="float" office:value="0.967382431030273" calcext:value-type="float">
            <text:p>0.967382431030273</text:p>
          </table:table-cell>
          <table:table-cell office:value-type="float" office:value="1.00074076652527" calcext:value-type="float">
            <text:p>1.00074076652527</text:p>
          </table:table-cell>
          <table:table-cell office:value-type="float" office:value="1.03409886360168" calcext:value-type="float">
            <text:p>1.03409886360168</text:p>
          </table:table-cell>
          <table:table-cell office:value-type="float" office:value="1.06745743751526" calcext:value-type="float">
            <text:p>1.06745743751526</text:p>
          </table:table-cell>
          <table:table-cell office:value-type="float" office:value="1.13417387008667" calcext:value-type="float">
            <text:p>1.13417387008667</text:p>
          </table:table-cell>
          <table:table-cell office:value-type="float" office:value="1.20089077949524" calcext:value-type="float">
            <text:p>1.20089077949524</text:p>
          </table:table-cell>
          <table:table-cell office:value-type="float" office:value="1.23424887657166" calcext:value-type="float">
            <text:p>1.23424887657166</text:p>
          </table:table-cell>
          <table:table-cell office:value-type="float" office:value="1.26760721206665" calcext:value-type="float">
            <text:p>1.26760721206665</text:p>
          </table:table-cell>
          <table:table-cell office:value-type="float" office:value="1.30096578598022" calcext:value-type="float">
            <text:p>1.30096578598022</text:p>
          </table:table-cell>
          <table:table-cell office:value-type="float" office:value="1.36767911911011" calcext:value-type="float">
            <text:p>1.36767911911011</text:p>
          </table:table-cell>
          <table:table-cell office:value-type="float" office:value="1.43439245223999" calcext:value-type="float">
            <text:p>1.43439245223999</text:p>
          </table:table-cell>
          <table:table-cell office:value-type="float" office:value="1.50110578536987" calcext:value-type="float">
            <text:p>1.50110578536987</text:p>
          </table:table-cell>
          <table:table-cell office:value-type="float" office:value="1.56781911849976" calcext:value-type="float">
            <text:p>1.56781911849976</text:p>
          </table:table-cell>
          <table:table-cell office:value-type="float" office:value="1.6011757850647" calcext:value-type="float">
            <text:p>1.6011757850647</text:p>
          </table:table-cell>
          <table:table-cell office:value-type="float" office:value="1.63453245162964" calcext:value-type="float">
            <text:p>1.63453245162964</text:p>
          </table:table-cell>
          <table:table-cell office:value-type="float" office:value="1.66788935661316" calcext:value-type="float">
            <text:p>1.66788935661316</text:p>
          </table:table-cell>
          <table:table-cell office:value-type="float" office:value="1.7012460231781" calcext:value-type="float">
            <text:p>1.7012460231781</text:p>
          </table:table-cell>
          <table:table-cell office:value-type="float" office:value="1.73460268974304" calcext:value-type="float">
            <text:p>1.73460268974304</text:p>
          </table:table-cell>
          <table:table-cell office:value-type="float" office:value="1.80131578445435" calcext:value-type="float">
            <text:p>1.80131578445435</text:p>
          </table:table-cell>
          <table:table-cell office:value-type="float" office:value="1.83467245101929" calcext:value-type="float">
            <text:p>1.83467245101929</text:p>
          </table:table-cell>
          <table:table-cell office:value-type="float" office:value="1.90138578414917" calcext:value-type="float">
            <text:p>1.90138578414917</text:p>
          </table:table-cell>
          <table:table-cell office:value-type="float" office:value="1.93474245071411" calcext:value-type="float">
            <text:p>1.93474245071411</text:p>
          </table:table-cell>
          <table:table-cell office:value-type="float" office:value="1.96809887886047" calcext:value-type="float">
            <text:p>1.96809887886047</text:p>
          </table:table-cell>
          <table:table-cell office:value-type="float" office:value="2.00145554542541" calcext:value-type="float">
            <text:p>2.00145554542541</text:p>
          </table:table-cell>
          <table:table-cell office:value-type="float" office:value="2.06816911697388" calcext:value-type="float">
            <text:p>2.06816911697388</text:p>
          </table:table-cell>
          <table:table-cell office:value-type="float" office:value="2.10152554512024" calcext:value-type="float">
            <text:p>2.10152554512024</text:p>
          </table:table-cell>
          <table:table-cell office:value-type="float" office:value="2.16823887825012" calcext:value-type="float">
            <text:p>2.16823887825012</text:p>
          </table:table-cell>
          <table:table-cell office:value-type="float" office:value="2.20159530639648" calcext:value-type="float">
            <text:p>2.20159530639648</text:p>
          </table:table-cell>
          <table:table-cell office:value-type="float" office:value="2.23495197296143" calcext:value-type="float">
            <text:p>2.23495197296143</text:p>
          </table:table-cell>
          <table:table-cell office:value-type="float" office:value="2.30166506767273" calcext:value-type="float">
            <text:p>2.30166506767273</text:p>
          </table:table-cell>
          <table:table-cell office:value-type="float" office:value="2.33502316474915" calcext:value-type="float">
            <text:p>2.33502316474915</text:p>
          </table:table-cell>
          <table:table-cell office:value-type="float" office:value="2.40173888206482" calcext:value-type="float">
            <text:p>2.40173888206482</text:p>
          </table:table-cell>
          <table:table-cell office:value-type="float" office:value="2.43509674072266" calcext:value-type="float">
            <text:p>2.43509674072266</text:p>
          </table:table-cell>
          <table:table-cell office:value-type="float" office:value="2.50181269645691" calcext:value-type="float">
            <text:p>2.50181269645691</text:p>
          </table:table-cell>
          <table:table-cell office:value-type="float" office:value="2.56852841377258" calcext:value-type="float">
            <text:p>2.56852841377258</text:p>
          </table:table-cell>
          <table:table-cell office:value-type="float" office:value="2.601886510849" calcext:value-type="float">
            <text:p>2.601886510849</text:p>
          </table:table-cell>
          <table:table-cell office:value-type="float" office:value="2.63524436950684" calcext:value-type="float">
            <text:p>2.63524436950684</text:p>
          </table:table-cell>
          <table:table-cell office:value-type="float" office:value="2.66860246658325" calcext:value-type="float">
            <text:p>2.66860246658325</text:p>
          </table:table-cell>
          <table:table-cell office:value-type="float" office:value="2.73531818389893" calcext:value-type="float">
            <text:p>2.73531818389893</text:p>
          </table:table-cell>
          <table:table-cell office:value-type="float" office:value="2.80203437805176" calcext:value-type="float">
            <text:p>2.80203437805176</text:p>
          </table:table-cell>
          <table:table-cell office:value-type="float" office:value="2.83539223670959" calcext:value-type="float">
            <text:p>2.83539223670959</text:p>
          </table:table-cell>
          <table:table-cell office:value-type="float" office:value="2.86875009536743" calcext:value-type="float">
            <text:p>2.86875009536743</text:p>
          </table:table-cell>
          <table:table-cell office:value-type="float" office:value="2.90210819244385" calcext:value-type="float">
            <text:p>2.90210819244385</text:p>
          </table:table-cell>
          <table:table-cell office:value-type="float" office:value="2.9688241481781" calcext:value-type="float">
            <text:p>2.9688241481781</text:p>
          </table:table-cell>
          <table:table-cell office:value-type="float" office:value="3.00218200683594" calcext:value-type="float">
            <text:p>3.00218200683594</text:p>
          </table:table-cell>
          <table:table-cell office:value-type="float" office:value="3.03554010391235" calcext:value-type="float">
            <text:p>3.03554010391235</text:p>
          </table:table-cell>
          <table:table-cell office:value-type="float" office:value="3.10225605964661" calcext:value-type="float">
            <text:p>3.10225605964661</text:p>
          </table:table-cell>
          <table:table-cell office:value-type="float" office:value="3.13561415672302" calcext:value-type="float">
            <text:p>3.13561415672302</text:p>
          </table:table-cell>
          <table:table-cell office:value-type="float" office:value="3.16897201538086" calcext:value-type="float">
            <text:p>3.16897201538086</text:p>
          </table:table-cell>
          <table:table-cell office:value-type="float" office:value="3.20233011245728" calcext:value-type="float">
            <text:p>3.20233011245728</text:p>
          </table:table-cell>
          <table:table-cell office:value-type="float" office:value="3.23568797111511" calcext:value-type="float">
            <text:p>3.23568797111511</text:p>
          </table:table-cell>
          <table:table-cell office:value-type="float" office:value="3.30240416526794" calcext:value-type="float">
            <text:p>3.30240416526794</text:p>
          </table:table-cell>
          <table:table-cell office:value-type="float" office:value="3.36911845207214" calcext:value-type="float">
            <text:p>3.36911845207214</text:p>
          </table:table-cell>
          <table:table-cell office:value-type="float" office:value="3.4358332157135" calcext:value-type="float">
            <text:p>3.4358332157135</text:p>
          </table:table-cell>
          <table:table-cell office:value-type="float" office:value="3.5025475025177" calcext:value-type="float">
            <text:p>3.5025475025177</text:p>
          </table:table-cell>
          <table:table-cell office:value-type="float" office:value="3.5359046459198" calcext:value-type="float">
            <text:p>3.5359046459198</text:p>
          </table:table-cell>
          <table:table-cell office:value-type="float" office:value="3.5692617893219" calcext:value-type="float">
            <text:p>3.5692617893219</text:p>
          </table:table-cell>
          <table:table-cell office:value-type="float" office:value="3.63597631454468" calcext:value-type="float">
            <text:p>3.63597631454468</text:p>
          </table:table-cell>
          <table:table-cell office:value-type="float" office:value="3.70269083976746" calcext:value-type="float">
            <text:p>3.70269083976746</text:p>
          </table:table-cell>
          <table:table-cell office:value-type="float" office:value="3.76940512657166" calcext:value-type="float">
            <text:p>3.76940512657166</text:p>
          </table:table-cell>
          <table:table-cell office:value-type="float" office:value="3.83611965179443" calcext:value-type="float">
            <text:p>3.83611965179443</text:p>
          </table:table-cell>
          <table:table-cell office:value-type="float" office:value="3.90283417701721" calcext:value-type="float">
            <text:p>3.90283417701721</text:p>
          </table:table-cell>
          <table:table-cell office:value-type="float" office:value="3.93619132041931" calcext:value-type="float">
            <text:p>3.93619132041931</text:p>
          </table:table-cell>
          <table:table-cell office:value-type="float" office:value="3.96954846382141" calcext:value-type="float">
            <text:p>3.96954846382141</text:p>
          </table:table-cell>
          <table:table-cell office:value-type="float" office:value="4.00290560722351" calcext:value-type="float">
            <text:p>4.00290560722351</text:p>
          </table:table-cell>
          <table:table-cell office:value-type="float" office:value="4.06962013244629" calcext:value-type="float">
            <text:p>4.06962013244629</text:p>
          </table:table-cell>
          <table:table-cell office:value-type="float" office:value="4.10297727584839" calcext:value-type="float">
            <text:p>4.10297727584839</text:p>
          </table:table-cell>
          <table:table-cell office:value-type="float" office:value="4.16969180107117" calcext:value-type="float">
            <text:p>4.16969180107117</text:p>
          </table:table-cell>
          <table:table-cell office:value-type="float" office:value="4.23640632629395" calcext:value-type="float">
            <text:p>4.23640632629395</text:p>
          </table:table-cell>
          <table:table-cell office:value-type="float" office:value="4.26976346969605" calcext:value-type="float">
            <text:p>4.26976346969605</text:p>
          </table:table-cell>
          <table:table-cell office:value-type="float" office:value="4.30312061309814" calcext:value-type="float">
            <text:p>4.30312061309814</text:p>
          </table:table-cell>
          <table:table-cell office:value-type="float" office:value="4.36983466148376" calcext:value-type="float">
            <text:p>4.36983466148376</text:p>
          </table:table-cell>
          <table:table-cell office:value-type="float" office:value="4.40319132804871" calcext:value-type="float">
            <text:p>4.40319132804871</text:p>
          </table:table-cell>
          <table:table-cell office:value-type="float" office:value="4.43654823303223" calcext:value-type="float">
            <text:p>4.43654823303223</text:p>
          </table:table-cell>
          <table:table-cell office:value-type="float" office:value="4.50326180458069" calcext:value-type="float">
            <text:p>4.50326180458069</text:p>
          </table:table-cell>
          <table:table-cell office:value-type="float" office:value="4.56997561454773" calcext:value-type="float">
            <text:p>4.56997561454773</text:p>
          </table:table-cell>
          <table:table-cell office:value-type="float" office:value="4.60333251953125" calcext:value-type="float">
            <text:p>4.60333251953125</text:p>
          </table:table-cell>
          <table:table-cell office:value-type="float" office:value="4.67004632949829" calcext:value-type="float">
            <text:p>4.67004632949829</text:p>
          </table:table-cell>
          <table:table-cell office:value-type="float" office:value="4.77011680603027" calcext:value-type="float">
            <text:p>4.77011680603027</text:p>
          </table:table-cell>
          <table:table-cell office:value-type="float" office:value="4.83683037757874" calcext:value-type="float">
            <text:p>4.83683037757874</text:p>
          </table:table-cell>
          <table:table-cell office:value-type="float" office:value="4.87018728256226" calcext:value-type="float">
            <text:p>4.87018728256226</text:p>
          </table:table-cell>
          <table:table-cell office:value-type="float" office:value="4.9369010925293" calcext:value-type="float">
            <text:p>4.9369010925293</text:p>
          </table:table-cell>
          <table:table-cell office:value-type="float" office:value="5.00361490249634" calcext:value-type="float">
            <text:p>5.00361490249634</text:p>
          </table:table-cell>
          <table:table-cell office:value-type="float" office:value="5.0703284740448" calcext:value-type="float">
            <text:p>5.0703284740448</text:p>
          </table:table-cell>
          <table:table-cell office:value-type="float" office:value="5.10368537902832" calcext:value-type="float">
            <text:p>5.10368537902832</text:p>
          </table:table-cell>
          <table:table-cell office:value-type="float" office:value="5.13704228401184" calcext:value-type="float">
            <text:p>5.13704228401184</text:p>
          </table:table-cell>
          <table:table-cell office:value-type="float" office:value="5.2037558555603" calcext:value-type="float">
            <text:p>5.2037558555603</text:p>
          </table:table-cell>
          <table:table-cell office:value-type="float" office:value="5.2371129989624" calcext:value-type="float">
            <text:p>5.2371129989624</text:p>
          </table:table-cell>
          <table:table-cell office:value-type="float" office:value="5.30382657051086" calcext:value-type="float">
            <text:p>5.30382657051086</text:p>
          </table:table-cell>
          <table:table-cell office:value-type="float" office:value="5.33718395233154" calcext:value-type="float">
            <text:p>5.33718395233154</text:p>
          </table:table-cell>
          <table:table-cell office:value-type="float" office:value="5.37054133415222" calcext:value-type="float">
            <text:p>5.37054133415222</text:p>
          </table:table-cell>
          <table:table-cell office:value-type="float" office:value="5.4038987159729" calcext:value-type="float">
            <text:p>5.4038987159729</text:p>
          </table:table-cell>
          <table:table-cell office:value-type="float" office:value="5.43725609779358" calcext:value-type="float">
            <text:p>5.43725609779358</text:p>
          </table:table-cell>
          <table:table-cell office:value-type="float" office:value="5.5039713382721" calcext:value-type="float">
            <text:p>5.5039713382721</text:p>
          </table:table-cell>
          <table:table-cell office:value-type="float" office:value="5.57068610191345" calcext:value-type="float">
            <text:p>5.57068610191345</text:p>
          </table:table-cell>
          <table:table-cell office:value-type="float" office:value="5.63740110397339" calcext:value-type="float">
            <text:p>5.63740110397339</text:p>
          </table:table-cell>
          <table:table-cell office:value-type="float" office:value="5.70411610603333" calcext:value-type="float">
            <text:p>5.70411610603333</text:p>
          </table:table-cell>
          <table:table-cell office:value-type="float" office:value="5.77083110809326" calcext:value-type="float">
            <text:p>5.77083110809326</text:p>
          </table:table-cell>
          <table:table-cell office:value-type="float" office:value="5.80418848991394" calcext:value-type="float">
            <text:p>5.80418848991394</text:p>
          </table:table-cell>
          <table:table-cell office:value-type="float" office:value="5.90426111221314" calcext:value-type="float">
            <text:p>5.90426111221314</text:p>
          </table:table-cell>
          <table:table-cell office:value-type="float" office:value="5.93761849403381" calcext:value-type="float">
            <text:p>5.93761849403381</text:p>
          </table:table-cell>
          <table:table-cell office:value-type="float" office:value="5.97097587585449" calcext:value-type="float">
            <text:p>5.97097587585449</text:p>
          </table:table-cell>
          <table:table-cell office:value-type="float" office:value="6.03769111633301" calcext:value-type="float">
            <text:p>6.03769111633301</text:p>
          </table:table-cell>
          <table:table-cell office:value-type="float" office:value="6.10440611839294" calcext:value-type="float">
            <text:p>6.10440611839294</text:p>
          </table:table-cell>
          <table:table-cell office:value-type="float" office:value="6.13776350021362" calcext:value-type="float">
            <text:p>6.13776350021362</text:p>
          </table:table-cell>
          <table:table-cell office:value-type="float" office:value="6.20447850227356" calcext:value-type="float">
            <text:p>6.20447850227356</text:p>
          </table:table-cell>
          <table:table-cell office:value-type="float" office:value="6.2378363609314" calcext:value-type="float">
            <text:p>6.2378363609314</text:p>
          </table:table-cell>
          <table:table-cell office:value-type="float" office:value="6.27119374275208" calcext:value-type="float">
            <text:p>6.27119374275208</text:p>
          </table:table-cell>
          <table:table-cell office:value-type="float" office:value="6.30455136299133" calcext:value-type="float">
            <text:p>6.30455136299133</text:p>
          </table:table-cell>
          <table:table-cell office:value-type="float" office:value="6.37126517295837" calcext:value-type="float">
            <text:p>6.37126517295837</text:p>
          </table:table-cell>
          <table:table-cell office:value-type="float" office:value="6.40462207794189" calcext:value-type="float">
            <text:p>6.40462207794189</text:p>
          </table:table-cell>
          <table:table-cell office:value-type="float" office:value="6.43797898292542" calcext:value-type="float">
            <text:p>6.43797898292542</text:p>
          </table:table-cell>
          <table:table-cell office:value-type="float" office:value="6.47133612632751" calcext:value-type="float">
            <text:p>6.47133612632751</text:p>
          </table:table-cell>
          <table:table-cell office:value-type="float" office:value="6.50469303131104" calcext:value-type="float">
            <text:p>6.50469303131104</text:p>
          </table:table-cell>
          <table:table-cell office:value-type="float" office:value="6.53804993629456" calcext:value-type="float">
            <text:p>6.53804993629456</text:p>
          </table:table-cell>
          <table:table-cell office:value-type="float" office:value="6.57140684127808" calcext:value-type="float">
            <text:p>6.57140684127808</text:p>
          </table:table-cell>
          <table:table-cell office:value-type="float" office:value="6.63812065124512" calcext:value-type="float">
            <text:p>6.63812065124512</text:p>
          </table:table-cell>
          <table:table-cell office:value-type="float" office:value="6.67147755622864" calcext:value-type="float">
            <text:p>6.67147755622864</text:p>
          </table:table-cell>
          <table:table-cell office:value-type="float" office:value="6.73819160461426" calcext:value-type="float">
            <text:p>6.73819160461426</text:p>
          </table:table-cell>
          <table:table-cell office:value-type="float" office:value="6.77154850959778" calcext:value-type="float">
            <text:p>6.77154850959778</text:p>
          </table:table-cell>
          <table:table-cell office:value-type="float" office:value="6.83826231956482" calcext:value-type="float">
            <text:p>6.83826231956482</text:p>
          </table:table-cell>
          <table:table-cell office:value-type="float" office:value="6.90497612953186" calcext:value-type="float">
            <text:p>6.90497612953186</text:p>
          </table:table-cell>
          <table:table-cell office:value-type="float" office:value="6.93833303451538" calcext:value-type="float">
            <text:p>6.93833303451538</text:p>
          </table:table-cell>
          <table:table-cell office:value-type="float" office:value="7.005047082901" calcext:value-type="float">
            <text:p>7.005047082901</text:p>
          </table:table-cell>
          <table:table-cell office:value-type="float" office:value="7.07176089286804" calcext:value-type="float">
            <text:p>7.07176089286804</text:p>
          </table:table-cell>
          <table:table-cell office:value-type="float" office:value="7.10511779785156" calcext:value-type="float">
            <text:p>7.10511779785156</text:p>
          </table:table-cell>
          <table:table-cell office:value-type="float" office:value="7.1718316078186" calcext:value-type="float">
            <text:p>7.1718316078186</text:p>
          </table:table-cell>
          <table:table-cell office:value-type="float" office:value="7.20518851280212" calcext:value-type="float">
            <text:p>7.20518851280212</text:p>
          </table:table-cell>
          <table:table-cell office:value-type="float" office:value="7.23854541778564" calcext:value-type="float">
            <text:p>7.23854541778564</text:p>
          </table:table-cell>
          <table:table-cell office:value-type="float" office:value="7.30525946617126" calcext:value-type="float">
            <text:p>7.30525946617126</text:p>
          </table:table-cell>
          <table:table-cell office:value-type="float" office:value="7.37197327613831" calcext:value-type="float">
            <text:p>7.37197327613831</text:p>
          </table:table-cell>
          <table:table-cell office:value-type="float" office:value="7.43868708610535" calcext:value-type="float">
            <text:p>7.43868708610535</text:p>
          </table:table-cell>
          <table:table-cell office:value-type="float" office:value="7.53875803947449" calcext:value-type="float">
            <text:p>7.53875803947449</text:p>
          </table:table-cell>
          <table:table-cell office:value-type="float" office:value="7.60547208786011" calcext:value-type="float">
            <text:p>7.60547208786011</text:p>
          </table:table-cell>
          <table:table-cell office:value-type="float" office:value="7.73889970779419" calcext:value-type="float">
            <text:p>7.73889970779419</text:p>
          </table:table-cell>
          <table:table-cell office:value-type="float" office:value="7.80561327934265" calcext:value-type="float">
            <text:p>7.80561327934265</text:p>
          </table:table-cell>
          <table:table-cell office:value-type="float" office:value="7.87232732772827" calcext:value-type="float">
            <text:p>7.87232732772827</text:p>
          </table:table-cell>
          <table:table-cell office:value-type="float" office:value="7.93904113769531" calcext:value-type="float">
            <text:p>7.93904113769531</text:p>
          </table:table-cell>
          <table:table-cell office:value-type="float" office:value="8.03911185264587" calcext:value-type="float">
            <text:p>8.03911185264587</text:p>
          </table:table-cell>
          <table:table-cell office:value-type="float" office:value="8.10582542419434" calcext:value-type="float">
            <text:p>8.10582542419434</text:p>
          </table:table-cell>
          <table:table-cell office:value-type="float" office:value="8.23925304412842" calcext:value-type="float">
            <text:p>8.23925304412842</text:p>
          </table:table-cell>
          <table:table-cell office:value-type="float" office:value="8.27260994911194" calcext:value-type="float">
            <text:p>8.27260994911194</text:p>
          </table:table-cell>
          <table:table-cell office:value-type="float" office:value="8.30596685409546" calcext:value-type="float">
            <text:p>8.30596685409546</text:p>
          </table:table-cell>
          <table:table-cell office:value-type="float" office:value="8.37268042564392" calcext:value-type="float">
            <text:p>8.37268042564392</text:p>
          </table:table-cell>
          <table:table-cell office:value-type="float" office:value="8.43939423561096" calcext:value-type="float">
            <text:p>8.43939423561096</text:p>
          </table:table-cell>
          <table:table-cell office:value-type="float" office:value="8.47275114059448" calcext:value-type="float">
            <text:p>8.47275114059448</text:p>
          </table:table-cell>
          <table:table-cell office:value-type="float" office:value="8.57282137870789" calcext:value-type="float">
            <text:p>8.57282137870789</text:p>
          </table:table-cell>
          <table:table-cell office:value-type="float" office:value="8.60617828369141" calcext:value-type="float">
            <text:p>8.60617828369141</text:p>
          </table:table-cell>
          <table:table-cell office:value-type="float" office:value="8.63953495025635" calcext:value-type="float">
            <text:p>8.63953495025635</text:p>
          </table:table-cell>
          <table:table-cell office:value-type="float" office:value="8.67289185523987" calcext:value-type="float">
            <text:p>8.67289185523987</text:p>
          </table:table-cell>
          <table:table-cell office:value-type="float" office:value="8.73960566520691" calcext:value-type="float">
            <text:p>8.73960566520691</text:p>
          </table:table-cell>
          <table:table-cell office:value-type="float" office:value="8.77296233177185" calcext:value-type="float">
            <text:p>8.77296233177185</text:p>
          </table:table-cell>
          <table:table-cell office:value-type="float" office:value="8.80631923675537" calcext:value-type="float">
            <text:p>8.80631923675537</text:p>
          </table:table-cell>
          <table:table-cell office:value-type="float" office:value="8.90638947486877" calcext:value-type="float">
            <text:p>8.90638947486877</text:p>
          </table:table-cell>
          <table:table-cell office:value-type="float" office:value="8.97310304641724" calcext:value-type="float">
            <text:p>8.97310304641724</text:p>
          </table:table-cell>
          <table:table-cell office:value-type="float" office:value="9.00645971298218" calcext:value-type="float">
            <text:p>9.00645971298218</text:p>
          </table:table-cell>
          <table:table-cell office:value-type="float" office:value="9.03981685638428" calcext:value-type="float">
            <text:p>9.03981685638428</text:p>
          </table:table-cell>
          <table:table-cell office:value-type="float" office:value="9.10653042793274" calcext:value-type="float">
            <text:p>9.10653042793274</text:p>
          </table:table-cell>
          <table:table-cell office:value-type="float" office:value="9.13988709449768" calcext:value-type="float">
            <text:p>9.13988709449768</text:p>
          </table:table-cell>
          <table:table-cell office:value-type="float" office:value="9.20660066604614" calcext:value-type="float">
            <text:p>9.20660066604614</text:p>
          </table:table-cell>
          <table:table-cell office:value-type="float" office:value="9.23995733261108" calcext:value-type="float">
            <text:p>9.23995733261108</text:p>
          </table:table-cell>
          <table:table-cell office:value-type="float" office:value="9.30667090415955" calcext:value-type="float">
            <text:p>9.30667090415955</text:p>
          </table:table-cell>
          <table:table-cell office:value-type="float" office:value="9.34002828598022" calcext:value-type="float">
            <text:p>9.34002828598022</text:p>
          </table:table-cell>
          <table:table-cell office:value-type="float" office:value="9.40674233436585" calcext:value-type="float">
            <text:p>9.40674233436585</text:p>
          </table:table-cell>
          <table:table-cell office:value-type="float" office:value="9.47345662117004" calcext:value-type="float">
            <text:p>9.47345662117004</text:p>
          </table:table-cell>
          <table:table-cell office:value-type="float" office:value="9.54017090797424" calcext:value-type="float">
            <text:p>9.54017090797424</text:p>
          </table:table-cell>
          <table:table-cell office:value-type="float" office:value="9.60688543319702" calcext:value-type="float">
            <text:p>9.60688543319702</text:p>
          </table:table-cell>
          <table:table-cell office:value-type="float" office:value="9.67359972000122" calcext:value-type="float">
            <text:p>9.67359972000122</text:p>
          </table:table-cell>
          <table:table-cell office:value-type="float" office:value="9.70695686340332" calcext:value-type="float">
            <text:p>9.70695686340332</text:p>
          </table:table-cell>
          <table:table-cell office:value-type="float" office:value="9.77367115020752" calcext:value-type="float">
            <text:p>9.77367115020752</text:p>
          </table:table-cell>
          <table:table-cell office:value-type="float" office:value="9.84038543701172" calcext:value-type="float">
            <text:p>9.84038543701172</text:p>
          </table:table-cell>
          <table:table-cell office:value-type="float" office:value="9.90709972381592" calcext:value-type="float">
            <text:p>9.90709972381592</text:p>
          </table:table-cell>
          <table:table-cell office:value-type="float" office:value="9.94045686721802" calcext:value-type="float">
            <text:p>9.94045686721802</text:p>
          </table:table-cell>
          <table:table-cell office:value-type="float" office:value="10.0071711540222" calcext:value-type="float">
            <text:p>10.0071711540222</text:p>
          </table:table-cell>
          <table:table-cell office:value-type="float" office:value="10.0405280590057" calcext:value-type="float">
            <text:p>10.0405280590057</text:p>
          </table:table-cell>
          <table:table-cell office:value-type="float" office:value="10.0738854408264" calcext:value-type="float">
            <text:p>10.0738854408264</text:p>
          </table:table-cell>
          <table:table-cell office:value-type="float" office:value="10.1072425842285" calcext:value-type="float">
            <text:p>10.1072425842285</text:p>
          </table:table-cell>
          <table:table-cell office:value-type="float" office:value="10.1405997276306" calcext:value-type="float">
            <text:p>10.1405997276306</text:p>
          </table:table-cell>
          <table:table-cell office:value-type="float" office:value="10.2073140144348" calcext:value-type="float">
            <text:p>10.2073140144348</text:p>
          </table:table-cell>
          <table:table-cell office:value-type="float" office:value="10.2406709194183" calcext:value-type="float">
            <text:p>10.2406709194183</text:p>
          </table:table-cell>
          <table:table-cell office:value-type="float" office:value="10.2740280628204" calcext:value-type="float">
            <text:p>10.2740280628204</text:p>
          </table:table-cell>
          <table:table-cell office:value-type="float" office:value="10.3407421112061" calcext:value-type="float">
            <text:p>10.3407421112061</text:p>
          </table:table-cell>
          <table:table-cell office:value-type="float" office:value="10.4074552059174" calcext:value-type="float">
            <text:p>10.4074552059174</text:p>
          </table:table-cell>
          <table:table-cell office:value-type="float" office:value="10.4741683006287" calcext:value-type="float">
            <text:p>10.4741683006287</text:p>
          </table:table-cell>
          <table:table-cell office:value-type="float" office:value="10.5075249671936" calcext:value-type="float">
            <text:p>10.5075249671936</text:p>
          </table:table-cell>
          <table:table-cell office:value-type="float" office:value="10.54088139534" calcext:value-type="float">
            <text:p>10.54088139534</text:p>
          </table:table-cell>
          <table:table-cell office:value-type="float" office:value="10.5742380619049" calcext:value-type="float">
            <text:p>10.5742380619049</text:p>
          </table:table-cell>
          <table:table-cell office:value-type="float" office:value="10.6075944900513" calcext:value-type="float">
            <text:p>10.6075944900513</text:p>
          </table:table-cell>
          <table:table-cell office:value-type="float" office:value="10.6743078231812" calcext:value-type="float">
            <text:p>10.6743078231812</text:p>
          </table:table-cell>
          <table:table-cell office:value-type="float" office:value="10.7076644897461" calcext:value-type="float">
            <text:p>10.7076644897461</text:p>
          </table:table-cell>
          <table:table-cell office:value-type="float" office:value="10.7410209178925" calcext:value-type="float">
            <text:p>10.7410209178925</text:p>
          </table:table-cell>
          <table:table-cell office:value-type="float" office:value="10.7743773460388" calcext:value-type="float">
            <text:p>10.7743773460388</text:p>
          </table:table-cell>
          <table:table-cell office:value-type="float" office:value="10.8410904407501" calcext:value-type="float">
            <text:p>10.8410904407501</text:p>
          </table:table-cell>
          <table:table-cell office:value-type="float" office:value="10.9078035354614" calcext:value-type="float">
            <text:p>10.9078035354614</text:p>
          </table:table-cell>
          <table:table-cell office:value-type="float" office:value="10.9411599636078" calcext:value-type="float">
            <text:p>10.9411599636078</text:p>
          </table:table-cell>
          <table:table-cell office:value-type="float" office:value="10.9745163917542" calcext:value-type="float">
            <text:p>10.9745163917542</text:p>
          </table:table-cell>
          <table:table-cell office:value-type="float" office:value="11.0078728199005" calcext:value-type="float">
            <text:p>11.0078728199005</text:p>
          </table:table-cell>
          <table:table-cell office:value-type="float" office:value="11.0745856761932" calcext:value-type="float">
            <text:p>11.0745856761932</text:p>
          </table:table-cell>
          <table:table-cell office:value-type="float" office:value="11.1079425811768" calcext:value-type="float">
            <text:p>11.1079425811768</text:p>
          </table:table-cell>
          <table:table-cell office:value-type="float" office:value="11.1412990093231" calcext:value-type="float">
            <text:p>11.1412990093231</text:p>
          </table:table-cell>
          <table:table-cell office:value-type="float" office:value="11.2080118656158" calcext:value-type="float">
            <text:p>11.2080118656158</text:p>
          </table:table-cell>
          <table:table-cell office:value-type="float" office:value="11.2747247219086" calcext:value-type="float">
            <text:p>11.2747247219086</text:p>
          </table:table-cell>
          <table:table-cell office:value-type="float" office:value="11.3414425849915" calcext:value-type="float">
            <text:p>11.3414425849915</text:p>
          </table:table-cell>
          <table:table-cell office:value-type="float" office:value="11.3748037815094" calcext:value-type="float">
            <text:p>11.3748037815094</text:p>
          </table:table-cell>
          <table:table-cell office:value-type="float" office:value="11.441526889801" calcext:value-type="float">
            <text:p>11.441526889801</text:p>
          </table:table-cell>
          <table:table-cell office:value-type="float" office:value="11.5082497596741" calcext:value-type="float">
            <text:p>11.5082497596741</text:p>
          </table:table-cell>
          <table:table-cell office:value-type="float" office:value="11.5749731063843" calcext:value-type="float">
            <text:p>11.5749731063843</text:p>
          </table:table-cell>
          <table:table-cell office:value-type="float" office:value="11.6083345413208" calcext:value-type="float">
            <text:p>11.6083345413208</text:p>
          </table:table-cell>
          <table:table-cell office:value-type="float" office:value="11.6416962146759" calcext:value-type="float">
            <text:p>11.6416962146759</text:p>
          </table:table-cell>
          <table:table-cell office:value-type="float" office:value="11.675057888031" calcext:value-type="float">
            <text:p>11.675057888031</text:p>
          </table:table-cell>
          <table:table-cell office:value-type="float" office:value="11.7084195613861" calcext:value-type="float">
            <text:p>11.7084195613861</text:p>
          </table:table-cell>
          <table:table-cell office:value-type="float" office:value="11.7417812347412" calcext:value-type="float">
            <text:p>11.7417812347412</text:p>
          </table:table-cell>
          <table:table-cell office:value-type="float" office:value="11.80850481987" calcext:value-type="float">
            <text:p>11.80850481987</text:p>
          </table:table-cell>
          <table:table-cell office:value-type="float" office:value="11.8752284049988" calcext:value-type="float">
            <text:p>11.8752284049988</text:p>
          </table:table-cell>
          <table:table-cell office:value-type="float" office:value="11.9085900783539" calcext:value-type="float">
            <text:p>11.9085900783539</text:p>
          </table:table-cell>
          <table:table-cell office:value-type="float" office:value="11.9419519901276" calcext:value-type="float">
            <text:p>11.9419519901276</text:p>
          </table:table-cell>
          <table:table-cell office:value-type="float" office:value="12.0086758136749" calcext:value-type="float">
            <text:p>12.0086758136749</text:p>
          </table:table-cell>
          <table:table-cell office:value-type="float" office:value="12.0753996372223" calcext:value-type="float">
            <text:p>12.0753996372223</text:p>
          </table:table-cell>
          <table:table-cell office:value-type="float" office:value="12.1421236991882" calcext:value-type="float">
            <text:p>12.1421236991882</text:p>
          </table:table-cell>
          <table:table-cell office:value-type="float" office:value="12.1754856109619" calcext:value-type="float">
            <text:p>12.1754856109619</text:p>
          </table:table-cell>
          <table:table-cell office:value-type="float" office:value="12.2088477611542" calcext:value-type="float">
            <text:p>12.2088477611542</text:p>
          </table:table-cell>
          <table:table-cell office:value-type="float" office:value="12.2755718231201" calcext:value-type="float">
            <text:p>12.2755718231201</text:p>
          </table:table-cell>
          <table:table-cell office:value-type="float" office:value="12.3089339733124" calcext:value-type="float">
            <text:p>12.3089339733124</text:p>
          </table:table-cell>
          <table:table-cell office:value-type="float" office:value="12.3756484985352" calcext:value-type="float">
            <text:p>12.3756484985352</text:p>
          </table:table-cell>
          <table:table-cell office:value-type="float" office:value="12.4090058803558" calcext:value-type="float">
            <text:p>12.4090058803558</text:p>
          </table:table-cell>
          <table:table-cell office:value-type="float" office:value="12.4757206439972" calcext:value-type="float">
            <text:p>12.4757206439972</text:p>
          </table:table-cell>
          <table:table-cell office:value-type="float" office:value="12.5090780258179" calcext:value-type="float">
            <text:p>12.5090780258179</text:p>
          </table:table-cell>
          <table:table-cell office:value-type="float" office:value="12.54243516922" calcext:value-type="float">
            <text:p>12.54243516922</text:p>
          </table:table-cell>
          <table:table-cell office:value-type="float" office:value="12.5757925510407" calcext:value-type="float">
            <text:p>12.5757925510407</text:p>
          </table:table-cell>
          <table:table-cell office:value-type="float" office:value="12.6091499328613" calcext:value-type="float">
            <text:p>12.6091499328613</text:p>
          </table:table-cell>
          <table:table-cell office:value-type="float" office:value="12.6758646965027" calcext:value-type="float">
            <text:p>12.6758646965027</text:p>
          </table:table-cell>
          <table:table-cell office:value-type="float" office:value="12.742579460144" calcext:value-type="float">
            <text:p>12.742579460144</text:p>
          </table:table-cell>
          <table:table-cell office:value-type="float" office:value="12.8092939853668" calcext:value-type="float">
            <text:p>12.8092939853668</text:p>
          </table:table-cell>
          <table:table-cell office:value-type="float" office:value="12.8426513671875" calcext:value-type="float">
            <text:p>12.8426513671875</text:p>
          </table:table-cell>
          <table:table-cell office:value-type="float" office:value="12.9093663692474" calcext:value-type="float">
            <text:p>12.9093663692474</text:p>
          </table:table-cell>
          <table:table-cell office:value-type="float" office:value="13.0094382762909" calcext:value-type="float">
            <text:p>13.0094382762909</text:p>
          </table:table-cell>
          <table:table-cell office:value-type="float" office:value="13.0761532783508" calcext:value-type="float">
            <text:p>13.0761532783508</text:p>
          </table:table-cell>
          <table:table-cell office:value-type="float" office:value="13.1095106601715" calcext:value-type="float">
            <text:p>13.1095106601715</text:p>
          </table:table-cell>
          <table:table-cell office:value-type="float" office:value="13.1762254238129" calcext:value-type="float">
            <text:p>13.1762254238129</text:p>
          </table:table-cell>
          <table:table-cell office:value-type="float" office:value="13.2095828056335" calcext:value-type="float">
            <text:p>13.2095828056335</text:p>
          </table:table-cell>
          <table:table-cell office:value-type="float" office:value="13.2429401874542" calcext:value-type="float">
            <text:p>13.2429401874542</text:p>
          </table:table-cell>
          <table:table-cell office:value-type="float" office:value="13.2762978076935" calcext:value-type="float">
            <text:p>13.2762978076935</text:p>
          </table:table-cell>
          <table:table-cell office:value-type="float" office:value="13.3430125713348" calcext:value-type="float">
            <text:p>13.3430125713348</text:p>
          </table:table-cell>
          <table:table-cell office:value-type="float" office:value="13.3763699531555" calcext:value-type="float">
            <text:p>13.3763699531555</text:p>
          </table:table-cell>
          <table:table-cell office:value-type="float" office:value="13.4097273349762" calcext:value-type="float">
            <text:p>13.4097273349762</text:p>
          </table:table-cell>
          <table:table-cell office:value-type="float" office:value="13.4764425754547" calcext:value-type="float">
            <text:p>13.4764425754547</text:p>
          </table:table-cell>
          <table:table-cell office:value-type="float" office:value="13.5097999572754" calcext:value-type="float">
            <text:p>13.5097999572754</text:p>
          </table:table-cell>
          <table:table-cell office:value-type="float" office:value="13.5765147209167" calcext:value-type="float">
            <text:p>13.5765147209167</text:p>
          </table:table-cell>
          <table:table-cell office:value-type="float" office:value="13.609872341156" calcext:value-type="float">
            <text:p>13.609872341156</text:p>
          </table:table-cell>
          <table:table-cell office:value-type="float" office:value="13.6765873432159" calcext:value-type="float">
            <text:p>13.6765873432159</text:p>
          </table:table-cell>
          <table:table-cell office:value-type="float" office:value="13.7099449634552" calcext:value-type="float">
            <text:p>13.7099449634552</text:p>
          </table:table-cell>
          <table:table-cell office:value-type="float" office:value="13.7766597270966" calcext:value-type="float">
            <text:p>13.7766597270966</text:p>
          </table:table-cell>
          <table:table-cell office:value-type="float" office:value="13.8433749675751" calcext:value-type="float">
            <text:p>13.8433749675751</text:p>
          </table:table-cell>
          <table:table-cell office:value-type="float" office:value="13.9100897312164" calcext:value-type="float">
            <text:p>13.9100897312164</text:p>
          </table:table-cell>
          <table:table-cell office:value-type="float" office:value="13.9434473514557" calcext:value-type="float">
            <text:p>13.9434473514557</text:p>
          </table:table-cell>
          <table:table-cell office:value-type="float" office:value="14.0101623535156" calcext:value-type="float">
            <text:p>14.0101623535156</text:p>
          </table:table-cell>
          <table:table-cell office:value-type="float" office:value="14.0435199737549" calcext:value-type="float">
            <text:p>14.0435199737549</text:p>
          </table:table-cell>
          <table:table-cell office:value-type="float" office:value="14.1102349758148" calcext:value-type="float">
            <text:p>14.1102349758148</text:p>
          </table:table-cell>
          <table:table-cell office:value-type="float" office:value="14.1435923576355" calcext:value-type="float">
            <text:p>14.1435923576355</text:p>
          </table:table-cell>
          <table:table-cell office:value-type="float" office:value="14.1769497394562" calcext:value-type="float">
            <text:p>14.1769497394562</text:p>
          </table:table-cell>
          <table:table-cell office:value-type="float" office:value="14.2103073596954" calcext:value-type="float">
            <text:p>14.2103073596954</text:p>
          </table:table-cell>
          <table:table-cell office:value-type="float" office:value="14.2436649799347" calcext:value-type="float">
            <text:p>14.2436649799347</text:p>
          </table:table-cell>
          <table:table-cell office:value-type="float" office:value="14.3103799819946" calcext:value-type="float">
            <text:p>14.3103799819946</text:p>
          </table:table-cell>
          <table:table-cell office:value-type="float" office:value="14.343736410141" calcext:value-type="float">
            <text:p>14.343736410141</text:p>
          </table:table-cell>
          <table:table-cell office:value-type="float" office:value="14.3770930767059" calcext:value-type="float">
            <text:p>14.3770930767059</text:p>
          </table:table-cell>
          <table:table-cell office:value-type="float" office:value="14.4104495048523" calcext:value-type="float">
            <text:p>14.4104495048523</text:p>
          </table:table-cell>
          <table:table-cell office:value-type="float" office:value="14.477162361145" calcext:value-type="float">
            <text:p>14.477162361145</text:p>
          </table:table-cell>
          <table:table-cell office:value-type="float" office:value="14.51051902771" calcext:value-type="float">
            <text:p>14.51051902771</text:p>
          </table:table-cell>
          <table:table-cell office:value-type="float" office:value="14.5438756942749" calcext:value-type="float">
            <text:p>14.5438756942749</text:p>
          </table:table-cell>
          <table:table-cell office:value-type="float" office:value="14.6105885505676" calcext:value-type="float">
            <text:p>14.6105885505676</text:p>
          </table:table-cell>
          <table:table-cell office:value-type="float" office:value="14.643944978714" calcext:value-type="float">
            <text:p>14.643944978714</text:p>
          </table:table-cell>
          <table:table-cell office:value-type="float" office:value="14.6773014068604" calcext:value-type="float">
            <text:p>14.6773014068604</text:p>
          </table:table-cell>
          <table:table-cell office:value-type="float" office:value="14.7106578350067" calcext:value-type="float">
            <text:p>14.7106578350067</text:p>
          </table:table-cell>
          <table:table-cell office:value-type="float" office:value="14.7440142631531" calcext:value-type="float">
            <text:p>14.7440142631531</text:p>
          </table:table-cell>
          <table:table-cell office:value-type="float" office:value="14.7773706912994" calcext:value-type="float">
            <text:p>14.7773706912994</text:p>
          </table:table-cell>
          <table:table-cell office:value-type="float" office:value="14.8107271194458" calcext:value-type="float">
            <text:p>14.8107271194458</text:p>
          </table:table-cell>
          <table:table-cell office:value-type="float" office:value="14.8440835475922" calcext:value-type="float">
            <text:p>14.8440835475922</text:p>
          </table:table-cell>
          <table:table-cell office:value-type="float" office:value="14.8774399757385" calcext:value-type="float">
            <text:p>14.8774399757385</text:p>
          </table:table-cell>
          <table:table-cell office:value-type="float" office:value="14.9441528320313" calcext:value-type="float">
            <text:p>14.9441528320313</text:p>
          </table:table-cell>
          <table:table-cell office:value-type="float" office:value="14.9775092601776" calcext:value-type="float">
            <text:p>14.9775092601776</text:p>
          </table:table-cell>
          <table:table-cell office:value-type="float" office:value="15.0108659267426" calcext:value-type="float">
            <text:p>15.0108659267426</text:p>
          </table:table-cell>
          <table:table-cell office:value-type="float" office:value="15.0775787830353" calcext:value-type="float">
            <text:p>15.0775787830353</text:p>
          </table:table-cell>
          <table:table-cell office:value-type="float" office:value="15.1109349727631" calcext:value-type="float">
            <text:p>15.1109349727631</text:p>
          </table:table-cell>
          <table:table-cell office:value-type="float" office:value="15.1442914009094" calcext:value-type="float">
            <text:p>15.1442914009094</text:p>
          </table:table-cell>
          <table:table-cell office:value-type="float" office:value="15.2110042572021" calcext:value-type="float">
            <text:p>15.2110042572021</text:p>
          </table:table-cell>
          <table:table-cell office:value-type="float" office:value="15.2443604469299" calcext:value-type="float">
            <text:p>15.2443604469299</text:p>
          </table:table-cell>
          <table:table-cell office:value-type="float" office:value="15.2777168750763" calcext:value-type="float">
            <text:p>15.2777168750763</text:p>
          </table:table-cell>
          <table:table-cell office:value-type="float" office:value="15.3110733032227" calcext:value-type="float">
            <text:p>15.3110733032227</text:p>
          </table:table-cell>
          <table:table-cell office:value-type="float" office:value="15.3777892589569" calcext:value-type="float">
            <text:p>15.3777892589569</text:p>
          </table:table-cell>
          <table:table-cell office:value-type="float" office:value="15.4111471176147" calcext:value-type="float">
            <text:p>15.4111471176147</text:p>
          </table:table-cell>
          <table:table-cell office:value-type="float" office:value="15.5445787906647" calcext:value-type="float">
            <text:p>15.5445787906647</text:p>
          </table:table-cell>
          <table:table-cell office:value-type="float" office:value="15.6112945079803" calcext:value-type="float">
            <text:p>15.6112945079803</text:p>
          </table:table-cell>
          <table:table-cell office:value-type="float" office:value="15.6446526050568" calcext:value-type="float">
            <text:p>15.6446526050568</text:p>
          </table:table-cell>
          <table:table-cell office:value-type="float" office:value="15.711368560791" calcext:value-type="float">
            <text:p>15.711368560791</text:p>
          </table:table-cell>
          <table:table-cell office:value-type="float" office:value="15.7780842781067" calcext:value-type="float">
            <text:p>15.7780842781067</text:p>
          </table:table-cell>
          <table:table-cell office:value-type="float" office:value="15.8114423751831" calcext:value-type="float">
            <text:p>15.8114423751831</text:p>
          </table:table-cell>
          <table:table-cell office:value-type="float" office:value="15.8448004722595" calcext:value-type="float">
            <text:p>15.8448004722595</text:p>
          </table:table-cell>
          <table:table-cell office:value-type="float" office:value="15.9115161895752" calcext:value-type="float">
            <text:p>15.9115161895752</text:p>
          </table:table-cell>
          <table:table-cell office:value-type="float" office:value="15.9448742866516" calcext:value-type="float">
            <text:p>15.9448742866516</text:p>
          </table:table-cell>
          <table:table-cell office:value-type="float" office:value="15.978232383728" calcext:value-type="float">
            <text:p>15.978232383728</text:p>
          </table:table-cell>
          <table:table-cell office:value-type="float" office:value="16.0115902423859" calcext:value-type="float">
            <text:p>16.0115902423859</text:p>
          </table:table-cell>
          <table:table-cell office:value-type="float" office:value="16.145022392273" calcext:value-type="float">
            <text:p>16.145022392273</text:p>
          </table:table-cell>
          <table:table-cell office:value-type="float" office:value="16.1783802509308" calcext:value-type="float">
            <text:p>16.1783802509308</text:p>
          </table:table-cell>
          <table:table-cell office:value-type="float" office:value="16.2117383480072" calcext:value-type="float">
            <text:p>16.2117383480072</text:p>
          </table:table-cell>
          <table:table-cell office:value-type="float" office:value="16.27845454216" calcext:value-type="float">
            <text:p>16.27845454216</text:p>
          </table:table-cell>
          <table:table-cell office:value-type="float" office:value="16.3785257339478" calcext:value-type="float">
            <text:p>16.3785257339478</text:p>
          </table:table-cell>
          <table:table-cell office:value-type="float" office:value="16.4118826389313" calcext:value-type="float">
            <text:p>16.4118826389313</text:p>
          </table:table-cell>
          <table:table-cell office:value-type="float" office:value="16.4452393054962" calcext:value-type="float">
            <text:p>16.4452393054962</text:p>
          </table:table-cell>
          <table:table-cell office:value-type="float" office:value="16.5786662101746" calcext:value-type="float">
            <text:p>16.5786662101746</text:p>
          </table:table-cell>
          <table:table-cell office:value-type="float" office:value="16.6120228767395" calcext:value-type="float">
            <text:p>16.6120228767395</text:p>
          </table:table-cell>
          <table:table-cell office:value-type="float" office:value="16.6787362098694" calcext:value-type="float">
            <text:p>16.6787362098694</text:p>
          </table:table-cell>
          <table:table-cell office:value-type="float" office:value="16.7788062095642" calcext:value-type="float">
            <text:p>16.7788062095642</text:p>
          </table:table-cell>
          <table:table-cell office:value-type="float" office:value="16.8455195426941" calcext:value-type="float">
            <text:p>16.8455195426941</text:p>
          </table:table-cell>
          <table:table-cell office:value-type="float" office:value="16.9122331142426" calcext:value-type="float">
            <text:p>16.9122331142426</text:p>
          </table:table-cell>
          <table:table-cell office:value-type="float" office:value="16.9455897808075" calcext:value-type="float">
            <text:p>16.9455897808075</text:p>
          </table:table-cell>
          <table:table-cell office:value-type="float" office:value="16.9789464473724" calcext:value-type="float">
            <text:p>16.9789464473724</text:p>
          </table:table-cell>
          <table:table-cell office:value-type="float" office:value="17.0123031139374" calcext:value-type="float">
            <text:p>17.0123031139374</text:p>
          </table:table-cell>
          <table:table-cell office:value-type="float" office:value="17.0790162086487" calcext:value-type="float">
            <text:p>17.0790162086487</text:p>
          </table:table-cell>
          <table:table-cell office:value-type="float" office:value="17.1123728752136" calcext:value-type="float">
            <text:p>17.1123728752136</text:p>
          </table:table-cell>
          <table:table-cell office:value-type="float" office:value="17.1790862083435" calcext:value-type="float">
            <text:p>17.1790862083435</text:p>
          </table:table-cell>
          <table:table-cell office:value-type="float" office:value="17.2457995414734" calcext:value-type="float">
            <text:p>17.2457995414734</text:p>
          </table:table-cell>
          <table:table-cell office:value-type="float" office:value="17.2791562080383" calcext:value-type="float">
            <text:p>17.2791562080383</text:p>
          </table:table-cell>
          <table:table-cell office:value-type="float" office:value="17.3458700180054" calcext:value-type="float">
            <text:p>17.3458700180054</text:p>
          </table:table-cell>
          <table:table-cell office:value-type="float" office:value="17.412584066391" calcext:value-type="float">
            <text:p>17.412584066391</text:p>
          </table:table-cell>
          <table:table-cell office:value-type="float" office:value="17.4459412097931" calcext:value-type="float">
            <text:p>17.4459412097931</text:p>
          </table:table-cell>
          <table:table-cell office:value-type="float" office:value="17.4792983531952" calcext:value-type="float">
            <text:p>17.4792983531952</text:p>
          </table:table-cell>
          <table:table-cell office:value-type="float" office:value="17.5460126399994" calcext:value-type="float">
            <text:p>17.5460126399994</text:p>
          </table:table-cell>
          <table:table-cell office:value-type="float" office:value="17.612726688385" calcext:value-type="float">
            <text:p>17.612726688385</text:p>
          </table:table-cell>
          <table:table-cell office:value-type="float" office:value="17.6460835933685" calcext:value-type="float">
            <text:p>17.6460835933685</text:p>
          </table:table-cell>
          <table:table-cell office:value-type="float" office:value="17.7127976417542" calcext:value-type="float">
            <text:p>17.7127976417542</text:p>
          </table:table-cell>
          <table:table-cell office:value-type="float" office:value="17.7461547851563" calcext:value-type="float">
            <text:p>17.7461547851563</text:p>
          </table:table-cell>
          <table:table-cell office:value-type="float" office:value="17.7795119285584" calcext:value-type="float">
            <text:p>17.7795119285584</text:p>
          </table:table-cell>
          <table:table-cell office:value-type="float" office:value="17.8128690719604" calcext:value-type="float">
            <text:p>17.8128690719604</text:p>
          </table:table-cell>
          <table:table-cell office:value-type="float" office:value="17.8795831203461" calcext:value-type="float">
            <text:p>17.8795831203461</text:p>
          </table:table-cell>
          <table:table-cell office:value-type="float" office:value="17.9462971687317" calcext:value-type="float">
            <text:p>17.9462971687317</text:p>
          </table:table-cell>
          <table:table-cell office:value-type="float" office:value="18.0130112171173" calcext:value-type="float">
            <text:p>18.0130112171173</text:p>
          </table:table-cell>
          <table:table-cell office:value-type="float" office:value="18.0797252655029" calcext:value-type="float">
            <text:p>18.0797252655029</text:p>
          </table:table-cell>
          <table:table-cell office:value-type="float" office:value="18.113082408905" calcext:value-type="float">
            <text:p>18.113082408905</text:p>
          </table:table-cell>
          <table:table-cell office:value-type="float" office:value="18.1797962188721" calcext:value-type="float">
            <text:p>18.1797962188721</text:p>
          </table:table-cell>
          <table:table-cell office:value-type="float" office:value="18.2131533622742" calcext:value-type="float">
            <text:p>18.2131533622742</text:p>
          </table:table-cell>
          <table:table-cell office:value-type="float" office:value="18.2465102672577" calcext:value-type="float">
            <text:p>18.2465102672577</text:p>
          </table:table-cell>
          <table:table-cell office:value-type="float" office:value="18.2798671722412" calcext:value-type="float">
            <text:p>18.2798671722412</text:p>
          </table:table-cell>
          <table:table-cell office:value-type="float" office:value="18.3132245540619" calcext:value-type="float">
            <text:p>18.3132245540619</text:p>
          </table:table-cell>
          <table:table-cell office:value-type="float" office:value="18.3465826511383" calcext:value-type="float">
            <text:p>18.3465826511383</text:p>
          </table:table-cell>
          <table:table-cell office:value-type="float" office:value="18.3799407482147" calcext:value-type="float">
            <text:p>18.3799407482147</text:p>
          </table:table-cell>
          <table:table-cell office:value-type="float" office:value="18.4466571807861" calcext:value-type="float">
            <text:p>18.4466571807861</text:p>
          </table:table-cell>
          <table:table-cell office:value-type="float" office:value="18.4800152778626" calcext:value-type="float">
            <text:p>18.4800152778626</text:p>
          </table:table-cell>
          <table:table-cell office:value-type="float" office:value="18.513373374939" calcext:value-type="float">
            <text:p>18.513373374939</text:p>
          </table:table-cell>
          <table:table-cell office:value-type="float" office:value="18.546731710434" calcext:value-type="float">
            <text:p>18.546731710434</text:p>
          </table:table-cell>
          <table:table-cell office:value-type="float" office:value="18.580090045929" calcext:value-type="float">
            <text:p>18.580090045929</text:p>
          </table:table-cell>
          <table:table-cell office:value-type="float" office:value="18.6134481430054" calcext:value-type="float">
            <text:p>18.6134481430054</text:p>
          </table:table-cell>
          <table:table-cell office:value-type="float" office:value="18.6468064785004" calcext:value-type="float">
            <text:p>18.6468064785004</text:p>
          </table:table-cell>
          <table:table-cell office:value-type="float" office:value="18.6801645755768" calcext:value-type="float">
            <text:p>18.6801645755768</text:p>
          </table:table-cell>
          <table:table-cell office:value-type="float" office:value="18.7468812465668" calcext:value-type="float">
            <text:p>18.7468812465668</text:p>
          </table:table-cell>
          <table:table-cell office:value-type="float" office:value="18.7802393436432" calcext:value-type="float">
            <text:p>18.7802393436432</text:p>
          </table:table-cell>
          <table:table-cell office:value-type="float" office:value="18.8135976791382" calcext:value-type="float">
            <text:p>18.8135976791382</text:p>
          </table:table-cell>
          <table:table-cell office:value-type="float" office:value="18.8469560146332" calcext:value-type="float">
            <text:p>18.8469560146332</text:p>
          </table:table-cell>
          <table:table-cell office:value-type="float" office:value="18.9136726856232" calcext:value-type="float">
            <text:p>18.9136726856232</text:p>
          </table:table-cell>
          <table:table-cell office:value-type="float" office:value="18.9803893566132" calcext:value-type="float">
            <text:p>18.9803893566132</text:p>
          </table:table-cell>
          <table:table-cell office:value-type="float" office:value="19.0471057891846" calcext:value-type="float">
            <text:p>19.0471057891846</text:p>
          </table:table-cell>
          <table:table-cell office:value-type="float" office:value="19.1138226985931" calcext:value-type="float">
            <text:p>19.1138226985931</text:p>
          </table:table-cell>
          <table:table-cell office:value-type="float" office:value="19.1805393695831" calcext:value-type="float">
            <text:p>19.1805393695831</text:p>
          </table:table-cell>
          <table:table-cell office:value-type="float" office:value="19.2472560405731" calcext:value-type="float">
            <text:p>19.2472560405731</text:p>
          </table:table-cell>
          <table:table-cell office:value-type="float" office:value="19.2806143760681" calcext:value-type="float">
            <text:p>19.2806143760681</text:p>
          </table:table-cell>
          <table:table-cell office:value-type="float" office:value="19.3473286628723" calcext:value-type="float">
            <text:p>19.3473286628723</text:p>
          </table:table-cell>
          <table:table-cell office:value-type="float" office:value="19.3806846141815" calcext:value-type="float">
            <text:p>19.3806846141815</text:p>
          </table:table-cell>
          <table:table-cell office:value-type="float" office:value="19.4473965167999" calcext:value-type="float">
            <text:p>19.4473965167999</text:p>
          </table:table-cell>
          <table:table-cell office:value-type="float" office:value="19.5141084194183" calcext:value-type="float">
            <text:p>19.5141084194183</text:p>
          </table:table-cell>
          <table:table-cell office:value-type="float" office:value="19.5474643707275" calcext:value-type="float">
            <text:p>19.5474643707275</text:p>
          </table:table-cell>
          <table:table-cell office:value-type="float" office:value="19.5808200836182" calcext:value-type="float">
            <text:p>19.5808200836182</text:p>
          </table:table-cell>
          <table:table-cell office:value-type="float" office:value="19.6141760349274" calcext:value-type="float">
            <text:p>19.6141760349274</text:p>
          </table:table-cell>
          <table:table-cell office:value-type="float" office:value="19.6808879375458" calcext:value-type="float">
            <text:p>19.6808879375458</text:p>
          </table:table-cell>
          <table:table-cell office:value-type="float" office:value="19.7142436504364" calcext:value-type="float">
            <text:p>19.7142436504364</text:p>
          </table:table-cell>
          <table:table-cell office:value-type="float" office:value="19.7809553146362" calcext:value-type="float">
            <text:p>19.7809553146362</text:p>
          </table:table-cell>
          <table:table-cell office:value-type="float" office:value="19.8476672172546" calcext:value-type="float">
            <text:p>19.8476672172546</text:p>
          </table:table-cell>
          <table:table-cell office:value-type="float" office:value="19.914379119873" calcext:value-type="float">
            <text:p>19.914379119873</text:p>
          </table:table-cell>
          <table:table-cell office:value-type="float" office:value="19.9810905456543" calcext:value-type="float">
            <text:p>19.9810905456543</text:p>
          </table:table-cell>
          <table:table-cell office:value-type="float" office:value="20.0144464969635" calcext:value-type="float">
            <text:p>20.0144464969635</text:p>
          </table:table-cell>
          <table:table-cell office:value-type="float" office:value="20.0478022098541" calcext:value-type="float">
            <text:p>20.0478022098541</text:p>
          </table:table-cell>
          <table:table-cell office:value-type="float" office:value="20.114513874054" calcext:value-type="float">
            <text:p>20.114513874054</text:p>
          </table:table-cell>
          <table:table-cell office:value-type="float" office:value="20.1478695869446" calcext:value-type="float">
            <text:p>20.1478695869446</text:p>
          </table:table-cell>
          <table:table-cell office:value-type="float" office:value="20.1812252998352" calcext:value-type="float">
            <text:p>20.1812252998352</text:p>
          </table:table-cell>
          <table:table-cell office:value-type="float" office:value="20.2145810127258" calcext:value-type="float">
            <text:p>20.2145810127258</text:p>
          </table:table-cell>
          <table:table-cell office:value-type="float" office:value="20.2812926769257" calcext:value-type="float">
            <text:p>20.2812926769257</text:p>
          </table:table-cell>
          <table:table-cell office:value-type="float" office:value="20.3146483898163" calcext:value-type="float">
            <text:p>20.3146483898163</text:p>
          </table:table-cell>
          <table:table-cell office:value-type="float" office:value="20.381361246109" calcext:value-type="float">
            <text:p>20.381361246109</text:p>
          </table:table-cell>
          <table:table-cell office:value-type="float" office:value="20.414717912674" calcext:value-type="float">
            <text:p>20.414717912674</text:p>
          </table:table-cell>
          <table:table-cell office:value-type="float" office:value="20.4814307689667" calcext:value-type="float">
            <text:p>20.4814307689667</text:p>
          </table:table-cell>
          <table:table-cell office:value-type="float" office:value="20.5481436252594" calcext:value-type="float">
            <text:p>20.5481436252594</text:p>
          </table:table-cell>
          <table:table-cell office:value-type="float" office:value="20.5815000534058" calcext:value-type="float">
            <text:p>20.5815000534058</text:p>
          </table:table-cell>
          <table:table-cell office:value-type="float" office:value="20.6148564815521" calcext:value-type="float">
            <text:p>20.6148564815521</text:p>
          </table:table-cell>
          <table:table-cell office:value-type="float" office:value="20.6482131481171" calcext:value-type="float">
            <text:p>20.6482131481171</text:p>
          </table:table-cell>
          <table:table-cell office:value-type="float" office:value="20.7149257659912" calcext:value-type="float">
            <text:p>20.7149257659912</text:p>
          </table:table-cell>
          <table:table-cell office:value-type="float" office:value="20.7482824325562" calcext:value-type="float">
            <text:p>20.7482824325562</text:p>
          </table:table-cell>
          <table:table-cell office:value-type="float" office:value="20.8149952888489" calcext:value-type="float">
            <text:p>20.8149952888489</text:p>
          </table:table-cell>
          <table:table-cell office:value-type="float" office:value="20.8483517169952" calcext:value-type="float">
            <text:p>20.8483517169952</text:p>
          </table:table-cell>
          <table:table-cell office:value-type="float" office:value="20.8817081451416" calcext:value-type="float">
            <text:p>20.8817081451416</text:p>
          </table:table-cell>
          <table:table-cell office:value-type="float" office:value="20.9484207630157" calcext:value-type="float">
            <text:p>20.9484207630157</text:p>
          </table:table-cell>
          <table:table-cell office:value-type="float" office:value="21.0151336193085" calcext:value-type="float">
            <text:p>21.0151336193085</text:p>
          </table:table-cell>
          <table:table-cell office:value-type="float" office:value="21.1152024269104" calcext:value-type="float">
            <text:p>21.1152024269104</text:p>
          </table:table-cell>
          <table:table-cell office:value-type="float" office:value="21.1485588550568" calcext:value-type="float">
            <text:p>21.1485588550568</text:p>
          </table:table-cell>
          <table:table-cell office:value-type="float" office:value="21.1819150447845" calcext:value-type="float">
            <text:p>21.1819150447845</text:p>
          </table:table-cell>
          <table:table-cell office:value-type="float" office:value="21.2152714729309" calcext:value-type="float">
            <text:p>21.2152714729309</text:p>
          </table:table-cell>
          <table:table-cell office:value-type="float" office:value="21.2486279010773" calcext:value-type="float">
            <text:p>21.2486279010773</text:p>
          </table:table-cell>
          <table:table-cell office:value-type="float" office:value="21.3153405189514" calcext:value-type="float">
            <text:p>21.3153405189514</text:p>
          </table:table-cell>
          <table:table-cell office:value-type="float" office:value="21.3486969470978" calcext:value-type="float">
            <text:p>21.3486969470978</text:p>
          </table:table-cell>
          <table:table-cell office:value-type="float" office:value="21.3820531368256" calcext:value-type="float">
            <text:p>21.3820531368256</text:p>
          </table:table-cell>
          <table:table-cell office:value-type="float" office:value="21.4154095649719" calcext:value-type="float">
            <text:p>21.4154095649719</text:p>
          </table:table-cell>
          <table:table-cell office:value-type="float" office:value="21.4487657546997" calcext:value-type="float">
            <text:p>21.4487657546997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7830978127398" calcext:value-type="float">
            <text:p>0.147830978127398</text:p>
          </table:table-cell>
          <table:table-cell office:value-type="float" office:value="0.148016335449435" calcext:value-type="float">
            <text:p>0.148016335449435</text:p>
          </table:table-cell>
          <table:table-cell office:value-type="float" office:value="0.14780183408275" calcext:value-type="float">
            <text:p>0.14780183408275</text:p>
          </table:table-cell>
          <table:table-cell office:value-type="float" office:value="0.147843963600252" calcext:value-type="float">
            <text:p>0.147843963600252</text:p>
          </table:table-cell>
          <table:table-cell office:value-type="float" office:value="0.147670956590946" calcext:value-type="float">
            <text:p>0.147670956590946</text:p>
          </table:table-cell>
          <table:table-cell office:value-type="float" office:value="0.147901354932026" calcext:value-type="float">
            <text:p>0.147901354932026</text:p>
          </table:table-cell>
          <table:table-cell office:value-type="float" office:value="0.147939900793027" calcext:value-type="float">
            <text:p>0.147939900793027</text:p>
          </table:table-cell>
          <table:table-cell office:value-type="float" office:value="0.148004144548825" calcext:value-type="float">
            <text:p>0.148004144548825</text:p>
          </table:table-cell>
          <table:table-cell office:value-type="float" office:value="0.147599258999266" calcext:value-type="float">
            <text:p>0.147599258999266</text:p>
          </table:table-cell>
          <table:table-cell office:value-type="float" office:value="0.147739587687742" calcext:value-type="float">
            <text:p>0.147739587687742</text:p>
          </table:table-cell>
          <table:table-cell office:value-type="float" office:value="0.14786835876412" calcext:value-type="float">
            <text:p>0.14786835876412</text:p>
          </table:table-cell>
          <table:table-cell office:value-type="float" office:value="0.147927252875612" calcext:value-type="float">
            <text:p>0.147927252875612</text:p>
          </table:table-cell>
          <table:table-cell office:value-type="float" office:value="0.148006922610749" calcext:value-type="float">
            <text:p>0.148006922610749</text:p>
          </table:table-cell>
          <table:table-cell office:value-type="float" office:value="0.147814021450403" calcext:value-type="float">
            <text:p>0.147814021450403</text:p>
          </table:table-cell>
          <table:table-cell office:value-type="float" office:value="0.147997738257181" calcext:value-type="float">
            <text:p>0.147997738257181</text:p>
          </table:table-cell>
          <table:table-cell office:value-type="float" office:value="0.147929726042005" calcext:value-type="float">
            <text:p>0.147929726042005</text:p>
          </table:table-cell>
          <table:table-cell office:value-type="float" office:value="0.147850336266623" calcext:value-type="float">
            <text:p>0.147850336266623</text:p>
          </table:table-cell>
          <table:table-cell office:value-type="float" office:value="0.147911747451666" calcext:value-type="float">
            <text:p>0.147911747451666</text:p>
          </table:table-cell>
          <table:table-cell office:value-type="float" office:value="0.148132927197878" calcext:value-type="float">
            <text:p>0.148132927197878</text:p>
          </table:table-cell>
          <table:table-cell office:value-type="float" office:value="0.147946678050433" calcext:value-type="float">
            <text:p>0.147946678050433</text:p>
          </table:table-cell>
          <table:table-cell office:value-type="float" office:value="0.147761554055046" calcext:value-type="float">
            <text:p>0.147761554055046</text:p>
          </table:table-cell>
          <table:table-cell office:value-type="float" office:value="0.147955929874176" calcext:value-type="float">
            <text:p>0.147955929874176</text:p>
          </table:table-cell>
          <table:table-cell office:value-type="float" office:value="0.147675474430733" calcext:value-type="float">
            <text:p>0.147675474430733</text:p>
          </table:table-cell>
          <table:table-cell office:value-type="float" office:value="0.148031888262501" calcext:value-type="float">
            <text:p>0.148031888262501</text:p>
          </table:table-cell>
          <table:table-cell office:value-type="float" office:value="0.147927984275863" calcext:value-type="float">
            <text:p>0.147927984275863</text:p>
          </table:table-cell>
          <table:table-cell office:value-type="float" office:value="0.147659998970952" calcext:value-type="float">
            <text:p>0.147659998970952</text:p>
          </table:table-cell>
          <table:table-cell office:value-type="float" office:value="0.147924756689995" calcext:value-type="float">
            <text:p>0.147924756689995</text:p>
          </table:table-cell>
          <table:table-cell office:value-type="float" office:value="0.148257949627731" calcext:value-type="float">
            <text:p>0.148257949627731</text:p>
          </table:table-cell>
          <table:table-cell office:value-type="float" office:value="0.147764695175731" calcext:value-type="float">
            <text:p>0.147764695175731</text:p>
          </table:table-cell>
          <table:table-cell office:value-type="float" office:value="0.148161902083077" calcext:value-type="float">
            <text:p>0.148161902083077</text:p>
          </table:table-cell>
          <table:table-cell office:value-type="float" office:value="0.147868039837114" calcext:value-type="float">
            <text:p>0.147868039837114</text:p>
          </table:table-cell>
          <table:table-cell office:value-type="float" office:value="0.147701653468449" calcext:value-type="float">
            <text:p>0.147701653468449</text:p>
          </table:table-cell>
          <table:table-cell office:value-type="float" office:value="0.147990130012946" calcext:value-type="float">
            <text:p>0.147990130012946</text:p>
          </table:table-cell>
          <table:table-cell office:value-type="float" office:value="0.147905629043828" calcext:value-type="float">
            <text:p>0.147905629043828</text:p>
          </table:table-cell>
          <table:table-cell office:value-type="float" office:value="0.147922848557212" calcext:value-type="float">
            <text:p>0.147922848557212</text:p>
          </table:table-cell>
          <table:table-cell office:value-type="float" office:value="0.147953015979139" calcext:value-type="float">
            <text:p>0.147953015979139</text:p>
          </table:table-cell>
          <table:table-cell office:value-type="float" office:value="0.14787870933011" calcext:value-type="float">
            <text:p>0.14787870933011</text:p>
          </table:table-cell>
          <table:table-cell office:value-type="float" office:value="0.147441942069194" calcext:value-type="float">
            <text:p>0.147441942069194</text:p>
          </table:table-cell>
          <table:table-cell office:value-type="float" office:value="0.147855595318952" calcext:value-type="float">
            <text:p>0.147855595318952</text:p>
          </table:table-cell>
          <table:table-cell office:value-type="float" office:value="0.14780367050654" calcext:value-type="float">
            <text:p>0.14780367050654</text:p>
          </table:table-cell>
          <table:table-cell office:value-type="float" office:value="0.147846859431585" calcext:value-type="float">
            <text:p>0.147846859431585</text:p>
          </table:table-cell>
          <table:table-cell office:value-type="float" office:value="0.147902617928956" calcext:value-type="float">
            <text:p>0.147902617928956</text:p>
          </table:table-cell>
          <table:table-cell office:value-type="float" office:value="0.147892939182395" calcext:value-type="float">
            <text:p>0.147892939182395</text:p>
          </table:table-cell>
          <table:table-cell office:value-type="float" office:value="0.148067835581719" calcext:value-type="float">
            <text:p>0.148067835581719</text:p>
          </table:table-cell>
          <table:table-cell office:value-type="float" office:value="0.14808442102595" calcext:value-type="float">
            <text:p>0.14808442102595</text:p>
          </table:table-cell>
          <table:table-cell office:value-type="float" office:value="0.147936272545002" calcext:value-type="float">
            <text:p>0.147936272545002</text:p>
          </table:table-cell>
          <table:table-cell office:value-type="float" office:value="0.148093804227573" calcext:value-type="float">
            <text:p>0.148093804227573</text:p>
          </table:table-cell>
          <table:table-cell office:value-type="float" office:value="0.147920168877668" calcext:value-type="float">
            <text:p>0.147920168877668</text:p>
          </table:table-cell>
          <table:table-cell office:value-type="float" office:value="0.147986449917173" calcext:value-type="float">
            <text:p>0.147986449917173</text:p>
          </table:table-cell>
          <table:table-cell office:value-type="float" office:value="0.148094363777387" calcext:value-type="float">
            <text:p>0.148094363777387</text:p>
          </table:table-cell>
          <table:table-cell office:value-type="float" office:value="0.147671235375025" calcext:value-type="float">
            <text:p>0.147671235375025</text:p>
          </table:table-cell>
          <table:table-cell office:value-type="float" office:value="0.147728006229372" calcext:value-type="float">
            <text:p>0.147728006229372</text:p>
          </table:table-cell>
          <table:table-cell office:value-type="float" office:value="0.147836711858232" calcext:value-type="float">
            <text:p>0.147836711858232</text:p>
          </table:table-cell>
          <table:table-cell office:value-type="float" office:value="0.147784465947857" calcext:value-type="float">
            <text:p>0.147784465947857</text:p>
          </table:table-cell>
          <table:table-cell office:value-type="float" office:value="0.147845287151403" calcext:value-type="float">
            <text:p>0.147845287151403</text:p>
          </table:table-cell>
          <table:table-cell office:value-type="float" office:value="0.147926138543042" calcext:value-type="float">
            <text:p>0.147926138543042</text:p>
          </table:table-cell>
          <table:table-cell office:value-type="float" office:value="0.147632759015168" calcext:value-type="float">
            <text:p>0.147632759015168</text:p>
          </table:table-cell>
          <table:table-cell office:value-type="float" office:value="0.14793209000097" calcext:value-type="float">
            <text:p>0.14793209000097</text:p>
          </table:table-cell>
          <table:table-cell office:value-type="float" office:value="0.147659342645188" calcext:value-type="float">
            <text:p>0.147659342645188</text:p>
          </table:table-cell>
          <table:table-cell office:value-type="float" office:value="0.148003470546397" calcext:value-type="float">
            <text:p>0.148003470546397</text:p>
          </table:table-cell>
          <table:table-cell office:value-type="float" office:value="0.14791854031968" calcext:value-type="float">
            <text:p>0.14791854031968</text:p>
          </table:table-cell>
          <table:table-cell office:value-type="float" office:value="0.147955858607673" calcext:value-type="float">
            <text:p>0.147955858607673</text:p>
          </table:table-cell>
          <table:table-cell office:value-type="float" office:value="0.148041452614158" calcext:value-type="float">
            <text:p>0.148041452614158</text:p>
          </table:table-cell>
          <table:table-cell office:value-type="float" office:value="0.147882201936469" calcext:value-type="float">
            <text:p>0.147882201936469</text:p>
          </table:table-cell>
          <table:table-cell office:value-type="float" office:value="0.147937811373815" calcext:value-type="float">
            <text:p>0.147937811373815</text:p>
          </table:table-cell>
          <table:table-cell office:value-type="float" office:value="0.147931678357541" calcext:value-type="float">
            <text:p>0.147931678357541</text:p>
          </table:table-cell>
          <table:table-cell office:value-type="float" office:value="0.147900935540225" calcext:value-type="float">
            <text:p>0.147900935540225</text:p>
          </table:table-cell>
          <table:table-cell office:value-type="float" office:value="0.147842727379028" calcext:value-type="float">
            <text:p>0.147842727379028</text:p>
          </table:table-cell>
          <table:table-cell office:value-type="float" office:value="0.147720964492144" calcext:value-type="float">
            <text:p>0.147720964492144</text:p>
          </table:table-cell>
          <table:table-cell office:value-type="float" office:value="0.147633867931424" calcext:value-type="float">
            <text:p>0.147633867931424</text:p>
          </table:table-cell>
          <table:table-cell office:value-type="float" office:value="0.147559432372261" calcext:value-type="float">
            <text:p>0.147559432372261</text:p>
          </table:table-cell>
          <table:table-cell office:value-type="float" office:value="0.148051153349274" calcext:value-type="float">
            <text:p>0.148051153349274</text:p>
          </table:table-cell>
          <table:table-cell office:value-type="float" office:value="0.147872518802434" calcext:value-type="float">
            <text:p>0.147872518802434</text:p>
          </table:table-cell>
          <table:table-cell office:value-type="float" office:value="0.147912042065386" calcext:value-type="float">
            <text:p>0.147912042065386</text:p>
          </table:table-cell>
          <table:table-cell office:value-type="float" office:value="0.147744589330181" calcext:value-type="float">
            <text:p>0.147744589330181</text:p>
          </table:table-cell>
          <table:table-cell office:value-type="float" office:value="0.147931072918251" calcext:value-type="float">
            <text:p>0.147931072918251</text:p>
          </table:table-cell>
          <table:table-cell office:value-type="float" office:value="0.147357033660673" calcext:value-type="float">
            <text:p>0.147357033660673</text:p>
          </table:table-cell>
          <table:table-cell office:value-type="float" office:value="0.147836794658317" calcext:value-type="float">
            <text:p>0.147836794658317</text:p>
          </table:table-cell>
          <table:table-cell office:value-type="float" office:value="0.148053415358738" calcext:value-type="float">
            <text:p>0.148053415358738</text:p>
          </table:table-cell>
          <table:table-cell office:value-type="float" office:value="0.148234696017663" calcext:value-type="float">
            <text:p>0.148234696017663</text:p>
          </table:table-cell>
          <table:table-cell office:value-type="float" office:value="0.148089988879148" calcext:value-type="float">
            <text:p>0.148089988879148</text:p>
          </table:table-cell>
          <table:table-cell office:value-type="float" office:value="0.147769725501618" calcext:value-type="float">
            <text:p>0.147769725501618</text:p>
          </table:table-cell>
          <table:table-cell office:value-type="float" office:value="0.147935276198747" calcext:value-type="float">
            <text:p>0.147935276198747</text:p>
          </table:table-cell>
          <table:table-cell office:value-type="float" office:value="0.148460311744836" calcext:value-type="float">
            <text:p>0.148460311744836</text:p>
          </table:table-cell>
          <table:table-cell office:value-type="float" office:value="0.150522610031665" calcext:value-type="float">
            <text:p>0.150522610031665</text:p>
          </table:table-cell>
          <table:table-cell office:value-type="float" office:value="0.151230937432913" calcext:value-type="float">
            <text:p>0.151230937432913</text:p>
          </table:table-cell>
          <table:table-cell office:value-type="float" office:value="0.152330111911582" calcext:value-type="float">
            <text:p>0.152330111911582</text:p>
          </table:table-cell>
          <table:table-cell office:value-type="float" office:value="0.147187764705904" calcext:value-type="float">
            <text:p>0.147187764705904</text:p>
          </table:table-cell>
          <table:table-cell office:value-type="float" office:value="0.148096577189702" calcext:value-type="float">
            <text:p>0.148096577189702</text:p>
          </table:table-cell>
          <table:table-cell office:value-type="float" office:value="0.148760311119696" calcext:value-type="float">
            <text:p>0.148760311119696</text:p>
          </table:table-cell>
          <table:table-cell office:value-type="float" office:value="0.145664654407666" calcext:value-type="float">
            <text:p>0.145664654407666</text:p>
          </table:table-cell>
          <table:table-cell office:value-type="float" office:value="0.147091675381062" calcext:value-type="float">
            <text:p>0.147091675381062</text:p>
          </table:table-cell>
          <table:table-cell office:value-type="float" office:value="0.15394772760813" calcext:value-type="float">
            <text:p>0.15394772760813</text:p>
          </table:table-cell>
          <table:table-cell office:value-type="float" office:value="0.160747724193026" calcext:value-type="float">
            <text:p>0.160747724193026</text:p>
          </table:table-cell>
          <table:table-cell office:value-type="float" office:value="0.16275276017455" calcext:value-type="float">
            <text:p>0.16275276017455</text:p>
          </table:table-cell>
          <table:table-cell office:value-type="float" office:value="0.16283509646929" calcext:value-type="float">
            <text:p>0.16283509646929</text:p>
          </table:table-cell>
          <table:table-cell office:value-type="float" office:value="0.165202172174068" calcext:value-type="float">
            <text:p>0.165202172174068</text:p>
          </table:table-cell>
          <table:table-cell office:value-type="float" office:value="0.16734862111729" calcext:value-type="float">
            <text:p>0.16734862111729</text:p>
          </table:table-cell>
          <table:table-cell office:value-type="float" office:value="0.167119181281717" calcext:value-type="float">
            <text:p>0.167119181281717</text:p>
          </table:table-cell>
          <table:table-cell office:value-type="float" office:value="0.157390821963703" calcext:value-type="float">
            <text:p>0.157390821963703</text:p>
          </table:table-cell>
          <table:table-cell office:value-type="float" office:value="0.144994558476027" calcext:value-type="float">
            <text:p>0.144994558476027</text:p>
          </table:table-cell>
          <table:table-cell office:value-type="float" office:value="0.14422475031589" calcext:value-type="float">
            <text:p>0.14422475031589</text:p>
          </table:table-cell>
          <table:table-cell office:value-type="float" office:value="0.144295510451544" calcext:value-type="float">
            <text:p>0.144295510451544</text:p>
          </table:table-cell>
          <table:table-cell office:value-type="float" office:value="0.154233471850664" calcext:value-type="float">
            <text:p>0.154233471850664</text:p>
          </table:table-cell>
          <table:table-cell office:value-type="float" office:value="0.152027913175007" calcext:value-type="float">
            <text:p>0.152027913175007</text:p>
          </table:table-cell>
          <table:table-cell office:value-type="float" office:value="0.153898065474421" calcext:value-type="float">
            <text:p>0.153898065474421</text:p>
          </table:table-cell>
          <table:table-cell office:value-type="float" office:value="0.156182613768414" calcext:value-type="float">
            <text:p>0.156182613768414</text:p>
          </table:table-cell>
          <table:table-cell office:value-type="float" office:value="0.157648756774671" calcext:value-type="float">
            <text:p>0.157648756774671</text:p>
          </table:table-cell>
          <table:table-cell office:value-type="float" office:value="0.160220858306656" calcext:value-type="float">
            <text:p>0.160220858306656</text:p>
          </table:table-cell>
          <table:table-cell office:value-type="float" office:value="0.157032307222207" calcext:value-type="float">
            <text:p>0.157032307222207</text:p>
          </table:table-cell>
          <table:table-cell office:value-type="float" office:value="0.144876054364181" calcext:value-type="float">
            <text:p>0.144876054364181</text:p>
          </table:table-cell>
          <table:table-cell office:value-type="float" office:value="0.144408737453743" calcext:value-type="float">
            <text:p>0.144408737453743</text:p>
          </table:table-cell>
          <table:table-cell office:value-type="float" office:value="0.147686748805009" calcext:value-type="float">
            <text:p>0.147686748805009</text:p>
          </table:table-cell>
          <table:table-cell office:value-type="float" office:value="0.147571008992486" calcext:value-type="float">
            <text:p>0.147571008992486</text:p>
          </table:table-cell>
          <table:table-cell office:value-type="float" office:value="0.147707978132117" calcext:value-type="float">
            <text:p>0.147707978132117</text:p>
          </table:table-cell>
          <table:table-cell office:value-type="float" office:value="0.148996706292336" calcext:value-type="float">
            <text:p>0.148996706292336</text:p>
          </table:table-cell>
          <table:table-cell office:value-type="float" office:value="0.159914508558242" calcext:value-type="float">
            <text:p>0.159914508558242</text:p>
          </table:table-cell>
          <table:table-cell office:value-type="float" office:value="0.162410437619037" calcext:value-type="float">
            <text:p>0.162410437619037</text:p>
          </table:table-cell>
          <table:table-cell office:value-type="float" office:value="0.169007558483707" calcext:value-type="float">
            <text:p>0.169007558483707</text:p>
          </table:table-cell>
          <table:table-cell office:value-type="float" office:value="0.171375984174773" calcext:value-type="float">
            <text:p>0.171375984174773</text:p>
          </table:table-cell>
          <table:table-cell office:value-type="float" office:value="0.172084087495593" calcext:value-type="float">
            <text:p>0.172084087495593</text:p>
          </table:table-cell>
          <table:table-cell office:value-type="float" office:value="0.157718807238643" calcext:value-type="float">
            <text:p>0.157718807238643</text:p>
          </table:table-cell>
          <table:table-cell office:value-type="float" office:value="0.155302594563594" calcext:value-type="float">
            <text:p>0.155302594563594</text:p>
          </table:table-cell>
          <table:table-cell office:value-type="float" office:value="0.156255827769109" calcext:value-type="float">
            <text:p>0.156255827769109</text:p>
          </table:table-cell>
          <table:table-cell office:value-type="float" office:value="0.154680104507425" calcext:value-type="float">
            <text:p>0.154680104507425</text:p>
          </table:table-cell>
          <table:table-cell office:value-type="float" office:value="0.154425527226405" calcext:value-type="float">
            <text:p>0.154425527226405</text:p>
          </table:table-cell>
          <table:table-cell office:value-type="float" office:value="0.160718881959568" calcext:value-type="float">
            <text:p>0.160718881959568</text:p>
          </table:table-cell>
          <table:table-cell office:value-type="float" office:value="0.164073332142234" calcext:value-type="float">
            <text:p>0.164073332142234</text:p>
          </table:table-cell>
          <table:table-cell office:value-type="float" office:value="0.164376043501573" calcext:value-type="float">
            <text:p>0.164376043501573</text:p>
          </table:table-cell>
          <table:table-cell office:value-type="float" office:value="0.165082709976778" calcext:value-type="float">
            <text:p>0.165082709976778</text:p>
          </table:table-cell>
          <table:table-cell office:value-type="float" office:value="0.166847837748822" calcext:value-type="float">
            <text:p>0.166847837748822</text:p>
          </table:table-cell>
          <table:table-cell office:value-type="float" office:value="0.169189149677022" calcext:value-type="float">
            <text:p>0.169189149677022</text:p>
          </table:table-cell>
          <table:table-cell office:value-type="float" office:value="0.171652872191484" calcext:value-type="float">
            <text:p>0.171652872191484</text:p>
          </table:table-cell>
          <table:table-cell office:value-type="float" office:value="0.170616114564716" calcext:value-type="float">
            <text:p>0.170616114564716</text:p>
          </table:table-cell>
          <table:table-cell office:value-type="float" office:value="0.165835010737482" calcext:value-type="float">
            <text:p>0.165835010737482</text:p>
          </table:table-cell>
          <table:table-cell office:value-type="float" office:value="0.159236519374255" calcext:value-type="float">
            <text:p>0.159236519374255</text:p>
          </table:table-cell>
          <table:table-cell office:value-type="float" office:value="0.154108684236569" calcext:value-type="float">
            <text:p>0.154108684236569</text:p>
          </table:table-cell>
          <table:table-cell office:value-type="float" office:value="0.153636269414205" calcext:value-type="float">
            <text:p>0.153636269414205</text:p>
          </table:table-cell>
          <table:table-cell office:value-type="float" office:value="0.152935554377485" calcext:value-type="float">
            <text:p>0.152935554377485</text:p>
          </table:table-cell>
          <table:table-cell office:value-type="float" office:value="0.152214133916637" calcext:value-type="float">
            <text:p>0.152214133916637</text:p>
          </table:table-cell>
          <table:table-cell office:value-type="float" office:value="0.158748160966546" calcext:value-type="float">
            <text:p>0.158748160966546</text:p>
          </table:table-cell>
          <table:table-cell office:value-type="float" office:value="0.16086490791966" calcext:value-type="float">
            <text:p>0.16086490791966</text:p>
          </table:table-cell>
          <table:table-cell office:value-type="float" office:value="0.162373261111682" calcext:value-type="float">
            <text:p>0.162373261111682</text:p>
          </table:table-cell>
          <table:table-cell office:value-type="float" office:value="0.15915915287624" calcext:value-type="float">
            <text:p>0.15915915287624</text:p>
          </table:table-cell>
          <table:table-cell office:value-type="float" office:value="0.161725416643886" calcext:value-type="float">
            <text:p>0.161725416643886</text:p>
          </table:table-cell>
          <table:table-cell office:value-type="float" office:value="0.165681152433093" calcext:value-type="float">
            <text:p>0.165681152433093</text:p>
          </table:table-cell>
          <table:table-cell office:value-type="float" office:value="0.162080674735411" calcext:value-type="float">
            <text:p>0.162080674735411</text:p>
          </table:table-cell>
          <table:table-cell office:value-type="float" office:value="0.1548815365812" calcext:value-type="float">
            <text:p>0.1548815365812</text:p>
          </table:table-cell>
          <table:table-cell office:value-type="float" office:value="0.15627622031695" calcext:value-type="float">
            <text:p>0.15627622031695</text:p>
          </table:table-cell>
          <table:table-cell office:value-type="float" office:value="0.158258560717876" calcext:value-type="float">
            <text:p>0.158258560717876</text:p>
          </table:table-cell>
          <table:table-cell office:value-type="float" office:value="0.15577669099387" calcext:value-type="float">
            <text:p>0.15577669099387</text:p>
          </table:table-cell>
          <table:table-cell office:value-type="float" office:value="0.153147672325289" calcext:value-type="float">
            <text:p>0.153147672325289</text:p>
          </table:table-cell>
          <table:table-cell office:value-type="float" office:value="0.161578788140491" calcext:value-type="float">
            <text:p>0.161578788140491</text:p>
          </table:table-cell>
          <table:table-cell office:value-type="float" office:value="0.164416907604969" calcext:value-type="float">
            <text:p>0.164416907604969</text:p>
          </table:table-cell>
          <table:table-cell office:value-type="float" office:value="0.1704602665152" calcext:value-type="float">
            <text:p>0.1704602665152</text:p>
          </table:table-cell>
          <table:table-cell office:value-type="float" office:value="0.170086805929303" calcext:value-type="float">
            <text:p>0.170086805929303</text:p>
          </table:table-cell>
          <table:table-cell office:value-type="float" office:value="0.151144173003159" calcext:value-type="float">
            <text:p>0.151144173003159</text:p>
          </table:table-cell>
          <table:table-cell office:value-type="float" office:value="0.151057356480682" calcext:value-type="float">
            <text:p>0.151057356480682</text:p>
          </table:table-cell>
          <table:table-cell office:value-type="float" office:value="0.148869392531314" calcext:value-type="float">
            <text:p>0.148869392531314</text:p>
          </table:table-cell>
          <table:table-cell office:value-type="float" office:value="0.146807151887931" calcext:value-type="float">
            <text:p>0.146807151887931</text:p>
          </table:table-cell>
          <table:table-cell office:value-type="float" office:value="0.149826794450751" calcext:value-type="float">
            <text:p>0.149826794450751</text:p>
          </table:table-cell>
          <table:table-cell office:value-type="float" office:value="0.154109999108016" calcext:value-type="float">
            <text:p>0.154109999108016</text:p>
          </table:table-cell>
          <table:table-cell office:value-type="float" office:value="0.147369700429704" calcext:value-type="float">
            <text:p>0.147369700429704</text:p>
          </table:table-cell>
          <table:table-cell office:value-type="float" office:value="0.142301662598161" calcext:value-type="float">
            <text:p>0.142301662598161</text:p>
          </table:table-cell>
          <table:table-cell office:value-type="float" office:value="0.134092951802759" calcext:value-type="float">
            <text:p>0.134092951802759</text:p>
          </table:table-cell>
          <table:table-cell office:value-type="float" office:value="0.139024197772634" calcext:value-type="float">
            <text:p>0.139024197772634</text:p>
          </table:table-cell>
          <table:table-cell office:value-type="float" office:value="0.142536801089754" calcext:value-type="float">
            <text:p>0.142536801089754</text:p>
          </table:table-cell>
          <table:table-cell office:value-type="float" office:value="0.142898427560043" calcext:value-type="float">
            <text:p>0.142898427560043</text:p>
          </table:table-cell>
          <table:table-cell office:value-type="float" office:value="0.144533396736212" calcext:value-type="float">
            <text:p>0.144533396736212</text:p>
          </table:table-cell>
          <table:table-cell office:value-type="float" office:value="0.150988175750759" calcext:value-type="float">
            <text:p>0.150988175750759</text:p>
          </table:table-cell>
          <table:table-cell office:value-type="float" office:value="0.147897111881568" calcext:value-type="float">
            <text:p>0.147897111881568</text:p>
          </table:table-cell>
          <table:table-cell office:value-type="float" office:value="0.148941506860417" calcext:value-type="float">
            <text:p>0.148941506860417</text:p>
          </table:table-cell>
          <table:table-cell office:value-type="float" office:value="0.154211938747814" calcext:value-type="float">
            <text:p>0.154211938747814</text:p>
          </table:table-cell>
          <table:table-cell office:value-type="float" office:value="0.15229053521987" calcext:value-type="float">
            <text:p>0.15229053521987</text:p>
          </table:table-cell>
          <table:table-cell office:value-type="float" office:value="0.151900583014799" calcext:value-type="float">
            <text:p>0.151900583014799</text:p>
          </table:table-cell>
          <table:table-cell office:value-type="float" office:value="0.138340923257194" calcext:value-type="float">
            <text:p>0.138340923257194</text:p>
          </table:table-cell>
          <table:table-cell office:value-type="float" office:value="0.141433874234727" calcext:value-type="float">
            <text:p>0.141433874234727</text:p>
          </table:table-cell>
          <table:table-cell office:value-type="float" office:value="0.145867141481526" calcext:value-type="float">
            <text:p>0.145867141481526</text:p>
          </table:table-cell>
          <table:table-cell office:value-type="float" office:value="0.146409656201334" calcext:value-type="float">
            <text:p>0.146409656201334</text:p>
          </table:table-cell>
          <table:table-cell office:value-type="float" office:value="0.143902551298638" calcext:value-type="float">
            <text:p>0.143902551298638</text:p>
          </table:table-cell>
          <table:table-cell office:value-type="float" office:value="0.145665404246387" calcext:value-type="float">
            <text:p>0.145665404246387</text:p>
          </table:table-cell>
          <table:table-cell office:value-type="float" office:value="0.156634811583374" calcext:value-type="float">
            <text:p>0.156634811583374</text:p>
          </table:table-cell>
          <table:table-cell office:value-type="float" office:value="0.152077196362041" calcext:value-type="float">
            <text:p>0.152077196362041</text:p>
          </table:table-cell>
          <table:table-cell office:value-type="float" office:value="0.153393916734374" calcext:value-type="float">
            <text:p>0.153393916734374</text:p>
          </table:table-cell>
          <table:table-cell office:value-type="float" office:value="0.157989125671415" calcext:value-type="float">
            <text:p>0.157989125671415</text:p>
          </table:table-cell>
          <table:table-cell office:value-type="float" office:value="0.165072263237832" calcext:value-type="float">
            <text:p>0.165072263237832</text:p>
          </table:table-cell>
          <table:table-cell office:value-type="float" office:value="0.172240891628826" calcext:value-type="float">
            <text:p>0.172240891628826</text:p>
          </table:table-cell>
          <table:table-cell office:value-type="float" office:value="0.163872179524199" calcext:value-type="float">
            <text:p>0.163872179524199</text:p>
          </table:table-cell>
          <table:table-cell office:value-type="float" office:value="0.166174720318393" calcext:value-type="float">
            <text:p>0.166174720318393</text:p>
          </table:table-cell>
          <table:table-cell office:value-type="float" office:value="0.167102702536572" calcext:value-type="float">
            <text:p>0.167102702536572</text:p>
          </table:table-cell>
          <table:table-cell office:value-type="float" office:value="0.166062358930462" calcext:value-type="float">
            <text:p>0.166062358930462</text:p>
          </table:table-cell>
          <table:table-cell office:value-type="float" office:value="0.173966619096311" calcext:value-type="float">
            <text:p>0.173966619096311</text:p>
          </table:table-cell>
          <table:table-cell office:value-type="float" office:value="0.17539690659221" calcext:value-type="float">
            <text:p>0.17539690659221</text:p>
          </table:table-cell>
          <table:table-cell office:value-type="float" office:value="0.18223392163693" calcext:value-type="float">
            <text:p>0.18223392163693</text:p>
          </table:table-cell>
          <table:table-cell office:value-type="float" office:value="0.183403682853866" calcext:value-type="float">
            <text:p>0.183403682853866</text:p>
          </table:table-cell>
          <table:table-cell office:value-type="float" office:value="0.184812704269424" calcext:value-type="float">
            <text:p>0.184812704269424</text:p>
          </table:table-cell>
          <table:table-cell office:value-type="float" office:value="0.187684894189514" calcext:value-type="float">
            <text:p>0.187684894189514</text:p>
          </table:table-cell>
          <table:table-cell office:value-type="float" office:value="0.184746862871468" calcext:value-type="float">
            <text:p>0.184746862871468</text:p>
          </table:table-cell>
          <table:table-cell office:value-type="float" office:value="0.184276858181641" calcext:value-type="float">
            <text:p>0.184276858181641</text:p>
          </table:table-cell>
          <table:table-cell office:value-type="float" office:value="0.174333843419532" calcext:value-type="float">
            <text:p>0.174333843419532</text:p>
          </table:table-cell>
          <table:table-cell office:value-type="float" office:value="0.172514941670911" calcext:value-type="float">
            <text:p>0.172514941670911</text:p>
          </table:table-cell>
          <table:table-cell office:value-type="float" office:value="0.17299346181101" calcext:value-type="float">
            <text:p>0.17299346181101</text:p>
          </table:table-cell>
          <table:table-cell office:value-type="float" office:value="0.170268271798903" calcext:value-type="float">
            <text:p>0.170268271798903</text:p>
          </table:table-cell>
          <table:table-cell office:value-type="float" office:value="0.169494288391299" calcext:value-type="float">
            <text:p>0.169494288391299</text:p>
          </table:table-cell>
          <table:table-cell office:value-type="float" office:value="0.182029375661849" calcext:value-type="float">
            <text:p>0.182029375661849</text:p>
          </table:table-cell>
          <table:table-cell office:value-type="float" office:value="0.184055296943298" calcext:value-type="float">
            <text:p>0.184055296943298</text:p>
          </table:table-cell>
          <table:table-cell office:value-type="float" office:value="0.185882670708833" calcext:value-type="float">
            <text:p>0.185882670708833</text:p>
          </table:table-cell>
          <table:table-cell office:value-type="float" office:value="0.188448238822574" calcext:value-type="float">
            <text:p>0.188448238822574</text:p>
          </table:table-cell>
          <table:table-cell office:value-type="float" office:value="0.186596039139249" calcext:value-type="float">
            <text:p>0.186596039139249</text:p>
          </table:table-cell>
          <table:table-cell office:value-type="float" office:value="0.18605379727622" calcext:value-type="float">
            <text:p>0.18605379727622</text:p>
          </table:table-cell>
          <table:table-cell office:value-type="float" office:value="0.185662243340476" calcext:value-type="float">
            <text:p>0.185662243340476</text:p>
          </table:table-cell>
          <table:table-cell office:value-type="float" office:value="0.1865083387018" calcext:value-type="float">
            <text:p>0.1865083387018</text:p>
          </table:table-cell>
          <table:table-cell office:value-type="float" office:value="0.175690315720397" calcext:value-type="float">
            <text:p>0.175690315720397</text:p>
          </table:table-cell>
          <table:table-cell office:value-type="float" office:value="0.172449651298659" calcext:value-type="float">
            <text:p>0.172449651298659</text:p>
          </table:table-cell>
          <table:table-cell office:value-type="float" office:value="0.17118375484563" calcext:value-type="float">
            <text:p>0.17118375484563</text:p>
          </table:table-cell>
          <table:table-cell office:value-type="float" office:value="0.169403688324632" calcext:value-type="float">
            <text:p>0.169403688324632</text:p>
          </table:table-cell>
          <table:table-cell office:value-type="float" office:value="0.168966997858147" calcext:value-type="float">
            <text:p>0.168966997858147</text:p>
          </table:table-cell>
          <table:table-cell office:value-type="float" office:value="0.174879944459377" calcext:value-type="float">
            <text:p>0.174879944459377</text:p>
          </table:table-cell>
          <table:table-cell office:value-type="float" office:value="0.18258208128267" calcext:value-type="float">
            <text:p>0.18258208128267</text:p>
          </table:table-cell>
          <table:table-cell office:value-type="float" office:value="0.186668611673982" calcext:value-type="float">
            <text:p>0.186668611673982</text:p>
          </table:table-cell>
          <table:table-cell office:value-type="float" office:value="0.186821426527084" calcext:value-type="float">
            <text:p>0.186821426527084</text:p>
          </table:table-cell>
          <table:table-cell office:value-type="float" office:value="0.18999265154023" calcext:value-type="float">
            <text:p>0.18999265154023</text:p>
          </table:table-cell>
          <table:table-cell office:value-type="float" office:value="0.191570639331576" calcext:value-type="float">
            <text:p>0.191570639331576</text:p>
          </table:table-cell>
          <table:table-cell office:value-type="float" office:value="0.191263490769189" calcext:value-type="float">
            <text:p>0.191263490769189</text:p>
          </table:table-cell>
          <table:table-cell office:value-type="float" office:value="0.18215462280619" calcext:value-type="float">
            <text:p>0.18215462280619</text:p>
          </table:table-cell>
          <table:table-cell office:value-type="float" office:value="0.178444381801689" calcext:value-type="float">
            <text:p>0.178444381801689</text:p>
          </table:table-cell>
          <table:table-cell office:value-type="float" office:value="0.176186738488799" calcext:value-type="float">
            <text:p>0.176186738488799</text:p>
          </table:table-cell>
          <table:table-cell office:value-type="float" office:value="0.173912312815231" calcext:value-type="float">
            <text:p>0.173912312815231</text:p>
          </table:table-cell>
          <table:table-cell office:value-type="float" office:value="0.175048194241173" calcext:value-type="float">
            <text:p>0.175048194241173</text:p>
          </table:table-cell>
          <table:table-cell office:value-type="float" office:value="0.181674929002291" calcext:value-type="float">
            <text:p>0.181674929002291</text:p>
          </table:table-cell>
          <table:table-cell office:value-type="float" office:value="0.182835873388826" calcext:value-type="float">
            <text:p>0.182835873388826</text:p>
          </table:table-cell>
          <table:table-cell office:value-type="float" office:value="0.184114465701467" calcext:value-type="float">
            <text:p>0.184114465701467</text:p>
          </table:table-cell>
          <table:table-cell office:value-type="float" office:value="0.184283660234875" calcext:value-type="float">
            <text:p>0.184283660234875</text:p>
          </table:table-cell>
          <table:table-cell office:value-type="float" office:value="0.187038588732548" calcext:value-type="float">
            <text:p>0.187038588732548</text:p>
          </table:table-cell>
          <table:table-cell office:value-type="float" office:value="0.186764228440708" calcext:value-type="float">
            <text:p>0.186764228440708</text:p>
          </table:table-cell>
          <table:table-cell office:value-type="float" office:value="0.187560831096889" calcext:value-type="float">
            <text:p>0.187560831096889</text:p>
          </table:table-cell>
          <table:table-cell office:value-type="float" office:value="0.186301246838237" calcext:value-type="float">
            <text:p>0.186301246838237</text:p>
          </table:table-cell>
          <table:table-cell office:value-type="float" office:value="0.180511156853269" calcext:value-type="float">
            <text:p>0.180511156853269</text:p>
          </table:table-cell>
          <table:table-cell office:value-type="float" office:value="0.171958327882786" calcext:value-type="float">
            <text:p>0.171958327882786</text:p>
          </table:table-cell>
          <table:table-cell office:value-type="float" office:value="0.172103657869104" calcext:value-type="float">
            <text:p>0.172103657869104</text:p>
          </table:table-cell>
          <table:table-cell office:value-type="float" office:value="0.170094936999955" calcext:value-type="float">
            <text:p>0.170094936999955</text:p>
          </table:table-cell>
          <table:table-cell office:value-type="float" office:value="0.169421048098319" calcext:value-type="float">
            <text:p>0.169421048098319</text:p>
          </table:table-cell>
          <table:table-cell office:value-type="float" office:value="0.173945835515479" calcext:value-type="float">
            <text:p>0.173945835515479</text:p>
          </table:table-cell>
          <table:table-cell office:value-type="float" office:value="0.175347947761533" calcext:value-type="float">
            <text:p>0.175347947761533</text:p>
          </table:table-cell>
          <table:table-cell office:value-type="float" office:value="0.174586619316839" calcext:value-type="float">
            <text:p>0.174586619316839</text:p>
          </table:table-cell>
          <table:table-cell office:value-type="float" office:value="0.173200037531064" calcext:value-type="float">
            <text:p>0.173200037531064</text:p>
          </table:table-cell>
          <table:table-cell office:value-type="float" office:value="0.174810897430024" calcext:value-type="float">
            <text:p>0.174810897430024</text:p>
          </table:table-cell>
          <table:table-cell office:value-type="float" office:value="0.178342464454706" calcext:value-type="float">
            <text:p>0.178342464454706</text:p>
          </table:table-cell>
          <table:table-cell office:value-type="float" office:value="0.172975550521045" calcext:value-type="float">
            <text:p>0.172975550521045</text:p>
          </table:table-cell>
          <table:table-cell office:value-type="float" office:value="0.16948110125626" calcext:value-type="float">
            <text:p>0.16948110125626</text:p>
          </table:table-cell>
          <table:table-cell office:value-type="float" office:value="0.161621865637096" calcext:value-type="float">
            <text:p>0.161621865637096</text:p>
          </table:table-cell>
          <table:table-cell office:value-type="float" office:value="0.160360420341747" calcext:value-type="float">
            <text:p>0.160360420341747</text:p>
          </table:table-cell>
          <table:table-cell office:value-type="float" office:value="0.164605703694368" calcext:value-type="float">
            <text:p>0.164605703694368</text:p>
          </table:table-cell>
          <table:table-cell office:value-type="float" office:value="0.163437521957538" calcext:value-type="float">
            <text:p>0.163437521957538</text:p>
          </table:table-cell>
          <table:table-cell office:value-type="float" office:value="0.163136480574961" calcext:value-type="float">
            <text:p>0.163136480574961</text:p>
          </table:table-cell>
          <table:table-cell office:value-type="float" office:value="0.173918992778529" calcext:value-type="float">
            <text:p>0.173918992778529</text:p>
          </table:table-cell>
          <table:table-cell office:value-type="float" office:value="0.172566516752591" calcext:value-type="float">
            <text:p>0.172566516752591</text:p>
          </table:table-cell>
          <table:table-cell office:value-type="float" office:value="0.176420981578392" calcext:value-type="float">
            <text:p>0.176420981578392</text:p>
          </table:table-cell>
          <table:table-cell office:value-type="float" office:value="0.180392484017458" calcext:value-type="float">
            <text:p>0.180392484017458</text:p>
          </table:table-cell>
          <table:table-cell office:value-type="float" office:value="0.180581829109004" calcext:value-type="float">
            <text:p>0.180581829109004</text:p>
          </table:table-cell>
          <table:table-cell office:value-type="float" office:value="0.169907940956798" calcext:value-type="float">
            <text:p>0.169907940956798</text:p>
          </table:table-cell>
          <table:table-cell office:value-type="float" office:value="0.165192918145451" calcext:value-type="float">
            <text:p>0.165192918145451</text:p>
          </table:table-cell>
          <table:table-cell office:value-type="float" office:value="0.159552033422463" calcext:value-type="float">
            <text:p>0.159552033422463</text:p>
          </table:table-cell>
          <table:table-cell office:value-type="float" office:value="0.16110209530305" calcext:value-type="float">
            <text:p>0.16110209530305</text:p>
          </table:table-cell>
          <table:table-cell office:value-type="float" office:value="0.157836989400953" calcext:value-type="float">
            <text:p>0.157836989400953</text:p>
          </table:table-cell>
          <table:table-cell office:value-type="float" office:value="0.162035745399677" calcext:value-type="float">
            <text:p>0.162035745399677</text:p>
          </table:table-cell>
          <table:table-cell office:value-type="float" office:value="0.164776670083459" calcext:value-type="float">
            <text:p>0.164776670083459</text:p>
          </table:table-cell>
          <table:table-cell office:value-type="float" office:value="0.169902695711839" calcext:value-type="float">
            <text:p>0.169902695711839</text:p>
          </table:table-cell>
          <table:table-cell office:value-type="float" office:value="0.171320939542367" calcext:value-type="float">
            <text:p>0.171320939542367</text:p>
          </table:table-cell>
          <table:table-cell office:value-type="float" office:value="0.170846008891034" calcext:value-type="float">
            <text:p>0.170846008891034</text:p>
          </table:table-cell>
          <table:table-cell office:value-type="float" office:value="0.172699660141575" calcext:value-type="float">
            <text:p>0.172699660141575</text:p>
          </table:table-cell>
          <table:table-cell office:value-type="float" office:value="0.177238199916966" calcext:value-type="float">
            <text:p>0.177238199916966</text:p>
          </table:table-cell>
          <table:table-cell office:value-type="float" office:value="0.180369779822999" calcext:value-type="float">
            <text:p>0.180369779822999</text:p>
          </table:table-cell>
          <table:table-cell office:value-type="float" office:value="0.173946719972811" calcext:value-type="float">
            <text:p>0.173946719972811</text:p>
          </table:table-cell>
          <table:table-cell office:value-type="float" office:value="0.169087875939034" calcext:value-type="float">
            <text:p>0.169087875939034</text:p>
          </table:table-cell>
          <table:table-cell office:value-type="float" office:value="0.170958556962802" calcext:value-type="float">
            <text:p>0.170958556962802</text:p>
          </table:table-cell>
          <table:table-cell office:value-type="float" office:value="0.170739566552721" calcext:value-type="float">
            <text:p>0.170739566552721</text:p>
          </table:table-cell>
          <table:table-cell office:value-type="float" office:value="0.170327580704028" calcext:value-type="float">
            <text:p>0.170327580704028</text:p>
          </table:table-cell>
          <table:table-cell office:value-type="float" office:value="0.179745732949937" calcext:value-type="float">
            <text:p>0.179745732949937</text:p>
          </table:table-cell>
          <table:table-cell office:value-type="float" office:value="0.176536146277358" calcext:value-type="float">
            <text:p>0.176536146277358</text:p>
          </table:table-cell>
          <table:table-cell office:value-type="float" office:value="0.176012808567176" calcext:value-type="float">
            <text:p>0.176012808567176</text:p>
          </table:table-cell>
          <table:table-cell office:value-type="float" office:value="0.179174129614931" calcext:value-type="float">
            <text:p>0.179174129614931</text:p>
          </table:table-cell>
          <table:table-cell office:value-type="float" office:value="0.18252380650611" calcext:value-type="float">
            <text:p>0.18252380650611</text:p>
          </table:table-cell>
          <table:table-cell office:value-type="float" office:value="0.184367303707238" calcext:value-type="float">
            <text:p>0.184367303707238</text:p>
          </table:table-cell>
          <table:table-cell office:value-type="float" office:value="0.19094736640572" calcext:value-type="float">
            <text:p>0.19094736640572</text:p>
          </table:table-cell>
          <table:table-cell office:value-type="float" office:value="0.187470997945135" calcext:value-type="float">
            <text:p>0.187470997945135</text:p>
          </table:table-cell>
          <table:table-cell office:value-type="float" office:value="0.182515958243503" calcext:value-type="float">
            <text:p>0.182515958243503</text:p>
          </table:table-cell>
          <table:table-cell office:value-type="float" office:value="0.17672548477103" calcext:value-type="float">
            <text:p>0.17672548477103</text:p>
          </table:table-cell>
          <table:table-cell office:value-type="float" office:value="0.177754961225008" calcext:value-type="float">
            <text:p>0.177754961225008</text:p>
          </table:table-cell>
          <table:table-cell office:value-type="float" office:value="0.176754945200759" calcext:value-type="float">
            <text:p>0.176754945200759</text:p>
          </table:table-cell>
          <table:table-cell office:value-type="float" office:value="0.177094258153923" calcext:value-type="float">
            <text:p>0.177094258153923</text:p>
          </table:table-cell>
          <table:table-cell office:value-type="float" office:value="0.180967110994728" calcext:value-type="float">
            <text:p>0.180967110994728</text:p>
          </table:table-cell>
          <table:table-cell office:value-type="float" office:value="0.193168528983083" calcext:value-type="float">
            <text:p>0.193168528983083</text:p>
          </table:table-cell>
          <table:table-cell office:value-type="float" office:value="0.191255840464376" calcext:value-type="float">
            <text:p>0.191255840464376</text:p>
          </table:table-cell>
          <table:table-cell office:value-type="float" office:value="0.196183037636178" calcext:value-type="float">
            <text:p>0.196183037636178</text:p>
          </table:table-cell>
          <table:table-cell office:value-type="float" office:value="0.195306637852052" calcext:value-type="float">
            <text:p>0.195306637852052</text:p>
          </table:table-cell>
          <table:table-cell office:value-type="float" office:value="0.19756999677803" calcext:value-type="float">
            <text:p>0.19756999677803</text:p>
          </table:table-cell>
          <table:table-cell office:value-type="float" office:value="0.200481551108241" calcext:value-type="float">
            <text:p>0.200481551108241</text:p>
          </table:table-cell>
          <table:table-cell office:value-type="float" office:value="0.200432728224261" calcext:value-type="float">
            <text:p>0.200432728224261</text:p>
          </table:table-cell>
          <table:table-cell office:value-type="float" office:value="0.200620446964347" calcext:value-type="float">
            <text:p>0.200620446964347</text:p>
          </table:table-cell>
          <table:table-cell office:value-type="float" office:value="0.201007072933618" calcext:value-type="float">
            <text:p>0.201007072933618</text:p>
          </table:table-cell>
          <table:table-cell office:value-type="float" office:value="0.200319045180945" calcext:value-type="float">
            <text:p>0.200319045180945</text:p>
          </table:table-cell>
          <table:table-cell office:value-type="float" office:value="0.191797358524221" calcext:value-type="float">
            <text:p>0.191797358524221</text:p>
          </table:table-cell>
          <table:table-cell office:value-type="float" office:value="0.191435905597095" calcext:value-type="float">
            <text:p>0.191435905597095</text:p>
          </table:table-cell>
          <table:table-cell office:value-type="float" office:value="0.190359501470368" calcext:value-type="float">
            <text:p>0.190359501470368</text:p>
          </table:table-cell>
          <table:table-cell office:value-type="float" office:value="0.191418482124948" calcext:value-type="float">
            <text:p>0.191418482124948</text:p>
          </table:table-cell>
          <table:table-cell office:value-type="float" office:value="0.193780676185154" calcext:value-type="float">
            <text:p>0.193780676185154</text:p>
          </table:table-cell>
          <table:table-cell office:value-type="float" office:value="0.202672481541529" calcext:value-type="float">
            <text:p>0.202672481541529</text:p>
          </table:table-cell>
          <table:table-cell office:value-type="float" office:value="0.206243844196326" calcext:value-type="float">
            <text:p>0.206243844196326</text:p>
          </table:table-cell>
          <table:table-cell office:value-type="float" office:value="0.206410106609133" calcext:value-type="float">
            <text:p>0.206410106609133</text:p>
          </table:table-cell>
          <table:table-cell office:value-type="float" office:value="0.20390432868458" calcext:value-type="float">
            <text:p>0.20390432868458</text:p>
          </table:table-cell>
          <table:table-cell office:value-type="float" office:value="0.207445274962838" calcext:value-type="float">
            <text:p>0.207445274962838</text:p>
          </table:table-cell>
          <table:table-cell office:value-type="float" office:value="0.213016763161337" calcext:value-type="float">
            <text:p>0.213016763161337</text:p>
          </table:table-cell>
          <table:table-cell office:value-type="float" office:value="0.204233570109516" calcext:value-type="float">
            <text:p>0.204233570109516</text:p>
          </table:table-cell>
          <table:table-cell office:value-type="float" office:value="0.202455436033609" calcext:value-type="float">
            <text:p>0.202455436033609</text:p>
          </table:table-cell>
          <table:table-cell office:value-type="float" office:value="0.201026967858287" calcext:value-type="float">
            <text:p>0.201026967858287</text:p>
          </table:table-cell>
          <table:table-cell office:value-type="float" office:value="0.201799561048968" calcext:value-type="float">
            <text:p>0.201799561048968</text:p>
          </table:table-cell>
          <table:table-cell office:value-type="float" office:value="0.202480112287126" calcext:value-type="float">
            <text:p>0.202480112287126</text:p>
          </table:table-cell>
          <table:table-cell office:value-type="float" office:value="0.20793558182791" calcext:value-type="float">
            <text:p>0.20793558182791</text:p>
          </table:table-cell>
          <table:table-cell office:value-type="float" office:value="0.213865068329498" calcext:value-type="float">
            <text:p>0.213865068329498</text:p>
          </table:table-cell>
          <table:table-cell office:value-type="float" office:value="0.212899346815633" calcext:value-type="float">
            <text:p>0.212899346815633</text:p>
          </table:table-cell>
          <table:table-cell office:value-type="float" office:value="0.208746595923358" calcext:value-type="float">
            <text:p>0.208746595923358</text:p>
          </table:table-cell>
          <table:table-cell office:value-type="float" office:value="0.207281169361758" calcext:value-type="float">
            <text:p>0.207281169361758</text:p>
          </table:table-cell>
          <table:table-cell office:value-type="float" office:value="0.224888921695603" calcext:value-type="float">
            <text:p>0.224888921695603</text:p>
          </table:table-cell>
          <table:table-cell office:value-type="float" office:value="0.214066504208523" calcext:value-type="float">
            <text:p>0.214066504208523</text:p>
          </table:table-cell>
          <table:table-cell office:value-type="float" office:value="0.217036516301703" calcext:value-type="float">
            <text:p>0.217036516301703</text:p>
          </table:table-cell>
          <table:table-cell office:value-type="float" office:value="0.210113363870888" calcext:value-type="float">
            <text:p>0.210113363870888</text:p>
          </table:table-cell>
          <table:table-cell office:value-type="float" office:value="0.210796686355512" calcext:value-type="float">
            <text:p>0.210796686355512</text:p>
          </table:table-cell>
          <table:table-cell office:value-type="float" office:value="0.208321149709825" calcext:value-type="float">
            <text:p>0.208321149709825</text:p>
          </table:table-cell>
          <table:table-cell office:value-type="float" office:value="0.21433792482063" calcext:value-type="float">
            <text:p>0.21433792482063</text:p>
          </table:table-cell>
          <table:table-cell office:value-type="float" office:value="0.215881330046283" calcext:value-type="float">
            <text:p>0.215881330046283</text:p>
          </table:table-cell>
          <table:table-cell office:value-type="float" office:value="0.208698078366075" calcext:value-type="float">
            <text:p>0.208698078366075</text:p>
          </table:table-cell>
          <table:table-cell office:value-type="float" office:value="0.212096641398863" calcext:value-type="float">
            <text:p>0.212096641398863</text:p>
          </table:table-cell>
          <table:table-cell office:value-type="float" office:value="0.216827054832159" calcext:value-type="float">
            <text:p>0.216827054832159</text:p>
          </table:table-cell>
          <table:table-cell office:value-type="float" office:value="0.215321946402902" calcext:value-type="float">
            <text:p>0.215321946402902</text:p>
          </table:table-cell>
          <table:table-cell office:value-type="float" office:value="0.215658014756012" calcext:value-type="float">
            <text:p>0.215658014756012</text:p>
          </table:table-cell>
          <table:table-cell office:value-type="float" office:value="0.215338435619806" calcext:value-type="float">
            <text:p>0.215338435619806</text:p>
          </table:table-cell>
          <table:table-cell office:value-type="float" office:value="0.214768592153635" calcext:value-type="float">
            <text:p>0.214768592153635</text:p>
          </table:table-cell>
          <table:table-cell office:value-type="float" office:value="0.215591173104419" calcext:value-type="float">
            <text:p>0.215591173104419</text:p>
          </table:table-cell>
          <table:table-cell office:value-type="float" office:value="0.214803311741855" calcext:value-type="float">
            <text:p>0.214803311741855</text:p>
          </table:table-cell>
          <table:table-cell office:value-type="float" office:value="0.21456618299728" calcext:value-type="float">
            <text:p>0.21456618299728</text:p>
          </table:table-cell>
          <table:table-cell office:value-type="float" office:value="0.215117792442828" calcext:value-type="float">
            <text:p>0.215117792442828</text:p>
          </table:table-cell>
          <table:table-cell office:value-type="float" office:value="0.214566963342089" calcext:value-type="float">
            <text:p>0.214566963342089</text:p>
          </table:table-cell>
          <table:table-cell office:value-type="float" office:value="0.21472959476276" calcext:value-type="float">
            <text:p>0.21472959476276</text:p>
          </table:table-cell>
          <table:table-cell office:value-type="float" office:value="0.214821901391469" calcext:value-type="float">
            <text:p>0.214821901391469</text:p>
          </table:table-cell>
          <table:table-cell office:value-type="float" office:value="0.214856391371655" calcext:value-type="float">
            <text:p>0.214856391371655</text:p>
          </table:table-cell>
          <table:table-cell office:value-type="float" office:value="0.214951355568933" calcext:value-type="float">
            <text:p>0.214951355568933</text:p>
          </table:table-cell>
          <table:table-cell office:value-type="float" office:value="0.214892614866482" calcext:value-type="float">
            <text:p>0.214892614866482</text:p>
          </table:table-cell>
          <table:table-cell office:value-type="float" office:value="0.214801565591174" calcext:value-type="float">
            <text:p>0.214801565591174</text:p>
          </table:table-cell>
          <table:table-cell office:value-type="float" office:value="0.214780883851803" calcext:value-type="float">
            <text:p>0.214780883851803</text:p>
          </table:table-cell>
          <table:table-cell office:value-type="float" office:value="0.214598979792423" calcext:value-type="float">
            <text:p>0.214598979792423</text:p>
          </table:table-cell>
          <table:table-cell office:value-type="float" office:value="0.214648643186185" calcext:value-type="float">
            <text:p>0.214648643186185</text:p>
          </table:table-cell>
          <table:table-cell office:value-type="float" office:value="0.215062923244109" calcext:value-type="float">
            <text:p>0.215062923244109</text:p>
          </table:table-cell>
          <table:table-cell office:value-type="float" office:value="0.214742596355692" calcext:value-type="float">
            <text:p>0.214742596355692</text:p>
          </table:table-cell>
          <table:table-cell office:value-type="float" office:value="0.214767056153572" calcext:value-type="float">
            <text:p>0.214767056153572</text:p>
          </table:table-cell>
          <table:table-cell office:value-type="float" office:value="0.214606160796783" calcext:value-type="float">
            <text:p>0.214606160796783</text:p>
          </table:table-cell>
          <table:table-cell office:value-type="float" office:value="0.214684503959818" calcext:value-type="float">
            <text:p>0.214684503959818</text:p>
          </table:table-cell>
          <table:table-cell office:value-type="float" office:value="0.21487492760152" calcext:value-type="float">
            <text:p>0.21487492760152</text:p>
          </table:table-cell>
          <table:table-cell office:value-type="float" office:value="0.214815277279039" calcext:value-type="float">
            <text:p>0.214815277279039</text:p>
          </table:table-cell>
          <table:table-cell office:value-type="float" office:value="0.215020370273707" calcext:value-type="float">
            <text:p>0.215020370273707</text:p>
          </table:table-cell>
          <table:table-cell office:value-type="float" office:value="0.214835148393871" calcext:value-type="float">
            <text:p>0.214835148393871</text:p>
          </table:table-cell>
          <table:table-cell office:value-type="float" office:value="0.214908361659343" calcext:value-type="float">
            <text:p>0.214908361659343</text:p>
          </table:table-cell>
          <table:table-cell office:value-type="float" office:value="0.214756101398814" calcext:value-type="float">
            <text:p>0.214756101398814</text:p>
          </table:table-cell>
          <table:table-cell office:value-type="float" office:value="0.214933706767414" calcext:value-type="float">
            <text:p>0.214933706767414</text:p>
          </table:table-cell>
          <table:table-cell office:value-type="float" office:value="0.214716292782174" calcext:value-type="float">
            <text:p>0.214716292782174</text:p>
          </table:table-cell>
          <table:table-cell office:value-type="float" office:value="0.214480900911068" calcext:value-type="float">
            <text:p>0.214480900911068</text:p>
          </table:table-cell>
          <table:table-cell office:value-type="float" office:value="0.21468391574609" calcext:value-type="float">
            <text:p>0.21468391574609</text:p>
          </table:table-cell>
          <table:table-cell office:value-type="float" office:value="0.214902762372615" calcext:value-type="float">
            <text:p>0.214902762372615</text:p>
          </table:table-cell>
          <table:table-cell office:value-type="float" office:value="0.214860585112203" calcext:value-type="float">
            <text:p>0.214860585112203</text:p>
          </table:table-cell>
          <table:table-cell office:value-type="float" office:value="0.214539348957454" calcext:value-type="float">
            <text:p>0.214539348957454</text:p>
          </table:table-cell>
          <table:table-cell office:value-type="float" office:value="0.214564379444928" calcext:value-type="float">
            <text:p>0.214564379444928</text:p>
          </table:table-cell>
          <table:table-cell office:value-type="float" office:value="0.214580213636331" calcext:value-type="float">
            <text:p>0.214580213636331</text:p>
          </table:table-cell>
          <table:table-cell office:value-type="float" office:value="0.214502523104968" calcext:value-type="float">
            <text:p>0.214502523104968</text:p>
          </table:table-cell>
          <table:table-cell office:value-type="float" office:value="0.215408441025923" calcext:value-type="float">
            <text:p>0.215408441025923</text:p>
          </table:table-cell>
          <table:table-cell office:value-type="float" office:value="0.214754461461883" calcext:value-type="float">
            <text:p>0.214754461461883</text:p>
          </table:table-cell>
          <table:table-cell office:value-type="float" office:value="0.214724102001896" calcext:value-type="float">
            <text:p>0.214724102001896</text:p>
          </table:table-cell>
          <table:table-cell office:value-type="float" office:value="0.214880059363226" calcext:value-type="float">
            <text:p>0.214880059363226</text:p>
          </table:table-cell>
          <table:table-cell office:value-type="float" office:value="0.214676269978737" calcext:value-type="float">
            <text:p>0.214676269978737</text:p>
          </table:table-cell>
          <table:table-cell office:value-type="float" office:value="0.215187635090824" calcext:value-type="float">
            <text:p>0.215187635090824</text:p>
          </table:table-cell>
          <table:table-cell office:value-type="float" office:value="0.214950424256112" calcext:value-type="float">
            <text:p>0.214950424256112</text:p>
          </table:table-cell>
          <table:table-cell office:value-type="float" office:value="0.214790528594898" calcext:value-type="float">
            <text:p>0.214790528594898</text:p>
          </table:table-cell>
          <table:table-cell office:value-type="float" office:value="0.214779395106232" calcext:value-type="float">
            <text:p>0.214779395106232</text:p>
          </table:table-cell>
          <table:table-cell office:value-type="float" office:value="0.214665690986385" calcext:value-type="float">
            <text:p>0.214665690986385</text:p>
          </table:table-cell>
          <table:table-cell office:value-type="float" office:value="0.214689409720216" calcext:value-type="float">
            <text:p>0.214689409720216</text:p>
          </table:table-cell>
          <table:table-cell office:value-type="float" office:value="0.214830439907921" calcext:value-type="float">
            <text:p>0.214830439907921</text:p>
          </table:table-cell>
          <table:table-cell office:value-type="float" office:value="0.21462612509655" calcext:value-type="float">
            <text:p>0.21462612509655</text:p>
          </table:table-cell>
          <table:table-cell office:value-type="float" office:value="0.214554116950856" calcext:value-type="float">
            <text:p>0.214554116950856</text:p>
          </table:table-cell>
          <table:table-cell office:value-type="float" office:value="0.215272748253287" calcext:value-type="float">
            <text:p>0.215272748253287</text:p>
          </table:table-cell>
          <table:table-cell office:value-type="float" office:value="0.214868449466512" calcext:value-type="float">
            <text:p>0.214868449466512</text:p>
          </table:table-cell>
          <table:table-cell office:value-type="float" office:value="0.214655920860677" calcext:value-type="float">
            <text:p>0.214655920860677</text:p>
          </table:table-cell>
          <table:table-cell office:value-type="float" office:value="0.215230822020397" calcext:value-type="float">
            <text:p>0.215230822020397</text:p>
          </table:table-cell>
          <table:table-cell office:value-type="float" office:value="0.215158792678856" calcext:value-type="float">
            <text:p>0.215158792678856</text:p>
          </table:table-cell>
          <table:table-cell office:value-type="float" office:value="0.214724115555765" calcext:value-type="float">
            <text:p>0.214724115555765</text:p>
          </table:table-cell>
          <table:table-cell office:value-type="float" office:value="0.214735429476481" calcext:value-type="float">
            <text:p>0.214735429476481</text:p>
          </table:table-cell>
          <table:table-cell office:value-type="float" office:value="0.214952986147854" calcext:value-type="float">
            <text:p>0.214952986147854</text:p>
          </table:table-cell>
          <table:table-cell office:value-type="float" office:value="0.214812190839623" calcext:value-type="float">
            <text:p>0.214812190839623</text:p>
          </table:table-cell>
          <table:table-cell office:value-type="float" office:value="0.214799410888879" calcext:value-type="float">
            <text:p>0.214799410888879</text:p>
          </table:table-cell>
          <table:table-cell office:value-type="float" office:value="0.214624494642152" calcext:value-type="float">
            <text:p>0.214624494642152</text:p>
          </table:table-cell>
          <table:table-cell office:value-type="float" office:value="0.214588504134087" calcext:value-type="float">
            <text:p>0.214588504134087</text:p>
          </table:table-cell>
          <table:table-cell office:value-type="float" office:value="0.215088224145785" calcext:value-type="float">
            <text:p>0.215088224145785</text:p>
          </table:table-cell>
          <table:table-cell office:value-type="float" office:value="0.214714594242362" calcext:value-type="float">
            <text:p>0.214714594242362</text:p>
          </table:table-cell>
          <table:table-cell office:value-type="float" office:value="0.214889809837944" calcext:value-type="float">
            <text:p>0.214889809837944</text:p>
          </table:table-cell>
          <table:table-cell office:value-type="float" office:value="0.214613093251118" calcext:value-type="float">
            <text:p>0.214613093251118</text:p>
          </table:table-cell>
          <table:table-cell office:value-type="float" office:value="0.214764830967232" calcext:value-type="float">
            <text:p>0.214764830967232</text:p>
          </table:table-cell>
          <table:table-cell office:value-type="float" office:value="0.214738011133649" calcext:value-type="float">
            <text:p>0.214738011133649</text:p>
          </table:table-cell>
          <table:table-cell office:value-type="float" office:value="0.214792174568265" calcext:value-type="float">
            <text:p>0.214792174568265</text:p>
          </table:table-cell>
          <table:table-cell office:value-type="float" office:value="0.215142306543734" calcext:value-type="float">
            <text:p>0.215142306543734</text:p>
          </table:table-cell>
          <table:table-cell office:value-type="float" office:value="0.215234972254382" calcext:value-type="float">
            <text:p>0.215234972254382</text:p>
          </table:table-cell>
          <table:table-cell office:value-type="float" office:value="0.215061376391808" calcext:value-type="float">
            <text:p>0.215061376391808</text:p>
          </table:table-cell>
          <table:table-cell office:value-type="float" office:value="0.215226705077798" calcext:value-type="float">
            <text:p>0.215226705077798</text:p>
          </table:table-cell>
          <table:table-cell office:value-type="float" office:value="0.214656426278137" calcext:value-type="float">
            <text:p>0.214656426278137</text:p>
          </table:table-cell>
          <table:table-cell office:value-type="float" office:value="0.214726341960784" calcext:value-type="float">
            <text:p>0.214726341960784</text:p>
          </table:table-cell>
          <table:table-cell office:value-type="float" office:value="0.214500382598837" calcext:value-type="float">
            <text:p>0.214500382598837</text:p>
          </table:table-cell>
          <table:table-cell office:value-type="float" office:value="0.214833760318129" calcext:value-type="float">
            <text:p>0.214833760318129</text:p>
          </table:table-cell>
          <table:table-cell office:value-type="float" office:value="0.214778383370151" calcext:value-type="float">
            <text:p>0.214778383370151</text:p>
          </table:table-cell>
          <table:table-cell office:value-type="float" office:value="0.214619785811985" calcext:value-type="float">
            <text:p>0.214619785811985</text:p>
          </table:table-cell>
          <table:table-cell office:value-type="float" office:value="0.215061471839912" calcext:value-type="float">
            <text:p>0.215061471839912</text:p>
          </table:table-cell>
          <table:table-cell office:value-type="float" office:value="0.214612420047291" calcext:value-type="float">
            <text:p>0.214612420047291</text:p>
          </table:table-cell>
          <table:table-cell office:value-type="float" office:value="0.214855392115029" calcext:value-type="float">
            <text:p>0.214855392115029</text:p>
          </table:table-cell>
          <table:table-cell office:value-type="float" office:value="0.214723574171805" calcext:value-type="float">
            <text:p>0.214723574171805</text:p>
          </table:table-cell>
          <table:table-cell office:value-type="float" office:value="0.214692736596546" calcext:value-type="float">
            <text:p>0.214692736596546</text:p>
          </table:table-cell>
          <table:table-cell office:value-type="float" office:value="0.214439355473612" calcext:value-type="float">
            <text:p>0.214439355473612</text:p>
          </table:table-cell>
          <table:table-cell office:value-type="float" office:value="0.214834121941371" calcext:value-type="float">
            <text:p>0.214834121941371</text:p>
          </table:table-cell>
          <table:table-cell office:value-type="float" office:value="0.214734784044881" calcext:value-type="float">
            <text:p>0.214734784044881</text:p>
          </table:table-cell>
          <table:table-cell office:value-type="float" office:value="0.214803233063631" calcext:value-type="float">
            <text:p>0.214803233063631</text:p>
          </table:table-cell>
          <table:table-cell office:value-type="float" office:value="0.214842263774972" calcext:value-type="float">
            <text:p>0.214842263774972</text:p>
          </table:table-cell>
          <table:table-cell office:value-type="float" office:value="0.214967697356093" calcext:value-type="float">
            <text:p>0.214967697356093</text:p>
          </table:table-cell>
          <table:table-cell office:value-type="float" office:value="0.215087542856258" calcext:value-type="float">
            <text:p>0.215087542856258</text:p>
          </table:table-cell>
          <table:table-cell office:value-type="float" office:value="0.21475705836854" calcext:value-type="float">
            <text:p>0.21475705836854</text:p>
          </table:table-cell>
          <table:table-cell office:value-type="float" office:value="0.215137135526024" calcext:value-type="float">
            <text:p>0.215137135526024</text:p>
          </table:table-cell>
          <table:table-cell office:value-type="float" office:value="0.214723774342733" calcext:value-type="float">
            <text:p>0.214723774342733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25011596065666" calcext:value-type="float">
            <text:p>-0.022501159606567</text:p>
          </table:table-cell>
          <table:table-cell office:value-type="float" office:value="-0.0225128171146445" calcext:value-type="float">
            <text:p>-0.022512817114645</text:p>
          </table:table-cell>
          <table:table-cell office:value-type="float" office:value="-0.0224992733017078" calcext:value-type="float">
            <text:p>-0.022499273301708</text:p>
          </table:table-cell>
          <table:table-cell office:value-type="float" office:value="-0.0225077580329541" calcext:value-type="float">
            <text:p>-0.022507758032954</text:p>
          </table:table-cell>
          <table:table-cell office:value-type="float" office:value="-0.0224828308623032" calcext:value-type="float">
            <text:p>-0.022482830862303</text:p>
          </table:table-cell>
          <table:table-cell office:value-type="float" office:value="-0.0224938640042126" calcext:value-type="float">
            <text:p>-0.022493864004213</text:p>
          </table:table-cell>
          <table:table-cell office:value-type="float" office:value="-0.0225262248813975" calcext:value-type="float">
            <text:p>-0.022526224881398</text:p>
          </table:table-cell>
          <table:table-cell office:value-type="float" office:value="-0.0225552567890627" calcext:value-type="float">
            <text:p>-0.022555256789063</text:p>
          </table:table-cell>
          <table:table-cell office:value-type="float" office:value="-0.0224704825780851" calcext:value-type="float">
            <text:p>-0.022470482578085</text:p>
          </table:table-cell>
          <table:table-cell office:value-type="float" office:value="-0.0224822608251647" calcext:value-type="float">
            <text:p>-0.022482260825165</text:p>
          </table:table-cell>
          <table:table-cell office:value-type="float" office:value="-0.0225063315323654" calcext:value-type="float">
            <text:p>-0.022506331532365</text:p>
          </table:table-cell>
          <table:table-cell office:value-type="float" office:value="-0.0225161948303034" calcext:value-type="float">
            <text:p>-0.022516194830303</text:p>
          </table:table-cell>
          <table:table-cell office:value-type="float" office:value="-0.0225146401482839" calcext:value-type="float">
            <text:p>-0.022514640148284</text:p>
          </table:table-cell>
          <table:table-cell office:value-type="float" office:value="-0.0224916563508441" calcext:value-type="float">
            <text:p>-0.022491656350844</text:p>
          </table:table-cell>
          <table:table-cell office:value-type="float" office:value="-0.0225094082260831" calcext:value-type="float">
            <text:p>-0.022509408226083</text:p>
          </table:table-cell>
          <table:table-cell office:value-type="float" office:value="-0.0225023379974416" calcext:value-type="float">
            <text:p>-0.022502337997442</text:p>
          </table:table-cell>
          <table:table-cell office:value-type="float" office:value="-0.0224951271576338" calcext:value-type="float">
            <text:p>-0.022495127157634</text:p>
          </table:table-cell>
          <table:table-cell office:value-type="float" office:value="-0.0224958956808597" calcext:value-type="float">
            <text:p>-0.02249589568086</text:p>
          </table:table-cell>
          <table:table-cell office:value-type="float" office:value="-0.0225643473332918" calcext:value-type="float">
            <text:p>-0.022564347333292</text:p>
          </table:table-cell>
          <table:table-cell office:value-type="float" office:value="-0.0224958853230756" calcext:value-type="float">
            <text:p>-0.022495885323076</text:p>
          </table:table-cell>
          <table:table-cell office:value-type="float" office:value="-0.0224623922869214" calcext:value-type="float">
            <text:p>-0.022462392286921</text:p>
          </table:table-cell>
          <table:table-cell office:value-type="float" office:value="-0.022485432864988" calcext:value-type="float">
            <text:p>-0.022485432864988</text:p>
          </table:table-cell>
          <table:table-cell office:value-type="float" office:value="-0.0224599046865086" calcext:value-type="float">
            <text:p>-0.022459904686509</text:p>
          </table:table-cell>
          <table:table-cell office:value-type="float" office:value="-0.0225107772661072" calcext:value-type="float">
            <text:p>-0.022510777266107</text:p>
          </table:table-cell>
          <table:table-cell office:value-type="float" office:value="-0.0224983829902472" calcext:value-type="float">
            <text:p>-0.022498382990247</text:p>
          </table:table-cell>
          <table:table-cell office:value-type="float" office:value="-0.0224716335039335" calcext:value-type="float">
            <text:p>-0.022471633503934</text:p>
          </table:table-cell>
          <table:table-cell office:value-type="float" office:value="-0.0225143026530058" calcext:value-type="float">
            <text:p>-0.022514302653006</text:p>
          </table:table-cell>
          <table:table-cell office:value-type="float" office:value="-0.0225690545539275" calcext:value-type="float">
            <text:p>-0.022569054553928</text:p>
          </table:table-cell>
          <table:table-cell office:value-type="float" office:value="-0.0224631434988569" calcext:value-type="float">
            <text:p>-0.022463143498857</text:p>
          </table:table-cell>
          <table:table-cell office:value-type="float" office:value="-0.0225306415198334" calcext:value-type="float">
            <text:p>-0.022530641519833</text:p>
          </table:table-cell>
          <table:table-cell office:value-type="float" office:value="-0.0225066794504274" calcext:value-type="float">
            <text:p>-0.022506679450427</text:p>
          </table:table-cell>
          <table:table-cell office:value-type="float" office:value="-0.0224958356192346" calcext:value-type="float">
            <text:p>-0.022495835619235</text:p>
          </table:table-cell>
          <table:table-cell office:value-type="float" office:value="-0.0225282076545888" calcext:value-type="float">
            <text:p>-0.022528207654589</text:p>
          </table:table-cell>
          <table:table-cell office:value-type="float" office:value="-0.022500088296545" calcext:value-type="float">
            <text:p>-0.022500088296545</text:p>
          </table:table-cell>
          <table:table-cell office:value-type="float" office:value="-0.0224802600536711" calcext:value-type="float">
            <text:p>-0.022480260053671</text:p>
          </table:table-cell>
          <table:table-cell office:value-type="float" office:value="-0.0224892637092915" calcext:value-type="float">
            <text:p>-0.022489263709292</text:p>
          </table:table-cell>
          <table:table-cell office:value-type="float" office:value="-0.0225079237530085" calcext:value-type="float">
            <text:p>-0.022507923753009</text:p>
          </table:table-cell>
          <table:table-cell office:value-type="float" office:value="-0.0224602373254538" calcext:value-type="float">
            <text:p>-0.022460237325454</text:p>
          </table:table-cell>
          <table:table-cell office:value-type="float" office:value="-0.0224699032454408" calcext:value-type="float">
            <text:p>-0.022469903245441</text:p>
          </table:table-cell>
          <table:table-cell office:value-type="float" office:value="-0.0224609895149247" calcext:value-type="float">
            <text:p>-0.022460989514925</text:p>
          </table:table-cell>
          <table:table-cell office:value-type="float" office:value="-0.0225039238847651" calcext:value-type="float">
            <text:p>-0.022503923884765</text:p>
          </table:table-cell>
          <table:table-cell office:value-type="float" office:value="-0.0225061326375693" calcext:value-type="float">
            <text:p>-0.022506132637569</text:p>
          </table:table-cell>
          <table:table-cell office:value-type="float" office:value="-0.022476173887015" calcext:value-type="float">
            <text:p>-0.022476173887015</text:p>
          </table:table-cell>
          <table:table-cell office:value-type="float" office:value="-0.0225128345422471" calcext:value-type="float">
            <text:p>-0.022512834542247</text:p>
          </table:table-cell>
          <table:table-cell office:value-type="float" office:value="-0.0225096032095816" calcext:value-type="float">
            <text:p>-0.022509603209582</text:p>
          </table:table-cell>
          <table:table-cell office:value-type="float" office:value="-0.0225043179352225" calcext:value-type="float">
            <text:p>-0.022504317935223</text:p>
          </table:table-cell>
          <table:table-cell office:value-type="float" office:value="-0.0225321913454127" calcext:value-type="float">
            <text:p>-0.022532191345413</text:p>
          </table:table-cell>
          <table:table-cell office:value-type="float" office:value="-0.0224934374145808" calcext:value-type="float">
            <text:p>-0.022493437414581</text:p>
          </table:table-cell>
          <table:table-cell office:value-type="float" office:value="-0.0225312417101462" calcext:value-type="float">
            <text:p>-0.022531241710146</text:p>
          </table:table-cell>
          <table:table-cell office:value-type="float" office:value="-0.0225279588617396" calcext:value-type="float">
            <text:p>-0.02252795886174</text:p>
          </table:table-cell>
          <table:table-cell office:value-type="float" office:value="-0.0224473963197599" calcext:value-type="float">
            <text:p>-0.02244739631976</text:p>
          </table:table-cell>
          <table:table-cell office:value-type="float" office:value="-0.0224724557375875" calcext:value-type="float">
            <text:p>-0.022472455737588</text:p>
          </table:table-cell>
          <table:table-cell office:value-type="float" office:value="-0.0225168609196978" calcext:value-type="float">
            <text:p>-0.022516860919698</text:p>
          </table:table-cell>
          <table:table-cell office:value-type="float" office:value="-0.0224525663991132" calcext:value-type="float">
            <text:p>-0.022452566399113</text:p>
          </table:table-cell>
          <table:table-cell office:value-type="float" office:value="-0.0224879323735866" calcext:value-type="float">
            <text:p>-0.022487932373587</text:p>
          </table:table-cell>
          <table:table-cell office:value-type="float" office:value="-0.0224853961938272" calcext:value-type="float">
            <text:p>-0.022485396193827</text:p>
          </table:table-cell>
          <table:table-cell office:value-type="float" office:value="-0.0224372054982891" calcext:value-type="float">
            <text:p>-0.022437205498289</text:p>
          </table:table-cell>
          <table:table-cell office:value-type="float" office:value="-0.0224712331391096" calcext:value-type="float">
            <text:p>-0.02247123313911</text:p>
          </table:table-cell>
          <table:table-cell office:value-type="float" office:value="-0.0224653275637884" calcext:value-type="float">
            <text:p>-0.022465327563788</text:p>
          </table:table-cell>
          <table:table-cell office:value-type="float" office:value="-0.0224976102153034" calcext:value-type="float">
            <text:p>-0.022497610215303</text:p>
          </table:table-cell>
          <table:table-cell office:value-type="float" office:value="-0.0224672882194332" calcext:value-type="float">
            <text:p>-0.022467288219433</text:p>
          </table:table-cell>
          <table:table-cell office:value-type="float" office:value="-0.0224804200306607" calcext:value-type="float">
            <text:p>-0.022480420030661</text:p>
          </table:table-cell>
          <table:table-cell office:value-type="float" office:value="-0.0224684536073211" calcext:value-type="float">
            <text:p>-0.022468453607321</text:p>
          </table:table-cell>
          <table:table-cell office:value-type="float" office:value="-0.022438477879476" calcext:value-type="float">
            <text:p>-0.022438477879476</text:p>
          </table:table-cell>
          <table:table-cell office:value-type="float" office:value="-0.0224483849462348" calcext:value-type="float">
            <text:p>-0.022448384946235</text:p>
          </table:table-cell>
          <table:table-cell office:value-type="float" office:value="-0.0224392002748117" calcext:value-type="float">
            <text:p>-0.022439200274812</text:p>
          </table:table-cell>
          <table:table-cell office:value-type="float" office:value="-0.0224407794545909" calcext:value-type="float">
            <text:p>-0.022440779454591</text:p>
          </table:table-cell>
          <table:table-cell office:value-type="float" office:value="-0.0224115873299673" calcext:value-type="float">
            <text:p>-0.022411587329967</text:p>
          </table:table-cell>
          <table:table-cell office:value-type="float" office:value="-0.0224108077474844" calcext:value-type="float">
            <text:p>-0.022410807747484</text:p>
          </table:table-cell>
          <table:table-cell office:value-type="float" office:value="-0.0223700009764615" calcext:value-type="float">
            <text:p>-0.022370000976462</text:p>
          </table:table-cell>
          <table:table-cell office:value-type="float" office:value="-0.0223645126516911" calcext:value-type="float">
            <text:p>-0.022364512651691</text:p>
          </table:table-cell>
          <table:table-cell office:value-type="float" office:value="-0.0224317097592929" calcext:value-type="float">
            <text:p>-0.022431709759293</text:p>
          </table:table-cell>
          <table:table-cell office:value-type="float" office:value="-0.0224225467094599" calcext:value-type="float">
            <text:p>-0.02242254670946</text:p>
          </table:table-cell>
          <table:table-cell office:value-type="float" office:value="-0.0224453992250956" calcext:value-type="float">
            <text:p>-0.022445399225096</text:p>
          </table:table-cell>
          <table:table-cell office:value-type="float" office:value="-0.0223956357378473" calcext:value-type="float">
            <text:p>-0.022395635737847</text:p>
          </table:table-cell>
          <table:table-cell office:value-type="float" office:value="-0.022459607312302" calcext:value-type="float">
            <text:p>-0.022459607312302</text:p>
          </table:table-cell>
          <table:table-cell office:value-type="float" office:value="-0.022393904750466" calcext:value-type="float">
            <text:p>-0.022393904750466</text:p>
          </table:table-cell>
          <table:table-cell office:value-type="float" office:value="-0.0224487630802327" calcext:value-type="float">
            <text:p>-0.022448763080233</text:p>
          </table:table-cell>
          <table:table-cell office:value-type="float" office:value="-0.0225072520292446" calcext:value-type="float">
            <text:p>-0.022507252029245</text:p>
          </table:table-cell>
          <table:table-cell office:value-type="float" office:value="-0.0225323734189621" calcext:value-type="float">
            <text:p>-0.022532373418962</text:p>
          </table:table-cell>
          <table:table-cell office:value-type="float" office:value="-0.0224973168011367" calcext:value-type="float">
            <text:p>-0.022497316801137</text:p>
          </table:table-cell>
          <table:table-cell office:value-type="float" office:value="-0.0224379535653902" calcext:value-type="float">
            <text:p>-0.02243795356539</text:p>
          </table:table-cell>
          <table:table-cell office:value-type="float" office:value="-0.0224589907705457" calcext:value-type="float">
            <text:p>-0.022458990770546</text:p>
          </table:table-cell>
          <table:table-cell office:value-type="float" office:value="-0.0225306383185075" calcext:value-type="float">
            <text:p>-0.022530638318508</text:p>
          </table:table-cell>
          <table:table-cell office:value-type="float" office:value="-0.022987362789211" calcext:value-type="float">
            <text:p>-0.022987362789211</text:p>
          </table:table-cell>
          <table:table-cell office:value-type="float" office:value="-0.0221219248599265" calcext:value-type="float">
            <text:p>-0.022121924859927</text:p>
          </table:table-cell>
          <table:table-cell office:value-type="float" office:value="-0.0227446524780734" calcext:value-type="float">
            <text:p>-0.022744652478073</text:p>
          </table:table-cell>
          <table:table-cell office:value-type="float" office:value="-0.0257474596283114" calcext:value-type="float">
            <text:p>-0.025747459628311</text:p>
          </table:table-cell>
          <table:table-cell office:value-type="float" office:value="-0.0259945845319305" calcext:value-type="float">
            <text:p>-0.025994584531931</text:p>
          </table:table-cell>
          <table:table-cell office:value-type="float" office:value="-0.0210336652493686" calcext:value-type="float">
            <text:p>-0.021033665249369</text:p>
          </table:table-cell>
          <table:table-cell office:value-type="float" office:value="-0.0227151203578265" calcext:value-type="float">
            <text:p>-0.022715120357827</text:p>
          </table:table-cell>
          <table:table-cell office:value-type="float" office:value="-0.0230175944510947" calcext:value-type="float">
            <text:p>-0.023017594451095</text:p>
          </table:table-cell>
          <table:table-cell office:value-type="float" office:value="-0.0255590531931238" calcext:value-type="float">
            <text:p>-0.025559053193124</text:p>
          </table:table-cell>
          <table:table-cell office:value-type="float" office:value="-0.0296257846731768" calcext:value-type="float">
            <text:p>-0.029625784673177</text:p>
          </table:table-cell>
          <table:table-cell office:value-type="float" office:value="-0.0305780114480026" calcext:value-type="float">
            <text:p>-0.030578011448003</text:p>
          </table:table-cell>
          <table:table-cell office:value-type="float" office:value="-0.0292959502468885" calcext:value-type="float">
            <text:p>-0.029295950246889</text:p>
          </table:table-cell>
          <table:table-cell office:value-type="float" office:value="-0.0260866838870086" calcext:value-type="float">
            <text:p>-0.026086683887009</text:p>
          </table:table-cell>
          <table:table-cell office:value-type="float" office:value="-0.0254384183846952" calcext:value-type="float">
            <text:p>-0.025438418384695</text:p>
          </table:table-cell>
          <table:table-cell office:value-type="float" office:value="-0.0244931259186915" calcext:value-type="float">
            <text:p>-0.024493125918692</text:p>
          </table:table-cell>
          <table:table-cell office:value-type="float" office:value="-0.0282292938965801" calcext:value-type="float">
            <text:p>-0.02822929389658</text:p>
          </table:table-cell>
          <table:table-cell office:value-type="float" office:value="-0.0252509040950354" calcext:value-type="float">
            <text:p>-0.025250904095035</text:p>
          </table:table-cell>
          <table:table-cell office:value-type="float" office:value="-0.025778563518148" calcext:value-type="float">
            <text:p>-0.025778563518148</text:p>
          </table:table-cell>
          <table:table-cell office:value-type="float" office:value="-0.0253221557953573" calcext:value-type="float">
            <text:p>-0.025322155795357</text:p>
          </table:table-cell>
          <table:table-cell office:value-type="float" office:value="-0.0306277199234846" calcext:value-type="float">
            <text:p>-0.030627719923485</text:p>
          </table:table-cell>
          <table:table-cell office:value-type="float" office:value="-0.0332369407456739" calcext:value-type="float">
            <text:p>-0.033236940745674</text:p>
          </table:table-cell>
          <table:table-cell office:value-type="float" office:value="-0.0325496082079063" calcext:value-type="float">
            <text:p>-0.032549608207906</text:p>
          </table:table-cell>
          <table:table-cell office:value-type="float" office:value="-0.0308717813470452" calcext:value-type="float">
            <text:p>-0.030871781347045</text:p>
          </table:table-cell>
          <table:table-cell office:value-type="float" office:value="-0.031488372466289" calcext:value-type="float">
            <text:p>-0.031488372466289</text:p>
          </table:table-cell>
          <table:table-cell office:value-type="float" office:value="-0.0299317664165832" calcext:value-type="float">
            <text:p>-0.029931766416583</text:p>
          </table:table-cell>
          <table:table-cell office:value-type="float" office:value="-0.0309439188990133" calcext:value-type="float">
            <text:p>-0.030943918899013</text:p>
          </table:table-cell>
          <table:table-cell office:value-type="float" office:value="-0.0325960002683449" calcext:value-type="float">
            <text:p>-0.032596000268345</text:p>
          </table:table-cell>
          <table:table-cell office:value-type="float" office:value="-0.0326800578126506" calcext:value-type="float">
            <text:p>-0.032680057812651</text:p>
          </table:table-cell>
          <table:table-cell office:value-type="float" office:value="-0.0319838016155551" calcext:value-type="float">
            <text:p>-0.031983801615555</text:p>
          </table:table-cell>
          <table:table-cell office:value-type="float" office:value="-0.0292093648059254" calcext:value-type="float">
            <text:p>-0.029209364805925</text:p>
          </table:table-cell>
          <table:table-cell office:value-type="float" office:value="-0.0297910736880395" calcext:value-type="float">
            <text:p>-0.02979107368804</text:p>
          </table:table-cell>
          <table:table-cell office:value-type="float" office:value="-0.0291502533538898" calcext:value-type="float">
            <text:p>-0.02915025335389</text:p>
          </table:table-cell>
          <table:table-cell office:value-type="float" office:value="-0.0336977516988973" calcext:value-type="float">
            <text:p>-0.033697751698897</text:p>
          </table:table-cell>
          <table:table-cell office:value-type="float" office:value="-0.0351276008876307" calcext:value-type="float">
            <text:p>-0.035127600887631</text:p>
          </table:table-cell>
          <table:table-cell office:value-type="float" office:value="-0.0329136004246806" calcext:value-type="float">
            <text:p>-0.032913600424681</text:p>
          </table:table-cell>
          <table:table-cell office:value-type="float" office:value="-0.0334173851351306" calcext:value-type="float">
            <text:p>-0.033417385135131</text:p>
          </table:table-cell>
          <table:table-cell office:value-type="float" office:value="-0.0310498756443157" calcext:value-type="float">
            <text:p>-0.031049875644316</text:p>
          </table:table-cell>
          <table:table-cell office:value-type="float" office:value="-0.0312587565890577" calcext:value-type="float">
            <text:p>-0.031258756589058</text:p>
          </table:table-cell>
          <table:table-cell office:value-type="float" office:value="-0.0317443660591041" calcext:value-type="float">
            <text:p>-0.031744366059104</text:p>
          </table:table-cell>
          <table:table-cell office:value-type="float" office:value="-0.0310913426039919" calcext:value-type="float">
            <text:p>-0.031091342603992</text:p>
          </table:table-cell>
          <table:table-cell office:value-type="float" office:value="-0.0281450299175617" calcext:value-type="float">
            <text:p>-0.028145029917562</text:p>
          </table:table-cell>
          <table:table-cell office:value-type="float" office:value="-0.0282477891698606" calcext:value-type="float">
            <text:p>-0.028247789169861</text:p>
          </table:table-cell>
          <table:table-cell office:value-type="float" office:value="-0.0299031689483891" calcext:value-type="float">
            <text:p>-0.029903168948389</text:p>
          </table:table-cell>
          <table:table-cell office:value-type="float" office:value="-0.0327606158276975" calcext:value-type="float">
            <text:p>-0.032760615827698</text:p>
          </table:table-cell>
          <table:table-cell office:value-type="float" office:value="-0.034110386048969" calcext:value-type="float">
            <text:p>-0.034110386048969</text:p>
          </table:table-cell>
          <table:table-cell office:value-type="float" office:value="-0.034383440247737" calcext:value-type="float">
            <text:p>-0.034383440247737</text:p>
          </table:table-cell>
          <table:table-cell office:value-type="float" office:value="-0.0323698630828272" calcext:value-type="float">
            <text:p>-0.032369863082827</text:p>
          </table:table-cell>
          <table:table-cell office:value-type="float" office:value="-0.0320659642961369" calcext:value-type="float">
            <text:p>-0.032065964296137</text:p>
          </table:table-cell>
          <table:table-cell office:value-type="float" office:value="-0.0306162851566707" calcext:value-type="float">
            <text:p>-0.030616285156671</text:p>
          </table:table-cell>
          <table:table-cell office:value-type="float" office:value="-0.0294754832471398" calcext:value-type="float">
            <text:p>-0.02947548324714</text:p>
          </table:table-cell>
          <table:table-cell office:value-type="float" office:value="-0.03061880142727" calcext:value-type="float">
            <text:p>-0.03061880142727</text:p>
          </table:table-cell>
          <table:table-cell office:value-type="float" office:value="-0.0307993336644623" calcext:value-type="float">
            <text:p>-0.030799333664462</text:p>
          </table:table-cell>
          <table:table-cell office:value-type="float" office:value="-0.0308002192797043" calcext:value-type="float">
            <text:p>-0.030800219279704</text:p>
          </table:table-cell>
          <table:table-cell office:value-type="float" office:value="-0.0303314403263806" calcext:value-type="float">
            <text:p>-0.030331440326381</text:p>
          </table:table-cell>
          <table:table-cell office:value-type="float" office:value="-0.0268570442568223" calcext:value-type="float">
            <text:p>-0.026857044256822</text:p>
          </table:table-cell>
          <table:table-cell office:value-type="float" office:value="-0.027546719101162" calcext:value-type="float">
            <text:p>-0.027546719101162</text:p>
          </table:table-cell>
          <table:table-cell office:value-type="float" office:value="-0.0276277168328523" calcext:value-type="float">
            <text:p>-0.027627716832852</text:p>
          </table:table-cell>
          <table:table-cell office:value-type="float" office:value="-0.0296315959169239" calcext:value-type="float">
            <text:p>-0.029631595916924</text:p>
          </table:table-cell>
          <table:table-cell office:value-type="float" office:value="-0.0330193456331148" calcext:value-type="float">
            <text:p>-0.033019345633115</text:p>
          </table:table-cell>
          <table:table-cell office:value-type="float" office:value="-0.0305578220606847" calcext:value-type="float">
            <text:p>-0.030557822060685</text:p>
          </table:table-cell>
          <table:table-cell office:value-type="float" office:value="-0.0287584506727753" calcext:value-type="float">
            <text:p>-0.028758450672775</text:p>
          </table:table-cell>
          <table:table-cell office:value-type="float" office:value="-0.0277389358418153" calcext:value-type="float">
            <text:p>-0.027738935841815</text:p>
          </table:table-cell>
          <table:table-cell office:value-type="float" office:value="-0.026849075447949" calcext:value-type="float">
            <text:p>-0.026849075447949</text:p>
          </table:table-cell>
          <table:table-cell office:value-type="float" office:value="-0.0273715507094599" calcext:value-type="float">
            <text:p>-0.02737155070946</text:p>
          </table:table-cell>
          <table:table-cell office:value-type="float" office:value="-0.0270628462138597" calcext:value-type="float">
            <text:p>-0.02706284621386</text:p>
          </table:table-cell>
          <table:table-cell office:value-type="float" office:value="-0.0250433841737051" calcext:value-type="float">
            <text:p>-0.025043384173705</text:p>
          </table:table-cell>
          <table:table-cell office:value-type="float" office:value="-0.0234578543969753" calcext:value-type="float">
            <text:p>-0.023457854396975</text:p>
          </table:table-cell>
          <table:table-cell office:value-type="float" office:value="-0.0230016942236616" calcext:value-type="float">
            <text:p>-0.023001694223662</text:p>
          </table:table-cell>
          <table:table-cell office:value-type="float" office:value="-0.0279863691521595" calcext:value-type="float">
            <text:p>-0.02798636915216</text:p>
          </table:table-cell>
          <table:table-cell office:value-type="float" office:value="-0.0307560115861302" calcext:value-type="float">
            <text:p>-0.03075601158613</text:p>
          </table:table-cell>
          <table:table-cell office:value-type="float" office:value="-0.0264015913115518" calcext:value-type="float">
            <text:p>-0.026401591311552</text:p>
          </table:table-cell>
          <table:table-cell office:value-type="float" office:value="-0.025641587459797" calcext:value-type="float">
            <text:p>-0.025641587459797</text:p>
          </table:table-cell>
          <table:table-cell office:value-type="float" office:value="-0.0278716291280006" calcext:value-type="float">
            <text:p>-0.027871629128001</text:p>
          </table:table-cell>
          <table:table-cell office:value-type="float" office:value="-0.0255205261802974" calcext:value-type="float">
            <text:p>-0.025520526180297</text:p>
          </table:table-cell>
          <table:table-cell office:value-type="float" office:value="-0.023883914179904" calcext:value-type="float">
            <text:p>-0.023883914179904</text:p>
          </table:table-cell>
          <table:table-cell office:value-type="float" office:value="-0.021984413554273" calcext:value-type="float">
            <text:p>-0.021984413554273</text:p>
          </table:table-cell>
          <table:table-cell office:value-type="float" office:value="-0.0283170995799225" calcext:value-type="float">
            <text:p>-0.028317099579923</text:p>
          </table:table-cell>
          <table:table-cell office:value-type="float" office:value="-0.0258278876781901" calcext:value-type="float">
            <text:p>-0.02582788767819</text:p>
          </table:table-cell>
          <table:table-cell office:value-type="float" office:value="-0.0281966515628055" calcext:value-type="float">
            <text:p>-0.028196651562806</text:p>
          </table:table-cell>
          <table:table-cell office:value-type="float" office:value="-0.0303156040982989" calcext:value-type="float">
            <text:p>-0.030315604098299</text:p>
          </table:table-cell>
          <table:table-cell office:value-type="float" office:value="-0.0310148488783878" calcext:value-type="float">
            <text:p>-0.031014848878388</text:p>
          </table:table-cell>
          <table:table-cell office:value-type="float" office:value="-0.0336413866128958" calcext:value-type="float">
            <text:p>-0.033641386612896</text:p>
          </table:table-cell>
          <table:table-cell office:value-type="float" office:value="-0.0304904845223094" calcext:value-type="float">
            <text:p>-0.030490484522309</text:p>
          </table:table-cell>
          <table:table-cell office:value-type="float" office:value="-0.0304870530963431" calcext:value-type="float">
            <text:p>-0.030487053096343</text:p>
          </table:table-cell>
          <table:table-cell office:value-type="float" office:value="-0.0211052447919434" calcext:value-type="float">
            <text:p>-0.021105244791943</text:p>
          </table:table-cell>
          <table:table-cell office:value-type="float" office:value="-0.0245978672125195" calcext:value-type="float">
            <text:p>-0.02459786721252</text:p>
          </table:table-cell>
          <table:table-cell office:value-type="float" office:value="-0.0260209858462165" calcext:value-type="float">
            <text:p>-0.026020985846217</text:p>
          </table:table-cell>
          <table:table-cell office:value-type="float" office:value="-0.0255507460608998" calcext:value-type="float">
            <text:p>-0.0255507460609</text:p>
          </table:table-cell>
          <table:table-cell office:value-type="float" office:value="-0.0283108744779106" calcext:value-type="float">
            <text:p>-0.028310874477911</text:p>
          </table:table-cell>
          <table:table-cell office:value-type="float" office:value="-0.0296115882524984" calcext:value-type="float">
            <text:p>-0.029611588252498</text:p>
          </table:table-cell>
          <table:table-cell office:value-type="float" office:value="-0.0285261476943378" calcext:value-type="float">
            <text:p>-0.028526147694338</text:p>
          </table:table-cell>
          <table:table-cell office:value-type="float" office:value="-0.0323429567016813" calcext:value-type="float">
            <text:p>-0.032342956701681</text:p>
          </table:table-cell>
          <table:table-cell office:value-type="float" office:value="-0.0352610388935957" calcext:value-type="float">
            <text:p>-0.035261038893596</text:p>
          </table:table-cell>
          <table:table-cell office:value-type="float" office:value="-0.0344925712005051" calcext:value-type="float">
            <text:p>-0.034492571200505</text:p>
          </table:table-cell>
          <table:table-cell office:value-type="float" office:value="-0.0319016144094753" calcext:value-type="float">
            <text:p>-0.031901614409475</text:p>
          </table:table-cell>
          <table:table-cell office:value-type="float" office:value="-0.0294896789526946" calcext:value-type="float">
            <text:p>-0.029489678952695</text:p>
          </table:table-cell>
          <table:table-cell office:value-type="float" office:value="-0.0278855178767255" calcext:value-type="float">
            <text:p>-0.027885517876726</text:p>
          </table:table-cell>
          <table:table-cell office:value-type="float" office:value="-0.030323847797937" calcext:value-type="float">
            <text:p>-0.030323847797937</text:p>
          </table:table-cell>
          <table:table-cell office:value-type="float" office:value="-0.0318064897980889" calcext:value-type="float">
            <text:p>-0.031806489798089</text:p>
          </table:table-cell>
          <table:table-cell office:value-type="float" office:value="-0.0314361627317845" calcext:value-type="float">
            <text:p>-0.031436162731785</text:p>
          </table:table-cell>
          <table:table-cell office:value-type="float" office:value="-0.0285933237314476" calcext:value-type="float">
            <text:p>-0.028593323731448</text:p>
          </table:table-cell>
          <table:table-cell office:value-type="float" office:value="-0.0272421849303354" calcext:value-type="float">
            <text:p>-0.027242184930335</text:p>
          </table:table-cell>
          <table:table-cell office:value-type="float" office:value="-0.026152338928251" calcext:value-type="float">
            <text:p>-0.026152338928251</text:p>
          </table:table-cell>
          <table:table-cell office:value-type="float" office:value="-0.0282150946551453" calcext:value-type="float">
            <text:p>-0.028215094655145</text:p>
          </table:table-cell>
          <table:table-cell office:value-type="float" office:value="-0.0287244312713984" calcext:value-type="float">
            <text:p>-0.028724431271398</text:p>
          </table:table-cell>
          <table:table-cell office:value-type="float" office:value="-0.0253209153851293" calcext:value-type="float">
            <text:p>-0.025320915385129</text:p>
          </table:table-cell>
          <table:table-cell office:value-type="float" office:value="-0.0253887298386118" calcext:value-type="float">
            <text:p>-0.025388729838612</text:p>
          </table:table-cell>
          <table:table-cell office:value-type="float" office:value="-0.0275443296596775" calcext:value-type="float">
            <text:p>-0.027544329659678</text:p>
          </table:table-cell>
          <table:table-cell office:value-type="float" office:value="-0.0314188928911578" calcext:value-type="float">
            <text:p>-0.031418892891158</text:p>
          </table:table-cell>
          <table:table-cell office:value-type="float" office:value="-0.032301231224723" calcext:value-type="float">
            <text:p>-0.032301231224723</text:p>
          </table:table-cell>
          <table:table-cell office:value-type="float" office:value="-0.0292530037263166" calcext:value-type="float">
            <text:p>-0.029253003726317</text:p>
          </table:table-cell>
          <table:table-cell office:value-type="float" office:value="-0.0280267527983966" calcext:value-type="float">
            <text:p>-0.028026752798397</text:p>
          </table:table-cell>
          <table:table-cell office:value-type="float" office:value="-0.0267366677291653" calcext:value-type="float">
            <text:p>-0.026736667729165</text:p>
          </table:table-cell>
          <table:table-cell office:value-type="float" office:value="-0.0259434908786138" calcext:value-type="float">
            <text:p>-0.025943490878614</text:p>
          </table:table-cell>
          <table:table-cell office:value-type="float" office:value="-0.028312166162894" calcext:value-type="float">
            <text:p>-0.028312166162894</text:p>
          </table:table-cell>
          <table:table-cell office:value-type="float" office:value="-0.0284267897047743" calcext:value-type="float">
            <text:p>-0.028426789704774</text:p>
          </table:table-cell>
          <table:table-cell office:value-type="float" office:value="-0.0283824004371485" calcext:value-type="float">
            <text:p>-0.028382400437149</text:p>
          </table:table-cell>
          <table:table-cell office:value-type="float" office:value="-0.0260072483057924" calcext:value-type="float">
            <text:p>-0.026007248305792</text:p>
          </table:table-cell>
          <table:table-cell office:value-type="float" office:value="-0.0246858826572339" calcext:value-type="float">
            <text:p>-0.024685882657234</text:p>
          </table:table-cell>
          <table:table-cell office:value-type="float" office:value="-0.0255413428732609" calcext:value-type="float">
            <text:p>-0.025541342873261</text:p>
          </table:table-cell>
          <table:table-cell office:value-type="float" office:value="-0.0305475162733955" calcext:value-type="float">
            <text:p>-0.030547516273396</text:p>
          </table:table-cell>
          <table:table-cell office:value-type="float" office:value="-0.0329582137828297" calcext:value-type="float">
            <text:p>-0.03295821378283</text:p>
          </table:table-cell>
          <table:table-cell office:value-type="float" office:value="-0.0326884812441998" calcext:value-type="float">
            <text:p>-0.0326884812442</text:p>
          </table:table-cell>
          <table:table-cell office:value-type="float" office:value="-0.0306704411475123" calcext:value-type="float">
            <text:p>-0.030670441147512</text:p>
          </table:table-cell>
          <table:table-cell office:value-type="float" office:value="-0.0290113881847541" calcext:value-type="float">
            <text:p>-0.029011388184754</text:p>
          </table:table-cell>
          <table:table-cell office:value-type="float" office:value="-0.0287949637677962" calcext:value-type="float">
            <text:p>-0.028794963767796</text:p>
          </table:table-cell>
          <table:table-cell office:value-type="float" office:value="-0.0265128154765924" calcext:value-type="float">
            <text:p>-0.026512815476592</text:p>
          </table:table-cell>
          <table:table-cell office:value-type="float" office:value="-0.0287355413354021" calcext:value-type="float">
            <text:p>-0.028735541335402</text:p>
          </table:table-cell>
          <table:table-cell office:value-type="float" office:value="-0.0289732094610412" calcext:value-type="float">
            <text:p>-0.028973209461041</text:p>
          </table:table-cell>
          <table:table-cell office:value-type="float" office:value="-0.0293476543693547" calcext:value-type="float">
            <text:p>-0.029347654369355</text:p>
          </table:table-cell>
          <table:table-cell office:value-type="float" office:value="-0.0267044325303704" calcext:value-type="float">
            <text:p>-0.02670443253037</text:p>
          </table:table-cell>
          <table:table-cell office:value-type="float" office:value="-0.0255630115021746" calcext:value-type="float">
            <text:p>-0.025563011502175</text:p>
          </table:table-cell>
          <table:table-cell office:value-type="float" office:value="-0.0258498152653498" calcext:value-type="float">
            <text:p>-0.02584981526535</text:p>
          </table:table-cell>
          <table:table-cell office:value-type="float" office:value="-0.0273787362176139" calcext:value-type="float">
            <text:p>-0.027378736217614</text:p>
          </table:table-cell>
          <table:table-cell office:value-type="float" office:value="-0.0306048184570403" calcext:value-type="float">
            <text:p>-0.03060481845704</text:p>
          </table:table-cell>
          <table:table-cell office:value-type="float" office:value="-0.0337491442691693" calcext:value-type="float">
            <text:p>-0.033749144269169</text:p>
          </table:table-cell>
          <table:table-cell office:value-type="float" office:value="-0.0338424636438849" calcext:value-type="float">
            <text:p>-0.033842463643885</text:p>
          </table:table-cell>
          <table:table-cell office:value-type="float" office:value="-0.0324332016496676" calcext:value-type="float">
            <text:p>-0.032433201649668</text:p>
          </table:table-cell>
          <table:table-cell office:value-type="float" office:value="-0.0307558778383882" calcext:value-type="float">
            <text:p>-0.030755877838388</text:p>
          </table:table-cell>
          <table:table-cell office:value-type="float" office:value="-0.0269776483144978" calcext:value-type="float">
            <text:p>-0.026977648314498</text:p>
          </table:table-cell>
          <table:table-cell office:value-type="float" office:value="-0.0295864301711397" calcext:value-type="float">
            <text:p>-0.02958643017114</text:p>
          </table:table-cell>
          <table:table-cell office:value-type="float" office:value="-0.0299779505025309" calcext:value-type="float">
            <text:p>-0.029977950502531</text:p>
          </table:table-cell>
          <table:table-cell office:value-type="float" office:value="-0.0280018379278201" calcext:value-type="float">
            <text:p>-0.02800183792782</text:p>
          </table:table-cell>
          <table:table-cell office:value-type="float" office:value="-0.0255418340991271" calcext:value-type="float">
            <text:p>-0.025541834099127</text:p>
          </table:table-cell>
          <table:table-cell office:value-type="float" office:value="-0.0264363526710476" calcext:value-type="float">
            <text:p>-0.026436352671048</text:p>
          </table:table-cell>
          <table:table-cell office:value-type="float" office:value="-0.0292569620217991" calcext:value-type="float">
            <text:p>-0.029256962021799</text:p>
          </table:table-cell>
          <table:table-cell office:value-type="float" office:value="-0.0316944310200942" calcext:value-type="float">
            <text:p>-0.031694431020094</text:p>
          </table:table-cell>
          <table:table-cell office:value-type="float" office:value="-0.0326928848349552" calcext:value-type="float">
            <text:p>-0.032692884834955</text:p>
          </table:table-cell>
          <table:table-cell office:value-type="float" office:value="-0.0334718927413415" calcext:value-type="float">
            <text:p>-0.033471892741342</text:p>
          </table:table-cell>
          <table:table-cell office:value-type="float" office:value="-0.0324539716181113" calcext:value-type="float">
            <text:p>-0.032453971618111</text:p>
          </table:table-cell>
          <table:table-cell office:value-type="float" office:value="-0.0305815915914861" calcext:value-type="float">
            <text:p>-0.030581591591486</text:p>
          </table:table-cell>
          <table:table-cell office:value-type="float" office:value="-0.0283161692831667" calcext:value-type="float">
            <text:p>-0.028316169283167</text:p>
          </table:table-cell>
          <table:table-cell office:value-type="float" office:value="-0.0292240584172365" calcext:value-type="float">
            <text:p>-0.029224058417237</text:p>
          </table:table-cell>
          <table:table-cell office:value-type="float" office:value="-0.0311384275307829" calcext:value-type="float">
            <text:p>-0.031138427530783</text:p>
          </table:table-cell>
          <table:table-cell office:value-type="float" office:value="-0.0320469494681788" calcext:value-type="float">
            <text:p>-0.032046949468179</text:p>
          </table:table-cell>
          <table:table-cell office:value-type="float" office:value="-0.0288448398345683" calcext:value-type="float">
            <text:p>-0.028844839834568</text:p>
          </table:table-cell>
          <table:table-cell office:value-type="float" office:value="-0.0288738189832714" calcext:value-type="float">
            <text:p>-0.028873818983271</text:p>
          </table:table-cell>
          <table:table-cell office:value-type="float" office:value="-0.0279607727903345" calcext:value-type="float">
            <text:p>-0.027960772790335</text:p>
          </table:table-cell>
          <table:table-cell office:value-type="float" office:value="-0.0281416956736678" calcext:value-type="float">
            <text:p>-0.028141695673668</text:p>
          </table:table-cell>
          <table:table-cell office:value-type="float" office:value="-0.0333043919203586" calcext:value-type="float">
            <text:p>-0.033304391920359</text:p>
          </table:table-cell>
          <table:table-cell office:value-type="float" office:value="-0.0343606262379934" calcext:value-type="float">
            <text:p>-0.034360626237993</text:p>
          </table:table-cell>
          <table:table-cell office:value-type="float" office:value="-0.0321547265318632" calcext:value-type="float">
            <text:p>-0.032154726531863</text:p>
          </table:table-cell>
          <table:table-cell office:value-type="float" office:value="-0.0329272898685691" calcext:value-type="float">
            <text:p>-0.032927289868569</text:p>
          </table:table-cell>
          <table:table-cell office:value-type="float" office:value="-0.0324492130799857" calcext:value-type="float">
            <text:p>-0.032449213079986</text:p>
          </table:table-cell>
          <table:table-cell office:value-type="float" office:value="-0.0301116367962082" calcext:value-type="float">
            <text:p>-0.030111636796208</text:p>
          </table:table-cell>
          <table:table-cell office:value-type="float" office:value="-0.0312990766132607" calcext:value-type="float">
            <text:p>-0.031299076613261</text:p>
          </table:table-cell>
          <table:table-cell office:value-type="float" office:value="-0.0319953281580911" calcext:value-type="float">
            <text:p>-0.031995328158091</text:p>
          </table:table-cell>
          <table:table-cell office:value-type="float" office:value="-0.0331102471390602" calcext:value-type="float">
            <text:p>-0.03311024713906</text:p>
          </table:table-cell>
          <table:table-cell office:value-type="float" office:value="-0.0323671489291824" calcext:value-type="float">
            <text:p>-0.032367148929182</text:p>
          </table:table-cell>
          <table:table-cell office:value-type="float" office:value="-0.0312853642891964" calcext:value-type="float">
            <text:p>-0.031285364289196</text:p>
          </table:table-cell>
          <table:table-cell office:value-type="float" office:value="-0.0306945250135565" calcext:value-type="float">
            <text:p>-0.030694525013557</text:p>
          </table:table-cell>
          <table:table-cell office:value-type="float" office:value="-0.0348745188232465" calcext:value-type="float">
            <text:p>-0.034874518823247</text:p>
          </table:table-cell>
          <table:table-cell office:value-type="float" office:value="-0.037020431528613" calcext:value-type="float">
            <text:p>-0.037020431528613</text:p>
          </table:table-cell>
          <table:table-cell office:value-type="float" office:value="-0.0355632562431709" calcext:value-type="float">
            <text:p>-0.035563256243171</text:p>
          </table:table-cell>
          <table:table-cell office:value-type="float" office:value="-0.0370851791534598" calcext:value-type="float">
            <text:p>-0.03708517915346</text:p>
          </table:table-cell>
          <table:table-cell office:value-type="float" office:value="-0.0342610253738004" calcext:value-type="float">
            <text:p>-0.0342610253738</text:p>
          </table:table-cell>
          <table:table-cell office:value-type="float" office:value="-0.0359719935735779" calcext:value-type="float">
            <text:p>-0.035971993573578</text:p>
          </table:table-cell>
          <table:table-cell office:value-type="float" office:value="-0.0366764446869977" calcext:value-type="float">
            <text:p>-0.036676444686998</text:p>
          </table:table-cell>
          <table:table-cell office:value-type="float" office:value="-0.0365938953416155" calcext:value-type="float">
            <text:p>-0.036593895341616</text:p>
          </table:table-cell>
          <table:table-cell office:value-type="float" office:value="-0.0362142604733136" calcext:value-type="float">
            <text:p>-0.036214260473314</text:p>
          </table:table-cell>
          <table:table-cell office:value-type="float" office:value="-0.0316978815142055" calcext:value-type="float">
            <text:p>-0.031697881514206</text:p>
          </table:table-cell>
          <table:table-cell office:value-type="float" office:value="-0.0323039606292102" calcext:value-type="float">
            <text:p>-0.03230396062921</text:p>
          </table:table-cell>
          <table:table-cell office:value-type="float" office:value="-0.0317553419139014" calcext:value-type="float">
            <text:p>-0.031755341913901</text:p>
          </table:table-cell>
          <table:table-cell office:value-type="float" office:value="-0.0344755977289014" calcext:value-type="float">
            <text:p>-0.034475597728901</text:p>
          </table:table-cell>
          <table:table-cell office:value-type="float" office:value="-0.0350205863308455" calcext:value-type="float">
            <text:p>-0.035020586330846</text:p>
          </table:table-cell>
          <table:table-cell office:value-type="float" office:value="-0.0349620189689287" calcext:value-type="float">
            <text:p>-0.034962018968929</text:p>
          </table:table-cell>
          <table:table-cell office:value-type="float" office:value="-0.0322611890547232" calcext:value-type="float">
            <text:p>-0.032261189054723</text:p>
          </table:table-cell>
          <table:table-cell office:value-type="float" office:value="-0.0318890494435749" calcext:value-type="float">
            <text:p>-0.031889049443575</text:p>
          </table:table-cell>
          <table:table-cell office:value-type="float" office:value="-0.029418785372498" calcext:value-type="float">
            <text:p>-0.029418785372498</text:p>
          </table:table-cell>
          <table:table-cell office:value-type="float" office:value="-0.0300982733667516" calcext:value-type="float">
            <text:p>-0.030098273366752</text:p>
          </table:table-cell>
          <table:table-cell office:value-type="float" office:value="-0.03100424750128" calcext:value-type="float">
            <text:p>-0.03100424750128</text:p>
          </table:table-cell>
          <table:table-cell office:value-type="float" office:value="-0.0272891354820718" calcext:value-type="float">
            <text:p>-0.027289135482072</text:p>
          </table:table-cell>
          <table:table-cell office:value-type="float" office:value="-0.0271542866036887" calcext:value-type="float">
            <text:p>-0.027154286603689</text:p>
          </table:table-cell>
          <table:table-cell office:value-type="float" office:value="-0.025820648511697" calcext:value-type="float">
            <text:p>-0.025820648511697</text:p>
          </table:table-cell>
          <table:table-cell office:value-type="float" office:value="-0.0292042897878589" calcext:value-type="float">
            <text:p>-0.029204289787859</text:p>
          </table:table-cell>
          <table:table-cell office:value-type="float" office:value="-0.0327619672976713" calcext:value-type="float">
            <text:p>-0.032761967297671</text:p>
          </table:table-cell>
          <table:table-cell office:value-type="float" office:value="-0.0332161439872021" calcext:value-type="float">
            <text:p>-0.033216143987202</text:p>
          </table:table-cell>
          <table:table-cell office:value-type="float" office:value="-0.0327742024626592" calcext:value-type="float">
            <text:p>-0.032774202462659</text:p>
          </table:table-cell>
          <table:table-cell office:value-type="float" office:value="-0.0297748308965294" calcext:value-type="float">
            <text:p>-0.029774830896529</text:p>
          </table:table-cell>
          <table:table-cell office:value-type="float" office:value="-0.0294760645472733" calcext:value-type="float">
            <text:p>-0.029476064547273</text:p>
          </table:table-cell>
          <table:table-cell office:value-type="float" office:value="-0.0274640279445393" calcext:value-type="float">
            <text:p>-0.027464027944539</text:p>
          </table:table-cell>
          <table:table-cell office:value-type="float" office:value="-0.0262062051643163" calcext:value-type="float">
            <text:p>-0.026206205164316</text:p>
          </table:table-cell>
          <table:table-cell office:value-type="float" office:value="-0.0277987014947257" calcext:value-type="float">
            <text:p>-0.027798701494726</text:p>
          </table:table-cell>
          <table:table-cell office:value-type="float" office:value="-0.0282138731529966" calcext:value-type="float">
            <text:p>-0.028213873152997</text:p>
          </table:table-cell>
          <table:table-cell office:value-type="float" office:value="-0.0272222658206002" calcext:value-type="float">
            <text:p>-0.0272222658206</text:p>
          </table:table-cell>
          <table:table-cell office:value-type="float" office:value="-0.0250922781998749" calcext:value-type="float">
            <text:p>-0.025092278199875</text:p>
          </table:table-cell>
          <table:table-cell office:value-type="float" office:value="-0.0243351787129314" calcext:value-type="float">
            <text:p>-0.024335178712931</text:p>
          </table:table-cell>
          <table:table-cell office:value-type="float" office:value="-0.0258560946402715" calcext:value-type="float">
            <text:p>-0.025856094640272</text:p>
          </table:table-cell>
          <table:table-cell office:value-type="float" office:value="-0.0296196538377943" calcext:value-type="float">
            <text:p>-0.029619653837794</text:p>
          </table:table-cell>
          <table:table-cell office:value-type="float" office:value="-0.0311007390480078" calcext:value-type="float">
            <text:p>-0.031100739048008</text:p>
          </table:table-cell>
          <table:table-cell office:value-type="float" office:value="-0.0328825382485476" calcext:value-type="float">
            <text:p>-0.032882538248548</text:p>
          </table:table-cell>
          <table:table-cell office:value-type="float" office:value="-0.0335345705291387" calcext:value-type="float">
            <text:p>-0.033534570529139</text:p>
          </table:table-cell>
          <table:table-cell office:value-type="float" office:value="-0.0333453145941401" calcext:value-type="float">
            <text:p>-0.03334531459414</text:p>
          </table:table-cell>
          <table:table-cell office:value-type="float" office:value="-0.031364756551277" calcext:value-type="float">
            <text:p>-0.031364756551277</text:p>
          </table:table-cell>
          <table:table-cell office:value-type="float" office:value="-0.030065047772078" calcext:value-type="float">
            <text:p>-0.030065047772078</text:p>
          </table:table-cell>
          <table:table-cell office:value-type="float" office:value="-0.0306339769344949" calcext:value-type="float">
            <text:p>-0.030633976934495</text:p>
          </table:table-cell>
          <table:table-cell office:value-type="float" office:value="-0.0254215278955242" calcext:value-type="float">
            <text:p>-0.025421527895524</text:p>
          </table:table-cell>
          <table:table-cell office:value-type="float" office:value="-0.0272986453450273" calcext:value-type="float">
            <text:p>-0.027298645345027</text:p>
          </table:table-cell>
          <table:table-cell office:value-type="float" office:value="-0.0276067768469278" calcext:value-type="float">
            <text:p>-0.027606776846928</text:p>
          </table:table-cell>
          <table:table-cell office:value-type="float" office:value="-0.0266264922676254" calcext:value-type="float">
            <text:p>-0.026626492267625</text:p>
          </table:table-cell>
          <table:table-cell office:value-type="float" office:value="-0.0246697737361414" calcext:value-type="float">
            <text:p>-0.024669773736141</text:p>
          </table:table-cell>
          <table:table-cell office:value-type="float" office:value="-0.0249042890439827" calcext:value-type="float">
            <text:p>-0.024904289043983</text:p>
          </table:table-cell>
          <table:table-cell office:value-type="float" office:value="-0.0259924087045269" calcext:value-type="float">
            <text:p>-0.025992408704527</text:p>
          </table:table-cell>
          <table:table-cell office:value-type="float" office:value="-0.0290497436349306" calcext:value-type="float">
            <text:p>-0.029049743634931</text:p>
          </table:table-cell>
          <table:table-cell office:value-type="float" office:value="-0.0317360921191174" calcext:value-type="float">
            <text:p>-0.031736092119117</text:p>
          </table:table-cell>
          <table:table-cell office:value-type="float" office:value="-0.0331822869210191" calcext:value-type="float">
            <text:p>-0.033182286921019</text:p>
          </table:table-cell>
          <table:table-cell office:value-type="float" office:value="-0.0345915165240545" calcext:value-type="float">
            <text:p>-0.034591516524055</text:p>
          </table:table-cell>
          <table:table-cell office:value-type="float" office:value="-0.0333959123212316" calcext:value-type="float">
            <text:p>-0.033395912321232</text:p>
          </table:table-cell>
          <table:table-cell office:value-type="float" office:value="-0.0246480393627513" calcext:value-type="float">
            <text:p>-0.024648039362751</text:p>
          </table:table-cell>
          <table:table-cell office:value-type="float" office:value="-0.0269130323985441" calcext:value-type="float">
            <text:p>-0.026913032398544</text:p>
          </table:table-cell>
          <table:table-cell office:value-type="float" office:value="-0.0273349099793541" calcext:value-type="float">
            <text:p>-0.027334909979354</text:p>
          </table:table-cell>
          <table:table-cell office:value-type="float" office:value="-0.0248667811066147" calcext:value-type="float">
            <text:p>-0.024866781106615</text:p>
          </table:table-cell>
          <table:table-cell office:value-type="float" office:value="-0.0266778068322346" calcext:value-type="float">
            <text:p>-0.026677806832235</text:p>
          </table:table-cell>
          <table:table-cell office:value-type="float" office:value="-0.0266925718667206" calcext:value-type="float">
            <text:p>-0.026692571866721</text:p>
          </table:table-cell>
          <table:table-cell office:value-type="float" office:value="-0.0291727259859748" calcext:value-type="float">
            <text:p>-0.029172725985975</text:p>
          </table:table-cell>
          <table:table-cell office:value-type="float" office:value="-0.0341838255232286" calcext:value-type="float">
            <text:p>-0.034183825523229</text:p>
          </table:table-cell>
          <table:table-cell office:value-type="float" office:value="-0.0357459359343912" calcext:value-type="float">
            <text:p>-0.035745935934391</text:p>
          </table:table-cell>
          <table:table-cell office:value-type="float" office:value="-0.0364615196276727" calcext:value-type="float">
            <text:p>-0.036461519627673</text:p>
          </table:table-cell>
          <table:table-cell office:value-type="float" office:value="-0.0359503892926673" calcext:value-type="float">
            <text:p>-0.035950389292667</text:p>
          </table:table-cell>
          <table:table-cell office:value-type="float" office:value="-0.0284282054926415" calcext:value-type="float">
            <text:p>-0.028428205492642</text:p>
          </table:table-cell>
          <table:table-cell office:value-type="float" office:value="-0.025141228812391" calcext:value-type="float">
            <text:p>-0.025141228812391</text:p>
          </table:table-cell>
          <table:table-cell office:value-type="float" office:value="-0.0270317931827367" calcext:value-type="float">
            <text:p>-0.027031793182737</text:p>
          </table:table-cell>
          <table:table-cell office:value-type="float" office:value="-0.027900761445246" calcext:value-type="float">
            <text:p>-0.027900761445246</text:p>
          </table:table-cell>
          <table:table-cell office:value-type="float" office:value="-0.0273217432739691" calcext:value-type="float">
            <text:p>-0.027321743273969</text:p>
          </table:table-cell>
          <table:table-cell office:value-type="float" office:value="-0.0272648624636614" calcext:value-type="float">
            <text:p>-0.027264862463661</text:p>
          </table:table-cell>
          <table:table-cell office:value-type="float" office:value="-0.029461088256468" calcext:value-type="float">
            <text:p>-0.029461088256468</text:p>
          </table:table-cell>
          <table:table-cell office:value-type="float" office:value="-0.0360195511328391" calcext:value-type="float">
            <text:p>-0.036019551132839</text:p>
          </table:table-cell>
          <table:table-cell office:value-type="float" office:value="-0.032902822679787" calcext:value-type="float">
            <text:p>-0.032902822679787</text:p>
          </table:table-cell>
          <table:table-cell office:value-type="float" office:value="-0.0294572529454444" calcext:value-type="float">
            <text:p>-0.029457252945444</text:p>
          </table:table-cell>
          <table:table-cell office:value-type="float" office:value="-0.028526388481676" calcext:value-type="float">
            <text:p>-0.028526388481676</text:p>
          </table:table-cell>
          <table:table-cell office:value-type="float" office:value="-0.0279733613963178" calcext:value-type="float">
            <text:p>-0.027973361396318</text:p>
          </table:table-cell>
          <table:table-cell office:value-type="float" office:value="-0.0280319499679636" calcext:value-type="float">
            <text:p>-0.028031949967964</text:p>
          </table:table-cell>
          <table:table-cell office:value-type="float" office:value="-0.0279735964960324" calcext:value-type="float">
            <text:p>-0.027973596496032</text:p>
          </table:table-cell>
          <table:table-cell office:value-type="float" office:value="-0.0280131465344324" calcext:value-type="float">
            <text:p>-0.028013146534432</text:p>
          </table:table-cell>
          <table:table-cell office:value-type="float" office:value="-0.0282025495516328" calcext:value-type="float">
            <text:p>-0.028202549551633</text:p>
          </table:table-cell>
          <table:table-cell office:value-type="float" office:value="-0.0282394526215858" calcext:value-type="float">
            <text:p>-0.028239452621586</text:p>
          </table:table-cell>
          <table:table-cell office:value-type="float" office:value="-0.0281333250189643" calcext:value-type="float">
            <text:p>-0.028133325018964</text:p>
          </table:table-cell>
          <table:table-cell office:value-type="float" office:value="-0.0281041882662944" calcext:value-type="float">
            <text:p>-0.028104188266294</text:p>
          </table:table-cell>
          <table:table-cell office:value-type="float" office:value="-0.0280536253720706" calcext:value-type="float">
            <text:p>-0.028053625372071</text:p>
          </table:table-cell>
          <table:table-cell office:value-type="float" office:value="-0.0280865817452744" calcext:value-type="float">
            <text:p>-0.028086581745274</text:p>
          </table:table-cell>
          <table:table-cell office:value-type="float" office:value="-0.0281472718386047" calcext:value-type="float">
            <text:p>-0.028147271838605</text:p>
          </table:table-cell>
          <table:table-cell office:value-type="float" office:value="-0.0281842139032396" calcext:value-type="float">
            <text:p>-0.02818421390324</text:p>
          </table:table-cell>
          <table:table-cell office:value-type="float" office:value="-0.0281817125415576" calcext:value-type="float">
            <text:p>-0.028181712541558</text:p>
          </table:table-cell>
          <table:table-cell office:value-type="float" office:value="-0.0281620974945898" calcext:value-type="float">
            <text:p>-0.02816209749459</text:p>
          </table:table-cell>
          <table:table-cell office:value-type="float" office:value="-0.0281446305120611" calcext:value-type="float">
            <text:p>-0.028144630512061</text:p>
          </table:table-cell>
          <table:table-cell office:value-type="float" office:value="-0.0281893944566981" calcext:value-type="float">
            <text:p>-0.028189394456698</text:p>
          </table:table-cell>
          <table:table-cell office:value-type="float" office:value="-0.0281527673624219" calcext:value-type="float">
            <text:p>-0.028152767362422</text:p>
          </table:table-cell>
          <table:table-cell office:value-type="float" office:value="-0.0281140768581736" calcext:value-type="float">
            <text:p>-0.028114076858174</text:p>
          </table:table-cell>
          <table:table-cell office:value-type="float" office:value="-0.028199167618933" calcext:value-type="float">
            <text:p>-0.028199167618933</text:p>
          </table:table-cell>
          <table:table-cell office:value-type="float" office:value="-0.0281937126567046" calcext:value-type="float">
            <text:p>-0.028193712656705</text:p>
          </table:table-cell>
          <table:table-cell office:value-type="float" office:value="-0.0281998647097929" calcext:value-type="float">
            <text:p>-0.028199864709793</text:p>
          </table:table-cell>
          <table:table-cell office:value-type="float" office:value="-0.0282009244038369" calcext:value-type="float">
            <text:p>-0.028200924403837</text:p>
          </table:table-cell>
          <table:table-cell office:value-type="float" office:value="-0.0282251536160139" calcext:value-type="float">
            <text:p>-0.028225153616014</text:p>
          </table:table-cell>
          <table:table-cell office:value-type="float" office:value="-0.0282539696643461" calcext:value-type="float">
            <text:p>-0.028253969664346</text:p>
          </table:table-cell>
          <table:table-cell office:value-type="float" office:value="-0.0282305468773613" calcext:value-type="float">
            <text:p>-0.028230546877361</text:p>
          </table:table-cell>
          <table:table-cell office:value-type="float" office:value="-0.0282586199168786" calcext:value-type="float">
            <text:p>-0.028258619916879</text:p>
          </table:table-cell>
          <table:table-cell office:value-type="float" office:value="-0.0282214607342561" calcext:value-type="float">
            <text:p>-0.028221460734256</text:p>
          </table:table-cell>
          <table:table-cell office:value-type="float" office:value="-0.0282609607214877" calcext:value-type="float">
            <text:p>-0.028260960721488</text:p>
          </table:table-cell>
          <table:table-cell office:value-type="float" office:value="-0.0282424822394461" calcext:value-type="float">
            <text:p>-0.028242482239446</text:p>
          </table:table-cell>
          <table:table-cell office:value-type="float" office:value="-0.0282853153461052" calcext:value-type="float">
            <text:p>-0.028285315346105</text:p>
          </table:table-cell>
          <table:table-cell office:value-type="float" office:value="-0.0282300475533286" calcext:value-type="float">
            <text:p>-0.028230047553329</text:p>
          </table:table-cell>
          <table:table-cell office:value-type="float" office:value="-0.0282151739955237" calcext:value-type="float">
            <text:p>-0.028215173995524</text:p>
          </table:table-cell>
          <table:table-cell office:value-type="float" office:value="-0.028216331800964" calcext:value-type="float">
            <text:p>-0.028216331800964</text:p>
          </table:table-cell>
          <table:table-cell office:value-type="float" office:value="-0.0282570199968536" calcext:value-type="float">
            <text:p>-0.028257019996854</text:p>
          </table:table-cell>
          <table:table-cell office:value-type="float" office:value="-0.0282633874072877" calcext:value-type="float">
            <text:p>-0.028263387407288</text:p>
          </table:table-cell>
          <table:table-cell office:value-type="float" office:value="-0.0281997436815513" calcext:value-type="float">
            <text:p>-0.028199743681551</text:p>
          </table:table-cell>
          <table:table-cell office:value-type="float" office:value="-0.0282264993495595" calcext:value-type="float">
            <text:p>-0.02822649934956</text:p>
          </table:table-cell>
          <table:table-cell office:value-type="float" office:value="-0.0282126608976024" calcext:value-type="float">
            <text:p>-0.028212660897602</text:p>
          </table:table-cell>
          <table:table-cell office:value-type="float" office:value="-0.0282076753982634" calcext:value-type="float">
            <text:p>-0.028207675398263</text:p>
          </table:table-cell>
          <table:table-cell office:value-type="float" office:value="-0.0283126507405227" calcext:value-type="float">
            <text:p>-0.028312650740523</text:p>
          </table:table-cell>
          <table:table-cell office:value-type="float" office:value="-0.0282569537249911" calcext:value-type="float">
            <text:p>-0.028256953724991</text:p>
          </table:table-cell>
          <table:table-cell office:value-type="float" office:value="-0.0282261586542468" calcext:value-type="float">
            <text:p>-0.028226158654247</text:p>
          </table:table-cell>
          <table:table-cell office:value-type="float" office:value="-0.0282651176559742" calcext:value-type="float">
            <text:p>-0.028265117655974</text:p>
          </table:table-cell>
          <table:table-cell office:value-type="float" office:value="-0.0282314010760006" calcext:value-type="float">
            <text:p>-0.028231401076001</text:p>
          </table:table-cell>
          <table:table-cell office:value-type="float" office:value="-0.0282988290647866" calcext:value-type="float">
            <text:p>-0.028298829064787</text:p>
          </table:table-cell>
          <table:table-cell office:value-type="float" office:value="-0.0282808996119795" calcext:value-type="float">
            <text:p>-0.02828089961198</text:p>
          </table:table-cell>
          <table:table-cell office:value-type="float" office:value="-0.0282529678459699" calcext:value-type="float">
            <text:p>-0.02825296784597</text:p>
          </table:table-cell>
          <table:table-cell office:value-type="float" office:value="-0.0282619406126427" calcext:value-type="float">
            <text:p>-0.028261940612643</text:p>
          </table:table-cell>
          <table:table-cell office:value-type="float" office:value="-0.0282354305081638" calcext:value-type="float">
            <text:p>-0.028235430508164</text:p>
          </table:table-cell>
          <table:table-cell office:value-type="float" office:value="-0.0282292496628613" calcext:value-type="float">
            <text:p>-0.028229249662861</text:p>
          </table:table-cell>
          <table:table-cell office:value-type="float" office:value="-0.0282592330342147" calcext:value-type="float">
            <text:p>-0.028259233034215</text:p>
          </table:table-cell>
          <table:table-cell office:value-type="float" office:value="-0.0282354274276723" calcext:value-type="float">
            <text:p>-0.028235427427672</text:p>
          </table:table-cell>
          <table:table-cell office:value-type="float" office:value="-0.0282133457195271" calcext:value-type="float">
            <text:p>-0.028213345719527</text:p>
          </table:table-cell>
          <table:table-cell office:value-type="float" office:value="-0.0282869587911543" calcext:value-type="float">
            <text:p>-0.028286958791154</text:p>
          </table:table-cell>
          <table:table-cell office:value-type="float" office:value="-0.0282413657841371" calcext:value-type="float">
            <text:p>-0.028241365784137</text:p>
          </table:table-cell>
          <table:table-cell office:value-type="float" office:value="-0.0282331350494076" calcext:value-type="float">
            <text:p>-0.028233135049408</text:p>
          </table:table-cell>
          <table:table-cell office:value-type="float" office:value="-0.028280826311874" calcext:value-type="float">
            <text:p>-0.028280826311874</text:p>
          </table:table-cell>
          <table:table-cell office:value-type="float" office:value="-0.0282660384386403" calcext:value-type="float">
            <text:p>-0.02826603843864</text:p>
          </table:table-cell>
          <table:table-cell office:value-type="float" office:value="-0.0282308421930749" calcext:value-type="float">
            <text:p>-0.028230842193075</text:p>
          </table:table-cell>
          <table:table-cell office:value-type="float" office:value="-0.0282392997620246" calcext:value-type="float">
            <text:p>-0.028239299762025</text:p>
          </table:table-cell>
          <table:table-cell office:value-type="float" office:value="-0.0282444789883572" calcext:value-type="float">
            <text:p>-0.028244478988357</text:p>
          </table:table-cell>
          <table:table-cell office:value-type="float" office:value="-0.0282420639405625" calcext:value-type="float">
            <text:p>-0.028242063940563</text:p>
          </table:table-cell>
          <table:table-cell office:value-type="float" office:value="-0.0282486039028428" calcext:value-type="float">
            <text:p>-0.028248603902843</text:p>
          </table:table-cell>
          <table:table-cell office:value-type="float" office:value="-0.0282149055973553" calcext:value-type="float">
            <text:p>-0.028214905597355</text:p>
          </table:table-cell>
          <table:table-cell office:value-type="float" office:value="-0.0282141178057014" calcext:value-type="float">
            <text:p>-0.028214117805701</text:p>
          </table:table-cell>
          <table:table-cell office:value-type="float" office:value="-0.0282627675654488" calcext:value-type="float">
            <text:p>-0.028262767565449</text:p>
          </table:table-cell>
          <table:table-cell office:value-type="float" office:value="-0.0282083261032016" calcext:value-type="float">
            <text:p>-0.028208326103202</text:p>
          </table:table-cell>
          <table:table-cell office:value-type="float" office:value="-0.0282343217033944" calcext:value-type="float">
            <text:p>-0.028234321703394</text:p>
          </table:table-cell>
          <table:table-cell office:value-type="float" office:value="-0.0282200402322052" calcext:value-type="float">
            <text:p>-0.028220040232205</text:p>
          </table:table-cell>
          <table:table-cell office:value-type="float" office:value="-0.0282304347557199" calcext:value-type="float">
            <text:p>-0.02823043475572</text:p>
          </table:table-cell>
          <table:table-cell office:value-type="float" office:value="-0.028235003207566" calcext:value-type="float">
            <text:p>-0.028235003207566</text:p>
          </table:table-cell>
          <table:table-cell office:value-type="float" office:value="-0.0282405171809451" calcext:value-type="float">
            <text:p>-0.028240517180945</text:p>
          </table:table-cell>
          <table:table-cell office:value-type="float" office:value="-0.0282668265198167" calcext:value-type="float">
            <text:p>-0.028266826519817</text:p>
          </table:table-cell>
          <table:table-cell office:value-type="float" office:value="-0.0282738675361308" calcext:value-type="float">
            <text:p>-0.028273867536131</text:p>
          </table:table-cell>
          <table:table-cell office:value-type="float" office:value="-0.0282489942853816" calcext:value-type="float">
            <text:p>-0.028248994285382</text:p>
          </table:table-cell>
          <table:table-cell office:value-type="float" office:value="-0.0282766899797078" calcext:value-type="float">
            <text:p>-0.028276689979708</text:p>
          </table:table-cell>
          <table:table-cell office:value-type="float" office:value="-0.0282126711945559" calcext:value-type="float">
            <text:p>-0.028212671194556</text:p>
          </table:table-cell>
          <table:table-cell office:value-type="float" office:value="-0.0282278618056878" calcext:value-type="float">
            <text:p>-0.028227861805688</text:p>
          </table:table-cell>
          <table:table-cell office:value-type="float" office:value="-0.0281969749140825" calcext:value-type="float">
            <text:p>-0.028196974914083</text:p>
          </table:table-cell>
          <table:table-cell office:value-type="float" office:value="-0.0282503787136432" calcext:value-type="float">
            <text:p>-0.028250378713643</text:p>
          </table:table-cell>
          <table:table-cell office:value-type="float" office:value="-0.0282317773952231" calcext:value-type="float">
            <text:p>-0.028231777395223</text:p>
          </table:table-cell>
          <table:table-cell office:value-type="float" office:value="-0.0282096795969625" calcext:value-type="float">
            <text:p>-0.028209679596963</text:p>
          </table:table-cell>
          <table:table-cell office:value-type="float" office:value="-0.0282511745211045" calcext:value-type="float">
            <text:p>-0.028251174521105</text:p>
          </table:table-cell>
          <table:table-cell office:value-type="float" office:value="-0.0282133199591575" calcext:value-type="float">
            <text:p>-0.028213319959158</text:p>
          </table:table-cell>
          <table:table-cell office:value-type="float" office:value="-0.0282243987712013" calcext:value-type="float">
            <text:p>-0.028224398771201</text:p>
          </table:table-cell>
          <table:table-cell office:value-type="float" office:value="-0.0282201759244279" calcext:value-type="float">
            <text:p>-0.028220175924428</text:p>
          </table:table-cell>
          <table:table-cell office:value-type="float" office:value="-0.028223933802024" calcext:value-type="float">
            <text:p>-0.028223933802024</text:p>
          </table:table-cell>
          <table:table-cell office:value-type="float" office:value="-0.0281824054474196" calcext:value-type="float">
            <text:p>-0.02818240544742</text:p>
          </table:table-cell>
          <table:table-cell office:value-type="float" office:value="-0.0282439904372143" calcext:value-type="float">
            <text:p>-0.028243990437214</text:p>
          </table:table-cell>
          <table:table-cell office:value-type="float" office:value="-0.0282027341319349" calcext:value-type="float">
            <text:p>-0.028202734131935</text:p>
          </table:table-cell>
          <table:table-cell office:value-type="float" office:value="-0.0282344214815173" calcext:value-type="float">
            <text:p>-0.028234421481517</text:p>
          </table:table-cell>
          <table:table-cell office:value-type="float" office:value="-0.0282316524685603" calcext:value-type="float">
            <text:p>-0.02823165246856</text:p>
          </table:table-cell>
          <table:table-cell office:value-type="float" office:value="-0.0282586391378324" calcext:value-type="float">
            <text:p>-0.028258639137832</text:p>
          </table:table-cell>
          <table:table-cell office:value-type="float" office:value="-0.028253016090179" calcext:value-type="float">
            <text:p>-0.028253016090179</text:p>
          </table:table-cell>
          <table:table-cell office:value-type="float" office:value="-0.0282298067824979" calcext:value-type="float">
            <text:p>-0.028229806782498</text:p>
          </table:table-cell>
          <table:table-cell office:value-type="float" office:value="-0.0282395259105065" calcext:value-type="float">
            <text:p>-0.028239525910507</text:p>
          </table:table-cell>
          <table:table-cell office:value-type="float" office:value="-0.0282219478991736" calcext:value-type="float">
            <text:p>-0.028221947899174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1776530509636" calcext:value-type="float">
            <text:p>0.561776530509636</text:p>
          </table:table-cell>
          <table:table-cell office:value-type="float" office:value="0.56247061577607" calcext:value-type="float">
            <text:p>0.56247061577607</text:p>
          </table:table-cell>
          <table:table-cell office:value-type="float" office:value="0.561712914510877" calcext:value-type="float">
            <text:p>0.561712914510877</text:p>
          </table:table-cell>
          <table:table-cell office:value-type="float" office:value="0.561879125773653" calcext:value-type="float">
            <text:p>0.561879125773653</text:p>
          </table:table-cell>
          <table:table-cell office:value-type="float" office:value="0.561088878653613" calcext:value-type="float">
            <text:p>0.561088878653613</text:p>
          </table:table-cell>
          <table:table-cell office:value-type="float" office:value="0.562020713016775" calcext:value-type="float">
            <text:p>0.562020713016775</text:p>
          </table:table-cell>
          <table:table-cell office:value-type="float" office:value="0.562229841788253" calcext:value-type="float">
            <text:p>0.562229841788253</text:p>
          </table:table-cell>
          <table:table-cell office:value-type="float" office:value="0.562484104220153" calcext:value-type="float">
            <text:p>0.562484104220153</text:p>
          </table:table-cell>
          <table:table-cell office:value-type="float" office:value="0.560946538245449" calcext:value-type="float">
            <text:p>0.560946538245449</text:p>
          </table:table-cell>
          <table:table-cell office:value-type="float" office:value="0.561423001714434" calcext:value-type="float">
            <text:p>0.561423001714434</text:p>
          </table:table-cell>
          <table:table-cell office:value-type="float" office:value="0.56191009109123" calcext:value-type="float">
            <text:p>0.56191009109123</text:p>
          </table:table-cell>
          <table:table-cell office:value-type="float" office:value="0.562151293468779" calcext:value-type="float">
            <text:p>0.562151293468779</text:p>
          </table:table-cell>
          <table:table-cell office:value-type="float" office:value="0.562489110358223" calcext:value-type="float">
            <text:p>0.562489110358223</text:p>
          </table:table-cell>
          <table:table-cell office:value-type="float" office:value="0.561703421905198" calcext:value-type="float">
            <text:p>0.561703421905198</text:p>
          </table:table-cell>
          <table:table-cell office:value-type="float" office:value="0.562417239568283" calcext:value-type="float">
            <text:p>0.562417239568283</text:p>
          </table:table-cell>
          <table:table-cell office:value-type="float" office:value="0.562258888031123" calcext:value-type="float">
            <text:p>0.562258888031123</text:p>
          </table:table-cell>
          <table:table-cell office:value-type="float" office:value="0.56187156347007" calcext:value-type="float">
            <text:p>0.56187156347007</text:p>
          </table:table-cell>
          <table:table-cell office:value-type="float" office:value="0.562167447117794" calcext:value-type="float">
            <text:p>0.562167447117794</text:p>
          </table:table-cell>
          <table:table-cell office:value-type="float" office:value="0.562962128658639" calcext:value-type="float">
            <text:p>0.562962128658639</text:p>
          </table:table-cell>
          <table:table-cell office:value-type="float" office:value="0.562216015885094" calcext:value-type="float">
            <text:p>0.562216015885094</text:p>
          </table:table-cell>
          <table:table-cell office:value-type="float" office:value="0.56153875515293" calcext:value-type="float">
            <text:p>0.56153875515293</text:p>
          </table:table-cell>
          <table:table-cell office:value-type="float" office:value="0.562288618820994" calcext:value-type="float">
            <text:p>0.562288618820994</text:p>
          </table:table-cell>
          <table:table-cell office:value-type="float" office:value="0.561195193330792" calcext:value-type="float">
            <text:p>0.561195193330792</text:p>
          </table:table-cell>
          <table:table-cell office:value-type="float" office:value="0.562586587374976" calcext:value-type="float">
            <text:p>0.562586587374976</text:p>
          </table:table-cell>
          <table:table-cell office:value-type="float" office:value="0.562144630305455" calcext:value-type="float">
            <text:p>0.562144630305455</text:p>
          </table:table-cell>
          <table:table-cell office:value-type="float" office:value="0.561122774032029" calcext:value-type="float">
            <text:p>0.561122774032029</text:p>
          </table:table-cell>
          <table:table-cell office:value-type="float" office:value="0.562159436112999" calcext:value-type="float">
            <text:p>0.562159436112999</text:p>
          </table:table-cell>
          <table:table-cell office:value-type="float" office:value="0.563455778812841" calcext:value-type="float">
            <text:p>0.563455778812841</text:p>
          </table:table-cell>
          <table:table-cell office:value-type="float" office:value="0.561477657136192" calcext:value-type="float">
            <text:p>0.561477657136192</text:p>
          </table:table-cell>
          <table:table-cell office:value-type="float" office:value="0.563089240611113" calcext:value-type="float">
            <text:p>0.563089240611113</text:p>
          </table:table-cell>
          <table:table-cell office:value-type="float" office:value="0.562014926228485" calcext:value-type="float">
            <text:p>0.562014926228485</text:p>
          </table:table-cell>
          <table:table-cell office:value-type="float" office:value="0.561263906119858" calcext:value-type="float">
            <text:p>0.561263906119858</text:p>
          </table:table-cell>
          <table:table-cell office:value-type="float" office:value="0.562371694961677" calcext:value-type="float">
            <text:p>0.562371694961677</text:p>
          </table:table-cell>
          <table:table-cell office:value-type="float" office:value="0.5620283172678" calcext:value-type="float">
            <text:p>0.5620283172678</text:p>
          </table:table-cell>
          <table:table-cell office:value-type="float" office:value="0.562163272120205" calcext:value-type="float">
            <text:p>0.562163272120205</text:p>
          </table:table-cell>
          <table:table-cell office:value-type="float" office:value="0.562284555279412" calcext:value-type="float">
            <text:p>0.562284555279412</text:p>
          </table:table-cell>
          <table:table-cell office:value-type="float" office:value="0.56201170398214" calcext:value-type="float">
            <text:p>0.56201170398214</text:p>
          </table:table-cell>
          <table:table-cell office:value-type="float" office:value="0.560460868362746" calcext:value-type="float">
            <text:p>0.560460868362746</text:p>
          </table:table-cell>
          <table:table-cell office:value-type="float" office:value="0.561923374939744" calcext:value-type="float">
            <text:p>0.561923374939744</text:p>
          </table:table-cell>
          <table:table-cell office:value-type="float" office:value="0.561714969228334" calcext:value-type="float">
            <text:p>0.561714969228334</text:p>
          </table:table-cell>
          <table:table-cell office:value-type="float" office:value="0.561838656776781" calcext:value-type="float">
            <text:p>0.561838656776781</text:p>
          </table:table-cell>
          <table:table-cell office:value-type="float" office:value="0.562095181748253" calcext:value-type="float">
            <text:p>0.562095181748253</text:p>
          </table:table-cell>
          <table:table-cell office:value-type="float" office:value="0.562029469464958" calcext:value-type="float">
            <text:p>0.562029469464958</text:p>
          </table:table-cell>
          <table:table-cell office:value-type="float" office:value="0.562721449364802" calcext:value-type="float">
            <text:p>0.562721449364802</text:p>
          </table:table-cell>
          <table:table-cell office:value-type="float" office:value="0.562754763004345" calcext:value-type="float">
            <text:p>0.562754763004345</text:p>
          </table:table-cell>
          <table:table-cell office:value-type="float" office:value="0.562250339550932" calcext:value-type="float">
            <text:p>0.562250339550932</text:p>
          </table:table-cell>
          <table:table-cell office:value-type="float" office:value="0.56282548031325" calcext:value-type="float">
            <text:p>0.56282548031325</text:p>
          </table:table-cell>
          <table:table-cell office:value-type="float" office:value="0.562094067395555" calcext:value-type="float">
            <text:p>0.562094067395555</text:p>
          </table:table-cell>
          <table:table-cell office:value-type="float" office:value="0.562344062632814" calcext:value-type="float">
            <text:p>0.562344062632814</text:p>
          </table:table-cell>
          <table:table-cell office:value-type="float" office:value="0.562740085865309" calcext:value-type="float">
            <text:p>0.562740085865309</text:p>
          </table:table-cell>
          <table:table-cell office:value-type="float" office:value="0.561451666647316" calcext:value-type="float">
            <text:p>0.561451666647316</text:p>
          </table:table-cell>
          <table:table-cell office:value-type="float" office:value="0.561222520674184" calcext:value-type="float">
            <text:p>0.561222520674184</text:p>
          </table:table-cell>
          <table:table-cell office:value-type="float" office:value="0.561818276338503" calcext:value-type="float">
            <text:p>0.561818276338503</text:p>
          </table:table-cell>
          <table:table-cell office:value-type="float" office:value="0.561689555320228" calcext:value-type="float">
            <text:p>0.561689555320228</text:p>
          </table:table-cell>
          <table:table-cell office:value-type="float" office:value="0.561786676836395" calcext:value-type="float">
            <text:p>0.561786676836395</text:p>
          </table:table-cell>
          <table:table-cell office:value-type="float" office:value="0.562405660575177" calcext:value-type="float">
            <text:p>0.562405660575177</text:p>
          </table:table-cell>
          <table:table-cell office:value-type="float" office:value="0.560965733288603" calcext:value-type="float">
            <text:p>0.560965733288603</text:p>
          </table:table-cell>
          <table:table-cell office:value-type="float" office:value="0.562314322108176" calcext:value-type="float">
            <text:p>0.562314322108176</text:p>
          </table:table-cell>
          <table:table-cell office:value-type="float" office:value="0.561475089573619" calcext:value-type="float">
            <text:p>0.561475089573619</text:p>
          </table:table-cell>
          <table:table-cell office:value-type="float" office:value="0.562515359707755" calcext:value-type="float">
            <text:p>0.562515359707755</text:p>
          </table:table-cell>
          <table:table-cell office:value-type="float" office:value="0.562305735836753" calcext:value-type="float">
            <text:p>0.562305735836753</text:p>
          </table:table-cell>
          <table:table-cell office:value-type="float" office:value="0.562398582888434" calcext:value-type="float">
            <text:p>0.562398582888434</text:p>
          </table:table-cell>
          <table:table-cell office:value-type="float" office:value="0.562686917841972" calcext:value-type="float">
            <text:p>0.562686917841972</text:p>
          </table:table-cell>
          <table:table-cell office:value-type="float" office:value="0.56227577527182" calcext:value-type="float">
            <text:p>0.56227577527182</text:p>
          </table:table-cell>
          <table:table-cell office:value-type="float" office:value="0.562442008370518" calcext:value-type="float">
            <text:p>0.562442008370518</text:p>
          </table:table-cell>
          <table:table-cell office:value-type="float" office:value="0.562288249366244" calcext:value-type="float">
            <text:p>0.562288249366244</text:p>
          </table:table-cell>
          <table:table-cell office:value-type="float" office:value="0.562254741738296" calcext:value-type="float">
            <text:p>0.562254741738296</text:p>
          </table:table-cell>
          <table:table-cell office:value-type="float" office:value="0.561998871217854" calcext:value-type="float">
            <text:p>0.561998871217854</text:p>
          </table:table-cell>
          <table:table-cell office:value-type="float" office:value="0.561535577852584" calcext:value-type="float">
            <text:p>0.561535577852584</text:p>
          </table:table-cell>
          <table:table-cell office:value-type="float" office:value="0.561135721325953" calcext:value-type="float">
            <text:p>0.561135721325953</text:p>
          </table:table-cell>
          <table:table-cell office:value-type="float" office:value="0.560882401113987" calcext:value-type="float">
            <text:p>0.560882401113987</text:p>
          </table:table-cell>
          <table:table-cell office:value-type="float" office:value="0.562735702293401" calcext:value-type="float">
            <text:p>0.562735702293401</text:p>
          </table:table-cell>
          <table:table-cell office:value-type="float" office:value="0.562096338564669" calcext:value-type="float">
            <text:p>0.562096338564669</text:p>
          </table:table-cell>
          <table:table-cell office:value-type="float" office:value="0.562163633710801" calcext:value-type="float">
            <text:p>0.562163633710801</text:p>
          </table:table-cell>
          <table:table-cell office:value-type="float" office:value="0.561504686444411" calcext:value-type="float">
            <text:p>0.561504686444411</text:p>
          </table:table-cell>
          <table:table-cell office:value-type="float" office:value="0.562141897803758" calcext:value-type="float">
            <text:p>0.562141897803758</text:p>
          </table:table-cell>
          <table:table-cell office:value-type="float" office:value="0.560187672621685" calcext:value-type="float">
            <text:p>0.560187672621685</text:p>
          </table:table-cell>
          <table:table-cell office:value-type="float" office:value="0.561687153255987" calcext:value-type="float">
            <text:p>0.561687153255987</text:p>
          </table:table-cell>
          <table:table-cell office:value-type="float" office:value="0.562578238531681" calcext:value-type="float">
            <text:p>0.562578238531681</text:p>
          </table:table-cell>
          <table:table-cell office:value-type="float" office:value="0.563276733647877" calcext:value-type="float">
            <text:p>0.563276733647877</text:p>
          </table:table-cell>
          <table:table-cell office:value-type="float" office:value="0.562807646612745" calcext:value-type="float">
            <text:p>0.562807646612745</text:p>
          </table:table-cell>
          <table:table-cell office:value-type="float" office:value="0.561495530445651" calcext:value-type="float">
            <text:p>0.561495530445651</text:p>
          </table:table-cell>
          <table:table-cell office:value-type="float" office:value="0.562232821119865" calcext:value-type="float">
            <text:p>0.562232821119865</text:p>
          </table:table-cell>
          <table:table-cell office:value-type="float" office:value="0.563411835972221" calcext:value-type="float">
            <text:p>0.563411835972221</text:p>
          </table:table-cell>
          <table:table-cell office:value-type="float" office:value="0.566345364137963" calcext:value-type="float">
            <text:p>0.566345364137963</text:p>
          </table:table-cell>
          <table:table-cell office:value-type="float" office:value="0.563407204619547" calcext:value-type="float">
            <text:p>0.563407204619547</text:p>
          </table:table-cell>
          <table:table-cell office:value-type="float" office:value="0.57124847159503" calcext:value-type="float">
            <text:p>0.57124847159503</text:p>
          </table:table-cell>
          <table:table-cell office:value-type="float" office:value="0.563743674762819" calcext:value-type="float">
            <text:p>0.563743674762819</text:p>
          </table:table-cell>
          <table:table-cell office:value-type="float" office:value="0.564266317776244" calcext:value-type="float">
            <text:p>0.564266317776244</text:p>
          </table:table-cell>
          <table:table-cell office:value-type="float" office:value="0.565262187339363" calcext:value-type="float">
            <text:p>0.565262187339363</text:p>
          </table:table-cell>
          <table:table-cell office:value-type="float" office:value="0.558263985178345" calcext:value-type="float">
            <text:p>0.558263985178345</text:p>
          </table:table-cell>
          <table:table-cell office:value-type="float" office:value="0.561153343738542" calcext:value-type="float">
            <text:p>0.561153343738542</text:p>
          </table:table-cell>
          <table:table-cell office:value-type="float" office:value="0.575652851171405" calcext:value-type="float">
            <text:p>0.575652851171405</text:p>
          </table:table-cell>
          <table:table-cell office:value-type="float" office:value="0.56978302395383" calcext:value-type="float">
            <text:p>0.56978302395383</text:p>
          </table:table-cell>
          <table:table-cell office:value-type="float" office:value="0.567674905474137" calcext:value-type="float">
            <text:p>0.567674905474137</text:p>
          </table:table-cell>
          <table:table-cell office:value-type="float" office:value="0.562271933587582" calcext:value-type="float">
            <text:p>0.562271933587582</text:p>
          </table:table-cell>
          <table:table-cell office:value-type="float" office:value="0.556670802848895" calcext:value-type="float">
            <text:p>0.556670802848895</text:p>
          </table:table-cell>
          <table:table-cell office:value-type="float" office:value="0.548084197202422" calcext:value-type="float">
            <text:p>0.548084197202422</text:p>
          </table:table-cell>
          <table:table-cell office:value-type="float" office:value="0.549508970271116" calcext:value-type="float">
            <text:p>0.549508970271116</text:p>
          </table:table-cell>
          <table:table-cell office:value-type="float" office:value="0.551081387593773" calcext:value-type="float">
            <text:p>0.551081387593773</text:p>
          </table:table-cell>
          <table:table-cell office:value-type="float" office:value="0.53187723351361" calcext:value-type="float">
            <text:p>0.53187723351361</text:p>
          </table:table-cell>
          <table:table-cell office:value-type="float" office:value="0.523680952453499" calcext:value-type="float">
            <text:p>0.523680952453499</text:p>
          </table:table-cell>
          <table:table-cell office:value-type="float" office:value="0.521130052285102" calcext:value-type="float">
            <text:p>0.521130052285102</text:p>
          </table:table-cell>
          <table:table-cell office:value-type="float" office:value="0.540764524201487" calcext:value-type="float">
            <text:p>0.540764524201487</text:p>
          </table:table-cell>
          <table:table-cell office:value-type="float" office:value="0.529131449472137" calcext:value-type="float">
            <text:p>0.529131449472137</text:p>
          </table:table-cell>
          <table:table-cell office:value-type="float" office:value="0.5352320359447" calcext:value-type="float">
            <text:p>0.5352320359447</text:p>
          </table:table-cell>
          <table:table-cell office:value-type="float" office:value="0.535925607605661" calcext:value-type="float">
            <text:p>0.535925607605661</text:p>
          </table:table-cell>
          <table:table-cell office:value-type="float" office:value="0.533796463318005" calcext:value-type="float">
            <text:p>0.533796463318005</text:p>
          </table:table-cell>
          <table:table-cell office:value-type="float" office:value="0.537562399594439" calcext:value-type="float">
            <text:p>0.537562399594439</text:p>
          </table:table-cell>
          <table:table-cell office:value-type="float" office:value="0.540789236858664" calcext:value-type="float">
            <text:p>0.540789236858664</text:p>
          </table:table-cell>
          <table:table-cell office:value-type="float" office:value="0.520585326454104" calcext:value-type="float">
            <text:p>0.520585326454104</text:p>
          </table:table-cell>
          <table:table-cell office:value-type="float" office:value="0.516757668121263" calcext:value-type="float">
            <text:p>0.516757668121263</text:p>
          </table:table-cell>
          <table:table-cell office:value-type="float" office:value="0.52262448205355" calcext:value-type="float">
            <text:p>0.52262448205355</text:p>
          </table:table-cell>
          <table:table-cell office:value-type="float" office:value="0.514000551752946" calcext:value-type="float">
            <text:p>0.514000551752946</text:p>
          </table:table-cell>
          <table:table-cell office:value-type="float" office:value="0.512868132924644" calcext:value-type="float">
            <text:p>0.512868132924644</text:p>
          </table:table-cell>
          <table:table-cell office:value-type="float" office:value="0.514226030967867" calcext:value-type="float">
            <text:p>0.514226030967867</text:p>
          </table:table-cell>
          <table:table-cell office:value-type="float" office:value="0.534198234141897" calcext:value-type="float">
            <text:p>0.534198234141897</text:p>
          </table:table-cell>
          <table:table-cell office:value-type="float" office:value="0.532366105787317" calcext:value-type="float">
            <text:p>0.532366105787317</text:p>
          </table:table-cell>
          <table:table-cell office:value-type="float" office:value="0.541721274770643" calcext:value-type="float">
            <text:p>0.541721274770643</text:p>
          </table:table-cell>
          <table:table-cell office:value-type="float" office:value="0.536088529784712" calcext:value-type="float">
            <text:p>0.536088529784712</text:p>
          </table:table-cell>
          <table:table-cell office:value-type="float" office:value="0.535342578290632" calcext:value-type="float">
            <text:p>0.535342578290632</text:p>
          </table:table-cell>
          <table:table-cell office:value-type="float" office:value="0.520960327043508" calcext:value-type="float">
            <text:p>0.520960327043508</text:p>
          </table:table-cell>
          <table:table-cell office:value-type="float" office:value="0.515625880728391" calcext:value-type="float">
            <text:p>0.515625880728391</text:p>
          </table:table-cell>
          <table:table-cell office:value-type="float" office:value="0.516109526826245" calcext:value-type="float">
            <text:p>0.516109526826245</text:p>
          </table:table-cell>
          <table:table-cell office:value-type="float" office:value="0.507936400196122" calcext:value-type="float">
            <text:p>0.507936400196122</text:p>
          </table:table-cell>
          <table:table-cell office:value-type="float" office:value="0.508709555775702" calcext:value-type="float">
            <text:p>0.508709555775702</text:p>
          </table:table-cell>
          <table:table-cell office:value-type="float" office:value="0.522679639897112" calcext:value-type="float">
            <text:p>0.522679639897112</text:p>
          </table:table-cell>
          <table:table-cell office:value-type="float" office:value="0.524970343244194" calcext:value-type="float">
            <text:p>0.524970343244194</text:p>
          </table:table-cell>
          <table:table-cell office:value-type="float" office:value="0.527623140755187" calcext:value-type="float">
            <text:p>0.527623140755187</text:p>
          </table:table-cell>
          <table:table-cell office:value-type="float" office:value="0.528447804847059" calcext:value-type="float">
            <text:p>0.528447804847059</text:p>
          </table:table-cell>
          <table:table-cell office:value-type="float" office:value="0.530365802632864" calcext:value-type="float">
            <text:p>0.530365802632864</text:p>
          </table:table-cell>
          <table:table-cell office:value-type="float" office:value="0.522366571268568" calcext:value-type="float">
            <text:p>0.522366571268568</text:p>
          </table:table-cell>
          <table:table-cell office:value-type="float" office:value="0.525897578411969" calcext:value-type="float">
            <text:p>0.525897578411969</text:p>
          </table:table-cell>
          <table:table-cell office:value-type="float" office:value="0.529732581074398" calcext:value-type="float">
            <text:p>0.529732581074398</text:p>
          </table:table-cell>
          <table:table-cell office:value-type="float" office:value="0.532029072948278" calcext:value-type="float">
            <text:p>0.532029072948278</text:p>
          </table:table-cell>
          <table:table-cell office:value-type="float" office:value="0.524589292542738" calcext:value-type="float">
            <text:p>0.524589292542738</text:p>
          </table:table-cell>
          <table:table-cell office:value-type="float" office:value="0.515082495873619" calcext:value-type="float">
            <text:p>0.515082495873619</text:p>
          </table:table-cell>
          <table:table-cell office:value-type="float" office:value="0.514683036403622" calcext:value-type="float">
            <text:p>0.514683036403622</text:p>
          </table:table-cell>
          <table:table-cell office:value-type="float" office:value="0.509479560841749" calcext:value-type="float">
            <text:p>0.509479560841749</text:p>
          </table:table-cell>
          <table:table-cell office:value-type="float" office:value="0.508742276641486" calcext:value-type="float">
            <text:p>0.508742276641486</text:p>
          </table:table-cell>
          <table:table-cell office:value-type="float" office:value="0.521382514815012" calcext:value-type="float">
            <text:p>0.521382514815012</text:p>
          </table:table-cell>
          <table:table-cell office:value-type="float" office:value="0.51905330795774" calcext:value-type="float">
            <text:p>0.51905330795774</text:p>
          </table:table-cell>
          <table:table-cell office:value-type="float" office:value="0.530556070591775" calcext:value-type="float">
            <text:p>0.530556070591775</text:p>
          </table:table-cell>
          <table:table-cell office:value-type="float" office:value="0.528472284011297" calcext:value-type="float">
            <text:p>0.528472284011297</text:p>
          </table:table-cell>
          <table:table-cell office:value-type="float" office:value="0.531155755815919" calcext:value-type="float">
            <text:p>0.531155755815919</text:p>
          </table:table-cell>
          <table:table-cell office:value-type="float" office:value="0.531267358228271" calcext:value-type="float">
            <text:p>0.531267358228271</text:p>
          </table:table-cell>
          <table:table-cell office:value-type="float" office:value="0.537844613802147" calcext:value-type="float">
            <text:p>0.537844613802147</text:p>
          </table:table-cell>
          <table:table-cell office:value-type="float" office:value="0.523047451093941" calcext:value-type="float">
            <text:p>0.523047451093941</text:p>
          </table:table-cell>
          <table:table-cell office:value-type="float" office:value="0.525404974603726" calcext:value-type="float">
            <text:p>0.525404974603726</text:p>
          </table:table-cell>
          <table:table-cell office:value-type="float" office:value="0.527405230185163" calcext:value-type="float">
            <text:p>0.527405230185163</text:p>
          </table:table-cell>
          <table:table-cell office:value-type="float" office:value="0.519560028683822" calcext:value-type="float">
            <text:p>0.519560028683822</text:p>
          </table:table-cell>
          <table:table-cell office:value-type="float" office:value="0.516275225405024" calcext:value-type="float">
            <text:p>0.516275225405024</text:p>
          </table:table-cell>
          <table:table-cell office:value-type="float" office:value="0.534297021188158" calcext:value-type="float">
            <text:p>0.534297021188158</text:p>
          </table:table-cell>
          <table:table-cell office:value-type="float" office:value="0.53473750945415" calcext:value-type="float">
            <text:p>0.53473750945415</text:p>
          </table:table-cell>
          <table:table-cell office:value-type="float" office:value="0.542751081704979" calcext:value-type="float">
            <text:p>0.542751081704979</text:p>
          </table:table-cell>
          <table:table-cell office:value-type="float" office:value="0.548139624647064" calcext:value-type="float">
            <text:p>0.548139624647064</text:p>
          </table:table-cell>
          <table:table-cell office:value-type="float" office:value="0.555284192559514" calcext:value-type="float">
            <text:p>0.555284192559514</text:p>
          </table:table-cell>
          <table:table-cell office:value-type="float" office:value="0.552747116367938" calcext:value-type="float">
            <text:p>0.552747116367938</text:p>
          </table:table-cell>
          <table:table-cell office:value-type="float" office:value="0.541248691982722" calcext:value-type="float">
            <text:p>0.541248691982722</text:p>
          </table:table-cell>
          <table:table-cell office:value-type="float" office:value="0.533356620129433" calcext:value-type="float">
            <text:p>0.533356620129433</text:p>
          </table:table-cell>
          <table:table-cell office:value-type="float" office:value="0.536541395993243" calcext:value-type="float">
            <text:p>0.536541395993243</text:p>
          </table:table-cell>
          <table:table-cell office:value-type="float" office:value="0.54755663462137" calcext:value-type="float">
            <text:p>0.54755663462137</text:p>
          </table:table-cell>
          <table:table-cell office:value-type="float" office:value="0.579326611317075" calcext:value-type="float">
            <text:p>0.579326611317075</text:p>
          </table:table-cell>
          <table:table-cell office:value-type="float" office:value="0.584858134442978" calcext:value-type="float">
            <text:p>0.584858134442978</text:p>
          </table:table-cell>
          <table:table-cell office:value-type="float" office:value="0.568458628040445" calcext:value-type="float">
            <text:p>0.568458628040445</text:p>
          </table:table-cell>
          <table:table-cell office:value-type="float" office:value="0.573540804051071" calcext:value-type="float">
            <text:p>0.573540804051071</text:p>
          </table:table-cell>
          <table:table-cell office:value-type="float" office:value="0.556089491505593" calcext:value-type="float">
            <text:p>0.556089491505593</text:p>
          </table:table-cell>
          <table:table-cell office:value-type="float" office:value="0.549147706973484" calcext:value-type="float">
            <text:p>0.549147706973484</text:p>
          </table:table-cell>
          <table:table-cell office:value-type="float" office:value="0.53082043704548" calcext:value-type="float">
            <text:p>0.53082043704548</text:p>
          </table:table-cell>
          <table:table-cell office:value-type="float" office:value="0.543969399583925" calcext:value-type="float">
            <text:p>0.543969399583925</text:p>
          </table:table-cell>
          <table:table-cell office:value-type="float" office:value="0.52384868064249" calcext:value-type="float">
            <text:p>0.52384868064249</text:p>
          </table:table-cell>
          <table:table-cell office:value-type="float" office:value="0.526992528047474" calcext:value-type="float">
            <text:p>0.526992528047474</text:p>
          </table:table-cell>
          <table:table-cell office:value-type="float" office:value="0.548466982550051" calcext:value-type="float">
            <text:p>0.548466982550051</text:p>
          </table:table-cell>
          <table:table-cell office:value-type="float" office:value="0.552159678437935" calcext:value-type="float">
            <text:p>0.552159678437935</text:p>
          </table:table-cell>
          <table:table-cell office:value-type="float" office:value="0.564430364368702" calcext:value-type="float">
            <text:p>0.564430364368702</text:p>
          </table:table-cell>
          <table:table-cell office:value-type="float" office:value="0.57290870346685" calcext:value-type="float">
            <text:p>0.57290870346685</text:p>
          </table:table-cell>
          <table:table-cell office:value-type="float" office:value="0.573255308960704" calcext:value-type="float">
            <text:p>0.573255308960704</text:p>
          </table:table-cell>
          <table:table-cell office:value-type="float" office:value="0.570571069625236" calcext:value-type="float">
            <text:p>0.570571069625236</text:p>
          </table:table-cell>
          <table:table-cell office:value-type="float" office:value="0.558060612299293" calcext:value-type="float">
            <text:p>0.558060612299293</text:p>
          </table:table-cell>
          <table:table-cell office:value-type="float" office:value="0.534212231908667" calcext:value-type="float">
            <text:p>0.534212231908667</text:p>
          </table:table-cell>
          <table:table-cell office:value-type="float" office:value="0.534778241088021" calcext:value-type="float">
            <text:p>0.534778241088021</text:p>
          </table:table-cell>
          <table:table-cell office:value-type="float" office:value="0.544963700725504" calcext:value-type="float">
            <text:p>0.544963700725504</text:p>
          </table:table-cell>
          <table:table-cell office:value-type="float" office:value="0.521884360121181" calcext:value-type="float">
            <text:p>0.521884360121181</text:p>
          </table:table-cell>
          <table:table-cell office:value-type="float" office:value="0.524970657757336" calcext:value-type="float">
            <text:p>0.524970657757336</text:p>
          </table:table-cell>
          <table:table-cell office:value-type="float" office:value="0.531100465558951" calcext:value-type="float">
            <text:p>0.531100465558951</text:p>
          </table:table-cell>
          <table:table-cell office:value-type="float" office:value="0.527849525618132" calcext:value-type="float">
            <text:p>0.527849525618132</text:p>
          </table:table-cell>
          <table:table-cell office:value-type="float" office:value="0.548627795646205" calcext:value-type="float">
            <text:p>0.548627795646205</text:p>
          </table:table-cell>
          <table:table-cell office:value-type="float" office:value="0.541500425139608" calcext:value-type="float">
            <text:p>0.541500425139608</text:p>
          </table:table-cell>
          <table:table-cell office:value-type="float" office:value="0.549368706314976" calcext:value-type="float">
            <text:p>0.549368706314976</text:p>
          </table:table-cell>
          <table:table-cell office:value-type="float" office:value="0.545441486845343" calcext:value-type="float">
            <text:p>0.545441486845343</text:p>
          </table:table-cell>
          <table:table-cell office:value-type="float" office:value="0.541720816649352" calcext:value-type="float">
            <text:p>0.541720816649352</text:p>
          </table:table-cell>
          <table:table-cell office:value-type="float" office:value="0.557328612034642" calcext:value-type="float">
            <text:p>0.557328612034642</text:p>
          </table:table-cell>
          <table:table-cell office:value-type="float" office:value="0.547316574780536" calcext:value-type="float">
            <text:p>0.547316574780536</text:p>
          </table:table-cell>
          <table:table-cell office:value-type="float" office:value="0.563074628750264" calcext:value-type="float">
            <text:p>0.563074628750264</text:p>
          </table:table-cell>
          <table:table-cell office:value-type="float" office:value="0.561887044860086" calcext:value-type="float">
            <text:p>0.561887044860086</text:p>
          </table:table-cell>
          <table:table-cell office:value-type="float" office:value="0.55787134417028" calcext:value-type="float">
            <text:p>0.55787134417028</text:p>
          </table:table-cell>
          <table:table-cell office:value-type="float" office:value="0.561972532917647" calcext:value-type="float">
            <text:p>0.561972532917647</text:p>
          </table:table-cell>
          <table:table-cell office:value-type="float" office:value="0.556457418790228" calcext:value-type="float">
            <text:p>0.556457418790228</text:p>
          </table:table-cell>
          <table:table-cell office:value-type="float" office:value="0.567763623729297" calcext:value-type="float">
            <text:p>0.567763623729297</text:p>
          </table:table-cell>
          <table:table-cell office:value-type="float" office:value="0.550516360258551" calcext:value-type="float">
            <text:p>0.550516360258551</text:p>
          </table:table-cell>
          <table:table-cell office:value-type="float" office:value="0.553512035914151" calcext:value-type="float">
            <text:p>0.553512035914151</text:p>
          </table:table-cell>
          <table:table-cell office:value-type="float" office:value="0.553159817660767" calcext:value-type="float">
            <text:p>0.553159817660767</text:p>
          </table:table-cell>
          <table:table-cell office:value-type="float" office:value="0.542308473360853" calcext:value-type="float">
            <text:p>0.542308473360853</text:p>
          </table:table-cell>
          <table:table-cell office:value-type="float" office:value="0.535754070128209" calcext:value-type="float">
            <text:p>0.535754070128209</text:p>
          </table:table-cell>
          <table:table-cell office:value-type="float" office:value="0.558897215401225" calcext:value-type="float">
            <text:p>0.558897215401225</text:p>
          </table:table-cell>
          <table:table-cell office:value-type="float" office:value="0.552553811328102" calcext:value-type="float">
            <text:p>0.552553811328102</text:p>
          </table:table-cell>
          <table:table-cell office:value-type="float" office:value="0.557627107311995" calcext:value-type="float">
            <text:p>0.557627107311995</text:p>
          </table:table-cell>
          <table:table-cell office:value-type="float" office:value="0.562441896745116" calcext:value-type="float">
            <text:p>0.562441896745116</text:p>
          </table:table-cell>
          <table:table-cell office:value-type="float" office:value="0.558026365255641" calcext:value-type="float">
            <text:p>0.558026365255641</text:p>
          </table:table-cell>
          <table:table-cell office:value-type="float" office:value="0.552776518853548" calcext:value-type="float">
            <text:p>0.552776518853548</text:p>
          </table:table-cell>
          <table:table-cell office:value-type="float" office:value="0.552467685180409" calcext:value-type="float">
            <text:p>0.552467685180409</text:p>
          </table:table-cell>
          <table:table-cell office:value-type="float" office:value="0.568673141338329" calcext:value-type="float">
            <text:p>0.568673141338329</text:p>
          </table:table-cell>
          <table:table-cell office:value-type="float" office:value="0.54937812448054" calcext:value-type="float">
            <text:p>0.54937812448054</text:p>
          </table:table-cell>
          <table:table-cell office:value-type="float" office:value="0.547964534981681" calcext:value-type="float">
            <text:p>0.547964534981681</text:p>
          </table:table-cell>
          <table:table-cell office:value-type="float" office:value="0.54673482733905" calcext:value-type="float">
            <text:p>0.54673482733905</text:p>
          </table:table-cell>
          <table:table-cell office:value-type="float" office:value="0.53290986387505" calcext:value-type="float">
            <text:p>0.53290986387505</text:p>
          </table:table-cell>
          <table:table-cell office:value-type="float" office:value="0.527544852162973" calcext:value-type="float">
            <text:p>0.527544852162973</text:p>
          </table:table-cell>
          <table:table-cell office:value-type="float" office:value="0.540886699536444" calcext:value-type="float">
            <text:p>0.540886699536444</text:p>
          </table:table-cell>
          <table:table-cell office:value-type="float" office:value="0.553727159179216" calcext:value-type="float">
            <text:p>0.553727159179216</text:p>
          </table:table-cell>
          <table:table-cell office:value-type="float" office:value="0.551309043038213" calcext:value-type="float">
            <text:p>0.551309043038213</text:p>
          </table:table-cell>
          <table:table-cell office:value-type="float" office:value="0.549385522154932" calcext:value-type="float">
            <text:p>0.549385522154932</text:p>
          </table:table-cell>
          <table:table-cell office:value-type="float" office:value="0.55685411172967" calcext:value-type="float">
            <text:p>0.55685411172967</text:p>
          </table:table-cell>
          <table:table-cell office:value-type="float" office:value="0.5554850035812" calcext:value-type="float">
            <text:p>0.5554850035812</text:p>
          </table:table-cell>
          <table:table-cell office:value-type="float" office:value="0.548007727571607" calcext:value-type="float">
            <text:p>0.548007727571607</text:p>
          </table:table-cell>
          <table:table-cell office:value-type="float" office:value="0.544259777422491" calcext:value-type="float">
            <text:p>0.544259777422491</text:p>
          </table:table-cell>
          <table:table-cell office:value-type="float" office:value="0.541066635364559" calcext:value-type="float">
            <text:p>0.541066635364559</text:p>
          </table:table-cell>
          <table:table-cell office:value-type="float" office:value="0.539164348448661" calcext:value-type="float">
            <text:p>0.539164348448661</text:p>
          </table:table-cell>
          <table:table-cell office:value-type="float" office:value="0.52603981167104" calcext:value-type="float">
            <text:p>0.52603981167104</text:p>
          </table:table-cell>
          <table:table-cell office:value-type="float" office:value="0.52506177713895" calcext:value-type="float">
            <text:p>0.52506177713895</text:p>
          </table:table-cell>
          <table:table-cell office:value-type="float" office:value="0.540650817974662" calcext:value-type="float">
            <text:p>0.540650817974662</text:p>
          </table:table-cell>
          <table:table-cell office:value-type="float" office:value="0.540120816389355" calcext:value-type="float">
            <text:p>0.540120816389355</text:p>
          </table:table-cell>
          <table:table-cell office:value-type="float" office:value="0.542084757041378" calcext:value-type="float">
            <text:p>0.542084757041378</text:p>
          </table:table-cell>
          <table:table-cell office:value-type="float" office:value="0.545407169615835" calcext:value-type="float">
            <text:p>0.545407169615835</text:p>
          </table:table-cell>
          <table:table-cell office:value-type="float" office:value="0.55438852540466" calcext:value-type="float">
            <text:p>0.55438852540466</text:p>
          </table:table-cell>
          <table:table-cell office:value-type="float" office:value="0.551408069429722" calcext:value-type="float">
            <text:p>0.551408069429722</text:p>
          </table:table-cell>
          <table:table-cell office:value-type="float" office:value="0.549326774320171" calcext:value-type="float">
            <text:p>0.549326774320171</text:p>
          </table:table-cell>
          <table:table-cell office:value-type="float" office:value="0.554473064354684" calcext:value-type="float">
            <text:p>0.554473064354684</text:p>
          </table:table-cell>
          <table:table-cell office:value-type="float" office:value="0.551281968283953" calcext:value-type="float">
            <text:p>0.551281968283953</text:p>
          </table:table-cell>
          <table:table-cell office:value-type="float" office:value="0.535373361943983" calcext:value-type="float">
            <text:p>0.535373361943983</text:p>
          </table:table-cell>
          <table:table-cell office:value-type="float" office:value="0.528413504320387" calcext:value-type="float">
            <text:p>0.528413504320387</text:p>
          </table:table-cell>
          <table:table-cell office:value-type="float" office:value="0.517592743834522" calcext:value-type="float">
            <text:p>0.517592743834522</text:p>
          </table:table-cell>
          <table:table-cell office:value-type="float" office:value="0.517236395453231" calcext:value-type="float">
            <text:p>0.517236395453231</text:p>
          </table:table-cell>
          <table:table-cell office:value-type="float" office:value="0.523673535231855" calcext:value-type="float">
            <text:p>0.523673535231855</text:p>
          </table:table-cell>
          <table:table-cell office:value-type="float" office:value="0.527167715606722" calcext:value-type="float">
            <text:p>0.527167715606722</text:p>
          </table:table-cell>
          <table:table-cell office:value-type="float" office:value="0.533092858508756" calcext:value-type="float">
            <text:p>0.533092858508756</text:p>
          </table:table-cell>
          <table:table-cell office:value-type="float" office:value="0.53514562779704" calcext:value-type="float">
            <text:p>0.53514562779704</text:p>
          </table:table-cell>
          <table:table-cell office:value-type="float" office:value="0.540006945436957" calcext:value-type="float">
            <text:p>0.540006945436957</text:p>
          </table:table-cell>
          <table:table-cell office:value-type="float" office:value="0.549471663393927" calcext:value-type="float">
            <text:p>0.549471663393927</text:p>
          </table:table-cell>
          <table:table-cell office:value-type="float" office:value="0.541709698114149" calcext:value-type="float">
            <text:p>0.541709698114149</text:p>
          </table:table-cell>
          <table:table-cell office:value-type="float" office:value="0.544804972529814" calcext:value-type="float">
            <text:p>0.544804972529814</text:p>
          </table:table-cell>
          <table:table-cell office:value-type="float" office:value="0.530961430670394" calcext:value-type="float">
            <text:p>0.530961430670394</text:p>
          </table:table-cell>
          <table:table-cell office:value-type="float" office:value="0.525019855437112" calcext:value-type="float">
            <text:p>0.525019855437112</text:p>
          </table:table-cell>
          <table:table-cell office:value-type="float" office:value="0.518911717694016" calcext:value-type="float">
            <text:p>0.518911717694016</text:p>
          </table:table-cell>
          <table:table-cell office:value-type="float" office:value="0.509227627608112" calcext:value-type="float">
            <text:p>0.509227627608112</text:p>
          </table:table-cell>
          <table:table-cell office:value-type="float" office:value="0.505455169775711" calcext:value-type="float">
            <text:p>0.505455169775711</text:p>
          </table:table-cell>
          <table:table-cell office:value-type="float" office:value="0.53545056278113" calcext:value-type="float">
            <text:p>0.53545056278113</text:p>
          </table:table-cell>
          <table:table-cell office:value-type="float" office:value="0.527956791631592" calcext:value-type="float">
            <text:p>0.527956791631592</text:p>
          </table:table-cell>
          <table:table-cell office:value-type="float" office:value="0.534809471189295" calcext:value-type="float">
            <text:p>0.534809471189295</text:p>
          </table:table-cell>
          <table:table-cell office:value-type="float" office:value="0.540484987339063" calcext:value-type="float">
            <text:p>0.540484987339063</text:p>
          </table:table-cell>
          <table:table-cell office:value-type="float" office:value="0.540976893247158" calcext:value-type="float">
            <text:p>0.540976893247158</text:p>
          </table:table-cell>
          <table:table-cell office:value-type="float" office:value="0.541838940390305" calcext:value-type="float">
            <text:p>0.541838940390305</text:p>
          </table:table-cell>
          <table:table-cell office:value-type="float" office:value="0.539328277729241" calcext:value-type="float">
            <text:p>0.539328277729241</text:p>
          </table:table-cell>
          <table:table-cell office:value-type="float" office:value="0.526969319627855" calcext:value-type="float">
            <text:p>0.526969319627855</text:p>
          </table:table-cell>
          <table:table-cell office:value-type="float" office:value="0.531866001554882" calcext:value-type="float">
            <text:p>0.531866001554882</text:p>
          </table:table-cell>
          <table:table-cell office:value-type="float" office:value="0.511933876576895" calcext:value-type="float">
            <text:p>0.511933876576895</text:p>
          </table:table-cell>
          <table:table-cell office:value-type="float" office:value="0.517022231848821" calcext:value-type="float">
            <text:p>0.517022231848821</text:p>
          </table:table-cell>
          <table:table-cell office:value-type="float" office:value="0.510893930688867" calcext:value-type="float">
            <text:p>0.510893930688867</text:p>
          </table:table-cell>
          <table:table-cell office:value-type="float" office:value="0.506005023567378" calcext:value-type="float">
            <text:p>0.506005023567378</text:p>
          </table:table-cell>
          <table:table-cell office:value-type="float" office:value="0.509755356056832" calcext:value-type="float">
            <text:p>0.509755356056832</text:p>
          </table:table-cell>
          <table:table-cell office:value-type="float" office:value="0.515792911639236" calcext:value-type="float">
            <text:p>0.515792911639236</text:p>
          </table:table-cell>
          <table:table-cell office:value-type="float" office:value="0.518262109488659" calcext:value-type="float">
            <text:p>0.518262109488659</text:p>
          </table:table-cell>
          <table:table-cell office:value-type="float" office:value="0.516123012969622" calcext:value-type="float">
            <text:p>0.516123012969622</text:p>
          </table:table-cell>
          <table:table-cell office:value-type="float" office:value="0.520496956909884" calcext:value-type="float">
            <text:p>0.520496956909884</text:p>
          </table:table-cell>
          <table:table-cell office:value-type="float" office:value="0.519878473066725" calcext:value-type="float">
            <text:p>0.519878473066725</text:p>
          </table:table-cell>
          <table:table-cell office:value-type="float" office:value="0.513235006766741" calcext:value-type="float">
            <text:p>0.513235006766741</text:p>
          </table:table-cell>
          <table:table-cell office:value-type="float" office:value="0.510545612902544" calcext:value-type="float">
            <text:p>0.510545612902544</text:p>
          </table:table-cell>
          <table:table-cell office:value-type="float" office:value="0.510759934069936" calcext:value-type="float">
            <text:p>0.510759934069936</text:p>
          </table:table-cell>
          <table:table-cell office:value-type="float" office:value="0.507289603539901" calcext:value-type="float">
            <text:p>0.507289603539901</text:p>
          </table:table-cell>
          <table:table-cell office:value-type="float" office:value="0.528864997179659" calcext:value-type="float">
            <text:p>0.528864997179659</text:p>
          </table:table-cell>
          <table:table-cell office:value-type="float" office:value="0.521187824158976" calcext:value-type="float">
            <text:p>0.521187824158976</text:p>
          </table:table-cell>
          <table:table-cell office:value-type="float" office:value="0.52244689417932" calcext:value-type="float">
            <text:p>0.52244689417932</text:p>
          </table:table-cell>
          <table:table-cell office:value-type="float" office:value="0.529821603936017" calcext:value-type="float">
            <text:p>0.529821603936017</text:p>
          </table:table-cell>
          <table:table-cell office:value-type="float" office:value="0.533869988595429" calcext:value-type="float">
            <text:p>0.533869988595429</text:p>
          </table:table-cell>
          <table:table-cell office:value-type="float" office:value="0.530744920542938" calcext:value-type="float">
            <text:p>0.530744920542938</text:p>
          </table:table-cell>
          <table:table-cell office:value-type="float" office:value="0.539585946935858" calcext:value-type="float">
            <text:p>0.539585946935858</text:p>
          </table:table-cell>
          <table:table-cell office:value-type="float" office:value="0.537344115897721" calcext:value-type="float">
            <text:p>0.537344115897721</text:p>
          </table:table-cell>
          <table:table-cell office:value-type="float" office:value="0.532993421829003" calcext:value-type="float">
            <text:p>0.532993421829003</text:p>
          </table:table-cell>
          <table:table-cell office:value-type="float" office:value="0.524404662519683" calcext:value-type="float">
            <text:p>0.524404662519683</text:p>
          </table:table-cell>
          <table:table-cell office:value-type="float" office:value="0.526601771304771" calcext:value-type="float">
            <text:p>0.526601771304771</text:p>
          </table:table-cell>
          <table:table-cell office:value-type="float" office:value="0.51826770393367" calcext:value-type="float">
            <text:p>0.51826770393367</text:p>
          </table:table-cell>
          <table:table-cell office:value-type="float" office:value="0.515260443145635" calcext:value-type="float">
            <text:p>0.515260443145635</text:p>
          </table:table-cell>
          <table:table-cell office:value-type="float" office:value="0.518798810501126" calcext:value-type="float">
            <text:p>0.518798810501126</text:p>
          </table:table-cell>
          <table:table-cell office:value-type="float" office:value="0.544790843142399" calcext:value-type="float">
            <text:p>0.544790843142399</text:p>
          </table:table-cell>
          <table:table-cell office:value-type="float" office:value="0.533124355006245" calcext:value-type="float">
            <text:p>0.533124355006245</text:p>
          </table:table-cell>
          <table:table-cell office:value-type="float" office:value="0.539889123642922" calcext:value-type="float">
            <text:p>0.539889123642922</text:p>
          </table:table-cell>
          <table:table-cell office:value-type="float" office:value="0.541005553960733" calcext:value-type="float">
            <text:p>0.541005553960733</text:p>
          </table:table-cell>
          <table:table-cell office:value-type="float" office:value="0.546242505120926" calcext:value-type="float">
            <text:p>0.546242505120926</text:p>
          </table:table-cell>
          <table:table-cell office:value-type="float" office:value="0.557297524792369" calcext:value-type="float">
            <text:p>0.557297524792369</text:p>
          </table:table-cell>
          <table:table-cell office:value-type="float" office:value="0.547301623651268" calcext:value-type="float">
            <text:p>0.547301623651268</text:p>
          </table:table-cell>
          <table:table-cell office:value-type="float" office:value="0.544218066333845" calcext:value-type="float">
            <text:p>0.544218066333845</text:p>
          </table:table-cell>
          <table:table-cell office:value-type="float" office:value="0.538769857617485" calcext:value-type="float">
            <text:p>0.538769857617485</text:p>
          </table:table-cell>
          <table:table-cell office:value-type="float" office:value="0.54516790680328" calcext:value-type="float">
            <text:p>0.54516790680328</text:p>
          </table:table-cell>
          <table:table-cell office:value-type="float" office:value="0.53068257276306" calcext:value-type="float">
            <text:p>0.53068257276306</text:p>
          </table:table-cell>
          <table:table-cell office:value-type="float" office:value="0.53095396524315" calcext:value-type="float">
            <text:p>0.53095396524315</text:p>
          </table:table-cell>
          <table:table-cell office:value-type="float" office:value="0.523183960508892" calcext:value-type="float">
            <text:p>0.523183960508892</text:p>
          </table:table-cell>
          <table:table-cell office:value-type="float" office:value="0.524070134523708" calcext:value-type="float">
            <text:p>0.524070134523708</text:p>
          </table:table-cell>
          <table:table-cell office:value-type="float" office:value="0.526949597937371" calcext:value-type="float">
            <text:p>0.526949597937371</text:p>
          </table:table-cell>
          <table:table-cell office:value-type="float" office:value="0.545770397613349" calcext:value-type="float">
            <text:p>0.545770397613349</text:p>
          </table:table-cell>
          <table:table-cell office:value-type="float" office:value="0.5531109411278" calcext:value-type="float">
            <text:p>0.5531109411278</text:p>
          </table:table-cell>
          <table:table-cell office:value-type="float" office:value="0.552798893564859" calcext:value-type="float">
            <text:p>0.552798893564859</text:p>
          </table:table-cell>
          <table:table-cell office:value-type="float" office:value="0.558626971053659" calcext:value-type="float">
            <text:p>0.558626971053659</text:p>
          </table:table-cell>
          <table:table-cell office:value-type="float" office:value="0.568374256431655" calcext:value-type="float">
            <text:p>0.568374256431655</text:p>
          </table:table-cell>
          <table:table-cell office:value-type="float" office:value="0.540216682328116" calcext:value-type="float">
            <text:p>0.540216682328116</text:p>
          </table:table-cell>
          <table:table-cell office:value-type="float" office:value="0.530959572294541" calcext:value-type="float">
            <text:p>0.530959572294541</text:p>
          </table:table-cell>
          <table:table-cell office:value-type="float" office:value="0.529217894598159" calcext:value-type="float">
            <text:p>0.529217894598159</text:p>
          </table:table-cell>
          <table:table-cell office:value-type="float" office:value="0.524791102241897" calcext:value-type="float">
            <text:p>0.524791102241897</text:p>
          </table:table-cell>
          <table:table-cell office:value-type="float" office:value="0.52805861951628" calcext:value-type="float">
            <text:p>0.52805861951628</text:p>
          </table:table-cell>
          <table:table-cell office:value-type="float" office:value="0.5326877385338" calcext:value-type="float">
            <text:p>0.5326877385338</text:p>
          </table:table-cell>
          <table:table-cell office:value-type="float" office:value="0.547991631061537" calcext:value-type="float">
            <text:p>0.547991631061537</text:p>
          </table:table-cell>
          <table:table-cell office:value-type="float" office:value="0.564072283766282" calcext:value-type="float">
            <text:p>0.564072283766282</text:p>
          </table:table-cell>
          <table:table-cell office:value-type="float" office:value="0.570231019799023" calcext:value-type="float">
            <text:p>0.570231019799023</text:p>
          </table:table-cell>
          <table:table-cell office:value-type="float" office:value="0.565220934714373" calcext:value-type="float">
            <text:p>0.565220934714373</text:p>
          </table:table-cell>
          <table:table-cell office:value-type="float" office:value="0.564475560184328" calcext:value-type="float">
            <text:p>0.564475560184328</text:p>
          </table:table-cell>
          <table:table-cell office:value-type="float" office:value="0.561018279035771" calcext:value-type="float">
            <text:p>0.561018279035771</text:p>
          </table:table-cell>
          <table:table-cell office:value-type="float" office:value="0.535267814864734" calcext:value-type="float">
            <text:p>0.535267814864734</text:p>
          </table:table-cell>
          <table:table-cell office:value-type="float" office:value="0.547547924827574" calcext:value-type="float">
            <text:p>0.547547924827574</text:p>
          </table:table-cell>
          <table:table-cell office:value-type="float" office:value="0.53231201279104" calcext:value-type="float">
            <text:p>0.53231201279104</text:p>
          </table:table-cell>
          <table:table-cell office:value-type="float" office:value="0.532128806578799" calcext:value-type="float">
            <text:p>0.532128806578799</text:p>
          </table:table-cell>
          <table:table-cell office:value-type="float" office:value="0.530298424187583" calcext:value-type="float">
            <text:p>0.530298424187583</text:p>
          </table:table-cell>
          <table:table-cell office:value-type="float" office:value="0.54714950403165" calcext:value-type="float">
            <text:p>0.54714950403165</text:p>
          </table:table-cell>
          <table:table-cell office:value-type="float" office:value="0.572322410434742" calcext:value-type="float">
            <text:p>0.572322410434742</text:p>
          </table:table-cell>
          <table:table-cell office:value-type="float" office:value="0.563201603880489" calcext:value-type="float">
            <text:p>0.563201603880489</text:p>
          </table:table-cell>
          <table:table-cell office:value-type="float" office:value="0.551756139513057" calcext:value-type="float">
            <text:p>0.551756139513057</text:p>
          </table:table-cell>
          <table:table-cell office:value-type="float" office:value="0.54621253907119" calcext:value-type="float">
            <text:p>0.54621253907119</text:p>
          </table:table-cell>
          <table:table-cell office:value-type="float" office:value="0.5459843874343" calcext:value-type="float">
            <text:p>0.5459843874343</text:p>
          </table:table-cell>
          <table:table-cell office:value-type="float" office:value="0.549296062453237" calcext:value-type="float">
            <text:p>0.549296062453237</text:p>
          </table:table-cell>
          <table:table-cell office:value-type="float" office:value="0.550640385601926" calcext:value-type="float">
            <text:p>0.550640385601926</text:p>
          </table:table-cell>
          <table:table-cell office:value-type="float" office:value="0.551933170357267" calcext:value-type="float">
            <text:p>0.551933170357267</text:p>
          </table:table-cell>
          <table:table-cell office:value-type="float" office:value="0.552856915121018" calcext:value-type="float">
            <text:p>0.552856915121018</text:p>
          </table:table-cell>
          <table:table-cell office:value-type="float" office:value="0.551791654223058" calcext:value-type="float">
            <text:p>0.551791654223058</text:p>
          </table:table-cell>
          <table:table-cell office:value-type="float" office:value="0.551233140756148" calcext:value-type="float">
            <text:p>0.551233140756148</text:p>
          </table:table-cell>
          <table:table-cell office:value-type="float" office:value="0.551248201824292" calcext:value-type="float">
            <text:p>0.551248201824292</text:p>
          </table:table-cell>
          <table:table-cell office:value-type="float" office:value="0.549788559242917" calcext:value-type="float">
            <text:p>0.549788559242917</text:p>
          </table:table-cell>
          <table:table-cell office:value-type="float" office:value="0.549866264405338" calcext:value-type="float">
            <text:p>0.549866264405338</text:p>
          </table:table-cell>
          <table:table-cell office:value-type="float" office:value="0.550743196686352" calcext:value-type="float">
            <text:p>0.550743196686352</text:p>
          </table:table-cell>
          <table:table-cell office:value-type="float" office:value="0.550466307698344" calcext:value-type="float">
            <text:p>0.550466307698344</text:p>
          </table:table-cell>
          <table:table-cell office:value-type="float" office:value="0.550729289923234" calcext:value-type="float">
            <text:p>0.550729289923234</text:p>
          </table:table-cell>
          <table:table-cell office:value-type="float" office:value="0.550562613363738" calcext:value-type="float">
            <text:p>0.550562613363738</text:p>
          </table:table-cell>
          <table:table-cell office:value-type="float" office:value="0.55019884345665" calcext:value-type="float">
            <text:p>0.55019884345665</text:p>
          </table:table-cell>
          <table:table-cell office:value-type="float" office:value="0.550206692328432" calcext:value-type="float">
            <text:p>0.550206692328432</text:p>
          </table:table-cell>
          <table:table-cell office:value-type="float" office:value="0.549710712091445" calcext:value-type="float">
            <text:p>0.549710712091445</text:p>
          </table:table-cell>
          <table:table-cell office:value-type="float" office:value="0.549698688446579" calcext:value-type="float">
            <text:p>0.549698688446579</text:p>
          </table:table-cell>
          <table:table-cell office:value-type="float" office:value="0.55071282559624" calcext:value-type="float">
            <text:p>0.55071282559624</text:p>
          </table:table-cell>
          <table:table-cell office:value-type="float" office:value="0.549795198732999" calcext:value-type="float">
            <text:p>0.549795198732999</text:p>
          </table:table-cell>
          <table:table-cell office:value-type="float" office:value="0.549806316596556" calcext:value-type="float">
            <text:p>0.549806316596556</text:p>
          </table:table-cell>
          <table:table-cell office:value-type="float" office:value="0.549406777662862" calcext:value-type="float">
            <text:p>0.549406777662862</text:p>
          </table:table-cell>
          <table:table-cell office:value-type="float" office:value="0.549466841299031" calcext:value-type="float">
            <text:p>0.549466841299031</text:p>
          </table:table-cell>
          <table:table-cell office:value-type="float" office:value="0.549884399114822" calcext:value-type="float">
            <text:p>0.549884399114822</text:p>
          </table:table-cell>
          <table:table-cell office:value-type="float" office:value="0.549651735996547" calcext:value-type="float">
            <text:p>0.549651735996547</text:p>
          </table:table-cell>
          <table:table-cell office:value-type="float" office:value="0.550153121368512" calcext:value-type="float">
            <text:p>0.550153121368512</text:p>
          </table:table-cell>
          <table:table-cell office:value-type="float" office:value="0.549604422243383" calcext:value-type="float">
            <text:p>0.549604422243383</text:p>
          </table:table-cell>
          <table:table-cell office:value-type="float" office:value="0.549767724763074" calcext:value-type="float">
            <text:p>0.549767724763074</text:p>
          </table:table-cell>
          <table:table-cell office:value-type="float" office:value="0.549357731439808" calcext:value-type="float">
            <text:p>0.549357731439808</text:p>
          </table:table-cell>
          <table:table-cell office:value-type="float" office:value="0.549846496883541" calcext:value-type="float">
            <text:p>0.549846496883541</text:p>
          </table:table-cell>
          <table:table-cell office:value-type="float" office:value="0.54921619097993" calcext:value-type="float">
            <text:p>0.54921619097993</text:p>
          </table:table-cell>
          <table:table-cell office:value-type="float" office:value="0.548651482481198" calcext:value-type="float">
            <text:p>0.548651482481198</text:p>
          </table:table-cell>
          <table:table-cell office:value-type="float" office:value="0.549162980839426" calcext:value-type="float">
            <text:p>0.549162980839426</text:p>
          </table:table-cell>
          <table:table-cell office:value-type="float" office:value="0.549610628003519" calcext:value-type="float">
            <text:p>0.549610628003519</text:p>
          </table:table-cell>
          <table:table-cell office:value-type="float" office:value="0.549558395731761" calcext:value-type="float">
            <text:p>0.549558395731761</text:p>
          </table:table-cell>
          <table:table-cell office:value-type="float" office:value="0.548715343681719" calcext:value-type="float">
            <text:p>0.548715343681719</text:p>
          </table:table-cell>
          <table:table-cell office:value-type="float" office:value="0.548799012735425" calcext:value-type="float">
            <text:p>0.548799012735425</text:p>
          </table:table-cell>
          <table:table-cell office:value-type="float" office:value="0.548838433293605" calcext:value-type="float">
            <text:p>0.548838433293605</text:p>
          </table:table-cell>
          <table:table-cell office:value-type="float" office:value="0.548610491068239" calcext:value-type="float">
            <text:p>0.548610491068239</text:p>
          </table:table-cell>
          <table:table-cell office:value-type="float" office:value="0.550846695884456" calcext:value-type="float">
            <text:p>0.550846695884456</text:p>
          </table:table-cell>
          <table:table-cell office:value-type="float" office:value="0.549192981388189" calcext:value-type="float">
            <text:p>0.549192981388189</text:p>
          </table:table-cell>
          <table:table-cell office:value-type="float" office:value="0.549158726936155" calcext:value-type="float">
            <text:p>0.549158726936155</text:p>
          </table:table-cell>
          <table:table-cell office:value-type="float" office:value="0.549556199232335" calcext:value-type="float">
            <text:p>0.549556199232335</text:p>
          </table:table-cell>
          <table:table-cell office:value-type="float" office:value="0.548995769115508" calcext:value-type="float">
            <text:p>0.548995769115508</text:p>
          </table:table-cell>
          <table:table-cell office:value-type="float" office:value="0.55026199297155" calcext:value-type="float">
            <text:p>0.55026199297155</text:p>
          </table:table-cell>
          <table:table-cell office:value-type="float" office:value="0.549681046033305" calcext:value-type="float">
            <text:p>0.549681046033305</text:p>
          </table:table-cell>
          <table:table-cell office:value-type="float" office:value="0.549246421313045" calcext:value-type="float">
            <text:p>0.549246421313045</text:p>
          </table:table-cell>
          <table:table-cell office:value-type="float" office:value="0.549212217753603" calcext:value-type="float">
            <text:p>0.549212217753603</text:p>
          </table:table-cell>
          <table:table-cell office:value-type="float" office:value="0.548934290300617" calcext:value-type="float">
            <text:p>0.548934290300617</text:p>
          </table:table-cell>
          <table:table-cell office:value-type="float" office:value="0.548985136450793" calcext:value-type="float">
            <text:p>0.548985136450793</text:p>
          </table:table-cell>
          <table:table-cell office:value-type="float" office:value="0.549350700488717" calcext:value-type="float">
            <text:p>0.549350700488717</text:p>
          </table:table-cell>
          <table:table-cell office:value-type="float" office:value="0.548793931732672" calcext:value-type="float">
            <text:p>0.548793931732672</text:p>
          </table:table-cell>
          <table:table-cell office:value-type="float" office:value="0.54862084523948" calcext:value-type="float">
            <text:p>0.54862084523948</text:p>
          </table:table-cell>
          <table:table-cell office:value-type="float" office:value="0.55047662479977" calcext:value-type="float">
            <text:p>0.55047662479977</text:p>
          </table:table-cell>
          <table:table-cell office:value-type="float" office:value="0.549385292722423" calcext:value-type="float">
            <text:p>0.549385292722423</text:p>
          </table:table-cell>
          <table:table-cell office:value-type="float" office:value="0.548907339745187" calcext:value-type="float">
            <text:p>0.548907339745187</text:p>
          </table:table-cell>
          <table:table-cell office:value-type="float" office:value="0.550339184521941" calcext:value-type="float">
            <text:p>0.550339184521941</text:p>
          </table:table-cell>
          <table:table-cell office:value-type="float" office:value="0.55018712173529" calcext:value-type="float">
            <text:p>0.55018712173529</text:p>
          </table:table-cell>
          <table:table-cell office:value-type="float" office:value="0.549049381456102" calcext:value-type="float">
            <text:p>0.549049381456102</text:p>
          </table:table-cell>
          <table:table-cell office:value-type="float" office:value="0.549049492984783" calcext:value-type="float">
            <text:p>0.549049492984783</text:p>
          </table:table-cell>
          <table:table-cell office:value-type="float" office:value="0.549621530551792" calcext:value-type="float">
            <text:p>0.549621530551792</text:p>
          </table:table-cell>
          <table:table-cell office:value-type="float" office:value="0.549297463913174" calcext:value-type="float">
            <text:p>0.549297463913174</text:p>
          </table:table-cell>
          <table:table-cell office:value-type="float" office:value="0.549217093593774" calcext:value-type="float">
            <text:p>0.549217093593774</text:p>
          </table:table-cell>
          <table:table-cell office:value-type="float" office:value="0.54881663603824" calcext:value-type="float">
            <text:p>0.54881663603824</text:p>
          </table:table-cell>
          <table:table-cell office:value-type="float" office:value="0.548657516530728" calcext:value-type="float">
            <text:p>0.548657516530728</text:p>
          </table:table-cell>
          <table:table-cell office:value-type="float" office:value="0.549953912248844" calcext:value-type="float">
            <text:p>0.549953912248844</text:p>
          </table:table-cell>
          <table:table-cell office:value-type="float" office:value="0.548952606461978" calcext:value-type="float">
            <text:p>0.548952606461978</text:p>
          </table:table-cell>
          <table:table-cell office:value-type="float" office:value="0.549426773638026" calcext:value-type="float">
            <text:p>0.549426773638026</text:p>
          </table:table-cell>
          <table:table-cell office:value-type="float" office:value="0.548731737468572" calcext:value-type="float">
            <text:p>0.548731737468572</text:p>
          </table:table-cell>
          <table:table-cell office:value-type="float" office:value="0.549124894591137" calcext:value-type="float">
            <text:p>0.549124894591137</text:p>
          </table:table-cell>
          <table:table-cell office:value-type="float" office:value="0.549070532174491" calcext:value-type="float">
            <text:p>0.549070532174491</text:p>
          </table:table-cell>
          <table:table-cell office:value-type="float" office:value="0.549175550970396" calcext:value-type="float">
            <text:p>0.549175550970396</text:p>
          </table:table-cell>
          <table:table-cell office:value-type="float" office:value="0.550080704582664" calcext:value-type="float">
            <text:p>0.550080704582664</text:p>
          </table:table-cell>
          <table:table-cell office:value-type="float" office:value="0.550320194161585" calcext:value-type="float">
            <text:p>0.550320194161585</text:p>
          </table:table-cell>
          <table:table-cell office:value-type="float" office:value="0.549835378047766" calcext:value-type="float">
            <text:p>0.549835378047766</text:p>
          </table:table-cell>
          <table:table-cell office:value-type="float" office:value="0.550259851272756" calcext:value-type="float">
            <text:p>0.550259851272756</text:p>
          </table:table-cell>
          <table:table-cell office:value-type="float" office:value="0.548835662066868" calcext:value-type="float">
            <text:p>0.548835662066868</text:p>
          </table:table-cell>
          <table:table-cell office:value-type="float" office:value="0.549017707764132" calcext:value-type="float">
            <text:p>0.549017707764132</text:p>
          </table:table-cell>
          <table:table-cell office:value-type="float" office:value="0.548428782068472" calcext:value-type="float">
            <text:p>0.548428782068472</text:p>
          </table:table-cell>
          <table:table-cell office:value-type="float" office:value="0.549278658444756" calcext:value-type="float">
            <text:p>0.549278658444756</text:p>
          </table:table-cell>
          <table:table-cell office:value-type="float" office:value="0.549125323270488" calcext:value-type="float">
            <text:p>0.549125323270488</text:p>
          </table:table-cell>
          <table:table-cell office:value-type="float" office:value="0.54874058570858" calcext:value-type="float">
            <text:p>0.54874058570858</text:p>
          </table:table-cell>
          <table:table-cell office:value-type="float" office:value="0.549839243147067" calcext:value-type="float">
            <text:p>0.549839243147067</text:p>
          </table:table-cell>
          <table:table-cell office:value-type="float" office:value="0.5487006763786" calcext:value-type="float">
            <text:p>0.5487006763786</text:p>
          </table:table-cell>
          <table:table-cell office:value-type="float" office:value="0.549313120919219" calcext:value-type="float">
            <text:p>0.549313120919219</text:p>
          </table:table-cell>
          <table:table-cell office:value-type="float" office:value="0.548988275946861" calcext:value-type="float">
            <text:p>0.548988275946861</text:p>
          </table:table-cell>
          <table:table-cell office:value-type="float" office:value="0.548873049917264" calcext:value-type="float">
            <text:p>0.548873049917264</text:p>
          </table:table-cell>
          <table:table-cell office:value-type="float" office:value="0.548269107887895" calcext:value-type="float">
            <text:p>0.548269107887895</text:p>
          </table:table-cell>
          <table:table-cell office:value-type="float" office:value="0.549265605191471" calcext:value-type="float">
            <text:p>0.549265605191471</text:p>
          </table:table-cell>
          <table:table-cell office:value-type="float" office:value="0.548982907465413" calcext:value-type="float">
            <text:p>0.548982907465413</text:p>
          </table:table-cell>
          <table:table-cell office:value-type="float" office:value="0.54920888726732" calcext:value-type="float">
            <text:p>0.54920888726732</text:p>
          </table:table-cell>
          <table:table-cell office:value-type="float" office:value="0.549245467359443" calcext:value-type="float">
            <text:p>0.549245467359443</text:p>
          </table:table-cell>
          <table:table-cell office:value-type="float" office:value="0.54958180442554" calcext:value-type="float">
            <text:p>0.54958180442554</text:p>
          </table:table-cell>
          <table:table-cell office:value-type="float" office:value="0.549895865819077" calcext:value-type="float">
            <text:p>0.549895865819077</text:p>
          </table:table-cell>
          <table:table-cell office:value-type="float" office:value="0.549086156653029" calcext:value-type="float">
            <text:p>0.549086156653029</text:p>
          </table:table-cell>
          <table:table-cell office:value-type="float" office:value="0.550003067072889" calcext:value-type="float">
            <text:p>0.550003067072889</text:p>
          </table:table-cell>
          <table:table-cell office:value-type="float" office:value="0.548969319148141" calcext:value-type="float">
            <text:p>0.548969319148141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0861661228591" calcext:value-type="float">
            <text:p>-0.210861661228591</text:p>
          </table:table-cell>
          <table:table-cell office:value-type="float" office:value="-0.211039143811472" calcext:value-type="float">
            <text:p>-0.211039143811472</text:p>
          </table:table-cell>
          <table:table-cell office:value-type="float" office:value="-0.210827130729746" calcext:value-type="float">
            <text:p>-0.210827130729746</text:p>
          </table:table-cell>
          <table:table-cell office:value-type="float" office:value="-0.210865182098181" calcext:value-type="float">
            <text:p>-0.210865182098181</text:p>
          </table:table-cell>
          <table:table-cell office:value-type="float" office:value="-0.210696775794938" calcext:value-type="float">
            <text:p>-0.210696775794938</text:p>
          </table:table-cell>
          <table:table-cell office:value-type="float" office:value="-0.210911927943634" calcext:value-type="float">
            <text:p>-0.210911927943634</text:p>
          </table:table-cell>
          <table:table-cell office:value-type="float" office:value="-0.210950473804635" calcext:value-type="float">
            <text:p>-0.210950473804635</text:p>
          </table:table-cell>
          <table:table-cell office:value-type="float" office:value="-0.211024862440703" calcext:value-type="float">
            <text:p>-0.211024862440703</text:p>
          </table:table-cell>
          <table:table-cell office:value-type="float" office:value="-0.210627193214956" calcext:value-type="float">
            <text:p>-0.210627193214956</text:p>
          </table:table-cell>
          <table:table-cell office:value-type="float" office:value="-0.2107635905443" calcext:value-type="float">
            <text:p>-0.2107635905443</text:p>
          </table:table-cell>
          <table:table-cell office:value-type="float" office:value="-0.210887705957059" calcext:value-type="float">
            <text:p>-0.210887705957059</text:p>
          </table:table-cell>
          <table:table-cell office:value-type="float" office:value="-0.21095275449598" calcext:value-type="float">
            <text:p>-0.21095275449598</text:p>
          </table:table-cell>
          <table:table-cell office:value-type="float" office:value="-0.211032424231118" calcext:value-type="float">
            <text:p>-0.211032424231118</text:p>
          </table:table-cell>
          <table:table-cell office:value-type="float" office:value="-0.210834822066867" calcext:value-type="float">
            <text:p>-0.210834822066867</text:p>
          </table:table-cell>
          <table:table-cell office:value-type="float" office:value="-0.211010435146967" calcext:value-type="float">
            <text:p>-0.211010435146967</text:p>
          </table:table-cell>
          <table:table-cell office:value-type="float" office:value="-0.210954440204356" calcext:value-type="float">
            <text:p>-0.210954440204356</text:p>
          </table:table-cell>
          <table:table-cell office:value-type="float" office:value="-0.210868729798852" calcext:value-type="float">
            <text:p>-0.210868729798852</text:p>
          </table:table-cell>
          <table:table-cell office:value-type="float" office:value="-0.210930140983895" calcext:value-type="float">
            <text:p>-0.210930140983895</text:p>
          </table:table-cell>
          <table:table-cell office:value-type="float" office:value="-0.211147924324315" calcext:value-type="float">
            <text:p>-0.211147924324315</text:p>
          </table:table-cell>
          <table:table-cell office:value-type="float" office:value="-0.210968710808112" calcext:value-type="float">
            <text:p>-0.210968710808112</text:p>
          </table:table-cell>
          <table:table-cell office:value-type="float" office:value="-0.210782160081065" calcext:value-type="float">
            <text:p>-0.210782160081065</text:p>
          </table:table-cell>
          <table:table-cell office:value-type="float" office:value="-0.21096550539872" calcext:value-type="float">
            <text:p>-0.21096550539872</text:p>
          </table:table-cell>
          <table:table-cell office:value-type="float" office:value="-0.210706302465171" calcext:value-type="float">
            <text:p>-0.210706302465171</text:p>
          </table:table-cell>
          <table:table-cell office:value-type="float" office:value="-0.211048558824335" calcext:value-type="float">
            <text:p>-0.211048558824335</text:p>
          </table:table-cell>
          <table:table-cell office:value-type="float" office:value="-0.21094604154912" calcext:value-type="float">
            <text:p>-0.21094604154912</text:p>
          </table:table-cell>
          <table:table-cell office:value-type="float" office:value="-0.21067805624421" calcext:value-type="float">
            <text:p>-0.21067805624421</text:p>
          </table:table-cell>
          <table:table-cell office:value-type="float" office:value="-0.210941781907519" calcext:value-type="float">
            <text:p>-0.210941781907519</text:p>
          </table:table-cell>
          <table:table-cell office:value-type="float" office:value="-0.21128190168616" calcext:value-type="float">
            <text:p>-0.21128190168616</text:p>
          </table:table-cell>
          <table:table-cell office:value-type="float" office:value="-0.210794227029325" calcext:value-type="float">
            <text:p>-0.210794227029325</text:p>
          </table:table-cell>
          <table:table-cell office:value-type="float" office:value="-0.211170315927978" calcext:value-type="float">
            <text:p>-0.211170315927978</text:p>
          </table:table-cell>
          <table:table-cell office:value-type="float" office:value="-0.210884527839864" calcext:value-type="float">
            <text:p>-0.210884527839864</text:p>
          </table:table-cell>
          <table:table-cell office:value-type="float" office:value="-0.210724866819754" calcext:value-type="float">
            <text:p>-0.210724866819754</text:p>
          </table:table-cell>
          <table:table-cell office:value-type="float" office:value="-0.211014302246243" calcext:value-type="float">
            <text:p>-0.211014302246243</text:p>
          </table:table-cell>
          <table:table-cell office:value-type="float" office:value="-0.210929801277124" calcext:value-type="float">
            <text:p>-0.210929801277124</text:p>
          </table:table-cell>
          <table:table-cell office:value-type="float" office:value="-0.210945727614207" calcext:value-type="float">
            <text:p>-0.210945727614207</text:p>
          </table:table-cell>
          <table:table-cell office:value-type="float" office:value="-0.210970687685596" calcext:value-type="float">
            <text:p>-0.210970687685596</text:p>
          </table:table-cell>
          <table:table-cell office:value-type="float" office:value="-0.210896381036567" calcext:value-type="float">
            <text:p>-0.210896381036567</text:p>
          </table:table-cell>
          <table:table-cell office:value-type="float" office:value="-0.210465911812313" calcext:value-type="float">
            <text:p>-0.210465911812313</text:p>
          </table:table-cell>
          <table:table-cell office:value-type="float" office:value="-0.210881183461392" calcext:value-type="float">
            <text:p>-0.210881183461392</text:p>
          </table:table-cell>
          <table:table-cell office:value-type="float" office:value="-0.210818840803383" calcext:value-type="float">
            <text:p>-0.210818840803383</text:p>
          </table:table-cell>
          <table:table-cell office:value-type="float" office:value="-0.210863740888399" calcext:value-type="float">
            <text:p>-0.210863740888399</text:p>
          </table:table-cell>
          <table:table-cell office:value-type="float" office:value="-0.210914378724939" calcext:value-type="float">
            <text:p>-0.210914378724939</text:p>
          </table:table-cell>
          <table:table-cell office:value-type="float" office:value="-0.210911548980516" calcext:value-type="float">
            <text:p>-0.210911548980516</text:p>
          </table:table-cell>
          <table:table-cell office:value-type="float" office:value="-0.211095905374713" calcext:value-type="float">
            <text:p>-0.211095905374713</text:p>
          </table:table-cell>
          <table:table-cell office:value-type="float" office:value="-0.211105270439344" calcext:value-type="float">
            <text:p>-0.211105270439344</text:p>
          </table:table-cell>
          <table:table-cell office:value-type="float" office:value="-0.210954224492962" calcext:value-type="float">
            <text:p>-0.210954224492962</text:p>
          </table:table-cell>
          <table:table-cell office:value-type="float" office:value="-0.211112199102909" calcext:value-type="float">
            <text:p>-0.211112199102909</text:p>
          </table:table-cell>
          <table:table-cell office:value-type="float" office:value="-0.21092717575848" calcext:value-type="float">
            <text:p>-0.21092717575848</text:p>
          </table:table-cell>
          <table:table-cell office:value-type="float" office:value="-0.211006747137406" calcext:value-type="float">
            <text:p>-0.211006747137406</text:p>
          </table:table-cell>
          <table:table-cell office:value-type="float" office:value="-0.211108874468349" calcext:value-type="float">
            <text:p>-0.211108874468349</text:p>
          </table:table-cell>
          <table:table-cell office:value-type="float" office:value="-0.210699289846031" calcext:value-type="float">
            <text:p>-0.210699289846031</text:p>
          </table:table-cell>
          <table:table-cell office:value-type="float" office:value="-0.210738998791944" calcext:value-type="float">
            <text:p>-0.210738998791944</text:p>
          </table:table-cell>
          <table:table-cell office:value-type="float" office:value="-0.210859639292493" calcext:value-type="float">
            <text:p>-0.210859639292493</text:p>
          </table:table-cell>
          <table:table-cell office:value-type="float" office:value="-0.210808842447196" calcext:value-type="float">
            <text:p>-0.210808842447196</text:p>
          </table:table-cell>
          <table:table-cell office:value-type="float" office:value="-0.210869663650742" calcext:value-type="float">
            <text:p>-0.210869663650742</text:p>
          </table:table-cell>
          <table:table-cell office:value-type="float" office:value="-0.210953969094962" calcext:value-type="float">
            <text:p>-0.210953969094962</text:p>
          </table:table-cell>
          <table:table-cell office:value-type="float" office:value="-0.210649416147623" calcext:value-type="float">
            <text:p>-0.210649416147623</text:p>
          </table:table-cell>
          <table:table-cell office:value-type="float" office:value="-0.210949599491545" calcext:value-type="float">
            <text:p>-0.210949599491545</text:p>
          </table:table-cell>
          <table:table-cell office:value-type="float" office:value="-0.210676547063935" calcext:value-type="float">
            <text:p>-0.210676547063935</text:p>
          </table:table-cell>
          <table:table-cell office:value-type="float" office:value="-0.211013738257499" calcext:value-type="float">
            <text:p>-0.211013738257499</text:p>
          </table:table-cell>
          <table:table-cell office:value-type="float" office:value="-0.210932643869016" calcext:value-type="float">
            <text:p>-0.210932643869016</text:p>
          </table:table-cell>
          <table:table-cell office:value-type="float" office:value="-0.210978563499475" calcext:value-type="float">
            <text:p>-0.210978563499475</text:p>
          </table:table-cell>
          <table:table-cell office:value-type="float" office:value="-0.211058128937002" calcext:value-type="float">
            <text:p>-0.211058128937002</text:p>
          </table:table-cell>
          <table:table-cell office:value-type="float" office:value="-0.210905187043622" calcext:value-type="float">
            <text:p>-0.210905187043622</text:p>
          </table:table-cell>
          <table:table-cell office:value-type="float" office:value="-0.21095628902487" calcext:value-type="float">
            <text:p>-0.21095628902487</text:p>
          </table:table-cell>
          <table:table-cell office:value-type="float" office:value="-0.210944888450179" calcext:value-type="float">
            <text:p>-0.210944888450179</text:p>
          </table:table-cell>
          <table:table-cell office:value-type="float" office:value="-0.210914145632862" calcext:value-type="float">
            <text:p>-0.210914145632862</text:p>
          </table:table-cell>
          <table:table-cell office:value-type="float" office:value="-0.210878221094276" calcext:value-type="float">
            <text:p>-0.210878221094276</text:p>
          </table:table-cell>
          <table:table-cell office:value-type="float" office:value="-0.210736152564054" calcext:value-type="float">
            <text:p>-0.210736152564054</text:p>
          </table:table-cell>
          <table:table-cell office:value-type="float" office:value="-0.210663386774321" calcext:value-type="float">
            <text:p>-0.210663386774321</text:p>
          </table:table-cell>
          <table:table-cell office:value-type="float" office:value="-0.210588951215158" calcext:value-type="float">
            <text:p>-0.210588951215158</text:p>
          </table:table-cell>
          <table:table-cell office:value-type="float" office:value="-0.21107178901341" calcext:value-type="float">
            <text:p>-0.21107178901341</text:p>
          </table:table-cell>
          <table:table-cell office:value-type="float" office:value="-0.210886975394668" calcext:value-type="float">
            <text:p>-0.210886975394668</text:p>
          </table:table-cell>
          <table:table-cell office:value-type="float" office:value="-0.21093142699732" calcext:value-type="float">
            <text:p>-0.21093142699732</text:p>
          </table:table-cell>
          <table:table-cell office:value-type="float" office:value="-0.210748499334292" calcext:value-type="float">
            <text:p>-0.210748499334292</text:p>
          </table:table-cell>
          <table:table-cell office:value-type="float" office:value="-0.210934982922361" calcext:value-type="float">
            <text:p>-0.210934982922361</text:p>
          </table:table-cell>
          <table:table-cell office:value-type="float" office:value="-0.210385835299893" calcext:value-type="float">
            <text:p>-0.210385835299893</text:p>
          </table:table-cell>
          <table:table-cell office:value-type="float" office:value="-0.210856959139587" calcext:value-type="float">
            <text:p>-0.210856959139587</text:p>
          </table:table-cell>
          <table:table-cell office:value-type="float" office:value="-0.211077193297348" calcext:value-type="float">
            <text:p>-0.211077193297348</text:p>
          </table:table-cell>
          <table:table-cell office:value-type="float" office:value="-0.21124158732704" calcext:value-type="float">
            <text:p>-0.21124158732704</text:p>
          </table:table-cell>
          <table:table-cell office:value-type="float" office:value="-0.211107683733587" calcext:value-type="float">
            <text:p>-0.211107683733587</text:p>
          </table:table-cell>
          <table:table-cell office:value-type="float" office:value="-0.2107859115295" calcext:value-type="float">
            <text:p>-0.2107859115295</text:p>
          </table:table-cell>
          <table:table-cell office:value-type="float" office:value="-0.210951462226629" calcext:value-type="float">
            <text:p>-0.210951462226629</text:p>
          </table:table-cell>
          <table:table-cell office:value-type="float" office:value="-0.211483457785432" calcext:value-type="float">
            <text:p>-0.211483457785432</text:p>
          </table:table-cell>
          <table:table-cell office:value-type="float" office:value="-0.213533826934376" calcext:value-type="float">
            <text:p>-0.213533826934376</text:p>
          </table:table-cell>
          <table:table-cell office:value-type="float" office:value="-0.214242154335624" calcext:value-type="float">
            <text:p>-0.214242154335624</text:p>
          </table:table-cell>
          <table:table-cell office:value-type="float" office:value="-0.215353373165908" calcext:value-type="float">
            <text:p>-0.215353373165908</text:p>
          </table:table-cell>
          <table:table-cell office:value-type="float" office:value="-0.210208843003247" calcext:value-type="float">
            <text:p>-0.210208843003247</text:p>
          </table:table-cell>
          <table:table-cell office:value-type="float" office:value="-0.211118990650063" calcext:value-type="float">
            <text:p>-0.211118990650063</text:p>
          </table:table-cell>
          <table:table-cell office:value-type="float" office:value="-0.211782724580057" calcext:value-type="float">
            <text:p>-0.211782724580057</text:p>
          </table:table-cell>
          <table:table-cell office:value-type="float" office:value="-0.208683065746502" calcext:value-type="float">
            <text:p>-0.208683065746502</text:p>
          </table:table-cell>
          <table:table-cell office:value-type="float" office:value="-0.210110086719897" calcext:value-type="float">
            <text:p>-0.210110086719897</text:p>
          </table:table-cell>
          <table:table-cell office:value-type="float" office:value="-0.216981070893151" calcext:value-type="float">
            <text:p>-0.216981070893151</text:p>
          </table:table-cell>
          <table:table-cell office:value-type="float" office:value="-0.223773072509355" calcext:value-type="float">
            <text:p>-0.223773072509355</text:p>
          </table:table-cell>
          <table:table-cell office:value-type="float" office:value="-0.225800215696227" calcext:value-type="float">
            <text:p>-0.225800215696227</text:p>
          </table:table-cell>
          <table:table-cell office:value-type="float" office:value="-0.225882551990967" calcext:value-type="float">
            <text:p>-0.225882551990967</text:p>
          </table:table-cell>
          <table:table-cell office:value-type="float" office:value="-0.228222063791627" calcext:value-type="float">
            <text:p>-0.228222063791627</text:p>
          </table:table-cell>
          <table:table-cell office:value-type="float" office:value="-0.230376731113442" calcext:value-type="float">
            <text:p>-0.230376731113442</text:p>
          </table:table-cell>
          <table:table-cell office:value-type="float" office:value="-0.230136902216579" calcext:value-type="float">
            <text:p>-0.230136902216579</text:p>
          </table:table-cell>
          <table:table-cell office:value-type="float" office:value="-0.220423228686549" calcext:value-type="float">
            <text:p>-0.220423228686549</text:p>
          </table:table-cell>
          <table:table-cell office:value-type="float" office:value="-0.208026965198873" calcext:value-type="float">
            <text:p>-0.208026965198873</text:p>
          </table:table-cell>
          <table:table-cell office:value-type="float" office:value="-0.207262435617175" calcext:value-type="float">
            <text:p>-0.207262435617175</text:p>
          </table:table-cell>
          <table:table-cell office:value-type="float" office:value="-0.207325854792909" calcext:value-type="float">
            <text:p>-0.207325854792909</text:p>
          </table:table-cell>
          <table:table-cell office:value-type="float" office:value="-0.217260569005948" calcext:value-type="float">
            <text:p>-0.217260569005948</text:p>
          </table:table-cell>
          <table:table-cell office:value-type="float" office:value="-0.215061232003571" calcext:value-type="float">
            <text:p>-0.215061232003571</text:p>
          </table:table-cell>
          <table:table-cell office:value-type="float" office:value="-0.216931384302984" calcext:value-type="float">
            <text:p>-0.216931384302984</text:p>
          </table:table-cell>
          <table:table-cell office:value-type="float" office:value="-0.219195187777694" calcext:value-type="float">
            <text:p>-0.219195187777694</text:p>
          </table:table-cell>
          <table:table-cell office:value-type="float" office:value="-0.220709743299245" calcext:value-type="float">
            <text:p>-0.220709743299245</text:p>
          </table:table-cell>
          <table:table-cell office:value-type="float" office:value="-0.223259058570409" calcext:value-type="float">
            <text:p>-0.223259058570409</text:p>
          </table:table-cell>
          <table:table-cell office:value-type="float" office:value="-0.220052788247467" calcext:value-type="float">
            <text:p>-0.220052788247467</text:p>
          </table:table-cell>
          <table:table-cell office:value-type="float" office:value="-0.20791914877602" calcext:value-type="float">
            <text:p>-0.20791914877602</text:p>
          </table:table-cell>
          <table:table-cell office:value-type="float" office:value="-0.207460012043494" calcext:value-type="float">
            <text:p>-0.207460012043494</text:p>
          </table:table-cell>
          <table:table-cell office:value-type="float" office:value="-0.210724724039397" calcext:value-type="float">
            <text:p>-0.210724724039397</text:p>
          </table:table-cell>
          <table:table-cell office:value-type="float" office:value="-0.210622749772627" calcext:value-type="float">
            <text:p>-0.210622749772627</text:p>
          </table:table-cell>
          <table:table-cell office:value-type="float" office:value="-0.210761259685813" calcext:value-type="float">
            <text:p>-0.210761259685813</text:p>
          </table:table-cell>
          <table:table-cell office:value-type="float" office:value="-0.212049682217991" calcext:value-type="float">
            <text:p>-0.212049682217991</text:p>
          </table:table-cell>
          <table:table-cell office:value-type="float" office:value="-0.222963876846719" calcext:value-type="float">
            <text:p>-0.222963876846719</text:p>
          </table:table-cell>
          <table:table-cell office:value-type="float" office:value="-0.225459805907514" calcext:value-type="float">
            <text:p>-0.225459805907514</text:p>
          </table:table-cell>
          <table:table-cell office:value-type="float" office:value="-0.232058948890148" calcext:value-type="float">
            <text:p>-0.232058948890148</text:p>
          </table:table-cell>
          <table:table-cell office:value-type="float" office:value="-0.234427374581214" calcext:value-type="float">
            <text:p>-0.234427374581214</text:p>
          </table:table-cell>
          <table:table-cell office:value-type="float" office:value="-0.235124076345274" calcext:value-type="float">
            <text:p>-0.235124076345274</text:p>
          </table:table-cell>
          <table:table-cell office:value-type="float" office:value="-0.220779983015812" calcext:value-type="float">
            <text:p>-0.220779983015812</text:p>
          </table:table-cell>
          <table:table-cell office:value-type="float" office:value="-0.218363770340763" calcext:value-type="float">
            <text:p>-0.218363770340763</text:p>
          </table:table-cell>
          <table:table-cell office:value-type="float" office:value="-0.219280763586492" calcext:value-type="float">
            <text:p>-0.219280763586492</text:p>
          </table:table-cell>
          <table:table-cell office:value-type="float" office:value="-0.217712639680297" calcext:value-type="float">
            <text:p>-0.217712639680297</text:p>
          </table:table-cell>
          <table:table-cell office:value-type="float" office:value="-0.217466762148102" calcext:value-type="float">
            <text:p>-0.217466762148102</text:p>
          </table:table-cell>
          <table:table-cell office:value-type="float" office:value="-0.223756777093553" calcext:value-type="float">
            <text:p>-0.223756777093553</text:p>
          </table:table-cell>
          <table:table-cell office:value-type="float" office:value="-0.227118149998513" calcext:value-type="float">
            <text:p>-0.227118149998513</text:p>
          </table:table-cell>
          <table:table-cell office:value-type="float" office:value="-0.227430851086642" calcext:value-type="float">
            <text:p>-0.227430851086642</text:p>
          </table:table-cell>
          <table:table-cell office:value-type="float" office:value="-0.22814199084143" calcext:value-type="float">
            <text:p>-0.22814199084143</text:p>
          </table:table-cell>
          <table:table-cell office:value-type="float" office:value="-0.229904868616967" calcext:value-type="float">
            <text:p>-0.229904868616967</text:p>
          </table:table-cell>
          <table:table-cell office:value-type="float" office:value="-0.232242486537888" calcext:value-type="float">
            <text:p>-0.232242486537888</text:p>
          </table:table-cell>
          <table:table-cell office:value-type="float" office:value="-0.23470620905235" calcext:value-type="float">
            <text:p>-0.23470620905235</text:p>
          </table:table-cell>
          <table:table-cell office:value-type="float" office:value="-0.233667596859756" calcext:value-type="float">
            <text:p>-0.233667596859756</text:p>
          </table:table-cell>
          <table:table-cell office:value-type="float" office:value="-0.228879520423731" calcext:value-type="float">
            <text:p>-0.228879520423731</text:p>
          </table:table-cell>
          <table:table-cell office:value-type="float" office:value="-0.22228412001992" calcext:value-type="float">
            <text:p>-0.22228412001992</text:p>
          </table:table-cell>
          <table:table-cell office:value-type="float" office:value="-0.217160158151635" calcext:value-type="float">
            <text:p>-0.217160158151635</text:p>
          </table:table-cell>
          <table:table-cell office:value-type="float" office:value="-0.21669170907566" calcext:value-type="float">
            <text:p>-0.21669170907566</text:p>
          </table:table-cell>
          <table:table-cell office:value-type="float" office:value="-0.215979901886985" calcext:value-type="float">
            <text:p>-0.215979901886985</text:p>
          </table:table-cell>
          <table:table-cell office:value-type="float" office:value="-0.215268966853836" calcext:value-type="float">
            <text:p>-0.215268966853836</text:p>
          </table:table-cell>
          <table:table-cell office:value-type="float" office:value="-0.221786698950054" calcext:value-type="float">
            <text:p>-0.221786698950054</text:p>
          </table:table-cell>
          <table:table-cell office:value-type="float" office:value="-0.223909502310695" calcext:value-type="float">
            <text:p>-0.223909502310695</text:p>
          </table:table-cell>
          <table:table-cell office:value-type="float" office:value="-0.225417855502717" calcext:value-type="float">
            <text:p>-0.225417855502717</text:p>
          </table:table-cell>
          <table:table-cell office:value-type="float" office:value="-0.222198214091366" calcext:value-type="float">
            <text:p>-0.222198214091366</text:p>
          </table:table-cell>
          <table:table-cell office:value-type="float" office:value="-0.224781025895283" calcext:value-type="float">
            <text:p>-0.224781025895283</text:p>
          </table:table-cell>
          <table:table-cell office:value-type="float" office:value="-0.228724468111766" calcext:value-type="float">
            <text:p>-0.228724468111766</text:p>
          </table:table-cell>
          <table:table-cell office:value-type="float" office:value="-0.225134613434473" calcext:value-type="float">
            <text:p>-0.225134613434473</text:p>
          </table:table-cell>
          <table:table-cell office:value-type="float" office:value="-0.217935475280262" calcext:value-type="float">
            <text:p>-0.217935475280262</text:p>
          </table:table-cell>
          <table:table-cell office:value-type="float" office:value="-0.219341901222566" calcext:value-type="float">
            <text:p>-0.219341901222566</text:p>
          </table:table-cell>
          <table:table-cell office:value-type="float" office:value="-0.221324241623492" calcext:value-type="float">
            <text:p>-0.221324241623492</text:p>
          </table:table-cell>
          <table:table-cell office:value-type="float" office:value="-0.218819401834173" calcext:value-type="float">
            <text:p>-0.218819401834173</text:p>
          </table:table-cell>
          <table:table-cell office:value-type="float" office:value="-0.216196291241639" calcext:value-type="float">
            <text:p>-0.216196291241639</text:p>
          </table:table-cell>
          <table:table-cell office:value-type="float" office:value="-0.22461355556067" calcext:value-type="float">
            <text:p>-0.22461355556067</text:p>
          </table:table-cell>
          <table:table-cell office:value-type="float" office:value="-0.22747707897933" calcext:value-type="float">
            <text:p>-0.22747707897933</text:p>
          </table:table-cell>
          <table:table-cell office:value-type="float" office:value="-0.233523322650137" calcext:value-type="float">
            <text:p>-0.233523322650137</text:p>
          </table:table-cell>
          <table:table-cell office:value-type="float" office:value="-0.233151158096816" calcext:value-type="float">
            <text:p>-0.233151158096816</text:p>
          </table:table-cell>
          <table:table-cell office:value-type="float" office:value="-0.214194908302138" calcext:value-type="float">
            <text:p>-0.214194908302138</text:p>
          </table:table-cell>
          <table:table-cell office:value-type="float" office:value="-0.214105918274163" calcext:value-type="float">
            <text:p>-0.214105918274163</text:p>
          </table:table-cell>
          <table:table-cell office:value-type="float" office:value="-0.21193556292277" calcext:value-type="float">
            <text:p>-0.21193556292277</text:p>
          </table:table-cell>
          <table:table-cell office:value-type="float" office:value="-0.209849042661111" calcext:value-type="float">
            <text:p>-0.209849042661111</text:p>
          </table:table-cell>
          <table:table-cell office:value-type="float" office:value="-0.212882099300689" calcext:value-type="float">
            <text:p>-0.212882099300689</text:p>
          </table:table-cell>
          <table:table-cell office:value-type="float" office:value="-0.21716937148905" calcext:value-type="float">
            <text:p>-0.21716937148905</text:p>
          </table:table-cell>
          <table:table-cell office:value-type="float" office:value="-0.210412271609028" calcext:value-type="float">
            <text:p>-0.210412271609028</text:p>
          </table:table-cell>
          <table:table-cell office:value-type="float" office:value="-0.205358747549122" calcext:value-type="float">
            <text:p>-0.205358747549122</text:p>
          </table:table-cell>
          <table:table-cell office:value-type="float" office:value="-0.197133972179035" calcext:value-type="float">
            <text:p>-0.197133972179035</text:p>
          </table:table-cell>
          <table:table-cell office:value-type="float" office:value="-0.20206521814891" calcext:value-type="float">
            <text:p>-0.20206521814891</text:p>
          </table:table-cell>
          <table:table-cell office:value-type="float" office:value="-0.205573220830311" calcext:value-type="float">
            <text:p>-0.205573220830311</text:p>
          </table:table-cell>
          <table:table-cell office:value-type="float" office:value="-0.2059348473006" calcext:value-type="float">
            <text:p>-0.2059348473006</text:p>
          </table:table-cell>
          <table:table-cell office:value-type="float" office:value="-0.207579488049861" calcext:value-type="float">
            <text:p>-0.207579488049861</text:p>
          </table:table-cell>
          <table:table-cell office:value-type="float" office:value="-0.214036354683784" calcext:value-type="float">
            <text:p>-0.214036354683784</text:p>
          </table:table-cell>
          <table:table-cell office:value-type="float" office:value="-0.210945290814593" calcext:value-type="float">
            <text:p>-0.210945290814593</text:p>
          </table:table-cell>
          <table:table-cell office:value-type="float" office:value="-0.211982237571071" calcext:value-type="float">
            <text:p>-0.211982237571071</text:p>
          </table:table-cell>
          <table:table-cell office:value-type="float" office:value="-0.217252669458468" calcext:value-type="float">
            <text:p>-0.217252669458468</text:p>
          </table:table-cell>
          <table:table-cell office:value-type="float" office:value="-0.215363448244292" calcext:value-type="float">
            <text:p>-0.215363448244292</text:p>
          </table:table-cell>
          <table:table-cell office:value-type="float" office:value="-0.214954801906718" calcext:value-type="float">
            <text:p>-0.214954801906718</text:p>
          </table:table-cell>
          <table:table-cell office:value-type="float" office:value="-0.201398785563744" calcext:value-type="float">
            <text:p>-0.201398785563744</text:p>
          </table:table-cell>
          <table:table-cell office:value-type="float" office:value="-0.204494459604097" calcext:value-type="float">
            <text:p>-0.204494459604097</text:p>
          </table:table-cell>
          <table:table-cell office:value-type="float" office:value="-0.20891906079873" calcext:value-type="float">
            <text:p>-0.20891906079873</text:p>
          </table:table-cell>
          <table:table-cell office:value-type="float" office:value="-0.209451709152086" calcext:value-type="float">
            <text:p>-0.209451709152086</text:p>
          </table:table-cell>
          <table:table-cell office:value-type="float" office:value="-0.206952889927654" calcext:value-type="float">
            <text:p>-0.206952889927654</text:p>
          </table:table-cell>
          <table:table-cell office:value-type="float" office:value="-0.208714899813794" calcext:value-type="float">
            <text:p>-0.208714899813794</text:p>
          </table:table-cell>
          <table:table-cell office:value-type="float" office:value="-0.219665719395202" calcext:value-type="float">
            <text:p>-0.219665719395202</text:p>
          </table:table-cell>
          <table:table-cell office:value-type="float" office:value="-0.215140404828566" calcext:value-type="float">
            <text:p>-0.215140404828566</text:p>
          </table:table-cell>
          <table:table-cell office:value-type="float" office:value="-0.2164571252009" calcext:value-type="float">
            <text:p>-0.2164571252009</text:p>
          </table:table-cell>
          <table:table-cell office:value-type="float" office:value="-0.221054641876499" calcext:value-type="float">
            <text:p>-0.221054641876499</text:p>
          </table:table-cell>
          <table:table-cell office:value-type="float" office:value="-0.228133128573352" calcext:value-type="float">
            <text:p>-0.228133128573352</text:p>
          </table:table-cell>
          <table:table-cell office:value-type="float" office:value="-0.235279570945" calcext:value-type="float">
            <text:p>-0.235279570945</text:p>
          </table:table-cell>
          <table:table-cell office:value-type="float" office:value="-0.226938103789061" calcext:value-type="float">
            <text:p>-0.226938103789061</text:p>
          </table:table-cell>
          <table:table-cell office:value-type="float" office:value="-0.229237806284707" calcext:value-type="float">
            <text:p>-0.229237806284707</text:p>
          </table:table-cell>
          <table:table-cell office:value-type="float" office:value="-0.23014951640726" calcext:value-type="float">
            <text:p>-0.23014951640726</text:p>
          </table:table-cell>
          <table:table-cell office:value-type="float" office:value="-0.229117667105023" calcext:value-type="float">
            <text:p>-0.229117667105023</text:p>
          </table:table-cell>
          <table:table-cell office:value-type="float" office:value="-0.237028530448382" calcext:value-type="float">
            <text:p>-0.237028530448382</text:p>
          </table:table-cell>
          <table:table-cell office:value-type="float" office:value="-0.238457807638086" calcext:value-type="float">
            <text:p>-0.238457807638086</text:p>
          </table:table-cell>
          <table:table-cell office:value-type="float" office:value="-0.245301215723685" calcext:value-type="float">
            <text:p>-0.245301215723685</text:p>
          </table:table-cell>
          <table:table-cell office:value-type="float" office:value="-0.246472097861745" calcext:value-type="float">
            <text:p>-0.246472097861745</text:p>
          </table:table-cell>
          <table:table-cell office:value-type="float" office:value="-0.247881862501713" calcext:value-type="float">
            <text:p>-0.247881862501713</text:p>
          </table:table-cell>
          <table:table-cell office:value-type="float" office:value="-0.250754052421803" calcext:value-type="float">
            <text:p>-0.250754052421803</text:p>
          </table:table-cell>
          <table:table-cell office:value-type="float" office:value="-0.247810593997437" calcext:value-type="float">
            <text:p>-0.247810593997437</text:p>
          </table:table-cell>
          <table:table-cell office:value-type="float" office:value="-0.247339204675294" calcext:value-type="float">
            <text:p>-0.247339204675294</text:p>
          </table:table-cell>
          <table:table-cell office:value-type="float" office:value="-0.237403839323481" calcext:value-type="float">
            <text:p>-0.237403839323481</text:p>
          </table:table-cell>
          <table:table-cell office:value-type="float" office:value="-0.23558493757486" calcext:value-type="float">
            <text:p>-0.23558493757486</text:p>
          </table:table-cell>
          <table:table-cell office:value-type="float" office:value="-0.236052822648651" calcext:value-type="float">
            <text:p>-0.236052822648651</text:p>
          </table:table-cell>
          <table:table-cell office:value-type="float" office:value="-0.233322670731856" calcext:value-type="float">
            <text:p>-0.233322670731856</text:p>
          </table:table-cell>
          <table:table-cell office:value-type="float" office:value="-0.232549775634735" calcext:value-type="float">
            <text:p>-0.232549775634735</text:p>
          </table:table-cell>
          <table:table-cell office:value-type="float" office:value="-0.245093128581658" calcext:value-type="float">
            <text:p>-0.245093128581658</text:p>
          </table:table-cell>
          <table:table-cell office:value-type="float" office:value="-0.247105692876097" calcext:value-type="float">
            <text:p>-0.247105692876097</text:p>
          </table:table-cell>
          <table:table-cell office:value-type="float" office:value="-0.248933066641632" calcext:value-type="float">
            <text:p>-0.248933066641632</text:p>
          </table:table-cell>
          <table:table-cell office:value-type="float" office:value="-0.251514898421666" calcext:value-type="float">
            <text:p>-0.251514898421666</text:p>
          </table:table-cell>
          <table:table-cell office:value-type="float" office:value="-0.249649023524361" calcext:value-type="float">
            <text:p>-0.249649023524361</text:p>
          </table:table-cell>
          <table:table-cell office:value-type="float" office:value="-0.249118972114234" calcext:value-type="float">
            <text:p>-0.249118972114234</text:p>
          </table:table-cell>
          <table:table-cell office:value-type="float" office:value="-0.248713588188087" calcext:value-type="float">
            <text:p>-0.248713588188087</text:p>
          </table:table-cell>
          <table:table-cell office:value-type="float" office:value="-0.249559683549411" calcext:value-type="float">
            <text:p>-0.249559683549411</text:p>
          </table:table-cell>
          <table:table-cell office:value-type="float" office:value="-0.238734268754086" calcext:value-type="float">
            <text:p>-0.238734268754086</text:p>
          </table:table-cell>
          <table:table-cell office:value-type="float" office:value="-0.235503285624569" calcext:value-type="float">
            <text:p>-0.235503285624569</text:p>
          </table:table-cell>
          <table:table-cell office:value-type="float" office:value="-0.234220815155314" calcext:value-type="float">
            <text:p>-0.234220815155314</text:p>
          </table:table-cell>
          <table:table-cell office:value-type="float" office:value="-0.232456118940652" calcext:value-type="float">
            <text:p>-0.232456118940652</text:p>
          </table:table-cell>
          <table:table-cell office:value-type="float" office:value="-0.232016456926627" calcext:value-type="float">
            <text:p>-0.232016456926627</text:p>
          </table:table-cell>
          <table:table-cell office:value-type="float" office:value="-0.237929593369458" calcext:value-type="float">
            <text:p>-0.237929593369458</text:p>
          </table:table-cell>
          <table:table-cell office:value-type="float" office:value="-0.245640146331777" calcext:value-type="float">
            <text:p>-0.245640146331777</text:p>
          </table:table-cell>
          <table:table-cell office:value-type="float" office:value="-0.249730076693266" calcext:value-type="float">
            <text:p>-0.249730076693266</text:p>
          </table:table-cell>
          <table:table-cell office:value-type="float" office:value="-0.249873033801041" calcext:value-type="float">
            <text:p>-0.249873033801041</text:p>
          </table:table-cell>
          <table:table-cell office:value-type="float" office:value="-0.253044258814186" calcext:value-type="float">
            <text:p>-0.253044258814186</text:p>
          </table:table-cell>
          <table:table-cell office:value-type="float" office:value="-0.254635115434842" calcext:value-type="float">
            <text:p>-0.254635115434842</text:p>
          </table:table-cell>
          <table:table-cell office:value-type="float" office:value="-0.254316336197814" calcext:value-type="float">
            <text:p>-0.254316336197814</text:p>
          </table:table-cell>
          <table:table-cell office:value-type="float" office:value="-0.245201434113662" calcext:value-type="float">
            <text:p>-0.245201434113662</text:p>
          </table:table-cell>
          <table:table-cell office:value-type="float" office:value="-0.24149488223878" calcext:value-type="float">
            <text:p>-0.24149488223878</text:p>
          </table:table-cell>
          <table:table-cell office:value-type="float" office:value="-0.239229546229444" calcext:value-type="float">
            <text:p>-0.239229546229444</text:p>
          </table:table-cell>
          <table:table-cell office:value-type="float" office:value="-0.236966797121034" calcext:value-type="float">
            <text:p>-0.236966797121034</text:p>
          </table:table-cell>
          <table:table-cell office:value-type="float" office:value="-0.238107154987895" calcext:value-type="float">
            <text:p>-0.238107154987895</text:p>
          </table:table-cell>
          <table:table-cell office:value-type="float" office:value="-0.244714140898891" calcext:value-type="float">
            <text:p>-0.244714140898891</text:p>
          </table:table-cell>
          <table:table-cell office:value-type="float" office:value="-0.245875085285425" calcext:value-type="float">
            <text:p>-0.245875085285425</text:p>
          </table:table-cell>
          <table:table-cell office:value-type="float" office:value="-0.247163384424696" calcext:value-type="float">
            <text:p>-0.247163384424696</text:p>
          </table:table-cell>
          <table:table-cell office:value-type="float" office:value="-0.247332578958104" calcext:value-type="float">
            <text:p>-0.247332578958104</text:p>
          </table:table-cell>
          <table:table-cell office:value-type="float" office:value="-0.250093460018753" calcext:value-type="float">
            <text:p>-0.250093460018753</text:p>
          </table:table-cell>
          <table:table-cell office:value-type="float" office:value="-0.249819099726913" calcext:value-type="float">
            <text:p>-0.249819099726913</text:p>
          </table:table-cell>
          <table:table-cell office:value-type="float" office:value="-0.250611826635951" calcext:value-type="float">
            <text:p>-0.250611826635951</text:p>
          </table:table-cell>
          <table:table-cell office:value-type="float" office:value="-0.249357206475175" calcext:value-type="float">
            <text:p>-0.249357206475175</text:p>
          </table:table-cell>
          <table:table-cell office:value-type="float" office:value="-0.243552913228669" calcext:value-type="float">
            <text:p>-0.243552913228669</text:p>
          </table:table-cell>
          <table:table-cell office:value-type="float" office:value="-0.235000084258186" calcext:value-type="float">
            <text:p>-0.235000084258186</text:p>
          </table:table-cell>
          <table:table-cell office:value-type="float" office:value="-0.235138448832315" calcext:value-type="float">
            <text:p>-0.235138448832315</text:p>
          </table:table-cell>
          <table:table-cell office:value-type="float" office:value="-0.233147264230889" calcext:value-type="float">
            <text:p>-0.233147264230889</text:p>
          </table:table-cell>
          <table:table-cell office:value-type="float" office:value="-0.232464608572289" calcext:value-type="float">
            <text:p>-0.232464608572289</text:p>
          </table:table-cell>
          <table:table-cell office:value-type="float" office:value="-0.236991663311757" calcext:value-type="float">
            <text:p>-0.236991663311757</text:p>
          </table:table-cell>
          <table:table-cell office:value-type="float" office:value="-0.238406462822488" calcext:value-type="float">
            <text:p>-0.238406462822488</text:p>
          </table:table-cell>
          <table:table-cell office:value-type="float" office:value="-0.237645134377794" calcext:value-type="float">
            <text:p>-0.237645134377794</text:p>
          </table:table-cell>
          <table:table-cell office:value-type="float" office:value="-0.236249265982215" calcext:value-type="float">
            <text:p>-0.236249265982215</text:p>
          </table:table-cell>
          <table:table-cell office:value-type="float" office:value="-0.23786289098426" calcext:value-type="float">
            <text:p>-0.23786289098426</text:p>
          </table:table-cell>
          <table:table-cell office:value-type="float" office:value="-0.241390095909358" calcext:value-type="float">
            <text:p>-0.241390095909358</text:p>
          </table:table-cell>
          <table:table-cell office:value-type="float" office:value="-0.236016141543973" calcext:value-type="float">
            <text:p>-0.236016141543973</text:p>
          </table:table-cell>
          <table:table-cell office:value-type="float" office:value="-0.232530358085446" calcext:value-type="float">
            <text:p>-0.232530358085446</text:p>
          </table:table-cell>
          <table:table-cell office:value-type="float" office:value="-0.224671625953229" calcext:value-type="float">
            <text:p>-0.224671625953229</text:p>
          </table:table-cell>
          <table:table-cell office:value-type="float" office:value="-0.22341018065788" calcext:value-type="float">
            <text:p>-0.22341018065788</text:p>
          </table:table-cell>
          <table:table-cell office:value-type="float" office:value="-0.227655273103043" calcext:value-type="float">
            <text:p>-0.227655273103043</text:p>
          </table:table-cell>
          <table:table-cell office:value-type="float" office:value="-0.226475864012064" calcext:value-type="float">
            <text:p>-0.226475864012064</text:p>
          </table:table-cell>
          <table:table-cell office:value-type="float" office:value="-0.226165640272497" calcext:value-type="float">
            <text:p>-0.226165640272497</text:p>
          </table:table-cell>
          <table:table-cell office:value-type="float" office:value="-0.236952549334288" calcext:value-type="float">
            <text:p>-0.236952549334288</text:p>
          </table:table-cell>
          <table:table-cell office:value-type="float" office:value="-0.235629527662166" calcext:value-type="float">
            <text:p>-0.235629527662166</text:p>
          </table:table-cell>
          <table:table-cell office:value-type="float" office:value="-0.239479984589909" calcext:value-type="float">
            <text:p>-0.239479984589909</text:p>
          </table:table-cell>
          <table:table-cell office:value-type="float" office:value="-0.243440426141126" calcext:value-type="float">
            <text:p>-0.243440426141126</text:p>
          </table:table-cell>
          <table:table-cell office:value-type="float" office:value="-0.243628108461327" calcext:value-type="float">
            <text:p>-0.243628108461327</text:p>
          </table:table-cell>
          <table:table-cell office:value-type="float" office:value="-0.232954220309121" calcext:value-type="float">
            <text:p>-0.232954220309121</text:p>
          </table:table-cell>
          <table:table-cell office:value-type="float" office:value="-0.228223940554279" calcext:value-type="float">
            <text:p>-0.228223940554279</text:p>
          </table:table-cell>
          <table:table-cell office:value-type="float" office:value="-0.222593470152199" calcext:value-type="float">
            <text:p>-0.222593470152199</text:p>
          </table:table-cell>
          <table:table-cell office:value-type="float" office:value="-0.224155775423842" calcext:value-type="float">
            <text:p>-0.224155775423842</text:p>
          </table:table-cell>
          <table:table-cell office:value-type="float" office:value="-0.220863948052827" calcext:value-type="float">
            <text:p>-0.220863948052827</text:p>
          </table:table-cell>
          <table:table-cell office:value-type="float" office:value="-0.225074984105456" calcext:value-type="float">
            <text:p>-0.225074984105456</text:p>
          </table:table-cell>
          <table:table-cell office:value-type="float" office:value="-0.227823874563717" calcext:value-type="float">
            <text:p>-0.227823874563717</text:p>
          </table:table-cell>
          <table:table-cell office:value-type="float" office:value="-0.232941709385022" calcext:value-type="float">
            <text:p>-0.232941709385022</text:p>
          </table:table-cell>
          <table:table-cell office:value-type="float" office:value="-0.234363727769561" calcext:value-type="float">
            <text:p>-0.234363727769561</text:p>
          </table:table-cell>
          <table:table-cell office:value-type="float" office:value="-0.233889784259002" calcext:value-type="float">
            <text:p>-0.233889784259002</text:p>
          </table:table-cell>
          <table:table-cell office:value-type="float" office:value="-0.235743435509543" calcext:value-type="float">
            <text:p>-0.235743435509543</text:p>
          </table:table-cell>
          <table:table-cell office:value-type="float" office:value="-0.240274384465797" calcext:value-type="float">
            <text:p>-0.240274384465797</text:p>
          </table:table-cell>
          <table:table-cell office:value-type="float" office:value="-0.243399796660986" calcext:value-type="float">
            <text:p>-0.243399796660986</text:p>
          </table:table-cell>
          <table:table-cell office:value-type="float" office:value="-0.23699752886171" calcext:value-type="float">
            <text:p>-0.23699752886171</text:p>
          </table:table-cell>
          <table:table-cell office:value-type="float" office:value="-0.232122127855299" calcext:value-type="float">
            <text:p>-0.232122127855299</text:p>
          </table:table-cell>
          <table:table-cell office:value-type="float" office:value="-0.234001990936353" calcext:value-type="float">
            <text:p>-0.234001990936353</text:p>
          </table:table-cell>
          <table:table-cell office:value-type="float" office:value="-0.233772835316116" calcext:value-type="float">
            <text:p>-0.233772835316116</text:p>
          </table:table-cell>
          <table:table-cell office:value-type="float" office:value="-0.233360849467423" calcext:value-type="float">
            <text:p>-0.233360849467423</text:p>
          </table:table-cell>
          <table:table-cell office:value-type="float" office:value="-0.242787990175568" calcext:value-type="float">
            <text:p>-0.242787990175568</text:p>
          </table:table-cell>
          <table:table-cell office:value-type="float" office:value="-0.239579143778395" calcext:value-type="float">
            <text:p>-0.239579143778395</text:p>
          </table:table-cell>
          <table:table-cell office:value-type="float" office:value="-0.23905262072728" calcext:value-type="float">
            <text:p>-0.23905262072728</text:p>
          </table:table-cell>
          <table:table-cell office:value-type="float" office:value="-0.242216038572041" calcext:value-type="float">
            <text:p>-0.242216038572041</text:p>
          </table:table-cell>
          <table:table-cell office:value-type="float" office:value="-0.245552934662856" calcext:value-type="float">
            <text:p>-0.245552934662856</text:p>
          </table:table-cell>
          <table:table-cell office:value-type="float" office:value="-0.247409093399195" calcext:value-type="float">
            <text:p>-0.247409093399195</text:p>
          </table:table-cell>
          <table:table-cell office:value-type="float" office:value="-0.253984013634006" calcext:value-type="float">
            <text:p>-0.253984013634006</text:p>
          </table:table-cell>
          <table:table-cell office:value-type="float" office:value="-0.250502887284055" calcext:value-type="float">
            <text:p>-0.250502887284055</text:p>
          </table:table-cell>
          <table:table-cell office:value-type="float" office:value="-0.245545167072761" calcext:value-type="float">
            <text:p>-0.245545167072761</text:p>
          </table:table-cell>
          <table:table-cell office:value-type="float" office:value="-0.239767361693572" calcext:value-type="float">
            <text:p>-0.239767361693572</text:p>
          </table:table-cell>
          <table:table-cell office:value-type="float" office:value="-0.240781265999225" calcext:value-type="float">
            <text:p>-0.240781265999225</text:p>
          </table:table-cell>
          <table:table-cell office:value-type="float" office:value="-0.239785126940508" calcext:value-type="float">
            <text:p>-0.239785126940508</text:p>
          </table:table-cell>
          <table:table-cell office:value-type="float" office:value="-0.240130868592047" calcext:value-type="float">
            <text:p>-0.240130868592047</text:p>
          </table:table-cell>
          <table:table-cell office:value-type="float" office:value="-0.244002814075362" calcext:value-type="float">
            <text:p>-0.244002814075362</text:p>
          </table:table-cell>
          <table:table-cell office:value-type="float" office:value="-0.256202437443991" calcext:value-type="float">
            <text:p>-0.256202437443991</text:p>
          </table:table-cell>
          <table:table-cell office:value-type="float" office:value="-0.254288599896141" calcext:value-type="float">
            <text:p>-0.254288599896141</text:p>
          </table:table-cell>
          <table:table-cell office:value-type="float" office:value="-0.259225193401228" calcext:value-type="float">
            <text:p>-0.259225193401228</text:p>
          </table:table-cell>
          <table:table-cell office:value-type="float" office:value="-0.258348793617101" calcext:value-type="float">
            <text:p>-0.258348793617101</text:p>
          </table:table-cell>
          <table:table-cell office:value-type="float" office:value="-0.260626690182447" calcext:value-type="float">
            <text:p>-0.260626690182447</text:p>
          </table:table-cell>
          <table:table-cell office:value-type="float" office:value="-0.263508028207301" calcext:value-type="float">
            <text:p>-0.263508028207301</text:p>
          </table:table-cell>
          <table:table-cell office:value-type="float" office:value="-0.263459205323321" calcext:value-type="float">
            <text:p>-0.263459205323321</text:p>
          </table:table-cell>
          <table:table-cell office:value-type="float" office:value="-0.26364613744354" calcext:value-type="float">
            <text:p>-0.26364613744354</text:p>
          </table:table-cell>
          <table:table-cell office:value-type="float" office:value="-0.264037895001831" calcext:value-type="float">
            <text:p>-0.264037895001831</text:p>
          </table:table-cell>
          <table:table-cell office:value-type="float" office:value="-0.263348575429992" calcext:value-type="float">
            <text:p>-0.263348575429992</text:p>
          </table:table-cell>
          <table:table-cell office:value-type="float" office:value="-0.254847635710885" calcext:value-type="float">
            <text:p>-0.254847635710885</text:p>
          </table:table-cell>
          <table:table-cell office:value-type="float" office:value="-0.254459449550963" calcext:value-type="float">
            <text:p>-0.254459449550963</text:p>
          </table:table-cell>
          <table:table-cell office:value-type="float" office:value="-0.253384431070109" calcext:value-type="float">
            <text:p>-0.253384431070109</text:p>
          </table:table-cell>
          <table:table-cell office:value-type="float" office:value="-0.254449361541601" calcext:value-type="float">
            <text:p>-0.254449361541601</text:p>
          </table:table-cell>
          <table:table-cell office:value-type="float" office:value="-0.256817207204855" calcext:value-type="float">
            <text:p>-0.256817207204855</text:p>
          </table:table-cell>
          <table:table-cell office:value-type="float" office:value="-0.265697601066695" calcext:value-type="float">
            <text:p>-0.265697601066695</text:p>
          </table:table-cell>
          <table:table-cell office:value-type="float" office:value="-0.269268533996777" calcext:value-type="float">
            <text:p>-0.269268533996777</text:p>
          </table:table-cell>
          <table:table-cell office:value-type="float" office:value="-0.269429007529444" calcext:value-type="float">
            <text:p>-0.269429007529444</text:p>
          </table:table-cell>
          <table:table-cell office:value-type="float" office:value="-0.266934565876928" calcext:value-type="float">
            <text:p>-0.266934565876928</text:p>
          </table:table-cell>
          <table:table-cell office:value-type="float" office:value="-0.270481691061288" calcext:value-type="float">
            <text:p>-0.270481691061288</text:p>
          </table:table-cell>
          <table:table-cell office:value-type="float" office:value="-0.276040659953177" calcext:value-type="float">
            <text:p>-0.276040659953177</text:p>
          </table:table-cell>
          <table:table-cell office:value-type="float" office:value="-0.267258396576885" calcext:value-type="float">
            <text:p>-0.267258396576885</text:p>
          </table:table-cell>
          <table:table-cell office:value-type="float" office:value="-0.265480262500978" calcext:value-type="float">
            <text:p>-0.265480262500978</text:p>
          </table:table-cell>
          <table:table-cell office:value-type="float" office:value="-0.264053406139914" calcext:value-type="float">
            <text:p>-0.264053406139914</text:p>
          </table:table-cell>
          <table:table-cell office:value-type="float" office:value="-0.264830309963921" calcext:value-type="float">
            <text:p>-0.264830309963921</text:p>
          </table:table-cell>
          <table:table-cell office:value-type="float" office:value="-0.265484843660604" calcext:value-type="float">
            <text:p>-0.265484843660604</text:p>
          </table:table-cell>
          <table:table-cell office:value-type="float" office:value="-0.270940313201388" calcext:value-type="float">
            <text:p>-0.270940313201388</text:p>
          </table:table-cell>
          <table:table-cell office:value-type="float" office:value="-0.276890391807901" calcext:value-type="float">
            <text:p>-0.276890391807901</text:p>
          </table:table-cell>
          <table:table-cell office:value-type="float" office:value="-0.275909386257336" calcext:value-type="float">
            <text:p>-0.275909386257336</text:p>
          </table:table-cell>
          <table:table-cell office:value-type="float" office:value="-0.271769608978327" calcext:value-type="float">
            <text:p>-0.271769608978327</text:p>
          </table:table-cell>
          <table:table-cell office:value-type="float" office:value="-0.270304182416726" calcext:value-type="float">
            <text:p>-0.270304182416726</text:p>
          </table:table-cell>
          <table:table-cell office:value-type="float" office:value="-0.287912638040685" calcext:value-type="float">
            <text:p>-0.287912638040685</text:p>
          </table:table-cell>
          <table:table-cell office:value-type="float" office:value="-0.277090220553605" calcext:value-type="float">
            <text:p>-0.277090220553605</text:p>
          </table:table-cell>
          <table:table-cell office:value-type="float" office:value="-0.280074829511833" calcext:value-type="float">
            <text:p>-0.280074829511833</text:p>
          </table:table-cell>
          <table:table-cell office:value-type="float" office:value="-0.273128336538459" calcext:value-type="float">
            <text:p>-0.273128336538459</text:p>
          </table:table-cell>
          <table:table-cell office:value-type="float" office:value="-0.273825429564968" calcext:value-type="float">
            <text:p>-0.273825429564968</text:p>
          </table:table-cell>
          <table:table-cell office:value-type="float" office:value="-0.271363179545888" calcext:value-type="float">
            <text:p>-0.271363179545888</text:p>
          </table:table-cell>
          <table:table-cell office:value-type="float" office:value="-0.277379061480387" calcext:value-type="float">
            <text:p>-0.277379061480387</text:p>
          </table:table-cell>
          <table:table-cell office:value-type="float" office:value="-0.278919027173641" calcext:value-type="float">
            <text:p>-0.278919027173641</text:p>
          </table:table-cell>
          <table:table-cell office:value-type="float" office:value="-0.271721266521166" calcext:value-type="float">
            <text:p>-0.271721266521166</text:p>
          </table:table-cell>
          <table:table-cell office:value-type="float" office:value="-0.275119829553954" calcext:value-type="float">
            <text:p>-0.275119829553954</text:p>
          </table:table-cell>
          <table:table-cell office:value-type="float" office:value="-0.279856554576463" calcext:value-type="float">
            <text:p>-0.279856554576463</text:p>
          </table:table-cell>
          <table:table-cell office:value-type="float" office:value="-0.278367037122894" calcext:value-type="float">
            <text:p>-0.278367037122894</text:p>
          </table:table-cell>
          <table:table-cell office:value-type="float" office:value="-0.278702300423632" calcext:value-type="float">
            <text:p>-0.278702300423632</text:p>
          </table:table-cell>
          <table:table-cell office:value-type="float" office:value="-0.278371204592951" calcext:value-type="float">
            <text:p>-0.278371204592951</text:p>
          </table:table-cell>
          <table:table-cell office:value-type="float" office:value="-0.277812144049921" calcext:value-type="float">
            <text:p>-0.277812144049921</text:p>
          </table:table-cell>
          <table:table-cell office:value-type="float" office:value="-0.278624826580724" calcext:value-type="float">
            <text:p>-0.278624826580724</text:p>
          </table:table-cell>
          <table:table-cell office:value-type="float" office:value="-0.277833853794959" calcext:value-type="float">
            <text:p>-0.277833853794959</text:p>
          </table:table-cell>
          <table:table-cell office:value-type="float" office:value="-0.277609658747846" calcext:value-type="float">
            <text:p>-0.277609658747846</text:p>
          </table:table-cell>
          <table:table-cell office:value-type="float" office:value="-0.278177448294894" calcext:value-type="float">
            <text:p>-0.278177448294894</text:p>
          </table:table-cell>
          <table:table-cell office:value-type="float" office:value="-0.277610361198292" calcext:value-type="float">
            <text:p>-0.277610361198292</text:p>
          </table:table-cell>
          <table:table-cell office:value-type="float" office:value="-0.277772992618963" calcext:value-type="float">
            <text:p>-0.277772992618963</text:p>
          </table:table-cell>
          <table:table-cell office:value-type="float" office:value="-0.277863439563604" calcext:value-type="float">
            <text:p>-0.277863439563604</text:p>
          </table:table-cell>
          <table:table-cell office:value-type="float" office:value="-0.277915063607493" calcext:value-type="float">
            <text:p>-0.277915063607493</text:p>
          </table:table-cell>
          <table:table-cell office:value-type="float" office:value="-0.277977472961731" calcext:value-type="float">
            <text:p>-0.277977472961731</text:p>
          </table:table-cell>
          <table:table-cell office:value-type="float" office:value="-0.277940311366727" calcext:value-type="float">
            <text:p>-0.277940311366727</text:p>
          </table:table-cell>
          <table:table-cell office:value-type="float" office:value="-0.277838288925835" calcext:value-type="float">
            <text:p>-0.277838288925835</text:p>
          </table:table-cell>
          <table:table-cell office:value-type="float" office:value="-0.277819929445291" calcext:value-type="float">
            <text:p>-0.277819929445291</text:p>
          </table:table-cell>
          <table:table-cell office:value-type="float" office:value="-0.277638614965704" calcext:value-type="float">
            <text:p>-0.277638614965704</text:p>
          </table:table-cell>
          <table:table-cell office:value-type="float" office:value="-0.277667313900169" calcext:value-type="float">
            <text:p>-0.277667313900169</text:p>
          </table:table-cell>
          <table:table-cell office:value-type="float" office:value="-0.278114035568244" calcext:value-type="float">
            <text:p>-0.278114035568244</text:p>
          </table:table-cell>
          <table:table-cell office:value-type="float" office:value="-0.277793708679827" calcext:value-type="float">
            <text:p>-0.277793708679827</text:p>
          </table:table-cell>
          <table:table-cell office:value-type="float" office:value="-0.277800646848346" calcext:value-type="float">
            <text:p>-0.277800646848346</text:p>
          </table:table-cell>
          <table:table-cell office:value-type="float" office:value="-0.277636060454023" calcext:value-type="float">
            <text:p>-0.277636060454023</text:p>
          </table:table-cell>
          <table:table-cell office:value-type="float" office:value="-0.277719891663755" calcext:value-type="float">
            <text:p>-0.277719891663755</text:p>
          </table:table-cell>
          <table:table-cell office:value-type="float" office:value="-0.277916190719235" calcext:value-type="float">
            <text:p>-0.277916190719235</text:p>
          </table:table-cell>
          <table:table-cell office:value-type="float" office:value="-0.277873287798564" calcext:value-type="float">
            <text:p>-0.277873287798564</text:p>
          </table:table-cell>
          <table:table-cell office:value-type="float" office:value="-0.278062580171699" calcext:value-type="float">
            <text:p>-0.278062580171699</text:p>
          </table:table-cell>
          <table:table-cell office:value-type="float" office:value="-0.277865738778187" calcext:value-type="float">
            <text:p>-0.277865738778187</text:p>
          </table:table-cell>
          <table:table-cell office:value-type="float" office:value="-0.277928117409831" calcext:value-type="float">
            <text:p>-0.277928117409831</text:p>
          </table:table-cell>
          <table:table-cell office:value-type="float" office:value="-0.277775857149302" calcext:value-type="float">
            <text:p>-0.277775857149302</text:p>
          </table:table-cell>
          <table:table-cell office:value-type="float" office:value="-0.277969345614408" calcext:value-type="float">
            <text:p>-0.277969345614408</text:p>
          </table:table-cell>
          <table:table-cell office:value-type="float" office:value="-0.277749258866611" calcext:value-type="float">
            <text:p>-0.277749258866611</text:p>
          </table:table-cell>
          <table:table-cell office:value-type="float" office:value="-0.277520614470207" calcext:value-type="float">
            <text:p>-0.277520614470207</text:p>
          </table:table-cell>
          <table:table-cell office:value-type="float" office:value="-0.277711252060169" calcext:value-type="float">
            <text:p>-0.277711252060169</text:p>
          </table:table-cell>
          <table:table-cell office:value-type="float" office:value="-0.277939356095686" calcext:value-type="float">
            <text:p>-0.277939356095686</text:p>
          </table:table-cell>
          <table:table-cell office:value-type="float" office:value="-0.277882092837072" calcext:value-type="float">
            <text:p>-0.277882092837072</text:p>
          </table:table-cell>
          <table:table-cell office:value-type="float" office:value="-0.277555353216248" calcext:value-type="float">
            <text:p>-0.277555353216248</text:p>
          </table:table-cell>
          <table:table-cell office:value-type="float" office:value="-0.277580383703722" calcext:value-type="float">
            <text:p>-0.277580383703722</text:p>
          </table:table-cell>
          <table:table-cell office:value-type="float" office:value="-0.277616240271158" calcext:value-type="float">
            <text:p>-0.277616240271158</text:p>
          </table:table-cell>
          <table:table-cell office:value-type="float" office:value="-0.277540872700001" calcext:value-type="float">
            <text:p>-0.277540872700001</text:p>
          </table:table-cell>
          <table:table-cell office:value-type="float" office:value="-0.278439086023628" calcext:value-type="float">
            <text:p>-0.278439086023628</text:p>
          </table:table-cell>
          <table:table-cell office:value-type="float" office:value="-0.277785106459588" calcext:value-type="float">
            <text:p>-0.277785106459588</text:p>
          </table:table-cell>
          <table:table-cell office:value-type="float" office:value="-0.277764513865107" calcext:value-type="float">
            <text:p>-0.277764513865107</text:p>
          </table:table-cell>
          <table:table-cell office:value-type="float" office:value="-0.277928287857108" calcext:value-type="float">
            <text:p>-0.277928287857108</text:p>
          </table:table-cell>
          <table:table-cell office:value-type="float" office:value="-0.277714954464426" calcext:value-type="float">
            <text:p>-0.277714954464426</text:p>
          </table:table-cell>
          <table:table-cell office:value-type="float" office:value="-0.278219476677636" calcext:value-type="float">
            <text:p>-0.278219476677636</text:p>
          </table:table-cell>
          <table:table-cell office:value-type="float" office:value="-0.277967498329543" calcext:value-type="float">
            <text:p>-0.277967498329543</text:p>
          </table:table-cell>
          <table:table-cell office:value-type="float" office:value="-0.277821728082414" calcext:value-type="float">
            <text:p>-0.277821728082414</text:p>
          </table:table-cell>
          <table:table-cell office:value-type="float" office:value="-0.277810594593747" calcext:value-type="float">
            <text:p>-0.277810594593747</text:p>
          </table:table-cell>
          <table:table-cell office:value-type="float" office:value="-0.277699915255904" calcext:value-type="float">
            <text:p>-0.277699915255904</text:p>
          </table:table-cell>
          <table:table-cell office:value-type="float" office:value="-0.277728804257872" calcext:value-type="float">
            <text:p>-0.277728804257872</text:p>
          </table:table-cell>
          <table:table-cell office:value-type="float" office:value="-0.277847987470533" calcext:value-type="float">
            <text:p>-0.277847987470533</text:p>
          </table:table-cell>
          <table:table-cell office:value-type="float" office:value="-0.277653974703265" calcext:value-type="float">
            <text:p>-0.277653974703265</text:p>
          </table:table-cell>
          <table:table-cell office:value-type="float" office:value="-0.277581966557571" calcext:value-type="float">
            <text:p>-0.277581966557571</text:p>
          </table:table-cell>
          <table:table-cell office:value-type="float" office:value="-0.278290652751561" calcext:value-type="float">
            <text:p>-0.278290652751561</text:p>
          </table:table-cell>
          <table:table-cell office:value-type="float" office:value="-0.277901459676079" calcext:value-type="float">
            <text:p>-0.277901459676079</text:p>
          </table:table-cell>
          <table:table-cell office:value-type="float" office:value="-0.277678957920601" calcext:value-type="float">
            <text:p>-0.277678957920601</text:p>
          </table:table-cell>
          <table:table-cell office:value-type="float" office:value="-0.278266075673736" calcext:value-type="float">
            <text:p>-0.278266075673736</text:p>
          </table:table-cell>
          <table:table-cell office:value-type="float" office:value="-0.278187969376994" calcext:value-type="float">
            <text:p>-0.278187969376994</text:p>
          </table:table-cell>
          <table:table-cell office:value-type="float" office:value="-0.277751640243456" calcext:value-type="float">
            <text:p>-0.277751640243456</text:p>
          </table:table-cell>
          <table:table-cell office:value-type="float" office:value="-0.277761998570904" calcext:value-type="float">
            <text:p>-0.277761998570904</text:p>
          </table:table-cell>
          <table:table-cell office:value-type="float" office:value="-0.277980439036827" calcext:value-type="float">
            <text:p>-0.277980439036827</text:p>
          </table:table-cell>
          <table:table-cell office:value-type="float" office:value="-0.277841983304154" calcext:value-type="float">
            <text:p>-0.277841983304154</text:p>
          </table:table-cell>
          <table:table-cell office:value-type="float" office:value="-0.277816039297645" calcext:value-type="float">
            <text:p>-0.277816039297645</text:p>
          </table:table-cell>
          <table:table-cell office:value-type="float" office:value="-0.277651455524627" calcext:value-type="float">
            <text:p>-0.277651455524627</text:p>
          </table:table-cell>
          <table:table-cell office:value-type="float" office:value="-0.277615465016562" calcext:value-type="float">
            <text:p>-0.277615465016562</text:p>
          </table:table-cell>
          <table:table-cell office:value-type="float" office:value="-0.278126404006311" calcext:value-type="float">
            <text:p>-0.278126404006311</text:p>
          </table:table-cell>
          <table:table-cell office:value-type="float" office:value="-0.277736255539486" calcext:value-type="float">
            <text:p>-0.277736255539486</text:p>
          </table:table-cell>
          <table:table-cell office:value-type="float" office:value="-0.277923183905355" calcext:value-type="float">
            <text:p>-0.277923183905355</text:p>
          </table:table-cell>
          <table:table-cell office:value-type="float" office:value="-0.277646467318529" calcext:value-type="float">
            <text:p>-0.277646467318529</text:p>
          </table:table-cell>
          <table:table-cell office:value-type="float" office:value="-0.277786547493411" calcext:value-type="float">
            <text:p>-0.277786547493411</text:p>
          </table:table-cell>
          <table:table-cell office:value-type="float" office:value="-0.277747399536595" calcext:value-type="float">
            <text:p>-0.277747399536595</text:p>
          </table:table-cell>
          <table:table-cell office:value-type="float" office:value="-0.277825361488846" calcext:value-type="float">
            <text:p>-0.277825361488846</text:p>
          </table:table-cell>
          <table:table-cell office:value-type="float" office:value="-0.278160785087897" calcext:value-type="float">
            <text:p>-0.278160785087897</text:p>
          </table:table-cell>
          <table:table-cell office:value-type="float" office:value="-0.278253450798545" calcext:value-type="float">
            <text:p>-0.278253450798545</text:p>
          </table:table-cell>
          <table:table-cell office:value-type="float" office:value="-0.278078432311024" calcext:value-type="float">
            <text:p>-0.278078432311024</text:p>
          </table:table-cell>
          <table:table-cell office:value-type="float" office:value="-0.27825963824634" calcext:value-type="float">
            <text:p>-0.27825963824634</text:p>
          </table:table-cell>
          <table:table-cell office:value-type="float" office:value="-0.277689359446679" calcext:value-type="float">
            <text:p>-0.277689359446679</text:p>
          </table:table-cell>
          <table:table-cell office:value-type="float" office:value="-0.277760031475574" calcext:value-type="float">
            <text:p>-0.277760031475574</text:p>
          </table:table-cell>
          <table:table-cell office:value-type="float" office:value="-0.27754195137923" calcext:value-type="float">
            <text:p>-0.27754195137923</text:p>
          </table:table-cell>
          <table:table-cell office:value-type="float" office:value="-0.277869989727761" calcext:value-type="float">
            <text:p>-0.277869989727761</text:p>
          </table:table-cell>
          <table:table-cell office:value-type="float" office:value="-0.277797156751855" calcext:value-type="float">
            <text:p>-0.277797156751855</text:p>
          </table:table-cell>
          <table:table-cell office:value-type="float" office:value="-0.277626798950472" calcext:value-type="float">
            <text:p>-0.277626798950472</text:p>
          </table:table-cell>
          <table:table-cell office:value-type="float" office:value="-0.278089641305597" calcext:value-type="float">
            <text:p>-0.278089641305597</text:p>
          </table:table-cell>
          <table:table-cell office:value-type="float" office:value="-0.277644186842591" calcext:value-type="float">
            <text:p>-0.277644186842591</text:p>
          </table:table-cell>
          <table:table-cell office:value-type="float" office:value="-0.277875941087152" calcext:value-type="float">
            <text:p>-0.277875941087152</text:p>
          </table:table-cell>
          <table:table-cell office:value-type="float" office:value="-0.277767570813378" calcext:value-type="float">
            <text:p>-0.277767570813378</text:p>
          </table:table-cell>
          <table:table-cell office:value-type="float" office:value="-0.277709443480674" calcext:value-type="float">
            <text:p>-0.277709443480674</text:p>
          </table:table-cell>
          <table:table-cell office:value-type="float" office:value="-0.27746406790283" calcext:value-type="float">
            <text:p>-0.27746406790283</text:p>
          </table:table-cell>
          <table:table-cell office:value-type="float" office:value="-0.277855347541532" calcext:value-type="float">
            <text:p>-0.277855347541532</text:p>
          </table:table-cell>
          <table:table-cell office:value-type="float" office:value="-0.277768607762289" calcext:value-type="float">
            <text:p>-0.277768607762289</text:p>
          </table:table-cell>
          <table:table-cell office:value-type="float" office:value="-0.277826208026052" calcext:value-type="float">
            <text:p>-0.277826208026052</text:p>
          </table:table-cell>
          <table:table-cell office:value-type="float" office:value="-0.277868289215169" calcext:value-type="float">
            <text:p>-0.277868289215169</text:p>
          </table:table-cell>
          <table:table-cell office:value-type="float" office:value="-0.277999608706982" calcext:value-type="float">
            <text:p>-0.277999608706982</text:p>
          </table:table-cell>
          <table:table-cell office:value-type="float" office:value="-0.278100952025438" calcext:value-type="float">
            <text:p>-0.278100952025438</text:p>
          </table:table-cell>
          <table:table-cell office:value-type="float" office:value="-0.277784842563581" calcext:value-type="float">
            <text:p>-0.277784842563581</text:p>
          </table:table-cell>
          <table:table-cell office:value-type="float" office:value="-0.278162246499046" calcext:value-type="float">
            <text:p>-0.278162246499046</text:p>
          </table:table-cell>
          <table:table-cell office:value-type="float" office:value="-0.27775194882875" calcext:value-type="float">
            <text:p>-0.27775194882875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8676979348493" calcext:value-type="float">
            <text:p>0.308676979348493</text:p>
          </table:table-cell>
          <table:table-cell office:value-type="float" office:value="0.308691184426375" calcext:value-type="float">
            <text:p>0.308691184426375</text:p>
          </table:table-cell>
          <table:table-cell office:value-type="float" office:value="0.308665644384639" calcext:value-type="float">
            <text:p>0.308665644384639</text:p>
          </table:table-cell>
          <table:table-cell office:value-type="float" office:value="0.308672970259606" calcext:value-type="float">
            <text:p>0.308672970259606</text:p>
          </table:table-cell>
          <table:table-cell office:value-type="float" office:value="0.308651619581758" calcext:value-type="float">
            <text:p>0.308651619581758</text:p>
          </table:table-cell>
          <table:table-cell office:value-type="float" office:value="0.30866136528586" calcext:value-type="float">
            <text:p>0.30866136528586</text:p>
          </table:table-cell>
          <table:table-cell office:value-type="float" office:value="0.308693726163045" calcext:value-type="float">
            <text:p>0.308693726163045</text:p>
          </table:table-cell>
          <table:table-cell office:value-type="float" office:value="0.308723911101469" calcext:value-type="float">
            <text:p>0.308723911101469</text:p>
          </table:table-cell>
          <table:table-cell office:value-type="float" office:value="0.30865179564861" calcext:value-type="float">
            <text:p>0.30865179564861</text:p>
          </table:table-cell>
          <table:table-cell office:value-type="float" office:value="0.308647430014459" calcext:value-type="float">
            <text:p>0.308647430014459</text:p>
          </table:table-cell>
          <table:table-cell office:value-type="float" office:value="0.308673870717562" calcext:value-type="float">
            <text:p>0.308673870717562</text:p>
          </table:table-cell>
          <table:table-cell office:value-type="float" office:value="0.308681809127097" calcext:value-type="float">
            <text:p>0.308681809127097</text:p>
          </table:table-cell>
          <table:table-cell office:value-type="float" office:value="0.308680254445078" calcext:value-type="float">
            <text:p>0.308680254445078</text:p>
          </table:table-cell>
          <table:table-cell office:value-type="float" office:value="0.308660017613296" calcext:value-type="float">
            <text:p>0.308660017613296</text:p>
          </table:table-cell>
          <table:table-cell office:value-type="float" office:value="0.30867137267095" calcext:value-type="float">
            <text:p>0.30867137267095</text:p>
          </table:table-cell>
          <table:table-cell office:value-type="float" office:value="0.308675892988147" calcext:value-type="float">
            <text:p>0.308675892988147</text:p>
          </table:table-cell>
          <table:table-cell office:value-type="float" office:value="0.308666380372058" calcext:value-type="float">
            <text:p>0.308666380372058</text:p>
          </table:table-cell>
          <table:table-cell office:value-type="float" office:value="0.308667148895284" calcext:value-type="float">
            <text:p>0.308667148895284</text:p>
          </table:table-cell>
          <table:table-cell office:value-type="float" office:value="0.308730210228375" calcext:value-type="float">
            <text:p>0.308730210228375</text:p>
          </table:table-cell>
          <table:table-cell office:value-type="float" office:value="0.308658370641996" calcext:value-type="float">
            <text:p>0.308658370641996</text:p>
          </table:table-cell>
          <table:table-cell office:value-type="float" office:value="0.308628391100054" calcext:value-type="float">
            <text:p>0.308628391100054</text:p>
          </table:table-cell>
          <table:table-cell office:value-type="float" office:value="0.308652050133377" calcext:value-type="float">
            <text:p>0.308652050133377</text:p>
          </table:table-cell>
          <table:table-cell office:value-type="float" office:value="0.308637150887341" calcext:value-type="float">
            <text:p>0.308637150887341</text:p>
          </table:table-cell>
          <table:table-cell office:value-type="float" office:value="0.308686685821338" calcext:value-type="float">
            <text:p>0.308686685821338</text:p>
          </table:table-cell>
          <table:table-cell office:value-type="float" office:value="0.30866959758647" calcext:value-type="float">
            <text:p>0.30866959758647</text:p>
          </table:table-cell>
          <table:table-cell office:value-type="float" office:value="0.308642848100156" calcext:value-type="float">
            <text:p>0.308642848100156</text:p>
          </table:table-cell>
          <table:table-cell office:value-type="float" office:value="0.308679715299821" calcext:value-type="float">
            <text:p>0.308679715299821</text:p>
          </table:table-cell>
          <table:table-cell office:value-type="float" office:value="0.30873762026721" calcext:value-type="float">
            <text:p>0.30873762026721</text:p>
          </table:table-cell>
          <table:table-cell office:value-type="float" office:value="0.308636244848255" calcext:value-type="float">
            <text:p>0.308636244848255</text:p>
          </table:table-cell>
          <table:table-cell office:value-type="float" office:value="0.308690917984888" calcext:value-type="float">
            <text:p>0.308690917984888</text:p>
          </table:table-cell>
          <table:table-cell office:value-type="float" office:value="0.308677916133512" calcext:value-type="float">
            <text:p>0.308677916133512</text:p>
          </table:table-cell>
          <table:table-cell office:value-type="float" office:value="0.308667176605684" calcext:value-type="float">
            <text:p>0.308667176605684</text:p>
          </table:table-cell>
          <table:table-cell office:value-type="float" office:value="0.30870300572141" calcext:value-type="float">
            <text:p>0.30870300572141</text:p>
          </table:table-cell>
          <table:table-cell office:value-type="float" office:value="0.308674886363366" calcext:value-type="float">
            <text:p>0.308674886363366</text:p>
          </table:table-cell>
          <table:table-cell office:value-type="float" office:value="0.308648299592396" calcext:value-type="float">
            <text:p>0.308648299592396</text:p>
          </table:table-cell>
          <table:table-cell office:value-type="float" office:value="0.308656303875378" calcext:value-type="float">
            <text:p>0.308656303875378</text:p>
          </table:table-cell>
          <table:table-cell office:value-type="float" office:value="0.308674963919095" calcext:value-type="float">
            <text:p>0.308674963919095</text:p>
          </table:table-cell>
          <table:table-cell office:value-type="float" office:value="0.308636494582119" calcext:value-type="float">
            <text:p>0.308636494582119</text:p>
          </table:table-cell>
          <table:table-cell office:value-type="float" office:value="0.308646798075368" calcext:value-type="float">
            <text:p>0.308646798075368</text:p>
          </table:table-cell>
          <table:table-cell office:value-type="float" office:value="0.308629723638969" calcext:value-type="float">
            <text:p>0.308629723638969</text:p>
          </table:table-cell>
          <table:table-cell office:value-type="float" office:value="0.308671151290309" calcext:value-type="float">
            <text:p>0.308671151290309</text:p>
          </table:table-cell>
          <table:table-cell office:value-type="float" office:value="0.308665345642668" calcext:value-type="float">
            <text:p>0.308665345642668</text:p>
          </table:table-cell>
          <table:table-cell office:value-type="float" office:value="0.308645920203419" calcext:value-type="float">
            <text:p>0.308645920203419</text:p>
          </table:table-cell>
          <table:table-cell office:value-type="float" office:value="0.308683275920748" calcext:value-type="float">
            <text:p>0.308683275920748</text:p>
          </table:table-cell>
          <table:table-cell office:value-type="float" office:value="0.308682451313872" calcext:value-type="float">
            <text:p>0.308682451313872</text:p>
          </table:table-cell>
          <table:table-cell office:value-type="float" office:value="0.308673099635346" calcext:value-type="float">
            <text:p>0.308673099635346</text:p>
          </table:table-cell>
          <table:table-cell office:value-type="float" office:value="0.308698702118715" calcext:value-type="float">
            <text:p>0.308698702118715</text:p>
          </table:table-cell>
          <table:table-cell office:value-type="float" office:value="0.308663978794461" calcext:value-type="float">
            <text:p>0.308663978794461</text:p>
          </table:table-cell>
          <table:table-cell office:value-type="float" office:value="0.308698747843981" calcext:value-type="float">
            <text:p>0.308698747843981</text:p>
          </table:table-cell>
          <table:table-cell office:value-type="float" office:value="0.308701038004973" calcext:value-type="float">
            <text:p>0.308701038004973</text:p>
          </table:table-cell>
          <table:table-cell office:value-type="float" office:value="0.308620478425726" calcext:value-type="float">
            <text:p>0.308620478425726</text:p>
          </table:table-cell>
          <table:table-cell office:value-type="float" office:value="0.308640531709687" calcext:value-type="float">
            <text:p>0.308640531709687</text:p>
          </table:table-cell>
          <table:table-cell office:value-type="float" office:value="0.30868900256159" calcext:value-type="float">
            <text:p>0.30868900256159</text:p>
          </table:table-cell>
          <table:table-cell office:value-type="float" office:value="0.308625769401162" calcext:value-type="float">
            <text:p>0.308625769401162</text:p>
          </table:table-cell>
          <table:table-cell office:value-type="float" office:value="0.308661135375636" calcext:value-type="float">
            <text:p>0.308661135375636</text:p>
          </table:table-cell>
          <table:table-cell office:value-type="float" office:value="0.308654714069843" calcext:value-type="float">
            <text:p>0.308654714069843</text:p>
          </table:table-cell>
          <table:table-cell office:value-type="float" office:value="0.30860534310802" calcext:value-type="float">
            <text:p>0.30860534310802</text:p>
          </table:table-cell>
          <table:table-cell office:value-type="float" office:value="0.308642807192861" calcext:value-type="float">
            <text:p>0.308642807192861</text:p>
          </table:table-cell>
          <table:table-cell office:value-type="float" office:value="0.308624992713862" calcext:value-type="float">
            <text:p>0.308624992713862</text:p>
          </table:table-cell>
          <table:table-cell office:value-type="float" office:value="0.308660638942004" calcext:value-type="float">
            <text:p>0.308660638942004</text:p>
          </table:table-cell>
          <table:table-cell office:value-type="float" office:value="0.308626427890334" calcext:value-type="float">
            <text:p>0.308626427890334</text:p>
          </table:table-cell>
          <table:table-cell office:value-type="float" office:value="0.308651006075589" calcext:value-type="float">
            <text:p>0.308651006075589</text:p>
          </table:table-cell>
          <table:table-cell office:value-type="float" office:value="0.308632090512559" calcext:value-type="float">
            <text:p>0.308632090512559</text:p>
          </table:table-cell>
          <table:table-cell office:value-type="float" office:value="0.308604640562994" calcext:value-type="float">
            <text:p>0.308604640562994</text:p>
          </table:table-cell>
          <table:table-cell office:value-type="float" office:value="0.308619174306028" calcext:value-type="float">
            <text:p>0.308619174306028</text:p>
          </table:table-cell>
          <table:table-cell office:value-type="float" office:value="0.30860653031918" calcext:value-type="float">
            <text:p>0.30860653031918</text:p>
          </table:table-cell>
          <table:table-cell office:value-type="float" office:value="0.308608109498959" calcext:value-type="float">
            <text:p>0.308608109498959</text:p>
          </table:table-cell>
          <table:table-cell office:value-type="float" office:value="0.308586965200416" calcext:value-type="float">
            <text:p>0.308586965200416</text:p>
          </table:table-cell>
          <table:table-cell office:value-type="float" office:value="0.308579643502205" calcext:value-type="float">
            <text:p>0.308579643502205</text:p>
          </table:table-cell>
          <table:table-cell office:value-type="float" office:value="0.308540322673135" calcext:value-type="float">
            <text:p>0.308540322673135</text:p>
          </table:table-cell>
          <table:table-cell office:value-type="float" office:value="0.308534834348365" calcext:value-type="float">
            <text:p>0.308534834348365</text:p>
          </table:table-cell>
          <table:table-cell office:value-type="float" office:value="0.30860076274539" calcext:value-type="float">
            <text:p>0.30860076274539</text:p>
          </table:table-cell>
          <table:table-cell office:value-type="float" office:value="0.308594005988646" calcext:value-type="float">
            <text:p>0.308594005988646</text:p>
          </table:table-cell>
          <table:table-cell office:value-type="float" office:value="0.308613635907174" calcext:value-type="float">
            <text:p>0.308613635907174</text:p>
          </table:table-cell>
          <table:table-cell office:value-type="float" office:value="0.308557642138127" calcext:value-type="float">
            <text:p>0.308557642138127</text:p>
          </table:table-cell>
          <table:table-cell office:value-type="float" office:value="0.308621613712582" calcext:value-type="float">
            <text:p>0.308621613712582</text:p>
          </table:table-cell>
          <table:table-cell office:value-type="float" office:value="0.308561424863625" calcext:value-type="float">
            <text:p>0.308561424863625</text:p>
          </table:table-cell>
          <table:table-cell office:value-type="float" office:value="0.308612988575358" calcext:value-type="float">
            <text:p>0.308612988575358</text:p>
          </table:table-cell>
          <table:table-cell office:value-type="float" office:value="0.308679810684404" calcext:value-type="float">
            <text:p>0.308679810684404</text:p>
          </table:table-cell>
          <table:table-cell office:value-type="float" office:value="0.308697838049653" calcext:value-type="float">
            <text:p>0.308697838049653</text:p>
          </table:table-cell>
          <table:table-cell office:value-type="float" office:value="0.308669652379338" calcext:value-type="float">
            <text:p>0.308669652379338</text:p>
          </table:table-cell>
          <table:table-cell office:value-type="float" office:value="0.308607534334975" calcext:value-type="float">
            <text:p>0.308607534334975</text:p>
          </table:table-cell>
          <table:table-cell office:value-type="float" office:value="0.308628571540131" calcext:value-type="float">
            <text:p>0.308628571540131</text:p>
          </table:table-cell>
          <table:table-cell office:value-type="float" office:value="0.308704228579328" calcext:value-type="float">
            <text:p>0.308704228579328</text:p>
          </table:table-cell>
          <table:table-cell office:value-type="float" office:value="0.309147580441174" calcext:value-type="float">
            <text:p>0.309147580441174</text:p>
          </table:table-cell>
          <table:table-cell office:value-type="float" office:value="0.308282142511889" calcext:value-type="float">
            <text:p>0.308282142511889</text:p>
          </table:table-cell>
          <table:table-cell office:value-type="float" office:value="0.308913168141369" calcext:value-type="float">
            <text:p>0.308913168141369</text:p>
          </table:table-cell>
          <table:table-cell office:value-type="float" office:value="0.311914878747214" calcext:value-type="float">
            <text:p>0.311914878747214</text:p>
          </table:table-cell>
          <table:table-cell office:value-type="float" office:value="0.312167152520836" calcext:value-type="float">
            <text:p>0.312167152520836</text:p>
          </table:table-cell>
          <table:table-cell office:value-type="float" office:value="0.307206233238274" calcext:value-type="float">
            <text:p>0.307206233238274</text:p>
          </table:table-cell>
          <table:table-cell office:value-type="float" office:value="0.308887255969353" calcext:value-type="float">
            <text:p>0.308887255969353</text:p>
          </table:table-cell>
          <table:table-cell office:value-type="float" office:value="0.309189730062621" calcext:value-type="float">
            <text:p>0.309189730062621</text:p>
          </table:table-cell>
          <table:table-cell office:value-type="float" office:value="0.311738934810061" calcext:value-type="float">
            <text:p>0.311738934810061</text:p>
          </table:table-cell>
          <table:table-cell office:value-type="float" office:value="0.31579818327205" calcext:value-type="float">
            <text:p>0.31579818327205</text:p>
          </table:table-cell>
          <table:table-cell office:value-type="float" office:value="0.316759815356712" calcext:value-type="float">
            <text:p>0.316759815356712</text:p>
          </table:table-cell>
          <table:table-cell office:value-type="float" office:value="0.315477754155597" calcext:value-type="float">
            <text:p>0.315477754155597</text:p>
          </table:table-cell>
          <table:table-cell office:value-type="float" office:value="0.312255195551561" calcext:value-type="float">
            <text:p>0.312255195551561</text:p>
          </table:table-cell>
          <table:table-cell office:value-type="float" office:value="0.311610704370573" calcext:value-type="float">
            <text:p>0.311610704370573</text:p>
          </table:table-cell>
          <table:table-cell office:value-type="float" office:value="0.310664078774567" calcext:value-type="float">
            <text:p>0.310664078774567</text:p>
          </table:table-cell>
          <table:table-cell office:value-type="float" office:value="0.314401138556284" calcext:value-type="float">
            <text:p>0.314401138556284</text:p>
          </table:table-cell>
          <table:table-cell office:value-type="float" office:value="0.311422748754739" calcext:value-type="float">
            <text:p>0.311422748754739</text:p>
          </table:table-cell>
          <table:table-cell office:value-type="float" office:value="0.311948074683803" calcext:value-type="float">
            <text:p>0.311948074683803</text:p>
          </table:table-cell>
          <table:table-cell office:value-type="float" office:value="0.311496878134003" calcext:value-type="float">
            <text:p>0.311496878134003</text:p>
          </table:table-cell>
          <table:table-cell office:value-type="float" office:value="0.316798775653773" calcext:value-type="float">
            <text:p>0.316798775653773</text:p>
          </table:table-cell>
          <table:table-cell office:value-type="float" office:value="0.319410090568254" calcext:value-type="float">
            <text:p>0.319410090568254</text:p>
          </table:table-cell>
          <table:table-cell office:value-type="float" office:value="0.318722758030487" calcext:value-type="float">
            <text:p>0.318722758030487</text:p>
          </table:table-cell>
          <table:table-cell office:value-type="float" office:value="0.317056135693015" calcext:value-type="float">
            <text:p>0.317056135693015</text:p>
          </table:table-cell>
          <table:table-cell office:value-type="float" office:value="0.317676980765166" calcext:value-type="float">
            <text:p>0.317676980765166</text:p>
          </table:table-cell>
          <table:table-cell office:value-type="float" office:value="0.316119637183668" calcext:value-type="float">
            <text:p>0.316119637183668</text:p>
          </table:table-cell>
          <table:table-cell office:value-type="float" office:value="0.31712432605881" calcext:value-type="float">
            <text:p>0.31712432605881</text:p>
          </table:table-cell>
          <table:table-cell office:value-type="float" office:value="0.318775673750632" calcext:value-type="float">
            <text:p>0.318775673750632</text:p>
          </table:table-cell>
          <table:table-cell office:value-type="float" office:value="0.318868791139296" calcext:value-type="float">
            <text:p>0.318868791139296</text:p>
          </table:table-cell>
          <table:table-cell office:value-type="float" office:value="0.318162161817795" calcext:value-type="float">
            <text:p>0.318162161817795</text:p>
          </table:table-cell>
          <table:table-cell office:value-type="float" office:value="0.315385688512679" calcext:value-type="float">
            <text:p>0.315385688512679</text:p>
          </table:table-cell>
          <table:table-cell office:value-type="float" office:value="0.315969669285244" calcext:value-type="float">
            <text:p>0.315969669285244</text:p>
          </table:table-cell>
          <table:table-cell office:value-type="float" office:value="0.315333972936712" calcext:value-type="float">
            <text:p>0.315333972936712</text:p>
          </table:table-cell>
          <table:table-cell office:value-type="float" office:value="0.319870253528954" calcext:value-type="float">
            <text:p>0.319870253528954</text:p>
          </table:table-cell>
          <table:table-cell office:value-type="float" office:value="0.321300102717687" calcext:value-type="float">
            <text:p>0.321300102717687</text:p>
          </table:table-cell>
          <table:table-cell office:value-type="float" office:value="0.319108660239272" calcext:value-type="float">
            <text:p>0.319108660239272</text:p>
          </table:table-cell>
          <table:table-cell office:value-type="float" office:value="0.319612444949722" calcext:value-type="float">
            <text:p>0.319612444949722</text:p>
          </table:table-cell>
          <table:table-cell office:value-type="float" office:value="0.317236112601673" calcext:value-type="float">
            <text:p>0.317236112601673</text:p>
          </table:table-cell>
          <table:table-cell office:value-type="float" office:value="0.317446706823615" calcext:value-type="float">
            <text:p>0.317446706823615</text:p>
          </table:table-cell>
          <table:table-cell office:value-type="float" office:value="0.317932316293661" calcext:value-type="float">
            <text:p>0.317932316293661</text:p>
          </table:table-cell>
          <table:table-cell office:value-type="float" office:value="0.317268418657636" calcext:value-type="float">
            <text:p>0.317268418657636</text:p>
          </table:table-cell>
          <table:table-cell office:value-type="float" office:value="0.314329514359081" calcext:value-type="float">
            <text:p>0.314329514359081</text:p>
          </table:table-cell>
          <table:table-cell office:value-type="float" office:value="0.314433698461998" calcext:value-type="float">
            <text:p>0.314433698461998</text:p>
          </table:table-cell>
          <table:table-cell office:value-type="float" office:value="0.316089434412595" calcext:value-type="float">
            <text:p>0.316089434412595</text:p>
          </table:table-cell>
          <table:table-cell office:value-type="float" office:value="0.318943441852779" calcext:value-type="float">
            <text:p>0.318943441852779</text:p>
          </table:table-cell>
          <table:table-cell office:value-type="float" office:value="0.320300441174341" calcext:value-type="float">
            <text:p>0.320300441174341</text:p>
          </table:table-cell>
          <table:table-cell office:value-type="float" office:value="0.320586223851361" calcext:value-type="float">
            <text:p>0.320586223851361</text:p>
          </table:table-cell>
          <table:table-cell office:value-type="float" office:value="0.318562535414557" calcext:value-type="float">
            <text:p>0.318562535414557</text:p>
          </table:table-cell>
          <table:table-cell office:value-type="float" office:value="0.318246302186371" calcext:value-type="float">
            <text:p>0.318246302186371</text:p>
          </table:table-cell>
          <table:table-cell office:value-type="float" office:value="0.316796623046905" calcext:value-type="float">
            <text:p>0.316796623046905</text:p>
          </table:table-cell>
          <table:table-cell office:value-type="float" office:value="0.315659551672051" calcext:value-type="float">
            <text:p>0.315659551672051</text:p>
          </table:table-cell>
          <table:table-cell office:value-type="float" office:value="0.316790457252593" calcext:value-type="float">
            <text:p>0.316790457252593</text:p>
          </table:table-cell>
          <table:table-cell office:value-type="float" office:value="0.316971327851592" calcext:value-type="float">
            <text:p>0.316971327851592</text:p>
          </table:table-cell>
          <table:table-cell office:value-type="float" office:value="0.316971617038034" calcext:value-type="float">
            <text:p>0.316971617038034</text:p>
          </table:table-cell>
          <table:table-cell office:value-type="float" office:value="0.316506647972195" calcext:value-type="float">
            <text:p>0.316506647972195</text:p>
          </table:table-cell>
          <table:table-cell office:value-type="float" office:value="0.313033396239855" calcext:value-type="float">
            <text:p>0.313033396239855</text:p>
          </table:table-cell>
          <table:table-cell office:value-type="float" office:value="0.313727128492413" calcext:value-type="float">
            <text:p>0.313727128492413</text:p>
          </table:table-cell>
          <table:table-cell office:value-type="float" office:value="0.313803302401675" calcext:value-type="float">
            <text:p>0.313803302401675</text:p>
          </table:table-cell>
          <table:table-cell office:value-type="float" office:value="0.3158039749567" calcext:value-type="float">
            <text:p>0.3158039749567</text:p>
          </table:table-cell>
          <table:table-cell office:value-type="float" office:value="0.319191724672891" calcext:value-type="float">
            <text:p>0.319191724672891</text:p>
          </table:table-cell>
          <table:table-cell office:value-type="float" office:value="0.316718391475821" calcext:value-type="float">
            <text:p>0.316718391475821</text:p>
          </table:table-cell>
          <table:table-cell office:value-type="float" office:value="0.314918435135658" calcext:value-type="float">
            <text:p>0.314918435135658</text:p>
          </table:table-cell>
          <table:table-cell office:value-type="float" office:value="0.313891355615254" calcext:value-type="float">
            <text:p>0.313891355615254</text:p>
          </table:table-cell>
          <table:table-cell office:value-type="float" office:value="0.313021275718588" calcext:value-type="float">
            <text:p>0.313021275718588</text:p>
          </table:table-cell>
          <table:table-cell office:value-type="float" office:value="0.313543750980098" calcext:value-type="float">
            <text:p>0.313543750980098</text:p>
          </table:table-cell>
          <table:table-cell office:value-type="float" office:value="0.313225374276741" calcext:value-type="float">
            <text:p>0.313225374276741</text:p>
          </table:table-cell>
          <table:table-cell office:value-type="float" office:value="0.311205912236587" calcext:value-type="float">
            <text:p>0.311205912236587</text:p>
          </table:table-cell>
          <table:table-cell office:value-type="float" office:value="0.309608545467406" calcext:value-type="float">
            <text:p>0.309608545467406</text:p>
          </table:table-cell>
          <table:table-cell office:value-type="float" office:value="0.309167438580172" calcext:value-type="float">
            <text:p>0.309167438580172</text:p>
          </table:table-cell>
          <table:table-cell office:value-type="float" office:value="0.314144677738242" calcext:value-type="float">
            <text:p>0.314144677738242</text:p>
          </table:table-cell>
          <table:table-cell office:value-type="float" office:value="0.316916116325" calcext:value-type="float">
            <text:p>0.316916116325</text:p>
          </table:table-cell>
          <table:table-cell office:value-type="float" office:value="0.312565979191092" calcext:value-type="float">
            <text:p>0.312565979191092</text:p>
          </table:table-cell>
          <table:table-cell office:value-type="float" office:value="0.311791050016184" calcext:value-type="float">
            <text:p>0.311791050016184</text:p>
          </table:table-cell>
          <table:table-cell office:value-type="float" office:value="0.314025040785576" calcext:value-type="float">
            <text:p>0.314025040785576</text:p>
          </table:table-cell>
          <table:table-cell office:value-type="float" office:value="0.311676642058476" calcext:value-type="float">
            <text:p>0.311676642058476</text:p>
          </table:table-cell>
          <table:table-cell office:value-type="float" office:value="0.3100473868248" calcext:value-type="float">
            <text:p>0.3100473868248</text:p>
          </table:table-cell>
          <table:table-cell office:value-type="float" office:value="0.308127601073521" calcext:value-type="float">
            <text:p>0.308127601073521</text:p>
          </table:table-cell>
          <table:table-cell office:value-type="float" office:value="0.314470692285739" calcext:value-type="float">
            <text:p>0.314470692285739</text:p>
          </table:table-cell>
          <table:table-cell office:value-type="float" office:value="0.311974374685294" calcext:value-type="float">
            <text:p>0.311974374685294</text:p>
          </table:table-cell>
          <table:table-cell office:value-type="float" office:value="0.314345038799924" calcext:value-type="float">
            <text:p>0.314345038799924</text:p>
          </table:table-cell>
          <table:table-cell office:value-type="float" office:value="0.316478150541837" calcext:value-type="float">
            <text:p>0.316478150541837</text:p>
          </table:table-cell>
          <table:table-cell office:value-type="float" office:value="0.317169527477931" calcext:value-type="float">
            <text:p>0.317169527477931</text:p>
          </table:table-cell>
          <table:table-cell office:value-type="float" office:value="0.319796065212439" calcext:value-type="float">
            <text:p>0.319796065212439</text:p>
          </table:table-cell>
          <table:table-cell office:value-type="float" office:value="0.316631479918329" calcext:value-type="float">
            <text:p>0.316631479918329</text:p>
          </table:table-cell>
          <table:table-cell office:value-type="float" office:value="0.316628048492363" calcext:value-type="float">
            <text:p>0.316628048492363</text:p>
          </table:table-cell>
          <table:table-cell office:value-type="float" office:value="0.307242421338084" calcext:value-type="float">
            <text:p>0.307242421338084</text:p>
          </table:table-cell>
          <table:table-cell office:value-type="float" office:value="0.310740445880545" calcext:value-type="float">
            <text:p>0.310740445880545</text:p>
          </table:table-cell>
          <table:table-cell office:value-type="float" office:value="0.312163564514242" calcext:value-type="float">
            <text:p>0.312163564514242</text:p>
          </table:table-cell>
          <table:table-cell office:value-type="float" office:value="0.311679578601418" calcext:value-type="float">
            <text:p>0.311679578601418</text:p>
          </table:table-cell>
          <table:table-cell office:value-type="float" office:value="0.314439707018429" calcext:value-type="float">
            <text:p>0.314439707018429</text:p>
          </table:table-cell>
          <table:table-cell office:value-type="float" office:value="0.315770032767067" calcext:value-type="float">
            <text:p>0.315770032767067</text:p>
          </table:table-cell>
          <table:table-cell office:value-type="float" office:value="0.314662408321312" calcext:value-type="float">
            <text:p>0.314662408321312</text:p>
          </table:table-cell>
          <table:table-cell office:value-type="float" office:value="0.31849671377478" calcext:value-type="float">
            <text:p>0.31849671377478</text:p>
          </table:table-cell>
          <table:table-cell office:value-type="float" office:value="0.321409426298662" calcext:value-type="float">
            <text:p>0.321409426298662</text:p>
          </table:table-cell>
          <table:table-cell office:value-type="float" office:value="0.320633862207941" calcext:value-type="float">
            <text:p>0.320633862207941</text:p>
          </table:table-cell>
          <table:table-cell office:value-type="float" office:value="0.318033065624768" calcext:value-type="float">
            <text:p>0.318033065624768</text:p>
          </table:table-cell>
          <table:table-cell office:value-type="float" office:value="0.315630698031273" calcext:value-type="float">
            <text:p>0.315630698031273</text:p>
          </table:table-cell>
          <table:table-cell office:value-type="float" office:value="0.314013082624255" calcext:value-type="float">
            <text:p>0.314013082624255</text:p>
          </table:table-cell>
          <table:table-cell office:value-type="float" office:value="0.316448991817768" calcext:value-type="float">
            <text:p>0.316448991817768</text:p>
          </table:table-cell>
          <table:table-cell office:value-type="float" office:value="0.317942231388162" calcext:value-type="float">
            <text:p>0.317942231388162</text:p>
          </table:table-cell>
          <table:table-cell office:value-type="float" office:value="0.317571904321858" calcext:value-type="float">
            <text:p>0.317571904321858</text:p>
          </table:table-cell>
          <table:table-cell office:value-type="float" office:value="0.314739451104038" calcext:value-type="float">
            <text:p>0.314739451104038</text:p>
          </table:table-cell>
          <table:table-cell office:value-type="float" office:value="0.313378365193651" calcext:value-type="float">
            <text:p>0.313378365193651</text:p>
          </table:table-cell>
          <table:table-cell office:value-type="float" office:value="0.312283877548951" calcext:value-type="float">
            <text:p>0.312283877548951</text:p>
          </table:table-cell>
          <table:table-cell office:value-type="float" office:value="0.314360056159514" calcext:value-type="float">
            <text:p>0.314360056159514</text:p>
          </table:table-cell>
          <table:table-cell office:value-type="float" office:value="0.314866820229019" calcext:value-type="float">
            <text:p>0.314866820229019</text:p>
          </table:table-cell>
          <table:table-cell office:value-type="float" office:value="0.311460041316564" calcext:value-type="float">
            <text:p>0.311460041316564</text:p>
          </table:table-cell>
          <table:table-cell office:value-type="float" office:value="0.311522573722638" calcext:value-type="float">
            <text:p>0.311522573722638</text:p>
          </table:table-cell>
          <table:table-cell office:value-type="float" office:value="0.313686404279434" calcext:value-type="float">
            <text:p>0.313686404279434</text:p>
          </table:table-cell>
          <table:table-cell office:value-type="float" office:value="0.31755578409539" calcext:value-type="float">
            <text:p>0.31755578409539</text:p>
          </table:table-cell>
          <table:table-cell office:value-type="float" office:value="0.318440749378945" calcext:value-type="float">
            <text:p>0.318440749378945</text:p>
          </table:table-cell>
          <table:table-cell office:value-type="float" office:value="0.315396416883704" calcext:value-type="float">
            <text:p>0.315396416883704</text:p>
          </table:table-cell>
          <table:table-cell office:value-type="float" office:value="0.31416684101513" calcext:value-type="float">
            <text:p>0.31416684101513</text:p>
          </table:table-cell>
          <table:table-cell office:value-type="float" office:value="0.312876755945899" calcext:value-type="float">
            <text:p>0.312876755945899</text:p>
          </table:table-cell>
          <table:table-cell office:value-type="float" office:value="0.312094952056556" calcext:value-type="float">
            <text:p>0.312094952056556</text:p>
          </table:table-cell>
          <table:table-cell office:value-type="float" office:value="0.31445681960651" calcext:value-type="float">
            <text:p>0.31445681960651</text:p>
          </table:table-cell>
          <table:table-cell office:value-type="float" office:value="0.314572882945208" calcext:value-type="float">
            <text:p>0.314572882945208</text:p>
          </table:table-cell>
          <table:table-cell office:value-type="float" office:value="0.314528493677582" calcext:value-type="float">
            <text:p>0.314528493677582</text:p>
          </table:table-cell>
          <table:table-cell office:value-type="float" office:value="0.312152210667475" calcext:value-type="float">
            <text:p>0.312152210667475</text:p>
          </table:table-cell>
          <table:table-cell office:value-type="float" office:value="0.310818165995113" calcext:value-type="float">
            <text:p>0.310818165995113</text:p>
          </table:table-cell>
          <table:table-cell office:value-type="float" office:value="0.311685012230204" calcext:value-type="float">
            <text:p>0.311685012230204</text:p>
          </table:table-cell>
          <table:table-cell office:value-type="float" office:value="0.316693223910292" calcext:value-type="float">
            <text:p>0.316693223910292</text:p>
          </table:table-cell>
          <table:table-cell office:value-type="float" office:value="0.3190988015948" calcext:value-type="float">
            <text:p>0.3190988015948</text:p>
          </table:table-cell>
          <table:table-cell office:value-type="float" office:value="0.31882906905617" calcext:value-type="float">
            <text:p>0.31882906905617</text:p>
          </table:table-cell>
          <table:table-cell office:value-type="float" office:value="0.316817502074038" calcext:value-type="float">
            <text:p>0.316817502074038</text:p>
          </table:table-cell>
          <table:table-cell office:value-type="float" office:value="0.315150536229693" calcext:value-type="float">
            <text:p>0.315150536229693</text:p>
          </table:table-cell>
          <table:table-cell office:value-type="float" office:value="0.314939123368962" calcext:value-type="float">
            <text:p>0.314939123368962</text:p>
          </table:table-cell>
          <table:table-cell office:value-type="float" office:value="0.312642969071104" calcext:value-type="float">
            <text:p>0.312642969071104</text:p>
          </table:table-cell>
          <table:table-cell office:value-type="float" office:value="0.314865694929913" calcext:value-type="float">
            <text:p>0.314865694929913</text:p>
          </table:table-cell>
          <table:table-cell office:value-type="float" office:value="0.315111985852315" calcext:value-type="float">
            <text:p>0.315111985852315</text:p>
          </table:table-cell>
          <table:table-cell office:value-type="float" office:value="0.315495622908028" calcext:value-type="float">
            <text:p>0.315495622908028</text:p>
          </table:table-cell>
          <table:table-cell office:value-type="float" office:value="0.312840408892317" calcext:value-type="float">
            <text:p>0.312840408892317</text:p>
          </table:table-cell>
          <table:table-cell office:value-type="float" office:value="0.311703882674151" calcext:value-type="float">
            <text:p>0.311703882674151</text:p>
          </table:table-cell>
          <table:table-cell office:value-type="float" office:value="0.311977106941559" calcext:value-type="float">
            <text:p>0.311977106941559</text:p>
          </table:table-cell>
          <table:table-cell office:value-type="float" office:value="0.313512044549366" calcext:value-type="float">
            <text:p>0.313512044549366</text:p>
          </table:table-cell>
          <table:table-cell office:value-type="float" office:value="0.316752017392168" calcext:value-type="float">
            <text:p>0.316752017392168</text:p>
          </table:table-cell>
          <table:table-cell office:value-type="float" office:value="0.31989178261751" calcext:value-type="float">
            <text:p>0.31989178261751</text:p>
          </table:table-cell>
          <table:table-cell office:value-type="float" office:value="0.319982438402671" calcext:value-type="float">
            <text:p>0.319982438402671</text:p>
          </table:table-cell>
          <table:table-cell office:value-type="float" office:value="0.318573176408454" calcext:value-type="float">
            <text:p>0.318573176408454</text:p>
          </table:table-cell>
          <table:table-cell office:value-type="float" office:value="0.316897141198362" calcext:value-type="float">
            <text:p>0.316897141198362</text:p>
          </table:table-cell>
          <table:table-cell office:value-type="float" office:value="0.31310851959873" calcext:value-type="float">
            <text:p>0.31310851959873</text:p>
          </table:table-cell>
          <table:table-cell office:value-type="float" office:value="0.315725393903335" calcext:value-type="float">
            <text:p>0.315725393903335</text:p>
          </table:table-cell>
          <table:table-cell office:value-type="float" office:value="0.316113158522666" calcext:value-type="float">
            <text:p>0.316113158522666</text:p>
          </table:table-cell>
          <table:table-cell office:value-type="float" office:value="0.314142258002467" calcext:value-type="float">
            <text:p>0.314142258002467</text:p>
          </table:table-cell>
          <table:table-cell office:value-type="float" office:value="0.311681644571019" calcext:value-type="float">
            <text:p>0.311681644571019</text:p>
          </table:table-cell>
          <table:table-cell office:value-type="float" office:value="0.312573147524572" calcext:value-type="float">
            <text:p>0.312573147524572</text:p>
          </table:table-cell>
          <table:table-cell office:value-type="float" office:value="0.31539737050453" calcext:value-type="float">
            <text:p>0.31539737050453</text:p>
          </table:table-cell>
          <table:table-cell office:value-type="float" office:value="0.317834839502825" calcext:value-type="float">
            <text:p>0.317834839502825</text:p>
          </table:table-cell>
          <table:table-cell office:value-type="float" office:value="0.318828065182314" calcext:value-type="float">
            <text:p>0.318828065182314</text:p>
          </table:table-cell>
          <table:table-cell office:value-type="float" office:value="0.319607073088701" calcext:value-type="float">
            <text:p>0.319607073088701</text:p>
          </table:table-cell>
          <table:table-cell office:value-type="float" office:value="0.318596504223134" calcext:value-type="float">
            <text:p>0.318596504223134</text:p>
          </table:table-cell>
          <table:table-cell office:value-type="float" office:value="0.316724124196509" calcext:value-type="float">
            <text:p>0.316724124196509</text:p>
          </table:table-cell>
          <table:table-cell office:value-type="float" office:value="0.314459312351137" calcext:value-type="float">
            <text:p>0.314459312351137</text:p>
          </table:table-cell>
          <table:table-cell office:value-type="float" office:value="0.315366378439283" calcext:value-type="float">
            <text:p>0.315366378439283</text:p>
          </table:table-cell>
          <table:table-cell office:value-type="float" office:value="0.317280915180214" calcext:value-type="float">
            <text:p>0.317280915180214</text:p>
          </table:table-cell>
          <table:table-cell office:value-type="float" office:value="0.318189437117609" calcext:value-type="float">
            <text:p>0.318189437117609</text:p>
          </table:table-cell>
          <table:table-cell office:value-type="float" office:value="0.314980425264771" calcext:value-type="float">
            <text:p>0.314980425264771</text:p>
          </table:table-cell>
          <table:table-cell office:value-type="float" office:value="0.315011214130142" calcext:value-type="float">
            <text:p>0.315011214130142</text:p>
          </table:table-cell>
          <table:table-cell office:value-type="float" office:value="0.314088637163809" calcext:value-type="float">
            <text:p>0.314088637163809</text:p>
          </table:table-cell>
          <table:table-cell office:value-type="float" office:value="0.31428115817128" calcext:value-type="float">
            <text:p>0.31428115817128</text:p>
          </table:table-cell>
          <table:table-cell office:value-type="float" office:value="0.319450659330366" calcext:value-type="float">
            <text:p>0.319450659330366</text:p>
          </table:table-cell>
          <table:table-cell office:value-type="float" office:value="0.320506893648" calcext:value-type="float">
            <text:p>0.320506893648</text:p>
          </table:table-cell>
          <table:table-cell office:value-type="float" office:value="0.318299889955555" calcext:value-type="float">
            <text:p>0.318299889955555</text:p>
          </table:table-cell>
          <table:table-cell office:value-type="float" office:value="0.319075084315323" calcext:value-type="float">
            <text:p>0.319075084315323</text:p>
          </table:table-cell>
          <table:table-cell office:value-type="float" office:value="0.3185951331084" calcext:value-type="float">
            <text:p>0.3185951331084</text:p>
          </table:table-cell>
          <table:table-cell office:value-type="float" office:value="0.31624759012475" calcext:value-type="float">
            <text:p>0.31624759012475</text:p>
          </table:table-cell>
          <table:table-cell office:value-type="float" office:value="0.317442763913625" calcext:value-type="float">
            <text:p>0.317442763913625</text:p>
          </table:table-cell>
          <table:table-cell office:value-type="float" office:value="0.31813126789545" calcext:value-type="float">
            <text:p>0.31813126789545</text:p>
          </table:table-cell>
          <table:table-cell office:value-type="float" office:value="0.31924618687642" calcext:value-type="float">
            <text:p>0.31924618687642</text:p>
          </table:table-cell>
          <table:table-cell office:value-type="float" office:value="0.318514338432311" calcext:value-type="float">
            <text:p>0.318514338432311</text:p>
          </table:table-cell>
          <table:table-cell office:value-type="float" office:value="0.317425278927038" calcext:value-type="float">
            <text:p>0.317425278927038</text:p>
          </table:table-cell>
          <table:table-cell office:value-type="float" office:value="0.316830521485859" calcext:value-type="float">
            <text:p>0.316830521485859</text:p>
          </table:table-cell>
          <table:table-cell office:value-type="float" office:value="0.321015371405486" calcext:value-type="float">
            <text:p>0.321015371405486</text:p>
          </table:table-cell>
          <table:table-cell office:value-type="float" office:value="0.323166525947366" calcext:value-type="float">
            <text:p>0.323166525947366</text:p>
          </table:table-cell>
          <table:table-cell office:value-type="float" office:value="0.321711585786808" calcext:value-type="float">
            <text:p>0.321711585786808</text:p>
          </table:table-cell>
          <table:table-cell office:value-type="float" office:value="0.323224414210465" calcext:value-type="float">
            <text:p>0.323224414210465</text:p>
          </table:table-cell>
          <table:table-cell office:value-type="float" office:value="0.320396371286014" calcext:value-type="float">
            <text:p>0.320396371286014</text:p>
          </table:table-cell>
          <table:table-cell office:value-type="float" office:value="0.322107339485791" calcext:value-type="float">
            <text:p>0.322107339485791</text:p>
          </table:table-cell>
          <table:table-cell office:value-type="float" office:value="0.322794098579726" calcext:value-type="float">
            <text:p>0.322794098579726</text:p>
          </table:table-cell>
          <table:table-cell office:value-type="float" office:value="0.322736019056244" calcext:value-type="float">
            <text:p>0.322736019056244</text:p>
          </table:table-cell>
          <table:table-cell office:value-type="float" office:value="0.322344963149369" calcext:value-type="float">
            <text:p>0.322344963149369</text:p>
          </table:table-cell>
          <table:table-cell office:value-type="float" office:value="0.31783915024876" calcext:value-type="float">
            <text:p>0.31783915024876</text:p>
          </table:table-cell>
          <table:table-cell office:value-type="float" office:value="0.318437488222469" calcext:value-type="float">
            <text:p>0.318437488222469</text:p>
          </table:table-cell>
          <table:table-cell office:value-type="float" office:value="0.317882279182932" calcext:value-type="float">
            <text:p>0.317882279182932</text:p>
          </table:table-cell>
          <table:table-cell office:value-type="float" office:value="0.320601974831606" calcext:value-type="float">
            <text:p>0.320601974831606</text:p>
          </table:table-cell>
          <table:table-cell office:value-type="float" office:value="0.32116174431732" calcext:value-type="float">
            <text:p>0.32116174431732</text:p>
          </table:table-cell>
          <table:table-cell office:value-type="float" office:value="0.321096489011041" calcext:value-type="float">
            <text:p>0.321096489011041</text:p>
          </table:table-cell>
          <table:table-cell office:value-type="float" office:value="0.318395659096836" calcext:value-type="float">
            <text:p>0.318395659096836</text:p>
          </table:table-cell>
          <table:table-cell office:value-type="float" office:value="0.318032668811085" calcext:value-type="float">
            <text:p>0.318032668811085</text:p>
          </table:table-cell>
          <table:table-cell office:value-type="float" office:value="0.315557457313733" calcext:value-type="float">
            <text:p>0.315557457313733</text:p>
          </table:table-cell>
          <table:table-cell office:value-type="float" office:value="0.316239487548422" calcext:value-type="float">
            <text:p>0.316239487548422</text:p>
          </table:table-cell>
          <table:table-cell office:value-type="float" office:value="0.317134032720574" calcext:value-type="float">
            <text:p>0.317134032720574</text:p>
          </table:table-cell>
          <table:table-cell office:value-type="float" office:value="0.313418571481922" calcext:value-type="float">
            <text:p>0.313418571481922</text:p>
          </table:table-cell>
          <table:table-cell office:value-type="float" office:value="0.313285716698609" calcext:value-type="float">
            <text:p>0.313285716698609</text:p>
          </table:table-cell>
          <table:table-cell office:value-type="float" office:value="0.311952078606617" calcext:value-type="float">
            <text:p>0.311952078606617</text:p>
          </table:table-cell>
          <table:table-cell office:value-type="float" office:value="0.315342175687567" calcext:value-type="float">
            <text:p>0.315342175687567</text:p>
          </table:table-cell>
          <table:table-cell office:value-type="float" office:value="0.318902356711208" calcext:value-type="float">
            <text:p>0.318902356711208</text:p>
          </table:table-cell>
          <table:table-cell office:value-type="float" office:value="0.319355311361715" calcext:value-type="float">
            <text:p>0.319355311361715</text:p>
          </table:table-cell>
          <table:table-cell office:value-type="float" office:value="0.318907087546831" calcext:value-type="float">
            <text:p>0.318907087546831</text:p>
          </table:table-cell>
          <table:table-cell office:value-type="float" office:value="0.315910158771103" calcext:value-type="float">
            <text:p>0.315910158771103</text:p>
          </table:table-cell>
          <table:table-cell office:value-type="float" office:value="0.315610330179225" calcext:value-type="float">
            <text:p>0.315610330179225</text:p>
          </table:table-cell>
          <table:table-cell office:value-type="float" office:value="0.313601054720503" calcext:value-type="float">
            <text:p>0.313601054720503</text:p>
          </table:table-cell>
          <table:table-cell office:value-type="float" office:value="0.312340609106121" calcext:value-type="float">
            <text:p>0.312340609106121</text:p>
          </table:table-cell>
          <table:table-cell office:value-type="float" office:value="0.313928276896163" calcext:value-type="float">
            <text:p>0.313928276896163</text:p>
          </table:table-cell>
          <table:table-cell office:value-type="float" office:value="0.314344326330304" calcext:value-type="float">
            <text:p>0.314344326330304</text:p>
          </table:table-cell>
          <table:table-cell office:value-type="float" office:value="0.313350969750705" calcext:value-type="float">
            <text:p>0.313350969750705</text:p>
          </table:table-cell>
          <table:table-cell office:value-type="float" office:value="0.31122808932912" calcext:value-type="float">
            <text:p>0.31122808932912</text:p>
          </table:table-cell>
          <table:table-cell office:value-type="float" office:value="0.310461804504852" calcext:value-type="float">
            <text:p>0.310461804504852</text:p>
          </table:table-cell>
          <table:table-cell office:value-type="float" office:value="0.311989002251453" calcext:value-type="float">
            <text:p>0.311989002251453</text:p>
          </table:table-cell>
          <table:table-cell office:value-type="float" office:value="0.315762293860541" calcext:value-type="float">
            <text:p>0.315762293860541</text:p>
          </table:table-cell>
          <table:table-cell office:value-type="float" office:value="0.317235393475118" calcext:value-type="float">
            <text:p>0.317235393475118</text:p>
          </table:table-cell>
          <table:table-cell office:value-type="float" office:value="0.319027773567856" calcext:value-type="float">
            <text:p>0.319027773567856</text:p>
          </table:table-cell>
          <table:table-cell office:value-type="float" office:value="0.319679805848447" calcext:value-type="float">
            <text:p>0.319679805848447</text:p>
          </table:table-cell>
          <table:table-cell office:value-type="float" office:value="0.3194883028736" calcext:value-type="float">
            <text:p>0.3194883028736</text:p>
          </table:table-cell>
          <table:table-cell office:value-type="float" office:value="0.317502673056527" calcext:value-type="float">
            <text:p>0.317502673056527</text:p>
          </table:table-cell>
          <table:table-cell office:value-type="float" office:value="0.316202964277328" calcext:value-type="float">
            <text:p>0.316202964277328</text:p>
          </table:table-cell>
          <table:table-cell office:value-type="float" office:value="0.31676441560276" calcext:value-type="float">
            <text:p>0.31676441560276</text:p>
          </table:table-cell>
          <table:table-cell office:value-type="float" office:value="0.311561724828698" calcext:value-type="float">
            <text:p>0.311561724828698</text:p>
          </table:table-cell>
          <table:table-cell office:value-type="float" office:value="0.313435996212923" calcext:value-type="float">
            <text:p>0.313435996212923</text:p>
          </table:table-cell>
          <table:table-cell office:value-type="float" office:value="0.313752612297693" calcext:value-type="float">
            <text:p>0.313752612297693</text:p>
          </table:table-cell>
          <table:table-cell office:value-type="float" office:value="0.312753968158722" calcext:value-type="float">
            <text:p>0.312753968158722</text:p>
          </table:table-cell>
          <table:table-cell office:value-type="float" office:value="0.310809187499357" calcext:value-type="float">
            <text:p>0.310809187499357</text:p>
          </table:table-cell>
          <table:table-cell office:value-type="float" office:value="0.311033705614654" calcext:value-type="float">
            <text:p>0.311033705614654</text:p>
          </table:table-cell>
          <table:table-cell office:value-type="float" office:value="0.312134093599678" calcext:value-type="float">
            <text:p>0.312134093599678</text:p>
          </table:table-cell>
          <table:table-cell office:value-type="float" office:value="0.315185624364084" calcext:value-type="float">
            <text:p>0.315185624364084</text:p>
          </table:table-cell>
          <table:table-cell office:value-type="float" office:value="0.317856014712918" calcext:value-type="float">
            <text:p>0.317856014712918</text:p>
          </table:table-cell>
          <table:table-cell office:value-type="float" office:value="0.319313480056629" calcext:value-type="float">
            <text:p>0.319313480056629</text:p>
          </table:table-cell>
          <table:table-cell office:value-type="float" office:value="0.320724576242787" calcext:value-type="float">
            <text:p>0.320724576242787</text:p>
          </table:table-cell>
          <table:table-cell office:value-type="float" office:value="0.319529408662844" calcext:value-type="float">
            <text:p>0.319529408662844</text:p>
          </table:table-cell>
          <table:table-cell office:value-type="float" office:value="0.310771057735136" calcext:value-type="float">
            <text:p>0.310771057735136</text:p>
          </table:table-cell>
          <table:table-cell office:value-type="float" office:value="0.313048789975736" calcext:value-type="float">
            <text:p>0.313048789975736</text:p>
          </table:table-cell>
          <table:table-cell office:value-type="float" office:value="0.313470667556547" calcext:value-type="float">
            <text:p>0.313470667556547</text:p>
          </table:table-cell>
          <table:table-cell office:value-type="float" office:value="0.310993444345705" calcext:value-type="float">
            <text:p>0.310993444345705</text:p>
          </table:table-cell>
          <table:table-cell office:value-type="float" office:value="0.312805195254686" calcext:value-type="float">
            <text:p>0.312805195254686</text:p>
          </table:table-cell>
          <table:table-cell office:value-type="float" office:value="0.312827136408382" calcext:value-type="float">
            <text:p>0.312827136408382</text:p>
          </table:table-cell>
          <table:table-cell office:value-type="float" office:value="0.315307290527636" calcext:value-type="float">
            <text:p>0.315307290527636</text:p>
          </table:table-cell>
          <table:table-cell office:value-type="float" office:value="0.320326635908756" calcext:value-type="float">
            <text:p>0.320326635908756</text:p>
          </table:table-cell>
          <table:table-cell office:value-type="float" office:value="0.321872949722076" calcext:value-type="float">
            <text:p>0.321872949722076</text:p>
          </table:table-cell>
          <table:table-cell office:value-type="float" office:value="0.322587854511018" calcext:value-type="float">
            <text:p>0.322587854511018</text:p>
          </table:table-cell>
          <table:table-cell office:value-type="float" office:value="0.322076724176013" calcext:value-type="float">
            <text:p>0.322076724176013</text:p>
          </table:table-cell>
          <table:table-cell office:value-type="float" office:value="0.314577386712987" calcext:value-type="float">
            <text:p>0.314577386712987</text:p>
          </table:table-cell>
          <table:table-cell office:value-type="float" office:value="0.311290410032736" calcext:value-type="float">
            <text:p>0.311290410032736</text:p>
          </table:table-cell>
          <table:table-cell office:value-type="float" office:value="0.31316745463762" calcext:value-type="float">
            <text:p>0.31316745463762</text:p>
          </table:table-cell>
          <table:table-cell office:value-type="float" office:value="0.314028922830827" calcext:value-type="float">
            <text:p>0.314028922830827</text:p>
          </table:table-cell>
          <table:table-cell office:value-type="float" office:value="0.313467747215472" calcext:value-type="float">
            <text:p>0.313467747215472</text:p>
          </table:table-cell>
          <table:table-cell office:value-type="float" office:value="0.313408497856372" calcext:value-type="float">
            <text:p>0.313408497856372</text:p>
          </table:table-cell>
          <table:table-cell office:value-type="float" office:value="0.315604988639683" calcext:value-type="float">
            <text:p>0.315604988639683</text:p>
          </table:table-cell>
          <table:table-cell office:value-type="float" office:value="0.322166864250686" calcext:value-type="float">
            <text:p>0.322166864250686</text:p>
          </table:table-cell>
          <table:table-cell office:value-type="float" office:value="0.319042911185571" calcext:value-type="float">
            <text:p>0.319042911185571</text:p>
          </table:table-cell>
          <table:table-cell office:value-type="float" office:value="0.315597341451228" calcext:value-type="float">
            <text:p>0.315597341451228</text:p>
          </table:table-cell>
          <table:table-cell office:value-type="float" office:value="0.314663231508208" calcext:value-type="float">
            <text:p>0.314663231508208</text:p>
          </table:table-cell>
          <table:table-cell office:value-type="float" office:value="0.314113926279871" calcext:value-type="float">
            <text:p>0.314113926279871</text:p>
          </table:table-cell>
          <table:table-cell office:value-type="float" office:value="0.314179147023009" calcext:value-type="float">
            <text:p>0.314179147023009</text:p>
          </table:table-cell>
          <table:table-cell office:value-type="float" office:value="0.314114459189463" calcext:value-type="float">
            <text:p>0.314114459189463</text:p>
          </table:table-cell>
          <table:table-cell office:value-type="float" office:value="0.314159306812561" calcext:value-type="float">
            <text:p>0.314159306812561</text:p>
          </table:table-cell>
          <table:table-cell office:value-type="float" office:value="0.314342184314881" calcext:value-type="float">
            <text:p>0.314342184314881</text:p>
          </table:table-cell>
          <table:table-cell office:value-type="float" office:value="0.31436919423117" calcext:value-type="float">
            <text:p>0.31436919423117</text:p>
          </table:table-cell>
          <table:table-cell office:value-type="float" office:value="0.314276974400544" calcext:value-type="float">
            <text:p>0.314276974400544</text:p>
          </table:table-cell>
          <table:table-cell office:value-type="float" office:value="0.314244945913253" calcext:value-type="float">
            <text:p>0.314244945913253</text:p>
          </table:table-cell>
          <table:table-cell office:value-type="float" office:value="0.314194276681264" calcext:value-type="float">
            <text:p>0.314194276681264</text:p>
          </table:table-cell>
          <table:table-cell office:value-type="float" office:value="0.314227233054468" calcext:value-type="float">
            <text:p>0.314227233054468</text:p>
          </table:table-cell>
          <table:table-cell office:value-type="float" office:value="0.314285393207368" calcext:value-type="float">
            <text:p>0.314285393207368</text:p>
          </table:table-cell>
          <table:table-cell office:value-type="float" office:value="0.314325310456947" calcext:value-type="float">
            <text:p>0.314325310456947</text:p>
          </table:table-cell>
          <table:table-cell office:value-type="float" office:value="0.314320220597685" calcext:value-type="float">
            <text:p>0.314320220597685</text:p>
          </table:table-cell>
          <table:table-cell office:value-type="float" office:value="0.314299730538641" calcext:value-type="float">
            <text:p>0.314299730538641</text:p>
          </table:table-cell>
          <table:table-cell office:value-type="float" office:value="0.314285499955612" calcext:value-type="float">
            <text:p>0.314285499955612</text:p>
          </table:table-cell>
          <table:table-cell office:value-type="float" office:value="0.314323042978899" calcext:value-type="float">
            <text:p>0.314323042978899</text:p>
          </table:table-cell>
          <table:table-cell office:value-type="float" office:value="0.314290494366935" calcext:value-type="float">
            <text:p>0.314290494366935</text:p>
          </table:table-cell>
          <table:table-cell office:value-type="float" office:value="0.314244274363033" calcext:value-type="float">
            <text:p>0.314244274363033</text:p>
          </table:table-cell>
          <table:table-cell office:value-type="float" office:value="0.314349025082151" calcext:value-type="float">
            <text:p>0.314349025082151</text:p>
          </table:table-cell>
          <table:table-cell office:value-type="float" office:value="0.314343570119922" calcext:value-type="float">
            <text:p>0.314343570119922</text:p>
          </table:table-cell>
          <table:table-cell office:value-type="float" office:value="0.3143354112281" calcext:value-type="float">
            <text:p>0.3143354112281</text:p>
          </table:table-cell>
          <table:table-cell office:value-type="float" office:value="0.314337353117334" calcext:value-type="float">
            <text:p>0.314337353117334</text:p>
          </table:table-cell>
          <table:table-cell office:value-type="float" office:value="0.314364056076438" calcext:value-type="float">
            <text:p>0.314364056076438</text:p>
          </table:table-cell>
          <table:table-cell office:value-type="float" office:value="0.314389903356613" calcext:value-type="float">
            <text:p>0.314389903356613</text:p>
          </table:table-cell>
          <table:table-cell office:value-type="float" office:value="0.314375220219106" calcext:value-type="float">
            <text:p>0.314375220219106</text:p>
          </table:table-cell>
          <table:table-cell office:value-type="float" office:value="0.314390669568175" calcext:value-type="float">
            <text:p>0.314390669568175</text:p>
          </table:table-cell>
          <table:table-cell office:value-type="float" office:value="0.314353252680077" calcext:value-type="float">
            <text:p>0.314353252680077</text:p>
          </table:table-cell>
          <table:table-cell office:value-type="float" office:value="0.314380251134678" calcext:value-type="float">
            <text:p>0.314380251134678</text:p>
          </table:table-cell>
          <table:table-cell office:value-type="float" office:value="0.314361772652636" calcext:value-type="float">
            <text:p>0.314361772652636</text:p>
          </table:table-cell>
          <table:table-cell office:value-type="float" office:value="0.314412355029353" calcext:value-type="float">
            <text:p>0.314412355029353</text:p>
          </table:table-cell>
          <table:table-cell office:value-type="float" office:value="0.314371054583257" calcext:value-type="float">
            <text:p>0.314371054583257</text:p>
          </table:table-cell>
          <table:table-cell office:value-type="float" office:value="0.314355711312174" calcext:value-type="float">
            <text:p>0.314355711312174</text:p>
          </table:table-cell>
          <table:table-cell office:value-type="float" office:value="0.314348799702503" calcext:value-type="float">
            <text:p>0.314348799702503</text:p>
          </table:table-cell>
          <table:table-cell office:value-type="float" office:value="0.3143874296199" calcext:value-type="float">
            <text:p>0.3143874296199</text:p>
          </table:table-cell>
          <table:table-cell office:value-type="float" office:value="0.314393980264743" calcext:value-type="float">
            <text:p>0.314393980264743</text:p>
          </table:table-cell>
          <table:table-cell office:value-type="float" office:value="0.314331004434918" calcext:value-type="float">
            <text:p>0.314331004434918</text:p>
          </table:table-cell>
          <table:table-cell office:value-type="float" office:value="0.314357760102926" calcext:value-type="float">
            <text:p>0.314357760102926</text:p>
          </table:table-cell>
          <table:table-cell office:value-type="float" office:value="0.314347188746472" calcext:value-type="float">
            <text:p>0.314347188746472</text:p>
          </table:table-cell>
          <table:table-cell office:value-type="float" office:value="0.31434768496761" calcext:value-type="float">
            <text:p>0.31434768496761</text:p>
          </table:table-cell>
          <table:table-cell office:value-type="float" office:value="0.314442858972339" calcext:value-type="float">
            <text:p>0.314442858972339</text:p>
          </table:table-cell>
          <table:table-cell office:value-type="float" office:value="0.314387161956808" calcext:value-type="float">
            <text:p>0.314387161956808</text:p>
          </table:table-cell>
          <table:table-cell office:value-type="float" office:value="0.314359287076907" calcext:value-type="float">
            <text:p>0.314359287076907</text:p>
          </table:table-cell>
          <table:table-cell office:value-type="float" office:value="0.314400611082615" calcext:value-type="float">
            <text:p>0.314400611082615</text:p>
          </table:table-cell>
          <table:table-cell office:value-type="float" office:value="0.314368555305444" calcext:value-type="float">
            <text:p>0.314368555305444</text:p>
          </table:table-cell>
          <table:table-cell office:value-type="float" office:value="0.314429404717084" calcext:value-type="float">
            <text:p>0.314429404717084</text:p>
          </table:table-cell>
          <table:table-cell office:value-type="float" office:value="0.31441104529926" calcext:value-type="float">
            <text:p>0.31441104529926</text:p>
          </table:table-cell>
          <table:table-cell office:value-type="float" office:value="0.314386937574668" calcext:value-type="float">
            <text:p>0.314386937574668</text:p>
          </table:table-cell>
          <table:table-cell office:value-type="float" office:value="0.314395910341341" calcext:value-type="float">
            <text:p>0.314395910341341</text:p>
          </table:table-cell>
          <table:table-cell office:value-type="float" office:value="0.314363207063927" calcext:value-type="float">
            <text:p>0.314363207063927</text:p>
          </table:table-cell>
          <table:table-cell office:value-type="float" office:value="0.314362129416097" calcext:value-type="float">
            <text:p>0.314362129416097</text:p>
          </table:table-cell>
          <table:table-cell office:value-type="float" office:value="0.314384849032185" calcext:value-type="float">
            <text:p>0.314384849032185</text:p>
          </table:table-cell>
          <table:table-cell office:value-type="float" office:value="0.314374063090263" calcext:value-type="float">
            <text:p>0.314374063090263</text:p>
          </table:table-cell>
          <table:table-cell office:value-type="float" office:value="0.314351981382118" calcext:value-type="float">
            <text:p>0.314351981382118</text:p>
          </table:table-cell>
          <table:table-cell office:value-type="float" office:value="0.314413267095718" calcext:value-type="float">
            <text:p>0.314413267095718</text:p>
          </table:table-cell>
          <table:table-cell office:value-type="float" office:value="0.314370424026164" calcext:value-type="float">
            <text:p>0.314370424026164</text:p>
          </table:table-cell>
          <table:table-cell office:value-type="float" office:value="0.314359051764609" calcext:value-type="float">
            <text:p>0.314359051764609</text:p>
          </table:table-cell>
          <table:table-cell office:value-type="float" office:value="0.31441099227843" calcext:value-type="float">
            <text:p>0.31441099227843</text:p>
          </table:table-cell>
          <table:table-cell office:value-type="float" office:value="0.314390814660654" calcext:value-type="float">
            <text:p>0.314390814660654</text:p>
          </table:table-cell>
          <table:table-cell office:value-type="float" office:value="0.31436148651335" calcext:value-type="float">
            <text:p>0.31436148651335</text:p>
          </table:table-cell>
          <table:table-cell office:value-type="float" office:value="0.314371402659295" calcext:value-type="float">
            <text:p>0.314371402659295</text:p>
          </table:table-cell>
          <table:table-cell office:value-type="float" office:value="0.314371366892167" calcext:value-type="float">
            <text:p>0.314371366892167</text:p>
          </table:table-cell>
          <table:table-cell office:value-type="float" office:value="0.314371055448693" calcext:value-type="float">
            <text:p>0.314371055448693</text:p>
          </table:table-cell>
          <table:table-cell office:value-type="float" office:value="0.314371579839496" calcext:value-type="float">
            <text:p>0.314371579839496</text:p>
          </table:table-cell>
          <table:table-cell office:value-type="float" office:value="0.314349021882755" calcext:value-type="float">
            <text:p>0.314349021882755</text:p>
          </table:table-cell>
          <table:table-cell office:value-type="float" office:value="0.314348234091101" calcext:value-type="float">
            <text:p>0.314348234091101</text:p>
          </table:table-cell>
          <table:table-cell office:value-type="float" office:value="0.314388779880969" calcext:value-type="float">
            <text:p>0.314388779880969</text:p>
          </table:table-cell>
          <table:table-cell office:value-type="float" office:value="0.314347581725716" calcext:value-type="float">
            <text:p>0.314347581725716</text:p>
          </table:table-cell>
          <table:table-cell office:value-type="float" office:value="0.31436669842169" calcext:value-type="float">
            <text:p>0.31436669842169</text:p>
          </table:table-cell>
          <table:table-cell office:value-type="float" office:value="0.314352416950501" calcext:value-type="float">
            <text:p>0.314352416950501</text:p>
          </table:table-cell>
          <table:table-cell office:value-type="float" office:value="0.314357204153732" calcext:value-type="float">
            <text:p>0.314357204153732</text:p>
          </table:table-cell>
          <table:table-cell office:value-type="float" office:value="0.314355900309035" calcext:value-type="float">
            <text:p>0.314355900309035</text:p>
          </table:table-cell>
          <table:table-cell office:value-type="float" office:value="0.314379730400062" calcext:value-type="float">
            <text:p>0.314379730400062</text:p>
          </table:table-cell>
          <table:table-cell office:value-type="float" office:value="0.314382777506934" calcext:value-type="float">
            <text:p>0.314382777506934</text:p>
          </table:table-cell>
          <table:table-cell office:value-type="float" office:value="0.314389818523248" calcext:value-type="float">
            <text:p>0.314389818523248</text:p>
          </table:table-cell>
          <table:table-cell office:value-type="float" office:value="0.314380720993637" calcext:value-type="float">
            <text:p>0.314380720993637</text:p>
          </table:table-cell>
          <table:table-cell office:value-type="float" office:value="0.31441273400259" calcext:value-type="float">
            <text:p>0.31441273400259</text:p>
          </table:table-cell>
          <table:table-cell office:value-type="float" office:value="0.314348715217438" calcext:value-type="float">
            <text:p>0.314348715217438</text:p>
          </table:table-cell>
          <table:table-cell office:value-type="float" office:value="0.314360526557951" calcext:value-type="float">
            <text:p>0.314360526557951</text:p>
          </table:table-cell>
          <table:table-cell office:value-type="float" office:value="0.3143386012801" calcext:value-type="float">
            <text:p>0.3143386012801</text:p>
          </table:table-cell>
          <table:table-cell office:value-type="float" office:value="0.314387171415861" calcext:value-type="float">
            <text:p>0.314387171415861</text:p>
          </table:table-cell>
          <table:table-cell office:value-type="float" office:value="0.314359830572319" calcext:value-type="float">
            <text:p>0.314359830572319</text:p>
          </table:table-cell>
          <table:table-cell office:value-type="float" office:value="0.314335418950375" calcext:value-type="float">
            <text:p>0.314335418950375</text:p>
          </table:table-cell>
          <table:table-cell office:value-type="float" office:value="0.314379781813212" calcext:value-type="float">
            <text:p>0.314379781813212</text:p>
          </table:table-cell>
          <table:table-cell office:value-type="float" office:value="0.314342063031386" calcext:value-type="float">
            <text:p>0.314342063031386</text:p>
          </table:table-cell>
          <table:table-cell office:value-type="float" office:value="0.314351301460424" calcext:value-type="float">
            <text:p>0.314351301460424</text:p>
          </table:table-cell>
          <table:table-cell office:value-type="float" office:value="0.314361954997339" calcext:value-type="float">
            <text:p>0.314361954997339</text:p>
          </table:table-cell>
          <table:table-cell office:value-type="float" office:value="0.314353770941309" calcext:value-type="float">
            <text:p>0.314353770941309</text:p>
          </table:table-cell>
          <table:table-cell office:value-type="float" office:value="0.314312582156721" calcext:value-type="float">
            <text:p>0.314312582156721</text:p>
          </table:table-cell>
          <table:table-cell office:value-type="float" office:value="0.31437594052744" calcext:value-type="float">
            <text:p>0.31437594052744</text:p>
          </table:table-cell>
          <table:table-cell office:value-type="float" office:value="0.314337994985113" calcext:value-type="float">
            <text:p>0.314337994985113</text:p>
          </table:table-cell>
          <table:table-cell office:value-type="float" office:value="0.314357185130646" calcext:value-type="float">
            <text:p>0.314357185130646</text:p>
          </table:table-cell>
          <table:table-cell office:value-type="float" office:value="0.314366897721736" calcext:value-type="float">
            <text:p>0.314366897721736</text:p>
          </table:table-cell>
          <table:table-cell office:value-type="float" office:value="0.314388562368369" calcext:value-type="float">
            <text:p>0.314388562368369</text:p>
          </table:table-cell>
          <table:table-cell office:value-type="float" office:value="0.314376112124178" calcext:value-type="float">
            <text:p>0.314376112124178</text:p>
          </table:table-cell>
          <table:table-cell office:value-type="float" office:value="0.31436791355187" calcext:value-type="float">
            <text:p>0.31436791355187</text:p>
          </table:table-cell>
          <table:table-cell office:value-type="float" office:value="0.314376101782631" calcext:value-type="float">
            <text:p>0.314376101782631</text:p>
          </table:table-cell>
          <table:table-cell office:value-type="float" office:value="0.314351318825118" calcext:value-type="float">
            <text:p>0.314351318825118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0696845520287" calcext:value-type="float">
            <text:p>-0.360696845520287</text:p>
          </table:table-cell>
          <table:table-cell office:value-type="float" office:value="-0.361411242396194" calcext:value-type="float">
            <text:p>-0.361411242396194</text:p>
          </table:table-cell>
          <table:table-cell office:value-type="float" office:value="-0.360668096858737" calcext:value-type="float">
            <text:p>-0.360668096858737</text:p>
          </table:table-cell>
          <table:table-cell office:value-type="float" office:value="-0.360838874879342" calcext:value-type="float">
            <text:p>-0.360838874879342</text:p>
          </table:table-cell>
          <table:table-cell office:value-type="float" office:value="-0.360031460733903" calcext:value-type="float">
            <text:p>-0.360031460733903</text:p>
          </table:table-cell>
          <table:table-cell office:value-type="float" office:value="-0.361019009762676" calcext:value-type="float">
            <text:p>-0.361019009762676</text:p>
          </table:table-cell>
          <table:table-cell office:value-type="float" office:value="-0.361228138534153" calcext:value-type="float">
            <text:p>-0.361228138534153</text:p>
          </table:table-cell>
          <table:table-cell office:value-type="float" office:value="-0.361431121296744" calcext:value-type="float">
            <text:p>-0.361431121296744</text:p>
          </table:table-cell>
          <table:table-cell office:value-type="float" office:value="-0.359866702851782" calcext:value-type="float">
            <text:p>-0.359866702851782</text:p>
          </table:table-cell>
          <table:table-cell office:value-type="float" office:value="-0.360377154326835" calcext:value-type="float">
            <text:p>-0.360377154326835</text:p>
          </table:table-cell>
          <table:table-cell office:value-type="float" office:value="-0.360874302834097" calcext:value-type="float">
            <text:p>-0.360874302834097</text:p>
          </table:table-cell>
          <table:table-cell office:value-type="float" office:value="-0.361091681726109" calcext:value-type="float">
            <text:p>-0.361091681726109</text:p>
          </table:table-cell>
          <table:table-cell office:value-type="float" office:value="-0.361429498615553" calcext:value-type="float">
            <text:p>-0.361429498615553</text:p>
          </table:table-cell>
          <table:table-cell office:value-type="float" office:value="-0.360669747687247" calcext:value-type="float">
            <text:p>-0.360669747687247</text:p>
          </table:table-cell>
          <table:table-cell office:value-type="float" office:value="-0.361415384539658" calcext:value-type="float">
            <text:p>-0.361415384539658</text:p>
          </table:table-cell>
          <table:table-cell office:value-type="float" office:value="-0.361192630484435" calcext:value-type="float">
            <text:p>-0.361192630484435</text:p>
          </table:table-cell>
          <table:table-cell office:value-type="float" office:value="-0.360829559278353" calcext:value-type="float">
            <text:p>-0.360829559278353</text:p>
          </table:table-cell>
          <table:table-cell office:value-type="float" office:value="-0.361125442926076" calcext:value-type="float">
            <text:p>-0.361125442926076</text:p>
          </table:table-cell>
          <table:table-cell office:value-type="float" office:value="-0.36192880848418" calcext:value-type="float">
            <text:p>-0.36192880848418</text:p>
          </table:table-cell>
          <table:table-cell office:value-type="float" office:value="-0.361176029020365" calcext:value-type="float">
            <text:p>-0.361176029020365</text:p>
          </table:table-cell>
          <table:table-cell office:value-type="float" office:value="-0.360509670292924" calcext:value-type="float">
            <text:p>-0.360509670292924</text:p>
          </table:table-cell>
          <table:table-cell office:value-type="float" office:value="-0.361268850469467" calcext:value-type="float">
            <text:p>-0.361268850469467</text:p>
          </table:table-cell>
          <table:table-cell office:value-type="float" office:value="-0.360107895401293" calcext:value-type="float">
            <text:p>-0.360107895401293</text:p>
          </table:table-cell>
          <table:table-cell office:value-type="float" office:value="-0.361571984138035" calcext:value-type="float">
            <text:p>-0.361571984138035</text:p>
          </table:table-cell>
          <table:table-cell office:value-type="float" office:value="-0.361113629696247" calcext:value-type="float">
            <text:p>-0.361113629696247</text:p>
          </table:table-cell>
          <table:table-cell office:value-type="float" office:value="-0.360091773422821" calcext:value-type="float">
            <text:p>-0.360091773422821</text:p>
          </table:table-cell>
          <table:table-cell office:value-type="float" office:value="-0.361116880168369" calcext:value-type="float">
            <text:p>-0.361116880168369</text:p>
          </table:table-cell>
          <table:table-cell office:value-type="float" office:value="-0.362417627002574" calcext:value-type="float">
            <text:p>-0.362417627002574</text:p>
          </table:table-cell>
          <table:table-cell office:value-type="float" office:value="-0.360407262101868" calcext:value-type="float">
            <text:p>-0.360407262101868</text:p>
          </table:table-cell>
          <table:table-cell office:value-type="float" office:value="-0.362086131138831" calcext:value-type="float">
            <text:p>-0.362086131138831</text:p>
          </table:table-cell>
          <table:table-cell office:value-type="float" office:value="-0.360961147371309" calcext:value-type="float">
            <text:p>-0.360961147371309</text:p>
          </table:table-cell>
          <table:table-cell office:value-type="float" office:value="-0.360218110812272" calcext:value-type="float">
            <text:p>-0.360218110812272</text:p>
          </table:table-cell>
          <table:table-cell office:value-type="float" office:value="-0.361327257776169" calcext:value-type="float">
            <text:p>-0.361327257776169</text:p>
          </table:table-cell>
          <table:table-cell office:value-type="float" office:value="-0.360983880082293" calcext:value-type="float">
            <text:p>-0.360983880082293</text:p>
          </table:table-cell>
          <table:table-cell office:value-type="float" office:value="-0.361121694798547" calcext:value-type="float">
            <text:p>-0.361121694798547</text:p>
          </table:table-cell>
          <table:table-cell office:value-type="float" office:value="-0.361245825369711" calcext:value-type="float">
            <text:p>-0.361245825369711</text:p>
          </table:table-cell>
          <table:table-cell office:value-type="float" office:value="-0.360972974072438" calcext:value-type="float">
            <text:p>-0.360972974072438</text:p>
          </table:table-cell>
          <table:table-cell office:value-type="float" office:value="-0.359396089178409" calcext:value-type="float">
            <text:p>-0.359396089178409</text:p>
          </table:table-cell>
          <table:table-cell office:value-type="float" office:value="-0.360867682707657" calcext:value-type="float">
            <text:p>-0.360867682707657</text:p>
          </table:table-cell>
          <table:table-cell office:value-type="float" office:value="-0.360680143926543" calcext:value-type="float">
            <text:p>-0.360680143926543</text:p>
          </table:table-cell>
          <table:table-cell office:value-type="float" office:value="-0.360786727164092" calcext:value-type="float">
            <text:p>-0.360786727164092</text:p>
          </table:table-cell>
          <table:table-cell office:value-type="float" office:value="-0.361081443271969" calcext:value-type="float">
            <text:p>-0.361081443271969</text:p>
          </table:table-cell>
          <table:table-cell office:value-type="float" office:value="-0.360983110927561" calcext:value-type="float">
            <text:p>-0.360983110927561</text:p>
          </table:table-cell>
          <table:table-cell office:value-type="float" office:value="-0.361659031050778" calcext:value-type="float">
            <text:p>-0.361659031050778</text:p>
          </table:table-cell>
          <table:table-cell office:value-type="float" office:value="-0.361705789941429" calcext:value-type="float">
            <text:p>-0.361705789941429</text:p>
          </table:table-cell>
          <table:table-cell office:value-type="float" office:value="-0.361209882592472" calcext:value-type="float">
            <text:p>-0.361209882592472</text:p>
          </table:table-cell>
          <table:table-cell office:value-type="float" office:value="-0.36179879987163" calcext:value-type="float">
            <text:p>-0.36179879987163</text:p>
          </table:table-cell>
          <table:table-cell office:value-type="float" office:value="-0.361080837667648" calcext:value-type="float">
            <text:p>-0.361080837667648</text:p>
          </table:table-cell>
          <table:table-cell office:value-type="float" office:value="-0.361300461912953" calcext:value-type="float">
            <text:p>-0.361300461912953</text:p>
          </table:table-cell>
          <table:table-cell office:value-type="float" office:value="-0.361720647872766" calcext:value-type="float">
            <text:p>-0.361720647872766</text:p>
          </table:table-cell>
          <table:table-cell office:value-type="float" office:value="-0.360372366720746" calcext:value-type="float">
            <text:p>-0.360372366720746</text:p>
          </table:table-cell>
          <table:table-cell office:value-type="float" office:value="-0.360222290658383" calcext:value-type="float">
            <text:p>-0.360222290658383</text:p>
          </table:table-cell>
          <table:table-cell office:value-type="float" office:value="-0.360766362613527" calcext:value-type="float">
            <text:p>-0.360766362613527</text:p>
          </table:table-cell>
          <table:table-cell office:value-type="float" office:value="-0.360639860850835" calcext:value-type="float">
            <text:p>-0.360639860850835</text:p>
          </table:table-cell>
          <table:table-cell office:value-type="float" office:value="-0.360736982367002" calcext:value-type="float">
            <text:p>-0.360736982367002</text:p>
          </table:table-cell>
          <table:table-cell office:value-type="float" office:value="-0.361342396004474" calcext:value-type="float">
            <text:p>-0.361342396004474</text:p>
          </table:table-cell>
          <table:table-cell office:value-type="float" office:value="-0.359927052612719" calcext:value-type="float">
            <text:p>-0.359927052612719</text:p>
          </table:table-cell>
          <table:table-cell office:value-type="float" office:value="-0.361277537514976" calcext:value-type="float">
            <text:p>-0.361277537514976</text:p>
          </table:table-cell>
          <table:table-cell office:value-type="float" office:value="-0.360455610431753" calcext:value-type="float">
            <text:p>-0.360455610431753</text:p>
          </table:table-cell>
          <table:table-cell office:value-type="float" office:value="-0.361509579941597" calcext:value-type="float">
            <text:p>-0.361509579941597</text:p>
          </table:table-cell>
          <table:table-cell office:value-type="float" office:value="-0.361298526055184" calcext:value-type="float">
            <text:p>-0.361298526055184</text:p>
          </table:table-cell>
          <table:table-cell office:value-type="float" office:value="-0.361352053237662" calcext:value-type="float">
            <text:p>-0.361352053237662</text:p>
          </table:table-cell>
          <table:table-cell office:value-type="float" office:value="-0.361653787009467" calcext:value-type="float">
            <text:p>-0.361653787009467</text:p>
          </table:table-cell>
          <table:table-cell office:value-type="float" office:value="-0.361219340101811" calcext:value-type="float">
            <text:p>-0.361219340101811</text:p>
          </table:table-cell>
          <table:table-cell office:value-type="float" office:value="-0.361407342101617" calcext:value-type="float">
            <text:p>-0.361407342101617</text:p>
          </table:table-cell>
          <table:table-cell office:value-type="float" office:value="-0.361268966977251" calcext:value-type="float">
            <text:p>-0.361268966977251</text:p>
          </table:table-cell>
          <table:table-cell office:value-type="float" office:value="-0.361235459349303" calcext:value-type="float">
            <text:p>-0.361235459349303</text:p>
          </table:table-cell>
          <table:table-cell office:value-type="float" office:value="-0.360923570984212" calcext:value-type="float">
            <text:p>-0.360923570984212</text:p>
          </table:table-cell>
          <table:table-cell office:value-type="float" office:value="-0.360492117115242" calcext:value-type="float">
            <text:p>-0.360492117115242</text:p>
          </table:table-cell>
          <table:table-cell office:value-type="float" office:value="-0.36006895431799" calcext:value-type="float">
            <text:p>-0.36006895431799</text:p>
          </table:table-cell>
          <table:table-cell office:value-type="float" office:value="-0.359815634106025" calcext:value-type="float">
            <text:p>-0.359815634106025</text:p>
          </table:table-cell>
          <table:table-cell office:value-type="float" office:value="-0.361692791318146" calcext:value-type="float">
            <text:p>-0.361692791318146</text:p>
          </table:table-cell>
          <table:table-cell office:value-type="float" office:value="-0.361076241562613" calcext:value-type="float">
            <text:p>-0.361076241562613</text:p>
          </table:table-cell>
          <table:table-cell office:value-type="float" office:value="-0.361126636693569" calcext:value-type="float">
            <text:p>-0.361126636693569</text:p>
          </table:table-cell>
          <table:table-cell office:value-type="float" office:value="-0.360505967434897" calcext:value-type="float">
            <text:p>-0.360505967434897</text:p>
          </table:table-cell>
          <table:table-cell office:value-type="float" office:value="-0.361143178794243" calcext:value-type="float">
            <text:p>-0.361143178794243</text:p>
          </table:table-cell>
          <table:table-cell office:value-type="float" office:value="-0.359124514829408" calcext:value-type="float">
            <text:p>-0.359124514829408</text:p>
          </table:table-cell>
          <table:table-cell office:value-type="float" office:value="-0.360631942185168" calcext:value-type="float">
            <text:p>-0.360631942185168</text:p>
          </table:table-cell>
          <table:table-cell office:value-type="float" office:value="-0.361534498636175" calcext:value-type="float">
            <text:p>-0.361534498636175</text:p>
          </table:table-cell>
          <table:table-cell office:value-type="float" office:value="-0.362290346838259" calcext:value-type="float">
            <text:p>-0.362290346838259</text:p>
          </table:table-cell>
          <table:table-cell office:value-type="float" office:value="-0.361764549866373" calcext:value-type="float">
            <text:p>-0.361764549866373</text:p>
          </table:table-cell>
          <table:table-cell office:value-type="float" office:value="-0.360464465184348" calcext:value-type="float">
            <text:p>-0.360464465184348</text:p>
          </table:table-cell>
          <table:table-cell office:value-type="float" office:value="-0.361201755858562" calcext:value-type="float">
            <text:p>-0.361201755858562</text:p>
          </table:table-cell>
          <table:table-cell office:value-type="float" office:value="-0.36236058224806" calcext:value-type="float">
            <text:p>-0.36236058224806</text:p>
          </table:table-cell>
          <table:table-cell office:value-type="float" office:value="-0.3653330880655" calcext:value-type="float">
            <text:p>-0.3653330880655</text:p>
          </table:table-cell>
          <table:table-cell office:value-type="float" office:value="-0.362394928547084" calcext:value-type="float">
            <text:p>-0.362394928547084</text:p>
          </table:table-cell>
          <table:table-cell office:value-type="float" office:value="-0.370195671763751" calcext:value-type="float">
            <text:p>-0.370195671763751</text:p>
          </table:table-cell>
          <table:table-cell office:value-type="float" office:value="-0.362718589182357" calcext:value-type="float">
            <text:p>-0.362718589182357</text:p>
          </table:table-cell>
          <table:table-cell office:value-type="float" office:value="-0.363205477488504" calcext:value-type="float">
            <text:p>-0.363205477488504</text:p>
          </table:table-cell>
          <table:table-cell office:value-type="float" office:value="-0.364201347051623" calcext:value-type="float">
            <text:p>-0.364201347051623</text:p>
          </table:table-cell>
          <table:table-cell office:value-type="float" office:value="-0.357228489985021" calcext:value-type="float">
            <text:p>-0.357228489985021</text:p>
          </table:table-cell>
          <table:table-cell office:value-type="float" office:value="-0.360117848545217" calcext:value-type="float">
            <text:p>-0.360117848545217</text:p>
          </table:table-cell>
          <table:table-cell office:value-type="float" office:value="-0.37458293483258" calcext:value-type="float">
            <text:p>-0.37458293483258</text:p>
          </table:table-cell>
          <table:table-cell office:value-type="float" office:value="-0.368750309061587" calcext:value-type="float">
            <text:p>-0.368750309061587</text:p>
          </table:table-cell>
          <table:table-cell office:value-type="float" office:value="-0.366557932316286" calcext:value-type="float">
            <text:p>-0.366557932316286</text:p>
          </table:table-cell>
          <table:table-cell office:value-type="float" office:value="-0.361154960429731" calcext:value-type="float">
            <text:p>-0.361154960429731</text:p>
          </table:table-cell>
          <table:table-cell office:value-type="float" office:value="-0.355629985726905" calcext:value-type="float">
            <text:p>-0.355629985726905</text:p>
          </table:table-cell>
          <table:table-cell office:value-type="float" office:value="-0.347009799884156" calcext:value-type="float">
            <text:p>-0.347009799884156</text:p>
          </table:table-cell>
          <table:table-cell office:value-type="float" office:value="-0.348471484775571" calcext:value-type="float">
            <text:p>-0.348471484775571</text:p>
          </table:table-cell>
          <table:table-cell office:value-type="float" office:value="-0.350025572663796" calcext:value-type="float">
            <text:p>-0.350025572663796</text:p>
          </table:table-cell>
          <table:table-cell office:value-type="float" office:value="-0.330821418583634" calcext:value-type="float">
            <text:p>-0.330821418583634</text:p>
          </table:table-cell>
          <table:table-cell office:value-type="float" office:value="-0.322636749999613" calcext:value-type="float">
            <text:p>-0.322636749999613</text:p>
          </table:table-cell>
          <table:table-cell office:value-type="float" office:value="-0.320110623799191" calcext:value-type="float">
            <text:p>-0.320110623799191</text:p>
          </table:table-cell>
          <table:table-cell office:value-type="float" office:value="-0.339738594370736" calcext:value-type="float">
            <text:p>-0.339738594370736</text:p>
          </table:table-cell>
          <table:table-cell office:value-type="float" office:value="-0.328137914399937" calcext:value-type="float">
            <text:p>-0.328137914399937</text:p>
          </table:table-cell>
          <table:table-cell office:value-type="float" office:value="-0.334238500872499" calcext:value-type="float">
            <text:p>-0.334238500872499</text:p>
          </table:table-cell>
          <table:table-cell office:value-type="float" office:value="-0.334963521845079" calcext:value-type="float">
            <text:p>-0.334963521845079</text:p>
          </table:table-cell>
          <table:table-cell office:value-type="float" office:value="-0.332702389816895" calcext:value-type="float">
            <text:p>-0.332702389816895</text:p>
          </table:table-cell>
          <table:table-cell office:value-type="float" office:value="-0.336545532924443" calcext:value-type="float">
            <text:p>-0.336545532924443</text:p>
          </table:table-cell>
          <table:table-cell office:value-type="float" office:value="-0.339816739229748" calcext:value-type="float">
            <text:p>-0.339816739229748</text:p>
          </table:table-cell>
          <table:table-cell office:value-type="float" office:value="-0.319535467192214" calcext:value-type="float">
            <text:p>-0.319535467192214</text:p>
          </table:table-cell>
          <table:table-cell office:value-type="float" office:value="-0.3157001994962" calcext:value-type="float">
            <text:p>-0.3157001994962</text:p>
          </table:table-cell>
          <table:table-cell office:value-type="float" office:value="-0.321592492382983" calcext:value-type="float">
            <text:p>-0.321592492382983</text:p>
          </table:table-cell>
          <table:table-cell office:value-type="float" office:value="-0.312940446537175" calcext:value-type="float">
            <text:p>-0.312940446537175</text:p>
          </table:table-cell>
          <table:table-cell office:value-type="float" office:value="-0.311788656707232" calcext:value-type="float">
            <text:p>-0.311788656707232</text:p>
          </table:table-cell>
          <table:table-cell office:value-type="float" office:value="-0.313171685700834" calcext:value-type="float">
            <text:p>-0.313171685700834</text:p>
          </table:table-cell>
          <table:table-cell office:value-type="float" office:value="-0.333179177530773" calcext:value-type="float">
            <text:p>-0.333179177530773</text:p>
          </table:table-cell>
          <table:table-cell office:value-type="float" office:value="-0.331347049176193" calcext:value-type="float">
            <text:p>-0.331347049176193</text:p>
          </table:table-cell>
          <table:table-cell office:value-type="float" office:value="-0.340717178443757" calcext:value-type="float">
            <text:p>-0.340717178443757</text:p>
          </table:table-cell>
          <table:table-cell office:value-type="float" office:value="-0.335084433457826" calcext:value-type="float">
            <text:p>-0.335084433457826</text:p>
          </table:table-cell>
          <table:table-cell office:value-type="float" office:value="-0.334361351639627" calcext:value-type="float">
            <text:p>-0.334361351639627</text:p>
          </table:table-cell>
          <table:table-cell office:value-type="float" office:value="-0.319888191095564" calcext:value-type="float">
            <text:p>-0.319888191095564</text:p>
          </table:table-cell>
          <table:table-cell office:value-type="float" office:value="-0.314553744780448" calcext:value-type="float">
            <text:p>-0.314553744780448</text:p>
          </table:table-cell>
          <table:table-cell office:value-type="float" office:value="-0.315134490246277" calcext:value-type="float">
            <text:p>-0.315134490246277</text:p>
          </table:table-cell>
          <table:table-cell office:value-type="float" office:value="-0.306903989884377" calcext:value-type="float">
            <text:p>-0.306903989884377</text:p>
          </table:table-cell>
          <table:table-cell office:value-type="float" office:value="-0.307683399745291" calcext:value-type="float">
            <text:p>-0.307683399745291</text:p>
          </table:table-cell>
          <table:table-cell office:value-type="float" office:value="-0.321683871511709" calcext:value-type="float">
            <text:p>-0.321683871511709</text:p>
          </table:table-cell>
          <table:table-cell office:value-type="float" office:value="-0.323974006776865" calcext:value-type="float">
            <text:p>-0.323974006776865</text:p>
          </table:table-cell>
          <table:table-cell office:value-type="float" office:value="-0.326564388342408" calcext:value-type="float">
            <text:p>-0.326564388342408</text:p>
          </table:table-cell>
          <table:table-cell office:value-type="float" office:value="-0.327405928024547" calcext:value-type="float">
            <text:p>-0.327405928024547</text:p>
          </table:table-cell>
          <table:table-cell office:value-type="float" office:value="-0.32935404196028" calcext:value-type="float">
            <text:p>-0.32935404196028</text:p>
          </table:table-cell>
          <table:table-cell office:value-type="float" office:value="-0.321341071977145" calcext:value-type="float">
            <text:p>-0.321341071977145</text:p>
          </table:table-cell>
          <table:table-cell office:value-type="float" office:value="-0.324872079120547" calcext:value-type="float">
            <text:p>-0.324872079120547</text:p>
          </table:table-cell>
          <table:table-cell office:value-type="float" office:value="-0.328703774737488" calcext:value-type="float">
            <text:p>-0.328703774737488</text:p>
          </table:table-cell>
          <table:table-cell office:value-type="float" office:value="-0.331031542801994" calcext:value-type="float">
            <text:p>-0.331031542801994</text:p>
          </table:table-cell>
          <table:table-cell office:value-type="float" office:value="-0.32358503942473" calcext:value-type="float">
            <text:p>-0.32358503942473</text:p>
          </table:table-cell>
          <table:table-cell office:value-type="float" office:value="-0.314056105466958" calcext:value-type="float">
            <text:p>-0.314056105466958</text:p>
          </table:table-cell>
          <table:table-cell office:value-type="float" office:value="-0.313647999827543" calcext:value-type="float">
            <text:p>-0.313647999827543</text:p>
          </table:table-cell>
          <table:table-cell office:value-type="float" office:value="-0.308465446542763" calcext:value-type="float">
            <text:p>-0.308465446542763</text:p>
          </table:table-cell>
          <table:table-cell office:value-type="float" office:value="-0.307696449521242" calcext:value-type="float">
            <text:p>-0.307696449521242</text:p>
          </table:table-cell>
          <table:table-cell office:value-type="float" office:value="-0.320385460593433" calcext:value-type="float">
            <text:p>-0.320385460593433</text:p>
          </table:table-cell>
          <table:table-cell office:value-type="float" office:value="-0.318078350069532" calcext:value-type="float">
            <text:p>-0.318078350069532</text:p>
          </table:table-cell>
          <table:table-cell office:value-type="float" office:value="-0.329581112703567" calcext:value-type="float">
            <text:p>-0.329581112703567</text:p>
          </table:table-cell>
          <table:table-cell office:value-type="float" office:value="-0.327515350047164" calcext:value-type="float">
            <text:p>-0.327515350047164</text:p>
          </table:table-cell>
          <table:table-cell office:value-type="float" office:value="-0.330095132620823" calcext:value-type="float">
            <text:p>-0.330095132620823</text:p>
          </table:table-cell>
          <table:table-cell office:value-type="float" office:value="-0.330218760455466" calcext:value-type="float">
            <text:p>-0.330218760455466</text:p>
          </table:table-cell>
          <table:table-cell office:value-type="float" office:value="-0.336814602849533" calcext:value-type="float">
            <text:p>-0.336814602849533</text:p>
          </table:table-cell>
          <table:table-cell office:value-type="float" office:value="-0.322017440141327" calcext:value-type="float">
            <text:p>-0.322017440141327</text:p>
          </table:table-cell>
          <table:table-cell office:value-type="float" office:value="-0.324358743659441" calcext:value-type="float">
            <text:p>-0.324358743659441</text:p>
          </table:table-cell>
          <table:table-cell office:value-type="float" office:value="-0.326358999240878" calcext:value-type="float">
            <text:p>-0.326358999240878</text:p>
          </table:table-cell>
          <table:table-cell office:value-type="float" office:value="-0.318588819937557" calcext:value-type="float">
            <text:p>-0.318588819937557</text:p>
          </table:table-cell>
          <table:table-cell office:value-type="float" office:value="-0.315268638612496" calcext:value-type="float">
            <text:p>-0.315268638612496</text:p>
          </table:table-cell>
          <table:table-cell office:value-type="float" office:value="-0.333327136223603" calcext:value-type="float">
            <text:p>-0.333327136223603</text:p>
          </table:table-cell>
          <table:table-cell office:value-type="float" office:value="-0.333708200897748" calcext:value-type="float">
            <text:p>-0.333708200897748</text:p>
          </table:table-cell>
          <table:table-cell office:value-type="float" office:value="-0.34170797784294" calcext:value-type="float">
            <text:p>-0.34170797784294</text:p>
          </table:table-cell>
          <table:table-cell office:value-type="float" office:value="-0.347091375202253" calcext:value-type="float">
            <text:p>-0.347091375202253</text:p>
          </table:table-cell>
          <table:table-cell office:value-type="float" office:value="-0.35427132260001" calcext:value-type="float">
            <text:p>-0.35427132260001</text:p>
          </table:table-cell>
          <table:table-cell office:value-type="float" office:value="-0.351733251566267" calcext:value-type="float">
            <text:p>-0.351733251566267</text:p>
          </table:table-cell>
          <table:table-cell office:value-type="float" office:value="-0.340188562667999" calcext:value-type="float">
            <text:p>-0.340188562667999</text:p>
          </table:table-cell>
          <table:table-cell office:value-type="float" office:value="-0.332386986830291" calcext:value-type="float">
            <text:p>-0.332386986830291</text:p>
          </table:table-cell>
          <table:table-cell office:value-type="float" office:value="-0.335550354589478" calcext:value-type="float">
            <text:p>-0.335550354589478</text:p>
          </table:table-cell>
          <table:table-cell office:value-type="float" office:value="-0.346516698038162" calcext:value-type="float">
            <text:p>-0.346516698038162</text:p>
          </table:table-cell>
          <table:table-cell office:value-type="float" office:value="-0.378369302220453" calcext:value-type="float">
            <text:p>-0.378369302220453</text:p>
          </table:table-cell>
          <table:table-cell office:value-type="float" office:value="-0.383835757121356" calcext:value-type="float">
            <text:p>-0.383835757121356</text:p>
          </table:table-cell>
          <table:table-cell office:value-type="float" office:value="-0.36751236355905" calcext:value-type="float">
            <text:p>-0.36751236355905</text:p>
          </table:table-cell>
          <table:table-cell office:value-type="float" office:value="-0.372594539569676" calcext:value-type="float">
            <text:p>-0.372594539569676</text:p>
          </table:table-cell>
          <table:table-cell office:value-type="float" office:value="-0.355141409074438" calcext:value-type="float">
            <text:p>-0.355141409074438</text:p>
          </table:table-cell>
          <table:table-cell office:value-type="float" office:value="-0.348199624542329" calcext:value-type="float">
            <text:p>-0.348199624542329</text:p>
          </table:table-cell>
          <table:table-cell office:value-type="float" office:value="-0.329791268847482" calcext:value-type="float">
            <text:p>-0.329791268847482</text:p>
          </table:table-cell>
          <table:table-cell office:value-type="float" office:value="-0.342971605952761" calcext:value-type="float">
            <text:p>-0.342971605952761</text:p>
          </table:table-cell>
          <table:table-cell office:value-type="float" office:value="-0.322850887011325" calcext:value-type="float">
            <text:p>-0.322850887011325</text:p>
          </table:table-cell>
          <table:table-cell office:value-type="float" office:value="-0.326004270182458" calcext:value-type="float">
            <text:p>-0.326004270182458</text:p>
          </table:table-cell>
          <table:table-cell office:value-type="float" office:value="-0.347478724685034" calcext:value-type="float">
            <text:p>-0.347478724685034</text:p>
          </table:table-cell>
          <table:table-cell office:value-type="float" office:value="-0.351109813283323" calcext:value-type="float">
            <text:p>-0.351109813283323</text:p>
          </table:table-cell>
          <table:table-cell office:value-type="float" office:value="-0.363436418300303" calcext:value-type="float">
            <text:p>-0.363436418300303</text:p>
          </table:table-cell>
          <table:table-cell office:value-type="float" office:value="-0.371905619420305" calcext:value-type="float">
            <text:p>-0.371905619420305</text:p>
          </table:table-cell>
          <table:table-cell office:value-type="float" office:value="-0.372240432391319" calcext:value-type="float">
            <text:p>-0.372240432391319</text:p>
          </table:table-cell>
          <table:table-cell office:value-type="float" office:value="-0.369584127759845" calcext:value-type="float">
            <text:p>-0.369584127759845</text:p>
          </table:table-cell>
          <table:table-cell office:value-type="float" office:value="-0.357075607689849" calcext:value-type="float">
            <text:p>-0.357075607689849</text:p>
          </table:table-cell>
          <table:table-cell office:value-type="float" office:value="-0.333183131127485" calcext:value-type="float">
            <text:p>-0.333183131127485</text:p>
          </table:table-cell>
          <table:table-cell office:value-type="float" office:value="-0.333749457463204" calcext:value-type="float">
            <text:p>-0.333749457463204</text:p>
          </table:table-cell>
          <table:table-cell office:value-type="float" office:value="-0.34397941527239" calcext:value-type="float">
            <text:p>-0.34397941527239</text:p>
          </table:table-cell>
          <table:table-cell office:value-type="float" office:value="-0.320827185404211" calcext:value-type="float">
            <text:p>-0.320827185404211</text:p>
          </table:table-cell>
          <table:table-cell office:value-type="float" office:value="-0.323913483040366" calcext:value-type="float">
            <text:p>-0.323913483040366</text:p>
          </table:table-cell>
          <table:table-cell office:value-type="float" office:value="-0.330044294525392" calcext:value-type="float">
            <text:p>-0.330044294525392</text:p>
          </table:table-cell>
          <table:table-cell office:value-type="float" office:value="-0.326816347663646" calcext:value-type="float">
            <text:p>-0.326816347663646</text:p>
          </table:table-cell>
          <table:table-cell office:value-type="float" office:value="-0.347672583595599" calcext:value-type="float">
            <text:p>-0.347672583595599</text:p>
          </table:table-cell>
          <table:table-cell office:value-type="float" office:value="-0.340474543472997" calcext:value-type="float">
            <text:p>-0.340474543472997</text:p>
          </table:table-cell>
          <table:table-cell office:value-type="float" office:value="-0.348344389475923" calcext:value-type="float">
            <text:p>-0.348344389475923</text:p>
          </table:table-cell>
          <table:table-cell office:value-type="float" office:value="-0.344442441897069" calcext:value-type="float">
            <text:p>-0.344442441897069</text:p>
          </table:table-cell>
          <table:table-cell office:value-type="float" office:value="-0.340714963105036" calcext:value-type="float">
            <text:p>-0.340714963105036</text:p>
          </table:table-cell>
          <table:table-cell office:value-type="float" office:value="-0.356311911999106" calcext:value-type="float">
            <text:p>-0.356311911999106</text:p>
          </table:table-cell>
          <table:table-cell office:value-type="float" office:value="-0.346290630731614" calcext:value-type="float">
            <text:p>-0.346290630731614</text:p>
          </table:table-cell>
          <table:table-cell office:value-type="float" office:value="-0.362038561393242" calcext:value-type="float">
            <text:p>-0.362038561393242</text:p>
          </table:table-cell>
          <table:table-cell office:value-type="float" office:value="-0.360869331811823" calcext:value-type="float">
            <text:p>-0.360869331811823</text:p>
          </table:table-cell>
          <table:table-cell office:value-type="float" office:value="-0.356818470293603" calcext:value-type="float">
            <text:p>-0.356818470293603</text:p>
          </table:table-cell>
          <table:table-cell office:value-type="float" office:value="-0.36091965904097" calcext:value-type="float">
            <text:p>-0.36091965904097</text:p>
          </table:table-cell>
          <table:table-cell office:value-type="float" office:value="-0.355409471930688" calcext:value-type="float">
            <text:p>-0.355409471930688</text:p>
          </table:table-cell>
          <table:table-cell office:value-type="float" office:value="-0.366736246328418" calcext:value-type="float">
            <text:p>-0.366736246328418</text:p>
          </table:table-cell>
          <table:table-cell office:value-type="float" office:value="-0.34945895514989" calcext:value-type="float">
            <text:p>-0.34945895514989</text:p>
          </table:table-cell>
          <table:table-cell office:value-type="float" office:value="-0.35245463080549" calcext:value-type="float">
            <text:p>-0.35245463080549</text:p>
          </table:table-cell>
          <table:table-cell office:value-type="float" office:value="-0.352128292620755" calcext:value-type="float">
            <text:p>-0.352128292620755</text:p>
          </table:table-cell>
          <table:table-cell office:value-type="float" office:value="-0.341306488544133" calcext:value-type="float">
            <text:p>-0.341306488544133</text:p>
          </table:table-cell>
          <table:table-cell office:value-type="float" office:value="-0.334713219028727" calcext:value-type="float">
            <text:p>-0.334713219028727</text:p>
          </table:table-cell>
          <table:table-cell office:value-type="float" office:value="-0.357856721195658" calcext:value-type="float">
            <text:p>-0.357856721195658</text:p>
          </table:table-cell>
          <table:table-cell office:value-type="float" office:value="-0.351552367767355" calcext:value-type="float">
            <text:p>-0.351552367767355</text:p>
          </table:table-cell>
          <table:table-cell office:value-type="float" office:value="-0.356625663751248" calcext:value-type="float">
            <text:p>-0.356625663751248</text:p>
          </table:table-cell>
          <table:table-cell office:value-type="float" office:value="-0.361408550520356" calcext:value-type="float">
            <text:p>-0.361408550520356</text:p>
          </table:table-cell>
          <table:table-cell office:value-type="float" office:value="-0.357029654200106" calcext:value-type="float">
            <text:p>-0.357029654200106</text:p>
          </table:table-cell>
          <table:table-cell office:value-type="float" office:value="-0.351729812741935" calcext:value-type="float">
            <text:p>-0.351729812741935</text:p>
          </table:table-cell>
          <table:table-cell office:value-type="float" office:value="-0.351411935621176" calcext:value-type="float">
            <text:p>-0.351411935621176</text:p>
          </table:table-cell>
          <table:table-cell office:value-type="float" office:value="-0.367617391779096" calcext:value-type="float">
            <text:p>-0.367617391779096</text:p>
          </table:table-cell>
          <table:table-cell office:value-type="float" office:value="-0.348366622110775" calcext:value-type="float">
            <text:p>-0.348366622110775</text:p>
          </table:table-cell>
          <table:table-cell office:value-type="float" office:value="-0.346954972784662" calcext:value-type="float">
            <text:p>-0.346954972784662</text:p>
          </table:table-cell>
          <table:table-cell office:value-type="float" office:value="-0.345748027393998" calcext:value-type="float">
            <text:p>-0.345748027393998</text:p>
          </table:table-cell>
          <table:table-cell office:value-type="float" office:value="-0.331865877205381" calcext:value-type="float">
            <text:p>-0.331865877205381</text:p>
          </table:table-cell>
          <table:table-cell office:value-type="float" office:value="-0.326536375634249" calcext:value-type="float">
            <text:p>-0.326536375634249</text:p>
          </table:table-cell>
          <table:table-cell office:value-type="float" office:value="-0.339855728110152" calcext:value-type="float">
            <text:p>-0.339855728110152</text:p>
          </table:table-cell>
          <table:table-cell office:value-type="float" office:value="-0.352672144233576" calcext:value-type="float">
            <text:p>-0.352672144233576</text:p>
          </table:table-cell>
          <table:table-cell office:value-type="float" office:value="-0.3502385078116" calcext:value-type="float">
            <text:p>-0.3502385078116</text:p>
          </table:table-cell>
          <table:table-cell office:value-type="float" office:value="-0.348374702373095" calcext:value-type="float">
            <text:p>-0.348374702373095</text:p>
          </table:table-cell>
          <table:table-cell office:value-type="float" office:value="-0.355843291947833" calcext:value-type="float">
            <text:p>-0.355843291947833</text:p>
          </table:table-cell>
          <table:table-cell office:value-type="float" office:value="-0.354450908942624" calcext:value-type="float">
            <text:p>-0.354450908942624</text:p>
          </table:table-cell>
          <table:table-cell office:value-type="float" office:value="-0.3470162332171" calcext:value-type="float">
            <text:p>-0.3470162332171</text:p>
          </table:table-cell>
          <table:table-cell office:value-type="float" office:value="-0.34323418657116" calcext:value-type="float">
            <text:p>-0.34323418657116</text:p>
          </table:table-cell>
          <table:table-cell office:value-type="float" office:value="-0.340091851575458" calcext:value-type="float">
            <text:p>-0.340091851575458</text:p>
          </table:table-cell>
          <table:table-cell office:value-type="float" office:value="-0.338173129052595" calcext:value-type="float">
            <text:p>-0.338173129052595</text:p>
          </table:table-cell>
          <table:table-cell office:value-type="float" office:value="-0.325001604312462" calcext:value-type="float">
            <text:p>-0.325001604312462</text:p>
          </table:table-cell>
          <table:table-cell office:value-type="float" office:value="-0.324059100215749" calcext:value-type="float">
            <text:p>-0.324059100215749</text:p>
          </table:table-cell>
          <table:table-cell office:value-type="float" office:value="-0.33966029143616" calcext:value-type="float">
            <text:p>-0.33966029143616</text:p>
          </table:table-cell>
          <table:table-cell office:value-type="float" office:value="-0.339130289850853" calcext:value-type="float">
            <text:p>-0.339130289850853</text:p>
          </table:table-cell>
          <table:table-cell office:value-type="float" office:value="-0.341108618379223" calcext:value-type="float">
            <text:p>-0.341108618379223</text:p>
          </table:table-cell>
          <table:table-cell office:value-type="float" office:value="-0.34443103095368" calcext:value-type="float">
            <text:p>-0.34443103095368</text:p>
          </table:table-cell>
          <table:table-cell office:value-type="float" office:value="-0.353398974275217" calcext:value-type="float">
            <text:p>-0.353398974275217</text:p>
          </table:table-cell>
          <table:table-cell office:value-type="float" office:value="-0.350418518300279" calcext:value-type="float">
            <text:p>-0.350418518300279</text:p>
          </table:table-cell>
          <table:table-cell office:value-type="float" office:value="-0.348304063056153" calcext:value-type="float">
            <text:p>-0.348304063056153</text:p>
          </table:table-cell>
          <table:table-cell office:value-type="float" office:value="-0.353448950238667" calcext:value-type="float">
            <text:p>-0.353448950238667</text:p>
          </table:table-cell>
          <table:table-cell office:value-type="float" office:value="-0.350300821919181" calcext:value-type="float">
            <text:p>-0.350300821919181</text:p>
          </table:table-cell>
          <table:table-cell office:value-type="float" office:value="-0.334392215579211" calcext:value-type="float">
            <text:p>-0.334392215579211</text:p>
          </table:table-cell>
          <table:table-cell office:value-type="float" office:value="-0.327441122861951" calcext:value-type="float">
            <text:p>-0.327441122861951</text:p>
          </table:table-cell>
          <table:table-cell office:value-type="float" office:value="-0.316546319706005" calcext:value-type="float">
            <text:p>-0.316546319706005</text:p>
          </table:table-cell>
          <table:table-cell office:value-type="float" office:value="-0.316219314638435" calcext:value-type="float">
            <text:p>-0.316219314638435</text:p>
          </table:table-cell>
          <table:table-cell office:value-type="float" office:value="-0.322649385165969" calcext:value-type="float">
            <text:p>-0.322649385165969</text:p>
          </table:table-cell>
          <table:table-cell office:value-type="float" office:value="-0.326128903294413" calcext:value-type="float">
            <text:p>-0.326128903294413</text:p>
          </table:table-cell>
          <table:table-cell office:value-type="float" office:value="-0.332054046196448" calcext:value-type="float">
            <text:p>-0.332054046196448</text:p>
          </table:table-cell>
          <table:table-cell office:value-type="float" office:value="-0.334130297575085" calcext:value-type="float">
            <text:p>-0.334130297575085</text:p>
          </table:table-cell>
          <table:table-cell office:value-type="float" office:value="-0.338974769936737" calcext:value-type="float">
            <text:p>-0.338974769936737</text:p>
          </table:table-cell>
          <table:table-cell office:value-type="float" office:value="-0.348458351748669" calcext:value-type="float">
            <text:p>-0.348458351748669</text:p>
          </table:table-cell>
          <table:table-cell office:value-type="float" office:value="-0.340717754069874" calcext:value-type="float">
            <text:p>-0.340717754069874</text:p>
          </table:table-cell>
          <table:table-cell office:value-type="float" office:value="-0.343795748066387" calcext:value-type="float">
            <text:p>-0.343795748066387</text:p>
          </table:table-cell>
          <table:table-cell office:value-type="float" office:value="-0.329934493304627" calcext:value-type="float">
            <text:p>-0.329934493304627</text:p>
          </table:table-cell>
          <table:table-cell office:value-type="float" office:value="-0.323992918071345" calcext:value-type="float">
            <text:p>-0.323992918071345</text:p>
          </table:table-cell>
          <table:table-cell office:value-type="float" office:value="-0.317905124706908" calcext:value-type="float">
            <text:p>-0.317905124706908</text:p>
          </table:table-cell>
          <table:table-cell office:value-type="float" office:value="-0.308211468131405" calcext:value-type="float">
            <text:p>-0.308211468131405</text:p>
          </table:table-cell>
          <table:table-cell office:value-type="float" office:value="-0.304459870666827" calcext:value-type="float">
            <text:p>-0.304459870666827</text:p>
          </table:table-cell>
          <table:table-cell office:value-type="float" office:value="-0.334437373065373" calcext:value-type="float">
            <text:p>-0.334437373065373</text:p>
          </table:table-cell>
          <table:table-cell office:value-type="float" office:value="-0.326893409645014" calcext:value-type="float">
            <text:p>-0.326893409645014</text:p>
          </table:table-cell>
          <table:table-cell office:value-type="float" office:value="-0.333751591723086" calcext:value-type="float">
            <text:p>-0.333751591723086</text:p>
          </table:table-cell>
          <table:table-cell office:value-type="float" office:value="-0.339478038538313" calcext:value-type="float">
            <text:p>-0.339478038538313</text:p>
          </table:table-cell>
          <table:table-cell office:value-type="float" office:value="-0.339928792011811" calcext:value-type="float">
            <text:p>-0.339928792011811</text:p>
          </table:table-cell>
          <table:table-cell office:value-type="float" office:value="-0.340790839154958" calcext:value-type="float">
            <text:p>-0.340790839154958</text:p>
          </table:table-cell>
          <table:table-cell office:value-type="float" office:value="-0.338361491195304" calcext:value-type="float">
            <text:p>-0.338361491195304</text:p>
          </table:table-cell>
          <table:table-cell office:value-type="float" office:value="-0.325964308257101" calcext:value-type="float">
            <text:p>-0.325964308257101</text:p>
          </table:table-cell>
          <table:table-cell office:value-type="float" office:value="-0.330827400936852" calcext:value-type="float">
            <text:p>-0.330827400936852</text:p>
          </table:table-cell>
          <table:table-cell office:value-type="float" office:value="-0.31094001095039" calcext:value-type="float">
            <text:p>-0.31094001095039</text:p>
          </table:table-cell>
          <table:table-cell office:value-type="float" office:value="-0.316031889754623" calcext:value-type="float">
            <text:p>-0.316031889754623</text:p>
          </table:table-cell>
          <table:table-cell office:value-type="float" office:value="-0.30988022311473" calcext:value-type="float">
            <text:p>-0.30988022311473</text:p>
          </table:table-cell>
          <table:table-cell office:value-type="float" office:value="-0.30498959498574" calcext:value-type="float">
            <text:p>-0.30498959498574</text:p>
          </table:table-cell>
          <table:table-cell office:value-type="float" office:value="-0.308762320076285" calcext:value-type="float">
            <text:p>-0.308762320076285</text:p>
          </table:table-cell>
          <table:table-cell office:value-type="float" office:value="-0.314785097153841" calcext:value-type="float">
            <text:p>-0.314785097153841</text:p>
          </table:table-cell>
          <table:table-cell office:value-type="float" office:value="-0.317254295003264" calcext:value-type="float">
            <text:p>-0.317254295003264</text:p>
          </table:table-cell>
          <table:table-cell office:value-type="float" office:value="-0.315127214628897" calcext:value-type="float">
            <text:p>-0.315127214628897</text:p>
          </table:table-cell>
          <table:table-cell office:value-type="float" office:value="-0.319533506700493" calcext:value-type="float">
            <text:p>-0.319533506700493</text:p>
          </table:table-cell>
          <table:table-cell office:value-type="float" office:value="-0.318865650149745" calcext:value-type="float">
            <text:p>-0.318865650149745</text:p>
          </table:table-cell>
          <table:table-cell office:value-type="float" office:value="-0.312250535258044" calcext:value-type="float">
            <text:p>-0.312250535258044</text:p>
          </table:table-cell>
          <table:table-cell office:value-type="float" office:value="-0.309532861775737" calcext:value-type="float">
            <text:p>-0.309532861775737</text:p>
          </table:table-cell>
          <table:table-cell office:value-type="float" office:value="-0.309784376043433" calcext:value-type="float">
            <text:p>-0.309784376043433</text:p>
          </table:table-cell>
          <table:table-cell office:value-type="float" office:value="-0.306314045513398" calcext:value-type="float">
            <text:p>-0.306314045513398</text:p>
          </table:table-cell>
          <table:table-cell office:value-type="float" office:value="-0.327857284997147" calcext:value-type="float">
            <text:p>-0.327857284997147</text:p>
          </table:table-cell>
          <table:table-cell office:value-type="float" office:value="-0.320170551682231" calcext:value-type="float">
            <text:p>-0.320170551682231</text:p>
          </table:table-cell>
          <table:table-cell office:value-type="float" office:value="-0.321459602257124" calcext:value-type="float">
            <text:p>-0.321459602257124</text:p>
          </table:table-cell>
          <table:table-cell office:value-type="float" office:value="-0.328832640426245" calcext:value-type="float">
            <text:p>-0.328832640426245</text:p>
          </table:table-cell>
          <table:table-cell office:value-type="float" office:value="-0.332922452652805" calcext:value-type="float">
            <text:p>-0.332922452652805</text:p>
          </table:table-cell>
          <table:table-cell office:value-type="float" office:value="-0.329750323248874" calcext:value-type="float">
            <text:p>-0.329750323248874</text:p>
          </table:table-cell>
          <table:table-cell office:value-type="float" office:value="-0.338611029609054" calcext:value-type="float">
            <text:p>-0.338611029609054</text:p>
          </table:table-cell>
          <table:table-cell office:value-type="float" office:value="-0.336368630807278" calcext:value-type="float">
            <text:p>-0.336368630807278</text:p>
          </table:table-cell>
          <table:table-cell office:value-type="float" office:value="-0.332035297935026" calcext:value-type="float">
            <text:p>-0.332035297935026</text:p>
          </table:table-cell>
          <table:table-cell office:value-type="float" office:value="-0.323404270624489" calcext:value-type="float">
            <text:p>-0.323404270624489</text:p>
          </table:table-cell>
          <table:table-cell office:value-type="float" office:value="-0.32566202262081" calcext:value-type="float">
            <text:p>-0.32566202262081</text:p>
          </table:table-cell>
          <table:table-cell office:value-type="float" office:value="-0.31731390507802" calcext:value-type="float">
            <text:p>-0.31731390507802</text:p>
          </table:table-cell>
          <table:table-cell office:value-type="float" office:value="-0.314293644904322" calcext:value-type="float">
            <text:p>-0.314293644904322</text:p>
          </table:table-cell>
          <table:table-cell office:value-type="float" office:value="-0.317810587409313" calcext:value-type="float">
            <text:p>-0.317810587409313</text:p>
          </table:table-cell>
          <table:table-cell office:value-type="float" office:value="-0.343801141139028" calcext:value-type="float">
            <text:p>-0.343801141139028</text:p>
          </table:table-cell>
          <table:table-cell office:value-type="float" office:value="-0.332131886259998" calcext:value-type="float">
            <text:p>-0.332131886259998</text:p>
          </table:table-cell>
          <table:table-cell office:value-type="float" office:value="-0.338865044411097" calcext:value-type="float">
            <text:p>-0.338865044411097</text:p>
          </table:table-cell>
          <table:table-cell office:value-type="float" office:value="-0.339981474728907" calcext:value-type="float">
            <text:p>-0.339981474728907</text:p>
          </table:table-cell>
          <table:table-cell office:value-type="float" office:value="-0.34522341989032" calcext:value-type="float">
            <text:p>-0.34522341989032</text:p>
          </table:table-cell>
          <table:table-cell office:value-type="float" office:value="-0.356359385522642" calcext:value-type="float">
            <text:p>-0.356359385522642</text:p>
          </table:table-cell>
          <table:table-cell office:value-type="float" office:value="-0.346363484381541" calcext:value-type="float">
            <text:p>-0.346363484381541</text:p>
          </table:table-cell>
          <table:table-cell office:value-type="float" office:value="-0.343266764727696" calcext:value-type="float">
            <text:p>-0.343266764727696</text:p>
          </table:table-cell>
          <table:table-cell office:value-type="float" office:value="-0.337800430578602" calcext:value-type="float">
            <text:p>-0.337800430578602</text:p>
          </table:table-cell>
          <table:table-cell office:value-type="float" office:value="-0.344221261004887" calcext:value-type="float">
            <text:p>-0.344221261004887</text:p>
          </table:table-cell>
          <table:table-cell office:value-type="float" office:value="-0.329660902904556" calcext:value-type="float">
            <text:p>-0.329660902904556</text:p>
          </table:table-cell>
          <table:table-cell office:value-type="float" office:value="-0.32999654064918" calcext:value-type="float">
            <text:p>-0.32999654064918</text:p>
          </table:table-cell>
          <table:table-cell office:value-type="float" office:value="-0.322202820277" calcext:value-type="float">
            <text:p>-0.322202820277</text:p>
          </table:table-cell>
          <table:table-cell office:value-type="float" office:value="-0.323085052343917" calcext:value-type="float">
            <text:p>-0.323085052343917</text:p>
          </table:table-cell>
          <table:table-cell office:value-type="float" office:value="-0.325971126047642" calcext:value-type="float">
            <text:p>-0.325971126047642</text:p>
          </table:table-cell>
          <table:table-cell office:value-type="float" office:value="-0.344856853875876" calcext:value-type="float">
            <text:p>-0.344856853875876</text:p>
          </table:table-cell>
          <table:table-cell office:value-type="float" office:value="-0.352178519289561" calcext:value-type="float">
            <text:p>-0.352178519289561</text:p>
          </table:table-cell>
          <table:table-cell office:value-type="float" office:value="-0.351863443962352" calcext:value-type="float">
            <text:p>-0.351863443962352</text:p>
          </table:table-cell>
          <table:table-cell office:value-type="float" office:value="-0.357672485291802" calcext:value-type="float">
            <text:p>-0.357672485291802</text:p>
          </table:table-cell>
          <table:table-cell office:value-type="float" office:value="-0.367445425093372" calcext:value-type="float">
            <text:p>-0.367445425093372</text:p>
          </table:table-cell>
          <table:table-cell office:value-type="float" office:value="-0.339283511090934" calcext:value-type="float">
            <text:p>-0.339283511090934</text:p>
          </table:table-cell>
          <table:table-cell office:value-type="float" office:value="-0.329983206157813" calcext:value-type="float">
            <text:p>-0.329983206157813</text:p>
          </table:table-cell>
          <table:table-cell office:value-type="float" office:value="-0.328241528461432" calcext:value-type="float">
            <text:p>-0.328241528461432</text:p>
          </table:table-cell>
          <table:table-cell office:value-type="float" office:value="-0.323819763426051" calcext:value-type="float">
            <text:p>-0.323819763426051</text:p>
          </table:table-cell>
          <table:table-cell office:value-type="float" office:value="-0.327084162189262" calcext:value-type="float">
            <text:p>-0.327084162189262</text:p>
          </table:table-cell>
          <table:table-cell office:value-type="float" office:value="-0.331788369171143" calcext:value-type="float">
            <text:p>-0.331788369171143</text:p>
          </table:table-cell>
          <table:table-cell office:value-type="float" office:value="-0.34709226169888" calcext:value-type="float">
            <text:p>-0.34709226169888</text:p>
          </table:table-cell>
          <table:table-cell office:value-type="float" office:value="-0.363123839812773" calcext:value-type="float">
            <text:p>-0.363123839812773</text:p>
          </table:table-cell>
          <table:table-cell office:value-type="float" office:value="-0.369379416872053" calcext:value-type="float">
            <text:p>-0.369379416872053</text:p>
          </table:table-cell>
          <table:table-cell office:value-type="float" office:value="-0.364281304861986" calcext:value-type="float">
            <text:p>-0.364281304861986</text:p>
          </table:table-cell>
          <table:table-cell office:value-type="float" office:value="-0.363535930331941" calcext:value-type="float">
            <text:p>-0.363535930331941</text:p>
          </table:table-cell>
          <table:table-cell office:value-type="float" office:value="-0.360030983492334" calcext:value-type="float">
            <text:p>-0.360030983492334</text:p>
          </table:table-cell>
          <table:table-cell office:value-type="float" office:value="-0.334280519321298" calcext:value-type="float">
            <text:p>-0.334280519321298</text:p>
          </table:table-cell>
          <table:table-cell office:value-type="float" office:value="-0.346530736991618" calcext:value-type="float">
            <text:p>-0.346530736991618</text:p>
          </table:table-cell>
          <table:table-cell office:value-type="float" office:value="-0.33135551653072" calcext:value-type="float">
            <text:p>-0.33135551653072</text:p>
          </table:table-cell>
          <table:table-cell office:value-type="float" office:value="-0.331133169763898" calcext:value-type="float">
            <text:p>-0.331133169763898</text:p>
          </table:table-cell>
          <table:table-cell office:value-type="float" office:value="-0.329314157270207" calcext:value-type="float">
            <text:p>-0.329314157270207</text:p>
          </table:table-cell>
          <table:table-cell office:value-type="float" office:value="-0.346143061495676" calcext:value-type="float">
            <text:p>-0.346143061495676</text:p>
          </table:table-cell>
          <table:table-cell office:value-type="float" office:value="-0.371327757949694" calcext:value-type="float">
            <text:p>-0.371327757949694</text:p>
          </table:table-cell>
          <table:table-cell office:value-type="float" office:value="-0.362268067992876" calcext:value-type="float">
            <text:p>-0.362268067992876</text:p>
          </table:table-cell>
          <table:table-cell office:value-type="float" office:value="-0.350822603625443" calcext:value-type="float">
            <text:p>-0.350822603625443</text:p>
          </table:table-cell>
          <table:table-cell office:value-type="float" office:value="-0.345230313265693" calcext:value-type="float">
            <text:p>-0.345230313265693</text:p>
          </table:table-cell>
          <table:table-cell office:value-type="float" office:value="-0.344983587621329" calcext:value-type="float">
            <text:p>-0.344983587621329</text:p>
          </table:table-cell>
          <table:table-cell office:value-type="float" office:value="-0.348294686955893" calcext:value-type="float">
            <text:p>-0.348294686955893</text:p>
          </table:table-cell>
          <table:table-cell office:value-type="float" office:value="-0.349689583628178" calcext:value-type="float">
            <text:p>-0.349689583628178</text:p>
          </table:table-cell>
          <table:table-cell office:value-type="float" office:value="-0.350917310579554" calcext:value-type="float">
            <text:p>-0.350917310579554</text:p>
          </table:table-cell>
          <table:table-cell office:value-type="float" office:value="-0.351876437268698" calcext:value-type="float">
            <text:p>-0.351876437268698</text:p>
          </table:table-cell>
          <table:table-cell office:value-type="float" office:value="-0.350840116840777" calcext:value-type="float">
            <text:p>-0.350840116840777</text:p>
          </table:table-cell>
          <table:table-cell office:value-type="float" office:value="-0.350252575770656" calcext:value-type="float">
            <text:p>-0.350252575770656</text:p>
          </table:table-cell>
          <table:table-cell office:value-type="float" office:value="-0.350219675361444" calcext:value-type="float">
            <text:p>-0.350219675361444</text:p>
          </table:table-cell>
          <table:table-cell office:value-type="float" office:value="-0.348790176983409" calcext:value-type="float">
            <text:p>-0.348790176983409</text:p>
          </table:table-cell>
          <table:table-cell office:value-type="float" office:value="-0.34886788214583" calcext:value-type="float">
            <text:p>-0.34886788214583</text:p>
          </table:table-cell>
          <table:table-cell office:value-type="float" office:value="-0.349768223221867" calcext:value-type="float">
            <text:p>-0.349768223221867</text:p>
          </table:table-cell>
          <table:table-cell office:value-type="float" office:value="-0.349417435648744" calcext:value-type="float">
            <text:p>-0.349417435648744</text:p>
          </table:table-cell>
          <table:table-cell office:value-type="float" office:value="-0.349757921745517" calcext:value-type="float">
            <text:p>-0.349757921745517</text:p>
          </table:table-cell>
          <table:table-cell office:value-type="float" office:value="-0.349556561251703" calcext:value-type="float">
            <text:p>-0.349556561251703</text:p>
          </table:table-cell>
          <table:table-cell office:value-type="float" office:value="-0.349204324996095" calcext:value-type="float">
            <text:p>-0.349204324996095</text:p>
          </table:table-cell>
          <table:table-cell office:value-type="float" office:value="-0.349223758735348" calcext:value-type="float">
            <text:p>-0.349223758735348</text:p>
          </table:table-cell>
          <table:table-cell office:value-type="float" office:value="-0.348712177996193" calcext:value-type="float">
            <text:p>-0.348712177996193</text:p>
          </table:table-cell>
          <table:table-cell office:value-type="float" office:value="-0.348751315145529" calcext:value-type="float">
            <text:p>-0.348751315145529</text:p>
          </table:table-cell>
          <table:table-cell office:value-type="float" office:value="-0.3496647977068" calcext:value-type="float">
            <text:p>-0.3496647977068</text:p>
          </table:table-cell>
          <table:table-cell office:value-type="float" office:value="-0.348747170843559" calcext:value-type="float">
            <text:p>-0.348747170843559</text:p>
          </table:table-cell>
          <table:table-cell office:value-type="float" office:value="-0.348850254622445" calcext:value-type="float">
            <text:p>-0.348850254622445</text:p>
          </table:table-cell>
          <table:table-cell office:value-type="float" office:value="-0.348449165027333" calcext:value-type="float">
            <text:p>-0.348449165027333</text:p>
          </table:table-cell>
          <table:table-cell office:value-type="float" office:value="-0.34847158030849" calcext:value-type="float">
            <text:p>-0.34847158030849</text:p>
          </table:table-cell>
          <table:table-cell office:value-type="float" office:value="-0.348889364189323" calcext:value-type="float">
            <text:p>-0.348889364189323</text:p>
          </table:table-cell>
          <table:table-cell office:value-type="float" office:value="-0.348607042465414" calcext:value-type="float">
            <text:p>-0.348607042465414</text:p>
          </table:table-cell>
          <table:table-cell office:value-type="float" office:value="-0.349158275265047" calcext:value-type="float">
            <text:p>-0.349158275265047</text:p>
          </table:table-cell>
          <table:table-cell office:value-type="float" office:value="-0.348645121836674" calcext:value-type="float">
            <text:p>-0.348645121836674</text:p>
          </table:table-cell>
          <table:table-cell office:value-type="float" office:value="-0.348826119136545" calcext:value-type="float">
            <text:p>-0.348826119136545</text:p>
          </table:table-cell>
          <table:table-cell office:value-type="float" office:value="-0.348416125813279" calcext:value-type="float">
            <text:p>-0.348416125813279</text:p>
          </table:table-cell>
          <table:table-cell office:value-type="float" office:value="-0.348883042847914" calcext:value-type="float">
            <text:p>-0.348883042847914</text:p>
          </table:table-cell>
          <table:table-cell office:value-type="float" office:value="-0.348226961860381" calcext:value-type="float">
            <text:p>-0.348226961860381</text:p>
          </table:table-cell>
          <table:table-cell office:value-type="float" office:value="-0.347662379130342" calcext:value-type="float">
            <text:p>-0.347662379130342</text:p>
          </table:table-cell>
          <table:table-cell office:value-type="float" office:value="-0.348203601953871" calcext:value-type="float">
            <text:p>-0.348203601953871</text:p>
          </table:table-cell>
          <table:table-cell office:value-type="float" office:value="-0.348636441913892" calcext:value-type="float">
            <text:p>-0.348636441913892</text:p>
          </table:table-cell>
          <table:table-cell office:value-type="float" office:value="-0.348626950136006" calcext:value-type="float">
            <text:p>-0.348626950136006</text:p>
          </table:table-cell>
          <table:table-cell office:value-type="float" office:value="-0.347763910868318" calcext:value-type="float">
            <text:p>-0.347763910868318</text:p>
          </table:table-cell>
          <table:table-cell office:value-type="float" office:value="-0.347847579922024" calcext:value-type="float">
            <text:p>-0.347847579922024</text:p>
          </table:table-cell>
          <table:table-cell office:value-type="float" office:value="-0.347854577875027" calcext:value-type="float">
            <text:p>-0.347854577875027</text:p>
          </table:table-cell>
          <table:table-cell office:value-type="float" office:value="-0.347620097344167" calcext:value-type="float">
            <text:p>-0.347620097344167</text:p>
          </table:table-cell>
          <table:table-cell office:value-type="float" office:value="-0.349852468218604" calcext:value-type="float">
            <text:p>-0.349852468218604</text:p>
          </table:table-cell>
          <table:table-cell office:value-type="float" office:value="-0.348198753722337" calcext:value-type="float">
            <text:p>-0.348198753722337</text:p>
          </table:table-cell>
          <table:table-cell office:value-type="float" office:value="-0.348169460571732" calcext:value-type="float">
            <text:p>-0.348169460571732</text:p>
          </table:table-cell>
          <table:table-cell office:value-type="float" office:value="-0.348526340346079" calcext:value-type="float">
            <text:p>-0.348526340346079</text:p>
          </table:table-cell>
          <table:table-cell office:value-type="float" office:value="-0.348011620965673" calcext:value-type="float">
            <text:p>-0.348011620965673</text:p>
          </table:table-cell>
          <table:table-cell office:value-type="float" office:value="-0.349303525506158" calcext:value-type="float">
            <text:p>-0.349303525506158</text:p>
          </table:table-cell>
          <table:table-cell office:value-type="float" office:value="-0.348719260346618" calcext:value-type="float">
            <text:p>-0.348719260346618</text:p>
          </table:table-cell>
          <table:table-cell office:value-type="float" office:value="-0.348269960876766" calcext:value-type="float">
            <text:p>-0.348269960876766</text:p>
          </table:table-cell>
          <table:table-cell office:value-type="float" office:value="-0.348235757317325" calcext:value-type="float">
            <text:p>-0.348235757317325</text:p>
          </table:table-cell>
          <table:table-cell office:value-type="float" office:value="-0.347984287890447" calcext:value-type="float">
            <text:p>-0.347984287890447</text:p>
          </table:table-cell>
          <table:table-cell office:value-type="float" office:value="-0.347984728052882" calcext:value-type="float">
            <text:p>-0.347984728052882</text:p>
          </table:table-cell>
          <table:table-cell office:value-type="float" office:value="-0.348398037703838" calcext:value-type="float">
            <text:p>-0.348398037703838</text:p>
          </table:table-cell>
          <table:table-cell office:value-type="float" office:value="-0.347839105710552" calcext:value-type="float">
            <text:p>-0.347839105710552</text:p>
          </table:table-cell>
          <table:table-cell office:value-type="float" office:value="-0.347666019217359" calcext:value-type="float">
            <text:p>-0.347666019217359</text:p>
          </table:table-cell>
          <table:table-cell office:value-type="float" office:value="-0.349527532794486" calcext:value-type="float">
            <text:p>-0.349527532794486</text:p>
          </table:table-cell>
          <table:table-cell office:value-type="float" office:value="-0.348396325230856" calcext:value-type="float">
            <text:p>-0.348396325230856</text:p>
          </table:table-cell>
          <table:table-cell office:value-type="float" office:value="-0.347956898385539" calcext:value-type="float">
            <text:p>-0.347956898385539</text:p>
          </table:table-cell>
          <table:table-cell office:value-type="float" office:value="-0.349346183848321" calcext:value-type="float">
            <text:p>-0.349346183848321</text:p>
          </table:table-cell>
          <table:table-cell office:value-type="float" office:value="-0.349235128074497" calcext:value-type="float">
            <text:p>-0.349235128074497</text:p>
          </table:table-cell>
          <table:table-cell office:value-type="float" office:value="-0.348076027194435" calcext:value-type="float">
            <text:p>-0.348076027194435</text:p>
          </table:table-cell>
          <table:table-cell office:value-type="float" office:value="-0.348097565375677" calcext:value-type="float">
            <text:p>-0.348097565375677</text:p>
          </table:table-cell>
          <table:table-cell office:value-type="float" office:value="-0.34865589811558" calcext:value-type="float">
            <text:p>-0.34865589811558</text:p>
          </table:table-cell>
          <table:table-cell office:value-type="float" office:value="-0.348359633476378" calcext:value-type="float">
            <text:p>-0.348359633476378</text:p>
          </table:table-cell>
          <table:table-cell office:value-type="float" office:value="-0.348300609974067" calcext:value-type="float">
            <text:p>-0.348300609974067</text:p>
          </table:table-cell>
          <table:table-cell office:value-type="float" office:value="-0.347847912855643" calcext:value-type="float">
            <text:p>-0.347847912855643</text:p>
          </table:table-cell>
          <table:table-cell office:value-type="float" office:value="-0.34768879334813" calcext:value-type="float">
            <text:p>-0.34768879334813</text:p>
          </table:table-cell>
          <table:table-cell office:value-type="float" office:value="-0.348993397745285" calcext:value-type="float">
            <text:p>-0.348993397745285</text:p>
          </table:table-cell>
          <table:table-cell office:value-type="float" office:value="-0.347978703856764" calcext:value-type="float">
            <text:p>-0.347978703856764</text:p>
          </table:table-cell>
          <table:table-cell office:value-type="float" office:value="-0.348451432126274" calcext:value-type="float">
            <text:p>-0.348451432126274</text:p>
          </table:table-cell>
          <table:table-cell office:value-type="float" office:value="-0.34775639595682" calcext:value-type="float">
            <text:p>-0.34775639595682</text:p>
          </table:table-cell>
          <table:table-cell office:value-type="float" office:value="-0.348179239638432" calcext:value-type="float">
            <text:p>-0.348179239638432</text:p>
          </table:table-cell>
          <table:table-cell office:value-type="float" office:value="-0.348150482498143" calcext:value-type="float">
            <text:p>-0.348150482498143</text:p>
          </table:table-cell>
          <table:table-cell office:value-type="float" office:value="-0.348169750333536" calcext:value-type="float">
            <text:p>-0.348169750333536</text:p>
          </table:table-cell>
          <table:table-cell office:value-type="float" office:value="-0.349166677811373" calcext:value-type="float">
            <text:p>-0.349166677811373</text:p>
          </table:table-cell>
          <table:table-cell office:value-type="float" office:value="-0.349406167390294" calcext:value-type="float">
            <text:p>-0.349406167390294</text:p>
          </table:table-cell>
          <table:table-cell office:value-type="float" office:value="-0.348894002776644" calcext:value-type="float">
            <text:p>-0.348894002776644</text:p>
          </table:table-cell>
          <table:table-cell office:value-type="float" office:value="-0.349257420068867" calcext:value-type="float">
            <text:p>-0.349257420068867</text:p>
          </table:table-cell>
          <table:table-cell office:value-type="float" office:value="-0.34783323086298" calcext:value-type="float">
            <text:p>-0.34783323086298</text:p>
          </table:table-cell>
          <table:table-cell office:value-type="float" office:value="-0.348055463933865" calcext:value-type="float">
            <text:p>-0.348055463933865</text:p>
          </table:table-cell>
          <table:table-cell office:value-type="float" office:value="-0.347417679897063" calcext:value-type="float">
            <text:p>-0.347417679897063</text:p>
          </table:table-cell>
          <table:table-cell office:value-type="float" office:value="-0.348274793765194" calcext:value-type="float">
            <text:p>-0.348274793765194</text:p>
          </table:table-cell>
          <table:table-cell office:value-type="float" office:value="-0.348173504940905" calcext:value-type="float">
            <text:p>-0.348173504940905</text:p>
          </table:table-cell>
          <table:table-cell office:value-type="float" office:value="-0.347831455190283" calcext:value-type="float">
            <text:p>-0.347831455190283</text:p>
          </table:table-cell>
          <table:table-cell office:value-type="float" office:value="-0.348894493432066" calcext:value-type="float">
            <text:p>-0.348894493432066</text:p>
          </table:table-cell>
          <table:table-cell office:value-type="float" office:value="-0.347730815734409" calcext:value-type="float">
            <text:p>-0.347730815734409</text:p>
          </table:table-cell>
          <table:table-cell office:value-type="float" office:value="-0.348377740507252" calcext:value-type="float">
            <text:p>-0.348377740507252</text:p>
          </table:table-cell>
          <table:table-cell office:value-type="float" office:value="-0.347955138264296" calcext:value-type="float">
            <text:p>-0.347955138264296</text:p>
          </table:table-cell>
          <table:table-cell office:value-type="float" office:value="-0.347938232050984" calcext:value-type="float">
            <text:p>-0.347938232050984</text:p>
          </table:table-cell>
          <table:table-cell office:value-type="float" office:value="-0.3473219782659" calcext:value-type="float">
            <text:p>-0.3473219782659</text:p>
          </table:table-cell>
          <table:table-cell office:value-type="float" office:value="-0.348322461645918" calcext:value-type="float">
            <text:p>-0.348322461645918</text:p>
          </table:table-cell>
          <table:table-cell office:value-type="float" office:value="-0.347998180731153" calcext:value-type="float">
            <text:p>-0.347998180731153</text:p>
          </table:table-cell>
          <table:table-cell office:value-type="float" office:value="-0.348268177617634" calcext:value-type="float">
            <text:p>-0.348268177617634</text:p>
          </table:table-cell>
          <table:table-cell office:value-type="float" office:value="-0.348270283655075" calcext:value-type="float">
            <text:p>-0.348270283655075</text:p>
          </table:table-cell>
          <table:table-cell office:value-type="float" office:value="-0.348615404253885" calcext:value-type="float">
            <text:p>-0.348615404253885</text:p>
          </table:table-cell>
          <table:table-cell office:value-type="float" office:value="-0.348985183882501" calcext:value-type="float">
            <text:p>-0.348985183882501</text:p>
          </table:table-cell>
          <table:table-cell office:value-type="float" office:value="-0.34812647274109" calcext:value-type="float">
            <text:p>-0.34812647274109</text:p>
          </table:table-cell>
          <table:table-cell office:value-type="float" office:value="-0.349042078714851" calcext:value-type="float">
            <text:p>-0.349042078714851</text:p>
          </table:table-cell>
          <table:table-cell office:value-type="float" office:value="-0.347996910770708" calcext:value-type="float">
            <text:p>-0.347996910770708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698054410345206" calcext:value-type="float">
            <text:p>6.98054410345206E-05</text:p>
          </table:table-cell>
          <table:table-cell office:value-type="float" office:value="0.000014205077882079" calcext:value-type="float">
            <text:p>1.4205077882079E-05</text:p>
          </table:table-cell>
          <table:table-cell office:value-type="float" office:value="-0.0000255400417365492" calcext:value-type="float">
            <text:p>-2.55400417365492E-05</text:p>
          </table:table-cell>
          <table:table-cell office:value-type="float" office:value="0.00000732587496665715" calcext:value-type="float">
            <text:p>7.32587496665715E-06</text:p>
          </table:table-cell>
          <table:table-cell office:value-type="float" office:value="-0.0000213506778475869" calcext:value-type="float">
            <text:p>-2.13506778475869E-05</text:p>
          </table:table-cell>
          <table:table-cell office:value-type="float" office:value="0.0000097457041021709" calcext:value-type="float">
            <text:p>9.7457041021709E-06</text:p>
          </table:table-cell>
          <table:table-cell office:value-type="float" office:value="0.0000323608771848338" calcext:value-type="float">
            <text:p>3.23608771848338E-05</text:p>
          </table:table-cell>
          <table:table-cell office:value-type="float" office:value="0.0000301849384238273" calcext:value-type="float">
            <text:p>3.01849384238273E-05</text:p>
          </table:table-cell>
          <table:table-cell office:value-type="float" office:value="-0.0000721154528583456" calcext:value-type="float">
            <text:p>-7.21154528583456E-05</text:p>
          </table:table-cell>
          <table:table-cell office:value-type="float" office:value="-0.0000043656341512377" calcext:value-type="float">
            <text:p>-4.3656341512377E-06</text:p>
          </table:table-cell>
          <table:table-cell office:value-type="float" office:value="0.0000264407031028147" calcext:value-type="float">
            <text:p>2.64407031028147E-05</text:p>
          </table:table-cell>
          <table:table-cell office:value-type="float" office:value="0.00000793840953494662" calcext:value-type="float">
            <text:p>7.93840953494662E-06</text:p>
          </table:table-cell>
          <table:table-cell office:value-type="float" office:value="-0.00000155468201940012" calcext:value-type="float">
            <text:p>-1.55468201940012E-06</text:p>
          </table:table-cell>
          <table:table-cell office:value-type="float" office:value="-0.0000202368317819279" calcext:value-type="float">
            <text:p>-2.02368317819279E-05</text:p>
          </table:table-cell>
          <table:table-cell office:value-type="float" office:value="0.000011355057654594" calcext:value-type="float">
            <text:p>1.1355057654594E-05</text:p>
          </table:table-cell>
          <table:table-cell office:value-type="float" office:value="0.00000452031719710977" calcext:value-type="float">
            <text:p>4.52031719710977E-06</text:p>
          </table:table-cell>
          <table:table-cell office:value-type="float" office:value="-0.00000951261608883591" calcext:value-type="float">
            <text:p>-9.51261608883591E-06</text:p>
          </table:table-cell>
          <table:table-cell office:value-type="float" office:value="0.000000768523225946893" calcext:value-type="float">
            <text:p>7.68523225946893E-07</text:p>
          </table:table-cell>
          <table:table-cell office:value-type="float" office:value="0.0000630613330905305" calcext:value-type="float">
            <text:p>6.30613330905305E-05</text:p>
          </table:table-cell>
          <table:table-cell office:value-type="float" office:value="-0.0000718395863792964" calcext:value-type="float">
            <text:p>-7.18395863792964E-05</text:p>
          </table:table-cell>
          <table:table-cell office:value-type="float" office:value="-0.0000299795419418381" calcext:value-type="float">
            <text:p>-2.99795419418381E-05</text:p>
          </table:table-cell>
          <table:table-cell office:value-type="float" office:value="0.0000236590333228537" calcext:value-type="float">
            <text:p>2.36590333228537E-05</text:p>
          </table:table-cell>
          <table:table-cell office:value-type="float" office:value="-0.000014899246035649" calcext:value-type="float">
            <text:p>-1.4899246035649E-05</text:p>
          </table:table-cell>
          <table:table-cell office:value-type="float" office:value="0.0000495349339971751" calcext:value-type="float">
            <text:p>4.95349339971751E-05</text:p>
          </table:table-cell>
          <table:table-cell office:value-type="float" office:value="-0.0000170882348682899" calcext:value-type="float">
            <text:p>-1.70882348682899E-05</text:p>
          </table:table-cell>
          <table:table-cell office:value-type="float" office:value="-0.0000267494863137596" calcext:value-type="float">
            <text:p>-2.67494863137596E-05</text:p>
          </table:table-cell>
          <table:table-cell office:value-type="float" office:value="0.0000368671996649472" calcext:value-type="float">
            <text:p>3.68671996649472E-05</text:p>
          </table:table-cell>
          <table:table-cell office:value-type="float" office:value="0.0000579049673892773" calcext:value-type="float">
            <text:p>5.79049673892773E-05</text:p>
          </table:table-cell>
          <table:table-cell office:value-type="float" office:value="-0.000101375418954941" calcext:value-type="float">
            <text:p>-0.000101375418955</text:p>
          </table:table-cell>
          <table:table-cell office:value-type="float" office:value="0.0000546731366327657" calcext:value-type="float">
            <text:p>5.46731366327657E-05</text:p>
          </table:table-cell>
          <table:table-cell office:value-type="float" office:value="-0.0000130018513760932" calcext:value-type="float">
            <text:p>-1.30018513760932E-05</text:p>
          </table:table-cell>
          <table:table-cell office:value-type="float" office:value="-0.0000107395278278188" calcext:value-type="float">
            <text:p>-1.07395278278188E-05</text:p>
          </table:table-cell>
          <table:table-cell office:value-type="float" office:value="0.0000358291157254165" calcext:value-type="float">
            <text:p>3.58291157254165E-05</text:p>
          </table:table-cell>
          <table:table-cell office:value-type="float" office:value="-0.0000281193580436989" calcext:value-type="float">
            <text:p>-2.81193580436989E-05</text:p>
          </table:table-cell>
          <table:table-cell office:value-type="float" office:value="-0.0000265867709702272" calcext:value-type="float">
            <text:p>-2.65867709702272E-05</text:p>
          </table:table-cell>
          <table:table-cell office:value-type="float" office:value="0.00000800428298225464" calcext:value-type="float">
            <text:p>8.00428298225464E-06</text:p>
          </table:table-cell>
          <table:table-cell office:value-type="float" office:value="0.0000186600437169782" calcext:value-type="float">
            <text:p>1.86600437169782E-05</text:p>
          </table:table-cell>
          <table:table-cell office:value-type="float" office:value="-0.0000384693369759326" calcext:value-type="float">
            <text:p>-3.84693369759326E-05</text:p>
          </table:table-cell>
          <table:table-cell office:value-type="float" office:value="0.00001030349324882" calcext:value-type="float">
            <text:p>1.030349324882E-05</text:p>
          </table:table-cell>
          <table:table-cell office:value-type="float" office:value="-0.0000170744363992559" calcext:value-type="float">
            <text:p>-1.70744363992559E-05</text:p>
          </table:table-cell>
          <table:table-cell office:value-type="float" office:value="0.0000414276513403533" calcext:value-type="float">
            <text:p>4.14276513403533E-05</text:p>
          </table:table-cell>
          <table:table-cell office:value-type="float" office:value="-0.00000580564764113278" calcext:value-type="float">
            <text:p>-5.80564764113278E-06</text:p>
          </table:table-cell>
          <table:table-cell office:value-type="float" office:value="-0.0000194254392491544" calcext:value-type="float">
            <text:p>-1.94254392491544E-05</text:p>
          </table:table-cell>
          <table:table-cell office:value-type="float" office:value="0.0000373557173288241" calcext:value-type="float">
            <text:p>3.73557173288241E-05</text:p>
          </table:table-cell>
          <table:table-cell office:value-type="float" office:value="-0.000000824606875504674" calcext:value-type="float">
            <text:p>-8.24606875504674E-07</text:p>
          </table:table-cell>
          <table:table-cell office:value-type="float" office:value="-0.00000935167852611496" calcext:value-type="float">
            <text:p>-9.35167852611496E-06</text:p>
          </table:table-cell>
          <table:table-cell office:value-type="float" office:value="0.0000256024833690804" calcext:value-type="float">
            <text:p>2.56024833690804E-05</text:p>
          </table:table-cell>
          <table:table-cell office:value-type="float" office:value="-0.0000347233242536937" calcext:value-type="float">
            <text:p>-3.47233242536937E-05</text:p>
          </table:table-cell>
          <table:table-cell office:value-type="float" office:value="0.0000347690495196562" calcext:value-type="float">
            <text:p>3.47690495196562E-05</text:p>
          </table:table-cell>
          <table:table-cell office:value-type="float" office:value="0.00000229016099156931" calcext:value-type="float">
            <text:p>2.29016099156931E-06</text:p>
          </table:table-cell>
          <table:table-cell office:value-type="float" office:value="-0.0000805595792467417" calcext:value-type="float">
            <text:p>-8.05595792467417E-05</text:p>
          </table:table-cell>
          <table:table-cell office:value-type="float" office:value="0.0000200532839609302" calcext:value-type="float">
            <text:p>2.00532839609302E-05</text:p>
          </table:table-cell>
          <table:table-cell office:value-type="float" office:value="0.0000484708519035704" calcext:value-type="float">
            <text:p>4.84708519035704E-05</text:p>
          </table:table-cell>
          <table:table-cell office:value-type="float" office:value="-0.0000632331604279446" calcext:value-type="float">
            <text:p>-6.32331604279446E-05</text:p>
          </table:table-cell>
          <table:table-cell office:value-type="float" office:value="0.0000353659744735113" calcext:value-type="float">
            <text:p>3.53659744735113E-05</text:p>
          </table:table-cell>
          <table:table-cell office:value-type="float" office:value="-0.00000642130579259215" calcext:value-type="float">
            <text:p>-6.42130579259215E-06</text:p>
          </table:table-cell>
          <table:table-cell office:value-type="float" office:value="-0.0000493709618228366" calcext:value-type="float">
            <text:p>-4.93709618228366E-05</text:p>
          </table:table-cell>
          <table:table-cell office:value-type="float" office:value="0.0000374640848406216" calcext:value-type="float">
            <text:p>3.74640848406216E-05</text:p>
          </table:table-cell>
          <table:table-cell office:value-type="float" office:value="-0.000017814478999123" calcext:value-type="float">
            <text:p>-1.7814478999123E-05</text:p>
          </table:table-cell>
          <table:table-cell office:value-type="float" office:value="0.0000356462281423941" calcext:value-type="float">
            <text:p>3.56462281423941E-05</text:p>
          </table:table-cell>
          <table:table-cell office:value-type="float" office:value="-0.0000342110516704519" calcext:value-type="float">
            <text:p>-3.42110516704519E-05</text:p>
          </table:table-cell>
          <table:table-cell office:value-type="float" office:value="0.0000245781852551419" calcext:value-type="float">
            <text:p>2.45781852551419E-05</text:p>
          </table:table-cell>
          <table:table-cell office:value-type="float" office:value="-0.0000189155630300197" calcext:value-type="float">
            <text:p>-1.89155630300197E-05</text:p>
          </table:table-cell>
          <table:table-cell office:value-type="float" office:value="-0.0000274499495648839" calcext:value-type="float">
            <text:p>-2.74499495648839E-05</text:p>
          </table:table-cell>
          <table:table-cell office:value-type="float" office:value="0.000014533743034062" calcext:value-type="float">
            <text:p>1.4533743034062E-05</text:p>
          </table:table-cell>
          <table:table-cell office:value-type="float" office:value="-0.0000126439868480266" calcext:value-type="float">
            <text:p>-1.26439868480266E-05</text:p>
          </table:table-cell>
          <table:table-cell office:value-type="float" office:value="0.00000157917977922084" calcext:value-type="float">
            <text:p>1.57917977922084E-06</text:p>
          </table:table-cell>
          <table:table-cell office:value-type="float" office:value="-0.0000211442985436072" calcext:value-type="float">
            <text:p>-2.11442985436072E-05</text:p>
          </table:table-cell>
          <table:table-cell office:value-type="float" office:value="-0.00000732169821066053" calcext:value-type="float">
            <text:p>-7.32169821066053E-06</text:p>
          </table:table-cell>
          <table:table-cell office:value-type="float" office:value="-0.0000393208290699887" calcext:value-type="float">
            <text:p>-3.93208290699887E-05</text:p>
          </table:table-cell>
          <table:table-cell office:value-type="float" office:value="-0.00000548832477031969" calcext:value-type="float">
            <text:p>-5.48832477031969E-06</text:p>
          </table:table-cell>
          <table:table-cell office:value-type="float" office:value="0.0000659283970247948" calcext:value-type="float">
            <text:p>6.59283970247948E-05</text:p>
          </table:table-cell>
          <table:table-cell office:value-type="float" office:value="-0.00000675675674399745" calcext:value-type="float">
            <text:p>-6.75675674399745E-06</text:p>
          </table:table-cell>
          <table:table-cell office:value-type="float" office:value="0.0000196299185280524" calcext:value-type="float">
            <text:p>1.96299185280524E-05</text:p>
          </table:table-cell>
          <table:table-cell office:value-type="float" office:value="-0.000055993769046192" calcext:value-type="float">
            <text:p>-5.5993769046192E-05</text:p>
          </table:table-cell>
          <table:table-cell office:value-type="float" office:value="0.0000639715744547575" calcext:value-type="float">
            <text:p>6.39715744547575E-05</text:p>
          </table:table-cell>
          <table:table-cell office:value-type="float" office:value="-0.0000601888489575875" calcext:value-type="float">
            <text:p>-6.01888489575875E-05</text:p>
          </table:table-cell>
          <table:table-cell office:value-type="float" office:value="0.0000515637117333712" calcext:value-type="float">
            <text:p>5.15637117333712E-05</text:p>
          </table:table-cell>
          <table:table-cell office:value-type="float" office:value="0.000066822109046516" calcext:value-type="float">
            <text:p>6.6822109046516E-05</text:p>
          </table:table-cell>
          <table:table-cell office:value-type="float" office:value="0.0000180273652489182" calcext:value-type="float">
            <text:p>1.80273652489182E-05</text:p>
          </table:table-cell>
          <table:table-cell office:value-type="float" office:value="-0.0000281856703153727" calcext:value-type="float">
            <text:p>-2.81856703153727E-05</text:p>
          </table:table-cell>
          <table:table-cell office:value-type="float" office:value="-0.0000621180443626246" calcext:value-type="float">
            <text:p>-6.21180443626246E-05</text:p>
          </table:table-cell>
          <table:table-cell office:value-type="float" office:value="0.0000210372051555607" calcext:value-type="float">
            <text:p>2.10372051555607E-05</text:p>
          </table:table-cell>
          <table:table-cell office:value-type="float" office:value="0.0000756570391969857" calcext:value-type="float">
            <text:p>7.56570391969857E-05</text:p>
          </table:table-cell>
          <table:table-cell office:value-type="float" office:value="0.000443351861845742" calcext:value-type="float">
            <text:p>0.000443351861846</text:p>
          </table:table-cell>
          <table:table-cell office:value-type="float" office:value="-0.000865437929284452" calcext:value-type="float">
            <text:p>-0.000865437929284</text:p>
          </table:table-cell>
          <table:table-cell office:value-type="float" office:value="0.000631025629479309" calcext:value-type="float">
            <text:p>0.000631025629479</text:p>
          </table:table-cell>
          <table:table-cell office:value-type="float" office:value="0.00300171060584586" calcext:value-type="float">
            <text:p>0.003001710605846</text:p>
          </table:table-cell>
          <table:table-cell office:value-type="float" office:value="0.000252273773621692" calcext:value-type="float">
            <text:p>0.000252273773622</text:p>
          </table:table-cell>
          <table:table-cell office:value-type="float" office:value="-0.00496091928256187" calcext:value-type="float">
            <text:p>-0.004960919282562</text:p>
          </table:table-cell>
          <table:table-cell office:value-type="float" office:value="0.00168102273107901" calcext:value-type="float">
            <text:p>0.001681022731079</text:p>
          </table:table-cell>
          <table:table-cell office:value-type="float" office:value="0.000302474093268223" calcext:value-type="float">
            <text:p>0.000302474093268</text:p>
          </table:table-cell>
          <table:table-cell office:value-type="float" office:value="0.00254920474743964" calcext:value-type="float">
            <text:p>0.00254920474744</text:p>
          </table:table-cell>
          <table:table-cell office:value-type="float" office:value="0.00405924846198852" calcext:value-type="float">
            <text:p>0.004059248461989</text:p>
          </table:table-cell>
          <table:table-cell office:value-type="float" office:value="0.000961632084661934" calcext:value-type="float">
            <text:p>0.000961632084662</text:p>
          </table:table-cell>
          <table:table-cell office:value-type="float" office:value="-0.00128206120111413" calcext:value-type="float">
            <text:p>-0.001282061201114</text:p>
          </table:table-cell>
          <table:table-cell office:value-type="float" office:value="-0.00322255860403647" calcext:value-type="float">
            <text:p>-0.003222558604036</text:p>
          </table:table-cell>
          <table:table-cell office:value-type="float" office:value="-0.000644491180987861" calcext:value-type="float">
            <text:p>-0.000644491180988</text:p>
          </table:table-cell>
          <table:table-cell office:value-type="float" office:value="-0.000946625596006223" calcext:value-type="float">
            <text:p>-0.000946625596006</text:p>
          </table:table-cell>
          <table:table-cell office:value-type="float" office:value="0.00373705978171718" calcext:value-type="float">
            <text:p>0.003737059781717</text:p>
          </table:table-cell>
          <table:table-cell office:value-type="float" office:value="-0.0029783898015448" calcext:value-type="float">
            <text:p>-0.002978389801545</text:p>
          </table:table-cell>
          <table:table-cell office:value-type="float" office:value="0.000525325929063347" calcext:value-type="float">
            <text:p>0.000525325929063</text:p>
          </table:table-cell>
          <table:table-cell office:value-type="float" office:value="-0.000451196549799915" calcext:value-type="float">
            <text:p>-0.0004511965498</text:p>
          </table:table-cell>
          <table:table-cell office:value-type="float" office:value="0.00530189751977073" calcext:value-type="float">
            <text:p>0.005301897519771</text:p>
          </table:table-cell>
          <table:table-cell office:value-type="float" office:value="0.00261131491448086" calcext:value-type="float">
            <text:p>0.002611314914481</text:p>
          </table:table-cell>
          <table:table-cell office:value-type="float" office:value="-0.000687332537767538" calcext:value-type="float">
            <text:p>-0.000687332537768</text:p>
          </table:table-cell>
          <table:table-cell office:value-type="float" office:value="-0.00166662233747183" calcext:value-type="float">
            <text:p>-0.001666622337472</text:p>
          </table:table-cell>
          <table:table-cell office:value-type="float" office:value="0.000620845072151433" calcext:value-type="float">
            <text:p>0.000620845072151</text:p>
          </table:table-cell>
          <table:table-cell office:value-type="float" office:value="-0.00155734358149884" calcext:value-type="float">
            <text:p>-0.001557343581499</text:p>
          </table:table-cell>
          <table:table-cell office:value-type="float" office:value="0.00100468887514221" calcext:value-type="float">
            <text:p>0.001004688875142</text:p>
          </table:table-cell>
          <table:table-cell office:value-type="float" office:value="0.00165134769182257" calcext:value-type="float">
            <text:p>0.001651347691823</text:p>
          </table:table-cell>
          <table:table-cell office:value-type="float" office:value="0.0000931173886635772" calcext:value-type="float">
            <text:p>9.31173886635772E-05</text:p>
          </table:table-cell>
          <table:table-cell office:value-type="float" office:value="-0.000706629321501229" calcext:value-type="float">
            <text:p>-0.000706629321501</text:p>
          </table:table-cell>
          <table:table-cell office:value-type="float" office:value="-0.00277647330511538" calcext:value-type="float">
            <text:p>-0.002776473305115</text:p>
          </table:table-cell>
          <table:table-cell office:value-type="float" office:value="0.000583980772564718" calcext:value-type="float">
            <text:p>0.000583980772565</text:p>
          </table:table-cell>
          <table:table-cell office:value-type="float" office:value="-0.000635696348531778" calcext:value-type="float">
            <text:p>-0.000635696348532</text:p>
          </table:table-cell>
          <table:table-cell office:value-type="float" office:value="0.00453628059224182" calcext:value-type="float">
            <text:p>0.004536280592242</text:p>
          </table:table-cell>
          <table:table-cell office:value-type="float" office:value="0.00142984918873335" calcext:value-type="float">
            <text:p>0.001429849188733</text:p>
          </table:table-cell>
          <table:table-cell office:value-type="float" office:value="-0.00219144247841502" calcext:value-type="float">
            <text:p>-0.002191442478415</text:p>
          </table:table-cell>
          <table:table-cell office:value-type="float" office:value="0.000503784710450039" calcext:value-type="float">
            <text:p>0.00050378471045</text:p>
          </table:table-cell>
          <table:table-cell office:value-type="float" office:value="-0.00237633234804968" calcext:value-type="float">
            <text:p>-0.00237633234805</text:p>
          </table:table-cell>
          <table:table-cell office:value-type="float" office:value="0.000210594221942251" calcext:value-type="float">
            <text:p>0.000210594221942</text:p>
          </table:table-cell>
          <table:table-cell office:value-type="float" office:value="0.000485609470046389" calcext:value-type="float">
            <text:p>0.000485609470046</text:p>
          </table:table-cell>
          <table:table-cell office:value-type="float" office:value="-0.000663897636025035" calcext:value-type="float">
            <text:p>-0.000663897636025</text:p>
          </table:table-cell>
          <table:table-cell office:value-type="float" office:value="-0.00293890429855564" calcext:value-type="float">
            <text:p>-0.002938904298556</text:p>
          </table:table-cell>
          <table:table-cell office:value-type="float" office:value="0.000104184102917682" calcext:value-type="float">
            <text:p>0.000104184102918</text:p>
          </table:table-cell>
          <table:table-cell office:value-type="float" office:value="0.00165573595059709" calcext:value-type="float">
            <text:p>0.001655735950597</text:p>
          </table:table-cell>
          <table:table-cell office:value-type="float" office:value="0.00285400744018377" calcext:value-type="float">
            <text:p>0.002854007440184</text:p>
          </table:table-cell>
          <table:table-cell office:value-type="float" office:value="0.00135699932156141" calcext:value-type="float">
            <text:p>0.001356999321561</text:p>
          </table:table-cell>
          <table:table-cell office:value-type="float" office:value="0.00028578267702084" calcext:value-type="float">
            <text:p>0.000285782677021</text:p>
          </table:table-cell>
          <table:table-cell office:value-type="float" office:value="-0.0020236884368045" calcext:value-type="float">
            <text:p>-0.002023688436805</text:p>
          </table:table-cell>
          <table:table-cell office:value-type="float" office:value="-0.000316233228185692" calcext:value-type="float">
            <text:p>-0.000316233228186</text:p>
          </table:table-cell>
          <table:table-cell office:value-type="float" office:value="-0.00144967913946614" calcext:value-type="float">
            <text:p>-0.001449679139466</text:p>
          </table:table-cell>
          <table:table-cell office:value-type="float" office:value="-0.00113707137485397" calcext:value-type="float">
            <text:p>-0.001137071374854</text:p>
          </table:table-cell>
          <table:table-cell office:value-type="float" office:value="0.00113090558054185" calcext:value-type="float">
            <text:p>0.001130905580542</text:p>
          </table:table-cell>
          <table:table-cell office:value-type="float" office:value="0.000180870598998795" calcext:value-type="float">
            <text:p>0.000180870598999</text:p>
          </table:table-cell>
          <table:table-cell office:value-type="float" office:value="0.000000289186441737588" calcext:value-type="float">
            <text:p>2.89186441737588E-07</text:p>
          </table:table-cell>
          <table:table-cell office:value-type="float" office:value="-0.000464969065838095" calcext:value-type="float">
            <text:p>-0.000464969065838</text:p>
          </table:table-cell>
          <table:table-cell office:value-type="float" office:value="-0.00347325173234036" calcext:value-type="float">
            <text:p>-0.00347325173234</text:p>
          </table:table-cell>
          <table:table-cell office:value-type="float" office:value="0.000693732252557866" calcext:value-type="float">
            <text:p>0.000693732252558</text:p>
          </table:table-cell>
          <table:table-cell office:value-type="float" office:value="0.0000761739092619007" calcext:value-type="float">
            <text:p>7.61739092619007E-05</text:p>
          </table:table-cell>
          <table:table-cell office:value-type="float" office:value="0.00200067255502523" calcext:value-type="float">
            <text:p>0.002000672555025</text:p>
          </table:table-cell>
          <table:table-cell office:value-type="float" office:value="0.00338774971619082" calcext:value-type="float">
            <text:p>0.003387749716191</text:p>
          </table:table-cell>
          <table:table-cell office:value-type="float" office:value="-0.0024733331970701" calcext:value-type="float">
            <text:p>-0.00247333319707</text:p>
          </table:table-cell>
          <table:table-cell office:value-type="float" office:value="-0.00179995634016306" calcext:value-type="float">
            <text:p>-0.001799956340163</text:p>
          </table:table-cell>
          <table:table-cell office:value-type="float" office:value="-0.00102707952040398" calcext:value-type="float">
            <text:p>-0.001027079520404</text:p>
          </table:table-cell>
          <table:table-cell office:value-type="float" office:value="-0.000870079896666154" calcext:value-type="float">
            <text:p>-0.000870079896666</text:p>
          </table:table-cell>
          <table:table-cell office:value-type="float" office:value="0.000522475261510891" calcext:value-type="float">
            <text:p>0.000522475261511</text:p>
          </table:table-cell>
          <table:table-cell office:value-type="float" office:value="-0.000318376703357104" calcext:value-type="float">
            <text:p>-0.000318376703357</text:p>
          </table:table-cell>
          <table:table-cell office:value-type="float" office:value="-0.00201946204015463" calcext:value-type="float">
            <text:p>-0.002019462040155</text:p>
          </table:table-cell>
          <table:table-cell office:value-type="float" office:value="-0.00159736676918099" calcext:value-type="float">
            <text:p>-0.001597366769181</text:p>
          </table:table-cell>
          <table:table-cell office:value-type="float" office:value="-0.000441106887233256" calcext:value-type="float">
            <text:p>-0.000441106887233</text:p>
          </table:table-cell>
          <table:table-cell office:value-type="float" office:value="0.0049772391580698" calcext:value-type="float">
            <text:p>0.00497723915807</text:p>
          </table:table-cell>
          <table:table-cell office:value-type="float" office:value="0.00277143858675805" calcext:value-type="float">
            <text:p>0.002771438586758</text:p>
          </table:table-cell>
          <table:table-cell office:value-type="float" office:value="-0.00435013713390797" calcext:value-type="float">
            <text:p>-0.004350137133908</text:p>
          </table:table-cell>
          <table:table-cell office:value-type="float" office:value="-0.000774929174907901" calcext:value-type="float">
            <text:p>-0.000774929174908</text:p>
          </table:table-cell>
          <table:table-cell office:value-type="float" office:value="0.00223399076939146" calcext:value-type="float">
            <text:p>0.002233990769391</text:p>
          </table:table-cell>
          <table:table-cell office:value-type="float" office:value="-0.00234839872709991" calcext:value-type="float">
            <text:p>-0.0023483987271</text:p>
          </table:table-cell>
          <table:table-cell office:value-type="float" office:value="-0.00162925523367646" calcext:value-type="float">
            <text:p>-0.001629255233676</text:p>
          </table:table-cell>
          <table:table-cell office:value-type="float" office:value="-0.00191978575127905" calcext:value-type="float">
            <text:p>-0.001919785751279</text:p>
          </table:table-cell>
          <table:table-cell office:value-type="float" office:value="0.00634309121221838" calcext:value-type="float">
            <text:p>0.006343091212218</text:p>
          </table:table-cell>
          <table:table-cell office:value-type="float" office:value="-0.00249631760044494" calcext:value-type="float">
            <text:p>-0.002496317600445</text:p>
          </table:table-cell>
          <table:table-cell office:value-type="float" office:value="0.00237066411463016" calcext:value-type="float">
            <text:p>0.00237066411463</text:p>
          </table:table-cell>
          <table:table-cell office:value-type="float" office:value="0.00213311174191327" calcext:value-type="float">
            <text:p>0.002133111741913</text:p>
          </table:table-cell>
          <table:table-cell office:value-type="float" office:value="0.00069137693609389" calcext:value-type="float">
            <text:p>0.000691376936094</text:p>
          </table:table-cell>
          <table:table-cell office:value-type="float" office:value="0.00262653773450799" calcext:value-type="float">
            <text:p>0.002626537734508</text:p>
          </table:table-cell>
          <table:table-cell office:value-type="float" office:value="-0.00316458529410985" calcext:value-type="float">
            <text:p>-0.00316458529411</text:p>
          </table:table-cell>
          <table:table-cell office:value-type="float" office:value="-0.00000343142596631596" calcext:value-type="float">
            <text:p>-3.43142596631596E-06</text:p>
          </table:table-cell>
          <table:table-cell office:value-type="float" office:value="-0.00938562715427882" calcext:value-type="float">
            <text:p>-0.009385627154279</text:p>
          </table:table-cell>
          <table:table-cell office:value-type="float" office:value="0.00349802454246095" calcext:value-type="float">
            <text:p>0.003498024542461</text:p>
          </table:table-cell>
          <table:table-cell office:value-type="float" office:value="0.00142311863369704" calcext:value-type="float">
            <text:p>0.001423118633697</text:p>
          </table:table-cell>
          <table:table-cell office:value-type="float" office:value="-0.000483985912823837" calcext:value-type="float">
            <text:p>-0.000483985912824</text:p>
          </table:table-cell>
          <table:table-cell office:value-type="float" office:value="0.00276012841701079" calcext:value-type="float">
            <text:p>0.002760128417011</text:p>
          </table:table-cell>
          <table:table-cell office:value-type="float" office:value="0.00133032574863778" calcext:value-type="float">
            <text:p>0.001330325748638</text:p>
          </table:table-cell>
          <table:table-cell office:value-type="float" office:value="-0.00110762444575474" calcext:value-type="float">
            <text:p>-0.001107624445755</text:p>
          </table:table-cell>
          <table:table-cell office:value-type="float" office:value="0.00383430545346763" calcext:value-type="float">
            <text:p>0.003834305453468</text:p>
          </table:table-cell>
          <table:table-cell office:value-type="float" office:value="0.00291271252388203" calcext:value-type="float">
            <text:p>0.002912712523882</text:p>
          </table:table-cell>
          <table:table-cell office:value-type="float" office:value="-0.00077556409072127" calcext:value-type="float">
            <text:p>-0.000775564090721</text:p>
          </table:table-cell>
          <table:table-cell office:value-type="float" office:value="-0.00260079658317264" calcext:value-type="float">
            <text:p>-0.002600796583173</text:p>
          </table:table-cell>
          <table:table-cell office:value-type="float" office:value="-0.00240236759349505" calcext:value-type="float">
            <text:p>-0.002402367593495</text:p>
          </table:table-cell>
          <table:table-cell office:value-type="float" office:value="-0.00161761540701799" calcext:value-type="float">
            <text:p>-0.001617615407018</text:p>
          </table:table-cell>
          <table:table-cell office:value-type="float" office:value="0.00243590919351272" calcext:value-type="float">
            <text:p>0.002435909193513</text:p>
          </table:table-cell>
          <table:table-cell office:value-type="float" office:value="0.00149323957039427" calcext:value-type="float">
            <text:p>0.001493239570394</text:p>
          </table:table-cell>
          <table:table-cell office:value-type="float" office:value="-0.000370327066304354" calcext:value-type="float">
            <text:p>-0.000370327066304</text:p>
          </table:table-cell>
          <table:table-cell office:value-type="float" office:value="-0.00283245321781989" calcext:value-type="float">
            <text:p>-0.00283245321782</text:p>
          </table:table-cell>
          <table:table-cell office:value-type="float" office:value="-0.00136108591038697" calcext:value-type="float">
            <text:p>-0.001361085910387</text:p>
          </table:table-cell>
          <table:table-cell office:value-type="float" office:value="-0.00109448764469988" calcext:value-type="float">
            <text:p>-0.0010944876447</text:p>
          </table:table-cell>
          <table:table-cell office:value-type="float" office:value="0.00207617861056281" calcext:value-type="float">
            <text:p>0.002076178610563</text:p>
          </table:table-cell>
          <table:table-cell office:value-type="float" office:value="0.000506764069505783" calcext:value-type="float">
            <text:p>0.000506764069506</text:p>
          </table:table-cell>
          <table:table-cell office:value-type="float" office:value="-0.00340677891245528" calcext:value-type="float">
            <text:p>-0.003406778912455</text:p>
          </table:table-cell>
          <table:table-cell office:value-type="float" office:value="0.0000625324060733456" calcext:value-type="float">
            <text:p>6.25324060733456E-05</text:p>
          </table:table-cell>
          <table:table-cell office:value-type="float" office:value="0.00216383055679631" calcext:value-type="float">
            <text:p>0.002163830556796</text:p>
          </table:table-cell>
          <table:table-cell office:value-type="float" office:value="0.00386937981595653" calcext:value-type="float">
            <text:p>0.003869379815957</text:p>
          </table:table-cell>
          <table:table-cell office:value-type="float" office:value="0.000884965283554751" calcext:value-type="float">
            <text:p>0.000884965283555</text:p>
          </table:table-cell>
          <table:table-cell office:value-type="float" office:value="-0.00304433249524144" calcext:value-type="float">
            <text:p>-0.003044332495241</text:p>
          </table:table-cell>
          <table:table-cell office:value-type="float" office:value="-0.00122957586857353" calcext:value-type="float">
            <text:p>-0.001229575868574</text:p>
          </table:table-cell>
          <table:table-cell office:value-type="float" office:value="-0.00129008506923139" calcext:value-type="float">
            <text:p>-0.001290085069231</text:p>
          </table:table-cell>
          <table:table-cell office:value-type="float" office:value="-0.000781803889342569" calcext:value-type="float">
            <text:p>-0.000781803889343</text:p>
          </table:table-cell>
          <table:table-cell office:value-type="float" office:value="0.00236186754995393" calcext:value-type="float">
            <text:p>0.002361867549954</text:p>
          </table:table-cell>
          <table:table-cell office:value-type="float" office:value="0.000116063338697792" calcext:value-type="float">
            <text:p>0.000116063338698</text:p>
          </table:table-cell>
          <table:table-cell office:value-type="float" office:value="-0.0000443892676258439" calcext:value-type="float">
            <text:p>-4.43892676258439E-05</text:p>
          </table:table-cell>
          <table:table-cell office:value-type="float" office:value="-0.00237628301010673" calcext:value-type="float">
            <text:p>-0.002376283010107</text:p>
          </table:table-cell>
          <table:table-cell office:value-type="float" office:value="-0.00133404467236209" calcext:value-type="float">
            <text:p>-0.001334044672362</text:p>
          </table:table-cell>
          <table:table-cell office:value-type="float" office:value="0.000866846235091145" calcext:value-type="float">
            <text:p>0.000866846235091</text:p>
          </table:table-cell>
          <table:table-cell office:value-type="float" office:value="0.00500821168008769" calcext:value-type="float">
            <text:p>0.005008211680088</text:p>
          </table:table-cell>
          <table:table-cell office:value-type="float" office:value="0.00240557768450816" calcext:value-type="float">
            <text:p>0.002405577684508</text:p>
          </table:table-cell>
          <table:table-cell office:value-type="float" office:value="-0.000269732538629885" calcext:value-type="float">
            <text:p>-0.00026973253863</text:p>
          </table:table-cell>
          <table:table-cell office:value-type="float" office:value="-0.00201156698213223" calcext:value-type="float">
            <text:p>-0.002011566982132</text:p>
          </table:table-cell>
          <table:table-cell office:value-type="float" office:value="-0.00166696584434473" calcext:value-type="float">
            <text:p>-0.001666965844345</text:p>
          </table:table-cell>
          <table:table-cell office:value-type="float" office:value="-0.000211412860731786" calcext:value-type="float">
            <text:p>-0.000211412860732</text:p>
          </table:table-cell>
          <table:table-cell office:value-type="float" office:value="-0.0022961542978579" calcext:value-type="float">
            <text:p>-0.002296154297858</text:p>
          </table:table-cell>
          <table:table-cell office:value-type="float" office:value="0.00222272585880973" calcext:value-type="float">
            <text:p>0.00222272585881</text:p>
          </table:table-cell>
          <table:table-cell office:value-type="float" office:value="0.000246290922401582" calcext:value-type="float">
            <text:p>0.000246290922402</text:p>
          </table:table-cell>
          <table:table-cell office:value-type="float" office:value="0.000383637055712982" calcext:value-type="float">
            <text:p>0.000383637055713</text:p>
          </table:table-cell>
          <table:table-cell office:value-type="float" office:value="-0.00265521401571112" calcext:value-type="float">
            <text:p>-0.002655214015711</text:p>
          </table:table-cell>
          <table:table-cell office:value-type="float" office:value="-0.0011365262181659" calcext:value-type="float">
            <text:p>-0.001136526218166</text:p>
          </table:table-cell>
          <table:table-cell office:value-type="float" office:value="0.000273224267408056" calcext:value-type="float">
            <text:p>0.000273224267408</text:p>
          </table:table-cell>
          <table:table-cell office:value-type="float" office:value="0.00153493760780699" calcext:value-type="float">
            <text:p>0.001534937607807</text:p>
          </table:table-cell>
          <table:table-cell office:value-type="float" office:value="0.00323997284280164" calcext:value-type="float">
            <text:p>0.003239972842802</text:p>
          </table:table-cell>
          <table:table-cell office:value-type="float" office:value="0.00313976522534259" calcext:value-type="float">
            <text:p>0.003139765225343</text:p>
          </table:table-cell>
          <table:table-cell office:value-type="float" office:value="0.0000906557851611534" calcext:value-type="float">
            <text:p>9.06557851611534E-05</text:p>
          </table:table-cell>
          <table:table-cell office:value-type="float" office:value="-0.00140926199421737" calcext:value-type="float">
            <text:p>-0.001409261994217</text:p>
          </table:table-cell>
          <table:table-cell office:value-type="float" office:value="-0.0016760352100918" calcext:value-type="float">
            <text:p>-0.001676035210092</text:p>
          </table:table-cell>
          <table:table-cell office:value-type="float" office:value="-0.00378862159963267" calcext:value-type="float">
            <text:p>-0.003788621599633</text:p>
          </table:table-cell>
          <table:table-cell office:value-type="float" office:value="0.00261687430460578" calcext:value-type="float">
            <text:p>0.002616874304606</text:p>
          </table:table-cell>
          <table:table-cell office:value-type="float" office:value="0.000387764619330988" calcext:value-type="float">
            <text:p>0.000387764619331</text:p>
          </table:table-cell>
          <table:table-cell office:value-type="float" office:value="-0.00197090052019955" calcext:value-type="float">
            <text:p>-0.0019709005202</text:p>
          </table:table-cell>
          <table:table-cell office:value-type="float" office:value="-0.00246061343144799" calcext:value-type="float">
            <text:p>-0.002460613431448</text:p>
          </table:table-cell>
          <table:table-cell office:value-type="float" office:value="0.000891502953553225" calcext:value-type="float">
            <text:p>0.000891502953553</text:p>
          </table:table-cell>
          <table:table-cell office:value-type="float" office:value="0.00282422297995799" calcext:value-type="float">
            <text:p>0.002824222979958</text:p>
          </table:table-cell>
          <table:table-cell office:value-type="float" office:value="0.00243746899829511" calcext:value-type="float">
            <text:p>0.002437468998295</text:p>
          </table:table-cell>
          <table:table-cell office:value-type="float" office:value="0.000993225679489174" calcext:value-type="float">
            <text:p>0.000993225679489</text:p>
          </table:table-cell>
          <table:table-cell office:value-type="float" office:value="0.000779007906386298" calcext:value-type="float">
            <text:p>0.000779007906386</text:p>
          </table:table-cell>
          <table:table-cell office:value-type="float" office:value="-0.00101056886556644" calcext:value-type="float">
            <text:p>-0.001010568865566</text:p>
          </table:table-cell>
          <table:table-cell office:value-type="float" office:value="-0.00187238002662515" calcext:value-type="float">
            <text:p>-0.001872380026625</text:p>
          </table:table-cell>
          <table:table-cell office:value-type="float" office:value="-0.0022648118453723" calcext:value-type="float">
            <text:p>-0.002264811845372</text:p>
          </table:table-cell>
          <table:table-cell office:value-type="float" office:value="0.000907066088145891" calcext:value-type="float">
            <text:p>0.000907066088146</text:p>
          </table:table-cell>
          <table:table-cell office:value-type="float" office:value="0.00191453674093089" calcext:value-type="float">
            <text:p>0.001914536740931</text:p>
          </table:table-cell>
          <table:table-cell office:value-type="float" office:value="0.000908521937395879" calcext:value-type="float">
            <text:p>0.000908521937396</text:p>
          </table:table-cell>
          <table:table-cell office:value-type="float" office:value="-0.0032090118528384" calcext:value-type="float">
            <text:p>-0.003209011852838</text:p>
          </table:table-cell>
          <table:table-cell office:value-type="float" office:value="0.0000307888653712784" calcext:value-type="float">
            <text:p>3.07888653712784E-05</text:p>
          </table:table-cell>
          <table:table-cell office:value-type="float" office:value="-0.000922576966333355" calcext:value-type="float">
            <text:p>-0.000922576966333</text:p>
          </table:table-cell>
          <table:table-cell office:value-type="float" office:value="0.000192521007471524" calcext:value-type="float">
            <text:p>0.000192521007472</text:p>
          </table:table-cell>
          <table:table-cell office:value-type="float" office:value="0.0051695011590851" calcext:value-type="float">
            <text:p>0.005169501159085</text:p>
          </table:table-cell>
          <table:table-cell office:value-type="float" office:value="0.0010562343176348" calcext:value-type="float">
            <text:p>0.001056234317635</text:p>
          </table:table-cell>
          <table:table-cell office:value-type="float" office:value="-0.00220700369244492" calcext:value-type="float">
            <text:p>-0.002207003692445</text:p>
          </table:table-cell>
          <table:table-cell office:value-type="float" office:value="0.000775194359767251" calcext:value-type="float">
            <text:p>0.000775194359767</text:p>
          </table:table-cell>
          <table:table-cell office:value-type="float" office:value="-0.000479951206922347" calcext:value-type="float">
            <text:p>-0.000479951206922</text:p>
          </table:table-cell>
          <table:table-cell office:value-type="float" office:value="-0.00234754298365059" calcext:value-type="float">
            <text:p>-0.002347542983651</text:p>
          </table:table-cell>
          <table:table-cell office:value-type="float" office:value="0.00119517378887557" calcext:value-type="float">
            <text:p>0.001195173788876</text:p>
          </table:table-cell>
          <table:table-cell office:value-type="float" office:value="0.000688503981825073" calcext:value-type="float">
            <text:p>0.000688503981825</text:p>
          </table:table-cell>
          <table:table-cell office:value-type="float" office:value="0.00111491898096916" calcext:value-type="float">
            <text:p>0.001114918980969</text:p>
          </table:table-cell>
          <table:table-cell office:value-type="float" office:value="-0.000731848444109007" calcext:value-type="float">
            <text:p>-0.000731848444109</text:p>
          </table:table-cell>
          <table:table-cell office:value-type="float" office:value="-0.00108905950527244" calcext:value-type="float">
            <text:p>-0.001089059505272</text:p>
          </table:table-cell>
          <table:table-cell office:value-type="float" office:value="-0.000594757441178762" calcext:value-type="float">
            <text:p>-0.000594757441179</text:p>
          </table:table-cell>
          <table:table-cell office:value-type="float" office:value="0.00418484991962626" calcext:value-type="float">
            <text:p>0.004184849919626</text:p>
          </table:table-cell>
          <table:table-cell office:value-type="float" office:value="0.00215115454188053" calcext:value-type="float">
            <text:p>0.002151154541881</text:p>
          </table:table-cell>
          <table:table-cell office:value-type="float" office:value="-0.00145494016055803" calcext:value-type="float">
            <text:p>-0.001454940160558</text:p>
          </table:table-cell>
          <table:table-cell office:value-type="float" office:value="0.00151282842365663" calcext:value-type="float">
            <text:p>0.001512828423657</text:p>
          </table:table-cell>
          <table:table-cell office:value-type="float" office:value="-0.00282804292445088" calcext:value-type="float">
            <text:p>-0.002828042924451</text:p>
          </table:table-cell>
          <table:table-cell office:value-type="float" office:value="0.00171096819977751" calcext:value-type="float">
            <text:p>0.001710968199778</text:p>
          </table:table-cell>
          <table:table-cell office:value-type="float" office:value="0.00068675909393412" calcext:value-type="float">
            <text:p>0.000686759093934</text:p>
          </table:table-cell>
          <table:table-cell office:value-type="float" office:value="-0.0000580795234815801" calcext:value-type="float">
            <text:p>-5.80795234815801E-05</text:p>
          </table:table-cell>
          <table:table-cell office:value-type="float" office:value="-0.000391055906875326" calcext:value-type="float">
            <text:p>-0.000391055906875</text:p>
          </table:table-cell>
          <table:table-cell office:value-type="float" office:value="-0.00450581290060831" calcext:value-type="float">
            <text:p>-0.004505812900608</text:p>
          </table:table-cell>
          <table:table-cell office:value-type="float" office:value="0.000598337973708285" calcext:value-type="float">
            <text:p>0.000598337973708</text:p>
          </table:table-cell>
          <table:table-cell office:value-type="float" office:value="-0.000555209039536375" calcext:value-type="float">
            <text:p>-0.000555209039536</text:p>
          </table:table-cell>
          <table:table-cell office:value-type="float" office:value="0.0027196956486743" calcext:value-type="float">
            <text:p>0.002719695648674</text:p>
          </table:table-cell>
          <table:table-cell office:value-type="float" office:value="0.000559769485713069" calcext:value-type="float">
            <text:p>0.000559769485713</text:p>
          </table:table-cell>
          <table:table-cell office:value-type="float" office:value="-0.0000652553062784333" calcext:value-type="float">
            <text:p>-6.52553062784333E-05</text:p>
          </table:table-cell>
          <table:table-cell office:value-type="float" office:value="-0.00270082991420545" calcext:value-type="float">
            <text:p>-0.002700829914205</text:p>
          </table:table-cell>
          <table:table-cell office:value-type="float" office:value="-0.000362990285750653" calcext:value-type="float">
            <text:p>-0.000362990285751</text:p>
          </table:table-cell>
          <table:table-cell office:value-type="float" office:value="-0.00247521149735247" calcext:value-type="float">
            <text:p>-0.002475211497352</text:p>
          </table:table-cell>
          <table:table-cell office:value-type="float" office:value="0.000682030234688991" calcext:value-type="float">
            <text:p>0.000682030234689</text:p>
          </table:table-cell>
          <table:table-cell office:value-type="float" office:value="0.000894545172152761" calcext:value-type="float">
            <text:p>0.000894545172153</text:p>
          </table:table-cell>
          <table:table-cell office:value-type="float" office:value="-0.00371546123865202" calcext:value-type="float">
            <text:p>-0.003715461238652</text:p>
          </table:table-cell>
          <table:table-cell office:value-type="float" office:value="-0.000132854783313485" calcext:value-type="float">
            <text:p>-0.000132854783313</text:p>
          </table:table-cell>
          <table:table-cell office:value-type="float" office:value="-0.00133363809199166" calcext:value-type="float">
            <text:p>-0.001333638091992</text:p>
          </table:table-cell>
          <table:table-cell office:value-type="float" office:value="0.00339009708094973" calcext:value-type="float">
            <text:p>0.00339009708095</text:p>
          </table:table-cell>
          <table:table-cell office:value-type="float" office:value="0.0035601810236407" calcext:value-type="float">
            <text:p>0.003560181023641</text:p>
          </table:table-cell>
          <table:table-cell office:value-type="float" office:value="0.000452954650507042" calcext:value-type="float">
            <text:p>0.000452954650507</text:p>
          </table:table-cell>
          <table:table-cell office:value-type="float" office:value="-0.000448223814884019" calcext:value-type="float">
            <text:p>-0.000448223814884</text:p>
          </table:table-cell>
          <table:table-cell office:value-type="float" office:value="-0.00299692877572738" calcext:value-type="float">
            <text:p>-0.002996928775727</text:p>
          </table:table-cell>
          <table:table-cell office:value-type="float" office:value="-0.000299828591877993" calcext:value-type="float">
            <text:p>-0.000299828591878</text:p>
          </table:table-cell>
          <table:table-cell office:value-type="float" office:value="-0.00200927545872259" calcext:value-type="float">
            <text:p>-0.002009275458723</text:p>
          </table:table-cell>
          <table:table-cell office:value-type="float" office:value="-0.0012604456143816" calcext:value-type="float">
            <text:p>-0.001260445614382</text:p>
          </table:table-cell>
          <table:table-cell office:value-type="float" office:value="0.00158766779004199" calcext:value-type="float">
            <text:p>0.001587667790042</text:p>
          </table:table-cell>
          <table:table-cell office:value-type="float" office:value="0.000416049434140808" calcext:value-type="float">
            <text:p>0.000416049434141</text:p>
          </table:table-cell>
          <table:table-cell office:value-type="float" office:value="-0.000993356579598759" calcext:value-type="float">
            <text:p>-0.000993356579599</text:p>
          </table:table-cell>
          <table:table-cell office:value-type="float" office:value="-0.00212288042158554" calcext:value-type="float">
            <text:p>-0.002122880421586</text:p>
          </table:table-cell>
          <table:table-cell office:value-type="float" office:value="-0.000766284824267882" calcext:value-type="float">
            <text:p>-0.000766284824268</text:p>
          </table:table-cell>
          <table:table-cell office:value-type="float" office:value="0.00152719774660182" calcext:value-type="float">
            <text:p>0.001527197746602</text:p>
          </table:table-cell>
          <table:table-cell office:value-type="float" office:value="0.00377329160908713" calcext:value-type="float">
            <text:p>0.003773291609087</text:p>
          </table:table-cell>
          <table:table-cell office:value-type="float" office:value="0.00147309961457759" calcext:value-type="float">
            <text:p>0.001473099614578</text:p>
          </table:table-cell>
          <table:table-cell office:value-type="float" office:value="0.00179238009273763" calcext:value-type="float">
            <text:p>0.001792380092738</text:p>
          </table:table-cell>
          <table:table-cell office:value-type="float" office:value="0.000652032280591075" calcext:value-type="float">
            <text:p>0.000652032280591</text:p>
          </table:table-cell>
          <table:table-cell office:value-type="float" office:value="-0.000191502974846713" calcext:value-type="float">
            <text:p>-0.000191502974847</text:p>
          </table:table-cell>
          <table:table-cell office:value-type="float" office:value="-0.00198562981707323" calcext:value-type="float">
            <text:p>-0.001985629817073</text:p>
          </table:table-cell>
          <table:table-cell office:value-type="float" office:value="-0.00129970877919894" calcext:value-type="float">
            <text:p>-0.001299708779199</text:p>
          </table:table-cell>
          <table:table-cell office:value-type="float" office:value="0.000561451325432116" calcext:value-type="float">
            <text:p>0.000561451325432</text:p>
          </table:table-cell>
          <table:table-cell office:value-type="float" office:value="-0.00520269077406255" calcext:value-type="float">
            <text:p>-0.005202690774063</text:p>
          </table:table-cell>
          <table:table-cell office:value-type="float" office:value="0.00187427138422519" calcext:value-type="float">
            <text:p>0.001874271384225</text:p>
          </table:table-cell>
          <table:table-cell office:value-type="float" office:value="0.00031661608477046" calcext:value-type="float">
            <text:p>0.00031661608477</text:p>
          </table:table-cell>
          <table:table-cell office:value-type="float" office:value="-0.000998644138970939" calcext:value-type="float">
            <text:p>-0.000998644138971</text:p>
          </table:table-cell>
          <table:table-cell office:value-type="float" office:value="-0.00194478065936504" calcext:value-type="float">
            <text:p>-0.001944780659365</text:p>
          </table:table-cell>
          <table:table-cell office:value-type="float" office:value="0.000224518115296335" calcext:value-type="float">
            <text:p>0.000224518115296</text:p>
          </table:table-cell>
          <table:table-cell office:value-type="float" office:value="0.0011003879850241" calcext:value-type="float">
            <text:p>0.001100387985024</text:p>
          </table:table-cell>
          <table:table-cell office:value-type="float" office:value="0.00305153076440667" calcext:value-type="float">
            <text:p>0.003051530764407</text:p>
          </table:table-cell>
          <table:table-cell office:value-type="float" office:value="0.0026703903488331" calcext:value-type="float">
            <text:p>0.002670390348833</text:p>
          </table:table-cell>
          <table:table-cell office:value-type="float" office:value="0.00145746534371149" calcext:value-type="float">
            <text:p>0.001457465343711</text:p>
          </table:table-cell>
          <table:table-cell office:value-type="float" office:value="0.00141109618615826" calcext:value-type="float">
            <text:p>0.001411096186158</text:p>
          </table:table-cell>
          <table:table-cell office:value-type="float" office:value="-0.00119516757994348" calcext:value-type="float">
            <text:p>-0.001195167579943</text:p>
          </table:table-cell>
          <table:table-cell office:value-type="float" office:value="-0.00875835092770727" calcext:value-type="float">
            <text:p>-0.008758350927707</text:p>
          </table:table-cell>
          <table:table-cell office:value-type="float" office:value="0.00227773224060007" calcext:value-type="float">
            <text:p>0.0022777322406</text:p>
          </table:table-cell>
          <table:table-cell office:value-type="float" office:value="0.000421877580810082" calcext:value-type="float">
            <text:p>0.00042187758081</text:p>
          </table:table-cell>
          <table:table-cell office:value-type="float" office:value="-0.00247722321084165" calcext:value-type="float">
            <text:p>-0.002477223210842</text:p>
          </table:table-cell>
          <table:table-cell office:value-type="float" office:value="0.00181175090898156" calcext:value-type="float">
            <text:p>0.001811750908982</text:p>
          </table:table-cell>
          <table:table-cell office:value-type="float" office:value="0.0000219411536954706" calcext:value-type="float">
            <text:p>2.19411536954706E-05</text:p>
          </table:table-cell>
          <table:table-cell office:value-type="float" office:value="0.00248015411925423" calcext:value-type="float">
            <text:p>0.002480154119254</text:p>
          </table:table-cell>
          <table:table-cell office:value-type="float" office:value="0.00501934538112003" calcext:value-type="float">
            <text:p>0.00501934538112</text:p>
          </table:table-cell>
          <table:table-cell office:value-type="float" office:value="0.00154631381331938" calcext:value-type="float">
            <text:p>0.001546313813319</text:p>
          </table:table-cell>
          <table:table-cell office:value-type="float" office:value="0.000714904788942816" calcext:value-type="float">
            <text:p>0.000714904788943</text:p>
          </table:table-cell>
          <table:table-cell office:value-type="float" office:value="-0.000511130335005383" calcext:value-type="float">
            <text:p>-0.000511130335005</text:p>
          </table:table-cell>
          <table:table-cell office:value-type="float" office:value="-0.00749933746302622" calcext:value-type="float">
            <text:p>-0.007499337463026</text:p>
          </table:table-cell>
          <table:table-cell office:value-type="float" office:value="-0.00328697668025052" calcext:value-type="float">
            <text:p>-0.003286976680251</text:p>
          </table:table-cell>
          <table:table-cell office:value-type="float" office:value="0.00187704460488369" calcext:value-type="float">
            <text:p>0.001877044604884</text:p>
          </table:table-cell>
          <table:table-cell office:value-type="float" office:value="0.000861468193206927" calcext:value-type="float">
            <text:p>0.000861468193207</text:p>
          </table:table-cell>
          <table:table-cell office:value-type="float" office:value="-0.000561175615354625" calcext:value-type="float">
            <text:p>-0.000561175615355</text:p>
          </table:table-cell>
          <table:table-cell office:value-type="float" office:value="-0.0000592493590998444" calcext:value-type="float">
            <text:p>-5.92493590998444E-05</text:p>
          </table:table-cell>
          <table:table-cell office:value-type="float" office:value="0.00219649078331091" calcext:value-type="float">
            <text:p>0.002196490783311</text:p>
          </table:table-cell>
          <table:table-cell office:value-type="float" office:value="0.00656187561100236" calcext:value-type="float">
            <text:p>0.006561875611002</text:p>
          </table:table-cell>
          <table:table-cell office:value-type="float" office:value="-0.00312395306511515" calcext:value-type="float">
            <text:p>-0.003123953065115</text:p>
          </table:table-cell>
          <table:table-cell office:value-type="float" office:value="-0.00344556973434257" calcext:value-type="float">
            <text:p>-0.003445569734343</text:p>
          </table:table-cell>
          <table:table-cell office:value-type="float" office:value="-0.000934109943020289" calcext:value-type="float">
            <text:p>-0.00093410994302</text:p>
          </table:table-cell>
          <table:table-cell office:value-type="float" office:value="-0.000549305228336516" calcext:value-type="float">
            <text:p>-0.000549305228337</text:p>
          </table:table-cell>
          <table:table-cell office:value-type="float" office:value="0.0000652207431377505" calcext:value-type="float">
            <text:p>6.52207431377505E-05</text:p>
          </table:table-cell>
          <table:table-cell office:value-type="float" office:value="-0.0000646878335461287" calcext:value-type="float">
            <text:p>-6.46878335461287E-05</text:p>
          </table:table-cell>
          <table:table-cell office:value-type="float" office:value="0.0000448476230980321" calcext:value-type="float">
            <text:p>4.48476230980321E-05</text:p>
          </table:table-cell>
          <table:table-cell office:value-type="float" office:value="0.000182877502319878" calcext:value-type="float">
            <text:p>0.00018287750232</text:p>
          </table:table-cell>
          <table:table-cell office:value-type="float" office:value="0.0000270099162896775" calcext:value-type="float">
            <text:p>2.70099162896775E-05</text:p>
          </table:table-cell>
          <table:table-cell office:value-type="float" office:value="-0.000092219830626572" calcext:value-type="float">
            <text:p>-9.2219830626572E-05</text:p>
          </table:table-cell>
          <table:table-cell office:value-type="float" office:value="-0.000032028487290725" calcext:value-type="float">
            <text:p>-3.2028487290725E-05</text:p>
          </table:table-cell>
          <table:table-cell office:value-type="float" office:value="-0.0000506692319890423" calcext:value-type="float">
            <text:p>-5.06692319890423E-05</text:p>
          </table:table-cell>
          <table:table-cell office:value-type="float" office:value="0.0000329563732037741" calcext:value-type="float">
            <text:p>3.29563732037741E-05</text:p>
          </table:table-cell>
          <table:table-cell office:value-type="float" office:value="0.0000581601529003883" calcext:value-type="float">
            <text:p>5.81601529003883E-05</text:p>
          </table:table-cell>
          <table:table-cell office:value-type="float" office:value="0.0000399172495792466" calcext:value-type="float">
            <text:p>3.99172495792466E-05</text:p>
          </table:table-cell>
          <table:table-cell office:value-type="float" office:value="-0.00000508985926206407" calcext:value-type="float">
            <text:p>-5.08985926206407E-06</text:p>
          </table:table-cell>
          <table:table-cell office:value-type="float" office:value="-0.0000204900590443646" calcext:value-type="float">
            <text:p>-2.04900590443646E-05</text:p>
          </table:table-cell>
          <table:table-cell office:value-type="float" office:value="-0.000014230583029462" calcext:value-type="float">
            <text:p>-1.4230583029462E-05</text:p>
          </table:table-cell>
          <table:table-cell office:value-type="float" office:value="0.0000375430232875118" calcext:value-type="float">
            <text:p>3.75430232875118E-05</text:p>
          </table:table-cell>
          <table:table-cell office:value-type="float" office:value="-0.0000325486119640006" calcext:value-type="float">
            <text:p>-3.25486119640006E-05</text:p>
          </table:table-cell>
          <table:table-cell office:value-type="float" office:value="-0.0000462200039024197" calcext:value-type="float">
            <text:p>-4.62200039024197E-05</text:p>
          </table:table-cell>
          <table:table-cell office:value-type="float" office:value="0.000104750719117974" calcext:value-type="float">
            <text:p>0.000104750719118</text:p>
          </table:table-cell>
          <table:table-cell office:value-type="float" office:value="-0.00000545496222836839" calcext:value-type="float">
            <text:p>-5.45496222836839E-06</text:p>
          </table:table-cell>
          <table:table-cell office:value-type="float" office:value="-0.00000815889182226304" calcext:value-type="float">
            <text:p>-8.15889182226304E-06</text:p>
          </table:table-cell>
          <table:table-cell office:value-type="float" office:value="0.00000194188923363647" calcext:value-type="float">
            <text:p>1.94188923363647E-06</text:p>
          </table:table-cell>
          <table:table-cell office:value-type="float" office:value="0.0000267029591043411" calcext:value-type="float">
            <text:p>2.67029591043411E-05</text:p>
          </table:table-cell>
          <table:table-cell office:value-type="float" office:value="0.0000258472801751841" calcext:value-type="float">
            <text:p>2.58472801751841E-05</text:p>
          </table:table-cell>
          <table:table-cell office:value-type="float" office:value="-0.0000146831375067991" calcext:value-type="float">
            <text:p>-1.46831375067991E-05</text:p>
          </table:table-cell>
          <table:table-cell office:value-type="float" office:value="0.0000154493490686081" calcext:value-type="float">
            <text:p>1.54493490686081E-05</text:p>
          </table:table-cell>
          <table:table-cell office:value-type="float" office:value="-0.0000374168880976633" calcext:value-type="float">
            <text:p>-3.74168880976633E-05</text:p>
          </table:table-cell>
          <table:table-cell office:value-type="float" office:value="0.0000269984546004132" calcext:value-type="float">
            <text:p>2.69984546004132E-05</text:p>
          </table:table-cell>
          <table:table-cell office:value-type="float" office:value="-0.0000184784820415618" calcext:value-type="float">
            <text:p>-1.84784820415618E-05</text:p>
          </table:table-cell>
          <table:table-cell office:value-type="float" office:value="0.0000505823767166236" calcext:value-type="float">
            <text:p>5.05823767166236E-05</text:p>
          </table:table-cell>
          <table:table-cell office:value-type="float" office:value="-0.0000413004460954602" calcext:value-type="float">
            <text:p>-4.13004460954602E-05</text:p>
          </table:table-cell>
          <table:table-cell office:value-type="float" office:value="-0.00001534327108349" calcext:value-type="float">
            <text:p>-1.534327108349E-05</text:p>
          </table:table-cell>
          <table:table-cell office:value-type="float" office:value="-0.00000691160967131177" calcext:value-type="float">
            <text:p>-6.91160967131177E-06</text:p>
          </table:table-cell>
          <table:table-cell office:value-type="float" office:value="0.0000386299173971705" calcext:value-type="float">
            <text:p>3.86299173971705E-05</text:p>
          </table:table-cell>
          <table:table-cell office:value-type="float" office:value="0.00000655064484317292" calcext:value-type="float">
            <text:p>6.55064484317292E-06</text:p>
          </table:table-cell>
          <table:table-cell office:value-type="float" office:value="-0.0000629758298247851" calcext:value-type="float">
            <text:p>-6.29758298247851E-05</text:p>
          </table:table-cell>
          <table:table-cell office:value-type="float" office:value="0.0000267556680080827" calcext:value-type="float">
            <text:p>2.67556680080827E-05</text:p>
          </table:table-cell>
          <table:table-cell office:value-type="float" office:value="-0.0000105713564543253" calcext:value-type="float">
            <text:p>-1.05713564543253E-05</text:p>
          </table:table-cell>
          <table:table-cell office:value-type="float" office:value="0.000000496221138290842" calcext:value-type="float">
            <text:p>4.96221138290842E-07</text:p>
          </table:table-cell>
          <table:table-cell office:value-type="float" office:value="0.0000951740047291372" calcext:value-type="float">
            <text:p>9.51740047291372E-05</text:p>
          </table:table-cell>
          <table:table-cell office:value-type="float" office:value="-0.0000556970155315972" calcext:value-type="float">
            <text:p>-5.56970155315972E-05</text:p>
          </table:table-cell>
          <table:table-cell office:value-type="float" office:value="-0.0000278748799007467" calcext:value-type="float">
            <text:p>-2.78748799007467E-05</text:p>
          </table:table-cell>
          <table:table-cell office:value-type="float" office:value="0.0000413240057083875" calcext:value-type="float">
            <text:p>4.13240057083875E-05</text:p>
          </table:table-cell>
          <table:table-cell office:value-type="float" office:value="-0.0000320557771711916" calcext:value-type="float">
            <text:p>-3.20557771711916E-05</text:p>
          </table:table-cell>
          <table:table-cell office:value-type="float" office:value="0.0000608494116395297" calcext:value-type="float">
            <text:p>6.08494116395297E-05</text:p>
          </table:table-cell>
          <table:table-cell office:value-type="float" office:value="-0.0000183594178232438" calcext:value-type="float">
            <text:p>-1.83594178232438E-05</text:p>
          </table:table-cell>
          <table:table-cell office:value-type="float" office:value="-0.0000241077245927701" calcext:value-type="float">
            <text:p>-2.41077245927701E-05</text:p>
          </table:table-cell>
          <table:table-cell office:value-type="float" office:value="0.00000897276667283231" calcext:value-type="float">
            <text:p>8.97276667283231E-06</text:p>
          </table:table-cell>
          <table:table-cell office:value-type="float" office:value="-0.0000327032774131708" calcext:value-type="float">
            <text:p>-3.27032774131708E-05</text:p>
          </table:table-cell>
          <table:table-cell office:value-type="float" office:value="-0.00000107764783069397" calcext:value-type="float">
            <text:p>-1.07764783069397E-06</text:p>
          </table:table-cell>
          <table:table-cell office:value-type="float" office:value="0.0000227196160879073" calcext:value-type="float">
            <text:p>2.27196160879073E-05</text:p>
          </table:table-cell>
          <table:table-cell office:value-type="float" office:value="-0.000010785941921776" calcext:value-type="float">
            <text:p>-1.0785941921776E-05</text:p>
          </table:table-cell>
          <table:table-cell office:value-type="float" office:value="-0.0000220817081451607" calcext:value-type="float">
            <text:p>-2.20817081451607E-05</text:p>
          </table:table-cell>
          <table:table-cell office:value-type="float" office:value="0.000061285713600645" calcext:value-type="float">
            <text:p>6.1285713600645E-05</text:p>
          </table:table-cell>
          <table:table-cell office:value-type="float" office:value="-0.0000428430695539883" calcext:value-type="float">
            <text:p>-4.28430695539883E-05</text:p>
          </table:table-cell>
          <table:table-cell office:value-type="float" office:value="-0.0000113722615552869" calcext:value-type="float">
            <text:p>-1.13722615552869E-05</text:p>
          </table:table-cell>
          <table:table-cell office:value-type="float" office:value="0.0000519405138207918" calcext:value-type="float">
            <text:p>5.19405138207918E-05</text:p>
          </table:table-cell>
          <table:table-cell office:value-type="float" office:value="-0.0000201776177758961" calcext:value-type="float">
            <text:p>-2.01776177758961E-05</text:p>
          </table:table-cell>
          <table:table-cell office:value-type="float" office:value="-0.0000293281473038309" calcext:value-type="float">
            <text:p>-2.93281473038309E-05</text:p>
          </table:table-cell>
          <table:table-cell office:value-type="float" office:value="0.00000991614594469947" calcext:value-type="float">
            <text:p>9.91614594469947E-06</text:p>
          </table:table-cell>
          <table:table-cell office:value-type="float" office:value="-0.0000000357671281481231" calcext:value-type="float">
            <text:p>-3.57671281481231E-08</text:p>
          </table:table-cell>
          <table:table-cell office:value-type="float" office:value="-0.000000311443473122175" calcext:value-type="float">
            <text:p>-3.11443473122175E-07</text:p>
          </table:table-cell>
          <table:table-cell office:value-type="float" office:value="0.000000524390803058328" calcext:value-type="float">
            <text:p>5.24390803058328E-07</text:p>
          </table:table-cell>
          <table:table-cell office:value-type="float" office:value="-0.0000225579567412759" calcext:value-type="float">
            <text:p>-2.25579567412759E-05</text:p>
          </table:table-cell>
          <table:table-cell office:value-type="float" office:value="-0.000000787791653911185" calcext:value-type="float">
            <text:p>-7.87791653911185E-07</text:p>
          </table:table-cell>
          <table:table-cell office:value-type="float" office:value="0.0000405457898673967" calcext:value-type="float">
            <text:p>4.05457898673967E-05</text:p>
          </table:table-cell>
          <table:table-cell office:value-type="float" office:value="-0.0000411981552523311" calcext:value-type="float">
            <text:p>-4.11981552523311E-05</text:p>
          </table:table-cell>
          <table:table-cell office:value-type="float" office:value="0.0000191166959738198" calcext:value-type="float">
            <text:p>1.91166959738198E-05</text:p>
          </table:table-cell>
          <table:table-cell office:value-type="float" office:value="-0.0000142814711892036" calcext:value-type="float">
            <text:p>-1.42814711892036E-05</text:p>
          </table:table-cell>
          <table:table-cell office:value-type="float" office:value="0.00000478720323066062" calcext:value-type="float">
            <text:p>4.78720323066062E-06</text:p>
          </table:table-cell>
          <table:table-cell office:value-type="float" office:value="-0.00000130384469676503" calcext:value-type="float">
            <text:p>-1.30384469676503E-06</text:p>
          </table:table-cell>
          <table:table-cell office:value-type="float" office:value="0.0000238300910275768" calcext:value-type="float">
            <text:p>2.38300910275768E-05</text:p>
          </table:table-cell>
          <table:table-cell office:value-type="float" office:value="0.00000304710687115683" calcext:value-type="float">
            <text:p>3.04710687115683E-06</text:p>
          </table:table-cell>
          <table:table-cell office:value-type="float" office:value="0.00000704101631410214" calcext:value-type="float">
            <text:p>7.04101631410214E-06</text:p>
          </table:table-cell>
          <table:table-cell office:value-type="float" office:value="-0.00000909752961059107" calcext:value-type="float">
            <text:p>-9.09752961059107E-06</text:p>
          </table:table-cell>
          <table:table-cell office:value-type="float" office:value="0.0000320130089528914" calcext:value-type="float">
            <text:p>3.20130089528914E-05</text:p>
          </table:table-cell>
          <table:table-cell office:value-type="float" office:value="-0.0000640187851519425" calcext:value-type="float">
            <text:p>-6.40187851519425E-05</text:p>
          </table:table-cell>
          <table:table-cell office:value-type="float" office:value="0.0000118113405125908" calcext:value-type="float">
            <text:p>1.18113405125908E-05</text:p>
          </table:table-cell>
          <table:table-cell office:value-type="float" office:value="-0.0000219252778510537" calcext:value-type="float">
            <text:p>-2.19252778510537E-05</text:p>
          </table:table-cell>
          <table:table-cell office:value-type="float" office:value="0.0000485701357610946" calcext:value-type="float">
            <text:p>4.85701357610946E-05</text:p>
          </table:table-cell>
          <table:table-cell office:value-type="float" office:value="-0.0000273408435420008" calcext:value-type="float">
            <text:p>-2.73408435420008E-05</text:p>
          </table:table-cell>
          <table:table-cell office:value-type="float" office:value="-0.0000244116219436652" calcext:value-type="float">
            <text:p>-2.44116219436652E-05</text:p>
          </table:table-cell>
          <table:table-cell office:value-type="float" office:value="0.000044362862836822" calcext:value-type="float">
            <text:p>4.4362862836822E-05</text:p>
          </table:table-cell>
          <table:table-cell office:value-type="float" office:value="-0.0000377187818263458" calcext:value-type="float">
            <text:p>-3.77187818263458E-05</text:p>
          </table:table-cell>
          <table:table-cell office:value-type="float" office:value="0.00000923842903877148" calcext:value-type="float">
            <text:p>9.23842903877148E-06</text:p>
          </table:table-cell>
          <table:table-cell office:value-type="float" office:value="0.0000106535369150951" calcext:value-type="float">
            <text:p>1.06535369150951E-05</text:p>
          </table:table-cell>
          <table:table-cell office:value-type="float" office:value="-0.00000818405603042471" calcext:value-type="float">
            <text:p>-8.18405603042471E-06</text:p>
          </table:table-cell>
          <table:table-cell office:value-type="float" office:value="-0.0000411887845879755" calcext:value-type="float">
            <text:p>-4.11887845879755E-05</text:p>
          </table:table-cell>
          <table:table-cell office:value-type="float" office:value="0.0000633583707194685" calcext:value-type="float">
            <text:p>6.33583707194685E-05</text:p>
          </table:table-cell>
          <table:table-cell office:value-type="float" office:value="-0.0000379455423274444" calcext:value-type="float">
            <text:p>-3.79455423274444E-05</text:p>
          </table:table-cell>
          <table:table-cell office:value-type="float" office:value="0.0000191901455328658" calcext:value-type="float">
            <text:p>1.91901455328658E-05</text:p>
          </table:table-cell>
          <table:table-cell office:value-type="float" office:value="0.00000971259108989431" calcext:value-type="float">
            <text:p>9.71259108989431E-06</text:p>
          </table:table-cell>
          <table:table-cell office:value-type="float" office:value="0.0000216646466335013" calcext:value-type="float">
            <text:p>2.16646466335013E-05</text:p>
          </table:table-cell>
          <table:table-cell office:value-type="float" office:value="-0.0000124502441910535" calcext:value-type="float">
            <text:p>-1.24502441910535E-05</text:p>
          </table:table-cell>
          <table:table-cell office:value-type="float" office:value="-0.00000819857230849319" calcext:value-type="float">
            <text:p>-8.19857230849319E-06</text:p>
          </table:table-cell>
          <table:table-cell office:value-type="float" office:value="0.00000818823076104147" calcext:value-type="float">
            <text:p>8.18823076104147E-06</text:p>
          </table:table-cell>
          <table:table-cell office:value-type="float" office:value="-0.0000247829575126812" calcext:value-type="float">
            <text:p>-2.47829575126812E-05</text:p>
          </table:table-cell>
          <table:table-cell table:number-columns-repeated="41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48738661920636" calcext:value-type="float">
            <text:p>0.448738661920636</text:p>
          </table:table-cell>
          <table:table-cell table:formula="of:=[.B9]*9.8" office:value-type="float" office:value="4.39763888682223" calcext:value-type="float">
            <text:p>4.3976388868222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23850086339108" calcext:value-type="float">
            <text:p>1.23850086339108E-05</text:p>
          </table:table-cell>
          <table:table-cell table:formula="of:=0.5*[.D12]*(([.D5]-[.C5])/([.D1]-[.C1]))^2" office:value-type="float" office:value="0.0000176731211535858" calcext:value-type="float">
            <text:p>1.76731211535858E-05</text:p>
          </table:table-cell>
          <table:table-cell table:formula="of:=0.5*[.E12]*(([.E5]-[.D5])/([.E1]-[.D1]))^2" office:value-type="float" office:value="0.0000022771660284832" calcext:value-type="float">
            <text:p>2.2771660284832E-06</text:p>
          </table:table-cell>
          <table:table-cell table:formula="of:=0.5*[.F12]*(([.F5]-[.E5])/([.F1]-[.E1]))^2" office:value-type="float" office:value="0.000044602418208863" calcext:value-type="float">
            <text:p>4.4602418208863E-05</text:p>
          </table:table-cell>
          <table:table-cell table:formula="of:=0.5*[.G12]*(([.G5]-[.F5])/([.G1]-[.F1]))^2" office:value-type="float" office:value="0.0000182003320939152" calcext:value-type="float">
            <text:p>1.82003320939152E-05</text:p>
          </table:table-cell>
          <table:table-cell table:formula="of:=0.5*[.H12]*(([.H5]-[.G5])/([.H1]-[.G1]))^2" office:value-type="float" office:value="0.00000233670253852329" calcext:value-type="float">
            <text:p>2.33670253852329E-06</text:p>
          </table:table-cell>
          <table:table-cell table:formula="of:=0.5*[.I12]*(([.I5]-[.H5])/([.I1]-[.H1]))^2" office:value-type="float" office:value="0.00000870259362160688" calcext:value-type="float">
            <text:p>8.70259362160688E-06</text:p>
          </table:table-cell>
          <table:table-cell table:formula="of:=0.5*[.J12]*(([.J5]-[.I5])/([.J1]-[.I1]))^2" office:value-type="float" office:value="0.000248698560628067" calcext:value-type="float">
            <text:p>0.000248698560628</text:p>
          </table:table-cell>
          <table:table-cell table:formula="of:=0.5*[.K12]*(([.K5]-[.J5])/([.K1]-[.J1]))^2" office:value-type="float" office:value="0.00000731459624714006" calcext:value-type="float">
            <text:p>7.31459624714006E-06</text:p>
          </table:table-cell>
          <table:table-cell table:formula="of:=0.5*[.L12]*(([.L5]-[.K5])/([.L1]-[.K1]))^2" office:value-type="float" office:value="0.0000242262918119228" calcext:value-type="float">
            <text:p>2.42262918119228E-05</text:p>
          </table:table-cell>
          <table:table-cell table:formula="of:=0.5*[.M12]*(([.M5]-[.L5])/([.M1]-[.L1]))^2" office:value-type="float" office:value="0.00000665433095161134" calcext:value-type="float">
            <text:p>6.65433095161134E-06</text:p>
          </table:table-cell>
          <table:table-cell table:formula="of:=0.5*[.N12]*(([.N5]-[.M5])/([.N1]-[.M1]))^2" office:value-type="float" office:value="0.00000249552696927697" calcext:value-type="float">
            <text:p>2.49552696927697E-06</text:p>
          </table:table-cell>
          <table:table-cell table:formula="of:=0.5*[.O12]*(([.O5]-[.N5])/([.O1]-[.N1]))^2" office:value-type="float" office:value="0.0000614071449863023" calcext:value-type="float">
            <text:p>6.14071449863023E-05</text:p>
          </table:table-cell>
          <table:table-cell table:formula="of:=0.5*[.P12]*(([.P5]-[.O5])/([.P1]-[.O1]))^2" office:value-type="float" office:value="0.0000485008368916178" calcext:value-type="float">
            <text:p>4.85008368916178E-05</text:p>
          </table:table-cell>
          <table:table-cell table:formula="of:=0.5*[.Q12]*(([.Q5]-[.P5])/([.Q1]-[.P1]))^2" office:value-type="float" office:value="0.00000493090814099891" calcext:value-type="float">
            <text:p>4.93090814099891E-06</text:p>
          </table:table-cell>
          <table:table-cell table:formula="of:=0.5*[.R12]*(([.R5]-[.Q5])/([.R1]-[.Q1]))^2" office:value-type="float" office:value="0.0000115530433751671" calcext:value-type="float">
            <text:p>1.15530433751671E-05</text:p>
          </table:table-cell>
          <table:table-cell table:formula="of:=0.5*[.S12]*(([.S5]-[.R5])/([.S1]-[.R1]))^2" office:value-type="float" office:value="0.0000059310347455178" calcext:value-type="float">
            <text:p>5.9310347455178E-06</text:p>
          </table:table-cell>
          <table:table-cell table:formula="of:=0.5*[.T12]*(([.T5]-[.S5])/([.T1]-[.S1]))^2" office:value-type="float" office:value="0.0000186475476960419" calcext:value-type="float">
            <text:p>1.86475476960419E-05</text:p>
          </table:table-cell>
          <table:table-cell table:formula="of:=0.5*[.U12]*(([.U5]-[.T5])/([.U1]-[.T1]))^2" office:value-type="float" office:value="0.0000505092390879661" calcext:value-type="float">
            <text:p>5.05092390879661E-05</text:p>
          </table:table-cell>
          <table:table-cell table:formula="of:=0.5*[.V12]*(([.V5]-[.U5])/([.V1]-[.U1]))^2" office:value-type="float" office:value="0.0000547304985477131" calcext:value-type="float">
            <text:p>5.47304985477131E-05</text:p>
          </table:table-cell>
          <table:table-cell table:formula="of:=0.5*[.W12]*(([.W5]-[.V5])/([.W1]-[.V1]))^2" office:value-type="float" office:value="0.000013216271735802" calcext:value-type="float">
            <text:p>1.3216271735802E-05</text:p>
          </table:table-cell>
          <table:table-cell table:formula="of:=0.5*[.X12]*(([.X5]-[.W5])/([.X1]-[.W1]))^2" office:value-type="float" office:value="0.000105661150945508" calcext:value-type="float">
            <text:p>0.000105661150946</text:p>
          </table:table-cell>
          <table:table-cell table:formula="of:=0.5*[.Y12]*(([.Y5]-[.X5])/([.Y1]-[.X1]))^2" office:value-type="float" office:value="0.000184218124515952" calcext:value-type="float">
            <text:p>0.000184218124516</text:p>
          </table:table-cell>
          <table:table-cell table:formula="of:=0.5*[.Z12]*(([.Z5]-[.Y5])/([.Z1]-[.Y1]))^2" office:value-type="float" office:value="0.0000165283545971688" calcext:value-type="float">
            <text:p>1.65283545971688E-05</text:p>
          </table:table-cell>
          <table:table-cell table:formula="of:=0.5*[.AA12]*(([.AA5]-[.Z5])/([.AA1]-[.Z1]))^2" office:value-type="float" office:value="0.000112939290794282" calcext:value-type="float">
            <text:p>0.000112939290794</text:p>
          </table:table-cell>
          <table:table-cell table:formula="of:=0.5*[.AB12]*(([.AB5]-[.AA5])/([.AB1]-[.AA1]))^2" office:value-type="float" office:value="0.0000273449544060886" calcext:value-type="float">
            <text:p>2.73449544060886E-05</text:p>
          </table:table-cell>
          <table:table-cell table:formula="of:=0.5*[.AC12]*(([.AC5]-[.AB5])/([.AC1]-[.AB1]))^2" office:value-type="float" office:value="0.000045480997847067" calcext:value-type="float">
            <text:p>4.5480997847067E-05</text:p>
          </table:table-cell>
          <table:table-cell table:formula="of:=0.5*[.AD12]*(([.AD5]-[.AC5])/([.AD1]-[.AC1]))^2" office:value-type="float" office:value="0.000374020913300145" calcext:value-type="float">
            <text:p>0.0003740209133</text:p>
          </table:table-cell>
          <table:table-cell table:formula="of:=0.5*[.AE12]*(([.AE5]-[.AD5])/([.AE1]-[.AD1]))^2" office:value-type="float" office:value="0.000222438691980265" calcext:value-type="float">
            <text:p>0.00022243869198</text:p>
          </table:table-cell>
          <table:table-cell table:formula="of:=0.5*[.AF12]*(([.AF5]-[.AE5])/([.AF1]-[.AE1]))^2" office:value-type="float" office:value="0.000128443266708548" calcext:value-type="float">
            <text:p>0.000128443266709</text:p>
          </table:table-cell>
          <table:table-cell table:formula="of:=0.5*[.AG12]*(([.AG5]-[.AF5])/([.AG1]-[.AF1]))^2" office:value-type="float" office:value="0.0000100232963135993" calcext:value-type="float">
            <text:p>1.00232963135993E-05</text:p>
          </table:table-cell>
          <table:table-cell table:formula="of:=0.5*[.AH12]*(([.AH5]-[.AG5])/([.AH1]-[.AG1]))^2" office:value-type="float" office:value="0.0000329394348816096" calcext:value-type="float">
            <text:p>3.29394348816096E-05</text:p>
          </table:table-cell>
          <table:table-cell table:formula="of:=0.5*[.AI12]*(([.AI5]-[.AH5])/([.AI1]-[.AH1]))^2" office:value-type="float" office:value="0.00000280760591981577" calcext:value-type="float">
            <text:p>2.80760591981577E-06</text:p>
          </table:table-cell>
          <table:table-cell table:formula="of:=0.5*[.AJ12]*(([.AJ5]-[.AI5])/([.AJ1]-[.AI1]))^2" office:value-type="float" office:value="0.0000000997343075308069" calcext:value-type="float">
            <text:p>9.97343075308069E-08</text:p>
          </table:table-cell>
          <table:table-cell table:formula="of:=0.5*[.AK12]*(([.AK5]-[.AJ5])/([.AK1]-[.AJ1]))^2" office:value-type="float" office:value="0.000000979860853554543" calcext:value-type="float">
            <text:p>9.79860853554543E-07</text:p>
          </table:table-cell>
          <table:table-cell table:formula="of:=0.5*[.AL12]*(([.AL5]-[.AK5])/([.AL1]-[.AK1]))^2" office:value-type="float" office:value="0.00000868416595708137" calcext:value-type="float">
            <text:p>8.68416595708137E-06</text:p>
          </table:table-cell>
          <table:table-cell table:formula="of:=0.5*[.AM12]*(([.AM5]-[.AL5])/([.AM1]-[.AL1]))^2" office:value-type="float" office:value="0.000291441080451932" calcext:value-type="float">
            <text:p>0.000291441080452</text:p>
          </table:table-cell>
          <table:table-cell table:formula="of:=0.5*[.AN12]*(([.AN5]-[.AM5])/([.AN1]-[.AM1]))^2" office:value-type="float" office:value="0.00027122975158466" calcext:value-type="float">
            <text:p>0.000271229751585</text:p>
          </table:table-cell>
          <table:table-cell table:formula="of:=0.5*[.AO12]*(([.AO5]-[.AN5])/([.AO1]-[.AN1]))^2" office:value-type="float" office:value="0.00000611284509592116" calcext:value-type="float">
            <text:p>6.11284509592116E-06</text:p>
          </table:table-cell>
          <table:table-cell table:formula="of:=0.5*[.AP12]*(([.AP5]-[.AO5])/([.AP1]-[.AO1]))^2" office:value-type="float" office:value="0.000000792702450357939" calcext:value-type="float">
            <text:p>7.92702450357939E-07</text:p>
          </table:table-cell>
          <table:table-cell table:formula="of:=0.5*[.AQ12]*(([.AQ5]-[.AP5])/([.AQ1]-[.AP1]))^2" office:value-type="float" office:value="0.00000403295193666093" calcext:value-type="float">
            <text:p>4.03295193666093E-06</text:p>
          </table:table-cell>
          <table:table-cell table:formula="of:=0.5*[.AR12]*(([.AR5]-[.AQ5])/([.AR1]-[.AQ1]))^2" office:value-type="float" office:value="0.000000003148525356394" calcext:value-type="float">
            <text:p>3.148525356394E-09</text:p>
          </table:table-cell>
          <table:table-cell table:formula="of:=0.5*[.AS12]*(([.AS5]-[.AR5])/([.AS1]-[.AR1]))^2" office:value-type="float" office:value="0.0000534551031172135" calcext:value-type="float">
            <text:p>5.34551031172135E-05</text:p>
          </table:table-cell>
          <table:table-cell table:formula="of:=0.5*[.AT12]*(([.AT5]-[.AS5])/([.AT1]-[.AS1]))^2" office:value-type="float" office:value="0.000000137943273316399" calcext:value-type="float">
            <text:p>1.37943273316399E-07</text:p>
          </table:table-cell>
          <table:table-cell table:formula="of:=0.5*[.AU12]*(([.AU5]-[.AT5])/([.AU1]-[.AT1]))^2" office:value-type="float" office:value="0.00003588317890747" calcext:value-type="float">
            <text:p>3.588317890747E-05</text:p>
          </table:table-cell>
          <table:table-cell table:formula="of:=0.5*[.AV12]*(([.AV5]-[.AU5])/([.AV1]-[.AU1]))^2" office:value-type="float" office:value="0.00000981260346892121" calcext:value-type="float">
            <text:p>9.81260346892121E-06</text:p>
          </table:table-cell>
          <table:table-cell table:formula="of:=0.5*[.AW12]*(([.AW5]-[.AV5])/([.AW1]-[.AV1]))^2" office:value-type="float" office:value="0.0000538433438601749" calcext:value-type="float">
            <text:p>5.38433438601749E-05</text:p>
          </table:table-cell>
          <table:table-cell table:formula="of:=0.5*[.AX12]*(([.AX5]-[.AW5])/([.AX1]-[.AW1]))^2" office:value-type="float" office:value="0.00000248958259020906" calcext:value-type="float">
            <text:p>2.48958259020906E-06</text:p>
          </table:table-cell>
          <table:table-cell table:formula="of:=0.5*[.AY12]*(([.AY5]-[.AX5])/([.AY1]-[.AX1]))^2" office:value-type="float" office:value="0.0000164044975647787" calcext:value-type="float">
            <text:p>1.64044975647787E-05</text:p>
          </table:table-cell>
          <table:table-cell table:formula="of:=0.5*[.AZ12]*(([.AZ5]-[.AY5])/([.AZ1]-[.AY1]))^2" office:value-type="float" office:value="0.000263851791288277" calcext:value-type="float">
            <text:p>0.000263851791288</text:p>
          </table:table-cell>
          <table:table-cell table:formula="of:=0.5*[.BA12]*(([.BA5]-[.AZ5])/([.BA1]-[.AZ1]))^2" office:value-type="float" office:value="0.000000620001287674142" calcext:value-type="float">
            <text:p>6.20001287674142E-07</text:p>
          </table:table-cell>
          <table:table-cell table:formula="of:=0.5*[.BB12]*(([.BB5]-[.BA5])/([.BB1]-[.BA1]))^2" office:value-type="float" office:value="0.000022888734060511" calcext:value-type="float">
            <text:p>2.2888734060511E-05</text:p>
          </table:table-cell>
          <table:table-cell table:formula="of:=0.5*[.BC12]*(([.BC5]-[.BB5])/([.BC1]-[.BB1]))^2" office:value-type="float" office:value="0.0000010145073834616" calcext:value-type="float">
            <text:p>1.0145073834616E-06</text:p>
          </table:table-cell>
          <table:table-cell table:formula="of:=0.5*[.BD12]*(([.BD5]-[.BC5])/([.BD1]-[.BC1]))^2" office:value-type="float" office:value="0.00000581770559480883" calcext:value-type="float">
            <text:p>5.81770559480883E-06</text:p>
          </table:table-cell>
          <table:table-cell table:formula="of:=0.5*[.BE12]*(([.BE5]-[.BD5])/([.BE1]-[.BD1]))^2" office:value-type="float" office:value="0.00000279440832961699" calcext:value-type="float">
            <text:p>2.79440832961699E-06</text:p>
          </table:table-cell>
          <table:table-cell table:formula="of:=0.5*[.BF12]*(([.BF5]-[.BE5])/([.BF1]-[.BE1]))^2" office:value-type="float" office:value="0.0000364676134376582" calcext:value-type="float">
            <text:p>3.64676134376582E-05</text:p>
          </table:table-cell>
          <table:table-cell table:formula="of:=0.5*[.BG12]*(([.BG5]-[.BF5])/([.BG1]-[.BF1]))^2" office:value-type="float" office:value="0.000141712674560148" calcext:value-type="float">
            <text:p>0.00014171267456</text:p>
          </table:table-cell>
          <table:table-cell table:formula="of:=0.5*[.BH12]*(([.BH5]-[.BG5])/([.BH1]-[.BG1]))^2" office:value-type="float" office:value="0.000117255656994609" calcext:value-type="float">
            <text:p>0.000117255656995</text:p>
          </table:table-cell>
          <table:table-cell table:formula="of:=0.5*[.BI12]*(([.BI5]-[.BH5])/([.BI1]-[.BH1]))^2" office:value-type="float" office:value="0.000178808417471649" calcext:value-type="float">
            <text:p>0.000178808417472</text:p>
          </table:table-cell>
          <table:table-cell table:formula="of:=0.5*[.BJ12]*(([.BJ5]-[.BI5])/([.BJ1]-[.BI1]))^2" office:value-type="float" office:value="0.00000258561188541761" calcext:value-type="float">
            <text:p>2.58561188541761E-06</text:p>
          </table:table-cell>
          <table:table-cell table:formula="of:=0.5*[.BK12]*(([.BK5]-[.BJ5])/([.BK1]-[.BJ1]))^2" office:value-type="float" office:value="0.00000082903390020206" calcext:value-type="float">
            <text:p>8.2903390020206E-07</text:p>
          </table:table-cell>
          <table:table-cell table:formula="of:=0.5*[.BL12]*(([.BL5]-[.BK5])/([.BL1]-[.BK1]))^2" office:value-type="float" office:value="0.00000995613165570553" calcext:value-type="float">
            <text:p>9.95613165570553E-06</text:p>
          </table:table-cell>
          <table:table-cell table:formula="of:=0.5*[.BM12]*(([.BM5]-[.BL5])/([.BM1]-[.BL1]))^2" office:value-type="float" office:value="0.0000367870230971672" calcext:value-type="float">
            <text:p>3.67870230971672E-05</text:p>
          </table:table-cell>
          <table:table-cell table:formula="of:=0.5*[.BN12]*(([.BN5]-[.BM5])/([.BN1]-[.BM1]))^2" office:value-type="float" office:value="0.00000410687031222529" calcext:value-type="float">
            <text:p>4.10687031222529E-06</text:p>
          </table:table-cell>
          <table:table-cell table:formula="of:=0.5*[.BO12]*(([.BO5]-[.BN5])/([.BO1]-[.BN1]))^2" office:value-type="float" office:value="0.0000000511013193936593" calcext:value-type="float">
            <text:p>5.11013193936593E-08</text:p>
          </table:table-cell>
          <table:table-cell table:formula="of:=0.5*[.BP12]*(([.BP5]-[.BO5])/([.BP1]-[.BO1]))^2" office:value-type="float" office:value="0.00000148637724842513" calcext:value-type="float">
            <text:p>1.48637724842513E-06</text:p>
          </table:table-cell>
          <table:table-cell table:formula="of:=0.5*[.BQ12]*(([.BQ5]-[.BP5])/([.BQ1]-[.BP1]))^2" office:value-type="float" office:value="0.0000020296348428314" calcext:value-type="float">
            <text:p>2.0296348428314E-06</text:p>
          </table:table-cell>
          <table:table-cell table:formula="of:=0.5*[.BR12]*(([.BR5]-[.BQ5])/([.BR1]-[.BQ1]))^2" office:value-type="float" office:value="0.00000793550189890868" calcext:value-type="float">
            <text:p>7.93550189890868E-06</text:p>
          </table:table-cell>
          <table:table-cell table:formula="of:=0.5*[.BS12]*(([.BS5]-[.BR5])/([.BS1]-[.BR1]))^2" office:value-type="float" office:value="0.00000832702764662566" calcext:value-type="float">
            <text:p>8.32702764662566E-06</text:p>
          </table:table-cell>
          <table:table-cell table:formula="of:=0.5*[.BT12]*(([.BT5]-[.BS5])/([.BT1]-[.BS1]))^2" office:value-type="float" office:value="0.00000871370053985148" calcext:value-type="float">
            <text:p>8.71370053985148E-06</text:p>
          </table:table-cell>
          <table:table-cell table:formula="of:=0.5*[.BU12]*(([.BU5]-[.BT5])/([.BU1]-[.BT1]))^2" office:value-type="float" office:value="0.000366638471777921" calcext:value-type="float">
            <text:p>0.000366638471778</text:p>
          </table:table-cell>
          <table:table-cell table:formula="of:=0.5*[.BV12]*(([.BV5]-[.BU5])/([.BV1]-[.BU1]))^2" office:value-type="float" office:value="0.0000537167417237462" calcext:value-type="float">
            <text:p>5.37167417237462E-05</text:p>
          </table:table-cell>
          <table:table-cell table:formula="of:=0.5*[.BW12]*(([.BW5]-[.BV5])/([.BW1]-[.BV1]))^2" office:value-type="float" office:value="0.000000776873608539438" calcext:value-type="float">
            <text:p>7.76873608539438E-07</text:p>
          </table:table-cell>
          <table:table-cell table:formula="of:=0.5*[.BX12]*(([.BX5]-[.BW5])/([.BX1]-[.BW1]))^2" office:value-type="float" office:value="0.0000131570681934682" calcext:value-type="float">
            <text:p>1.31570681934682E-05</text:p>
          </table:table-cell>
          <table:table-cell table:formula="of:=0.5*[.BY12]*(([.BY5]-[.BX5])/([.BY1]-[.BX1]))^2" office:value-type="float" office:value="0.0000136733641034062" calcext:value-type="float">
            <text:p>1.36733641034062E-05</text:p>
          </table:table-cell>
          <table:table-cell table:formula="of:=0.5*[.BZ12]*(([.BZ5]-[.BY5])/([.BZ1]-[.BY1]))^2" office:value-type="float" office:value="0.000118571023507914" calcext:value-type="float">
            <text:p>0.000118571023508</text:p>
          </table:table-cell>
          <table:table-cell table:formula="of:=0.5*[.CA12]*(([.CA5]-[.BZ5])/([.CA1]-[.BZ1]))^2" office:value-type="float" office:value="0.000349084452315269" calcext:value-type="float">
            <text:p>0.000349084452315</text:p>
          </table:table-cell>
          <table:table-cell table:formula="of:=0.5*[.CB12]*(([.CB5]-[.CA5])/([.CB1]-[.CA1]))^2" office:value-type="float" office:value="0.0000762833400691659" calcext:value-type="float">
            <text:p>7.62833400691659E-05</text:p>
          </table:table-cell>
          <table:table-cell table:formula="of:=0.5*[.CC12]*(([.CC5]-[.CB5])/([.CC1]-[.CB1]))^2" office:value-type="float" office:value="0.0000106259882583522" calcext:value-type="float">
            <text:p>1.06259882583522E-05</text:p>
          </table:table-cell>
          <table:table-cell table:formula="of:=0.5*[.CD12]*(([.CD5]-[.CC5])/([.CD1]-[.CC1]))^2" office:value-type="float" office:value="0.00000704987981351474" calcext:value-type="float">
            <text:p>7.04987981351474E-06</text:p>
          </table:table-cell>
          <table:table-cell table:formula="of:=0.5*[.CE12]*(([.CE5]-[.CD5])/([.CE1]-[.CD1]))^2" office:value-type="float" office:value="0.0000407096533335299" calcext:value-type="float">
            <text:p>4.07096533335299E-05</text:p>
          </table:table-cell>
          <table:table-cell table:formula="of:=0.5*[.CF12]*(([.CF5]-[.CE5])/([.CF1]-[.CE1]))^2" office:value-type="float" office:value="0.0000107760420419059" calcext:value-type="float">
            <text:p>1.07760420419059E-05</text:p>
          </table:table-cell>
          <table:table-cell table:formula="of:=0.5*[.CG12]*(([.CG5]-[.CF5])/([.CG1]-[.CF1]))^2" office:value-type="float" office:value="0.000111279012434888" calcext:value-type="float">
            <text:p>0.000111279012435</text:p>
          </table:table-cell>
          <table:table-cell table:formula="of:=0.5*[.CH12]*(([.CH5]-[.CG5])/([.CH1]-[.CG1]))^2" office:value-type="float" office:value="0.00661187237222248" calcext:value-type="float">
            <text:p>0.006611872372222</text:p>
          </table:table-cell>
          <table:table-cell table:formula="of:=0.5*[.CI12]*(([.CI5]-[.CH5])/([.CI1]-[.CH1]))^2" office:value-type="float" office:value="0.000789093434336821" calcext:value-type="float">
            <text:p>0.000789093434337</text:p>
          </table:table-cell>
          <table:table-cell table:formula="of:=0.5*[.CJ12]*(([.CJ5]-[.CI5])/([.CJ1]-[.CI1]))^2" office:value-type="float" office:value="0.00194204607390575" calcext:value-type="float">
            <text:p>0.001942046073906</text:p>
          </table:table-cell>
          <table:table-cell table:formula="of:=0.5*[.CK12]*(([.CK5]-[.CJ5])/([.CK1]-[.CJ1]))^2" office:value-type="float" office:value="0.010406116532451" calcext:value-type="float">
            <text:p>0.010406116532451</text:p>
          </table:table-cell>
          <table:table-cell table:formula="of:=0.5*[.CL12]*(([.CL5]-[.CK5])/([.CL1]-[.CK1]))^2" office:value-type="float" office:value="0.00130281888676134" calcext:value-type="float">
            <text:p>0.001302818886761</text:p>
          </table:table-cell>
          <table:table-cell table:formula="of:=0.5*[.CM12]*(([.CM5]-[.CL5])/([.CM1]-[.CL1]))^2" office:value-type="float" office:value="0.000173214916129022" calcext:value-type="float">
            <text:p>0.000173214916129</text:p>
          </table:table-cell>
          <table:table-cell table:formula="of:=0.5*[.CN12]*(([.CN5]-[.CM5])/([.CN1]-[.CM1]))^2" office:value-type="float" office:value="0.00377767889869567" calcext:value-type="float">
            <text:p>0.003777678898696</text:p>
          </table:table-cell>
          <table:table-cell table:formula="of:=0.5*[.CO12]*(([.CO5]-[.CN5])/([.CO1]-[.CN1]))^2" office:value-type="float" office:value="0.0032027353770542" calcext:value-type="float">
            <text:p>0.003202735377054</text:p>
          </table:table-cell>
          <table:table-cell table:formula="of:=0.5*[.CP12]*(([.CP5]-[.CO5])/([.CP1]-[.CO1]))^2" office:value-type="float" office:value="0.0742503048504803" calcext:value-type="float">
            <text:p>0.07425030485048</text:p>
          </table:table-cell>
          <table:table-cell table:formula="of:=0.5*[.CQ12]*(([.CQ5]-[.CP5])/([.CQ1]-[.CP1]))^2" office:value-type="float" office:value="0.0181384018225971" calcext:value-type="float">
            <text:p>0.018138401822597</text:p>
          </table:table-cell>
          <table:table-cell table:formula="of:=0.5*[.CR12]*(([.CR5]-[.CQ5])/([.CR1]-[.CQ1]))^2" office:value-type="float" office:value="0.00646311097980457" calcext:value-type="float">
            <text:p>0.006463110979805</text:p>
          </table:table-cell>
          <table:table-cell table:formula="of:=0.5*[.CS12]*(([.CS5]-[.CR5])/([.CS1]-[.CR1]))^2" office:value-type="float" office:value="0.0000106622581017672" calcext:value-type="float">
            <text:p>1.06622581017672E-05</text:p>
          </table:table-cell>
          <table:table-cell table:formula="of:=0.5*[.CT12]*(([.CT5]-[.CS5])/([.CT1]-[.CS1]))^2" office:value-type="float" office:value="0.00215208859536005" calcext:value-type="float">
            <text:p>0.00215208859536</text:p>
          </table:table-cell>
          <table:table-cell table:formula="of:=0.5*[.CU12]*(([.CU5]-[.CT5])/([.CU1]-[.CT1]))^2" office:value-type="float" office:value="0.00182543768411505" calcext:value-type="float">
            <text:p>0.001825437684115</text:p>
          </table:table-cell>
          <table:table-cell table:formula="of:=0.5*[.CV12]*(([.CV5]-[.CU5])/([.CV1]-[.CU1]))^2" office:value-type="float" office:value="0.0000904627055866945" calcext:value-type="float">
            <text:p>9.04627055866945E-05</text:p>
          </table:table-cell>
          <table:table-cell table:formula="of:=0.5*[.CW12]*(([.CW5]-[.CV5])/([.CW1]-[.CV1]))^2" office:value-type="float" office:value="0.0370999707909198" calcext:value-type="float">
            <text:p>0.03709997079092</text:p>
          </table:table-cell>
          <table:table-cell table:formula="of:=0.5*[.CX12]*(([.CX5]-[.CW5])/([.CX1]-[.CW1]))^2" office:value-type="float" office:value="0.0268539212168465" calcext:value-type="float">
            <text:p>0.026853921216847</text:p>
          </table:table-cell>
          <table:table-cell table:formula="of:=0.5*[.CY12]*(([.CY5]-[.CX5])/([.CY1]-[.CX1]))^2" office:value-type="float" office:value="0.000229825521323907" calcext:value-type="float">
            <text:p>0.000229825521324</text:p>
          </table:table-cell>
          <table:table-cell table:formula="of:=0.5*[.CZ12]*(([.CZ5]-[.CY5])/([.CZ1]-[.CY1]))^2" office:value-type="float" office:value="0.0000063256875880497" calcext:value-type="float">
            <text:p>6.3256875880497E-06</text:p>
          </table:table-cell>
          <table:table-cell table:formula="of:=0.5*[.DA12]*(([.DA5]-[.CZ5])/([.DA1]-[.CZ1]))^2" office:value-type="float" office:value="0.0388076476584321" calcext:value-type="float">
            <text:p>0.038807647658432</text:p>
          </table:table-cell>
          <table:table-cell table:formula="of:=0.5*[.DB12]*(([.DB5]-[.DA5])/([.DB1]-[.DA1]))^2" office:value-type="float" office:value="0.00190191070819296" calcext:value-type="float">
            <text:p>0.001901910708193</text:p>
          </table:table-cell>
          <table:table-cell table:formula="of:=0.5*[.DC12]*(([.DC5]-[.DB5])/([.DC1]-[.DB1]))^2" office:value-type="float" office:value="0.00137519288552246" calcext:value-type="float">
            <text:p>0.001375192885522</text:p>
          </table:table-cell>
          <table:table-cell table:formula="of:=0.5*[.DD12]*(([.DD5]-[.DC5])/([.DD1]-[.DC1]))^2" office:value-type="float" office:value="0.00806016620540702" calcext:value-type="float">
            <text:p>0.008060166205407</text:p>
          </table:table-cell>
          <table:table-cell table:formula="of:=0.5*[.DE12]*(([.DE5]-[.DD5])/([.DE1]-[.DD1]))^2" office:value-type="float" office:value="0.00360775427647954" calcext:value-type="float">
            <text:p>0.00360775427648</text:p>
          </table:table-cell>
          <table:table-cell table:formula="of:=0.5*[.DF12]*(([.DF5]-[.DE5])/([.DF1]-[.DE1]))^2" office:value-type="float" office:value="0.00255538746914615" calcext:value-type="float">
            <text:p>0.002555387469146</text:p>
          </table:table-cell>
          <table:table-cell table:formula="of:=0.5*[.DG12]*(([.DG5]-[.DF5])/([.DG1]-[.DF1]))^2" office:value-type="float" office:value="0.0161681606290279" calcext:value-type="float">
            <text:p>0.016168160629028</text:p>
          </table:table-cell>
          <table:table-cell table:formula="of:=0.5*[.DH12]*(([.DH5]-[.DG5])/([.DH1]-[.DG1]))^2" office:value-type="float" office:value="0.0578884390192344" calcext:value-type="float">
            <text:p>0.057888439019234</text:p>
          </table:table-cell>
          <table:table-cell table:formula="of:=0.5*[.DI12]*(([.DI5]-[.DH5])/([.DI1]-[.DH1]))^2" office:value-type="float" office:value="0.000331541741958953" calcext:value-type="float">
            <text:p>0.000331541741959</text:p>
          </table:table-cell>
          <table:table-cell table:formula="of:=0.5*[.DJ12]*(([.DJ5]-[.DI5])/([.DJ1]-[.DI1]))^2" office:value-type="float" office:value="0.0167626966806336" calcext:value-type="float">
            <text:p>0.016762696680634</text:p>
          </table:table-cell>
          <table:table-cell table:formula="of:=0.5*[.DK12]*(([.DK5]-[.DJ5])/([.DK1]-[.DJ1]))^2" office:value-type="float" office:value="0.0000163544264906266" calcext:value-type="float">
            <text:p>1.63544264906266E-05</text:p>
          </table:table-cell>
          <table:table-cell table:formula="of:=0.5*[.DL12]*(([.DL5]-[.DK5])/([.DL1]-[.DK1]))^2" office:value-type="float" office:value="0.0000301728164394886" calcext:value-type="float">
            <text:p>3.01728164394886E-05</text:p>
          </table:table-cell>
          <table:table-cell table:formula="of:=0.5*[.DM12]*(([.DM5]-[.DL5])/([.DM1]-[.DL1]))^2" office:value-type="float" office:value="0.000652686394211722" calcext:value-type="float">
            <text:p>0.000652686394212</text:p>
          </table:table-cell>
          <table:table-cell table:formula="of:=0.5*[.DN12]*(([.DN5]-[.DM5])/([.DN1]-[.DM1]))^2" office:value-type="float" office:value="0.0468357558572688" calcext:value-type="float">
            <text:p>0.046835755857269</text:p>
          </table:table-cell>
          <table:table-cell table:formula="of:=0.5*[.DO12]*(([.DO5]-[.DN5])/([.DO1]-[.DN1]))^2" office:value-type="float" office:value="0.0024493763292725" calcext:value-type="float">
            <text:p>0.002449376329273</text:p>
          </table:table-cell>
          <table:table-cell table:formula="of:=0.5*[.DP12]*(([.DP5]-[.DO5])/([.DP1]-[.DO1]))^2" office:value-type="float" office:value="0.0171224583179842" calcext:value-type="float">
            <text:p>0.017122458317984</text:p>
          </table:table-cell>
          <table:table-cell table:formula="of:=0.5*[.DQ12]*(([.DQ5]-[.DP5])/([.DQ1]-[.DP1]))^2" office:value-type="float" office:value="0.00220551780356676" calcext:value-type="float">
            <text:p>0.002205517803567</text:p>
          </table:table-cell>
          <table:table-cell table:formula="of:=0.5*[.DR12]*(([.DR5]-[.DQ5])/([.DR1]-[.DQ1]))^2" office:value-type="float" office:value="0.000763392619561268" calcext:value-type="float">
            <text:p>0.000763392619561</text:p>
          </table:table-cell>
          <table:table-cell table:formula="of:=0.5*[.DS12]*(([.DS5]-[.DR5])/([.DS1]-[.DR1]))^2" office:value-type="float" office:value="0.0359545363683843" calcext:value-type="float">
            <text:p>0.035954536368384</text:p>
          </table:table-cell>
          <table:table-cell table:formula="of:=0.5*[.DT12]*(([.DT5]-[.DS5])/([.DT1]-[.DS1]))^2" office:value-type="float" office:value="0.00918172863328518" calcext:value-type="float">
            <text:p>0.009181728633285</text:p>
          </table:table-cell>
          <table:table-cell table:formula="of:=0.5*[.DU12]*(([.DU5]-[.DT5])/([.DU1]-[.DT1]))^2" office:value-type="float" office:value="0.00132247176994248" calcext:value-type="float">
            <text:p>0.001322471769942</text:p>
          </table:table-cell>
          <table:table-cell table:formula="of:=0.5*[.DV12]*(([.DV5]-[.DU5])/([.DV1]-[.DU1]))^2" office:value-type="float" office:value="0.000966826818237994" calcext:value-type="float">
            <text:p>0.000966826818238</text:p>
          </table:table-cell>
          <table:table-cell table:formula="of:=0.5*[.DW12]*(([.DW5]-[.DV5])/([.DW1]-[.DV1]))^2" office:value-type="float" office:value="0.0000237699754016594" calcext:value-type="float">
            <text:p>2.37699754016594E-05</text:p>
          </table:table-cell>
          <table:table-cell table:formula="of:=0.5*[.DX12]*(([.DX5]-[.DW5])/([.DX1]-[.DW1]))^2" office:value-type="float" office:value="0.062223937739921" calcext:value-type="float">
            <text:p>0.062223937739921</text:p>
          </table:table-cell>
          <table:table-cell table:formula="of:=0.5*[.DY12]*(([.DY5]-[.DX5])/([.DY1]-[.DX1]))^2" office:value-type="float" office:value="0.00444246925845773" calcext:value-type="float">
            <text:p>0.004442469258458</text:p>
          </table:table-cell>
          <table:table-cell table:formula="of:=0.5*[.DZ12]*(([.DZ5]-[.DY5])/([.DZ1]-[.DY1]))^2" office:value-type="float" office:value="0.000153780229714425" calcext:value-type="float">
            <text:p>0.000153780229714</text:p>
          </table:table-cell>
          <table:table-cell table:formula="of:=0.5*[.EA12]*(([.EA5]-[.DZ5])/([.EA1]-[.DZ1]))^2" office:value-type="float" office:value="0.000795360560487781" calcext:value-type="float">
            <text:p>0.000795360560488</text:p>
          </table:table-cell>
          <table:table-cell table:formula="of:=0.5*[.EB12]*(([.EB5]-[.EA5])/([.EB1]-[.EA1]))^2" office:value-type="float" office:value="0.00488756261003555" calcext:value-type="float">
            <text:p>0.004887562610036</text:p>
          </table:table-cell>
          <table:table-cell table:formula="of:=0.5*[.EC12]*(([.EC5]-[.EB5])/([.EC1]-[.EB1]))^2" office:value-type="float" office:value="0.00214859033442263" calcext:value-type="float">
            <text:p>0.002148590334423</text:p>
          </table:table-cell>
          <table:table-cell table:formula="of:=0.5*[.ED12]*(([.ED5]-[.EC5])/([.ED1]-[.EC1]))^2" office:value-type="float" office:value="0.00954663102480967" calcext:value-type="float">
            <text:p>0.00954663102481</text:p>
          </table:table-cell>
          <table:table-cell table:formula="of:=0.5*[.EE12]*(([.EE5]-[.ED5])/([.EE1]-[.ED1]))^2" office:value-type="float" office:value="0.00169657626188142" calcext:value-type="float">
            <text:p>0.001696576261881</text:p>
          </table:table-cell>
          <table:table-cell table:formula="of:=0.5*[.EF12]*(([.EF5]-[.EE5])/([.EF1]-[.EE1]))^2" office:value-type="float" office:value="0.0360564108982919" calcext:value-type="float">
            <text:p>0.036056410898292</text:p>
          </table:table-cell>
          <table:table-cell table:formula="of:=0.5*[.EG12]*(([.EG5]-[.EF5])/([.EG1]-[.EF1]))^2" office:value-type="float" office:value="0.0684146147828575" calcext:value-type="float">
            <text:p>0.068414614782858</text:p>
          </table:table-cell>
          <table:table-cell table:formula="of:=0.5*[.EH12]*(([.EH5]-[.EG5])/([.EH1]-[.EG1]))^2" office:value-type="float" office:value="0.0412931801805478" calcext:value-type="float">
            <text:p>0.041293180180548</text:p>
          </table:table-cell>
          <table:table-cell table:formula="of:=0.5*[.EI12]*(([.EI5]-[.EH5])/([.EI1]-[.EH1]))^2" office:value-type="float" office:value="0.000345136846141949" calcext:value-type="float">
            <text:p>0.000345136846142</text:p>
          </table:table-cell>
          <table:table-cell table:formula="of:=0.5*[.EJ12]*(([.EJ5]-[.EI5])/([.EJ1]-[.EI1]))^2" office:value-type="float" office:value="0.000199219250118072" calcext:value-type="float">
            <text:p>0.000199219250118</text:p>
          </table:table-cell>
          <table:table-cell table:formula="of:=0.5*[.EK12]*(([.EK5]-[.EJ5])/([.EK1]-[.EJ1]))^2" office:value-type="float" office:value="0.000794925418895077" calcext:value-type="float">
            <text:p>0.000794925418895</text:p>
          </table:table-cell>
          <table:table-cell table:formula="of:=0.5*[.EL12]*(([.EL5]-[.EK5])/([.EL1]-[.EK1]))^2" office:value-type="float" office:value="0.0167030764218163" calcext:value-type="float">
            <text:p>0.016703076421816</text:p>
          </table:table-cell>
          <table:table-cell table:formula="of:=0.5*[.EM12]*(([.EM5]-[.EL5])/([.EM1]-[.EL1]))^2" office:value-type="float" office:value="0.00708738599289601" calcext:value-type="float">
            <text:p>0.007087385992896</text:p>
          </table:table-cell>
          <table:table-cell table:formula="of:=0.5*[.EN12]*(([.EN5]-[.EM5])/([.EN1]-[.EM1]))^2" office:value-type="float" office:value="0.000894566550378929" calcext:value-type="float">
            <text:p>0.000894566550379</text:p>
          </table:table-cell>
          <table:table-cell table:formula="of:=0.5*[.EO12]*(([.EO5]-[.EN5])/([.EO1]-[.EN1]))^2" office:value-type="float" office:value="0.00407588170581046" calcext:value-type="float">
            <text:p>0.00407588170581</text:p>
          </table:table-cell>
          <table:table-cell table:formula="of:=0.5*[.EP12]*(([.EP5]-[.EO5])/([.EP1]-[.EO1]))^2" office:value-type="float" office:value="0.01049185012295" calcext:value-type="float">
            <text:p>0.01049185012295</text:p>
          </table:table-cell>
          <table:table-cell table:formula="of:=0.5*[.EQ12]*(([.EQ5]-[.EP5])/([.EQ1]-[.EP1]))^2" office:value-type="float" office:value="0.00611440807914596" calcext:value-type="float">
            <text:p>0.006114408079146</text:p>
          </table:table-cell>
          <table:table-cell table:formula="of:=0.5*[.ER12]*(([.ER5]-[.EQ5])/([.ER1]-[.EQ1]))^2" office:value-type="float" office:value="0.00506710959590534" calcext:value-type="float">
            <text:p>0.005067109595905</text:p>
          </table:table-cell>
          <table:table-cell table:formula="of:=0.5*[.ES12]*(([.ES5]-[.ER5])/([.ES1]-[.ER1]))^2" office:value-type="float" office:value="0.0815131298070069" calcext:value-type="float">
            <text:p>0.081513129807007</text:p>
          </table:table-cell>
          <table:table-cell table:formula="of:=0.5*[.ET12]*(([.ET5]-[.ES5])/([.ET1]-[.ES1]))^2" office:value-type="float" office:value="0.000777750499719408" calcext:value-type="float">
            <text:p>0.000777750499719</text:p>
          </table:table-cell>
          <table:table-cell table:formula="of:=0.5*[.EU12]*(([.EU5]-[.ET5])/([.EU1]-[.ET1]))^2" office:value-type="float" office:value="0.00618049155388838" calcext:value-type="float">
            <text:p>0.006180491553888</text:p>
          </table:table-cell>
          <table:table-cell table:formula="of:=0.5*[.EV12]*(([.EV5]-[.EU5])/([.EV1]-[.EU1]))^2" office:value-type="float" office:value="0.00986793908194294" calcext:value-type="float">
            <text:p>0.009867939081943</text:p>
          </table:table-cell>
          <table:table-cell table:formula="of:=0.5*[.EW12]*(([.EW5]-[.EV5])/([.EW1]-[.EV1]))^2" office:value-type="float" office:value="0.00270543223239787" calcext:value-type="float">
            <text:p>0.002705432232398</text:p>
          </table:table-cell>
          <table:table-cell table:formula="of:=0.5*[.EX12]*(([.EX5]-[.EW5])/([.EX1]-[.EW1]))^2" office:value-type="float" office:value="0.0278579074885596" calcext:value-type="float">
            <text:p>0.02785790748856</text:p>
          </table:table-cell>
          <table:table-cell table:formula="of:=0.5*[.EY12]*(([.EY5]-[.EX5])/([.EY1]-[.EX1]))^2" office:value-type="float" office:value="0.00322409655905952" calcext:value-type="float">
            <text:p>0.00322409655906</text:p>
          </table:table-cell>
          <table:table-cell table:formula="of:=0.5*[.EZ12]*(([.EZ5]-[.EY5])/([.EZ1]-[.EY1]))^2" office:value-type="float" office:value="0.00638841713163389" calcext:value-type="float">
            <text:p>0.006388417131634</text:p>
          </table:table-cell>
          <table:table-cell table:formula="of:=0.5*[.FA12]*(([.FA5]-[.EZ5])/([.FA1]-[.EZ1]))^2" office:value-type="float" office:value="0.000054459477538313" calcext:value-type="float">
            <text:p>5.4459477538313E-05</text:p>
          </table:table-cell>
          <table:table-cell table:formula="of:=0.5*[.FB12]*(([.FB5]-[.FA5])/([.FB1]-[.FA1]))^2" office:value-type="float" office:value="0.0353224985673326" calcext:value-type="float">
            <text:p>0.035322498567333</text:p>
          </table:table-cell>
          <table:table-cell table:formula="of:=0.5*[.FC12]*(([.FC5]-[.FB5])/([.FC1]-[.FB1]))^2" office:value-type="float" office:value="0.00000311381174431622" calcext:value-type="float">
            <text:p>3.11381174431622E-06</text:p>
          </table:table-cell>
          <table:table-cell table:formula="of:=0.5*[.FD12]*(([.FD5]-[.FC5])/([.FD1]-[.FC1]))^2" office:value-type="float" office:value="0.0018521030654698" calcext:value-type="float">
            <text:p>0.00185210306547</text:p>
          </table:table-cell>
          <table:table-cell table:formula="of:=0.5*[.FE12]*(([.FE5]-[.FD5])/([.FE1]-[.FD1]))^2" office:value-type="float" office:value="0.00171179508231765" calcext:value-type="float">
            <text:p>0.001711795082318</text:p>
          </table:table-cell>
          <table:table-cell table:formula="of:=0.5*[.FF12]*(([.FF5]-[.FE5])/([.FF1]-[.FE1]))^2" office:value-type="float" office:value="0.00160762623320317" calcext:value-type="float">
            <text:p>0.001607626233203</text:p>
          </table:table-cell>
          <table:table-cell table:formula="of:=0.5*[.FG12]*(([.FG5]-[.FF5])/([.FG1]-[.FF1]))^2" office:value-type="float" office:value="0.00722722838784333" calcext:value-type="float">
            <text:p>0.007227228387843</text:p>
          </table:table-cell>
          <table:table-cell table:formula="of:=0.5*[.FH12]*(([.FH5]-[.FG5])/([.FH1]-[.FG1]))^2" office:value-type="float" office:value="0.00448814880199375" calcext:value-type="float">
            <text:p>0.004488148801994</text:p>
          </table:table-cell>
          <table:table-cell table:formula="of:=0.5*[.FI12]*(([.FI5]-[.FH5])/([.FI1]-[.FH1]))^2" office:value-type="float" office:value="0.0401656896624302" calcext:value-type="float">
            <text:p>0.04016568966243</text:p>
          </table:table-cell>
          <table:table-cell table:formula="of:=0.5*[.FJ12]*(([.FJ5]-[.FI5])/([.FJ1]-[.FI1]))^2" office:value-type="float" office:value="0.106393389305793" calcext:value-type="float">
            <text:p>0.106393389305793</text:p>
          </table:table-cell>
          <table:table-cell table:formula="of:=0.5*[.FK12]*(([.FK5]-[.FJ5])/([.FK1]-[.FJ1]))^2" office:value-type="float" office:value="0.00956143323863627" calcext:value-type="float">
            <text:p>0.009561433238636</text:p>
          </table:table-cell>
          <table:table-cell table:formula="of:=0.5*[.FL12]*(([.FL5]-[.FK5])/([.FL1]-[.FK1]))^2" office:value-type="float" office:value="0.00483867435552128" calcext:value-type="float">
            <text:p>0.004838674355521</text:p>
          </table:table-cell>
          <table:table-cell table:formula="of:=0.5*[.FM12]*(([.FM5]-[.FL5])/([.FM1]-[.FL1]))^2" office:value-type="float" office:value="0.000205677591356212" calcext:value-type="float">
            <text:p>0.000205677591356</text:p>
          </table:table-cell>
          <table:table-cell table:formula="of:=0.5*[.FN12]*(([.FN5]-[.FM5])/([.FN1]-[.FM1]))^2" office:value-type="float" office:value="0.000472683318089438" calcext:value-type="float">
            <text:p>0.000472683318089</text:p>
          </table:table-cell>
          <table:table-cell table:formula="of:=0.5*[.FO12]*(([.FO5]-[.FN5])/([.FO1]-[.FN1]))^2" office:value-type="float" office:value="0.0655707551535035" calcext:value-type="float">
            <text:p>0.065570755153504</text:p>
          </table:table-cell>
          <table:table-cell table:formula="of:=0.5*[.FP12]*(([.FP5]-[.FO5])/([.FP1]-[.FO1]))^2" office:value-type="float" office:value="0.0150275685856417" calcext:value-type="float">
            <text:p>0.015027568585642</text:p>
          </table:table-cell>
          <table:table-cell table:formula="of:=0.5*[.FQ12]*(([.FQ5]-[.FP5])/([.FQ1]-[.FP1]))^2" office:value-type="float" office:value="0.00169113963405385" calcext:value-type="float">
            <text:p>0.001691139634054</text:p>
          </table:table-cell>
          <table:table-cell table:formula="of:=0.5*[.FR12]*(([.FR5]-[.FQ5])/([.FR1]-[.FQ1]))^2" office:value-type="float" office:value="0.0109219195135406" calcext:value-type="float">
            <text:p>0.010921919513541</text:p>
          </table:table-cell>
          <table:table-cell table:formula="of:=0.5*[.FS12]*(([.FS5]-[.FR5])/([.FS1]-[.FR1]))^2" office:value-type="float" office:value="0.00561356025313347" calcext:value-type="float">
            <text:p>0.005613560253133</text:p>
          </table:table-cell>
          <table:table-cell table:formula="of:=0.5*[.FT12]*(([.FT5]-[.FS5])/([.FT1]-[.FS1]))^2" office:value-type="float" office:value="0.000262640547407303" calcext:value-type="float">
            <text:p>0.000262640547407</text:p>
          </table:table-cell>
          <table:table-cell table:formula="of:=0.5*[.FU12]*(([.FU5]-[.FT5])/([.FU1]-[.FT1]))^2" office:value-type="float" office:value="0.0321138481757006" calcext:value-type="float">
            <text:p>0.032113848175701</text:p>
          </table:table-cell>
          <table:table-cell table:formula="of:=0.5*[.FV12]*(([.FV5]-[.FU5])/([.FV1]-[.FU1]))^2" office:value-type="float" office:value="0.00376808001393298" calcext:value-type="float">
            <text:p>0.003768080013933</text:p>
          </table:table-cell>
          <table:table-cell table:formula="of:=0.5*[.FW12]*(([.FW5]-[.FV5])/([.FW1]-[.FV1]))^2" office:value-type="float" office:value="0.0307908037525071" calcext:value-type="float">
            <text:p>0.030790803752507</text:p>
          </table:table-cell>
          <table:table-cell table:formula="of:=0.5*[.FX12]*(([.FX5]-[.FW5])/([.FX1]-[.FW1]))^2" office:value-type="float" office:value="0.000446212284244228" calcext:value-type="float">
            <text:p>0.000446212284244</text:p>
          </table:table-cell>
          <table:table-cell table:formula="of:=0.5*[.FY12]*(([.FY5]-[.FX5])/([.FY1]-[.FX1]))^2" office:value-type="float" office:value="0.0024551574156875" calcext:value-type="float">
            <text:p>0.002455157415688</text:p>
          </table:table-cell>
          <table:table-cell table:formula="of:=0.5*[.FZ12]*(([.FZ5]-[.FY5])/([.FZ1]-[.FY1]))^2" office:value-type="float" office:value="0.00488303056554457" calcext:value-type="float">
            <text:p>0.004883030565545</text:p>
          </table:table-cell>
          <table:table-cell table:formula="of:=0.5*[.GA12]*(([.GA5]-[.FZ5])/([.GA1]-[.FZ1]))^2" office:value-type="float" office:value="0.0471523034547102" calcext:value-type="float">
            <text:p>0.04715230345471</text:p>
          </table:table-cell>
          <table:table-cell table:formula="of:=0.5*[.GB12]*(([.GB5]-[.GA5])/([.GB1]-[.GA1]))^2" office:value-type="float" office:value="0.0322084858194582" calcext:value-type="float">
            <text:p>0.032208485819458</text:p>
          </table:table-cell>
          <table:table-cell table:formula="of:=0.5*[.GC12]*(([.GC5]-[.GB5])/([.GC1]-[.GB1]))^2" office:value-type="float" office:value="0.000681705465316632" calcext:value-type="float">
            <text:p>0.000681705465317</text:p>
          </table:table-cell>
          <table:table-cell table:formula="of:=0.5*[.GD12]*(([.GD5]-[.GC5])/([.GD1]-[.GC1]))^2" office:value-type="float" office:value="0.0332430423464272" calcext:value-type="float">
            <text:p>0.033243042346427</text:p>
          </table:table-cell>
          <table:table-cell table:formula="of:=0.5*[.GE12]*(([.GE5]-[.GD5])/([.GE1]-[.GD1]))^2" office:value-type="float" office:value="0.0197008197673606" calcext:value-type="float">
            <text:p>0.019700819767361</text:p>
          </table:table-cell>
          <table:table-cell table:formula="of:=0.5*[.GF12]*(([.GF5]-[.GE5])/([.GF1]-[.GE1]))^2" office:value-type="float" office:value="0.0200807599851268" calcext:value-type="float">
            <text:p>0.020080759985127</text:p>
          </table:table-cell>
          <table:table-cell table:formula="of:=0.5*[.GG12]*(([.GG5]-[.GF5])/([.GG1]-[.GF1]))^2" office:value-type="float" office:value="0.0273580564698009" calcext:value-type="float">
            <text:p>0.027358056469801</text:p>
          </table:table-cell>
          <table:table-cell table:formula="of:=0.5*[.GH12]*(([.GH5]-[.GG5])/([.GH1]-[.GG1]))^2" office:value-type="float" office:value="0.0020794120786761" calcext:value-type="float">
            <text:p>0.002079412078676</text:p>
          </table:table-cell>
          <table:table-cell table:formula="of:=0.5*[.GI12]*(([.GI5]-[.GH5])/([.GI1]-[.GH1]))^2" office:value-type="float" office:value="0.000326823974271253" calcext:value-type="float">
            <text:p>0.000326823974271</text:p>
          </table:table-cell>
          <table:table-cell table:formula="of:=0.5*[.GJ12]*(([.GJ5]-[.GI5])/([.GJ1]-[.GI1]))^2" office:value-type="float" office:value="0.00167452985283205" calcext:value-type="float">
            <text:p>0.001674529852832</text:p>
          </table:table-cell>
          <table:table-cell table:formula="of:=0.5*[.GK12]*(([.GK5]-[.GJ5])/([.GK1]-[.GJ1]))^2" office:value-type="float" office:value="0.0246064021796465" calcext:value-type="float">
            <text:p>0.024606402179647</text:p>
          </table:table-cell>
          <table:table-cell table:formula="of:=0.5*[.GL12]*(([.GL5]-[.GK5])/([.GL1]-[.GK1]))^2" office:value-type="float" office:value="0.000803217716005073" calcext:value-type="float">
            <text:p>0.000803217716005</text:p>
          </table:table-cell>
          <table:table-cell table:formula="of:=0.5*[.GM12]*(([.GM5]-[.GL5])/([.GM1]-[.GL1]))^2" office:value-type="float" office:value="0.0184138766910228" calcext:value-type="float">
            <text:p>0.018413876691023</text:p>
          </table:table-cell>
          <table:table-cell table:formula="of:=0.5*[.GN12]*(([.GN5]-[.GM5])/([.GN1]-[.GM1]))^2" office:value-type="float" office:value="0.00215618840563485" calcext:value-type="float">
            <text:p>0.002156188405635</text:p>
          </table:table-cell>
          <table:table-cell table:formula="of:=0.5*[.GO12]*(([.GO5]-[.GN5])/([.GO1]-[.GN1]))^2" office:value-type="float" office:value="0.000781436297087964" calcext:value-type="float">
            <text:p>0.000781436297088</text:p>
          </table:table-cell>
          <table:table-cell table:formula="of:=0.5*[.GP12]*(([.GP5]-[.GO5])/([.GP1]-[.GO1]))^2" office:value-type="float" office:value="0.0129745666210861" calcext:value-type="float">
            <text:p>0.012974566621086</text:p>
          </table:table-cell>
          <table:table-cell table:formula="of:=0.5*[.GQ12]*(([.GQ5]-[.GP5])/([.GQ1]-[.GP1]))^2" office:value-type="float" office:value="0.0136260490617172" calcext:value-type="float">
            <text:p>0.013626049061717</text:p>
          </table:table-cell>
          <table:table-cell table:formula="of:=0.5*[.GR12]*(([.GR5]-[.GQ5])/([.GR1]-[.GQ1]))^2" office:value-type="float" office:value="0.000349477987514772" calcext:value-type="float">
            <text:p>0.000349477987515</text:p>
          </table:table-cell>
          <table:table-cell table:formula="of:=0.5*[.GS12]*(([.GS5]-[.GR5])/([.GS1]-[.GR1]))^2" office:value-type="float" office:value="0.155248720187191" calcext:value-type="float">
            <text:p>0.155248720187191</text:p>
          </table:table-cell>
          <table:table-cell table:formula="of:=0.5*[.GT12]*(([.GT5]-[.GS5])/([.GT1]-[.GS1]))^2" office:value-type="float" office:value="0.00130082487862967" calcext:value-type="float">
            <text:p>0.00130082487863</text:p>
          </table:table-cell>
          <table:table-cell table:formula="of:=0.5*[.GU12]*(([.GU5]-[.GT5])/([.GU1]-[.GT1]))^2" office:value-type="float" office:value="0.000344306272391286" calcext:value-type="float">
            <text:p>0.000344306272391</text:p>
          </table:table-cell>
          <table:table-cell table:formula="of:=0.5*[.GV12]*(([.GV5]-[.GU5])/([.GV1]-[.GU1]))^2" office:value-type="float" office:value="0.0117228706221569" calcext:value-type="float">
            <text:p>0.011722870622157</text:p>
          </table:table-cell>
          <table:table-cell table:formula="of:=0.5*[.GW12]*(([.GW5]-[.GV5])/([.GW1]-[.GV1]))^2" office:value-type="float" office:value="0.000234879201711694" calcext:value-type="float">
            <text:p>0.000234879201712</text:p>
          </table:table-cell>
          <table:table-cell table:formula="of:=0.5*[.GX12]*(([.GX5]-[.GW5])/([.GX1]-[.GW1]))^2" office:value-type="float" office:value="0.0618647353504142" calcext:value-type="float">
            <text:p>0.061864735350414</text:p>
          </table:table-cell>
          <table:table-cell table:formula="of:=0.5*[.GY12]*(([.GY5]-[.GX5])/([.GY1]-[.GX1]))^2" office:value-type="float" office:value="0.00159263186577527" calcext:value-type="float">
            <text:p>0.001592631865775</text:p>
          </table:table-cell>
          <table:table-cell table:formula="of:=0.5*[.GZ12]*(([.GZ5]-[.GY5])/([.GZ1]-[.GY1]))^2" office:value-type="float" office:value="0.0052520340453018" calcext:value-type="float">
            <text:p>0.005252034045302</text:p>
          </table:table-cell>
          <table:table-cell table:formula="of:=0.5*[.HA12]*(([.HA5]-[.GZ5])/([.HA1]-[.GZ1]))^2" office:value-type="float" office:value="0.0104841893048306" calcext:value-type="float">
            <text:p>0.010484189304831</text:p>
          </table:table-cell>
          <table:table-cell table:formula="of:=0.5*[.HB12]*(([.HB5]-[.HA5])/([.HB1]-[.HA1]))^2" office:value-type="float" office:value="0.005475676786394" calcext:value-type="float">
            <text:p>0.005475676786394</text:p>
          </table:table-cell>
          <table:table-cell table:formula="of:=0.5*[.HC12]*(([.HC5]-[.HB5])/([.HC1]-[.HB1]))^2" office:value-type="float" office:value="0.000441890798124715" calcext:value-type="float">
            <text:p>0.000441890798125</text:p>
          </table:table-cell>
          <table:table-cell table:formula="of:=0.5*[.HD12]*(([.HD5]-[.HC5])/([.HD1]-[.HC1]))^2" office:value-type="float" office:value="0.0000646168553688344" calcext:value-type="float">
            <text:p>6.46168553688344E-05</text:p>
          </table:table-cell>
          <table:table-cell table:formula="of:=0.5*[.HE12]*(([.HE5]-[.HD5])/([.HE1]-[.HD1]))^2" office:value-type="float" office:value="0.00112592999589476" calcext:value-type="float">
            <text:p>0.001125929995895</text:p>
          </table:table-cell>
          <table:table-cell table:formula="of:=0.5*[.HF12]*(([.HF5]-[.HE5])/([.HF1]-[.HE1]))^2" office:value-type="float" office:value="0.184318132600197" calcext:value-type="float">
            <text:p>0.184318132600197</text:p>
          </table:table-cell>
          <table:table-cell table:formula="of:=0.5*[.HG12]*(([.HG5]-[.HF5])/([.HG1]-[.HF1]))^2" office:value-type="float" office:value="0.0164190622815306" calcext:value-type="float">
            <text:p>0.016419062281531</text:p>
          </table:table-cell>
          <table:table-cell table:formula="of:=0.5*[.HH12]*(([.HH5]-[.HG5])/([.HH1]-[.HG1]))^2" office:value-type="float" office:value="0.000646711555905552" calcext:value-type="float">
            <text:p>0.000646711555906</text:p>
          </table:table-cell>
          <table:table-cell table:formula="of:=0.5*[.HI12]*(([.HI5]-[.HH5])/([.HI1]-[.HH1]))^2" office:value-type="float" office:value="0.00122449152116371" calcext:value-type="float">
            <text:p>0.001224491521164</text:p>
          </table:table-cell>
          <table:table-cell table:formula="of:=0.5*[.HJ12]*(([.HJ5]-[.HI5])/([.HJ1]-[.HI1]))^2" office:value-type="float" office:value="0.000304030294044905" calcext:value-type="float">
            <text:p>0.000304030294045</text:p>
          </table:table-cell>
          <table:table-cell table:formula="of:=0.5*[.HK12]*(([.HK5]-[.HJ5])/([.HK1]-[.HJ1]))^2" office:value-type="float" office:value="0.054993931708393" calcext:value-type="float">
            <text:p>0.054993931708393</text:p>
          </table:table-cell>
          <table:table-cell table:formula="of:=0.5*[.HL12]*(([.HL5]-[.HK5])/([.HL1]-[.HK1]))^2" office:value-type="float" office:value="0.0935082692544998" calcext:value-type="float">
            <text:p>0.0935082692545</text:p>
          </table:table-cell>
          <table:table-cell table:formula="of:=0.5*[.HM12]*(([.HM5]-[.HL5])/([.HM1]-[.HL1]))^2" office:value-type="float" office:value="0.00657734776561659" calcext:value-type="float">
            <text:p>0.006577347765617</text:p>
          </table:table-cell>
          <table:table-cell table:formula="of:=0.5*[.HN12]*(([.HN5]-[.HM5])/([.HN1]-[.HM1]))^2" office:value-type="float" office:value="0.0000321423820823509" calcext:value-type="float">
            <text:p>3.21423820823509E-05</text:p>
          </table:table-cell>
          <table:table-cell table:formula="of:=0.5*[.HO12]*(([.HO5]-[.HN5])/([.HO1]-[.HN1]))^2" office:value-type="float" office:value="0.0158173267472785" calcext:value-type="float">
            <text:p>0.015817326747279</text:p>
          </table:table-cell>
          <table:table-cell table:formula="of:=0.5*[.HP12]*(([.HP5]-[.HO5])/([.HP1]-[.HO1]))^2" office:value-type="float" office:value="0.000995132837966115" calcext:value-type="float">
            <text:p>0.000995132837966</text:p>
          </table:table-cell>
          <table:table-cell table:formula="of:=0.5*[.HQ12]*(([.HQ5]-[.HP5])/([.HQ1]-[.HP1]))^2" office:value-type="float" office:value="0.0000399575665889885" calcext:value-type="float">
            <text:p>3.99575665889885E-05</text:p>
          </table:table-cell>
          <table:table-cell table:formula="of:=0.5*[.HR12]*(([.HR5]-[.HQ5])/([.HR1]-[.HQ1]))^2" office:value-type="float" office:value="0.0326631306816311" calcext:value-type="float">
            <text:p>0.032663130681631</text:p>
          </table:table-cell>
          <table:table-cell table:formula="of:=0.5*[.HS12]*(([.HS5]-[.HR5])/([.HS1]-[.HR1]))^2" office:value-type="float" office:value="0.0216020505028521" calcext:value-type="float">
            <text:p>0.021602050502852</text:p>
          </table:table-cell>
          <table:table-cell table:formula="of:=0.5*[.HT12]*(([.HT5]-[.HS5])/([.HT1]-[.HS1]))^2" office:value-type="float" office:value="0.00201720839239264" calcext:value-type="float">
            <text:p>0.002017208392393</text:p>
          </table:table-cell>
          <table:table-cell table:formula="of:=0.5*[.HU12]*(([.HU5]-[.HT5])/([.HU1]-[.HT1]))^2" office:value-type="float" office:value="0.00201261830300944" calcext:value-type="float">
            <text:p>0.002012618303009</text:p>
          </table:table-cell>
          <table:table-cell table:formula="of:=0.5*[.HV12]*(([.HV5]-[.HU5])/([.HV1]-[.HU1]))^2" office:value-type="float" office:value="0.000511169263024908" calcext:value-type="float">
            <text:p>0.000511169263025</text:p>
          </table:table-cell>
          <table:table-cell table:formula="of:=0.5*[.HW12]*(([.HW5]-[.HV5])/([.HW1]-[.HV1]))^2" office:value-type="float" office:value="0.0686365373680517" calcext:value-type="float">
            <text:p>0.068636537368052</text:p>
          </table:table-cell>
          <table:table-cell table:formula="of:=0.5*[.HX12]*(([.HX5]-[.HW5])/([.HX1]-[.HW1]))^2" office:value-type="float" office:value="0.00211916722654326" calcext:value-type="float">
            <text:p>0.002119167226543</text:p>
          </table:table-cell>
          <table:table-cell table:formula="of:=0.5*[.HY12]*(([.HY5]-[.HX5])/([.HY1]-[.HX1]))^2" office:value-type="float" office:value="0.00260961133592975" calcext:value-type="float">
            <text:p>0.00260961133593</text:p>
          </table:table-cell>
          <table:table-cell table:formula="of:=0.5*[.HZ12]*(([.HZ5]-[.HY5])/([.HZ1]-[.HY1]))^2" office:value-type="float" office:value="0.0000450106258004356" calcext:value-type="float">
            <text:p>4.50106258004356E-05</text:p>
          </table:table-cell>
          <table:table-cell table:formula="of:=0.5*[.IA12]*(([.IA5]-[.HZ5])/([.IA1]-[.HZ1]))^2" office:value-type="float" office:value="0.0119849932025637" calcext:value-type="float">
            <text:p>0.011984993202564</text:p>
          </table:table-cell>
          <table:table-cell table:formula="of:=0.5*[.IB12]*(([.IB5]-[.IA5])/([.IB1]-[.IA1]))^2" office:value-type="float" office:value="0.0000295884226910175" calcext:value-type="float">
            <text:p>2.95884226910175E-05</text:p>
          </table:table-cell>
          <table:table-cell table:formula="of:=0.5*[.IC12]*(([.IC5]-[.IB5])/([.IC1]-[.IB1]))^2" office:value-type="float" office:value="0.00024701680666131" calcext:value-type="float">
            <text:p>0.000247016806661</text:p>
          </table:table-cell>
          <table:table-cell table:formula="of:=0.5*[.ID12]*(([.ID5]-[.IC5])/([.ID1]-[.IC1]))^2" office:value-type="float" office:value="0.00247495280085283" calcext:value-type="float">
            <text:p>0.002474952800853</text:p>
          </table:table-cell>
          <table:table-cell table:formula="of:=0.5*[.IE12]*(([.IE5]-[.ID5])/([.IE1]-[.ID1]))^2" office:value-type="float" office:value="0.052970598681991" calcext:value-type="float">
            <text:p>0.052970598681991</text:p>
          </table:table-cell>
          <table:table-cell table:formula="of:=0.5*[.IF12]*(([.IF5]-[.IE5])/([.IF1]-[.IE1]))^2" office:value-type="float" office:value="0.0287538348173257" calcext:value-type="float">
            <text:p>0.028753834817326</text:p>
          </table:table-cell>
          <table:table-cell table:formula="of:=0.5*[.IG12]*(([.IG5]-[.IF5])/([.IG1]-[.IF1]))^2" office:value-type="float" office:value="0.00000752533815128279" calcext:value-type="float">
            <text:p>7.52533815128279E-06</text:p>
          </table:table-cell>
          <table:table-cell table:formula="of:=0.5*[.IH12]*(([.IH5]-[.IG5])/([.IH1]-[.IG1]))^2" office:value-type="float" office:value="0.00155846173958364" calcext:value-type="float">
            <text:p>0.001558461739584</text:p>
          </table:table-cell>
          <table:table-cell table:formula="of:=0.5*[.II12]*(([.II5]-[.IH5])/([.II1]-[.IH1]))^2" office:value-type="float" office:value="0.000732722585729997" calcext:value-type="float">
            <text:p>0.00073272258573</text:p>
          </table:table-cell>
          <table:table-cell table:formula="of:=0.5*[.IJ12]*(([.IJ5]-[.II5])/([.IJ1]-[.II1]))^2" office:value-type="float" office:value="0.0322226663231514" calcext:value-type="float">
            <text:p>0.032222666323151</text:p>
          </table:table-cell>
          <table:table-cell table:formula="of:=0.5*[.IK12]*(([.IK5]-[.IJ5])/([.IK1]-[.IJ1]))^2" office:value-type="float" office:value="0.00078679736459938" calcext:value-type="float">
            <text:p>0.000786797364599</text:p>
          </table:table-cell>
          <table:table-cell table:formula="of:=0.5*[.IL12]*(([.IL5]-[.IK5])/([.IL1]-[.IK1]))^2" office:value-type="float" office:value="0.00091132670062405" calcext:value-type="float">
            <text:p>0.000911326700624</text:p>
          </table:table-cell>
          <table:table-cell table:formula="of:=0.5*[.IM12]*(([.IM5]-[.IL5])/([.IM1]-[.IL1]))^2" office:value-type="float" office:value="0.000766101297630919" calcext:value-type="float">
            <text:p>0.000766101297631</text:p>
          </table:table-cell>
          <table:table-cell table:formula="of:=0.5*[.IN12]*(([.IN5]-[.IM5])/([.IN1]-[.IM1]))^2" office:value-type="float" office:value="0.00409505147532247" calcext:value-type="float">
            <text:p>0.004095051475322</text:p>
          </table:table-cell>
          <table:table-cell table:formula="of:=0.5*[.IO12]*(([.IO5]-[.IN5])/([.IO1]-[.IN1]))^2" office:value-type="float" office:value="0.00489165173671811" calcext:value-type="float">
            <text:p>0.004891651736718</text:p>
          </table:table-cell>
          <table:table-cell table:formula="of:=0.5*[.IP12]*(([.IP5]-[.IO5])/([.IP1]-[.IO1]))^2" office:value-type="float" office:value="0.0454194723788031" calcext:value-type="float">
            <text:p>0.045419472378803</text:p>
          </table:table-cell>
          <table:table-cell table:formula="of:=0.5*[.IQ12]*(([.IQ5]-[.IP5])/([.IQ1]-[.IP1]))^2" office:value-type="float" office:value="0.0191100205489306" calcext:value-type="float">
            <text:p>0.019110020548931</text:p>
          </table:table-cell>
          <table:table-cell table:formula="of:=0.5*[.IR12]*(([.IR5]-[.IQ5])/([.IR1]-[.IQ1]))^2" office:value-type="float" office:value="0.0971312792163701" calcext:value-type="float">
            <text:p>0.09713127921637</text:p>
          </table:table-cell>
          <table:table-cell table:formula="of:=0.5*[.IS12]*(([.IS5]-[.IR5])/([.IS1]-[.IR1]))^2" office:value-type="float" office:value="0.00250259734380886" calcext:value-type="float">
            <text:p>0.002502597343809</text:p>
          </table:table-cell>
          <table:table-cell table:formula="of:=0.5*[.IT12]*(([.IT5]-[.IS5])/([.IT1]-[.IS1]))^2" office:value-type="float" office:value="0.00708546651244007" calcext:value-type="float">
            <text:p>0.00708546651244</text:p>
          </table:table-cell>
          <table:table-cell table:formula="of:=0.5*[.IU12]*(([.IU5]-[.IT5])/([.IU1]-[.IT1]))^2" office:value-type="float" office:value="0.00054691909599306" calcext:value-type="float">
            <text:p>0.000546919095993</text:p>
          </table:table-cell>
          <table:table-cell table:formula="of:=0.5*[.IV12]*(([.IV5]-[.IU5])/([.IV1]-[.IU1]))^2" office:value-type="float" office:value="0.0000378396670771052" calcext:value-type="float">
            <text:p>3.78396670771052E-05</text:p>
          </table:table-cell>
          <table:table-cell table:formula="of:=0.5*[.IW12]*(([.IW5]-[.IV5])/([.IW1]-[.IV1]))^2" office:value-type="float" office:value="0.182998770326826" calcext:value-type="float">
            <text:p>0.182998770326826</text:p>
          </table:table-cell>
          <table:table-cell table:formula="of:=0.5*[.IX12]*(([.IX5]-[.IW5])/([.IX1]-[.IW1]))^2" office:value-type="float" office:value="0.000688216305359161" calcext:value-type="float">
            <text:p>0.000688216305359</text:p>
          </table:table-cell>
          <table:table-cell table:formula="of:=0.5*[.IY12]*(([.IY5]-[.IX5])/([.IY1]-[.IX1]))^2" office:value-type="float" office:value="0.00259082593438894" calcext:value-type="float">
            <text:p>0.002590825934389</text:p>
          </table:table-cell>
          <table:table-cell table:formula="of:=0.5*[.IZ12]*(([.IZ5]-[.IY5])/([.IZ1]-[.IY1]))^2" office:value-type="float" office:value="0.00616706119256585" calcext:value-type="float">
            <text:p>0.006167061192566</text:p>
          </table:table-cell>
          <table:table-cell table:formula="of:=0.5*[.JA12]*(([.JA5]-[.IZ5])/([.JA1]-[.IZ1]))^2" office:value-type="float" office:value="0.0000553988646040841" calcext:value-type="float">
            <text:p>5.53988646040841E-05</text:p>
          </table:table-cell>
          <table:table-cell table:formula="of:=0.5*[.JB12]*(([.JB5]-[.JA5])/([.JB1]-[.JA1]))^2" office:value-type="float" office:value="0.0447960211034957" calcext:value-type="float">
            <text:p>0.044796021103496</text:p>
          </table:table-cell>
          <table:table-cell table:formula="of:=0.5*[.JC12]*(([.JC5]-[.JB5])/([.JC1]-[.JB1]))^2" office:value-type="float" office:value="0.0351906905414869" calcext:value-type="float">
            <text:p>0.035190690541487</text:p>
          </table:table-cell>
          <table:table-cell table:formula="of:=0.5*[.JD12]*(([.JD5]-[.JC5])/([.JD1]-[.JC1]))^2" office:value-type="float" office:value="0.0498589922420535" calcext:value-type="float">
            <text:p>0.049858992242054</text:p>
          </table:table-cell>
          <table:table-cell table:formula="of:=0.5*[.JE12]*(([.JE5]-[.JD5])/([.JE1]-[.JD1]))^2" office:value-type="float" office:value="0.00383866068555062" calcext:value-type="float">
            <text:p>0.003838660685551</text:p>
          </table:table-cell>
          <table:table-cell table:formula="of:=0.5*[.JF12]*(([.JF5]-[.JE5])/([.JF1]-[.JE1]))^2" office:value-type="float" office:value="0.0042605753385866" calcext:value-type="float">
            <text:p>0.004260575338587</text:p>
          </table:table-cell>
          <table:table-cell table:formula="of:=0.5*[.JG12]*(([.JG5]-[.JF5])/([.JG1]-[.JF1]))^2" office:value-type="float" office:value="0.0278889430727381" calcext:value-type="float">
            <text:p>0.027888943072738</text:p>
          </table:table-cell>
          <table:table-cell table:formula="of:=0.5*[.JH12]*(([.JH5]-[.JG5])/([.JH1]-[.JG1]))^2" office:value-type="float" office:value="0.0118841740633778" calcext:value-type="float">
            <text:p>0.011884174063378</text:p>
          </table:table-cell>
          <table:table-cell table:formula="of:=0.5*[.JI12]*(([.JI5]-[.JH5])/([.JI1]-[.JH1]))^2" office:value-type="float" office:value="0.0102981797231001" calcext:value-type="float">
            <text:p>0.0102981797231</text:p>
          </table:table-cell>
          <table:table-cell table:formula="of:=0.5*[.JJ12]*(([.JJ5]-[.JI5])/([.JJ1]-[.JI1]))^2" office:value-type="float" office:value="0.00318027414811508" calcext:value-type="float">
            <text:p>0.003180274148115</text:p>
          </table:table-cell>
          <table:table-cell table:formula="of:=0.5*[.JK12]*(([.JK5]-[.JJ5])/([.JK1]-[.JJ1]))^2" office:value-type="float" office:value="0.0000883176098960676" calcext:value-type="float">
            <text:p>8.83176098960676E-05</text:p>
          </table:table-cell>
          <table:table-cell table:formula="of:=0.5*[.JL12]*(([.JL5]-[.JK5])/([.JL1]-[.JK1]))^2" office:value-type="float" office:value="0.00540385871060588" calcext:value-type="float">
            <text:p>0.005403858710606</text:p>
          </table:table-cell>
          <table:table-cell table:formula="of:=0.5*[.JM12]*(([.JM5]-[.JL5])/([.JM1]-[.JL1]))^2" office:value-type="float" office:value="0.00807178118776999" calcext:value-type="float">
            <text:p>0.00807178118777</text:p>
          </table:table-cell>
          <table:table-cell table:formula="of:=0.5*[.JN12]*(([.JN5]-[.JM5])/([.JN1]-[.JM1]))^2" office:value-type="float" office:value="0.0153625225450856" calcext:value-type="float">
            <text:p>0.015362522545086</text:p>
          </table:table-cell>
          <table:table-cell table:formula="of:=0.5*[.JO12]*(([.JO5]-[.JN5])/([.JO1]-[.JN1]))^2" office:value-type="float" office:value="0.0161161691755104" calcext:value-type="float">
            <text:p>0.01611616917551</text:p>
          </table:table-cell>
          <table:table-cell table:formula="of:=0.5*[.JP12]*(([.JP5]-[.JO5])/([.JP1]-[.JO1]))^2" office:value-type="float" office:value="0.00934563084701511" calcext:value-type="float">
            <text:p>0.009345630847015</text:p>
          </table:table-cell>
          <table:table-cell table:formula="of:=0.5*[.JQ12]*(([.JQ5]-[.JP5])/([.JQ1]-[.JP1]))^2" office:value-type="float" office:value="0.00138946170853517" calcext:value-type="float">
            <text:p>0.001389461708535</text:p>
          </table:table-cell>
          <table:table-cell table:formula="of:=0.5*[.JR12]*(([.JR5]-[.JQ5])/([.JR1]-[.JQ1]))^2" office:value-type="float" office:value="0.0000825864797541563" calcext:value-type="float">
            <text:p>8.25864797541563E-05</text:p>
          </table:table-cell>
          <table:table-cell table:formula="of:=0.5*[.JS12]*(([.JS5]-[.JR5])/([.JS1]-[.JR1]))^2" office:value-type="float" office:value="0.0000667353032927379" calcext:value-type="float">
            <text:p>6.67353032927379E-05</text:p>
          </table:table-cell>
          <table:table-cell table:formula="of:=0.5*[.JT12]*(([.JT5]-[.JS5])/([.JT1]-[.JS1]))^2" office:value-type="float" office:value="0.1397680503334" calcext:value-type="float">
            <text:p>0.1397680503334</text:p>
          </table:table-cell>
          <table:table-cell table:formula="of:=0.5*[.JU12]*(([.JU5]-[.JT5])/([.JU1]-[.JT1]))^2" office:value-type="float" office:value="0.00404845110282637" calcext:value-type="float">
            <text:p>0.004048451102826</text:p>
          </table:table-cell>
          <table:table-cell table:formula="of:=0.5*[.JV12]*(([.JV5]-[.JU5])/([.JV1]-[.JU1]))^2" office:value-type="float" office:value="0.000436002435403397" calcext:value-type="float">
            <text:p>0.000436002435403</text:p>
          </table:table-cell>
          <table:table-cell table:formula="of:=0.5*[.JW12]*(([.JW5]-[.JV5])/([.JW1]-[.JV1]))^2" office:value-type="float" office:value="0.0157386420014573" calcext:value-type="float">
            <text:p>0.015738642001457</text:p>
          </table:table-cell>
          <table:table-cell table:formula="of:=0.5*[.JX12]*(([.JX5]-[.JW5])/([.JX1]-[.JW1]))^2" office:value-type="float" office:value="0.017511901055347" calcext:value-type="float">
            <text:p>0.017511901055347</text:p>
          </table:table-cell>
          <table:table-cell table:formula="of:=0.5*[.JY12]*(([.JY5]-[.JX5])/([.JY1]-[.JX1]))^2" office:value-type="float" office:value="0.00541848850007291" calcext:value-type="float">
            <text:p>0.005418488500073</text:p>
          </table:table-cell>
          <table:table-cell table:formula="of:=0.5*[.JZ12]*(([.JZ5]-[.JY5])/([.JZ1]-[.JY1]))^2" office:value-type="float" office:value="0.0169969899664434" calcext:value-type="float">
            <text:p>0.016996989966444</text:p>
          </table:table-cell>
          <table:table-cell table:formula="of:=0.5*[.KA12]*(([.KA5]-[.JZ5])/([.KA1]-[.JZ1]))^2" office:value-type="float" office:value="0.0190598089335013" calcext:value-type="float">
            <text:p>0.019059808933501</text:p>
          </table:table-cell>
          <table:table-cell table:formula="of:=0.5*[.KB12]*(([.KB5]-[.KA5])/([.KB1]-[.KA1]))^2" office:value-type="float" office:value="0.0386577691842631" calcext:value-type="float">
            <text:p>0.038657769184263</text:p>
          </table:table-cell>
          <table:table-cell table:formula="of:=0.5*[.KC12]*(([.KC5]-[.KB5])/([.KC1]-[.KB1]))^2" office:value-type="float" office:value="0.0525054986397095" calcext:value-type="float">
            <text:p>0.05250549863971</text:p>
          </table:table-cell>
          <table:table-cell table:formula="of:=0.5*[.KD12]*(([.KD5]-[.KC5])/([.KD1]-[.KC1]))^2" office:value-type="float" office:value="0.000404215453421494" calcext:value-type="float">
            <text:p>0.000404215453421</text:p>
          </table:table-cell>
          <table:table-cell table:formula="of:=0.5*[.KE12]*(([.KE5]-[.KD5])/([.KE1]-[.KD1]))^2" office:value-type="float" office:value="0.00156067581193397" calcext:value-type="float">
            <text:p>0.001560675811934</text:p>
          </table:table-cell>
          <table:table-cell table:formula="of:=0.5*[.KF12]*(([.KF5]-[.KE5])/([.KF1]-[.KE1]))^2" office:value-type="float" office:value="0.000188007929058249" calcext:value-type="float">
            <text:p>0.000188007929058</text:p>
          </table:table-cell>
          <table:table-cell table:formula="of:=0.5*[.KG12]*(([.KG5]-[.KF5])/([.KG1]-[.KF1]))^2" office:value-type="float" office:value="0.00589491362346622" calcext:value-type="float">
            <text:p>0.005894913623466</text:p>
          </table:table-cell>
          <table:table-cell table:formula="of:=0.5*[.KH12]*(([.KH5]-[.KG5])/([.KH1]-[.KG1]))^2" office:value-type="float" office:value="0.234084046274249" calcext:value-type="float">
            <text:p>0.234084046274249</text:p>
          </table:table-cell>
          <table:table-cell table:formula="of:=0.5*[.KI12]*(([.KI5]-[.KH5])/([.KI1]-[.KH1]))^2" office:value-type="float" office:value="0.00576088374390184" calcext:value-type="float">
            <text:p>0.005760883743902</text:p>
          </table:table-cell>
          <table:table-cell table:formula="of:=0.5*[.KJ12]*(([.KJ5]-[.KI5])/([.KJ1]-[.KI1]))^2" office:value-type="float" office:value="0.0383295485844849" calcext:value-type="float">
            <text:p>0.038329548584485</text:p>
          </table:table-cell>
          <table:table-cell table:formula="of:=0.5*[.KK12]*(([.KK5]-[.KJ5])/([.KK1]-[.KJ1]))^2" office:value-type="float" office:value="0.00120804606026951" calcext:value-type="float">
            <text:p>0.00120804606027</text:p>
          </table:table-cell>
          <table:table-cell table:formula="of:=0.5*[.KL12]*(([.KL5]-[.KK5])/([.KL1]-[.KK1]))^2" office:value-type="float" office:value="0.00816106748359062" calcext:value-type="float">
            <text:p>0.008161067483591</text:p>
          </table:table-cell>
          <table:table-cell table:formula="of:=0.5*[.KM12]*(([.KM5]-[.KL5])/([.KM1]-[.KL1]))^2" office:value-type="float" office:value="0.0130577211752948" calcext:value-type="float">
            <text:p>0.013057721175295</text:p>
          </table:table-cell>
          <table:table-cell table:formula="of:=0.5*[.KN12]*(([.KN5]-[.KM5])/([.KN1]-[.KM1]))^2" office:value-type="float" office:value="0.00000374908967899042" calcext:value-type="float">
            <text:p>3.74908967899042E-06</text:p>
          </table:table-cell>
          <table:table-cell table:formula="of:=0.5*[.KO12]*(([.KO5]-[.KN5])/([.KO1]-[.KN1]))^2" office:value-type="float" office:value="0.0000549600138150367" calcext:value-type="float">
            <text:p>5.49600138150367E-05</text:p>
          </table:table-cell>
          <table:table-cell table:formula="of:=0.5*[.KP12]*(([.KP5]-[.KO5])/([.KP1]-[.KO1]))^2" office:value-type="float" office:value="0.0000603467306320377" calcext:value-type="float">
            <text:p>6.03467306320377E-05</text:p>
          </table:table-cell>
          <table:table-cell table:formula="of:=0.5*[.KQ12]*(([.KQ5]-[.KP5])/([.KQ1]-[.KP1]))^2" office:value-type="float" office:value="0.000747343374512325" calcext:value-type="float">
            <text:p>0.000747343374512</text:p>
          </table:table-cell>
          <table:table-cell table:formula="of:=0.5*[.KR12]*(([.KR5]-[.KQ5])/([.KR1]-[.KQ1]))^2" office:value-type="float" office:value="0.113659733743227" calcext:value-type="float">
            <text:p>0.113659733743227</text:p>
          </table:table-cell>
          <table:table-cell table:formula="of:=0.5*[.KS12]*(([.KS5]-[.KR5])/([.KS1]-[.KR1]))^2" office:value-type="float" office:value="0.0000592514622805693" calcext:value-type="float">
            <text:p>5.92514622805693E-05</text:p>
          </table:table-cell>
          <table:table-cell table:formula="of:=0.5*[.KT12]*(([.KT5]-[.KS5])/([.KT1]-[.KS1]))^2" office:value-type="float" office:value="0.00181767836727932" calcext:value-type="float">
            <text:p>0.001817678367279</text:p>
          </table:table-cell>
          <table:table-cell table:formula="of:=0.5*[.KU12]*(([.KU5]-[.KT5])/([.KU1]-[.KT1]))^2" office:value-type="float" office:value="0.00178369862444971" calcext:value-type="float">
            <text:p>0.00178369862445</text:p>
          </table:table-cell>
          <table:table-cell table:formula="of:=0.5*[.KV12]*(([.KV5]-[.KU5])/([.KV1]-[.KU1]))^2" office:value-type="float" office:value="0.00220457948288718" calcext:value-type="float">
            <text:p>0.002204579482887</text:p>
          </table:table-cell>
          <table:table-cell table:formula="of:=0.5*[.KW12]*(([.KW5]-[.KV5])/([.KW1]-[.KV1]))^2" office:value-type="float" office:value="0.1240365373475" calcext:value-type="float">
            <text:p>0.1240365373475</text:p>
          </table:table-cell>
          <table:table-cell table:formula="of:=0.5*[.KX12]*(([.KX5]-[.KW5])/([.KX1]-[.KW1]))^2" office:value-type="float" office:value="0.0200559092600322" calcext:value-type="float">
            <text:p>0.020055909260032</text:p>
          </table:table-cell>
          <table:table-cell table:formula="of:=0.5*[.KY12]*(([.KY5]-[.KX5])/([.KY1]-[.KX1]))^2" office:value-type="float" office:value="0.0000405028698162892" calcext:value-type="float">
            <text:p>4.05028698162892E-05</text:p>
          </table:table-cell>
          <table:table-cell table:formula="of:=0.5*[.KZ12]*(([.KZ5]-[.KY5])/([.KZ1]-[.KY1]))^2" office:value-type="float" office:value="0.00244638792575683" calcext:value-type="float">
            <text:p>0.002446387925757</text:p>
          </table:table-cell>
          <table:table-cell table:formula="of:=0.5*[.LA12]*(([.LA5]-[.KZ5])/([.LA1]-[.KZ1]))^2" office:value-type="float" office:value="0.0197876742310313" calcext:value-type="float">
            <text:p>0.019787674231031</text:p>
          </table:table-cell>
          <table:table-cell table:formula="of:=0.5*[.LB12]*(([.LB5]-[.LA5])/([.LB1]-[.LA1]))^2" office:value-type="float" office:value="0.00303744675084739" calcext:value-type="float">
            <text:p>0.003037446750847</text:p>
          </table:table-cell>
          <table:table-cell table:formula="of:=0.5*[.LC12]*(([.LC5]-[.LB5])/([.LC1]-[.LB1]))^2" office:value-type="float" office:value="0.0303245694563685" calcext:value-type="float">
            <text:p>0.030324569456369</text:p>
          </table:table-cell>
          <table:table-cell table:formula="of:=0.5*[.LD12]*(([.LD5]-[.LC5])/([.LD1]-[.LC1]))^2" office:value-type="float" office:value="0.0049723824148316" calcext:value-type="float">
            <text:p>0.004972382414832</text:p>
          </table:table-cell>
          <table:table-cell table:formula="of:=0.5*[.LE12]*(([.LE5]-[.LD5])/([.LE1]-[.LD1]))^2" office:value-type="float" office:value="0.000800459081826696" calcext:value-type="float">
            <text:p>0.000800459081827</text:p>
          </table:table-cell>
          <table:table-cell table:formula="of:=0.5*[.LF12]*(([.LF5]-[.LE5])/([.LF1]-[.LE1]))^2" office:value-type="float" office:value="0.000237310113585382" calcext:value-type="float">
            <text:p>0.000237310113585</text:p>
          </table:table-cell>
          <table:table-cell table:formula="of:=0.5*[.LG12]*(([.LG5]-[.LF5])/([.LG1]-[.LF1]))^2" office:value-type="float" office:value="0.000673751169240678" calcext:value-type="float">
            <text:p>0.000673751169241</text:p>
          </table:table-cell>
          <table:table-cell table:formula="of:=0.5*[.LH12]*(([.LH5]-[.LG5])/([.LH1]-[.LG1]))^2" office:value-type="float" office:value="0.0468058118999173" calcext:value-type="float">
            <text:p>0.046805811899917</text:p>
          </table:table-cell>
          <table:table-cell table:formula="of:=0.5*[.LI12]*(([.LI5]-[.LH5])/([.LI1]-[.LH1]))^2" office:value-type="float" office:value="0.0139196121824441" calcext:value-type="float">
            <text:p>0.013919612182444</text:p>
          </table:table-cell>
          <table:table-cell table:formula="of:=0.5*[.LJ12]*(([.LJ5]-[.LI5])/([.LJ1]-[.LI1]))^2" office:value-type="float" office:value="0.00151348611692569" calcext:value-type="float">
            <text:p>0.001513486116926</text:p>
          </table:table-cell>
          <table:table-cell table:formula="of:=0.5*[.LK12]*(([.LK5]-[.LJ5])/([.LK1]-[.LJ1]))^2" office:value-type="float" office:value="0.0269519048955445" calcext:value-type="float">
            <text:p>0.026951904895545</text:p>
          </table:table-cell>
          <table:table-cell table:formula="of:=0.5*[.LL12]*(([.LL5]-[.LK5])/([.LL1]-[.LK1]))^2" office:value-type="float" office:value="0.00337730154345985" calcext:value-type="float">
            <text:p>0.00337730154346</text:p>
          </table:table-cell>
          <table:table-cell table:formula="of:=0.5*[.LM12]*(([.LM5]-[.LL5])/([.LM1]-[.LL1]))^2" office:value-type="float" office:value="0.030476115864468" calcext:value-type="float">
            <text:p>0.030476115864468</text:p>
          </table:table-cell>
          <table:table-cell table:formula="of:=0.5*[.LN12]*(([.LN5]-[.LM5])/([.LN1]-[.LM1]))^2" office:value-type="float" office:value="0.184200280402772" calcext:value-type="float">
            <text:p>0.184200280402772</text:p>
          </table:table-cell>
          <table:table-cell table:formula="of:=0.5*[.LO12]*(([.LO5]-[.LN5])/([.LO1]-[.LN1]))^2" office:value-type="float" office:value="0.0140091049434074" calcext:value-type="float">
            <text:p>0.014009104943408</text:p>
          </table:table-cell>
          <table:table-cell table:formula="of:=0.5*[.LP12]*(([.LP5]-[.LO5])/([.LP1]-[.LO1]))^2" office:value-type="float" office:value="0.0189717207028537" calcext:value-type="float">
            <text:p>0.018971720702854</text:p>
          </table:table-cell>
          <table:table-cell table:formula="of:=0.5*[.LQ12]*(([.LQ5]-[.LP5])/([.LQ1]-[.LP1]))^2" office:value-type="float" office:value="0.0000849183175555293" calcext:value-type="float">
            <text:p>8.49183175555293E-05</text:p>
          </table:table-cell>
          <table:table-cell table:formula="of:=0.5*[.LR12]*(([.LR5]-[.LQ5])/([.LR1]-[.LQ1]))^2" office:value-type="float" office:value="0.00953522294686274" calcext:value-type="float">
            <text:p>0.009535222946863</text:p>
          </table:table-cell>
          <table:table-cell table:formula="of:=0.5*[.LS12]*(([.LS5]-[.LR5])/([.LS1]-[.LR1]))^2" office:value-type="float" office:value="0.0569208491013213" calcext:value-type="float">
            <text:p>0.056920849101321</text:p>
          </table:table-cell>
          <table:table-cell table:formula="of:=0.5*[.LT12]*(([.LT5]-[.LS5])/([.LT1]-[.LS1]))^2" office:value-type="float" office:value="0.000233116663332629" calcext:value-type="float">
            <text:p>0.000233116663333</text:p>
          </table:table-cell>
          <table:table-cell table:formula="of:=0.5*[.LU12]*(([.LU5]-[.LT5])/([.LU1]-[.LT1]))^2" office:value-type="float" office:value="0.0814831037222084" calcext:value-type="float">
            <text:p>0.081483103722208</text:p>
          </table:table-cell>
          <table:table-cell table:formula="of:=0.5*[.LV12]*(([.LV5]-[.LU5])/([.LV1]-[.LU1]))^2" office:value-type="float" office:value="0.00454154297554889" calcext:value-type="float">
            <text:p>0.004541542975549</text:p>
          </table:table-cell>
          <table:table-cell table:formula="of:=0.5*[.LW12]*(([.LW5]-[.LV5])/([.LW1]-[.LV1]))^2" office:value-type="float" office:value="0.00392090752147626" calcext:value-type="float">
            <text:p>0.003920907521476</text:p>
          </table:table-cell>
          <table:table-cell table:formula="of:=0.5*[.LX12]*(([.LX5]-[.LW5])/([.LX1]-[.LW1]))^2" office:value-type="float" office:value="0.000872376509516656" calcext:value-type="float">
            <text:p>0.000872376509517</text:p>
          </table:table-cell>
          <table:table-cell table:formula="of:=0.5*[.LY12]*(([.LY5]-[.LX5])/([.LY1]-[.LX1]))^2" office:value-type="float" office:value="0.000044195871132542" calcext:value-type="float">
            <text:p>4.4195871132542E-05</text:p>
          </table:table-cell>
          <table:table-cell table:formula="of:=0.5*[.LZ12]*(([.LZ5]-[.LY5])/([.LZ1]-[.LY1]))^2" office:value-type="float" office:value="0.000172417040036743" calcext:value-type="float">
            <text:p>0.000172417040037</text:p>
          </table:table-cell>
          <table:table-cell table:formula="of:=0.5*[.MA12]*(([.MA5]-[.LZ5])/([.MA1]-[.LZ1]))^2" office:value-type="float" office:value="0.000491575744057289" calcext:value-type="float">
            <text:p>0.000491575744057</text:p>
          </table:table-cell>
          <table:table-cell table:formula="of:=0.5*[.MB12]*(([.MB5]-[.MA5])/([.MB1]-[.MA1]))^2" office:value-type="float" office:value="0.00103875854638338" calcext:value-type="float">
            <text:p>0.001038758546383</text:p>
          </table:table-cell>
          <table:table-cell table:formula="of:=0.5*[.MC12]*(([.MC5]-[.MB5])/([.MC1]-[.MB1]))^2" office:value-type="float" office:value="0.0002460021806363" calcext:value-type="float">
            <text:p>0.000246002180636</text:p>
          </table:table-cell>
          <table:table-cell table:formula="of:=0.5*[.MD12]*(([.MD5]-[.MC5])/([.MD1]-[.MC1]))^2" office:value-type="float" office:value="0.0000790541710682165" calcext:value-type="float">
            <text:p>7.90541710682165E-05</text:p>
          </table:table-cell>
          <table:table-cell table:formula="of:=0.5*[.ME12]*(([.ME5]-[.MD5])/([.ME1]-[.MD1]))^2" office:value-type="float" office:value="0.000126761554318905" calcext:value-type="float">
            <text:p>0.000126761554319</text:p>
          </table:table-cell>
          <table:table-cell table:formula="of:=0.5*[.MF12]*(([.MF5]-[.ME5])/([.MF1]-[.ME1]))^2" office:value-type="float" office:value="0.000126448097934003" calcext:value-type="float">
            <text:p>0.000126448097934</text:p>
          </table:table-cell>
          <table:table-cell table:formula="of:=0.5*[.MG12]*(([.MG5]-[.MF5])/([.MG1]-[.MF1]))^2" office:value-type="float" office:value="0.0000415988833424656" calcext:value-type="float">
            <text:p>4.15988833424656E-05</text:p>
          </table:table-cell>
          <table:table-cell table:formula="of:=0.5*[.MH12]*(([.MH5]-[.MG5])/([.MH1]-[.MG1]))^2" office:value-type="float" office:value="0.00000321658004227545" calcext:value-type="float">
            <text:p>3.21658004227545E-06</text:p>
          </table:table-cell>
          <table:table-cell table:formula="of:=0.5*[.MI12]*(([.MI5]-[.MH5])/([.MI1]-[.MH1]))^2" office:value-type="float" office:value="0.0000010478702249726" calcext:value-type="float">
            <text:p>1.0478702249726E-06</text:p>
          </table:table-cell>
          <table:table-cell table:formula="of:=0.5*[.MJ12]*(([.MJ5]-[.MI5])/([.MJ1]-[.MI1]))^2" office:value-type="float" office:value="0.00000612575640044049" calcext:value-type="float">
            <text:p>6.12575640044049E-06</text:p>
          </table:table-cell>
          <table:table-cell table:formula="of:=0.5*[.MK12]*(([.MK5]-[.MJ5])/([.MK1]-[.MJ1]))^2" office:value-type="float" office:value="0.00000217194606630668" calcext:value-type="float">
            <text:p>2.17194606630668E-06</text:p>
          </table:table-cell>
          <table:table-cell table:formula="of:=0.5*[.ML12]*(([.ML5]-[.MK5])/([.ML1]-[.MK1]))^2" office:value-type="float" office:value="0.00000409252907090487" calcext:value-type="float">
            <text:p>4.09252907090487E-06</text:p>
          </table:table-cell>
          <table:table-cell table:formula="of:=0.5*[.MM12]*(([.MM5]-[.ML5])/([.MM1]-[.ML1]))^2" office:value-type="float" office:value="0.000000132533063273937" calcext:value-type="float">
            <text:p>1.32533063273937E-07</text:p>
          </table:table-cell>
          <table:table-cell table:formula="of:=0.5*[.MN12]*(([.MN5]-[.MM5])/([.MN1]-[.MM1]))^2" office:value-type="float" office:value="0.000051704879284818" calcext:value-type="float">
            <text:p>5.1704879284818E-05</text:p>
          </table:table-cell>
          <table:table-cell table:formula="of:=0.5*[.MO12]*(([.MO5]-[.MN5])/([.MO1]-[.MN1]))^2" office:value-type="float" office:value="0.000000323843364281807" calcext:value-type="float">
            <text:p>3.23843364281807E-07</text:p>
          </table:table-cell>
          <table:table-cell table:formula="of:=0.5*[.MP12]*(([.MP5]-[.MO5])/([.MP1]-[.MO1]))^2" office:value-type="float" office:value="0.000313858851556471" calcext:value-type="float">
            <text:p>0.000313858851556</text:p>
          </table:table-cell>
          <table:table-cell table:formula="of:=0.5*[.MQ12]*(([.MQ5]-[.MP5])/([.MQ1]-[.MP1]))^2" office:value-type="float" office:value="0.000161379042716353" calcext:value-type="float">
            <text:p>0.000161379042716</text:p>
          </table:table-cell>
          <table:table-cell table:formula="of:=0.5*[.MR12]*(([.MR5]-[.MQ5])/([.MR1]-[.MQ1]))^2" office:value-type="float" office:value="0.0000000757094398311781" calcext:value-type="float">
            <text:p>7.57094398311781E-08</text:p>
          </table:table-cell>
          <table:table-cell table:formula="of:=0.5*[.MS12]*(([.MS5]-[.MR5])/([.MS1]-[.MR1]))^2" office:value-type="float" office:value="0.00001065102292759" calcext:value-type="float">
            <text:p>1.065102292759E-05</text:p>
          </table:table-cell>
          <table:table-cell table:formula="of:=0.5*[.MT12]*(([.MT5]-[.MS5])/([.MT1]-[.MS1]))^2" office:value-type="float" office:value="0.00000276321656746387" calcext:value-type="float">
            <text:p>2.76321656746387E-06</text:p>
          </table:table-cell>
          <table:table-cell table:formula="of:=0.5*[.MU12]*(([.MU5]-[.MT5])/([.MU1]-[.MT1]))^2" office:value-type="float" office:value="0.0000151509504325756" calcext:value-type="float">
            <text:p>1.51509504325756E-05</text:p>
          </table:table-cell>
          <table:table-cell table:formula="of:=0.5*[.MV12]*(([.MV5]-[.MU5])/([.MV1]-[.MU1]))^2" office:value-type="float" office:value="0.000000723730997936605" calcext:value-type="float">
            <text:p>7.23730997936605E-07</text:p>
          </table:table-cell>
          <table:table-cell table:formula="of:=0.5*[.MW12]*(([.MW5]-[.MV5])/([.MW1]-[.MV1]))^2" office:value-type="float" office:value="0.0000563542373307242" calcext:value-type="float">
            <text:p>5.63542373307242E-05</text:p>
          </table:table-cell>
          <table:table-cell table:formula="of:=0.5*[.MX12]*(([.MX5]-[.MW5])/([.MX1]-[.MW1]))^2" office:value-type="float" office:value="0.0000152348935279046" calcext:value-type="float">
            <text:p>1.52348935279046E-05</text:p>
          </table:table-cell>
          <table:table-cell table:formula="of:=0.5*[.MY12]*(([.MY5]-[.MX5])/([.MY1]-[.MX1]))^2" office:value-type="float" office:value="0.00000611972676573803" calcext:value-type="float">
            <text:p>6.11972676573803E-06</text:p>
          </table:table-cell>
          <table:table-cell table:formula="of:=0.5*[.MZ12]*(([.MZ5]-[.MY5])/([.MZ1]-[.MY1]))^2" office:value-type="float" office:value="0.0000364619331156826" calcext:value-type="float">
            <text:p>3.64619331156826E-05</text:p>
          </table:table-cell>
          <table:table-cell table:formula="of:=0.5*[.NA12]*(([.NA5]-[.MZ5])/([.NA1]-[.MZ1]))^2" office:value-type="float" office:value="0.0000588812080748312" calcext:value-type="float">
            <text:p>5.88812080748312E-05</text:p>
          </table:table-cell>
          <table:table-cell table:formula="of:=0.5*[.NB12]*(([.NB5]-[.NA5])/([.NB1]-[.NA1]))^2" office:value-type="float" office:value="0.0000761801673564125" calcext:value-type="float">
            <text:p>7.61801673564125E-05</text:p>
          </table:table-cell>
          <table:table-cell table:formula="of:=0.5*[.NC12]*(([.NC5]-[.NB5])/([.NC1]-[.NB1]))^2" office:value-type="float" office:value="0.0000822160554978945" calcext:value-type="float">
            <text:p>8.22160554978945E-05</text:p>
          </table:table-cell>
          <table:table-cell table:formula="of:=0.5*[.ND12]*(([.ND5]-[.NC5])/([.ND1]-[.NC1]))^2" office:value-type="float" office:value="0.0000571547843342893" calcext:value-type="float">
            <text:p>5.71547843342893E-05</text:p>
          </table:table-cell>
          <table:table-cell table:formula="of:=0.5*[.NE12]*(([.NE5]-[.ND5])/([.NE1]-[.ND1]))^2" office:value-type="float" office:value="0.0000204568308584537" calcext:value-type="float">
            <text:p>2.04568308584537E-05</text:p>
          </table:table-cell>
          <table:table-cell table:formula="of:=0.5*[.NF12]*(([.NF5]-[.NE5])/([.NF1]-[.NE1]))^2" office:value-type="float" office:value="0.0000051568871637342" calcext:value-type="float">
            <text:p>5.1568871637342E-06</text:p>
          </table:table-cell>
          <table:table-cell table:formula="of:=0.5*[.NG12]*(([.NG5]-[.NF5])/([.NG1]-[.NF1]))^2" office:value-type="float" office:value="0.00016789552225136" calcext:value-type="float">
            <text:p>0.000167895522251</text:p>
          </table:table-cell>
          <table:table-cell table:formula="of:=0.5*[.NH12]*(([.NH5]-[.NG5])/([.NH1]-[.NG1]))^2" office:value-type="float" office:value="0.000000985298722314025" calcext:value-type="float">
            <text:p>9.85298722314025E-07</text:p>
          </table:table-cell>
          <table:table-cell table:formula="of:=0.5*[.NI12]*(([.NI5]-[.NH5])/([.NI1]-[.NH1]))^2" office:value-type="float" office:value="0.00000202193285050455" calcext:value-type="float">
            <text:p>2.02193285050455E-06</text:p>
          </table:table-cell>
          <table:table-cell table:formula="of:=0.5*[.NJ12]*(([.NJ5]-[.NI5])/([.NJ1]-[.NI1]))^2" office:value-type="float" office:value="0.00000893314845985223" calcext:value-type="float">
            <text:p>8.93314845985223E-06</text:p>
          </table:table-cell>
          <table:table-cell table:formula="of:=0.5*[.NK12]*(([.NK5]-[.NJ5])/([.NK1]-[.NJ1]))^2" office:value-type="float" office:value="0.00126878574322539" calcext:value-type="float">
            <text:p>0.001268785743225</text:p>
          </table:table-cell>
          <table:table-cell table:formula="of:=0.5*[.NL12]*(([.NL5]-[.NK5])/([.NL1]-[.NK1]))^2" office:value-type="float" office:value="0.000672610847577374" calcext:value-type="float">
            <text:p>0.000672610847577</text:p>
          </table:table-cell>
          <table:table-cell table:formula="of:=0.5*[.NM12]*(([.NM5]-[.NL5])/([.NM1]-[.NL1]))^2" office:value-type="float" office:value="0.000000166721437984264" calcext:value-type="float">
            <text:p>1.66721437984264E-07</text:p>
          </table:table-cell>
          <table:table-cell table:formula="of:=0.5*[.NN12]*(([.NN5]-[.NM5])/([.NN1]-[.NM1]))^2" office:value-type="float" office:value="0.0000421818266421626" calcext:value-type="float">
            <text:p>4.21818266421626E-05</text:p>
          </table:table-cell>
          <table:table-cell table:formula="of:=0.5*[.NO12]*(([.NO5]-[.NN5])/([.NO1]-[.NN1]))^2" office:value-type="float" office:value="0.0000715726313857075" calcext:value-type="float">
            <text:p>7.15726313857075E-05</text:p>
          </table:table-cell>
          <table:table-cell table:formula="of:=0.5*[.NP12]*(([.NP5]-[.NO5])/([.NP1]-[.NO1]))^2" office:value-type="float" office:value="0.000400303962132658" calcext:value-type="float">
            <text:p>0.000400303962133</text:p>
          </table:table-cell>
          <table:table-cell table:formula="of:=0.5*[.NQ12]*(([.NQ5]-[.NP5])/([.NQ1]-[.NP1]))^2" office:value-type="float" office:value="0.0000249629416693635" calcext:value-type="float">
            <text:p>2.49629416693635E-05</text:p>
          </table:table-cell>
          <table:table-cell table:formula="of:=0.5*[.NR12]*(([.NR5]-[.NQ5])/([.NR1]-[.NQ1]))^2" office:value-type="float" office:value="0.00000835424280047741" calcext:value-type="float">
            <text:p>8.35424280047741E-06</text:p>
          </table:table-cell>
          <table:table-cell table:formula="of:=0.5*[.NS12]*(([.NS5]-[.NR5])/([.NS1]-[.NR1]))^2" office:value-type="float" office:value="0.0000000487343255063797" calcext:value-type="float">
            <text:p>4.87343255063797E-08</text:p>
          </table:table-cell>
          <table:table-cell table:formula="of:=0.5*[.NT12]*(([.NT5]-[.NS5])/([.NT1]-[.NS1]))^2" office:value-type="float" office:value="0.00000481614233490812" calcext:value-type="float">
            <text:p>4.81614233490812E-06</text:p>
          </table:table-cell>
          <table:table-cell table:formula="of:=0.5*[.NU12]*(([.NU5]-[.NT5])/([.NU1]-[.NT1]))^2" office:value-type="float" office:value="0.000000328121274595594" calcext:value-type="float">
            <text:p>3.28121274595594E-07</text:p>
          </table:table-cell>
          <table:table-cell table:formula="of:=0.5*[.NV12]*(([.NV5]-[.NU5])/([.NV1]-[.NU1]))^2" office:value-type="float" office:value="0.0000055846953741246" calcext:value-type="float">
            <text:p>5.5846953741246E-06</text:p>
          </table:table-cell>
          <table:table-cell table:formula="of:=0.5*[.NW12]*(([.NW5]-[.NV5])/([.NW1]-[.NV1]))^2" office:value-type="float" office:value="0.0000591956678514154" calcext:value-type="float">
            <text:p>5.91956678514154E-05</text:p>
          </table:table-cell>
          <table:table-cell table:formula="of:=0.5*[.NX12]*(([.NX5]-[.NW5])/([.NX1]-[.NW1]))^2" office:value-type="float" office:value="0.00000203874828254385" calcext:value-type="float">
            <text:p>2.03874828254385E-06</text:p>
          </table:table-cell>
          <table:table-cell table:formula="of:=0.5*[.NY12]*(([.NY5]-[.NX5])/([.NY1]-[.NX1]))^2" office:value-type="float" office:value="0.000789949504210073" calcext:value-type="float">
            <text:p>0.00078994950421</text:p>
          </table:table-cell>
          <table:table-cell table:formula="of:=0.5*[.NZ12]*(([.NZ5]-[.NY5])/([.NZ1]-[.NY1]))^2" office:value-type="float" office:value="0.0000595609483803583" calcext:value-type="float">
            <text:p>5.95609483803583E-05</text:p>
          </table:table-cell>
          <table:table-cell table:formula="of:=0.5*[.OA12]*(([.OA5]-[.NZ5])/([.OA1]-[.NZ1]))^2" office:value-type="float" office:value="0.0000194669663659518" calcext:value-type="float">
            <text:p>1.94669663659518E-05</text:p>
          </table:table-cell>
          <table:table-cell table:formula="of:=0.5*[.OB12]*(([.OB5]-[.OA5])/([.OB1]-[.OA1]))^2" office:value-type="float" office:value="0.000542177900645363" calcext:value-type="float">
            <text:p>0.000542177900645</text:p>
          </table:table-cell>
          <table:table-cell table:formula="of:=0.5*[.OC12]*(([.OC5]-[.OB5])/([.OC1]-[.OB1]))^2" office:value-type="float" office:value="0.00000959554593589342" calcext:value-type="float">
            <text:p>9.59554593589342E-06</text:p>
          </table:table-cell>
          <table:table-cell table:formula="of:=0.5*[.OD12]*(([.OD5]-[.OC5])/([.OD1]-[.OC1]))^2" office:value-type="float" office:value="0.000299446891794789" calcext:value-type="float">
            <text:p>0.000299446891795</text:p>
          </table:table-cell>
          <table:table-cell table:formula="of:=0.5*[.OE12]*(([.OE5]-[.OD5])/([.OE1]-[.OD1]))^2" office:value-type="float" office:value="0.0000000421901108664585" calcext:value-type="float">
            <text:p>4.21901108664585E-08</text:p>
          </table:table-cell>
          <table:table-cell table:formula="of:=0.5*[.OF12]*(([.OF5]-[.OE5])/([.OF1]-[.OE1]))^2" office:value-type="float" office:value="0.0000750522615018176" calcext:value-type="float">
            <text:p>7.50522615018176E-05</text:p>
          </table:table-cell>
          <table:table-cell table:formula="of:=0.5*[.OG12]*(([.OG5]-[.OF5])/([.OG1]-[.OF1]))^2" office:value-type="float" office:value="0.00000753800434493679" calcext:value-type="float">
            <text:p>7.53800434493679E-06</text:p>
          </table:table-cell>
          <table:table-cell table:formula="of:=0.5*[.OH12]*(([.OH5]-[.OG5])/([.OH1]-[.OG1]))^2" office:value-type="float" office:value="0.000000264670467310985" calcext:value-type="float">
            <text:p>2.64670467310985E-07</text:p>
          </table:table-cell>
          <table:table-cell table:formula="of:=0.5*[.OI12]*(([.OI5]-[.OH5])/([.OI1]-[.OH1]))^2" office:value-type="float" office:value="0.0000106513688234745" calcext:value-type="float">
            <text:p>1.06513688234745E-05</text:p>
          </table:table-cell>
          <table:table-cell table:formula="of:=0.5*[.OJ12]*(([.OJ5]-[.OI5])/([.OJ1]-[.OI1]))^2" office:value-type="float" office:value="0.000000509346772207205" calcext:value-type="float">
            <text:p>5.09346772207205E-07</text:p>
          </table:table-cell>
          <table:table-cell table:formula="of:=0.5*[.OK12]*(([.OK5]-[.OJ5])/([.OK1]-[.OJ1]))^2" office:value-type="float" office:value="0.000410609956695277" calcext:value-type="float">
            <text:p>0.000410609956695</text:p>
          </table:table-cell>
          <table:table-cell table:formula="of:=0.5*[.OL12]*(([.OL5]-[.OK5])/([.OL1]-[.OK1]))^2" office:value-type="float" office:value="0.000239418333712452" calcext:value-type="float">
            <text:p>0.000239418333712</text:p>
          </table:table-cell>
          <table:table-cell table:formula="of:=0.5*[.OM12]*(([.OM5]-[.OL5])/([.OM1]-[.OL1]))^2" office:value-type="float" office:value="0.0000137399425840298" calcext:value-type="float">
            <text:p>1.37399425840298E-05</text:p>
          </table:table-cell>
          <table:table-cell table:formula="of:=0.5*[.ON12]*(([.ON5]-[.OM5])/([.ON1]-[.OM1]))^2" office:value-type="float" office:value="0.000120439232452589" calcext:value-type="float">
            <text:p>0.000120439232453</text:p>
          </table:table-cell>
          <table:table-cell table:formula="of:=0.5*[.OO12]*(([.OO5]-[.ON5])/([.OO1]-[.ON1]))^2" office:value-type="float" office:value="0.0000308639100962451" calcext:value-type="float">
            <text:p>3.08639100962451E-05</text:p>
          </table:table-cell>
          <table:table-cell table:formula="of:=0.5*[.OP12]*(([.OP5]-[.OO5])/([.OP1]-[.OO1]))^2" office:value-type="float" office:value="0.00000241054806703058" calcext:value-type="float">
            <text:p>2.41054806703058E-06</text:p>
          </table:table-cell>
          <table:table-cell table:formula="of:=0.5*[.OQ12]*(([.OQ5]-[.OP5])/([.OQ1]-[.OP1]))^2" office:value-type="float" office:value="0.00000239001106013081" calcext:value-type="float">
            <text:p>2.39001106013081E-06</text:p>
          </table:table-cell>
          <table:table-cell table:formula="of:=0.5*[.OR12]*(([.OR5]-[.OQ5])/([.OR1]-[.OQ1]))^2" office:value-type="float" office:value="0.000176963958240034" calcext:value-type="float">
            <text:p>0.00017696395824</text:p>
          </table:table-cell>
          <table:table-cell table:formula="of:=0.5*[.OS12]*(([.OS5]-[.OR5])/([.OS1]-[.OR1]))^2" office:value-type="float" office:value="0.00000337642493993991" calcext:value-type="float">
            <text:p>3.37642493993991E-06</text:p>
          </table:table-cell>
          <table:table-cell table:formula="of:=0.5*[.OT12]*(([.OT5]-[.OS5])/([.OT1]-[.OS1]))^2" office:value-type="float" office:value="0.0000481770955378265" calcext:value-type="float">
            <text:p>4.81770955378265E-05</text:p>
          </table:table-cell>
          <table:table-cell table:formula="of:=0.5*[.OU12]*(([.OU5]-[.OT5])/([.OU1]-[.OT1]))^2" office:value-type="float" office:value="0.0000129111169660843" calcext:value-type="float">
            <text:p>1.29111169660843E-05</text:p>
          </table:table-cell>
          <table:table-cell table:formula="of:=0.5*[.OV12]*(([.OV5]-[.OU5])/([.OV1]-[.OU1]))^2" office:value-type="float" office:value="0.000127877292289083" calcext:value-type="float">
            <text:p>0.000127877292289</text:p>
          </table:table-cell>
          <table:table-cell table:formula="of:=0.5*[.OW12]*(([.OW5]-[.OV5])/([.OW1]-[.OV1]))^2" office:value-type="float" office:value="0.00000785550462177227" calcext:value-type="float">
            <text:p>7.85550462177227E-06</text:p>
          </table:table-cell>
          <table:table-cell table:formula="of:=0.5*[.OX12]*(([.OX5]-[.OW5])/([.OX1]-[.OW1]))^2" office:value-type="float" office:value="0.0000748016245847246" calcext:value-type="float">
            <text:p>7.48016245847246E-05</text:p>
          </table:table-cell>
          <table:table-cell table:formula="of:=0.5*[.OY12]*(([.OY5]-[.OX5])/([.OY1]-[.OX1]))^2" office:value-type="float" office:value="0.000169247395766269" calcext:value-type="float">
            <text:p>0.000169247395766</text:p>
          </table:table-cell>
          <table:table-cell table:formula="of:=0.5*[.OZ12]*(([.OZ5]-[.OY5])/([.OZ1]-[.OY1]))^2" office:value-type="float" office:value="0.00000208582655843613" calcext:value-type="float">
            <text:p>2.08582655843613E-06</text:p>
          </table:table-cell>
          <table:table-cell table:formula="of:=0.5*[.PA12]*(([.PA5]-[.OZ5])/([.PA1]-[.OZ1]))^2" office:value-type="float" office:value="0.0000456453786572429" calcext:value-type="float">
            <text:p>4.56453786572429E-05</text:p>
          </table:table-cell>
          <table:table-cell table:formula="of:=0.5*[.PB12]*(([.PB5]-[.PA5])/([.PB1]-[.PA1]))^2" office:value-type="float" office:value="0.0000842335623062638" calcext:value-type="float">
            <text:p>8.42335623062638E-05</text:p>
          </table:table-cell>
          <table:table-cell table:formula="of:=0.5*[.PC12]*(([.PC5]-[.PB5])/([.PC1]-[.PB1]))^2" office:value-type="float" office:value="0.000312094128666493" calcext:value-type="float">
            <text:p>0.000312094128666</text:p>
          </table:table-cell>
          <table:table-cell table:formula="of:=0.5*[.PD12]*(([.PD5]-[.PC5])/([.PD1]-[.PC1]))^2" office:value-type="float" office:value="0.0000844761987759121" calcext:value-type="float">
            <text:p>8.44761987759121E-05</text:p>
          </table:table-cell>
          <table:table-cell table:formula="of:=0.5*[.PE12]*(([.PE5]-[.PD5])/([.PE1]-[.PD1]))^2" office:value-type="float" office:value="0.00000461787766311464" calcext:value-type="float">
            <text:p>4.61787766311464E-06</text:p>
          </table:table-cell>
          <table:table-cell table:formula="of:=0.5*[.PF12]*(([.PF5]-[.PE5])/([.PF1]-[.PE1]))^2" office:value-type="float" office:value="0.00000132855570287942" calcext:value-type="float">
            <text:p>1.32855570287942E-06</text:p>
          </table:table-cell>
          <table:table-cell table:formula="of:=0.5*[.PG12]*(([.PG5]-[.PF5])/([.PG1]-[.PF1]))^2" office:value-type="float" office:value="0.0000105221204661904" calcext:value-type="float">
            <text:p>1.05221204661904E-05</text:p>
          </table:table-cell>
          <table:table-cell table:formula="of:=0.5*[.PH12]*(([.PH5]-[.PG5])/([.PH1]-[.PG1]))^2" office:value-type="float" office:value="0.0002407983280353" calcext:value-type="float">
            <text:p>0.000240798328035</text:p>
          </table:table-cell>
          <table:table-cell table:formula="of:=0.5*[.PI12]*(([.PI5]-[.PH5])/([.PI1]-[.PH1]))^2" office:value-type="float" office:value="0.0000118337339990491" calcext:value-type="float">
            <text:p>1.18337339990491E-05</text:p>
          </table:table-cell>
          <table:table-cell table:formula="of:=0.5*[.PJ12]*(([.PJ5]-[.PI5])/([.PJ1]-[.PI1]))^2" office:value-type="float" office:value="0.00000521828643133717" calcext:value-type="float">
            <text:p>5.21828643133717E-06</text:p>
          </table:table-cell>
          <table:table-cell table:formula="of:=0.5*[.PK12]*(([.PK5]-[.PJ5])/([.PK1]-[.PJ1]))^2" office:value-type="float" office:value="0.00000278519095721231" calcext:value-type="float">
            <text:p>2.78519095721231E-06</text:p>
          </table:table-cell>
          <table:table-cell table:formula="of:=0.5*[.PL12]*(([.PL5]-[.PK5])/([.PL1]-[.PK1]))^2" office:value-type="float" office:value="0.00000678079272631208" calcext:value-type="float">
            <text:p>6.78079272631208E-06</text:p>
          </table:table-cell>
          <table:table-cell table:formula="of:=0.5*[.PM12]*(([.PM5]-[.PL5])/([.PM1]-[.PL1]))^2" office:value-type="float" office:value="0.0000161535957973937" calcext:value-type="float">
            <text:p>1.61535957973937E-05</text:p>
          </table:table-cell>
          <table:table-cell table:formula="of:=0.5*[.PN12]*(([.PN5]-[.PM5])/([.PN1]-[.PM1]))^2" office:value-type="float" office:value="0.000157166567644343" calcext:value-type="float">
            <text:p>0.000157166567644</text:p>
          </table:table-cell>
          <table:table-cell table:formula="of:=0.5*[.PO12]*(([.PO5]-[.PN5])/([.PO1]-[.PN1]))^2" office:value-type="float" office:value="0.000224022592413899" calcext:value-type="float">
            <text:p>0.000224022592414</text:p>
          </table:table-cell>
          <table:table-cell table:formula="of:=0.5*[.PP12]*(([.PP5]-[.PO5])/([.PP1]-[.PO1]))^2" office:value-type="float" office:value="0.000264778842871619" calcext:value-type="float">
            <text:p>0.000264778842872</text:p>
          </table:table-cell>
          <table:table-cell table:formula="of:=0.5*[.PQ12]*(([.PQ5]-[.PP5])/([.PQ1]-[.PP1]))^2" office:value-type="float" office:value="0.000293459157133181" calcext:value-type="float">
            <text:p>0.000293459157133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79336323549097" calcext:value-type="float">
            <text:p>7.9336323549097E-08</text:p>
          </table:table-cell>
          <table:table-cell table:formula="of:=0.5*[.D12]*(([.D6]-[.C6])/([.D1]-[.C1]))^2" office:value-type="float" office:value="0.000000256466793682727" calcext:value-type="float">
            <text:p>2.56466793682727E-07</text:p>
          </table:table-cell>
          <table:table-cell table:formula="of:=0.5*[.E12]*(([.E6]-[.D6])/([.E1]-[.D1]))^2" office:value-type="float" office:value="0.0000000844059652713441" calcext:value-type="float">
            <text:p>8.44059652713441E-08</text:p>
          </table:table-cell>
          <table:table-cell table:formula="of:=0.5*[.F12]*(([.F6]-[.E6])/([.F1]-[.E1]))^2" office:value-type="float" office:value="0.000000716910689066869" calcext:value-type="float">
            <text:p>7.16910689066869E-07</text:p>
          </table:table-cell>
          <table:table-cell table:formula="of:=0.5*[.G12]*(([.G6]-[.F6])/([.G1]-[.F1]))^2" office:value-type="float" office:value="0.0000000373434449712053" calcext:value-type="float">
            <text:p>3.73434449712053E-08</text:p>
          </table:table-cell>
          <table:table-cell table:formula="of:=0.5*[.H12]*(([.H6]-[.G6])/([.H1]-[.G1]))^2" office:value-type="float" office:value="0.00000164698065799976" calcext:value-type="float">
            <text:p>1.64698065799976E-06</text:p>
          </table:table-cell>
          <table:table-cell table:formula="of:=0.5*[.I12]*(([.I6]-[.H6])/([.I1]-[.H1]))^2" office:value-type="float" office:value="0.00000143290071960331" calcext:value-type="float">
            <text:p>1.43290071960331E-06</text:p>
          </table:table-cell>
          <table:table-cell table:formula="of:=0.5*[.J12]*(([.J6]-[.I6])/([.J1]-[.I1]))^2" office:value-type="float" office:value="0.00000817873194214492" calcext:value-type="float">
            <text:p>8.17873194214492E-06</text:p>
          </table:table-cell>
          <table:table-cell table:formula="of:=0.5*[.K12]*(([.K6]-[.J6])/([.K1]-[.J1]))^2" office:value-type="float" office:value="0.0000000074933031226924" calcext:value-type="float">
            <text:p>7.4933031226924E-09</text:p>
          </table:table-cell>
          <table:table-cell table:formula="of:=0.5*[.L12]*(([.L6]-[.K6])/([.L1]-[.K1]))^2" office:value-type="float" office:value="0.00000109946526008435" calcext:value-type="float">
            <text:p>1.09946526008435E-06</text:p>
          </table:table-cell>
          <table:table-cell table:formula="of:=0.5*[.M12]*(([.M6]-[.L6])/([.M1]-[.L1]))^2" office:value-type="float" office:value="0.0000000991051685010644" calcext:value-type="float">
            <text:p>9.91051685010644E-08</text:p>
          </table:table-cell>
          <table:table-cell table:formula="of:=0.5*[.N12]*(([.N6]-[.M6])/([.N1]-[.M1]))^2" office:value-type="float" office:value="0.000000000950295499067314" calcext:value-type="float">
            <text:p>9.50295499067314E-10</text:p>
          </table:table-cell>
          <table:table-cell table:formula="of:=0.5*[.O12]*(([.O6]-[.N6])/([.O1]-[.N1]))^2" office:value-type="float" office:value="0.000000644051439973855" calcext:value-type="float">
            <text:p>6.44051439973855E-07</text:p>
          </table:table-cell>
          <table:table-cell table:formula="of:=0.5*[.P12]*(([.P6]-[.O6])/([.P1]-[.O1]))^2" office:value-type="float" office:value="0.000000202774901712894" calcext:value-type="float">
            <text:p>2.02774901712894E-07</text:p>
          </table:table-cell>
          <table:table-cell table:formula="of:=0.5*[.Q12]*(([.Q6]-[.P6])/([.Q1]-[.P1]))^2" office:value-type="float" office:value="0.0000000321341729035889" calcext:value-type="float">
            <text:p>3.21341729035889E-08</text:p>
          </table:table-cell>
          <table:table-cell table:formula="of:=0.5*[.R12]*(([.R6]-[.Q6])/([.R1]-[.Q1]))^2" office:value-type="float" office:value="0.000000142307976664999" calcext:value-type="float">
            <text:p>1.42307976664999E-07</text:p>
          </table:table-cell>
          <table:table-cell table:formula="of:=0.5*[.S12]*(([.S6]-[.R6])/([.S1]-[.R1]))^2" office:value-type="float" office:value="0.000000000928858386245081" calcext:value-type="float">
            <text:p>9.28858386245081E-10</text:p>
          </table:table-cell>
          <table:table-cell table:formula="of:=0.5*[.T12]*(([.T6]-[.S6])/([.T1]-[.S1]))^2" office:value-type="float" office:value="0.00000156350297371081" calcext:value-type="float">
            <text:p>1.56350297371081E-06</text:p>
          </table:table-cell>
          <table:table-cell table:formula="of:=0.5*[.U12]*(([.U6]-[.T6])/([.U1]-[.T1]))^2" office:value-type="float" office:value="0.0000081162786825968" calcext:value-type="float">
            <text:p>8.1162786825968E-06</text:p>
          </table:table-cell>
          <table:table-cell table:formula="of:=0.5*[.V12]*(([.V6]-[.U6])/([.V1]-[.U1]))^2" office:value-type="float" office:value="0.00000141346642941818" calcext:value-type="float">
            <text:p>1.41346642941818E-06</text:p>
          </table:table-cell>
          <table:table-cell table:formula="of:=0.5*[.W12]*(([.W6]-[.V6])/([.W1]-[.V1]))^2" office:value-type="float" office:value="0.000000220071247275216" calcext:value-type="float">
            <text:p>2.20071247275216E-07</text:p>
          </table:table-cell>
          <table:table-cell table:formula="of:=0.5*[.X12]*(([.X6]-[.W6])/([.X1]-[.W1]))^2" office:value-type="float" office:value="0.000000349111452536549" calcext:value-type="float">
            <text:p>3.49111452536549E-07</text:p>
          </table:table-cell>
          <table:table-cell table:formula="of:=0.5*[.Y12]*(([.Y6]-[.X6])/([.Y1]-[.X1]))^2" office:value-type="float" office:value="0.00000385880188132925" calcext:value-type="float">
            <text:p>3.85880188132925E-06</text:p>
          </table:table-cell>
          <table:table-cell table:formula="of:=0.5*[.Z12]*(([.Z6]-[.Y6])/([.Z1]-[.Y1]))^2" office:value-type="float" office:value="0.000000459229651011492" calcext:value-type="float">
            <text:p>4.59229651011492E-07</text:p>
          </table:table-cell>
          <table:table-cell table:formula="of:=0.5*[.AA12]*(([.AA6]-[.Z6])/([.AA1]-[.Z1]))^2" office:value-type="float" office:value="0.00000112526287097867" calcext:value-type="float">
            <text:p>1.12526287097867E-06</text:p>
          </table:table-cell>
          <table:table-cell table:formula="of:=0.5*[.AB12]*(([.AB6]-[.AA6])/([.AB1]-[.AA1]))^2" office:value-type="float" office:value="0.000000534383104842876" calcext:value-type="float">
            <text:p>5.34383104842876E-07</text:p>
          </table:table-cell>
          <table:table-cell table:formula="of:=0.5*[.AC12]*(([.AC6]-[.AB6])/([.AC1]-[.AB1]))^2" office:value-type="float" office:value="0.00000131825021762989" calcext:value-type="float">
            <text:p>1.31825021762989E-06</text:p>
          </table:table-cell>
          <table:table-cell table:formula="of:=0.5*[.AD12]*(([.AD6]-[.AC6])/([.AD1]-[.AC1]))^2" office:value-type="float" office:value="0.0000161622133858468" calcext:value-type="float">
            <text:p>1.61622133858468E-05</text:p>
          </table:table-cell>
          <table:table-cell table:formula="of:=0.5*[.AE12]*(([.AE6]-[.AD6])/([.AE1]-[.AD1]))^2" office:value-type="float" office:value="0.0000047008596502658" calcext:value-type="float">
            <text:p>4.7008596502658E-06</text:p>
          </table:table-cell>
          <table:table-cell table:formula="of:=0.5*[.AF12]*(([.AF6]-[.AE6])/([.AF1]-[.AE1]))^2" office:value-type="float" office:value="0.000000265848057260247" calcext:value-type="float">
            <text:p>2.65848057260247E-07</text:p>
          </table:table-cell>
          <table:table-cell table:formula="of:=0.5*[.AG12]*(([.AG6]-[.AF6])/([.AG1]-[.AF1]))^2" office:value-type="float" office:value="0.0000000453506112743268" calcext:value-type="float">
            <text:p>4.53506112743268E-08</text:p>
          </table:table-cell>
          <table:table-cell table:formula="of:=0.5*[.AH12]*(([.AH6]-[.AG6])/([.AH1]-[.AG1]))^2" office:value-type="float" office:value="0.000000504760020618105" calcext:value-type="float">
            <text:p>5.04760020618105E-07</text:p>
          </table:table-cell>
          <table:table-cell table:formula="of:=0.5*[.AI12]*(([.AI6]-[.AH6])/([.AI1]-[.AH1]))^2" office:value-type="float" office:value="0.000000310902041066562" calcext:value-type="float">
            <text:p>3.10902041066562E-07</text:p>
          </table:table-cell>
          <table:table-cell table:formula="of:=0.5*[.AJ12]*(([.AJ6]-[.AI6])/([.AJ1]-[.AI1]))^2" office:value-type="float" office:value="0.000000277935459668882" calcext:value-type="float">
            <text:p>2.77935459668882E-07</text:p>
          </table:table-cell>
          <table:table-cell table:formula="of:=0.5*[.AK12]*(([.AK6]-[.AJ6])/([.AK1]-[.AJ1]))^2" office:value-type="float" office:value="0.000000100766837704453" calcext:value-type="float">
            <text:p>1.00766837704453E-07</text:p>
          </table:table-cell>
          <table:table-cell table:formula="of:=0.5*[.AL12]*(([.AL6]-[.AK6])/([.AL1]-[.AK1]))^2" office:value-type="float" office:value="0.000000547643673503163" calcext:value-type="float">
            <text:p>5.47643673503163E-07</text:p>
          </table:table-cell>
          <table:table-cell table:formula="of:=0.5*[.AM12]*(([.AM6]-[.AL6])/([.AM1]-[.AL1]))^2" office:value-type="float" office:value="0.00000232753358026928" calcext:value-type="float">
            <text:p>2.32753358026928E-06</text:p>
          </table:table-cell>
          <table:table-cell table:formula="of:=0.5*[.AN12]*(([.AN6]-[.AM6])/([.AN1]-[.AM1]))^2" office:value-type="float" office:value="0.000000166971267114518" calcext:value-type="float">
            <text:p>1.66971267114518E-07</text:p>
          </table:table-cell>
          <table:table-cell table:formula="of:=0.5*[.AO12]*(([.AO6]-[.AN6])/([.AO1]-[.AN1]))^2" office:value-type="float" office:value="0.000000458527635325461" calcext:value-type="float">
            <text:p>4.58527635325461E-07</text:p>
          </table:table-cell>
          <table:table-cell table:formula="of:=0.5*[.AP12]*(([.AP6]-[.AO6])/([.AP1]-[.AO1]))^2" office:value-type="float" office:value="0.00000067483329087293" calcext:value-type="float">
            <text:p>6.7483329087293E-07</text:p>
          </table:table-cell>
          <table:table-cell table:formula="of:=0.5*[.AQ12]*(([.AQ6]-[.AP6])/([.AQ1]-[.AP1]))^2" office:value-type="float" office:value="0.000000053011990199067" calcext:value-type="float">
            <text:p>5.3011990199067E-08</text:p>
          </table:table-cell>
          <table:table-cell table:formula="of:=0.5*[.AR12]*(([.AR6]-[.AQ6])/([.AR1]-[.AQ1]))^2" office:value-type="float" office:value="0.000000148372859144586" calcext:value-type="float">
            <text:p>1.48372859144586E-07</text:p>
          </table:table-cell>
          <table:table-cell table:formula="of:=0.5*[.AS12]*(([.AS6]-[.AR6])/([.AS1]-[.AR1]))^2" office:value-type="float" office:value="0.00000219475942181508" calcext:value-type="float">
            <text:p>2.19475942181508E-06</text:p>
          </table:table-cell>
          <table:table-cell table:formula="of:=0.5*[.AT12]*(([.AT6]-[.AS6])/([.AT1]-[.AS1]))^2" office:value-type="float" office:value="0.00000000106948050689994" calcext:value-type="float">
            <text:p>1.06948050689994E-09</text:p>
          </table:table-cell>
          <table:table-cell table:formula="of:=0.5*[.AU12]*(([.AU6]-[.AT6])/([.AU1]-[.AT1]))^2" office:value-type="float" office:value="0.000000137547246022153" calcext:value-type="float">
            <text:p>1.37547246022153E-07</text:p>
          </table:table-cell>
          <table:table-cell table:formula="of:=0.5*[.AV12]*(([.AV6]-[.AU6])/([.AV1]-[.AU1]))^2" office:value-type="float" office:value="0.000000257735268296071" calcext:value-type="float">
            <text:p>2.57735268296071E-07</text:p>
          </table:table-cell>
          <table:table-cell table:formula="of:=0.5*[.AW12]*(([.AW6]-[.AV6])/([.AW1]-[.AV1]))^2" office:value-type="float" office:value="0.0000018963633846336" calcext:value-type="float">
            <text:p>1.8963633846336E-06</text:p>
          </table:table-cell>
          <table:table-cell table:formula="of:=0.5*[.AX12]*(([.AX6]-[.AW6])/([.AX1]-[.AW1]))^2" office:value-type="float" office:value="0.000000475333482397153" calcext:value-type="float">
            <text:p>4.75333482397153E-07</text:p>
          </table:table-cell>
          <table:table-cell table:formula="of:=0.5*[.AY12]*(([.AY6]-[.AX6])/([.AY1]-[.AX1]))^2" office:value-type="float" office:value="0.00000000824918409456902" calcext:value-type="float">
            <text:p>8.24918409456902E-09</text:p>
          </table:table-cell>
          <table:table-cell table:formula="of:=0.5*[.AZ12]*(([.AZ6]-[.AY6])/([.AZ1]-[.AY1]))^2" office:value-type="float" office:value="0.0000102072121121524" calcext:value-type="float">
            <text:p>1.02072121121524E-05</text:p>
          </table:table-cell>
          <table:table-cell table:formula="of:=0.5*[.BA12]*(([.BA6]-[.AZ6])/([.BA1]-[.AZ1]))^2" office:value-type="float" office:value="0.000000158120027513513" calcext:value-type="float">
            <text:p>1.58120027513513E-07</text:p>
          </table:table-cell>
          <table:table-cell table:formula="of:=0.5*[.BB12]*(([.BB6]-[.BA6])/([.BB1]-[.BA1]))^2" office:value-type="float" office:value="0.00000369485004931424" calcext:value-type="float">
            <text:p>3.69485004931424E-06</text:p>
          </table:table-cell>
          <table:table-cell table:formula="of:=0.5*[.BC12]*(([.BC6]-[.BB6])/([.BC1]-[.BB1]))^2" office:value-type="float" office:value="0.00000157206864682227" calcext:value-type="float">
            <text:p>1.57206864682227E-06</text:p>
          </table:table-cell>
          <table:table-cell table:formula="of:=0.5*[.BD12]*(([.BD6]-[.BC6])/([.BD1]-[.BC1]))^2" office:value-type="float" office:value="0.00000196703903594365" calcext:value-type="float">
            <text:p>1.96703903594365E-06</text:p>
          </table:table-cell>
          <table:table-cell table:formula="of:=0.5*[.BE12]*(([.BE6]-[.BD6])/([.BE1]-[.BD1]))^2" office:value-type="float" office:value="0.000000016211579463632" calcext:value-type="float">
            <text:p>1.6211579463632E-08</text:p>
          </table:table-cell>
          <table:table-cell table:formula="of:=0.5*[.BF12]*(([.BF6]-[.BE6])/([.BF1]-[.BE1]))^2" office:value-type="float" office:value="0.000000958351672394063" calcext:value-type="float">
            <text:p>9.58351672394063E-07</text:p>
          </table:table-cell>
          <table:table-cell table:formula="of:=0.5*[.BG12]*(([.BG6]-[.BF6])/([.BG1]-[.BF1]))^2" office:value-type="float" office:value="0.00000220732239129579" calcext:value-type="float">
            <text:p>2.20732239129579E-06</text:p>
          </table:table-cell>
          <table:table-cell table:formula="of:=0.5*[.BH12]*(([.BH6]-[.BG6])/([.BH1]-[.BG1]))^2" office:value-type="float" office:value="0.000000499100461428913" calcext:value-type="float">
            <text:p>4.99100461428913E-07</text:p>
          </table:table-cell>
          <table:table-cell table:formula="of:=0.5*[.BI12]*(([.BI6]-[.BH6])/([.BI1]-[.BH1]))^2" office:value-type="float" office:value="0.00000199830914991751" calcext:value-type="float">
            <text:p>1.99830914991751E-06</text:p>
          </table:table-cell>
          <table:table-cell table:formula="of:=0.5*[.BJ12]*(([.BJ6]-[.BI6])/([.BJ1]-[.BI1]))^2" office:value-type="float" office:value="0.000000460166054778263" calcext:value-type="float">
            <text:p>4.60166054778263E-07</text:p>
          </table:table-cell>
          <table:table-cell table:formula="of:=0.5*[.BK12]*(([.BK6]-[.BJ6])/([.BK1]-[.BJ1]))^2" office:value-type="float" office:value="0.000000237506307437231" calcext:value-type="float">
            <text:p>2.37506307437231E-07</text:p>
          </table:table-cell>
          <table:table-cell table:formula="of:=0.5*[.BL12]*(([.BL6]-[.BK6])/([.BL1]-[.BK1]))^2" office:value-type="float" office:value="0.000000562704341459768" calcext:value-type="float">
            <text:p>5.62704341459768E-07</text:p>
          </table:table-cell>
          <table:table-cell table:formula="of:=0.5*[.BM12]*(([.BM6]-[.BL6])/([.BM1]-[.BL1]))^2" office:value-type="float" office:value="0.00000118501765845773" calcext:value-type="float">
            <text:p>1.18501765845773E-06</text:p>
          </table:table-cell>
          <table:table-cell table:formula="of:=0.5*[.BN12]*(([.BN6]-[.BM6])/([.BN1]-[.BM1]))^2" office:value-type="float" office:value="0.000000332192992502379" calcext:value-type="float">
            <text:p>3.32192992502379E-07</text:p>
          </table:table-cell>
          <table:table-cell table:formula="of:=0.5*[.BO12]*(([.BO6]-[.BN6])/([.BO1]-[.BN1]))^2" office:value-type="float" office:value="0.0000000628559935862177" calcext:value-type="float">
            <text:p>6.28559935862177E-08</text:p>
          </table:table-cell>
          <table:table-cell table:formula="of:=0.5*[.BP12]*(([.BP6]-[.BO6])/([.BP1]-[.BO1]))^2" office:value-type="float" office:value="0.0000000039219754333338" calcext:value-type="float">
            <text:p>3.9219754333338E-09</text:p>
          </table:table-cell>
          <table:table-cell table:formula="of:=0.5*[.BQ12]*(([.BQ6]-[.BP6])/([.BQ1]-[.BP1]))^2" office:value-type="float" office:value="0.000000703108060078949" calcext:value-type="float">
            <text:p>7.03108060078949E-07</text:p>
          </table:table-cell>
          <table:table-cell table:formula="of:=0.5*[.BR12]*(([.BR6]-[.BQ6])/([.BR1]-[.BQ1]))^2" office:value-type="float" office:value="0.0000000210766834496714" calcext:value-type="float">
            <text:p>2.10766834496714E-08</text:p>
          </table:table-cell>
          <table:table-cell table:formula="of:=0.5*[.BS12]*(([.BS6]-[.BR6])/([.BS1]-[.BR1]))^2" office:value-type="float" office:value="0.00000243153678888343" calcext:value-type="float">
            <text:p>2.43153678888343E-06</text:p>
          </table:table-cell>
          <table:table-cell table:formula="of:=0.5*[.BT12]*(([.BT6]-[.BS6])/([.BT1]-[.BS1]))^2" office:value-type="float" office:value="0.0000000473719569284172" calcext:value-type="float">
            <text:p>4.73719569284172E-08</text:p>
          </table:table-cell>
          <table:table-cell table:formula="of:=0.5*[.BU12]*(([.BU6]-[.BT6])/([.BU1]-[.BT1]))^2" office:value-type="float" office:value="0.00000683566144992485" calcext:value-type="float">
            <text:p>6.83566144992485E-06</text:p>
          </table:table-cell>
          <table:table-cell table:formula="of:=0.5*[.BV12]*(([.BV6]-[.BU6])/([.BV1]-[.BU1]))^2" office:value-type="float" office:value="0.0000000717989822055883" calcext:value-type="float">
            <text:p>7.17989822055883E-08</text:p>
          </table:table-cell>
          <table:table-cell table:formula="of:=0.5*[.BW12]*(([.BW6]-[.BV6])/([.BW1]-[.BV1]))^2" office:value-type="float" office:value="0.00000015149995895319" calcext:value-type="float">
            <text:p>1.5149995895319E-07</text:p>
          </table:table-cell>
          <table:table-cell table:formula="of:=0.5*[.BX12]*(([.BX6]-[.BW6])/([.BX1]-[.BW1]))^2" office:value-type="float" office:value="0.00000123276347028881" calcext:value-type="float">
            <text:p>1.23276347028881E-06</text:p>
          </table:table-cell>
          <table:table-cell table:formula="of:=0.5*[.BY12]*(([.BY6]-[.BX6])/([.BY1]-[.BX1]))^2" office:value-type="float" office:value="0.00000160904512709999" calcext:value-type="float">
            <text:p>1.60904512709999E-06</text:p>
          </table:table-cell>
          <table:table-cell table:formula="of:=0.5*[.BZ12]*(([.BZ6]-[.BY6])/([.BZ1]-[.BY1]))^2" office:value-type="float" office:value="0.00000142440152322712" calcext:value-type="float">
            <text:p>1.42440152322712E-06</text:p>
          </table:table-cell>
          <table:table-cell table:formula="of:=0.5*[.CA12]*(([.CA6]-[.BZ6])/([.CA1]-[.BZ1]))^2" office:value-type="float" office:value="0.00000418165970918786" calcext:value-type="float">
            <text:p>4.18165970918786E-06</text:p>
          </table:table-cell>
          <table:table-cell table:formula="of:=0.5*[.CB12]*(([.CB6]-[.CA6])/([.CB1]-[.CA1]))^2" office:value-type="float" office:value="0.00000702264479286578" calcext:value-type="float">
            <text:p>7.02264479286578E-06</text:p>
          </table:table-cell>
          <table:table-cell table:formula="of:=0.5*[.CC12]*(([.CC6]-[.CB6])/([.CC1]-[.CB1]))^2" office:value-type="float" office:value="0.000000127779670898926" calcext:value-type="float">
            <text:p>1.27779670898926E-07</text:p>
          </table:table-cell>
          <table:table-cell table:formula="of:=0.5*[.CD12]*(([.CD6]-[.CC6])/([.CD1]-[.CC1]))^2" office:value-type="float" office:value="0.000000312358971917051" calcext:value-type="float">
            <text:p>3.12358971917051E-07</text:p>
          </table:table-cell>
          <table:table-cell table:formula="of:=0.5*[.CE12]*(([.CE6]-[.CD6])/([.CE1]-[.CD1]))^2" office:value-type="float" office:value="0.00000151717578503125" calcext:value-type="float">
            <text:p>1.51717578503125E-06</text:p>
          </table:table-cell>
          <table:table-cell table:formula="of:=0.5*[.CF12]*(([.CF6]-[.CE6])/([.CF1]-[.CE1]))^2" office:value-type="float" office:value="0.000000174009650111661" calcext:value-type="float">
            <text:p>1.74009650111661E-07</text:p>
          </table:table-cell>
          <table:table-cell table:formula="of:=0.5*[.CG12]*(([.CG6]-[.CF6])/([.CG1]-[.CF1]))^2" office:value-type="float" office:value="0.0000022505876535424" calcext:value-type="float">
            <text:p>2.2505876535424E-06</text:p>
          </table:table-cell>
          <table:table-cell table:formula="of:=0.5*[.CH12]*(([.CH6]-[.CG6])/([.CH1]-[.CG1]))^2" office:value-type="float" office:value="0.000309141576943826" calcext:value-type="float">
            <text:p>0.000309141576944</text:p>
          </table:table-cell>
          <table:table-cell table:formula="of:=0.5*[.CI12]*(([.CI6]-[.CH6])/([.CI1]-[.CH1]))^2" office:value-type="float" office:value="0.00117796447893135" calcext:value-type="float">
            <text:p>0.001177964478931</text:p>
          </table:table-cell>
          <table:table-cell table:formula="of:=0.5*[.CJ12]*(([.CJ6]-[.CI6])/([.CJ1]-[.CI1]))^2" office:value-type="float" office:value="0.000626259521998704" calcext:value-type="float">
            <text:p>0.000626259521999</text:p>
          </table:table-cell>
          <table:table-cell table:formula="of:=0.5*[.CK12]*(([.CK6]-[.CJ6])/([.CK1]-[.CJ1]))^2" office:value-type="float" office:value="0.00354270417156731" calcext:value-type="float">
            <text:p>0.003542704171567</text:p>
          </table:table-cell>
          <table:table-cell table:formula="of:=0.5*[.CL12]*(([.CL6]-[.CK6])/([.CL1]-[.CK1]))^2" office:value-type="float" office:value="0.000100093194929" calcext:value-type="float">
            <text:p>0.000100093194929</text:p>
          </table:table-cell>
          <table:table-cell table:formula="of:=0.5*[.CM12]*(([.CM6]-[.CL6])/([.CM1]-[.CL1]))^2" office:value-type="float" office:value="0.0096765728594674" calcext:value-type="float">
            <text:p>0.009676572859467</text:p>
          </table:table-cell>
          <table:table-cell table:formula="of:=0.5*[.CN12]*(([.CN6]-[.CM6])/([.CN1]-[.CM1]))^2" office:value-type="float" office:value="0.00111107767528052" calcext:value-type="float">
            <text:p>0.001111077675281</text:p>
          </table:table-cell>
          <table:table-cell table:formula="of:=0.5*[.CO12]*(([.CO6]-[.CN6])/([.CO1]-[.CN1]))^2" office:value-type="float" office:value="0.000143892020777579" calcext:value-type="float">
            <text:p>0.000143892020778</text:p>
          </table:table-cell>
          <table:table-cell table:formula="of:=0.5*[.CP12]*(([.CP6]-[.CO6])/([.CP1]-[.CO1]))^2" office:value-type="float" office:value="0.0102204444460339" calcext:value-type="float">
            <text:p>0.010220444446034</text:p>
          </table:table-cell>
          <table:table-cell table:formula="of:=0.5*[.CQ12]*(([.CQ6]-[.CP6])/([.CQ1]-[.CP1]))^2" office:value-type="float" office:value="0.00647880229116367" calcext:value-type="float">
            <text:p>0.006478802291164</text:p>
          </table:table-cell>
          <table:table-cell table:formula="of:=0.5*[.CR12]*(([.CR6]-[.CQ6])/([.CR1]-[.CQ1]))^2" office:value-type="float" office:value="0.00145442272374829" calcext:value-type="float">
            <text:p>0.001454422723748</text:p>
          </table:table-cell>
          <table:table-cell table:formula="of:=0.5*[.CS12]*(([.CS6]-[.CR6])/([.CS1]-[.CR1]))^2" office:value-type="float" office:value="0.00258514000068898" calcext:value-type="float">
            <text:p>0.002585140000689</text:p>
          </table:table-cell>
          <table:table-cell table:formula="of:=0.5*[.CT12]*(([.CT6]-[.CS6])/([.CT1]-[.CS1]))^2" office:value-type="float" office:value="0.00408330023510918" calcext:value-type="float">
            <text:p>0.004083300235109</text:p>
          </table:table-cell>
          <table:table-cell table:formula="of:=0.5*[.CU12]*(([.CU6]-[.CT6])/([.CU1]-[.CT1]))^2" office:value-type="float" office:value="0.000163320431838345" calcext:value-type="float">
            <text:p>0.000163320431838</text:p>
          </table:table-cell>
          <table:table-cell table:formula="of:=0.5*[.CV12]*(([.CV6]-[.CU6])/([.CV1]-[.CU1]))^2" office:value-type="float" office:value="0.00140936356368515" calcext:value-type="float">
            <text:p>0.001409363563685</text:p>
          </table:table-cell>
          <table:table-cell table:formula="of:=0.5*[.CW12]*(([.CW6]-[.CV6])/([.CW1]-[.CV1]))^2" office:value-type="float" office:value="0.0054911922922677" calcext:value-type="float">
            <text:p>0.005491192292268</text:p>
          </table:table-cell>
          <table:table-cell table:formula="of:=0.5*[.CX12]*(([.CX6]-[.CW6])/([.CX1]-[.CW1]))^2" office:value-type="float" office:value="0.00155020518505694" calcext:value-type="float">
            <text:p>0.001550205185057</text:p>
          </table:table-cell>
          <table:table-cell table:formula="of:=0.5*[.CY12]*(([.CY6]-[.CX6])/([.CY1]-[.CX1]))^2" office:value-type="float" office:value="0.00010850939455178" calcext:value-type="float">
            <text:p>0.000108509394552</text:p>
          </table:table-cell>
          <table:table-cell table:formula="of:=0.5*[.CZ12]*(([.CZ6]-[.CY6])/([.CZ1]-[.CY1]))^2" office:value-type="float" office:value="0.000320182869891448" calcext:value-type="float">
            <text:p>0.000320182869891</text:p>
          </table:table-cell>
          <table:table-cell table:formula="of:=0.5*[.DA12]*(([.DA6]-[.CZ6])/([.DA1]-[.CZ1]))^2" office:value-type="float" office:value="0.0110527213110192" calcext:value-type="float">
            <text:p>0.011052721311019</text:p>
          </table:table-cell>
          <table:table-cell table:formula="of:=0.5*[.DB12]*(([.DB6]-[.DA6])/([.DB1]-[.DA1]))^2" office:value-type="float" office:value="0.00268117437512849" calcext:value-type="float">
            <text:p>0.002681174375128</text:p>
          </table:table-cell>
          <table:table-cell table:formula="of:=0.5*[.DC12]*(([.DC6]-[.DB6])/([.DC1]-[.DB1]))^2" office:value-type="float" office:value="0.000185756266156687" calcext:value-type="float">
            <text:p>0.000185756266157</text:p>
          </table:table-cell>
          <table:table-cell table:formula="of:=0.5*[.DD12]*(([.DD6]-[.DC6])/([.DD1]-[.DC1]))^2" office:value-type="float" office:value="0.00436858660255327" calcext:value-type="float">
            <text:p>0.004368586602553</text:p>
          </table:table-cell>
          <table:table-cell table:formula="of:=0.5*[.DE12]*(([.DE6]-[.DD6])/([.DE1]-[.DD1]))^2" office:value-type="float" office:value="0.000606223865729895" calcext:value-type="float">
            <text:p>0.00060622386573</text:p>
          </table:table-cell>
          <table:table-cell table:formula="of:=0.5*[.DF12]*(([.DF6]-[.DE6])/([.DF1]-[.DE1]))^2" office:value-type="float" office:value="0.000953627003474373" calcext:value-type="float">
            <text:p>0.000953627003474</text:p>
          </table:table-cell>
          <table:table-cell table:formula="of:=0.5*[.DG12]*(([.DG6]-[.DF6])/([.DG1]-[.DF1]))^2" office:value-type="float" office:value="0.00158753581372073" calcext:value-type="float">
            <text:p>0.001587535813721</text:p>
          </table:table-cell>
          <table:table-cell table:formula="of:=0.5*[.DH12]*(([.DH6]-[.DG6])/([.DH1]-[.DG1]))^2" office:value-type="float" office:value="0.00107222693611926" calcext:value-type="float">
            <text:p>0.001072226936119</text:p>
          </table:table-cell>
          <table:table-cell table:formula="of:=0.5*[.DI12]*(([.DI6]-[.DH6])/([.DI1]-[.DH1]))^2" office:value-type="float" office:value="0.0000136369018031724" calcext:value-type="float">
            <text:p>1.36369018031724E-05</text:p>
          </table:table-cell>
          <table:table-cell table:formula="of:=0.5*[.DJ12]*(([.DJ6]-[.DI6])/([.DJ1]-[.DI1]))^2" office:value-type="float" office:value="0.000785303341661485" calcext:value-type="float">
            <text:p>0.000785303341661</text:p>
          </table:table-cell>
          <table:table-cell table:formula="of:=0.5*[.DK12]*(([.DK6]-[.DJ6])/([.DK1]-[.DJ1]))^2" office:value-type="float" office:value="0.012123866372827" calcext:value-type="float">
            <text:p>0.012123866372827</text:p>
          </table:table-cell>
          <table:table-cell table:formula="of:=0.5*[.DL12]*(([.DL6]-[.DK6])/([.DL1]-[.DK1]))^2" office:value-type="float" office:value="0.000536353640997579" calcext:value-type="float">
            <text:p>0.000536353640998</text:p>
          </table:table-cell>
          <table:table-cell table:formula="of:=0.5*[.DM12]*(([.DM6]-[.DL6])/([.DM1]-[.DL1]))^2" office:value-type="float" office:value="0.000158886636232533" calcext:value-type="float">
            <text:p>0.000158886636233</text:p>
          </table:table-cell>
          <table:table-cell table:formula="of:=0.5*[.DN12]*(([.DN6]-[.DM6])/([.DN1]-[.DM1]))^2" office:value-type="float" office:value="0.00809084656601536" calcext:value-type="float">
            <text:p>0.008090846566015</text:p>
          </table:table-cell>
          <table:table-cell table:formula="of:=0.5*[.DO12]*(([.DO6]-[.DN6])/([.DO1]-[.DN1]))^2" office:value-type="float" office:value="0.000803843506300887" calcext:value-type="float">
            <text:p>0.000803843506301</text:p>
          </table:table-cell>
          <table:table-cell table:formula="of:=0.5*[.DP12]*(([.DP6]-[.DO6])/([.DP1]-[.DO1]))^2" office:value-type="float" office:value="0.0018882139091958" calcext:value-type="float">
            <text:p>0.001888213909196</text:p>
          </table:table-cell>
          <table:table-cell table:formula="of:=0.5*[.DQ12]*(([.DQ6]-[.DP6])/([.DQ1]-[.DP1]))^2" office:value-type="float" office:value="0.0000997886177094799" calcext:value-type="float">
            <text:p>9.97886177094799E-05</text:p>
          </table:table-cell>
          <table:table-cell table:formula="of:=0.5*[.DR12]*(([.DR6]-[.DQ6])/([.DR1]-[.DQ1]))^2" office:value-type="float" office:value="0.00888113550461403" calcext:value-type="float">
            <text:p>0.008881135504614</text:p>
          </table:table-cell>
          <table:table-cell table:formula="of:=0.5*[.DS12]*(([.DS6]-[.DR6])/([.DS1]-[.DR1]))^2" office:value-type="float" office:value="0.00000774997659547097" calcext:value-type="float">
            <text:p>7.74997659547097E-06</text:p>
          </table:table-cell>
          <table:table-cell table:formula="of:=0.5*[.DT12]*(([.DT6]-[.DS6])/([.DT1]-[.DS1]))^2" office:value-type="float" office:value="0.000370875744823617" calcext:value-type="float">
            <text:p>0.000370875744824</text:p>
          </table:table-cell>
          <table:table-cell table:formula="of:=0.5*[.DU12]*(([.DU6]-[.DT6])/([.DU1]-[.DT1]))^2" office:value-type="float" office:value="0.000693196531525812" calcext:value-type="float">
            <text:p>0.000693196531526</text:p>
          </table:table-cell>
          <table:table-cell table:formula="of:=0.5*[.DV12]*(([.DV6]-[.DU6])/([.DV1]-[.DU1]))^2" office:value-type="float" office:value="0.00339593074812147" calcext:value-type="float">
            <text:p>0.003395930748121</text:p>
          </table:table-cell>
          <table:table-cell table:formula="of:=0.5*[.DW12]*(([.DW6]-[.DV6])/([.DW1]-[.DV1]))^2" office:value-type="float" office:value="0.00000426770070146691" calcext:value-type="float">
            <text:p>4.26770070146691E-06</text:p>
          </table:table-cell>
          <table:table-cell table:formula="of:=0.5*[.DX12]*(([.DX6]-[.DW6])/([.DX1]-[.DW1]))^2" office:value-type="float" office:value="0.00431157846193843" calcext:value-type="float">
            <text:p>0.004311578461938</text:p>
          </table:table-cell>
          <table:table-cell table:formula="of:=0.5*[.DY12]*(([.DY6]-[.DX6])/([.DY1]-[.DX1]))^2" office:value-type="float" office:value="0.00320258926117398" calcext:value-type="float">
            <text:p>0.003202589261174</text:p>
          </table:table-cell>
          <table:table-cell table:formula="of:=0.5*[.DZ12]*(([.DZ6]-[.DY6])/([.DZ1]-[.DY1]))^2" office:value-type="float" office:value="0.00289601616307673" calcext:value-type="float">
            <text:p>0.002896016163077</text:p>
          </table:table-cell>
          <table:table-cell table:formula="of:=0.5*[.EA12]*(([.EA6]-[.DZ6])/([.EA1]-[.DZ1]))^2" office:value-type="float" office:value="0.000128447583052344" calcext:value-type="float">
            <text:p>0.000128447583052</text:p>
          </table:table-cell>
          <table:table-cell table:formula="of:=0.5*[.EB12]*(([.EB6]-[.EA6])/([.EB1]-[.EA1]))^2" office:value-type="float" office:value="0.00644073200426062" calcext:value-type="float">
            <text:p>0.006440732004261</text:p>
          </table:table-cell>
          <table:table-cell table:formula="of:=0.5*[.EC12]*(([.EC6]-[.EB6])/([.EC1]-[.EB1]))^2" office:value-type="float" office:value="0.0000393207293209368" calcext:value-type="float">
            <text:p>3.93207293209368E-05</text:p>
          </table:table-cell>
          <table:table-cell table:formula="of:=0.5*[.ED12]*(([.ED6]-[.EC6])/([.ED1]-[.EC1]))^2" office:value-type="float" office:value="0.00330529580222707" calcext:value-type="float">
            <text:p>0.003305295802227</text:p>
          </table:table-cell>
          <table:table-cell table:formula="of:=0.5*[.EE12]*(([.EE6]-[.ED6])/([.EE1]-[.ED1]))^2" office:value-type="float" office:value="0.00203348983609855" calcext:value-type="float">
            <text:p>0.002033489836099</text:p>
          </table:table-cell>
          <table:table-cell table:formula="of:=0.5*[.EF12]*(([.EF6]-[.EE6])/([.EF1]-[.EE1]))^2" office:value-type="float" office:value="0.00201146758835843" calcext:value-type="float">
            <text:p>0.002011467588358</text:p>
          </table:table-cell>
          <table:table-cell table:formula="of:=0.5*[.EG12]*(([.EG6]-[.EF6])/([.EG1]-[.EF1]))^2" office:value-type="float" office:value="0.0000514520291090161" calcext:value-type="float">
            <text:p>5.14520291090161E-05</text:p>
          </table:table-cell>
          <table:table-cell table:formula="of:=0.5*[.EH12]*(([.EH6]-[.EG6])/([.EH1]-[.EG1]))^2" office:value-type="float" office:value="0.000000000131529269697247" calcext:value-type="float">
            <text:p>1.31529269697247E-10</text:p>
          </table:table-cell>
          <table:table-cell table:formula="of:=0.5*[.EI12]*(([.EI6]-[.EH6])/([.EI1]-[.EH1]))^2" office:value-type="float" office:value="0.000340027994404002" calcext:value-type="float">
            <text:p>0.000340027994404</text:p>
          </table:table-cell>
          <table:table-cell table:formula="of:=0.5*[.EJ12]*(([.EJ6]-[.EI6])/([.EJ1]-[.EI1]))^2" office:value-type="float" office:value="0.00474328351039782" calcext:value-type="float">
            <text:p>0.004743283510398</text:p>
          </table:table-cell>
          <table:table-cell table:formula="of:=0.5*[.EK12]*(([.EK6]-[.EJ6])/([.EK1]-[.EJ1]))^2" office:value-type="float" office:value="0.000756920599664963" calcext:value-type="float">
            <text:p>0.000756920599665</text:p>
          </table:table-cell>
          <table:table-cell table:formula="of:=0.5*[.EL12]*(([.EL6]-[.EK6])/([.EL1]-[.EK1]))^2" office:value-type="float" office:value="0.00000228147621768329" calcext:value-type="float">
            <text:p>2.28147621768329E-06</text:p>
          </table:table-cell>
          <table:table-cell table:formula="of:=0.5*[.EM12]*(([.EM6]-[.EL6])/([.EM1]-[.EL1]))^2" office:value-type="float" office:value="0.00629533118036762" calcext:value-type="float">
            <text:p>0.006295331180368</text:p>
          </table:table-cell>
          <table:table-cell table:formula="of:=0.5*[.EN12]*(([.EN6]-[.EM6])/([.EN1]-[.EM1]))^2" office:value-type="float" office:value="0.00451262449799843" calcext:value-type="float">
            <text:p>0.004512624497998</text:p>
          </table:table-cell>
          <table:table-cell table:formula="of:=0.5*[.EO12]*(([.EO6]-[.EN6])/([.EO1]-[.EN1]))^2" office:value-type="float" office:value="0.00240531419829836" calcext:value-type="float">
            <text:p>0.002405314198298</text:p>
          </table:table-cell>
          <table:table-cell table:formula="of:=0.5*[.EP12]*(([.EP6]-[.EO6])/([.EP1]-[.EO1]))^2" office:value-type="float" office:value="0.00509554328182203" calcext:value-type="float">
            <text:p>0.005095543281822</text:p>
          </table:table-cell>
          <table:table-cell table:formula="of:=0.5*[.EQ12]*(([.EQ6]-[.EP6])/([.EQ1]-[.EP1]))^2" office:value-type="float" office:value="0.000414774068594929" calcext:value-type="float">
            <text:p>0.000414774068595</text:p>
          </table:table-cell>
          <table:table-cell table:formula="of:=0.5*[.ER12]*(([.ER6]-[.EQ6])/([.ER1]-[.EQ1]))^2" office:value-type="float" office:value="0.000297662983404201" calcext:value-type="float">
            <text:p>0.000297662983404</text:p>
          </table:table-cell>
          <table:table-cell table:formula="of:=0.5*[.ES12]*(([.ES6]-[.ER6])/([.ES1]-[.ER1]))^2" office:value-type="float" office:value="0.000429336703082739" calcext:value-type="float">
            <text:p>0.000429336703083</text:p>
          </table:table-cell>
          <table:table-cell table:formula="of:=0.5*[.ET12]*(([.ET6]-[.ES6])/([.ET1]-[.ES1]))^2" office:value-type="float" office:value="0.0000398555791770149" calcext:value-type="float">
            <text:p>3.98555791770149E-05</text:p>
          </table:table-cell>
          <table:table-cell table:formula="of:=0.5*[.EU12]*(([.EU6]-[.ET6])/([.EU1]-[.ET1]))^2" office:value-type="float" office:value="0.00641413270830544" calcext:value-type="float">
            <text:p>0.006414132708305</text:p>
          </table:table-cell>
          <table:table-cell table:formula="of:=0.5*[.EV12]*(([.EV6]-[.EU6])/([.EV1]-[.EU1]))^2" office:value-type="float" office:value="0.00401306176151714" calcext:value-type="float">
            <text:p>0.004013061761517</text:p>
          </table:table-cell>
          <table:table-cell table:formula="of:=0.5*[.EW12]*(([.EW6]-[.EV6])/([.EW1]-[.EV1]))^2" office:value-type="float" office:value="0.0000765052317220042" calcext:value-type="float">
            <text:p>7.65052317220042E-05</text:p>
          </table:table-cell>
          <table:table-cell table:formula="of:=0.5*[.EX12]*(([.EX6]-[.EW6])/([.EX1]-[.EW1]))^2" office:value-type="float" office:value="0.00974055224514469" calcext:value-type="float">
            <text:p>0.009740552245145</text:p>
          </table:table-cell>
          <table:table-cell table:formula="of:=0.5*[.EY12]*(([.EY6]-[.EX6])/([.EY1]-[.EX1]))^2" office:value-type="float" office:value="0.00302007049413603" calcext:value-type="float">
            <text:p>0.003020070494136</text:p>
          </table:table-cell>
          <table:table-cell table:formula="of:=0.5*[.EZ12]*(([.EZ6]-[.EY6])/([.EZ1]-[.EY1]))^2" office:value-type="float" office:value="0.00330695183733164" calcext:value-type="float">
            <text:p>0.003306951837332</text:p>
          </table:table-cell>
          <table:table-cell table:formula="of:=0.5*[.FA12]*(([.FA6]-[.EZ6])/([.FA1]-[.EZ1]))^2" office:value-type="float" office:value="0.000236117121962673" calcext:value-type="float">
            <text:p>0.000236117121963</text:p>
          </table:table-cell>
          <table:table-cell table:formula="of:=0.5*[.FB12]*(([.FB6]-[.FA6])/([.FB1]-[.FA1]))^2" office:value-type="float" office:value="0.000490579412666321" calcext:value-type="float">
            <text:p>0.000490579412666</text:p>
          </table:table-cell>
          <table:table-cell table:formula="of:=0.5*[.FC12]*(([.FC6]-[.FB6])/([.FC1]-[.FB1]))^2" office:value-type="float" office:value="0.0021684696012089" calcext:value-type="float">
            <text:p>0.002168469601209</text:p>
          </table:table-cell>
          <table:table-cell table:formula="of:=0.5*[.FD12]*(([.FD6]-[.FC6])/([.FD1]-[.FC1]))^2" office:value-type="float" office:value="0.00104371447593972" calcext:value-type="float">
            <text:p>0.00104371447594</text:p>
          </table:table-cell>
          <table:table-cell table:formula="of:=0.5*[.FE12]*(([.FE6]-[.FD6])/([.FE1]-[.FD1]))^2" office:value-type="float" office:value="0.00144914582384164" calcext:value-type="float">
            <text:p>0.001449145823842</text:p>
          </table:table-cell>
          <table:table-cell table:formula="of:=0.5*[.FF12]*(([.FF6]-[.FE6])/([.FF1]-[.FE1]))^2" office:value-type="float" office:value="0.00703114341696163" calcext:value-type="float">
            <text:p>0.007031143416962</text:p>
          </table:table-cell>
          <table:table-cell table:formula="of:=0.5*[.FG12]*(([.FG6]-[.FF6])/([.FG1]-[.FF1]))^2" office:value-type="float" office:value="0.00245024405001742" calcext:value-type="float">
            <text:p>0.002450244050017</text:p>
          </table:table-cell>
          <table:table-cell table:formula="of:=0.5*[.FH12]*(([.FH6]-[.FG6])/([.FH1]-[.FG1]))^2" office:value-type="float" office:value="0.000552441914593431" calcext:value-type="float">
            <text:p>0.000552441914593</text:p>
          </table:table-cell>
          <table:table-cell table:formula="of:=0.5*[.FI12]*(([.FI6]-[.FH6])/([.FI1]-[.FH1]))^2" office:value-type="float" office:value="0.00715638613453265" calcext:value-type="float">
            <text:p>0.007156386134533</text:p>
          </table:table-cell>
          <table:table-cell table:formula="of:=0.5*[.FJ12]*(([.FJ6]-[.FI6])/([.FJ1]-[.FI1]))^2" office:value-type="float" office:value="0.000751789625462115" calcext:value-type="float">
            <text:p>0.000751789625462</text:p>
          </table:table-cell>
          <table:table-cell table:formula="of:=0.5*[.FK12]*(([.FK6]-[.FJ6])/([.FK1]-[.FJ1]))^2" office:value-type="float" office:value="0.00271254501951904" calcext:value-type="float">
            <text:p>0.002712545019519</text:p>
          </table:table-cell>
          <table:table-cell table:formula="of:=0.5*[.FL12]*(([.FL6]-[.FK6])/([.FL1]-[.FK1]))^2" office:value-type="float" office:value="0.00393767776011656" calcext:value-type="float">
            <text:p>0.003937677760117</text:p>
          </table:table-cell>
          <table:table-cell table:formula="of:=0.5*[.FM12]*(([.FM6]-[.FL6])/([.FM1]-[.FL1]))^2" office:value-type="float" office:value="0.0000000185189269913187" calcext:value-type="float">
            <text:p>1.85189269913187E-08</text:p>
          </table:table-cell>
          <table:table-cell table:formula="of:=0.5*[.FN12]*(([.FN6]-[.FM6])/([.FN1]-[.FM1]))^2" office:value-type="float" office:value="0.0153941168198668" calcext:value-type="float">
            <text:p>0.015394116819867</text:p>
          </table:table-cell>
          <table:table-cell table:formula="of:=0.5*[.FO12]*(([.FO6]-[.FN6])/([.FO1]-[.FN1]))^2" office:value-type="float" office:value="0.0192447492735567" calcext:value-type="float">
            <text:p>0.019244749273557</text:p>
          </table:table-cell>
          <table:table-cell table:formula="of:=0.5*[.FP12]*(([.FP6]-[.FO6])/([.FP1]-[.FO1]))^2" office:value-type="float" office:value="0.00318533395788278" calcext:value-type="float">
            <text:p>0.003185333957883</text:p>
          </table:table-cell>
          <table:table-cell table:formula="of:=0.5*[.FQ12]*(([.FQ6]-[.FP6])/([.FQ1]-[.FP1]))^2" office:value-type="float" office:value="0.000368410496176054" calcext:value-type="float">
            <text:p>0.000368410496176</text:p>
          </table:table-cell>
          <table:table-cell table:formula="of:=0.5*[.FR12]*(([.FR6]-[.FQ6])/([.FR1]-[.FQ1]))^2" office:value-type="float" office:value="0.00299547113109146" calcext:value-type="float">
            <text:p>0.002995471131091</text:p>
          </table:table-cell>
          <table:table-cell table:formula="of:=0.5*[.FS12]*(([.FS6]-[.FR6])/([.FS1]-[.FR1]))^2" office:value-type="float" office:value="0.00278348416630623" calcext:value-type="float">
            <text:p>0.002783484166306</text:p>
          </table:table-cell>
          <table:table-cell table:formula="of:=0.5*[.FT12]*(([.FT6]-[.FS6])/([.FT1]-[.FS1]))^2" office:value-type="float" office:value="0.00192953036494468" calcext:value-type="float">
            <text:p>0.001929530364945</text:p>
          </table:table-cell>
          <table:table-cell table:formula="of:=0.5*[.FU12]*(([.FU6]-[.FT6])/([.FU1]-[.FT1]))^2" office:value-type="float" office:value="0.0025692217910083" calcext:value-type="float">
            <text:p>0.002569221791008</text:p>
          </table:table-cell>
          <table:table-cell table:formula="of:=0.5*[.FV12]*(([.FV6]-[.FU6])/([.FV1]-[.FU1]))^2" office:value-type="float" office:value="0.00333583769619312" calcext:value-type="float">
            <text:p>0.003335837696193</text:p>
          </table:table-cell>
          <table:table-cell table:formula="of:=0.5*[.FW12]*(([.FW6]-[.FV6])/([.FW1]-[.FV1]))^2" office:value-type="float" office:value="0.000946037052980977" calcext:value-type="float">
            <text:p>0.000946037052981</text:p>
          </table:table-cell>
          <table:table-cell table:formula="of:=0.5*[.FX12]*(([.FX6]-[.FW6])/([.FX1]-[.FW1]))^2" office:value-type="float" office:value="0.0106383216374468" calcext:value-type="float">
            <text:p>0.010638321637447</text:p>
          </table:table-cell>
          <table:table-cell table:formula="of:=0.5*[.FY12]*(([.FY6]-[.FX6])/([.FY1]-[.FX1]))^2" office:value-type="float" office:value="0.00226928262254617" calcext:value-type="float">
            <text:p>0.002269282622546</text:p>
          </table:table-cell>
          <table:table-cell table:formula="of:=0.5*[.FZ12]*(([.FZ6]-[.FY6])/([.FZ1]-[.FY1]))^2" office:value-type="float" office:value="0.00411550667710005" calcext:value-type="float">
            <text:p>0.0041155066771</text:p>
          </table:table-cell>
          <table:table-cell table:formula="of:=0.5*[.GA12]*(([.GA6]-[.FZ6])/([.GA1]-[.FZ1]))^2" office:value-type="float" office:value="0.00233309194764574" calcext:value-type="float">
            <text:p>0.002333091947646</text:p>
          </table:table-cell>
          <table:table-cell table:formula="of:=0.5*[.GB12]*(([.GB6]-[.GA6])/([.GB1]-[.GA1]))^2" office:value-type="float" office:value="0.00350696750148396" calcext:value-type="float">
            <text:p>0.003506967501484</text:p>
          </table:table-cell>
          <table:table-cell table:formula="of:=0.5*[.GC12]*(([.GC6]-[.GB6])/([.GC1]-[.GB1]))^2" office:value-type="float" office:value="0.0000539238106726154" calcext:value-type="float">
            <text:p>5.39238106726154E-05</text:p>
          </table:table-cell>
          <table:table-cell table:formula="of:=0.5*[.GD12]*(([.GD6]-[.GC6])/([.GD1]-[.GC1]))^2" office:value-type="float" office:value="0.0126176834495411" calcext:value-type="float">
            <text:p>0.012617683449541</text:p>
          </table:table-cell>
          <table:table-cell table:formula="of:=0.5*[.GE12]*(([.GE6]-[.GD6])/([.GE1]-[.GD1]))^2" office:value-type="float" office:value="0.000728407710111215" calcext:value-type="float">
            <text:p>0.000728407710111</text:p>
          </table:table-cell>
          <table:table-cell table:formula="of:=0.5*[.GF12]*(([.GF6]-[.GE6])/([.GF1]-[.GE1]))^2" office:value-type="float" office:value="0.000471001272054626" calcext:value-type="float">
            <text:p>0.000471001272055</text:p>
          </table:table-cell>
          <table:table-cell table:formula="of:=0.5*[.GG12]*(([.GG6]-[.GF6])/([.GG1]-[.GF1]))^2" office:value-type="float" office:value="0.00169484418788448" calcext:value-type="float">
            <text:p>0.001694844187884</text:p>
          </table:table-cell>
          <table:table-cell table:formula="of:=0.5*[.GH12]*(([.GH6]-[.GG6])/([.GH1]-[.GG1]))^2" office:value-type="float" office:value="0.000100973841563453" calcext:value-type="float">
            <text:p>0.000100973841563</text:p>
          </table:table-cell>
          <table:table-cell table:formula="of:=0.5*[.GI12]*(([.GI6]-[.GH6])/([.GI1]-[.GH1]))^2" office:value-type="float" office:value="0.00456339701617317" calcext:value-type="float">
            <text:p>0.004563397016173</text:p>
          </table:table-cell>
          <table:table-cell table:formula="of:=0.5*[.GJ12]*(([.GJ6]-[.GI6])/([.GJ1]-[.GI1]))^2" office:value-type="float" office:value="0.00000614993638744916" calcext:value-type="float">
            <text:p>6.14993638744916E-06</text:p>
          </table:table-cell>
          <table:table-cell table:formula="of:=0.5*[.GK12]*(([.GK6]-[.GJ6])/([.GK1]-[.GJ1]))^2" office:value-type="float" office:value="0.0018409705971642" calcext:value-type="float">
            <text:p>0.001840970597164</text:p>
          </table:table-cell>
          <table:table-cell table:formula="of:=0.5*[.GL12]*(([.GL6]-[.GK6])/([.GL1]-[.GK1]))^2" office:value-type="float" office:value="0.00588685145414036" calcext:value-type="float">
            <text:p>0.00588685145414</text:p>
          </table:table-cell>
          <table:table-cell table:formula="of:=0.5*[.GM12]*(([.GM6]-[.GL6])/([.GM1]-[.GL1]))^2" office:value-type="float" office:value="0.000307930581019003" calcext:value-type="float">
            <text:p>0.000307930581019</text:p>
          </table:table-cell>
          <table:table-cell table:formula="of:=0.5*[.GN12]*(([.GN6]-[.GM6])/([.GN1]-[.GM1]))^2" office:value-type="float" office:value="0.0145762064721013" calcext:value-type="float">
            <text:p>0.014576206472101</text:p>
          </table:table-cell>
          <table:table-cell table:formula="of:=0.5*[.GO12]*(([.GO6]-[.GN6])/([.GO1]-[.GN1]))^2" office:value-type="float" office:value="0.000594444092942999" calcext:value-type="float">
            <text:p>0.000594444092943</text:p>
          </table:table-cell>
          <table:table-cell table:formula="of:=0.5*[.GP12]*(([.GP6]-[.GO6])/([.GP1]-[.GO1]))^2" office:value-type="float" office:value="0.00261759981243664" calcext:value-type="float">
            <text:p>0.002617599812437</text:p>
          </table:table-cell>
          <table:table-cell table:formula="of:=0.5*[.GQ12]*(([.GQ6]-[.GP6])/([.GQ1]-[.GP1]))^2" office:value-type="float" office:value="0.000961279741426131" calcext:value-type="float">
            <text:p>0.000961279741426</text:p>
          </table:table-cell>
          <table:table-cell table:formula="of:=0.5*[.GR12]*(([.GR6]-[.GQ6])/([.GR1]-[.GQ1]))^2" office:value-type="float" office:value="0.00877347056683659" calcext:value-type="float">
            <text:p>0.008773470566837</text:p>
          </table:table-cell>
          <table:table-cell table:formula="of:=0.5*[.GS12]*(([.GS6]-[.GR6])/([.GS1]-[.GR1]))^2" office:value-type="float" office:value="0.0000211860729578679" calcext:value-type="float">
            <text:p>2.11860729578679E-05</text:p>
          </table:table-cell>
          <table:table-cell table:formula="of:=0.5*[.GT12]*(([.GT6]-[.GS6])/([.GT1]-[.GS1]))^2" office:value-type="float" office:value="0.00000077474059499258" calcext:value-type="float">
            <text:p>7.7474059499258E-07</text:p>
          </table:table-cell>
          <table:table-cell table:formula="of:=0.5*[.GU12]*(([.GU6]-[.GT6])/([.GU1]-[.GT1]))^2" office:value-type="float" office:value="0.00888102062726663" calcext:value-type="float">
            <text:p>0.008881020627267</text:p>
          </table:table-cell>
          <table:table-cell table:formula="of:=0.5*[.GV12]*(([.GV6]-[.GU6])/([.GV1]-[.GU1]))^2" office:value-type="float" office:value="0.00279898834645412" calcext:value-type="float">
            <text:p>0.002798988346454</text:p>
          </table:table-cell>
          <table:table-cell table:formula="of:=0.5*[.GW12]*(([.GW6]-[.GV6])/([.GW1]-[.GV1]))^2" office:value-type="float" office:value="0.000295452447558021" calcext:value-type="float">
            <text:p>0.000295452447558</text:p>
          </table:table-cell>
          <table:table-cell table:formula="of:=0.5*[.GX12]*(([.GX6]-[.GW6])/([.GX1]-[.GW1]))^2" office:value-type="float" office:value="0.00986236854370086" calcext:value-type="float">
            <text:p>0.009862368543701</text:p>
          </table:table-cell>
          <table:table-cell table:formula="of:=0.5*[.GY12]*(([.GY6]-[.GX6])/([.GY1]-[.GX1]))^2" office:value-type="float" office:value="0.00227538372143049" calcext:value-type="float">
            <text:p>0.00227538372143</text:p>
          </table:table-cell>
          <table:table-cell table:formula="of:=0.5*[.GZ12]*(([.GZ6]-[.GY6])/([.GZ1]-[.GY1]))^2" office:value-type="float" office:value="0.000114429879570559" calcext:value-type="float">
            <text:p>0.000114429879571</text:p>
          </table:table-cell>
          <table:table-cell table:formula="of:=0.5*[.HA12]*(([.HA6]-[.GZ6])/([.HA1]-[.GZ1]))^2" office:value-type="float" office:value="0.006364260774844" calcext:value-type="float">
            <text:p>0.006364260774844</text:p>
          </table:table-cell>
          <table:table-cell table:formula="of:=0.5*[.HB12]*(([.HB6]-[.HA6])/([.HB1]-[.HA1]))^2" office:value-type="float" office:value="0.0043704500788588" calcext:value-type="float">
            <text:p>0.004370450078859</text:p>
          </table:table-cell>
          <table:table-cell table:formula="of:=0.5*[.HC12]*(([.HC6]-[.HB6])/([.HC1]-[.HB1]))^2" office:value-type="float" office:value="0.0000702978067222833" calcext:value-type="float">
            <text:p>7.02978067222833E-05</text:p>
          </table:table-cell>
          <table:table-cell table:formula="of:=0.5*[.HD12]*(([.HD6]-[.HC6])/([.HD1]-[.HC1]))^2" office:value-type="float" office:value="0.00207307448790263" calcext:value-type="float">
            <text:p>0.002073074487903</text:p>
          </table:table-cell>
          <table:table-cell table:formula="of:=0.5*[.HE12]*(([.HE6]-[.HD6])/([.HE1]-[.HD1]))^2" office:value-type="float" office:value="0.00777042128355944" calcext:value-type="float">
            <text:p>0.007770421283559</text:p>
          </table:table-cell>
          <table:table-cell table:formula="of:=0.5*[.HF12]*(([.HF6]-[.HE6])/([.HF1]-[.HE1]))^2" office:value-type="float" office:value="0.0000954060202205691" calcext:value-type="float">
            <text:p>9.54060202205691E-05</text:p>
          </table:table-cell>
          <table:table-cell table:formula="of:=0.5*[.HG12]*(([.HG6]-[.HF6])/([.HG1]-[.HF1]))^2" office:value-type="float" office:value="0.000231483514834292" calcext:value-type="float">
            <text:p>0.000231483514834</text:p>
          </table:table-cell>
          <table:table-cell table:formula="of:=0.5*[.HH12]*(([.HH6]-[.HG6])/([.HH1]-[.HG1]))^2" office:value-type="float" office:value="0.00277213858479817" calcext:value-type="float">
            <text:p>0.002772138584798</text:p>
          </table:table-cell>
          <table:table-cell table:formula="of:=0.5*[.HI12]*(([.HI6]-[.HH6])/([.HI1]-[.HH1]))^2" office:value-type="float" office:value="0.000507895998929206" calcext:value-type="float">
            <text:p>0.000507895998929</text:p>
          </table:table-cell>
          <table:table-cell table:formula="of:=0.5*[.HJ12]*(([.HJ6]-[.HI6])/([.HJ1]-[.HI1]))^2" office:value-type="float" office:value="0.000117413358237579" calcext:value-type="float">
            <text:p>0.000117413358238</text:p>
          </table:table-cell>
          <table:table-cell table:formula="of:=0.5*[.HK12]*(([.HK6]-[.HJ6])/([.HK1]-[.HJ1]))^2" office:value-type="float" office:value="0.00370561608980745" calcext:value-type="float">
            <text:p>0.003705616089807</text:p>
          </table:table-cell>
          <table:table-cell table:formula="of:=0.5*[.HL12]*(([.HL6]-[.HK6])/([.HL1]-[.HK1]))^2" office:value-type="float" office:value="0.016510556416436" calcext:value-type="float">
            <text:p>0.016510556416436</text:p>
          </table:table-cell>
          <table:table-cell table:formula="of:=0.5*[.HM12]*(([.HM6]-[.HL6])/([.HM1]-[.HL1]))^2" office:value-type="float" office:value="0.00387626382663491" calcext:value-type="float">
            <text:p>0.003876263826635</text:p>
          </table:table-cell>
          <table:table-cell table:formula="of:=0.5*[.HN12]*(([.HN6]-[.HM6])/([.HN1]-[.HM1]))^2" office:value-type="float" office:value="0.0000129258050114923" calcext:value-type="float">
            <text:p>1.29258050114923E-05</text:p>
          </table:table-cell>
          <table:table-cell table:formula="of:=0.5*[.HO12]*(([.HO6]-[.HN6])/([.HO1]-[.HN1]))^2" office:value-type="float" office:value="0.00312365059810605" calcext:value-type="float">
            <text:p>0.003123650598106</text:p>
          </table:table-cell>
          <table:table-cell table:formula="of:=0.5*[.HP12]*(([.HP6]-[.HO6])/([.HP1]-[.HO1]))^2" office:value-type="float" office:value="0.00110454968020744" calcext:value-type="float">
            <text:p>0.001104549680207</text:p>
          </table:table-cell>
          <table:table-cell table:formula="of:=0.5*[.HQ12]*(([.HQ6]-[.HP6])/([.HQ1]-[.HP1]))^2" office:value-type="float" office:value="0.00564392767836693" calcext:value-type="float">
            <text:p>0.005643927678367</text:p>
          </table:table-cell>
          <table:table-cell table:formula="of:=0.5*[.HR12]*(([.HR6]-[.HQ6])/([.HR1]-[.HQ1]))^2" office:value-type="float" office:value="0.0026922756222551" calcext:value-type="float">
            <text:p>0.002692275622255</text:p>
          </table:table-cell>
          <table:table-cell table:formula="of:=0.5*[.HS12]*(([.HS6]-[.HR6])/([.HS1]-[.HR1]))^2" office:value-type="float" office:value="0.00023642378863386" calcext:value-type="float">
            <text:p>0.000236423788634</text:p>
          </table:table-cell>
          <table:table-cell table:formula="of:=0.5*[.HT12]*(([.HT6]-[.HS6])/([.HT1]-[.HS1]))^2" office:value-type="float" office:value="0.00152691519713278" calcext:value-type="float">
            <text:p>0.001526915197133</text:p>
          </table:table-cell>
          <table:table-cell table:formula="of:=0.5*[.HU12]*(([.HU6]-[.HT6])/([.HU1]-[.HT1]))^2" office:value-type="float" office:value="0.00237999143221524" calcext:value-type="float">
            <text:p>0.002379991432215</text:p>
          </table:table-cell>
          <table:table-cell table:formula="of:=0.5*[.HV12]*(([.HV6]-[.HU6])/([.HV1]-[.HU1]))^2" office:value-type="float" office:value="0.000312412195072381" calcext:value-type="float">
            <text:p>0.000312412195072</text:p>
          </table:table-cell>
          <table:table-cell table:formula="of:=0.5*[.HW12]*(([.HW6]-[.HV6])/([.HW1]-[.HV1]))^2" office:value-type="float" office:value="0.0125414158717425" calcext:value-type="float">
            <text:p>0.012541415871743</text:p>
          </table:table-cell>
          <table:table-cell table:formula="of:=0.5*[.HX12]*(([.HX6]-[.HW6])/([.HX1]-[.HW1]))^2" office:value-type="float" office:value="0.00934158561343885" calcext:value-type="float">
            <text:p>0.009341585613439</text:p>
          </table:table-cell>
          <table:table-cell table:formula="of:=0.5*[.HY12]*(([.HY6]-[.HX6])/([.HY1]-[.HX1]))^2" office:value-type="float" office:value="0.0015510945649553" calcext:value-type="float">
            <text:p>0.001551094564955</text:p>
          </table:table-cell>
          <table:table-cell table:formula="of:=0.5*[.HZ12]*(([.HZ6]-[.HY6])/([.HZ1]-[.HY1]))^2" office:value-type="float" office:value="0.000954170813175365" calcext:value-type="float">
            <text:p>0.000954170813175</text:p>
          </table:table-cell>
          <table:table-cell table:formula="of:=0.5*[.IA12]*(([.IA6]-[.HZ6])/([.IA1]-[.HZ1]))^2" office:value-type="float" office:value="0.00160573629869232" calcext:value-type="float">
            <text:p>0.001605736298692</text:p>
          </table:table-cell>
          <table:table-cell table:formula="of:=0.5*[.IB12]*(([.IB6]-[.IA6])/([.IB1]-[.IA1]))^2" office:value-type="float" office:value="0.00137805738039698" calcext:value-type="float">
            <text:p>0.001378057380397</text:p>
          </table:table-cell>
          <table:table-cell table:formula="of:=0.5*[.IC12]*(([.IC6]-[.IB6])/([.IC1]-[.IB1]))^2" office:value-type="float" office:value="0.00201624617996373" calcext:value-type="float">
            <text:p>0.002016246179964</text:p>
          </table:table-cell>
          <table:table-cell table:formula="of:=0.5*[.ID12]*(([.ID6]-[.IC6])/([.ID1]-[.IC1]))^2" office:value-type="float" office:value="0.00129366032220434" calcext:value-type="float">
            <text:p>0.001293660322204</text:p>
          </table:table-cell>
          <table:table-cell table:formula="of:=0.5*[.IE12]*(([.IE6]-[.ID6])/([.IE1]-[.ID1]))^2" office:value-type="float" office:value="0.00576319878825093" calcext:value-type="float">
            <text:p>0.005763198788251</text:p>
          </table:table-cell>
          <table:table-cell table:formula="of:=0.5*[.IF12]*(([.IF6]-[.IE6])/([.IF1]-[.IE1]))^2" office:value-type="float" office:value="0.000324449444565865" calcext:value-type="float">
            <text:p>0.000324449444566</text:p>
          </table:table-cell>
          <table:table-cell table:formula="of:=0.5*[.IG12]*(([.IG6]-[.IF6])/([.IG1]-[.IF1]))^2" office:value-type="float" office:value="0.00404779808623813" calcext:value-type="float">
            <text:p>0.004047798086238</text:p>
          </table:table-cell>
          <table:table-cell table:formula="of:=0.5*[.IH12]*(([.IH6]-[.IG6])/([.IH1]-[.IG1]))^2" office:value-type="float" office:value="0.000000372615111533814" calcext:value-type="float">
            <text:p>3.72615111533814E-07</text:p>
          </table:table-cell>
          <table:table-cell table:formula="of:=0.5*[.II12]*(([.II6]-[.IH6])/([.II1]-[.IH1]))^2" office:value-type="float" office:value="0.00133826279611608" calcext:value-type="float">
            <text:p>0.001338262796116</text:p>
          </table:table-cell>
          <table:table-cell table:formula="of:=0.5*[.IJ12]*(([.IJ6]-[.II6])/([.IJ1]-[.II1]))^2" office:value-type="float" office:value="0.0000582755302327274" calcext:value-type="float">
            <text:p>5.82755302327274E-05</text:p>
          </table:table-cell>
          <table:table-cell table:formula="of:=0.5*[.IK12]*(([.IK6]-[.IJ6])/([.IK1]-[.IJ1]))^2" office:value-type="float" office:value="0.010504378660021" calcext:value-type="float">
            <text:p>0.010504378660021</text:p>
          </table:table-cell>
          <table:table-cell table:formula="of:=0.5*[.IL12]*(([.IL6]-[.IK6])/([.IL1]-[.IK1]))^2" office:value-type="float" office:value="0.00175408457722938" calcext:value-type="float">
            <text:p>0.001754084577229</text:p>
          </table:table-cell>
          <table:table-cell table:formula="of:=0.5*[.IM12]*(([.IM6]-[.IL6])/([.IM1]-[.IL1]))^2" office:value-type="float" office:value="0.00191515253125064" calcext:value-type="float">
            <text:p>0.001915152531251</text:p>
          </table:table-cell>
          <table:table-cell table:formula="of:=0.5*[.IN12]*(([.IN6]-[.IM6])/([.IN1]-[.IM1]))^2" office:value-type="float" office:value="0.000945094737436094" calcext:value-type="float">
            <text:p>0.000945094737436</text:p>
          </table:table-cell>
          <table:table-cell table:formula="of:=0.5*[.IO12]*(([.IO6]-[.IN6])/([.IO1]-[.IN1]))^2" office:value-type="float" office:value="0.0000905708245327292" calcext:value-type="float">
            <text:p>9.05708245327292E-05</text:p>
          </table:table-cell>
          <table:table-cell table:formula="of:=0.5*[.IP12]*(([.IP6]-[.IO6])/([.IP1]-[.IO1]))^2" office:value-type="float" office:value="0.00866724838056683" calcext:value-type="float">
            <text:p>0.008667248380567</text:p>
          </table:table-cell>
          <table:table-cell table:formula="of:=0.5*[.IQ12]*(([.IQ6]-[.IP6])/([.IQ1]-[.IP1]))^2" office:value-type="float" office:value="0.00224658298335418" calcext:value-type="float">
            <text:p>0.002246582983354</text:p>
          </table:table-cell>
          <table:table-cell table:formula="of:=0.5*[.IR12]*(([.IR6]-[.IQ6])/([.IR1]-[.IQ1]))^2" office:value-type="float" office:value="0.000745533304514422" calcext:value-type="float">
            <text:p>0.000745533304514</text:p>
          </table:table-cell>
          <table:table-cell table:formula="of:=0.5*[.IS12]*(([.IS6]-[.IR6])/([.IS1]-[.IR1]))^2" office:value-type="float" office:value="0.00195497296015278" calcext:value-type="float">
            <text:p>0.001954972960153</text:p>
          </table:table-cell>
          <table:table-cell table:formula="of:=0.5*[.IT12]*(([.IT6]-[.IS6])/([.IT1]-[.IS1]))^2" office:value-type="float" office:value="0.000210589373686075" calcext:value-type="float">
            <text:p>0.000210589373686</text:p>
          </table:table-cell>
          <table:table-cell table:formula="of:=0.5*[.IU12]*(([.IU6]-[.IT6])/([.IU1]-[.IT1]))^2" office:value-type="float" office:value="0.000466334305319409" calcext:value-type="float">
            <text:p>0.000466334305319</text:p>
          </table:table-cell>
          <table:table-cell table:formula="of:=0.5*[.IV12]*(([.IV6]-[.IU6])/([.IV1]-[.IU1]))^2" office:value-type="float" office:value="0.000139083950560152" calcext:value-type="float">
            <text:p>0.00013908395056</text:p>
          </table:table-cell>
          <table:table-cell table:formula="of:=0.5*[.IW12]*(([.IW6]-[.IV6])/([.IW1]-[.IV1]))^2" office:value-type="float" office:value="0.0275431693087577" calcext:value-type="float">
            <text:p>0.027543169308758</text:p>
          </table:table-cell>
          <table:table-cell table:formula="of:=0.5*[.IX12]*(([.IX6]-[.IW6])/([.IX1]-[.IW1]))^2" office:value-type="float" office:value="0.00181942544782491" calcext:value-type="float">
            <text:p>0.001819425447825</text:p>
          </table:table-cell>
          <table:table-cell table:formula="of:=0.5*[.IY12]*(([.IY6]-[.IX6])/([.IY1]-[.IX1]))^2" office:value-type="float" office:value="0.000369916718769025" calcext:value-type="float">
            <text:p>0.000369916718769</text:p>
          </table:table-cell>
          <table:table-cell table:formula="of:=0.5*[.IZ12]*(([.IZ6]-[.IY6])/([.IZ1]-[.IY1]))^2" office:value-type="float" office:value="0.000899850562325745" calcext:value-type="float">
            <text:p>0.000899850562326</text:p>
          </table:table-cell>
          <table:table-cell table:formula="of:=0.5*[.JA12]*(([.JA6]-[.IZ6])/([.JA1]-[.IZ1]))^2" office:value-type="float" office:value="0.012578421115392" calcext:value-type="float">
            <text:p>0.012578421115392</text:p>
          </table:table-cell>
          <table:table-cell table:formula="of:=0.5*[.JB12]*(([.JB6]-[.JA6])/([.JB1]-[.JA1]))^2" office:value-type="float" office:value="0.00115100714818299" calcext:value-type="float">
            <text:p>0.001151007148183</text:p>
          </table:table-cell>
          <table:table-cell table:formula="of:=0.5*[.JC12]*(([.JC6]-[.JB6])/([.JC1]-[.JB1]))^2" office:value-type="float" office:value="0.000741759256271251" calcext:value-type="float">
            <text:p>0.000741759256271</text:p>
          </table:table-cell>
          <table:table-cell table:formula="of:=0.5*[.JD12]*(([.JD6]-[.JC6])/([.JD1]-[.JC1]))^2" office:value-type="float" office:value="0.00000530518124405352" calcext:value-type="float">
            <text:p>5.30518124405352E-06</text:p>
          </table:table-cell>
          <table:table-cell table:formula="of:=0.5*[.JE12]*(([.JE6]-[.JD6])/([.JE1]-[.JD1]))^2" office:value-type="float" office:value="0.000240505841383256" calcext:value-type="float">
            <text:p>0.000240505841383</text:p>
          </table:table-cell>
          <table:table-cell table:formula="of:=0.5*[.JF12]*(([.JF6]-[.JE6])/([.JF1]-[.JE1]))^2" office:value-type="float" office:value="0.0079825280529138" calcext:value-type="float">
            <text:p>0.007982528052914</text:p>
          </table:table-cell>
          <table:table-cell table:formula="of:=0.5*[.JG12]*(([.JG6]-[.JF6])/([.JG1]-[.JF1]))^2" office:value-type="float" office:value="0.000563050397294083" calcext:value-type="float">
            <text:p>0.000563050397294</text:p>
          </table:table-cell>
          <table:table-cell table:formula="of:=0.5*[.JH12]*(([.JH6]-[.JG6])/([.JH1]-[.JG1]))^2" office:value-type="float" office:value="0.000484805115073536" calcext:value-type="float">
            <text:p>0.000484805115074</text:p>
          </table:table-cell>
          <table:table-cell table:formula="of:=0.5*[.JI12]*(([.JI6]-[.JH6])/([.JI1]-[.JH1]))^2" office:value-type="float" office:value="0.00290822865949564" calcext:value-type="float">
            <text:p>0.002908228659496</text:p>
          </table:table-cell>
          <table:table-cell table:formula="of:=0.5*[.JJ12]*(([.JJ6]-[.JI6])/([.JJ1]-[.JI1]))^2" office:value-type="float" office:value="0.000492802131238377" calcext:value-type="float">
            <text:p>0.000492802131238</text:p>
          </table:table-cell>
          <table:table-cell table:formula="of:=0.5*[.JK12]*(([.JK6]-[.JJ6])/([.JK1]-[.JJ1]))^2" office:value-type="float" office:value="0.00000167427121243441" calcext:value-type="float">
            <text:p>1.67427121243441E-06</text:p>
          </table:table-cell>
          <table:table-cell table:formula="of:=0.5*[.JL12]*(([.JL6]-[.JK6])/([.JL1]-[.JK1]))^2" office:value-type="float" office:value="0.0114720861263187" calcext:value-type="float">
            <text:p>0.011472086126319</text:p>
          </table:table-cell>
          <table:table-cell table:formula="of:=0.5*[.JM12]*(([.JM6]-[.JL6])/([.JM1]-[.JL1]))^2" office:value-type="float" office:value="0.0000518061175428379" calcext:value-type="float">
            <text:p>5.18061175428379E-05</text:p>
          </table:table-cell>
          <table:table-cell table:formula="of:=0.5*[.JN12]*(([.JN6]-[.JM6])/([.JN1]-[.JM1]))^2" office:value-type="float" office:value="0.00963546228253527" calcext:value-type="float">
            <text:p>0.009635462282535</text:p>
          </table:table-cell>
          <table:table-cell table:formula="of:=0.5*[.JO12]*(([.JO6]-[.JN6])/([.JO1]-[.JN1]))^2" office:value-type="float" office:value="0.000182894817836399" calcext:value-type="float">
            <text:p>0.000182894817836</text:p>
          </table:table-cell>
          <table:table-cell table:formula="of:=0.5*[.JP12]*(([.JP6]-[.JO6])/([.JP1]-[.JO1]))^2" office:value-type="float" office:value="0.000314624464541439" calcext:value-type="float">
            <text:p>0.000314624464541</text:p>
          </table:table-cell>
          <table:table-cell table:formula="of:=0.5*[.JQ12]*(([.JQ6]-[.JP6])/([.JQ1]-[.JP1]))^2" office:value-type="float" office:value="0.00542774723825851" calcext:value-type="float">
            <text:p>0.005427747238259</text:p>
          </table:table-cell>
          <table:table-cell table:formula="of:=0.5*[.JR12]*(([.JR6]-[.JQ6])/([.JR1]-[.JQ1]))^2" office:value-type="float" office:value="0.0000277589042722048" calcext:value-type="float">
            <text:p>2.77589042722048E-05</text:p>
          </table:table-cell>
          <table:table-cell table:formula="of:=0.5*[.JS12]*(([.JS6]-[.JR6])/([.JS1]-[.JR1]))^2" office:value-type="float" office:value="0.000699305629181127" calcext:value-type="float">
            <text:p>0.000699305629181</text:p>
          </table:table-cell>
          <table:table-cell table:formula="of:=0.5*[.JT12]*(([.JT6]-[.JS6])/([.JT1]-[.JS1]))^2" office:value-type="float" office:value="0.0180747458193312" calcext:value-type="float">
            <text:p>0.018074745819331</text:p>
          </table:table-cell>
          <table:table-cell table:formula="of:=0.5*[.JU12]*(([.JU6]-[.JT6])/([.JU1]-[.JT1]))^2" office:value-type="float" office:value="0.00498350849771326" calcext:value-type="float">
            <text:p>0.004983508497713</text:p>
          </table:table-cell>
          <table:table-cell table:formula="of:=0.5*[.JV12]*(([.JV6]-[.JU6])/([.JV1]-[.JU1]))^2" office:value-type="float" office:value="0.00032267370995119" calcext:value-type="float">
            <text:p>0.000322673709951</text:p>
          </table:table-cell>
          <table:table-cell table:formula="of:=0.5*[.JW12]*(([.JW6]-[.JV6])/([.JW1]-[.JV1]))^2" office:value-type="float" office:value="0.000315968647918039" calcext:value-type="float">
            <text:p>0.000315968647918</text:p>
          </table:table-cell>
          <table:table-cell table:formula="of:=0.5*[.JX12]*(([.JX6]-[.JW6])/([.JX1]-[.JW1]))^2" office:value-type="float" office:value="0.0141254005515474" calcext:value-type="float">
            <text:p>0.014125400551547</text:p>
          </table:table-cell>
          <table:table-cell table:formula="of:=0.5*[.JY12]*(([.JY6]-[.JX6])/([.JY1]-[.JX1]))^2" office:value-type="float" office:value="0.00014138196671231" calcext:value-type="float">
            <text:p>0.000141381966712</text:p>
          </table:table-cell>
          <table:table-cell table:formula="of:=0.5*[.JZ12]*(([.JZ6]-[.JY6])/([.JZ1]-[.JY1]))^2" office:value-type="float" office:value="0.00158734014770372" calcext:value-type="float">
            <text:p>0.001587340147704</text:p>
          </table:table-cell>
          <table:table-cell table:formula="of:=0.5*[.KA12]*(([.KA6]-[.JZ6])/([.KA1]-[.JZ1]))^2" office:value-type="float" office:value="0.00249877523192529" calcext:value-type="float">
            <text:p>0.002498775231925</text:p>
          </table:table-cell>
          <table:table-cell table:formula="of:=0.5*[.KB12]*(([.KB6]-[.KA6])/([.KB1]-[.KA1]))^2" office:value-type="float" office:value="0.00396453292867347" calcext:value-type="float">
            <text:p>0.003964532928673</text:p>
          </table:table-cell>
          <table:table-cell table:formula="of:=0.5*[.KC12]*(([.KC6]-[.KB6])/([.KC1]-[.KB1]))^2" office:value-type="float" office:value="0.000272250597059073" calcext:value-type="float">
            <text:p>0.000272250597059</text:p>
          </table:table-cell>
          <table:table-cell table:formula="of:=0.5*[.KD12]*(([.KD6]-[.KC6])/([.KD1]-[.KC1]))^2" office:value-type="float" office:value="0.000387997854078725" calcext:value-type="float">
            <text:p>0.000387997854079</text:p>
          </table:table-cell>
          <table:table-cell table:formula="of:=0.5*[.KE12]*(([.KE6]-[.KD6])/([.KE1]-[.KD1]))^2" office:value-type="float" office:value="0.00708800189034943" calcext:value-type="float">
            <text:p>0.007088001890349</text:p>
          </table:table-cell>
          <table:table-cell table:formula="of:=0.5*[.KF12]*(([.KF6]-[.KE6])/([.KF1]-[.KE1]))^2" office:value-type="float" office:value="0.000923534684800205" calcext:value-type="float">
            <text:p>0.0009235346848</text:p>
          </table:table-cell>
          <table:table-cell table:formula="of:=0.5*[.KG12]*(([.KG6]-[.KF6])/([.KG1]-[.KF1]))^2" office:value-type="float" office:value="0.000917084867463289" calcext:value-type="float">
            <text:p>0.000917084867463</text:p>
          </table:table-cell>
          <table:table-cell table:formula="of:=0.5*[.KH12]*(([.KH6]-[.KG6])/([.KH1]-[.KG1]))^2" office:value-type="float" office:value="0.0223933830590505" calcext:value-type="float">
            <text:p>0.022393383059051</text:p>
          </table:table-cell>
          <table:table-cell table:formula="of:=0.5*[.KI12]*(([.KI6]-[.KH6])/([.KI1]-[.KH1]))^2" office:value-type="float" office:value="0.00341305432780448" calcext:value-type="float">
            <text:p>0.003413054327804</text:p>
          </table:table-cell>
          <table:table-cell table:formula="of:=0.5*[.KJ12]*(([.KJ6]-[.KI6])/([.KJ1]-[.KI1]))^2" office:value-type="float" office:value="0.00505288242700054" calcext:value-type="float">
            <text:p>0.005052882427001</text:p>
          </table:table-cell>
          <table:table-cell table:formula="of:=0.5*[.KK12]*(([.KK6]-[.KJ6])/([.KK1]-[.KJ1]))^2" office:value-type="float" office:value="0.000668678198651246" calcext:value-type="float">
            <text:p>0.000668678198651</text:p>
          </table:table-cell>
          <table:table-cell table:formula="of:=0.5*[.KL12]*(([.KL6]-[.KK6])/([.KL1]-[.KK1]))^2" office:value-type="float" office:value="0.0000576806331712932" calcext:value-type="float">
            <text:p>5.76806331712932E-05</text:p>
          </table:table-cell>
          <table:table-cell table:formula="of:=0.5*[.KM12]*(([.KM6]-[.KL6])/([.KM1]-[.KL1]))^2" office:value-type="float" office:value="0.00620119718229293" calcext:value-type="float">
            <text:p>0.006201197182293</text:p>
          </table:table-cell>
          <table:table-cell table:formula="of:=0.5*[.KN12]*(([.KN6]-[.KM6])/([.KN1]-[.KM1]))^2" office:value-type="float" office:value="0.00265687470752381" calcext:value-type="float">
            <text:p>0.002656874707524</text:p>
          </table:table-cell>
          <table:table-cell table:formula="of:=0.5*[.KO12]*(([.KO6]-[.KN6])/([.KO1]-[.KN1]))^2" office:value-type="float" office:value="0.000495796198329224" calcext:value-type="float">
            <text:p>0.000495796198329</text:p>
          </table:table-cell>
          <table:table-cell table:formula="of:=0.5*[.KP12]*(([.KP6]-[.KO6])/([.KP1]-[.KO1]))^2" office:value-type="float" office:value="0.010643268204139" calcext:value-type="float">
            <text:p>0.010643268204139</text:p>
          </table:table-cell>
          <table:table-cell table:formula="of:=0.5*[.KQ12]*(([.KQ6]-[.KP6])/([.KQ1]-[.KP1]))^2" office:value-type="float" office:value="0.00552514803633013" calcext:value-type="float">
            <text:p>0.00552514803633</text:p>
          </table:table-cell>
          <table:table-cell table:formula="of:=0.5*[.KR12]*(([.KR6]-[.KQ6])/([.KR1]-[.KQ1]))^2" office:value-type="float" office:value="0.000157666239558371" calcext:value-type="float">
            <text:p>0.000157666239558</text:p>
          </table:table-cell>
          <table:table-cell table:formula="of:=0.5*[.KS12]*(([.KS6]-[.KR6])/([.KS1]-[.KR1]))^2" office:value-type="float" office:value="0.000392139411869957" calcext:value-type="float">
            <text:p>0.00039213941187</text:p>
          </table:table-cell>
          <table:table-cell table:formula="of:=0.5*[.KT12]*(([.KT6]-[.KS6])/([.KT1]-[.KS1]))^2" office:value-type="float" office:value="0.0059487597765874" calcext:value-type="float">
            <text:p>0.005948759776587</text:p>
          </table:table-cell>
          <table:table-cell table:formula="of:=0.5*[.KU12]*(([.KU6]-[.KT6])/([.KU1]-[.KT1]))^2" office:value-type="float" office:value="0.000079283304907491" calcext:value-type="float">
            <text:p>7.9283304907491E-05</text:p>
          </table:table-cell>
          <table:table-cell table:formula="of:=0.5*[.KV12]*(([.KV6]-[.KU6])/([.KV1]-[.KU1]))^2" office:value-type="float" office:value="0.000476113677367505" calcext:value-type="float">
            <text:p>0.000476113677368</text:p>
          </table:table-cell>
          <table:table-cell table:formula="of:=0.5*[.KW12]*(([.KW6]-[.KV6])/([.KW1]-[.KV1]))^2" office:value-type="float" office:value="0.0146460557617773" calcext:value-type="float">
            <text:p>0.014646055761777</text:p>
          </table:table-cell>
          <table:table-cell table:formula="of:=0.5*[.KX12]*(([.KX6]-[.KW6])/([.KX1]-[.KW1]))^2" office:value-type="float" office:value="0.0112157538406178" calcext:value-type="float">
            <text:p>0.011215753840618</text:p>
          </table:table-cell>
          <table:table-cell table:formula="of:=0.5*[.KY12]*(([.KY6]-[.KX6])/([.KY1]-[.KX1]))^2" office:value-type="float" office:value="0.00334099205528048" calcext:value-type="float">
            <text:p>0.00334099205528</text:p>
          </table:table-cell>
          <table:table-cell table:formula="of:=0.5*[.KZ12]*(([.KZ6]-[.KY6])/([.KZ1]-[.KY1]))^2" office:value-type="float" office:value="0.000782873984051814" calcext:value-type="float">
            <text:p>0.000782873984052</text:p>
          </table:table-cell>
          <table:table-cell table:formula="of:=0.5*[.LA12]*(([.LA6]-[.KZ6])/([.LA1]-[.KZ1]))^2" office:value-type="float" office:value="0.00224646330144338" calcext:value-type="float">
            <text:p>0.002246463301443</text:p>
          </table:table-cell>
          <table:table-cell table:formula="of:=0.5*[.LB12]*(([.LB6]-[.LA6])/([.LB1]-[.LA1]))^2" office:value-type="float" office:value="0.00753988757874595" calcext:value-type="float">
            <text:p>0.007539887578746</text:p>
          </table:table-cell>
          <table:table-cell table:formula="of:=0.5*[.LC12]*(([.LC6]-[.LB6])/([.LC1]-[.LB1]))^2" office:value-type="float" office:value="0.00203979755690363" calcext:value-type="float">
            <text:p>0.002039797556904</text:p>
          </table:table-cell>
          <table:table-cell table:formula="of:=0.5*[.LD12]*(([.LD6]-[.LC6])/([.LD1]-[.LC1]))^2" office:value-type="float" office:value="0.00027990354971471" calcext:value-type="float">
            <text:p>0.000279903549715</text:p>
          </table:table-cell>
          <table:table-cell table:formula="of:=0.5*[.LE12]*(([.LE6]-[.LD6])/([.LE1]-[.LD1]))^2" office:value-type="float" office:value="0.00241273101011415" calcext:value-type="float">
            <text:p>0.002412731010114</text:p>
          </table:table-cell>
          <table:table-cell table:formula="of:=0.5*[.LF12]*(([.LF6]-[.LE6])/([.LF1]-[.LE1]))^2" office:value-type="float" office:value="0.00129056149899124" calcext:value-type="float">
            <text:p>0.001290561498991</text:p>
          </table:table-cell>
          <table:table-cell table:formula="of:=0.5*[.LG12]*(([.LG6]-[.LF6])/([.LG1]-[.LF1]))^2" office:value-type="float" office:value="0.000000757102066456833" calcext:value-type="float">
            <text:p>7.57102066456833E-07</text:p>
          </table:table-cell>
          <table:table-cell table:formula="of:=0.5*[.LH12]*(([.LH6]-[.LG6])/([.LH1]-[.LG1]))^2" office:value-type="float" office:value="0.00967370524884719" calcext:value-type="float">
            <text:p>0.009673705248847</text:p>
          </table:table-cell>
          <table:table-cell table:formula="of:=0.5*[.LI12]*(([.LI6]-[.LH6])/([.LI1]-[.LH1]))^2" office:value-type="float" office:value="0.00990548831545803" calcext:value-type="float">
            <text:p>0.009905488315458</text:p>
          </table:table-cell>
          <table:table-cell table:formula="of:=0.5*[.LJ12]*(([.LJ6]-[.LI6])/([.LJ1]-[.LI1]))^2" office:value-type="float" office:value="0.00376037176635628" calcext:value-type="float">
            <text:p>0.003760371766356</text:p>
          </table:table-cell>
          <table:table-cell table:formula="of:=0.5*[.LK12]*(([.LK6]-[.LJ6])/([.LK1]-[.LJ1]))^2" office:value-type="float" office:value="0.000803770244966519" calcext:value-type="float">
            <text:p>0.000803770244967</text:p>
          </table:table-cell>
          <table:table-cell table:formula="of:=0.5*[.LL12]*(([.LL6]-[.LK6])/([.LL1]-[.LK1]))^2" office:value-type="float" office:value="0.000410870569030396" calcext:value-type="float">
            <text:p>0.00041087056903</text:p>
          </table:table-cell>
          <table:table-cell table:formula="of:=0.5*[.LM12]*(([.LM6]-[.LL6])/([.LM1]-[.LL1]))^2" office:value-type="float" office:value="0.00552793433335409" calcext:value-type="float">
            <text:p>0.005527934333354</text:p>
          </table:table-cell>
          <table:table-cell table:formula="of:=0.5*[.LN12]*(([.LN6]-[.LM6])/([.LN1]-[.LM1]))^2" office:value-type="float" office:value="0.0169916270137765" calcext:value-type="float">
            <text:p>0.016991627013777</text:p>
          </table:table-cell>
          <table:table-cell table:formula="of:=0.5*[.LO12]*(([.LO6]-[.LN6])/([.LO1]-[.LN1]))^2" office:value-type="float" office:value="0.00554095595999995" calcext:value-type="float">
            <text:p>0.00554095596</text:p>
          </table:table-cell>
          <table:table-cell table:formula="of:=0.5*[.LP12]*(([.LP6]-[.LO6])/([.LP1]-[.LO1]))^2" office:value-type="float" office:value="0.000291778989180009" calcext:value-type="float">
            <text:p>0.00029177898918</text:p>
          </table:table-cell>
          <table:table-cell table:formula="of:=0.5*[.LQ12]*(([.LQ6]-[.LP6])/([.LQ1]-[.LP1]))^2" office:value-type="float" office:value="0.0000550322776555684" calcext:value-type="float">
            <text:p>5.50322776555684E-05</text:p>
          </table:table-cell>
          <table:table-cell table:formula="of:=0.5*[.LR12]*(([.LR6]-[.LQ6])/([.LR1]-[.LQ1]))^2" office:value-type="float" office:value="0.00000552120492657776" calcext:value-type="float">
            <text:p>5.52120492657776E-06</text:p>
          </table:table-cell>
          <table:table-cell table:formula="of:=0.5*[.LS12]*(([.LS6]-[.LR6])/([.LS1]-[.LR1]))^2" office:value-type="float" office:value="0.00758807354908219" calcext:value-type="float">
            <text:p>0.007588073549082</text:p>
          </table:table-cell>
          <table:table-cell table:formula="of:=0.5*[.LT12]*(([.LT6]-[.LS6])/([.LT1]-[.LS1]))^2" office:value-type="float" office:value="0.00423259986240642" calcext:value-type="float">
            <text:p>0.004232599862406</text:p>
          </table:table-cell>
          <table:table-cell table:formula="of:=0.5*[.LU12]*(([.LU6]-[.LT6])/([.LU1]-[.LT1]))^2" office:value-type="float" office:value="0.0153490592258729" calcext:value-type="float">
            <text:p>0.015349059225873</text:p>
          </table:table-cell>
          <table:table-cell table:formula="of:=0.5*[.LV12]*(([.LV6]-[.LU6])/([.LV1]-[.LU1]))^2" office:value-type="float" office:value="0.0046680431060437" calcext:value-type="float">
            <text:p>0.004668043106044</text:p>
          </table:table-cell>
          <table:table-cell table:formula="of:=0.5*[.LW12]*(([.LW6]-[.LV6])/([.LW1]-[.LV1]))^2" office:value-type="float" office:value="0.00015248469013628" calcext:value-type="float">
            <text:p>0.000152484690136</text:p>
          </table:table-cell>
          <table:table-cell table:formula="of:=0.5*[.LX12]*(([.LX6]-[.LW6])/([.LX1]-[.LW1]))^2" office:value-type="float" office:value="0.000118642485200095" calcext:value-type="float">
            <text:p>0.0001186424852</text:p>
          </table:table-cell>
          <table:table-cell table:formula="of:=0.5*[.LY12]*(([.LY6]-[.LX6])/([.LY1]-[.LX1]))^2" office:value-type="float" office:value="0.00000167255786403301" calcext:value-type="float">
            <text:p>1.67255786403301E-06</text:p>
          </table:table-cell>
          <table:table-cell table:formula="of:=0.5*[.LZ12]*(([.LZ6]-[.LY6])/([.LZ1]-[.LY1]))^2" office:value-type="float" office:value="0.00000658139526094735" calcext:value-type="float">
            <text:p>6.58139526094735E-06</text:p>
          </table:table-cell>
          <table:table-cell table:formula="of:=0.5*[.MA12]*(([.MA6]-[.LZ6])/([.MA1]-[.LZ1]))^2" office:value-type="float" office:value="0.00000316338187827244" calcext:value-type="float">
            <text:p>3.16338187827244E-06</text:p>
          </table:table-cell>
          <table:table-cell table:formula="of:=0.5*[.MB12]*(([.MB6]-[.MA6])/([.MB1]-[.MA1]))^2" office:value-type="float" office:value="0.0000526009181076015" calcext:value-type="float">
            <text:p>5.26009181076015E-05</text:p>
          </table:table-cell>
          <table:table-cell table:formula="of:=0.5*[.MC12]*(([.MC6]-[.MB6])/([.MC1]-[.MB1]))^2" office:value-type="float" office:value="0.000000286854951252903" calcext:value-type="float">
            <text:p>2.86854951252903E-07</text:p>
          </table:table-cell>
          <table:table-cell table:formula="of:=0.5*[.MD12]*(([.MD6]-[.MC6])/([.MD1]-[.MC1]))^2" office:value-type="float" office:value="0.000013375850365123" calcext:value-type="float">
            <text:p>1.3375850365123E-05</text:p>
          </table:table-cell>
          <table:table-cell table:formula="of:=0.5*[.ME12]*(([.ME6]-[.MD6])/([.ME1]-[.MD1]))^2" office:value-type="float" office:value="0.00000040335330945859" calcext:value-type="float">
            <text:p>4.0335330945859E-07</text:p>
          </table:table-cell>
          <table:table-cell table:formula="of:=0.5*[.MF12]*(([.MF6]-[.ME6])/([.MF1]-[.ME1]))^2" office:value-type="float" office:value="0.00000100948858644656" calcext:value-type="float">
            <text:p>1.00948858644656E-06</text:p>
          </table:table-cell>
          <table:table-cell table:formula="of:=0.5*[.MG12]*(([.MG6]-[.MF6])/([.MG1]-[.MF1]))^2" office:value-type="float" office:value="0.00000170825061478284" calcext:value-type="float">
            <text:p>1.70825061478284E-06</text:p>
          </table:table-cell>
          <table:table-cell table:formula="of:=0.5*[.MH12]*(([.MH6]-[.MG6])/([.MH1]-[.MG1]))^2" office:value-type="float" office:value="0.0000013300183742187" calcext:value-type="float">
            <text:p>1.3300183742187E-06</text:p>
          </table:table-cell>
          <table:table-cell table:formula="of:=0.5*[.MI12]*(([.MI6]-[.MH6])/([.MI1]-[.MH1]))^2" office:value-type="float" office:value="0.00000062650519473402" calcext:value-type="float">
            <text:p>6.2650519473402E-07</text:p>
          </table:table-cell>
          <table:table-cell table:formula="of:=0.5*[.MJ12]*(([.MJ6]-[.MI6])/([.MJ1]-[.MI1]))^2" office:value-type="float" office:value="0.0000000407447720691212" calcext:value-type="float">
            <text:p>4.07447720691212E-08</text:p>
          </table:table-cell>
          <table:table-cell table:formula="of:=0.5*[.MK12]*(([.MK6]-[.MJ6])/([.MK1]-[.MJ1]))^2" office:value-type="float" office:value="0.000000660308312327117" calcext:value-type="float">
            <text:p>6.60308312327117E-07</text:p>
          </table:table-cell>
          <table:table-cell table:formula="of:=0.5*[.ML12]*(([.ML6]-[.MK6])/([.ML1]-[.MK1]))^2" office:value-type="float" office:value="0.0000000796243207452402" calcext:value-type="float">
            <text:p>7.96243207452402E-08</text:p>
          </table:table-cell>
          <table:table-cell table:formula="of:=0.5*[.MM12]*(([.MM6]-[.ML6])/([.MM1]-[.ML1]))^2" office:value-type="float" office:value="0.000000554194157681979" calcext:value-type="float">
            <text:p>5.54194157681979E-07</text:p>
          </table:table-cell>
          <table:table-cell table:formula="of:=0.5*[.MN12]*(([.MN6]-[.MM6])/([.MN1]-[.MM1]))^2" office:value-type="float" office:value="0.00000166621675981054" calcext:value-type="float">
            <text:p>1.66621675981054E-06</text:p>
          </table:table-cell>
          <table:table-cell table:formula="of:=0.5*[.MO12]*(([.MO6]-[.MN6])/([.MO1]-[.MN1]))^2" office:value-type="float" office:value="0.000000839969299549953" calcext:value-type="float">
            <text:p>8.39969299549953E-07</text:p>
          </table:table-cell>
          <table:table-cell table:formula="of:=0.5*[.MP12]*(([.MP6]-[.MO6])/([.MP1]-[.MO1]))^2" office:value-type="float" office:value="0.0000172573604787169" calcext:value-type="float">
            <text:p>1.72573604787169E-05</text:p>
          </table:table-cell>
          <table:table-cell table:formula="of:=0.5*[.MQ12]*(([.MQ6]-[.MP6])/([.MQ1]-[.MP1]))^2" office:value-type="float" office:value="0.0000000467997831065763" calcext:value-type="float">
            <text:p>4.67997831065763E-08</text:p>
          </table:table-cell>
          <table:table-cell table:formula="of:=0.5*[.MR12]*(([.MR6]-[.MQ6])/([.MR1]-[.MQ1]))^2" office:value-type="float" office:value="0.000000104694217319868" calcext:value-type="float">
            <text:p>1.04694217319868E-07</text:p>
          </table:table-cell>
          <table:table-cell table:formula="of:=0.5*[.MS12]*(([.MS6]-[.MR6])/([.MS1]-[.MR1]))^2" office:value-type="float" office:value="0.00000000148269685193039" calcext:value-type="float">
            <text:p>1.48269685193039E-09</text:p>
          </table:table-cell>
          <table:table-cell table:formula="of:=0.5*[.MT12]*(([.MT6]-[.MS6])/([.MT1]-[.MS1]))^2" office:value-type="float" office:value="0.000000280363994348488" calcext:value-type="float">
            <text:p>2.80363994348488E-07</text:p>
          </table:table-cell>
          <table:table-cell table:formula="of:=0.5*[.MU12]*(([.MU6]-[.MT6])/([.MU1]-[.MT1]))^2" office:value-type="float" office:value="0.000000262683720274766" calcext:value-type="float">
            <text:p>2.62683720274766E-07</text:p>
          </table:table-cell>
          <table:table-cell table:formula="of:=0.5*[.MV12]*(([.MV6]-[.MU6])/([.MV1]-[.MU1]))^2" office:value-type="float" office:value="0.0000000847698060323944" calcext:value-type="float">
            <text:p>8.47698060323944E-08</text:p>
          </table:table-cell>
          <table:table-cell table:formula="of:=0.5*[.MW12]*(([.MW6]-[.MV6])/([.MW1]-[.MV1]))^2" office:value-type="float" office:value="0.000000375388286194835" calcext:value-type="float">
            <text:p>3.75388286194835E-07</text:p>
          </table:table-cell>
          <table:table-cell table:formula="of:=0.5*[.MX12]*(([.MX6]-[.MW6])/([.MX1]-[.MW1]))^2" office:value-type="float" office:value="0.000000550480439790712" calcext:value-type="float">
            <text:p>5.50480439790712E-07</text:p>
          </table:table-cell>
          <table:table-cell table:formula="of:=0.5*[.MY12]*(([.MY6]-[.MX6])/([.MY1]-[.MX1]))^2" office:value-type="float" office:value="0.00000114640522341896" calcext:value-type="float">
            <text:p>1.14640522341896E-06</text:p>
          </table:table-cell>
          <table:table-cell table:formula="of:=0.5*[.MZ12]*(([.MZ6]-[.MY6])/([.MZ1]-[.MY1]))^2" office:value-type="float" office:value="0.000000537030729681125" calcext:value-type="float">
            <text:p>5.37030729681125E-07</text:p>
          </table:table-cell>
          <table:table-cell table:formula="of:=0.5*[.NA12]*(([.NA6]-[.MZ6])/([.NA1]-[.MZ1]))^2" office:value-type="float" office:value="0.00000402406527027588" calcext:value-type="float">
            <text:p>4.02406527027588E-06</text:p>
          </table:table-cell>
          <table:table-cell table:formula="of:=0.5*[.NB12]*(([.NB6]-[.NA6])/([.NB1]-[.NA1]))^2" office:value-type="float" office:value="0.00000268264757188342" calcext:value-type="float">
            <text:p>2.68264757188342E-06</text:p>
          </table:table-cell>
          <table:table-cell table:formula="of:=0.5*[.NC12]*(([.NC6]-[.NB6])/([.NC1]-[.NB1]))^2" office:value-type="float" office:value="0.000000370229847907174" calcext:value-type="float">
            <text:p>3.70229847907174E-07</text:p>
          </table:table-cell>
          <table:table-cell table:formula="of:=0.5*[.ND12]*(([.ND6]-[.NC6])/([.ND1]-[.NC1]))^2" office:value-type="float" office:value="0.0000000751266320248806" calcext:value-type="float">
            <text:p>7.51266320248806E-08</text:p>
          </table:table-cell>
          <table:table-cell table:formula="of:=0.5*[.NE12]*(([.NE6]-[.ND6])/([.NE1]-[.ND1]))^2" office:value-type="float" office:value="0.000000586705252032556" calcext:value-type="float">
            <text:p>5.86705252032556E-07</text:p>
          </table:table-cell>
          <table:table-cell table:formula="of:=0.5*[.NF12]*(([.NF6]-[.NE6])/([.NF1]-[.NE1]))^2" office:value-type="float" office:value="0.0000000674844355984838" calcext:value-type="float">
            <text:p>6.74844355984838E-08</text:p>
          </table:table-cell>
          <table:table-cell table:formula="of:=0.5*[.NG12]*(([.NG6]-[.NF6])/([.NG1]-[.NF1]))^2" office:value-type="float" office:value="0.00000623710865713026" calcext:value-type="float">
            <text:p>6.23710865713026E-06</text:p>
          </table:table-cell>
          <table:table-cell table:formula="of:=0.5*[.NH12]*(([.NH6]-[.NG6])/([.NH1]-[.NG1]))^2" office:value-type="float" office:value="0.00000112579911057191" calcext:value-type="float">
            <text:p>1.12579911057191E-06</text:p>
          </table:table-cell>
          <table:table-cell table:formula="of:=0.5*[.NI12]*(([.NI6]-[.NH6])/([.NI1]-[.NH1]))^2" office:value-type="float" office:value="0.000000175748140331366" calcext:value-type="float">
            <text:p>1.75748140331366E-07</text:p>
          </table:table-cell>
          <table:table-cell table:formula="of:=0.5*[.NJ12]*(([.NJ6]-[.NI6])/([.NJ1]-[.NI1]))^2" office:value-type="float" office:value="0.000000000387245190813514" calcext:value-type="float">
            <text:p>3.87245190813514E-10</text:p>
          </table:table-cell>
          <table:table-cell table:formula="of:=0.5*[.NK12]*(([.NK6]-[.NJ6])/([.NK1]-[.NJ1]))^2" office:value-type="float" office:value="0.0000142451160664963" calcext:value-type="float">
            <text:p>1.42451160664963E-05</text:p>
          </table:table-cell>
          <table:table-cell table:formula="of:=0.5*[.NL12]*(([.NL6]-[.NK6])/([.NL1]-[.NK1]))^2" office:value-type="float" office:value="0.00000487864661832006" calcext:value-type="float">
            <text:p>4.87864661832006E-06</text:p>
          </table:table-cell>
          <table:table-cell table:formula="of:=0.5*[.NM12]*(([.NM6]-[.NL6])/([.NM1]-[.NL1]))^2" office:value-type="float" office:value="0.000000305488821268266" calcext:value-type="float">
            <text:p>3.05488821268266E-07</text:p>
          </table:table-cell>
          <table:table-cell table:formula="of:=0.5*[.NN12]*(([.NN6]-[.NM6])/([.NN1]-[.NM1]))^2" office:value-type="float" office:value="0.0000026855938765801" calcext:value-type="float">
            <text:p>2.6855938765801E-06</text:p>
          </table:table-cell>
          <table:table-cell table:formula="of:=0.5*[.NO12]*(([.NO6]-[.NN6])/([.NO1]-[.NN1]))^2" office:value-type="float" office:value="0.00000161600211688109" calcext:value-type="float">
            <text:p>1.61600211688109E-06</text:p>
          </table:table-cell>
          <table:table-cell table:formula="of:=0.5*[.NP12]*(([.NP6]-[.NO6])/([.NP1]-[.NO1]))^2" office:value-type="float" office:value="0.00000582293672638457" calcext:value-type="float">
            <text:p>5.82293672638457E-06</text:p>
          </table:table-cell>
          <table:table-cell table:formula="of:=0.5*[.NQ12]*(([.NQ6]-[.NP6])/([.NQ1]-[.NP1]))^2" office:value-type="float" office:value="0.000000132521738390033" calcext:value-type="float">
            <text:p>1.32521738390033E-07</text:p>
          </table:table-cell>
          <table:table-cell table:formula="of:=0.5*[.NR12]*(([.NR6]-[.NQ6])/([.NR1]-[.NQ1]))^2" office:value-type="float" office:value="0.000000228497659417641" calcext:value-type="float">
            <text:p>2.28497659417641E-07</text:p>
          </table:table-cell>
          <table:table-cell table:formula="of:=0.5*[.NS12]*(([.NS6]-[.NR6])/([.NS1]-[.NR1]))^2" office:value-type="float" office:value="0.0000000316537498572887" calcext:value-type="float">
            <text:p>3.16537498572887E-08</text:p>
          </table:table-cell>
          <table:table-cell table:formula="of:=0.5*[.NT12]*(([.NT6]-[.NS6])/([.NT1]-[.NS1]))^2" office:value-type="float" office:value="0.000000420483313376013" calcext:value-type="float">
            <text:p>4.20483313376013E-07</text:p>
          </table:table-cell>
          <table:table-cell table:formula="of:=0.5*[.NU12]*(([.NU6]-[.NT6])/([.NU1]-[.NT1]))^2" office:value-type="float" office:value="0.000000000456586462106864" calcext:value-type="float">
            <text:p>4.56586462106864E-10</text:p>
          </table:table-cell>
          <table:table-cell table:formula="of:=0.5*[.NV12]*(([.NV6]-[.NU6])/([.NV1]-[.NU1]))^2" office:value-type="float" office:value="0.000000202941698060804" calcext:value-type="float">
            <text:p>2.02941698060804E-07</text:p>
          </table:table-cell>
          <table:table-cell table:formula="of:=0.5*[.NW12]*(([.NW6]-[.NV6])/([.NW1]-[.NV1]))^2" office:value-type="float" office:value="0.000000182955495549983" calcext:value-type="float">
            <text:p>1.82955495549983E-07</text:p>
          </table:table-cell>
          <table:table-cell table:formula="of:=0.5*[.NX12]*(([.NX6]-[.NW6])/([.NX1]-[.NW1]))^2" office:value-type="float" office:value="0.000000191719233665371" calcext:value-type="float">
            <text:p>1.91719233665371E-07</text:p>
          </table:table-cell>
          <table:table-cell table:formula="of:=0.5*[.NY12]*(([.NY6]-[.NX6])/([.NY1]-[.NX1]))^2" office:value-type="float" office:value="0.0000059075836640299" calcext:value-type="float">
            <text:p>5.9075836640299E-06</text:p>
          </table:table-cell>
          <table:table-cell table:formula="of:=0.5*[.NZ12]*(([.NZ6]-[.NY6])/([.NZ1]-[.NY1]))^2" office:value-type="float" office:value="0.000000721759572974514" calcext:value-type="float">
            <text:p>7.21759572974514E-07</text:p>
          </table:table-cell>
          <table:table-cell table:formula="of:=0.5*[.OA12]*(([.OA6]-[.NZ6])/([.OA1]-[.NZ1]))^2" office:value-type="float" office:value="0.0000000508539947896642" calcext:value-type="float">
            <text:p>5.08539947896642E-08</text:p>
          </table:table-cell>
          <table:table-cell table:formula="of:=0.5*[.OB12]*(([.OB6]-[.OA6])/([.OB1]-[.OA1]))^2" office:value-type="float" office:value="0.00000424330129032383" calcext:value-type="float">
            <text:p>4.24330129032383E-06</text:p>
          </table:table-cell>
          <table:table-cell table:formula="of:=0.5*[.OC12]*(([.OC6]-[.OB6])/([.OC1]-[.OB1]))^2" office:value-type="float" office:value="0.000000640379434946477" calcext:value-type="float">
            <text:p>6.40379434946477E-07</text:p>
          </table:table-cell>
          <table:table-cell table:formula="of:=0.5*[.OD12]*(([.OD6]-[.OC6])/([.OD1]-[.OC1]))^2" office:value-type="float" office:value="0.00000135288426015218" calcext:value-type="float">
            <text:p>1.35288426015218E-06</text:p>
          </table:table-cell>
          <table:table-cell table:formula="of:=0.5*[.OE12]*(([.OE6]-[.OD6])/([.OE1]-[.OD1]))^2" office:value-type="float" office:value="0.0000000386649288236972" calcext:value-type="float">
            <text:p>3.86649288236972E-08</text:p>
          </table:table-cell>
          <table:table-cell table:formula="of:=0.5*[.OF12]*(([.OF6]-[.OE6])/([.OF1]-[.OE1]))^2" office:value-type="float" office:value="0.00000000000201217492233844" calcext:value-type="float">
            <text:p>2.01217492233844E-12</text:p>
          </table:table-cell>
          <table:table-cell table:formula="of:=0.5*[.OG12]*(([.OG6]-[.OF6])/([.OG1]-[.OF1]))^2" office:value-type="float" office:value="0.0000000000381410785076203" calcext:value-type="float">
            <text:p>3.81410785076203E-11</text:p>
          </table:table-cell>
          <table:table-cell table:formula="of:=0.5*[.OH12]*(([.OH6]-[.OG6])/([.OH1]-[.OG1]))^2" office:value-type="float" office:value="0.000000000108128835887127" calcext:value-type="float">
            <text:p>1.08128835887127E-10</text:p>
          </table:table-cell>
          <table:table-cell table:formula="of:=0.5*[.OI12]*(([.OI6]-[.OH6])/([.OI1]-[.OH1]))^2" office:value-type="float" office:value="0.000000200092547673857" calcext:value-type="float">
            <text:p>2.00092547673857E-07</text:p>
          </table:table-cell>
          <table:table-cell table:formula="of:=0.5*[.OJ12]*(([.OJ6]-[.OI6])/([.OJ1]-[.OI1]))^2" office:value-type="float" office:value="0.000000000244039628061443" calcext:value-type="float">
            <text:p>2.44039628061443E-10</text:p>
          </table:table-cell>
          <table:table-cell table:formula="of:=0.5*[.OK12]*(([.OK6]-[.OJ6])/([.OK1]-[.OJ1]))^2" office:value-type="float" office:value="0.00000258572846757812" calcext:value-type="float">
            <text:p>2.58572846757812E-06</text:p>
          </table:table-cell>
          <table:table-cell table:formula="of:=0.5*[.OL12]*(([.OL6]-[.OK6])/([.OL1]-[.OK1]))^2" office:value-type="float" office:value="0.00000266964266547056" calcext:value-type="float">
            <text:p>2.66964266547056E-06</text:p>
          </table:table-cell>
          <table:table-cell table:formula="of:=0.5*[.OM12]*(([.OM6]-[.OL6])/([.OM1]-[.OL1]))^2" office:value-type="float" office:value="0.000000143701124228677" calcext:value-type="float">
            <text:p>1.43701124228677E-07</text:p>
          </table:table-cell>
          <table:table-cell table:formula="of:=0.5*[.ON12]*(([.ON6]-[.OM6])/([.ON1]-[.OM1]))^2" office:value-type="float" office:value="0.000000320806745049462" calcext:value-type="float">
            <text:p>3.20806745049462E-07</text:p>
          </table:table-cell>
          <table:table-cell table:formula="of:=0.5*[.OO12]*(([.OO6]-[.ON6])/([.OO1]-[.ON1]))^2" office:value-type="float" office:value="0.0000000360463524375908" calcext:value-type="float">
            <text:p>3.60463524375908E-08</text:p>
          </table:table-cell>
          <table:table-cell table:formula="of:=0.5*[.OP12]*(([.OP6]-[.OO6])/([.OP1]-[.OO1]))^2" office:value-type="float" office:value="0.00000000267392563372171" calcext:value-type="float">
            <text:p>2.67392563372171E-09</text:p>
          </table:table-cell>
          <table:table-cell table:formula="of:=0.5*[.OQ12]*(([.OQ6]-[.OP6])/([.OQ1]-[.OP1]))^2" office:value-type="float" office:value="0.000000223298549355573" calcext:value-type="float">
            <text:p>2.23298549355573E-07</text:p>
          </table:table-cell>
          <table:table-cell table:formula="of:=0.5*[.OR12]*(([.OR6]-[.OQ6])/([.OR1]-[.OQ1]))^2" office:value-type="float" office:value="0.0000000146040384578731" calcext:value-type="float">
            <text:p>1.46040384578731E-08</text:p>
          </table:table-cell>
          <table:table-cell table:formula="of:=0.5*[.OS12]*(([.OS6]-[.OR6])/([.OS1]-[.OR1]))^2" office:value-type="float" office:value="0.0000000194934935788929" calcext:value-type="float">
            <text:p>1.94934935788929E-08</text:p>
          </table:table-cell>
          <table:table-cell table:formula="of:=0.5*[.OT12]*(([.OT6]-[.OS6])/([.OT1]-[.OS1]))^2" office:value-type="float" office:value="0.000000130172641224581" calcext:value-type="float">
            <text:p>1.30172641224581E-07</text:p>
          </table:table-cell>
          <table:table-cell table:formula="of:=0.5*[.OU12]*(([.OU6]-[.OT6])/([.OU1]-[.OT1]))^2" office:value-type="float" office:value="0.000000402969308762156" calcext:value-type="float">
            <text:p>4.02969308762156E-07</text:p>
          </table:table-cell>
          <table:table-cell table:formula="of:=0.5*[.OV12]*(([.OV6]-[.OU6])/([.OV1]-[.OU1]))^2" office:value-type="float" office:value="0.00000161151308143058" calcext:value-type="float">
            <text:p>1.61151308143058E-06</text:p>
          </table:table-cell>
          <table:table-cell table:formula="of:=0.5*[.OW12]*(([.OW6]-[.OV6])/([.OW1]-[.OV1]))^2" office:value-type="float" office:value="0.000000219420575466289" calcext:value-type="float">
            <text:p>2.19420575466289E-07</text:p>
          </table:table-cell>
          <table:table-cell table:formula="of:=0.5*[.OX12]*(([.OX6]-[.OW6])/([.OX1]-[.OW1]))^2" office:value-type="float" office:value="0.000000756082490964595" calcext:value-type="float">
            <text:p>7.56082490964595E-07</text:p>
          </table:table-cell>
          <table:table-cell table:formula="of:=0.5*[.OY12]*(([.OY6]-[.OX6])/([.OY1]-[.OX1]))^2" office:value-type="float" office:value="0.00000371032024460611" calcext:value-type="float">
            <text:p>3.71032024460611E-06</text:p>
          </table:table-cell>
          <table:table-cell table:formula="of:=0.5*[.OZ12]*(([.OZ6]-[.OY6])/([.OZ1]-[.OY1]))^2" office:value-type="float" office:value="0.000000293931344800467" calcext:value-type="float">
            <text:p>2.93931344800467E-07</text:p>
          </table:table-cell>
          <table:table-cell table:formula="of:=0.5*[.PA12]*(([.PA6]-[.OZ6])/([.PA1]-[.OZ1]))^2" office:value-type="float" office:value="0.000000937272839832307" calcext:value-type="float">
            <text:p>9.37272839832307E-07</text:p>
          </table:table-cell>
          <table:table-cell table:formula="of:=0.5*[.PB12]*(([.PB6]-[.PA6])/([.PB1]-[.PA1]))^2" office:value-type="float" office:value="0.0000007738523521456" calcext:value-type="float">
            <text:p>7.738523521456E-07</text:p>
          </table:table-cell>
          <table:table-cell table:formula="of:=0.5*[.PC12]*(([.PC6]-[.PB6])/([.PC1]-[.PB1]))^2" office:value-type="float" office:value="0.0000022376609654994" calcext:value-type="float">
            <text:p>2.2376609654994E-06</text:p>
          </table:table-cell>
          <table:table-cell table:formula="of:=0.5*[.PD12]*(([.PD6]-[.PC6])/([.PD1]-[.PC1]))^2" office:value-type="float" office:value="0.000000134237923043799" calcext:value-type="float">
            <text:p>1.34237923043799E-07</text:p>
          </table:table-cell>
          <table:table-cell table:formula="of:=0.5*[.PE12]*(([.PE6]-[.PD6])/([.PE1]-[.PD1]))^2" office:value-type="float" office:value="0.0000000446282351239058" calcext:value-type="float">
            <text:p>4.46282351239058E-08</text:p>
          </table:table-cell>
          <table:table-cell table:formula="of:=0.5*[.PF12]*(([.PF6]-[.PE6])/([.PF1]-[.PE1]))^2" office:value-type="float" office:value="0.0000000263363852332446" calcext:value-type="float">
            <text:p>2.63363852332446E-08</text:p>
          </table:table-cell>
          <table:table-cell table:formula="of:=0.5*[.PG12]*(([.PG6]-[.PF6])/([.PG1]-[.PF1]))^2" office:value-type="float" office:value="0.000000296482150885828" calcext:value-type="float">
            <text:p>2.96482150885828E-07</text:p>
          </table:table-cell>
          <table:table-cell table:formula="of:=0.5*[.PH12]*(([.PH6]-[.PG6])/([.PH1]-[.PG1]))^2" office:value-type="float" office:value="0.00000631374403066039" calcext:value-type="float">
            <text:p>6.31374403066039E-06</text:p>
          </table:table-cell>
          <table:table-cell table:formula="of:=0.5*[.PI12]*(([.PI6]-[.PH6])/([.PI1]-[.PH1]))^2" office:value-type="float" office:value="0.00000226467927846796" calcext:value-type="float">
            <text:p>2.26467927846796E-06</text:p>
          </table:table-cell>
          <table:table-cell table:formula="of:=0.5*[.PJ12]*(([.PJ6]-[.PI6])/([.PJ1]-[.PI1]))^2" office:value-type="float" office:value="0.000000579209272953925" calcext:value-type="float">
            <text:p>5.79209272953925E-07</text:p>
          </table:table-cell>
          <table:table-cell table:formula="of:=0.5*[.PK12]*(([.PK6]-[.PJ6])/([.PK1]-[.PJ1]))^2" office:value-type="float" office:value="0.000000148371053121385" calcext:value-type="float">
            <text:p>1.48371053121385E-07</text:p>
          </table:table-cell>
          <table:table-cell table:formula="of:=0.5*[.PL12]*(([.PL6]-[.PK6])/([.PL1]-[.PK1]))^2" office:value-type="float" office:value="0.000000184554781650425" calcext:value-type="float">
            <text:p>1.84554781650425E-07</text:p>
          </table:table-cell>
          <table:table-cell table:formula="of:=0.5*[.PM12]*(([.PM6]-[.PL6])/([.PM1]-[.PL1]))^2" office:value-type="float" office:value="0.000000243800565412981" calcext:value-type="float">
            <text:p>2.43800565412981E-07</text:p>
          </table:table-cell>
          <table:table-cell table:formula="of:=0.5*[.PN12]*(([.PN6]-[.PM6])/([.PN1]-[.PM1]))^2" office:value-type="float" office:value="0.000000105721092041009" calcext:value-type="float">
            <text:p>1.05721092041009E-07</text:p>
          </table:table-cell>
          <table:table-cell table:formula="of:=0.5*[.PO12]*(([.PO6]-[.PN6])/([.PO1]-[.PN1]))^2" office:value-type="float" office:value="0.000000105453042999546" calcext:value-type="float">
            <text:p>1.05453042999546E-07</text:p>
          </table:table-cell>
          <table:table-cell table:formula="of:=0.5*[.PP12]*(([.PP6]-[.PO6])/([.PP1]-[.PO1]))^2" office:value-type="float" office:value="0.000000966031843873814" calcext:value-type="float">
            <text:p>9.66031843873814E-07</text:p>
          </table:table-cell>
          <table:table-cell table:formula="of:=0.5*[.PQ12]*(([.PQ6]-[.PP6])/([.PQ1]-[.PP1]))^2" office:value-type="float" office:value="0.000375892802156365" calcext:value-type="float">
            <text:p>0.000375892802156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PP13])" office:value-type="float" office:value="4.50300845376916" calcext:value-type="float">
            <text:p>4.5030084537691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PP14])" office:value-type="float" office:value="0.846779396890011" calcext:value-type="float">
            <text:p>0.84677939689001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34978785065917" calcext:value-type="float">
            <text:p>5.34978785065917</text:p>
          </table:table-cell>
          <table:table-cell table:formula="of:=[.B17]+[.C9]" office:value-type="float" office:value="9.74742673748141" calcext:value-type="float">
            <text:p>9.7474267374814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08:45.402086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12:39.053777689</dc:date>
    <meta:editing-duration>PT2H29M11S</meta:editing-duration>
    <meta:editing-cycles>3</meta:editing-cycles>
    <meta:generator>LibreOffice/6.4.7.2$Linux_X86_64 LibreOffice_project/40$Build-2</meta:generator>
    <meta:document-statistic meta:table-count="1" meta:cell-count="59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row-mapping="0 1" chart:style-name="ch1">
        <chart:legend chart:legend-position="end" svg:x="12.903cm" svg:y="3.954cm" style:legend-expansion="high" chart:style-name="ch2"/>
        <chart:plot-area chart:style-name="ch3" table:cell-range-address="flatpad2.B1:flatpad2.PP1 flatpad2.A5:flatpad2.PP6" chart:data-source-has-labels="both" svg:x="0.319cm" svg:y="0.18cm" svg:width="12.265cm" svg:height="8.645cm">
          <chartooo:coordinate-region svg:x="1.152cm" svg:y="0.379cm" svg:width="11.245cm" svg:height="8.247cm"/>
          <chart:axis chart:dimension="x" chart:name="primary-x" chart:style-name="ch4" chartooo:axis-type="auto">
            <chart:categories table:cell-range-address="flatpad2.B1:flatpad2.P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pad2.B5:flatpad2.PP5" chart:label-cell-address="flatpad2.A5:flatpad2.A5" chart:class="chart:scatter">
            <chart:domain table:cell-range-address="flatpad2.B1:flatpad2.PP1"/>
            <chart:data-point chart:repeated="431"/>
          </chart:series>
          <chart:series chart:style-name="ch7" chart:values-cell-range-address="flatpad2.B6:flatpad2.PP6" chart:label-cell-address="flatpad2.A6:flatpad2.A6" chart:class="chart:scatter">
            <chart:data-point chart:repeated="4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pad2.B1:flatpad2.PP1</svg:desc>
                </draw:g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71937561">
                <text:p>0.13343071937561</text:p>
              </table:table-cell>
              <table:table-cell office:value-type="float" office:value="0.166788101196289">
                <text:p>0.166788101196289</text:p>
              </table:table-cell>
              <table:table-cell office:value-type="float" office:value="0.200145959854126">
                <text:p>0.200145959854126</text:p>
              </table:table-cell>
              <table:table-cell office:value-type="float" office:value="0.266861200332642">
                <text:p>0.266861200332642</text:p>
              </table:table-cell>
              <table:table-cell office:value-type="float" office:value="0.300218820571899">
                <text:p>0.300218820571899</text:p>
              </table:table-cell>
              <table:table-cell office:value-type="float" office:value="0.333576917648315">
                <text:p>0.333576917648315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33651208877564">
                <text:p>0.433651208877564</text:p>
              </table:table-cell>
              <table:table-cell office:value-type="float" office:value="0.46700930595398">
                <text:p>0.46700930595398</text:p>
              </table:table-cell>
              <table:table-cell office:value-type="float" office:value="0.500367641448975">
                <text:p>0.500367641448975</text:p>
              </table:table-cell>
              <table:table-cell office:value-type="float" office:value="0.567083835601807">
                <text:p>0.567083835601807</text:p>
              </table:table-cell>
              <table:table-cell office:value-type="float" office:value="0.600441932678223">
                <text:p>0.600441932678223</text:p>
              </table:table-cell>
              <table:table-cell office:value-type="float" office:value="0.633800029754639">
                <text:p>0.633800029754639</text:p>
              </table:table-cell>
              <table:table-cell office:value-type="float" office:value="0.667158365249634">
                <text:p>0.667158365249634</text:p>
              </table:table-cell>
              <table:table-cell office:value-type="float" office:value="0.700516700744629">
                <text:p>0.700516700744629</text:p>
              </table:table-cell>
              <table:table-cell office:value-type="float" office:value="0.733874797821045">
                <text:p>0.733874797821045</text:p>
              </table:table-cell>
              <table:table-cell office:value-type="float" office:value="0.800591230392456">
                <text:p>0.800591230392456</text:p>
              </table:table-cell>
              <table:table-cell office:value-type="float" office:value="0.833949565887451">
                <text:p>0.833949565887451</text:p>
              </table:table-cell>
              <table:table-cell office:value-type="float" office:value="0.867307662963867">
                <text:p>0.867307662963867</text:p>
              </table:table-cell>
              <table:table-cell office:value-type="float" office:value="0.934024333953857">
                <text:p>0.934024333953857</text:p>
              </table:table-cell>
              <table:table-cell office:value-type="float" office:value="0.967382431030273">
                <text:p>0.967382431030273</text:p>
              </table:table-cell>
              <table:table-cell office:value-type="float" office:value="1.00074076652527">
                <text:p>1.00074076652527</text:p>
              </table:table-cell>
              <table:table-cell office:value-type="float" office:value="1.03409886360168">
                <text:p>1.03409886360168</text:p>
              </table:table-cell>
              <table:table-cell office:value-type="float" office:value="1.06745743751526">
                <text:p>1.06745743751526</text:p>
              </table:table-cell>
              <table:table-cell office:value-type="float" office:value="1.13417387008667">
                <text:p>1.13417387008667</text:p>
              </table:table-cell>
              <table:table-cell office:value-type="float" office:value="1.20089077949524">
                <text:p>1.20089077949524</text:p>
              </table:table-cell>
              <table:table-cell office:value-type="float" office:value="1.23424887657166">
                <text:p>1.23424887657166</text:p>
              </table:table-cell>
              <table:table-cell office:value-type="float" office:value="1.26760721206665">
                <text:p>1.26760721206665</text:p>
              </table:table-cell>
              <table:table-cell office:value-type="float" office:value="1.30096578598022">
                <text:p>1.30096578598022</text:p>
              </table:table-cell>
              <table:table-cell office:value-type="float" office:value="1.36767911911011">
                <text:p>1.36767911911011</text:p>
              </table:table-cell>
              <table:table-cell office:value-type="float" office:value="1.43439245223999">
                <text:p>1.43439245223999</text:p>
              </table:table-cell>
              <table:table-cell office:value-type="float" office:value="1.50110578536987">
                <text:p>1.50110578536987</text:p>
              </table:table-cell>
              <table:table-cell office:value-type="float" office:value="1.56781911849976">
                <text:p>1.56781911849976</text:p>
              </table:table-cell>
              <table:table-cell office:value-type="float" office:value="1.6011757850647">
                <text:p>1.6011757850647</text:p>
              </table:table-cell>
              <table:table-cell office:value-type="float" office:value="1.63453245162964">
                <text:p>1.63453245162964</text:p>
              </table:table-cell>
              <table:table-cell office:value-type="float" office:value="1.66788935661316">
                <text:p>1.66788935661316</text:p>
              </table:table-cell>
              <table:table-cell office:value-type="float" office:value="1.7012460231781">
                <text:p>1.7012460231781</text:p>
              </table:table-cell>
              <table:table-cell office:value-type="float" office:value="1.73460268974304">
                <text:p>1.73460268974304</text:p>
              </table:table-cell>
              <table:table-cell office:value-type="float" office:value="1.80131578445435">
                <text:p>1.80131578445435</text:p>
              </table:table-cell>
              <table:table-cell office:value-type="float" office:value="1.83467245101929">
                <text:p>1.83467245101929</text:p>
              </table:table-cell>
              <table:table-cell office:value-type="float" office:value="1.90138578414917">
                <text:p>1.90138578414917</text:p>
              </table:table-cell>
              <table:table-cell office:value-type="float" office:value="1.93474245071411">
                <text:p>1.93474245071411</text:p>
              </table:table-cell>
              <table:table-cell office:value-type="float" office:value="1.96809887886047">
                <text:p>1.96809887886047</text:p>
              </table:table-cell>
              <table:table-cell office:value-type="float" office:value="2.00145554542541">
                <text:p>2.00145554542541</text:p>
              </table:table-cell>
              <table:table-cell office:value-type="float" office:value="2.06816911697388">
                <text:p>2.06816911697388</text:p>
              </table:table-cell>
              <table:table-cell office:value-type="float" office:value="2.10152554512024">
                <text:p>2.10152554512024</text:p>
              </table:table-cell>
              <table:table-cell office:value-type="float" office:value="2.16823887825012">
                <text:p>2.16823887825012</text:p>
              </table:table-cell>
              <table:table-cell office:value-type="float" office:value="2.20159530639648">
                <text:p>2.20159530639648</text:p>
              </table:table-cell>
              <table:table-cell office:value-type="float" office:value="2.23495197296143">
                <text:p>2.23495197296143</text:p>
              </table:table-cell>
              <table:table-cell office:value-type="float" office:value="2.30166506767273">
                <text:p>2.30166506767273</text:p>
              </table:table-cell>
              <table:table-cell office:value-type="float" office:value="2.33502316474915">
                <text:p>2.33502316474915</text:p>
              </table:table-cell>
              <table:table-cell office:value-type="float" office:value="2.40173888206482">
                <text:p>2.40173888206482</text:p>
              </table:table-cell>
              <table:table-cell office:value-type="float" office:value="2.43509674072266">
                <text:p>2.43509674072266</text:p>
              </table:table-cell>
              <table:table-cell office:value-type="float" office:value="2.50181269645691">
                <text:p>2.50181269645691</text:p>
              </table:table-cell>
              <table:table-cell office:value-type="float" office:value="2.56852841377258">
                <text:p>2.56852841377258</text:p>
              </table:table-cell>
              <table:table-cell office:value-type="float" office:value="2.601886510849">
                <text:p>2.601886510849</text:p>
              </table:table-cell>
              <table:table-cell office:value-type="float" office:value="2.63524436950684">
                <text:p>2.63524436950684</text:p>
              </table:table-cell>
              <table:table-cell office:value-type="float" office:value="2.66860246658325">
                <text:p>2.66860246658325</text:p>
              </table:table-cell>
              <table:table-cell office:value-type="float" office:value="2.73531818389893">
                <text:p>2.73531818389893</text:p>
              </table:table-cell>
              <table:table-cell office:value-type="float" office:value="2.80203437805176">
                <text:p>2.80203437805176</text:p>
              </table:table-cell>
              <table:table-cell office:value-type="float" office:value="2.83539223670959">
                <text:p>2.83539223670959</text:p>
              </table:table-cell>
              <table:table-cell office:value-type="float" office:value="2.86875009536743">
                <text:p>2.86875009536743</text:p>
              </table:table-cell>
              <table:table-cell office:value-type="float" office:value="2.90210819244385">
                <text:p>2.90210819244385</text:p>
              </table:table-cell>
              <table:table-cell office:value-type="float" office:value="2.9688241481781">
                <text:p>2.9688241481781</text:p>
              </table:table-cell>
              <table:table-cell office:value-type="float" office:value="3.00218200683594">
                <text:p>3.00218200683594</text:p>
              </table:table-cell>
              <table:table-cell office:value-type="float" office:value="3.03554010391235">
                <text:p>3.03554010391235</text:p>
              </table:table-cell>
              <table:table-cell office:value-type="float" office:value="3.10225605964661">
                <text:p>3.10225605964661</text:p>
              </table:table-cell>
              <table:table-cell office:value-type="float" office:value="3.13561415672302">
                <text:p>3.13561415672302</text:p>
              </table:table-cell>
              <table:table-cell office:value-type="float" office:value="3.16897201538086">
                <text:p>3.16897201538086</text:p>
              </table:table-cell>
              <table:table-cell office:value-type="float" office:value="3.20233011245728">
                <text:p>3.20233011245728</text:p>
              </table:table-cell>
              <table:table-cell office:value-type="float" office:value="3.23568797111511">
                <text:p>3.23568797111511</text:p>
              </table:table-cell>
              <table:table-cell office:value-type="float" office:value="3.30240416526794">
                <text:p>3.30240416526794</text:p>
              </table:table-cell>
              <table:table-cell office:value-type="float" office:value="3.36911845207214">
                <text:p>3.36911845207214</text:p>
              </table:table-cell>
              <table:table-cell office:value-type="float" office:value="3.4358332157135">
                <text:p>3.4358332157135</text:p>
              </table:table-cell>
              <table:table-cell office:value-type="float" office:value="3.5025475025177">
                <text:p>3.5025475025177</text:p>
              </table:table-cell>
              <table:table-cell office:value-type="float" office:value="3.5359046459198">
                <text:p>3.5359046459198</text:p>
              </table:table-cell>
              <table:table-cell office:value-type="float" office:value="3.5692617893219">
                <text:p>3.5692617893219</text:p>
              </table:table-cell>
              <table:table-cell office:value-type="float" office:value="3.63597631454468">
                <text:p>3.63597631454468</text:p>
              </table:table-cell>
              <table:table-cell office:value-type="float" office:value="3.70269083976746">
                <text:p>3.70269083976746</text:p>
              </table:table-cell>
              <table:table-cell office:value-type="float" office:value="3.76940512657166">
                <text:p>3.76940512657166</text:p>
              </table:table-cell>
              <table:table-cell office:value-type="float" office:value="3.83611965179443">
                <text:p>3.83611965179443</text:p>
              </table:table-cell>
              <table:table-cell office:value-type="float" office:value="3.90283417701721">
                <text:p>3.90283417701721</text:p>
              </table:table-cell>
              <table:table-cell office:value-type="float" office:value="3.93619132041931">
                <text:p>3.93619132041931</text:p>
              </table:table-cell>
              <table:table-cell office:value-type="float" office:value="3.96954846382141">
                <text:p>3.96954846382141</text:p>
              </table:table-cell>
              <table:table-cell office:value-type="float" office:value="4.00290560722351">
                <text:p>4.00290560722351</text:p>
              </table:table-cell>
              <table:table-cell office:value-type="float" office:value="4.06962013244629">
                <text:p>4.06962013244629</text:p>
              </table:table-cell>
              <table:table-cell office:value-type="float" office:value="4.10297727584839">
                <text:p>4.10297727584839</text:p>
              </table:table-cell>
              <table:table-cell office:value-type="float" office:value="4.16969180107117">
                <text:p>4.16969180107117</text:p>
              </table:table-cell>
              <table:table-cell office:value-type="float" office:value="4.23640632629395">
                <text:p>4.23640632629395</text:p>
              </table:table-cell>
              <table:table-cell office:value-type="float" office:value="4.26976346969605">
                <text:p>4.26976346969605</text:p>
              </table:table-cell>
              <table:table-cell office:value-type="float" office:value="4.30312061309814">
                <text:p>4.30312061309814</text:p>
              </table:table-cell>
              <table:table-cell office:value-type="float" office:value="4.36983466148376">
                <text:p>4.36983466148376</text:p>
              </table:table-cell>
              <table:table-cell office:value-type="float" office:value="4.40319132804871">
                <text:p>4.40319132804871</text:p>
              </table:table-cell>
              <table:table-cell office:value-type="float" office:value="4.43654823303223">
                <text:p>4.43654823303223</text:p>
              </table:table-cell>
              <table:table-cell office:value-type="float" office:value="4.50326180458069">
                <text:p>4.50326180458069</text:p>
              </table:table-cell>
              <table:table-cell office:value-type="float" office:value="4.56997561454773">
                <text:p>4.56997561454773</text:p>
              </table:table-cell>
              <table:table-cell office:value-type="float" office:value="4.60333251953125">
                <text:p>4.60333251953125</text:p>
              </table:table-cell>
              <table:table-cell office:value-type="float" office:value="4.67004632949829">
                <text:p>4.67004632949829</text:p>
              </table:table-cell>
              <table:table-cell office:value-type="float" office:value="4.77011680603027">
                <text:p>4.77011680603027</text:p>
              </table:table-cell>
              <table:table-cell office:value-type="float" office:value="4.83683037757874">
                <text:p>4.83683037757874</text:p>
              </table:table-cell>
              <table:table-cell office:value-type="float" office:value="4.87018728256226">
                <text:p>4.87018728256226</text:p>
              </table:table-cell>
              <table:table-cell office:value-type="float" office:value="4.9369010925293">
                <text:p>4.9369010925293</text:p>
              </table:table-cell>
              <table:table-cell office:value-type="float" office:value="5.00361490249634">
                <text:p>5.00361490249634</text:p>
              </table:table-cell>
              <table:table-cell office:value-type="float" office:value="5.0703284740448">
                <text:p>5.0703284740448</text:p>
              </table:table-cell>
              <table:table-cell office:value-type="float" office:value="5.10368537902832">
                <text:p>5.10368537902832</text:p>
              </table:table-cell>
              <table:table-cell office:value-type="float" office:value="5.13704228401184">
                <text:p>5.13704228401184</text:p>
              </table:table-cell>
              <table:table-cell office:value-type="float" office:value="5.2037558555603">
                <text:p>5.2037558555603</text:p>
              </table:table-cell>
              <table:table-cell office:value-type="float" office:value="5.2371129989624">
                <text:p>5.2371129989624</text:p>
              </table:table-cell>
              <table:table-cell office:value-type="float" office:value="5.30382657051086">
                <text:p>5.30382657051086</text:p>
              </table:table-cell>
              <table:table-cell office:value-type="float" office:value="5.33718395233154">
                <text:p>5.33718395233154</text:p>
              </table:table-cell>
              <table:table-cell office:value-type="float" office:value="5.37054133415222">
                <text:p>5.37054133415222</text:p>
              </table:table-cell>
              <table:table-cell office:value-type="float" office:value="5.4038987159729">
                <text:p>5.4038987159729</text:p>
              </table:table-cell>
              <table:table-cell office:value-type="float" office:value="5.43725609779358">
                <text:p>5.43725609779358</text:p>
              </table:table-cell>
              <table:table-cell office:value-type="float" office:value="5.5039713382721">
                <text:p>5.5039713382721</text:p>
              </table:table-cell>
              <table:table-cell office:value-type="float" office:value="5.57068610191345">
                <text:p>5.57068610191345</text:p>
              </table:table-cell>
              <table:table-cell office:value-type="float" office:value="5.63740110397339">
                <text:p>5.63740110397339</text:p>
              </table:table-cell>
              <table:table-cell office:value-type="float" office:value="5.70411610603333">
                <text:p>5.70411610603333</text:p>
              </table:table-cell>
              <table:table-cell office:value-type="float" office:value="5.77083110809326">
                <text:p>5.77083110809326</text:p>
              </table:table-cell>
              <table:table-cell office:value-type="float" office:value="5.80418848991394">
                <text:p>5.80418848991394</text:p>
              </table:table-cell>
              <table:table-cell office:value-type="float" office:value="5.90426111221314">
                <text:p>5.90426111221314</text:p>
              </table:table-cell>
              <table:table-cell office:value-type="float" office:value="5.93761849403381">
                <text:p>5.93761849403381</text:p>
              </table:table-cell>
              <table:table-cell office:value-type="float" office:value="5.97097587585449">
                <text:p>5.97097587585449</text:p>
              </table:table-cell>
              <table:table-cell office:value-type="float" office:value="6.03769111633301">
                <text:p>6.03769111633301</text:p>
              </table:table-cell>
              <table:table-cell office:value-type="float" office:value="6.10440611839294">
                <text:p>6.10440611839294</text:p>
              </table:table-cell>
              <table:table-cell office:value-type="float" office:value="6.13776350021362">
                <text:p>6.13776350021362</text:p>
              </table:table-cell>
              <table:table-cell office:value-type="float" office:value="6.20447850227356">
                <text:p>6.20447850227356</text:p>
              </table:table-cell>
              <table:table-cell office:value-type="float" office:value="6.2378363609314">
                <text:p>6.2378363609314</text:p>
              </table:table-cell>
              <table:table-cell office:value-type="float" office:value="6.27119374275208">
                <text:p>6.27119374275208</text:p>
              </table:table-cell>
              <table:table-cell office:value-type="float" office:value="6.30455136299133">
                <text:p>6.30455136299133</text:p>
              </table:table-cell>
              <table:table-cell office:value-type="float" office:value="6.37126517295837">
                <text:p>6.37126517295837</text:p>
              </table:table-cell>
              <table:table-cell office:value-type="float" office:value="6.40462207794189">
                <text:p>6.40462207794189</text:p>
              </table:table-cell>
              <table:table-cell office:value-type="float" office:value="6.43797898292542">
                <text:p>6.43797898292542</text:p>
              </table:table-cell>
              <table:table-cell office:value-type="float" office:value="6.47133612632751">
                <text:p>6.47133612632751</text:p>
              </table:table-cell>
              <table:table-cell office:value-type="float" office:value="6.50469303131104">
                <text:p>6.50469303131104</text:p>
              </table:table-cell>
              <table:table-cell office:value-type="float" office:value="6.53804993629456">
                <text:p>6.53804993629456</text:p>
              </table:table-cell>
              <table:table-cell office:value-type="float" office:value="6.57140684127808">
                <text:p>6.57140684127808</text:p>
              </table:table-cell>
              <table:table-cell office:value-type="float" office:value="6.63812065124512">
                <text:p>6.63812065124512</text:p>
              </table:table-cell>
              <table:table-cell office:value-type="float" office:value="6.67147755622864">
                <text:p>6.67147755622864</text:p>
              </table:table-cell>
              <table:table-cell office:value-type="float" office:value="6.73819160461426">
                <text:p>6.73819160461426</text:p>
              </table:table-cell>
              <table:table-cell office:value-type="float" office:value="6.77154850959778">
                <text:p>6.77154850959778</text:p>
              </table:table-cell>
              <table:table-cell office:value-type="float" office:value="6.83826231956482">
                <text:p>6.83826231956482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7082901">
                <text:p>7.005047082901</text:p>
              </table:table-cell>
              <table:table-cell office:value-type="float" office:value="7.07176089286804">
                <text:p>7.07176089286804</text:p>
              </table:table-cell>
              <table:table-cell office:value-type="float" office:value="7.10511779785156">
                <text:p>7.10511779785156</text:p>
              </table:table-cell>
              <table:table-cell office:value-type="float" office:value="7.1718316078186">
                <text:p>7.1718316078186</text:p>
              </table:table-cell>
              <table:table-cell office:value-type="float" office:value="7.20518851280212">
                <text:p>7.20518851280212</text:p>
              </table:table-cell>
              <table:table-cell office:value-type="float" office:value="7.23854541778564">
                <text:p>7.23854541778564</text:p>
              </table:table-cell>
              <table:table-cell office:value-type="float" office:value="7.30525946617126">
                <text:p>7.30525946617126</text:p>
              </table:table-cell>
              <table:table-cell office:value-type="float" office:value="7.37197327613831">
                <text:p>7.37197327613831</text:p>
              </table:table-cell>
              <table:table-cell office:value-type="float" office:value="7.43868708610535">
                <text:p>7.43868708610535</text:p>
              </table:table-cell>
              <table:table-cell office:value-type="float" office:value="7.53875803947449">
                <text:p>7.53875803947449</text:p>
              </table:table-cell>
              <table:table-cell office:value-type="float" office:value="7.60547208786011">
                <text:p>7.60547208786011</text:p>
              </table:table-cell>
              <table:table-cell office:value-type="float" office:value="7.73889970779419">
                <text:p>7.73889970779419</text:p>
              </table:table-cell>
              <table:table-cell office:value-type="float" office:value="7.80561327934265">
                <text:p>7.80561327934265</text:p>
              </table:table-cell>
              <table:table-cell office:value-type="float" office:value="7.87232732772827">
                <text:p>7.87232732772827</text:p>
              </table:table-cell>
              <table:table-cell office:value-type="float" office:value="7.93904113769531">
                <text:p>7.93904113769531</text:p>
              </table:table-cell>
              <table:table-cell office:value-type="float" office:value="8.03911185264587">
                <text:p>8.03911185264587</text:p>
              </table:table-cell>
              <table:table-cell office:value-type="float" office:value="8.10582542419434">
                <text:p>8.10582542419434</text:p>
              </table:table-cell>
              <table:table-cell office:value-type="float" office:value="8.23925304412842">
                <text:p>8.23925304412842</text:p>
              </table:table-cell>
              <table:table-cell office:value-type="float" office:value="8.27260994911194">
                <text:p>8.27260994911194</text:p>
              </table:table-cell>
              <table:table-cell office:value-type="float" office:value="8.30596685409546">
                <text:p>8.30596685409546</text:p>
              </table:table-cell>
              <table:table-cell office:value-type="float" office:value="8.37268042564392">
                <text:p>8.37268042564392</text:p>
              </table:table-cell>
              <table:table-cell office:value-type="float" office:value="8.43939423561096">
                <text:p>8.43939423561096</text:p>
              </table:table-cell>
              <table:table-cell office:value-type="float" office:value="8.47275114059448">
                <text:p>8.47275114059448</text:p>
              </table:table-cell>
              <table:table-cell office:value-type="float" office:value="8.57282137870789">
                <text:p>8.57282137870789</text:p>
              </table:table-cell>
              <table:table-cell office:value-type="float" office:value="8.60617828369141">
                <text:p>8.60617828369141</text:p>
              </table:table-cell>
              <table:table-cell office:value-type="float" office:value="8.63953495025635">
                <text:p>8.63953495025635</text:p>
              </table:table-cell>
              <table:table-cell office:value-type="float" office:value="8.67289185523987">
                <text:p>8.67289185523987</text:p>
              </table:table-cell>
              <table:table-cell office:value-type="float" office:value="8.73960566520691">
                <text:p>8.73960566520691</text:p>
              </table:table-cell>
              <table:table-cell office:value-type="float" office:value="8.77296233177185">
                <text:p>8.77296233177185</text:p>
              </table:table-cell>
              <table:table-cell office:value-type="float" office:value="8.80631923675537">
                <text:p>8.80631923675537</text:p>
              </table:table-cell>
              <table:table-cell office:value-type="float" office:value="8.90638947486877">
                <text:p>8.90638947486877</text:p>
              </table:table-cell>
              <table:table-cell office:value-type="float" office:value="8.97310304641724">
                <text:p>8.97310304641724</text:p>
              </table:table-cell>
              <table:table-cell office:value-type="float" office:value="9.00645971298218">
                <text:p>9.00645971298218</text:p>
              </table:table-cell>
              <table:table-cell office:value-type="float" office:value="9.03981685638428">
                <text:p>9.03981685638428</text:p>
              </table:table-cell>
              <table:table-cell office:value-type="float" office:value="9.10653042793274">
                <text:p>9.10653042793274</text:p>
              </table:table-cell>
              <table:table-cell office:value-type="float" office:value="9.13988709449768">
                <text:p>9.13988709449768</text:p>
              </table:table-cell>
              <table:table-cell office:value-type="float" office:value="9.20660066604614">
                <text:p>9.20660066604614</text:p>
              </table:table-cell>
              <table:table-cell office:value-type="float" office:value="9.23995733261108">
                <text:p>9.23995733261108</text:p>
              </table:table-cell>
              <table:table-cell office:value-type="float" office:value="9.30667090415955">
                <text:p>9.30667090415955</text:p>
              </table:table-cell>
              <table:table-cell office:value-type="float" office:value="9.34002828598022">
                <text:p>9.34002828598022</text:p>
              </table:table-cell>
              <table:table-cell office:value-type="float" office:value="9.40674233436585">
                <text:p>9.40674233436585</text:p>
              </table:table-cell>
              <table:table-cell office:value-type="float" office:value="9.47345662117004">
                <text:p>9.47345662117004</text:p>
              </table:table-cell>
              <table:table-cell office:value-type="float" office:value="9.54017090797424">
                <text:p>9.54017090797424</text:p>
              </table:table-cell>
              <table:table-cell office:value-type="float" office:value="9.60688543319702">
                <text:p>9.60688543319702</text:p>
              </table:table-cell>
              <table:table-cell office:value-type="float" office:value="9.67359972000122">
                <text:p>9.67359972000122</text:p>
              </table:table-cell>
              <table:table-cell office:value-type="float" office:value="9.70695686340332">
                <text:p>9.70695686340332</text:p>
              </table:table-cell>
              <table:table-cell office:value-type="float" office:value="9.77367115020752">
                <text:p>9.77367115020752</text:p>
              </table:table-cell>
              <table:table-cell office:value-type="float" office:value="9.84038543701172">
                <text:p>9.84038543701172</text:p>
              </table:table-cell>
              <table:table-cell office:value-type="float" office:value="9.90709972381592">
                <text:p>9.90709972381592</text:p>
              </table:table-cell>
              <table:table-cell office:value-type="float" office:value="9.94045686721802">
                <text:p>9.94045686721802</text:p>
              </table:table-cell>
              <table:table-cell office:value-type="float" office:value="10.0071711540222">
                <text:p>10.0071711540222</text:p>
              </table:table-cell>
              <table:table-cell office:value-type="float" office:value="10.0405280590057">
                <text:p>10.0405280590057</text:p>
              </table:table-cell>
              <table:table-cell office:value-type="float" office:value="10.0738854408264">
                <text:p>10.0738854408264</text:p>
              </table:table-cell>
              <table:table-cell office:value-type="float" office:value="10.1072425842285">
                <text:p>10.1072425842285</text:p>
              </table:table-cell>
              <table:table-cell office:value-type="float" office:value="10.1405997276306">
                <text:p>10.1405997276306</text:p>
              </table:table-cell>
              <table:table-cell office:value-type="float" office:value="10.2073140144348">
                <text:p>10.2073140144348</text:p>
              </table:table-cell>
              <table:table-cell office:value-type="float" office:value="10.2406709194183">
                <text:p>10.2406709194183</text:p>
              </table:table-cell>
              <table:table-cell office:value-type="float" office:value="10.2740280628204">
                <text:p>10.2740280628204</text:p>
              </table:table-cell>
              <table:table-cell office:value-type="float" office:value="10.3407421112061">
                <text:p>10.3407421112061</text:p>
              </table:table-cell>
              <table:table-cell office:value-type="float" office:value="10.4074552059174">
                <text:p>10.4074552059174</text:p>
              </table:table-cell>
              <table:table-cell office:value-type="float" office:value="10.4741683006287">
                <text:p>10.4741683006287</text:p>
              </table:table-cell>
              <table:table-cell office:value-type="float" office:value="10.5075249671936">
                <text:p>10.5075249671936</text:p>
              </table:table-cell>
              <table:table-cell office:value-type="float" office:value="10.54088139534">
                <text:p>10.54088139534</text:p>
              </table:table-cell>
              <table:table-cell office:value-type="float" office:value="10.5742380619049">
                <text:p>10.5742380619049</text:p>
              </table:table-cell>
              <table:table-cell office:value-type="float" office:value="10.6075944900513">
                <text:p>10.6075944900513</text:p>
              </table:table-cell>
              <table:table-cell office:value-type="float" office:value="10.6743078231812">
                <text:p>10.6743078231812</text:p>
              </table:table-cell>
              <table:table-cell office:value-type="float" office:value="10.7076644897461">
                <text:p>10.7076644897461</text:p>
              </table:table-cell>
              <table:table-cell office:value-type="float" office:value="10.7410209178925">
                <text:p>10.7410209178925</text:p>
              </table:table-cell>
              <table:table-cell office:value-type="float" office:value="10.7743773460388">
                <text:p>10.7743773460388</text:p>
              </table:table-cell>
              <table:table-cell office:value-type="float" office:value="10.8410904407501">
                <text:p>10.8410904407501</text:p>
              </table:table-cell>
              <table:table-cell office:value-type="float" office:value="10.9078035354614">
                <text:p>10.9078035354614</text:p>
              </table:table-cell>
              <table:table-cell office:value-type="float" office:value="10.9411599636078">
                <text:p>10.9411599636078</text:p>
              </table:table-cell>
              <table:table-cell office:value-type="float" office:value="10.9745163917542">
                <text:p>10.9745163917542</text:p>
              </table:table-cell>
              <table:table-cell office:value-type="float" office:value="11.0078728199005">
                <text:p>11.0078728199005</text:p>
              </table:table-cell>
              <table:table-cell office:value-type="float" office:value="11.0745856761932">
                <text:p>11.0745856761932</text:p>
              </table:table-cell>
              <table:table-cell office:value-type="float" office:value="11.1079425811768">
                <text:p>11.1079425811768</text:p>
              </table:table-cell>
              <table:table-cell office:value-type="float" office:value="11.1412990093231">
                <text:p>11.1412990093231</text:p>
              </table:table-cell>
              <table:table-cell office:value-type="float" office:value="11.2080118656158">
                <text:p>11.2080118656158</text:p>
              </table:table-cell>
              <table:table-cell office:value-type="float" office:value="11.2747247219086">
                <text:p>11.2747247219086</text:p>
              </table:table-cell>
              <table:table-cell office:value-type="float" office:value="11.3414425849915">
                <text:p>11.3414425849915</text:p>
              </table:table-cell>
              <table:table-cell office:value-type="float" office:value="11.3748037815094">
                <text:p>11.3748037815094</text:p>
              </table:table-cell>
              <table:table-cell office:value-type="float" office:value="11.441526889801">
                <text:p>11.441526889801</text:p>
              </table:table-cell>
              <table:table-cell office:value-type="float" office:value="11.5082497596741">
                <text:p>11.5082497596741</text:p>
              </table:table-cell>
              <table:table-cell office:value-type="float" office:value="11.5749731063843">
                <text:p>11.5749731063843</text:p>
              </table:table-cell>
              <table:table-cell office:value-type="float" office:value="11.6083345413208">
                <text:p>11.6083345413208</text:p>
              </table:table-cell>
              <table:table-cell office:value-type="float" office:value="11.6416962146759">
                <text:p>11.6416962146759</text:p>
              </table:table-cell>
              <table:table-cell office:value-type="float" office:value="11.675057888031">
                <text:p>11.675057888031</text:p>
              </table:table-cell>
              <table:table-cell office:value-type="float" office:value="11.7084195613861">
                <text:p>11.7084195613861</text:p>
              </table:table-cell>
              <table:table-cell office:value-type="float" office:value="11.7417812347412">
                <text:p>11.7417812347412</text:p>
              </table:table-cell>
              <table:table-cell office:value-type="float" office:value="11.80850481987">
                <text:p>11.80850481987</text:p>
              </table:table-cell>
              <table:table-cell office:value-type="float" office:value="11.8752284049988">
                <text:p>11.8752284049988</text:p>
              </table:table-cell>
              <table:table-cell office:value-type="float" office:value="11.9085900783539">
                <text:p>11.9085900783539</text:p>
              </table:table-cell>
              <table:table-cell office:value-type="float" office:value="11.9419519901276">
                <text:p>11.9419519901276</text:p>
              </table:table-cell>
              <table:table-cell office:value-type="float" office:value="12.0086758136749">
                <text:p>12.0086758136749</text:p>
              </table:table-cell>
              <table:table-cell office:value-type="float" office:value="12.0753996372223">
                <text:p>12.0753996372223</text:p>
              </table:table-cell>
              <table:table-cell office:value-type="float" office:value="12.1421236991882">
                <text:p>12.1421236991882</text:p>
              </table:table-cell>
              <table:table-cell office:value-type="float" office:value="12.1754856109619">
                <text:p>12.1754856109619</text:p>
              </table:table-cell>
              <table:table-cell office:value-type="float" office:value="12.2088477611542">
                <text:p>12.2088477611542</text:p>
              </table:table-cell>
              <table:table-cell office:value-type="float" office:value="12.2755718231201">
                <text:p>12.2755718231201</text:p>
              </table:table-cell>
              <table:table-cell office:value-type="float" office:value="12.3089339733124">
                <text:p>12.3089339733124</text:p>
              </table:table-cell>
              <table:table-cell office:value-type="float" office:value="12.3756484985352">
                <text:p>12.3756484985352</text:p>
              </table:table-cell>
              <table:table-cell office:value-type="float" office:value="12.4090058803558">
                <text:p>12.4090058803558</text:p>
              </table:table-cell>
              <table:table-cell office:value-type="float" office:value="12.4757206439972">
                <text:p>12.4757206439972</text:p>
              </table:table-cell>
              <table:table-cell office:value-type="float" office:value="12.5090780258179">
                <text:p>12.5090780258179</text:p>
              </table:table-cell>
              <table:table-cell office:value-type="float" office:value="12.54243516922">
                <text:p>12.54243516922</text:p>
              </table:table-cell>
              <table:table-cell office:value-type="float" office:value="12.5757925510407">
                <text:p>12.5757925510407</text:p>
              </table:table-cell>
              <table:table-cell office:value-type="float" office:value="12.6091499328613">
                <text:p>12.6091499328613</text:p>
              </table:table-cell>
              <table:table-cell office:value-type="float" office:value="12.6758646965027">
                <text:p>12.6758646965027</text:p>
              </table:table-cell>
              <table:table-cell office:value-type="float" office:value="12.742579460144">
                <text:p>12.742579460144</text:p>
              </table:table-cell>
              <table:table-cell office:value-type="float" office:value="12.8092939853668">
                <text:p>12.8092939853668</text:p>
              </table:table-cell>
              <table:table-cell office:value-type="float" office:value="12.8426513671875">
                <text:p>12.8426513671875</text:p>
              </table:table-cell>
              <table:table-cell office:value-type="float" office:value="12.9093663692474">
                <text:p>12.9093663692474</text:p>
              </table:table-cell>
              <table:table-cell office:value-type="float" office:value="13.0094382762909">
                <text:p>13.0094382762909</text:p>
              </table:table-cell>
              <table:table-cell office:value-type="float" office:value="13.0761532783508">
                <text:p>13.0761532783508</text:p>
              </table:table-cell>
              <table:table-cell office:value-type="float" office:value="13.1095106601715">
                <text:p>13.1095106601715</text:p>
              </table:table-cell>
              <table:table-cell office:value-type="float" office:value="13.1762254238129">
                <text:p>13.1762254238129</text:p>
              </table:table-cell>
              <table:table-cell office:value-type="float" office:value="13.2095828056335">
                <text:p>13.2095828056335</text:p>
              </table:table-cell>
              <table:table-cell office:value-type="float" office:value="13.2429401874542">
                <text:p>13.2429401874542</text:p>
              </table:table-cell>
              <table:table-cell office:value-type="float" office:value="13.2762978076935">
                <text:p>13.2762978076935</text:p>
              </table:table-cell>
              <table:table-cell office:value-type="float" office:value="13.3430125713348">
                <text:p>13.3430125713348</text:p>
              </table:table-cell>
              <table:table-cell office:value-type="float" office:value="13.3763699531555">
                <text:p>13.3763699531555</text:p>
              </table:table-cell>
              <table:table-cell office:value-type="float" office:value="13.4097273349762">
                <text:p>13.4097273349762</text:p>
              </table:table-cell>
              <table:table-cell office:value-type="float" office:value="13.4764425754547">
                <text:p>13.4764425754547</text:p>
              </table:table-cell>
              <table:table-cell office:value-type="float" office:value="13.5097999572754">
                <text:p>13.5097999572754</text:p>
              </table:table-cell>
              <table:table-cell office:value-type="float" office:value="13.5765147209167">
                <text:p>13.5765147209167</text:p>
              </table:table-cell>
              <table:table-cell office:value-type="float" office:value="13.609872341156">
                <text:p>13.609872341156</text:p>
              </table:table-cell>
              <table:table-cell office:value-type="float" office:value="13.6765873432159">
                <text:p>13.6765873432159</text:p>
              </table:table-cell>
              <table:table-cell office:value-type="float" office:value="13.7099449634552">
                <text:p>13.7099449634552</text:p>
              </table:table-cell>
              <table:table-cell office:value-type="float" office:value="13.7766597270966">
                <text:p>13.7766597270966</text:p>
              </table:table-cell>
              <table:table-cell office:value-type="float" office:value="13.8433749675751">
                <text:p>13.8433749675751</text:p>
              </table:table-cell>
              <table:table-cell office:value-type="float" office:value="13.9100897312164">
                <text:p>13.9100897312164</text:p>
              </table:table-cell>
              <table:table-cell office:value-type="float" office:value="13.9434473514557">
                <text:p>13.9434473514557</text:p>
              </table:table-cell>
              <table:table-cell office:value-type="float" office:value="14.0101623535156">
                <text:p>14.0101623535156</text:p>
              </table:table-cell>
              <table:table-cell office:value-type="float" office:value="14.0435199737549">
                <text:p>14.0435199737549</text:p>
              </table:table-cell>
              <table:table-cell office:value-type="float" office:value="14.1102349758148">
                <text:p>14.1102349758148</text:p>
              </table:table-cell>
              <table:table-cell office:value-type="float" office:value="14.1435923576355">
                <text:p>14.1435923576355</text:p>
              </table:table-cell>
              <table:table-cell office:value-type="float" office:value="14.1769497394562">
                <text:p>14.1769497394562</text:p>
              </table:table-cell>
              <table:table-cell office:value-type="float" office:value="14.2103073596954">
                <text:p>14.2103073596954</text:p>
              </table:table-cell>
              <table:table-cell office:value-type="float" office:value="14.2436649799347">
                <text:p>14.2436649799347</text:p>
              </table:table-cell>
              <table:table-cell office:value-type="float" office:value="14.3103799819946">
                <text:p>14.3103799819946</text:p>
              </table:table-cell>
              <table:table-cell office:value-type="float" office:value="14.343736410141">
                <text:p>14.343736410141</text:p>
              </table:table-cell>
              <table:table-cell office:value-type="float" office:value="14.3770930767059">
                <text:p>14.3770930767059</text:p>
              </table:table-cell>
              <table:table-cell office:value-type="float" office:value="14.4104495048523">
                <text:p>14.4104495048523</text:p>
              </table:table-cell>
              <table:table-cell office:value-type="float" office:value="14.477162361145">
                <text:p>14.477162361145</text:p>
              </table:table-cell>
              <table:table-cell office:value-type="float" office:value="14.51051902771">
                <text:p>14.51051902771</text:p>
              </table:table-cell>
              <table:table-cell office:value-type="float" office:value="14.5438756942749">
                <text:p>14.5438756942749</text:p>
              </table:table-cell>
              <table:table-cell office:value-type="float" office:value="14.6105885505676">
                <text:p>14.6105885505676</text:p>
              </table:table-cell>
              <table:table-cell office:value-type="float" office:value="14.643944978714">
                <text:p>14.643944978714</text:p>
              </table:table-cell>
              <table:table-cell office:value-type="float" office:value="14.6773014068604">
                <text:p>14.6773014068604</text:p>
              </table:table-cell>
              <table:table-cell office:value-type="float" office:value="14.7106578350067">
                <text:p>14.7106578350067</text:p>
              </table:table-cell>
              <table:table-cell office:value-type="float" office:value="14.7440142631531">
                <text:p>14.7440142631531</text:p>
              </table:table-cell>
              <table:table-cell office:value-type="float" office:value="14.7773706912994">
                <text:p>14.7773706912994</text:p>
              </table:table-cell>
              <table:table-cell office:value-type="float" office:value="14.8107271194458">
                <text:p>14.8107271194458</text:p>
              </table:table-cell>
              <table:table-cell office:value-type="float" office:value="14.8440835475922">
                <text:p>14.8440835475922</text:p>
              </table:table-cell>
              <table:table-cell office:value-type="float" office:value="14.8774399757385">
                <text:p>14.8774399757385</text:p>
              </table:table-cell>
              <table:table-cell office:value-type="float" office:value="14.9441528320313">
                <text:p>14.9441528320313</text:p>
              </table:table-cell>
              <table:table-cell office:value-type="float" office:value="14.9775092601776">
                <text:p>14.9775092601776</text:p>
              </table:table-cell>
              <table:table-cell office:value-type="float" office:value="15.0108659267426">
                <text:p>15.0108659267426</text:p>
              </table:table-cell>
              <table:table-cell office:value-type="float" office:value="15.0775787830353">
                <text:p>15.0775787830353</text:p>
              </table:table-cell>
              <table:table-cell office:value-type="float" office:value="15.1109349727631">
                <text:p>15.1109349727631</text:p>
              </table:table-cell>
              <table:table-cell office:value-type="float" office:value="15.1442914009094">
                <text:p>15.1442914009094</text:p>
              </table:table-cell>
              <table:table-cell office:value-type="float" office:value="15.2110042572021">
                <text:p>15.2110042572021</text:p>
              </table:table-cell>
              <table:table-cell office:value-type="float" office:value="15.2443604469299">
                <text:p>15.2443604469299</text:p>
              </table:table-cell>
              <table:table-cell office:value-type="float" office:value="15.2777168750763">
                <text:p>15.2777168750763</text:p>
              </table:table-cell>
              <table:table-cell office:value-type="float" office:value="15.3110733032227">
                <text:p>15.3110733032227</text:p>
              </table:table-cell>
              <table:table-cell office:value-type="float" office:value="15.3777892589569">
                <text:p>15.3777892589569</text:p>
              </table:table-cell>
              <table:table-cell office:value-type="float" office:value="15.4111471176147">
                <text:p>15.4111471176147</text:p>
              </table:table-cell>
              <table:table-cell office:value-type="float" office:value="15.5445787906647">
                <text:p>15.5445787906647</text:p>
              </table:table-cell>
              <table:table-cell office:value-type="float" office:value="15.6112945079803">
                <text:p>15.6112945079803</text:p>
              </table:table-cell>
              <table:table-cell office:value-type="float" office:value="15.6446526050568">
                <text:p>15.6446526050568</text:p>
              </table:table-cell>
              <table:table-cell office:value-type="float" office:value="15.711368560791">
                <text:p>15.711368560791</text:p>
              </table:table-cell>
              <table:table-cell office:value-type="float" office:value="15.7780842781067">
                <text:p>15.7780842781067</text:p>
              </table:table-cell>
              <table:table-cell office:value-type="float" office:value="15.8114423751831">
                <text:p>15.8114423751831</text:p>
              </table:table-cell>
              <table:table-cell office:value-type="float" office:value="15.8448004722595">
                <text:p>15.8448004722595</text:p>
              </table:table-cell>
              <table:table-cell office:value-type="float" office:value="15.9115161895752">
                <text:p>15.9115161895752</text:p>
              </table:table-cell>
              <table:table-cell office:value-type="float" office:value="15.9448742866516">
                <text:p>15.9448742866516</text:p>
              </table:table-cell>
              <table:table-cell office:value-type="float" office:value="15.978232383728">
                <text:p>15.978232383728</text:p>
              </table:table-cell>
              <table:table-cell office:value-type="float" office:value="16.0115902423859">
                <text:p>16.0115902423859</text:p>
              </table:table-cell>
              <table:table-cell office:value-type="float" office:value="16.145022392273">
                <text:p>16.145022392273</text:p>
              </table:table-cell>
              <table:table-cell office:value-type="float" office:value="16.1783802509308">
                <text:p>16.1783802509308</text:p>
              </table:table-cell>
              <table:table-cell office:value-type="float" office:value="16.2117383480072">
                <text:p>16.2117383480072</text:p>
              </table:table-cell>
              <table:table-cell office:value-type="float" office:value="16.27845454216">
                <text:p>16.27845454216</text:p>
              </table:table-cell>
              <table:table-cell office:value-type="float" office:value="16.3785257339478">
                <text:p>16.3785257339478</text:p>
              </table:table-cell>
              <table:table-cell office:value-type="float" office:value="16.4118826389313">
                <text:p>16.4118826389313</text:p>
              </table:table-cell>
              <table:table-cell office:value-type="float" office:value="16.4452393054962">
                <text:p>16.4452393054962</text:p>
              </table:table-cell>
              <table:table-cell office:value-type="float" office:value="16.5786662101746">
                <text:p>16.5786662101746</text:p>
              </table:table-cell>
              <table:table-cell office:value-type="float" office:value="16.6120228767395">
                <text:p>16.6120228767395</text:p>
              </table:table-cell>
              <table:table-cell office:value-type="float" office:value="16.6787362098694">
                <text:p>16.6787362098694</text:p>
              </table:table-cell>
              <table:table-cell office:value-type="float" office:value="16.7788062095642">
                <text:p>16.7788062095642</text:p>
              </table:table-cell>
              <table:table-cell office:value-type="float" office:value="16.8455195426941">
                <text:p>16.8455195426941</text:p>
              </table:table-cell>
              <table:table-cell office:value-type="float" office:value="16.9122331142426">
                <text:p>16.9122331142426</text:p>
              </table:table-cell>
              <table:table-cell office:value-type="float" office:value="16.9455897808075">
                <text:p>16.9455897808075</text:p>
              </table:table-cell>
              <table:table-cell office:value-type="float" office:value="16.9789464473724">
                <text:p>16.9789464473724</text:p>
              </table:table-cell>
              <table:table-cell office:value-type="float" office:value="17.0123031139374">
                <text:p>17.0123031139374</text:p>
              </table:table-cell>
              <table:table-cell office:value-type="float" office:value="17.0790162086487">
                <text:p>17.0790162086487</text:p>
              </table:table-cell>
              <table:table-cell office:value-type="float" office:value="17.1123728752136">
                <text:p>17.1123728752136</text:p>
              </table:table-cell>
              <table:table-cell office:value-type="float" office:value="17.1790862083435">
                <text:p>17.1790862083435</text:p>
              </table:table-cell>
              <table:table-cell office:value-type="float" office:value="17.2457995414734">
                <text:p>17.2457995414734</text:p>
              </table:table-cell>
              <table:table-cell office:value-type="float" office:value="17.2791562080383">
                <text:p>17.2791562080383</text:p>
              </table:table-cell>
              <table:table-cell office:value-type="float" office:value="17.3458700180054">
                <text:p>17.3458700180054</text:p>
              </table:table-cell>
              <table:table-cell office:value-type="float" office:value="17.412584066391">
                <text:p>17.412584066391</text:p>
              </table:table-cell>
              <table:table-cell office:value-type="float" office:value="17.4459412097931">
                <text:p>17.4459412097931</text:p>
              </table:table-cell>
              <table:table-cell office:value-type="float" office:value="17.4792983531952">
                <text:p>17.4792983531952</text:p>
              </table:table-cell>
              <table:table-cell office:value-type="float" office:value="17.5460126399994">
                <text:p>17.5460126399994</text:p>
              </table:table-cell>
              <table:table-cell office:value-type="float" office:value="17.612726688385">
                <text:p>17.612726688385</text:p>
              </table:table-cell>
              <table:table-cell office:value-type="float" office:value="17.6460835933685">
                <text:p>17.6460835933685</text:p>
              </table:table-cell>
              <table:table-cell office:value-type="float" office:value="17.7127976417542">
                <text:p>17.7127976417542</text:p>
              </table:table-cell>
              <table:table-cell office:value-type="float" office:value="17.7461547851563">
                <text:p>17.7461547851563</text:p>
              </table:table-cell>
              <table:table-cell office:value-type="float" office:value="17.7795119285584">
                <text:p>17.7795119285584</text:p>
              </table:table-cell>
              <table:table-cell office:value-type="float" office:value="17.8128690719604">
                <text:p>17.8128690719604</text:p>
              </table:table-cell>
              <table:table-cell office:value-type="float" office:value="17.8795831203461">
                <text:p>17.8795831203461</text:p>
              </table:table-cell>
              <table:table-cell office:value-type="float" office:value="17.9462971687317">
                <text:p>17.9462971687317</text:p>
              </table:table-cell>
              <table:table-cell office:value-type="float" office:value="18.0130112171173">
                <text:p>18.0130112171173</text:p>
              </table:table-cell>
              <table:table-cell office:value-type="float" office:value="18.0797252655029">
                <text:p>18.0797252655029</text:p>
              </table:table-cell>
              <table:table-cell office:value-type="float" office:value="18.113082408905">
                <text:p>18.113082408905</text:p>
              </table:table-cell>
              <table:table-cell office:value-type="float" office:value="18.1797962188721">
                <text:p>18.1797962188721</text:p>
              </table:table-cell>
              <table:table-cell office:value-type="float" office:value="18.2131533622742">
                <text:p>18.2131533622742</text:p>
              </table:table-cell>
              <table:table-cell office:value-type="float" office:value="18.2465102672577">
                <text:p>18.2465102672577</text:p>
              </table:table-cell>
              <table:table-cell office:value-type="float" office:value="18.2798671722412">
                <text:p>18.2798671722412</text:p>
              </table:table-cell>
              <table:table-cell office:value-type="float" office:value="18.3132245540619">
                <text:p>18.3132245540619</text:p>
              </table:table-cell>
              <table:table-cell office:value-type="float" office:value="18.3465826511383">
                <text:p>18.3465826511383</text:p>
              </table:table-cell>
              <table:table-cell office:value-type="float" office:value="18.3799407482147">
                <text:p>18.3799407482147</text:p>
              </table:table-cell>
              <table:table-cell office:value-type="float" office:value="18.4466571807861">
                <text:p>18.4466571807861</text:p>
              </table:table-cell>
              <table:table-cell office:value-type="float" office:value="18.4800152778626">
                <text:p>18.4800152778626</text:p>
              </table:table-cell>
              <table:table-cell office:value-type="float" office:value="18.513373374939">
                <text:p>18.513373374939</text:p>
              </table:table-cell>
              <table:table-cell office:value-type="float" office:value="18.546731710434">
                <text:p>18.546731710434</text:p>
              </table:table-cell>
              <table:table-cell office:value-type="float" office:value="18.580090045929">
                <text:p>18.580090045929</text:p>
              </table:table-cell>
              <table:table-cell office:value-type="float" office:value="18.6134481430054">
                <text:p>18.6134481430054</text:p>
              </table:table-cell>
              <table:table-cell office:value-type="float" office:value="18.6468064785004">
                <text:p>18.6468064785004</text:p>
              </table:table-cell>
              <table:table-cell office:value-type="float" office:value="18.6801645755768">
                <text:p>18.6801645755768</text:p>
              </table:table-cell>
              <table:table-cell office:value-type="float" office:value="18.7468812465668">
                <text:p>18.7468812465668</text:p>
              </table:table-cell>
              <table:table-cell office:value-type="float" office:value="18.7802393436432">
                <text:p>18.7802393436432</text:p>
              </table:table-cell>
              <table:table-cell office:value-type="float" office:value="18.8135976791382">
                <text:p>18.8135976791382</text:p>
              </table:table-cell>
              <table:table-cell office:value-type="float" office:value="18.8469560146332">
                <text:p>18.8469560146332</text:p>
              </table:table-cell>
              <table:table-cell office:value-type="float" office:value="18.9136726856232">
                <text:p>18.9136726856232</text:p>
              </table:table-cell>
              <table:table-cell office:value-type="float" office:value="18.9803893566132">
                <text:p>18.9803893566132</text:p>
              </table:table-cell>
              <table:table-cell office:value-type="float" office:value="19.0471057891846">
                <text:p>19.0471057891846</text:p>
              </table:table-cell>
              <table:table-cell office:value-type="float" office:value="19.1138226985931">
                <text:p>19.113822698593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472560405731">
                <text:p>19.2472560405731</text:p>
              </table:table-cell>
              <table:table-cell office:value-type="float" office:value="19.2806143760681">
                <text:p>19.2806143760681</text:p>
              </table:table-cell>
              <table:table-cell office:value-type="float" office:value="19.3473286628723">
                <text:p>19.3473286628723</text:p>
              </table:table-cell>
              <table:table-cell office:value-type="float" office:value="19.3806846141815">
                <text:p>19.3806846141815</text:p>
              </table:table-cell>
              <table:table-cell office:value-type="float" office:value="19.4473965167999">
                <text:p>19.4473965167999</text:p>
              </table:table-cell>
              <table:table-cell office:value-type="float" office:value="19.5141084194183">
                <text:p>19.5141084194183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5808200836182">
                <text:p>19.5808200836182</text:p>
              </table:table-cell>
              <table:table-cell office:value-type="float" office:value="19.6141760349274">
                <text:p>19.6141760349274</text:p>
              </table:table-cell>
              <table:table-cell office:value-type="float" office:value="19.6808879375458">
                <text:p>19.6808879375458</text:p>
              </table:table-cell>
              <table:table-cell office:value-type="float" office:value="19.7142436504364">
                <text:p>19.7142436504364</text:p>
              </table:table-cell>
              <table:table-cell office:value-type="float" office:value="19.7809553146362">
                <text:p>19.7809553146362</text:p>
              </table:table-cell>
              <table:table-cell office:value-type="float" office:value="19.8476672172546">
                <text:p>19.8476672172546</text:p>
              </table:table-cell>
              <table:table-cell office:value-type="float" office:value="19.914379119873">
                <text:p>19.914379119873</text:p>
              </table:table-cell>
              <table:table-cell office:value-type="float" office:value="19.9810905456543">
                <text:p>19.9810905456543</text:p>
              </table:table-cell>
              <table:table-cell office:value-type="float" office:value="20.0144464969635">
                <text:p>20.0144464969635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114513874054">
                <text:p>20.114513874054</text:p>
              </table:table-cell>
              <table:table-cell office:value-type="float" office:value="20.1478695869446">
                <text:p>20.1478695869446</text:p>
              </table:table-cell>
              <table:table-cell office:value-type="float" office:value="20.1812252998352">
                <text:p>20.1812252998352</text:p>
              </table:table-cell>
              <table:table-cell office:value-type="float" office:value="20.2145810127258">
                <text:p>20.2145810127258</text:p>
              </table:table-cell>
              <table:table-cell office:value-type="float" office:value="20.2812926769257">
                <text:p>20.2812926769257</text:p>
              </table:table-cell>
              <table:table-cell office:value-type="float" office:value="20.3146483898163">
                <text:p>20.3146483898163</text:p>
              </table:table-cell>
              <table:table-cell office:value-type="float" office:value="20.381361246109">
                <text:p>20.381361246109</text:p>
              </table:table-cell>
              <table:table-cell office:value-type="float" office:value="20.414717912674">
                <text:p>20.414717912674</text:p>
              </table:table-cell>
              <table:table-cell office:value-type="float" office:value="20.4814307689667">
                <text:p>20.4814307689667</text:p>
              </table:table-cell>
              <table:table-cell office:value-type="float" office:value="20.5481436252594">
                <text:p>20.5481436252594</text:p>
              </table:table-cell>
              <table:table-cell office:value-type="float" office:value="20.5815000534058">
                <text:p>20.5815000534058</text:p>
              </table:table-cell>
              <table:table-cell office:value-type="float" office:value="20.6148564815521">
                <text:p>20.6148564815521</text:p>
              </table:table-cell>
              <table:table-cell office:value-type="float" office:value="20.6482131481171">
                <text:p>20.6482131481171</text:p>
              </table:table-cell>
              <table:table-cell office:value-type="float" office:value="20.7149257659912">
                <text:p>20.7149257659912</text:p>
              </table:table-cell>
              <table:table-cell office:value-type="float" office:value="20.7482824325562">
                <text:p>20.7482824325562</text:p>
              </table:table-cell>
              <table:table-cell office:value-type="float" office:value="20.8149952888489">
                <text:p>20.8149952888489</text:p>
              </table:table-cell>
              <table:table-cell office:value-type="float" office:value="20.8483517169952">
                <text:p>20.8483517169952</text:p>
              </table:table-cell>
              <table:table-cell office:value-type="float" office:value="20.8817081451416">
                <text:p>20.8817081451416</text:p>
              </table:table-cell>
              <table:table-cell office:value-type="float" office:value="20.9484207630157">
                <text:p>20.9484207630157</text:p>
              </table:table-cell>
              <table:table-cell office:value-type="float" office:value="21.0151336193085">
                <text:p>21.0151336193085</text:p>
              </table:table-cell>
              <table:table-cell office:value-type="float" office:value="21.1152024269104">
                <text:p>21.1152024269104</text:p>
              </table:table-cell>
              <table:table-cell office:value-type="float" office:value="21.1485588550568">
                <text:p>21.1485588550568</text:p>
              </table:table-cell>
              <table:table-cell office:value-type="float" office:value="21.1819150447845">
                <text:p>21.1819150447845</text:p>
              </table:table-cell>
              <table:table-cell office:value-type="float" office:value="21.2152714729309">
                <text:p>21.2152714729309</text:p>
              </table:table-cell>
              <table:table-cell office:value-type="float" office:value="21.2486279010773">
                <text:p>21.2486279010773</text:p>
              </table:table-cell>
              <table:table-cell office:value-type="float" office:value="21.3153405189514">
                <text:p>21.3153405189514</text:p>
              </table:table-cell>
              <table:table-cell office:value-type="float" office:value="21.3486969470978">
                <text:p>21.3486969470978</text:p>
              </table:table-cell>
              <table:table-cell office:value-type="float" office:value="21.3820531368256">
                <text:p>21.3820531368256</text:p>
              </table:table-cell>
              <table:table-cell office:value-type="float" office:value="21.4154095649719">
                <text:p>21.4154095649719</text:p>
              </table:table-cell>
              <table:table-cell office:value-type="float" office:value="21.4487657546997">
                <text:p>21.448765754699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pad2.B1:flatpad2.PP1</svg:desc>
                </draw:g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71937561">
                <text:p>0.13343071937561</text:p>
              </table:table-cell>
              <table:table-cell office:value-type="float" office:value="0.166788101196289">
                <text:p>0.166788101196289</text:p>
              </table:table-cell>
              <table:table-cell office:value-type="float" office:value="0.200145959854126">
                <text:p>0.200145959854126</text:p>
              </table:table-cell>
              <table:table-cell office:value-type="float" office:value="0.266861200332642">
                <text:p>0.266861200332642</text:p>
              </table:table-cell>
              <table:table-cell office:value-type="float" office:value="0.300218820571899">
                <text:p>0.300218820571899</text:p>
              </table:table-cell>
              <table:table-cell office:value-type="float" office:value="0.333576917648315">
                <text:p>0.333576917648315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33651208877564">
                <text:p>0.433651208877564</text:p>
              </table:table-cell>
              <table:table-cell office:value-type="float" office:value="0.46700930595398">
                <text:p>0.46700930595398</text:p>
              </table:table-cell>
              <table:table-cell office:value-type="float" office:value="0.500367641448975">
                <text:p>0.500367641448975</text:p>
              </table:table-cell>
              <table:table-cell office:value-type="float" office:value="0.567083835601807">
                <text:p>0.567083835601807</text:p>
              </table:table-cell>
              <table:table-cell office:value-type="float" office:value="0.600441932678223">
                <text:p>0.600441932678223</text:p>
              </table:table-cell>
              <table:table-cell office:value-type="float" office:value="0.633800029754639">
                <text:p>0.633800029754639</text:p>
              </table:table-cell>
              <table:table-cell office:value-type="float" office:value="0.667158365249634">
                <text:p>0.667158365249634</text:p>
              </table:table-cell>
              <table:table-cell office:value-type="float" office:value="0.700516700744629">
                <text:p>0.700516700744629</text:p>
              </table:table-cell>
              <table:table-cell office:value-type="float" office:value="0.733874797821045">
                <text:p>0.733874797821045</text:p>
              </table:table-cell>
              <table:table-cell office:value-type="float" office:value="0.800591230392456">
                <text:p>0.800591230392456</text:p>
              </table:table-cell>
              <table:table-cell office:value-type="float" office:value="0.833949565887451">
                <text:p>0.833949565887451</text:p>
              </table:table-cell>
              <table:table-cell office:value-type="float" office:value="0.867307662963867">
                <text:p>0.867307662963867</text:p>
              </table:table-cell>
              <table:table-cell office:value-type="float" office:value="0.934024333953857">
                <text:p>0.934024333953857</text:p>
              </table:table-cell>
              <table:table-cell office:value-type="float" office:value="0.967382431030273">
                <text:p>0.967382431030273</text:p>
              </table:table-cell>
              <table:table-cell office:value-type="float" office:value="1.00074076652527">
                <text:p>1.00074076652527</text:p>
              </table:table-cell>
              <table:table-cell office:value-type="float" office:value="1.03409886360168">
                <text:p>1.03409886360168</text:p>
              </table:table-cell>
              <table:table-cell office:value-type="float" office:value="1.06745743751526">
                <text:p>1.06745743751526</text:p>
              </table:table-cell>
              <table:table-cell office:value-type="float" office:value="1.13417387008667">
                <text:p>1.13417387008667</text:p>
              </table:table-cell>
              <table:table-cell office:value-type="float" office:value="1.20089077949524">
                <text:p>1.20089077949524</text:p>
              </table:table-cell>
              <table:table-cell office:value-type="float" office:value="1.23424887657166">
                <text:p>1.23424887657166</text:p>
              </table:table-cell>
              <table:table-cell office:value-type="float" office:value="1.26760721206665">
                <text:p>1.26760721206665</text:p>
              </table:table-cell>
              <table:table-cell office:value-type="float" office:value="1.30096578598022">
                <text:p>1.30096578598022</text:p>
              </table:table-cell>
              <table:table-cell office:value-type="float" office:value="1.36767911911011">
                <text:p>1.36767911911011</text:p>
              </table:table-cell>
              <table:table-cell office:value-type="float" office:value="1.43439245223999">
                <text:p>1.43439245223999</text:p>
              </table:table-cell>
              <table:table-cell office:value-type="float" office:value="1.50110578536987">
                <text:p>1.50110578536987</text:p>
              </table:table-cell>
              <table:table-cell office:value-type="float" office:value="1.56781911849976">
                <text:p>1.56781911849976</text:p>
              </table:table-cell>
              <table:table-cell office:value-type="float" office:value="1.6011757850647">
                <text:p>1.6011757850647</text:p>
              </table:table-cell>
              <table:table-cell office:value-type="float" office:value="1.63453245162964">
                <text:p>1.63453245162964</text:p>
              </table:table-cell>
              <table:table-cell office:value-type="float" office:value="1.66788935661316">
                <text:p>1.66788935661316</text:p>
              </table:table-cell>
              <table:table-cell office:value-type="float" office:value="1.7012460231781">
                <text:p>1.7012460231781</text:p>
              </table:table-cell>
              <table:table-cell office:value-type="float" office:value="1.73460268974304">
                <text:p>1.73460268974304</text:p>
              </table:table-cell>
              <table:table-cell office:value-type="float" office:value="1.80131578445435">
                <text:p>1.80131578445435</text:p>
              </table:table-cell>
              <table:table-cell office:value-type="float" office:value="1.83467245101929">
                <text:p>1.83467245101929</text:p>
              </table:table-cell>
              <table:table-cell office:value-type="float" office:value="1.90138578414917">
                <text:p>1.90138578414917</text:p>
              </table:table-cell>
              <table:table-cell office:value-type="float" office:value="1.93474245071411">
                <text:p>1.93474245071411</text:p>
              </table:table-cell>
              <table:table-cell office:value-type="float" office:value="1.96809887886047">
                <text:p>1.96809887886047</text:p>
              </table:table-cell>
              <table:table-cell office:value-type="float" office:value="2.00145554542541">
                <text:p>2.00145554542541</text:p>
              </table:table-cell>
              <table:table-cell office:value-type="float" office:value="2.06816911697388">
                <text:p>2.06816911697388</text:p>
              </table:table-cell>
              <table:table-cell office:value-type="float" office:value="2.10152554512024">
                <text:p>2.10152554512024</text:p>
              </table:table-cell>
              <table:table-cell office:value-type="float" office:value="2.16823887825012">
                <text:p>2.16823887825012</text:p>
              </table:table-cell>
              <table:table-cell office:value-type="float" office:value="2.20159530639648">
                <text:p>2.20159530639648</text:p>
              </table:table-cell>
              <table:table-cell office:value-type="float" office:value="2.23495197296143">
                <text:p>2.23495197296143</text:p>
              </table:table-cell>
              <table:table-cell office:value-type="float" office:value="2.30166506767273">
                <text:p>2.30166506767273</text:p>
              </table:table-cell>
              <table:table-cell office:value-type="float" office:value="2.33502316474915">
                <text:p>2.33502316474915</text:p>
              </table:table-cell>
              <table:table-cell office:value-type="float" office:value="2.40173888206482">
                <text:p>2.40173888206482</text:p>
              </table:table-cell>
              <table:table-cell office:value-type="float" office:value="2.43509674072266">
                <text:p>2.43509674072266</text:p>
              </table:table-cell>
              <table:table-cell office:value-type="float" office:value="2.50181269645691">
                <text:p>2.50181269645691</text:p>
              </table:table-cell>
              <table:table-cell office:value-type="float" office:value="2.56852841377258">
                <text:p>2.56852841377258</text:p>
              </table:table-cell>
              <table:table-cell office:value-type="float" office:value="2.601886510849">
                <text:p>2.601886510849</text:p>
              </table:table-cell>
              <table:table-cell office:value-type="float" office:value="2.63524436950684">
                <text:p>2.63524436950684</text:p>
              </table:table-cell>
              <table:table-cell office:value-type="float" office:value="2.66860246658325">
                <text:p>2.66860246658325</text:p>
              </table:table-cell>
              <table:table-cell office:value-type="float" office:value="2.73531818389893">
                <text:p>2.73531818389893</text:p>
              </table:table-cell>
              <table:table-cell office:value-type="float" office:value="2.80203437805176">
                <text:p>2.80203437805176</text:p>
              </table:table-cell>
              <table:table-cell office:value-type="float" office:value="2.83539223670959">
                <text:p>2.83539223670959</text:p>
              </table:table-cell>
              <table:table-cell office:value-type="float" office:value="2.86875009536743">
                <text:p>2.86875009536743</text:p>
              </table:table-cell>
              <table:table-cell office:value-type="float" office:value="2.90210819244385">
                <text:p>2.90210819244385</text:p>
              </table:table-cell>
              <table:table-cell office:value-type="float" office:value="2.9688241481781">
                <text:p>2.9688241481781</text:p>
              </table:table-cell>
              <table:table-cell office:value-type="float" office:value="3.00218200683594">
                <text:p>3.00218200683594</text:p>
              </table:table-cell>
              <table:table-cell office:value-type="float" office:value="3.03554010391235">
                <text:p>3.03554010391235</text:p>
              </table:table-cell>
              <table:table-cell office:value-type="float" office:value="3.10225605964661">
                <text:p>3.10225605964661</text:p>
              </table:table-cell>
              <table:table-cell office:value-type="float" office:value="3.13561415672302">
                <text:p>3.13561415672302</text:p>
              </table:table-cell>
              <table:table-cell office:value-type="float" office:value="3.16897201538086">
                <text:p>3.16897201538086</text:p>
              </table:table-cell>
              <table:table-cell office:value-type="float" office:value="3.20233011245728">
                <text:p>3.20233011245728</text:p>
              </table:table-cell>
              <table:table-cell office:value-type="float" office:value="3.23568797111511">
                <text:p>3.23568797111511</text:p>
              </table:table-cell>
              <table:table-cell office:value-type="float" office:value="3.30240416526794">
                <text:p>3.30240416526794</text:p>
              </table:table-cell>
              <table:table-cell office:value-type="float" office:value="3.36911845207214">
                <text:p>3.36911845207214</text:p>
              </table:table-cell>
              <table:table-cell office:value-type="float" office:value="3.4358332157135">
                <text:p>3.4358332157135</text:p>
              </table:table-cell>
              <table:table-cell office:value-type="float" office:value="3.5025475025177">
                <text:p>3.5025475025177</text:p>
              </table:table-cell>
              <table:table-cell office:value-type="float" office:value="3.5359046459198">
                <text:p>3.5359046459198</text:p>
              </table:table-cell>
              <table:table-cell office:value-type="float" office:value="3.5692617893219">
                <text:p>3.5692617893219</text:p>
              </table:table-cell>
              <table:table-cell office:value-type="float" office:value="3.63597631454468">
                <text:p>3.63597631454468</text:p>
              </table:table-cell>
              <table:table-cell office:value-type="float" office:value="3.70269083976746">
                <text:p>3.70269083976746</text:p>
              </table:table-cell>
              <table:table-cell office:value-type="float" office:value="3.76940512657166">
                <text:p>3.76940512657166</text:p>
              </table:table-cell>
              <table:table-cell office:value-type="float" office:value="3.83611965179443">
                <text:p>3.83611965179443</text:p>
              </table:table-cell>
              <table:table-cell office:value-type="float" office:value="3.90283417701721">
                <text:p>3.90283417701721</text:p>
              </table:table-cell>
              <table:table-cell office:value-type="float" office:value="3.93619132041931">
                <text:p>3.93619132041931</text:p>
              </table:table-cell>
              <table:table-cell office:value-type="float" office:value="3.96954846382141">
                <text:p>3.96954846382141</text:p>
              </table:table-cell>
              <table:table-cell office:value-type="float" office:value="4.00290560722351">
                <text:p>4.00290560722351</text:p>
              </table:table-cell>
              <table:table-cell office:value-type="float" office:value="4.06962013244629">
                <text:p>4.06962013244629</text:p>
              </table:table-cell>
              <table:table-cell office:value-type="float" office:value="4.10297727584839">
                <text:p>4.10297727584839</text:p>
              </table:table-cell>
              <table:table-cell office:value-type="float" office:value="4.16969180107117">
                <text:p>4.16969180107117</text:p>
              </table:table-cell>
              <table:table-cell office:value-type="float" office:value="4.23640632629395">
                <text:p>4.23640632629395</text:p>
              </table:table-cell>
              <table:table-cell office:value-type="float" office:value="4.26976346969605">
                <text:p>4.26976346969605</text:p>
              </table:table-cell>
              <table:table-cell office:value-type="float" office:value="4.30312061309814">
                <text:p>4.30312061309814</text:p>
              </table:table-cell>
              <table:table-cell office:value-type="float" office:value="4.36983466148376">
                <text:p>4.36983466148376</text:p>
              </table:table-cell>
              <table:table-cell office:value-type="float" office:value="4.40319132804871">
                <text:p>4.40319132804871</text:p>
              </table:table-cell>
              <table:table-cell office:value-type="float" office:value="4.43654823303223">
                <text:p>4.43654823303223</text:p>
              </table:table-cell>
              <table:table-cell office:value-type="float" office:value="4.50326180458069">
                <text:p>4.50326180458069</text:p>
              </table:table-cell>
              <table:table-cell office:value-type="float" office:value="4.56997561454773">
                <text:p>4.56997561454773</text:p>
              </table:table-cell>
              <table:table-cell office:value-type="float" office:value="4.60333251953125">
                <text:p>4.60333251953125</text:p>
              </table:table-cell>
              <table:table-cell office:value-type="float" office:value="4.67004632949829">
                <text:p>4.67004632949829</text:p>
              </table:table-cell>
              <table:table-cell office:value-type="float" office:value="4.77011680603027">
                <text:p>4.77011680603027</text:p>
              </table:table-cell>
              <table:table-cell office:value-type="float" office:value="4.83683037757874">
                <text:p>4.83683037757874</text:p>
              </table:table-cell>
              <table:table-cell office:value-type="float" office:value="4.87018728256226">
                <text:p>4.87018728256226</text:p>
              </table:table-cell>
              <table:table-cell office:value-type="float" office:value="4.9369010925293">
                <text:p>4.9369010925293</text:p>
              </table:table-cell>
              <table:table-cell office:value-type="float" office:value="5.00361490249634">
                <text:p>5.00361490249634</text:p>
              </table:table-cell>
              <table:table-cell office:value-type="float" office:value="5.0703284740448">
                <text:p>5.0703284740448</text:p>
              </table:table-cell>
              <table:table-cell office:value-type="float" office:value="5.10368537902832">
                <text:p>5.10368537902832</text:p>
              </table:table-cell>
              <table:table-cell office:value-type="float" office:value="5.13704228401184">
                <text:p>5.13704228401184</text:p>
              </table:table-cell>
              <table:table-cell office:value-type="float" office:value="5.2037558555603">
                <text:p>5.2037558555603</text:p>
              </table:table-cell>
              <table:table-cell office:value-type="float" office:value="5.2371129989624">
                <text:p>5.2371129989624</text:p>
              </table:table-cell>
              <table:table-cell office:value-type="float" office:value="5.30382657051086">
                <text:p>5.30382657051086</text:p>
              </table:table-cell>
              <table:table-cell office:value-type="float" office:value="5.33718395233154">
                <text:p>5.33718395233154</text:p>
              </table:table-cell>
              <table:table-cell office:value-type="float" office:value="5.37054133415222">
                <text:p>5.37054133415222</text:p>
              </table:table-cell>
              <table:table-cell office:value-type="float" office:value="5.4038987159729">
                <text:p>5.4038987159729</text:p>
              </table:table-cell>
              <table:table-cell office:value-type="float" office:value="5.43725609779358">
                <text:p>5.43725609779358</text:p>
              </table:table-cell>
              <table:table-cell office:value-type="float" office:value="5.5039713382721">
                <text:p>5.5039713382721</text:p>
              </table:table-cell>
              <table:table-cell office:value-type="float" office:value="5.57068610191345">
                <text:p>5.57068610191345</text:p>
              </table:table-cell>
              <table:table-cell office:value-type="float" office:value="5.63740110397339">
                <text:p>5.63740110397339</text:p>
              </table:table-cell>
              <table:table-cell office:value-type="float" office:value="5.70411610603333">
                <text:p>5.70411610603333</text:p>
              </table:table-cell>
              <table:table-cell office:value-type="float" office:value="5.77083110809326">
                <text:p>5.77083110809326</text:p>
              </table:table-cell>
              <table:table-cell office:value-type="float" office:value="5.80418848991394">
                <text:p>5.80418848991394</text:p>
              </table:table-cell>
              <table:table-cell office:value-type="float" office:value="5.90426111221314">
                <text:p>5.90426111221314</text:p>
              </table:table-cell>
              <table:table-cell office:value-type="float" office:value="5.93761849403381">
                <text:p>5.93761849403381</text:p>
              </table:table-cell>
              <table:table-cell office:value-type="float" office:value="5.97097587585449">
                <text:p>5.97097587585449</text:p>
              </table:table-cell>
              <table:table-cell office:value-type="float" office:value="6.03769111633301">
                <text:p>6.03769111633301</text:p>
              </table:table-cell>
              <table:table-cell office:value-type="float" office:value="6.10440611839294">
                <text:p>6.10440611839294</text:p>
              </table:table-cell>
              <table:table-cell office:value-type="float" office:value="6.13776350021362">
                <text:p>6.13776350021362</text:p>
              </table:table-cell>
              <table:table-cell office:value-type="float" office:value="6.20447850227356">
                <text:p>6.20447850227356</text:p>
              </table:table-cell>
              <table:table-cell office:value-type="float" office:value="6.2378363609314">
                <text:p>6.2378363609314</text:p>
              </table:table-cell>
              <table:table-cell office:value-type="float" office:value="6.27119374275208">
                <text:p>6.27119374275208</text:p>
              </table:table-cell>
              <table:table-cell office:value-type="float" office:value="6.30455136299133">
                <text:p>6.30455136299133</text:p>
              </table:table-cell>
              <table:table-cell office:value-type="float" office:value="6.37126517295837">
                <text:p>6.37126517295837</text:p>
              </table:table-cell>
              <table:table-cell office:value-type="float" office:value="6.40462207794189">
                <text:p>6.40462207794189</text:p>
              </table:table-cell>
              <table:table-cell office:value-type="float" office:value="6.43797898292542">
                <text:p>6.43797898292542</text:p>
              </table:table-cell>
              <table:table-cell office:value-type="float" office:value="6.47133612632751">
                <text:p>6.47133612632751</text:p>
              </table:table-cell>
              <table:table-cell office:value-type="float" office:value="6.50469303131104">
                <text:p>6.50469303131104</text:p>
              </table:table-cell>
              <table:table-cell office:value-type="float" office:value="6.53804993629456">
                <text:p>6.53804993629456</text:p>
              </table:table-cell>
              <table:table-cell office:value-type="float" office:value="6.57140684127808">
                <text:p>6.57140684127808</text:p>
              </table:table-cell>
              <table:table-cell office:value-type="float" office:value="6.63812065124512">
                <text:p>6.63812065124512</text:p>
              </table:table-cell>
              <table:table-cell office:value-type="float" office:value="6.67147755622864">
                <text:p>6.67147755622864</text:p>
              </table:table-cell>
              <table:table-cell office:value-type="float" office:value="6.73819160461426">
                <text:p>6.73819160461426</text:p>
              </table:table-cell>
              <table:table-cell office:value-type="float" office:value="6.77154850959778">
                <text:p>6.77154850959778</text:p>
              </table:table-cell>
              <table:table-cell office:value-type="float" office:value="6.83826231956482">
                <text:p>6.83826231956482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7082901">
                <text:p>7.005047082901</text:p>
              </table:table-cell>
              <table:table-cell office:value-type="float" office:value="7.07176089286804">
                <text:p>7.07176089286804</text:p>
              </table:table-cell>
              <table:table-cell office:value-type="float" office:value="7.10511779785156">
                <text:p>7.10511779785156</text:p>
              </table:table-cell>
              <table:table-cell office:value-type="float" office:value="7.1718316078186">
                <text:p>7.1718316078186</text:p>
              </table:table-cell>
              <table:table-cell office:value-type="float" office:value="7.20518851280212">
                <text:p>7.20518851280212</text:p>
              </table:table-cell>
              <table:table-cell office:value-type="float" office:value="7.23854541778564">
                <text:p>7.23854541778564</text:p>
              </table:table-cell>
              <table:table-cell office:value-type="float" office:value="7.30525946617126">
                <text:p>7.30525946617126</text:p>
              </table:table-cell>
              <table:table-cell office:value-type="float" office:value="7.37197327613831">
                <text:p>7.37197327613831</text:p>
              </table:table-cell>
              <table:table-cell office:value-type="float" office:value="7.43868708610535">
                <text:p>7.43868708610535</text:p>
              </table:table-cell>
              <table:table-cell office:value-type="float" office:value="7.53875803947449">
                <text:p>7.53875803947449</text:p>
              </table:table-cell>
              <table:table-cell office:value-type="float" office:value="7.60547208786011">
                <text:p>7.60547208786011</text:p>
              </table:table-cell>
              <table:table-cell office:value-type="float" office:value="7.73889970779419">
                <text:p>7.73889970779419</text:p>
              </table:table-cell>
              <table:table-cell office:value-type="float" office:value="7.80561327934265">
                <text:p>7.80561327934265</text:p>
              </table:table-cell>
              <table:table-cell office:value-type="float" office:value="7.87232732772827">
                <text:p>7.87232732772827</text:p>
              </table:table-cell>
              <table:table-cell office:value-type="float" office:value="7.93904113769531">
                <text:p>7.93904113769531</text:p>
              </table:table-cell>
              <table:table-cell office:value-type="float" office:value="8.03911185264587">
                <text:p>8.03911185264587</text:p>
              </table:table-cell>
              <table:table-cell office:value-type="float" office:value="8.10582542419434">
                <text:p>8.10582542419434</text:p>
              </table:table-cell>
              <table:table-cell office:value-type="float" office:value="8.23925304412842">
                <text:p>8.23925304412842</text:p>
              </table:table-cell>
              <table:table-cell office:value-type="float" office:value="8.27260994911194">
                <text:p>8.27260994911194</text:p>
              </table:table-cell>
              <table:table-cell office:value-type="float" office:value="8.30596685409546">
                <text:p>8.30596685409546</text:p>
              </table:table-cell>
              <table:table-cell office:value-type="float" office:value="8.37268042564392">
                <text:p>8.37268042564392</text:p>
              </table:table-cell>
              <table:table-cell office:value-type="float" office:value="8.43939423561096">
                <text:p>8.43939423561096</text:p>
              </table:table-cell>
              <table:table-cell office:value-type="float" office:value="8.47275114059448">
                <text:p>8.47275114059448</text:p>
              </table:table-cell>
              <table:table-cell office:value-type="float" office:value="8.57282137870789">
                <text:p>8.57282137870789</text:p>
              </table:table-cell>
              <table:table-cell office:value-type="float" office:value="8.60617828369141">
                <text:p>8.60617828369141</text:p>
              </table:table-cell>
              <table:table-cell office:value-type="float" office:value="8.63953495025635">
                <text:p>8.63953495025635</text:p>
              </table:table-cell>
              <table:table-cell office:value-type="float" office:value="8.67289185523987">
                <text:p>8.67289185523987</text:p>
              </table:table-cell>
              <table:table-cell office:value-type="float" office:value="8.73960566520691">
                <text:p>8.73960566520691</text:p>
              </table:table-cell>
              <table:table-cell office:value-type="float" office:value="8.77296233177185">
                <text:p>8.77296233177185</text:p>
              </table:table-cell>
              <table:table-cell office:value-type="float" office:value="8.80631923675537">
                <text:p>8.80631923675537</text:p>
              </table:table-cell>
              <table:table-cell office:value-type="float" office:value="8.90638947486877">
                <text:p>8.90638947486877</text:p>
              </table:table-cell>
              <table:table-cell office:value-type="float" office:value="8.97310304641724">
                <text:p>8.97310304641724</text:p>
              </table:table-cell>
              <table:table-cell office:value-type="float" office:value="9.00645971298218">
                <text:p>9.00645971298218</text:p>
              </table:table-cell>
              <table:table-cell office:value-type="float" office:value="9.03981685638428">
                <text:p>9.03981685638428</text:p>
              </table:table-cell>
              <table:table-cell office:value-type="float" office:value="9.10653042793274">
                <text:p>9.10653042793274</text:p>
              </table:table-cell>
              <table:table-cell office:value-type="float" office:value="9.13988709449768">
                <text:p>9.13988709449768</text:p>
              </table:table-cell>
              <table:table-cell office:value-type="float" office:value="9.20660066604614">
                <text:p>9.20660066604614</text:p>
              </table:table-cell>
              <table:table-cell office:value-type="float" office:value="9.23995733261108">
                <text:p>9.23995733261108</text:p>
              </table:table-cell>
              <table:table-cell office:value-type="float" office:value="9.30667090415955">
                <text:p>9.30667090415955</text:p>
              </table:table-cell>
              <table:table-cell office:value-type="float" office:value="9.34002828598022">
                <text:p>9.34002828598022</text:p>
              </table:table-cell>
              <table:table-cell office:value-type="float" office:value="9.40674233436585">
                <text:p>9.40674233436585</text:p>
              </table:table-cell>
              <table:table-cell office:value-type="float" office:value="9.47345662117004">
                <text:p>9.47345662117004</text:p>
              </table:table-cell>
              <table:table-cell office:value-type="float" office:value="9.54017090797424">
                <text:p>9.54017090797424</text:p>
              </table:table-cell>
              <table:table-cell office:value-type="float" office:value="9.60688543319702">
                <text:p>9.60688543319702</text:p>
              </table:table-cell>
              <table:table-cell office:value-type="float" office:value="9.67359972000122">
                <text:p>9.67359972000122</text:p>
              </table:table-cell>
              <table:table-cell office:value-type="float" office:value="9.70695686340332">
                <text:p>9.70695686340332</text:p>
              </table:table-cell>
              <table:table-cell office:value-type="float" office:value="9.77367115020752">
                <text:p>9.77367115020752</text:p>
              </table:table-cell>
              <table:table-cell office:value-type="float" office:value="9.84038543701172">
                <text:p>9.84038543701172</text:p>
              </table:table-cell>
              <table:table-cell office:value-type="float" office:value="9.90709972381592">
                <text:p>9.90709972381592</text:p>
              </table:table-cell>
              <table:table-cell office:value-type="float" office:value="9.94045686721802">
                <text:p>9.94045686721802</text:p>
              </table:table-cell>
              <table:table-cell office:value-type="float" office:value="10.0071711540222">
                <text:p>10.0071711540222</text:p>
              </table:table-cell>
              <table:table-cell office:value-type="float" office:value="10.0405280590057">
                <text:p>10.0405280590057</text:p>
              </table:table-cell>
              <table:table-cell office:value-type="float" office:value="10.0738854408264">
                <text:p>10.0738854408264</text:p>
              </table:table-cell>
              <table:table-cell office:value-type="float" office:value="10.1072425842285">
                <text:p>10.1072425842285</text:p>
              </table:table-cell>
              <table:table-cell office:value-type="float" office:value="10.1405997276306">
                <text:p>10.1405997276306</text:p>
              </table:table-cell>
              <table:table-cell office:value-type="float" office:value="10.2073140144348">
                <text:p>10.2073140144348</text:p>
              </table:table-cell>
              <table:table-cell office:value-type="float" office:value="10.2406709194183">
                <text:p>10.2406709194183</text:p>
              </table:table-cell>
              <table:table-cell office:value-type="float" office:value="10.2740280628204">
                <text:p>10.2740280628204</text:p>
              </table:table-cell>
              <table:table-cell office:value-type="float" office:value="10.3407421112061">
                <text:p>10.3407421112061</text:p>
              </table:table-cell>
              <table:table-cell office:value-type="float" office:value="10.4074552059174">
                <text:p>10.4074552059174</text:p>
              </table:table-cell>
              <table:table-cell office:value-type="float" office:value="10.4741683006287">
                <text:p>10.4741683006287</text:p>
              </table:table-cell>
              <table:table-cell office:value-type="float" office:value="10.5075249671936">
                <text:p>10.5075249671936</text:p>
              </table:table-cell>
              <table:table-cell office:value-type="float" office:value="10.54088139534">
                <text:p>10.54088139534</text:p>
              </table:table-cell>
              <table:table-cell office:value-type="float" office:value="10.5742380619049">
                <text:p>10.5742380619049</text:p>
              </table:table-cell>
              <table:table-cell office:value-type="float" office:value="10.6075944900513">
                <text:p>10.6075944900513</text:p>
              </table:table-cell>
              <table:table-cell office:value-type="float" office:value="10.6743078231812">
                <text:p>10.6743078231812</text:p>
              </table:table-cell>
              <table:table-cell office:value-type="float" office:value="10.7076644897461">
                <text:p>10.7076644897461</text:p>
              </table:table-cell>
              <table:table-cell office:value-type="float" office:value="10.7410209178925">
                <text:p>10.7410209178925</text:p>
              </table:table-cell>
              <table:table-cell office:value-type="float" office:value="10.7743773460388">
                <text:p>10.7743773460388</text:p>
              </table:table-cell>
              <table:table-cell office:value-type="float" office:value="10.8410904407501">
                <text:p>10.8410904407501</text:p>
              </table:table-cell>
              <table:table-cell office:value-type="float" office:value="10.9078035354614">
                <text:p>10.9078035354614</text:p>
              </table:table-cell>
              <table:table-cell office:value-type="float" office:value="10.9411599636078">
                <text:p>10.9411599636078</text:p>
              </table:table-cell>
              <table:table-cell office:value-type="float" office:value="10.9745163917542">
                <text:p>10.9745163917542</text:p>
              </table:table-cell>
              <table:table-cell office:value-type="float" office:value="11.0078728199005">
                <text:p>11.0078728199005</text:p>
              </table:table-cell>
              <table:table-cell office:value-type="float" office:value="11.0745856761932">
                <text:p>11.0745856761932</text:p>
              </table:table-cell>
              <table:table-cell office:value-type="float" office:value="11.1079425811768">
                <text:p>11.1079425811768</text:p>
              </table:table-cell>
              <table:table-cell office:value-type="float" office:value="11.1412990093231">
                <text:p>11.1412990093231</text:p>
              </table:table-cell>
              <table:table-cell office:value-type="float" office:value="11.2080118656158">
                <text:p>11.2080118656158</text:p>
              </table:table-cell>
              <table:table-cell office:value-type="float" office:value="11.2747247219086">
                <text:p>11.2747247219086</text:p>
              </table:table-cell>
              <table:table-cell office:value-type="float" office:value="11.3414425849915">
                <text:p>11.3414425849915</text:p>
              </table:table-cell>
              <table:table-cell office:value-type="float" office:value="11.3748037815094">
                <text:p>11.3748037815094</text:p>
              </table:table-cell>
              <table:table-cell office:value-type="float" office:value="11.441526889801">
                <text:p>11.441526889801</text:p>
              </table:table-cell>
              <table:table-cell office:value-type="float" office:value="11.5082497596741">
                <text:p>11.5082497596741</text:p>
              </table:table-cell>
              <table:table-cell office:value-type="float" office:value="11.5749731063843">
                <text:p>11.5749731063843</text:p>
              </table:table-cell>
              <table:table-cell office:value-type="float" office:value="11.6083345413208">
                <text:p>11.6083345413208</text:p>
              </table:table-cell>
              <table:table-cell office:value-type="float" office:value="11.6416962146759">
                <text:p>11.6416962146759</text:p>
              </table:table-cell>
              <table:table-cell office:value-type="float" office:value="11.675057888031">
                <text:p>11.675057888031</text:p>
              </table:table-cell>
              <table:table-cell office:value-type="float" office:value="11.7084195613861">
                <text:p>11.7084195613861</text:p>
              </table:table-cell>
              <table:table-cell office:value-type="float" office:value="11.7417812347412">
                <text:p>11.7417812347412</text:p>
              </table:table-cell>
              <table:table-cell office:value-type="float" office:value="11.80850481987">
                <text:p>11.80850481987</text:p>
              </table:table-cell>
              <table:table-cell office:value-type="float" office:value="11.8752284049988">
                <text:p>11.8752284049988</text:p>
              </table:table-cell>
              <table:table-cell office:value-type="float" office:value="11.9085900783539">
                <text:p>11.9085900783539</text:p>
              </table:table-cell>
              <table:table-cell office:value-type="float" office:value="11.9419519901276">
                <text:p>11.9419519901276</text:p>
              </table:table-cell>
              <table:table-cell office:value-type="float" office:value="12.0086758136749">
                <text:p>12.0086758136749</text:p>
              </table:table-cell>
              <table:table-cell office:value-type="float" office:value="12.0753996372223">
                <text:p>12.0753996372223</text:p>
              </table:table-cell>
              <table:table-cell office:value-type="float" office:value="12.1421236991882">
                <text:p>12.1421236991882</text:p>
              </table:table-cell>
              <table:table-cell office:value-type="float" office:value="12.1754856109619">
                <text:p>12.1754856109619</text:p>
              </table:table-cell>
              <table:table-cell office:value-type="float" office:value="12.2088477611542">
                <text:p>12.2088477611542</text:p>
              </table:table-cell>
              <table:table-cell office:value-type="float" office:value="12.2755718231201">
                <text:p>12.2755718231201</text:p>
              </table:table-cell>
              <table:table-cell office:value-type="float" office:value="12.3089339733124">
                <text:p>12.3089339733124</text:p>
              </table:table-cell>
              <table:table-cell office:value-type="float" office:value="12.3756484985352">
                <text:p>12.3756484985352</text:p>
              </table:table-cell>
              <table:table-cell office:value-type="float" office:value="12.4090058803558">
                <text:p>12.4090058803558</text:p>
              </table:table-cell>
              <table:table-cell office:value-type="float" office:value="12.4757206439972">
                <text:p>12.4757206439972</text:p>
              </table:table-cell>
              <table:table-cell office:value-type="float" office:value="12.5090780258179">
                <text:p>12.5090780258179</text:p>
              </table:table-cell>
              <table:table-cell office:value-type="float" office:value="12.54243516922">
                <text:p>12.54243516922</text:p>
              </table:table-cell>
              <table:table-cell office:value-type="float" office:value="12.5757925510407">
                <text:p>12.5757925510407</text:p>
              </table:table-cell>
              <table:table-cell office:value-type="float" office:value="12.6091499328613">
                <text:p>12.6091499328613</text:p>
              </table:table-cell>
              <table:table-cell office:value-type="float" office:value="12.6758646965027">
                <text:p>12.6758646965027</text:p>
              </table:table-cell>
              <table:table-cell office:value-type="float" office:value="12.742579460144">
                <text:p>12.742579460144</text:p>
              </table:table-cell>
              <table:table-cell office:value-type="float" office:value="12.8092939853668">
                <text:p>12.8092939853668</text:p>
              </table:table-cell>
              <table:table-cell office:value-type="float" office:value="12.8426513671875">
                <text:p>12.8426513671875</text:p>
              </table:table-cell>
              <table:table-cell office:value-type="float" office:value="12.9093663692474">
                <text:p>12.9093663692474</text:p>
              </table:table-cell>
              <table:table-cell office:value-type="float" office:value="13.0094382762909">
                <text:p>13.0094382762909</text:p>
              </table:table-cell>
              <table:table-cell office:value-type="float" office:value="13.0761532783508">
                <text:p>13.0761532783508</text:p>
              </table:table-cell>
              <table:table-cell office:value-type="float" office:value="13.1095106601715">
                <text:p>13.1095106601715</text:p>
              </table:table-cell>
              <table:table-cell office:value-type="float" office:value="13.1762254238129">
                <text:p>13.1762254238129</text:p>
              </table:table-cell>
              <table:table-cell office:value-type="float" office:value="13.2095828056335">
                <text:p>13.2095828056335</text:p>
              </table:table-cell>
              <table:table-cell office:value-type="float" office:value="13.2429401874542">
                <text:p>13.2429401874542</text:p>
              </table:table-cell>
              <table:table-cell office:value-type="float" office:value="13.2762978076935">
                <text:p>13.2762978076935</text:p>
              </table:table-cell>
              <table:table-cell office:value-type="float" office:value="13.3430125713348">
                <text:p>13.3430125713348</text:p>
              </table:table-cell>
              <table:table-cell office:value-type="float" office:value="13.3763699531555">
                <text:p>13.3763699531555</text:p>
              </table:table-cell>
              <table:table-cell office:value-type="float" office:value="13.4097273349762">
                <text:p>13.4097273349762</text:p>
              </table:table-cell>
              <table:table-cell office:value-type="float" office:value="13.4764425754547">
                <text:p>13.4764425754547</text:p>
              </table:table-cell>
              <table:table-cell office:value-type="float" office:value="13.5097999572754">
                <text:p>13.5097999572754</text:p>
              </table:table-cell>
              <table:table-cell office:value-type="float" office:value="13.5765147209167">
                <text:p>13.5765147209167</text:p>
              </table:table-cell>
              <table:table-cell office:value-type="float" office:value="13.609872341156">
                <text:p>13.609872341156</text:p>
              </table:table-cell>
              <table:table-cell office:value-type="float" office:value="13.6765873432159">
                <text:p>13.6765873432159</text:p>
              </table:table-cell>
              <table:table-cell office:value-type="float" office:value="13.7099449634552">
                <text:p>13.7099449634552</text:p>
              </table:table-cell>
              <table:table-cell office:value-type="float" office:value="13.7766597270966">
                <text:p>13.7766597270966</text:p>
              </table:table-cell>
              <table:table-cell office:value-type="float" office:value="13.8433749675751">
                <text:p>13.8433749675751</text:p>
              </table:table-cell>
              <table:table-cell office:value-type="float" office:value="13.9100897312164">
                <text:p>13.9100897312164</text:p>
              </table:table-cell>
              <table:table-cell office:value-type="float" office:value="13.9434473514557">
                <text:p>13.9434473514557</text:p>
              </table:table-cell>
              <table:table-cell office:value-type="float" office:value="14.0101623535156">
                <text:p>14.0101623535156</text:p>
              </table:table-cell>
              <table:table-cell office:value-type="float" office:value="14.0435199737549">
                <text:p>14.0435199737549</text:p>
              </table:table-cell>
              <table:table-cell office:value-type="float" office:value="14.1102349758148">
                <text:p>14.1102349758148</text:p>
              </table:table-cell>
              <table:table-cell office:value-type="float" office:value="14.1435923576355">
                <text:p>14.1435923576355</text:p>
              </table:table-cell>
              <table:table-cell office:value-type="float" office:value="14.1769497394562">
                <text:p>14.1769497394562</text:p>
              </table:table-cell>
              <table:table-cell office:value-type="float" office:value="14.2103073596954">
                <text:p>14.2103073596954</text:p>
              </table:table-cell>
              <table:table-cell office:value-type="float" office:value="14.2436649799347">
                <text:p>14.2436649799347</text:p>
              </table:table-cell>
              <table:table-cell office:value-type="float" office:value="14.3103799819946">
                <text:p>14.3103799819946</text:p>
              </table:table-cell>
              <table:table-cell office:value-type="float" office:value="14.343736410141">
                <text:p>14.343736410141</text:p>
              </table:table-cell>
              <table:table-cell office:value-type="float" office:value="14.3770930767059">
                <text:p>14.3770930767059</text:p>
              </table:table-cell>
              <table:table-cell office:value-type="float" office:value="14.4104495048523">
                <text:p>14.4104495048523</text:p>
              </table:table-cell>
              <table:table-cell office:value-type="float" office:value="14.477162361145">
                <text:p>14.477162361145</text:p>
              </table:table-cell>
              <table:table-cell office:value-type="float" office:value="14.51051902771">
                <text:p>14.51051902771</text:p>
              </table:table-cell>
              <table:table-cell office:value-type="float" office:value="14.5438756942749">
                <text:p>14.5438756942749</text:p>
              </table:table-cell>
              <table:table-cell office:value-type="float" office:value="14.6105885505676">
                <text:p>14.6105885505676</text:p>
              </table:table-cell>
              <table:table-cell office:value-type="float" office:value="14.643944978714">
                <text:p>14.643944978714</text:p>
              </table:table-cell>
              <table:table-cell office:value-type="float" office:value="14.6773014068604">
                <text:p>14.6773014068604</text:p>
              </table:table-cell>
              <table:table-cell office:value-type="float" office:value="14.7106578350067">
                <text:p>14.7106578350067</text:p>
              </table:table-cell>
              <table:table-cell office:value-type="float" office:value="14.7440142631531">
                <text:p>14.7440142631531</text:p>
              </table:table-cell>
              <table:table-cell office:value-type="float" office:value="14.7773706912994">
                <text:p>14.7773706912994</text:p>
              </table:table-cell>
              <table:table-cell office:value-type="float" office:value="14.8107271194458">
                <text:p>14.8107271194458</text:p>
              </table:table-cell>
              <table:table-cell office:value-type="float" office:value="14.8440835475922">
                <text:p>14.8440835475922</text:p>
              </table:table-cell>
              <table:table-cell office:value-type="float" office:value="14.8774399757385">
                <text:p>14.8774399757385</text:p>
              </table:table-cell>
              <table:table-cell office:value-type="float" office:value="14.9441528320313">
                <text:p>14.9441528320313</text:p>
              </table:table-cell>
              <table:table-cell office:value-type="float" office:value="14.9775092601776">
                <text:p>14.9775092601776</text:p>
              </table:table-cell>
              <table:table-cell office:value-type="float" office:value="15.0108659267426">
                <text:p>15.0108659267426</text:p>
              </table:table-cell>
              <table:table-cell office:value-type="float" office:value="15.0775787830353">
                <text:p>15.0775787830353</text:p>
              </table:table-cell>
              <table:table-cell office:value-type="float" office:value="15.1109349727631">
                <text:p>15.1109349727631</text:p>
              </table:table-cell>
              <table:table-cell office:value-type="float" office:value="15.1442914009094">
                <text:p>15.1442914009094</text:p>
              </table:table-cell>
              <table:table-cell office:value-type="float" office:value="15.2110042572021">
                <text:p>15.2110042572021</text:p>
              </table:table-cell>
              <table:table-cell office:value-type="float" office:value="15.2443604469299">
                <text:p>15.2443604469299</text:p>
              </table:table-cell>
              <table:table-cell office:value-type="float" office:value="15.2777168750763">
                <text:p>15.2777168750763</text:p>
              </table:table-cell>
              <table:table-cell office:value-type="float" office:value="15.3110733032227">
                <text:p>15.3110733032227</text:p>
              </table:table-cell>
              <table:table-cell office:value-type="float" office:value="15.3777892589569">
                <text:p>15.3777892589569</text:p>
              </table:table-cell>
              <table:table-cell office:value-type="float" office:value="15.4111471176147">
                <text:p>15.4111471176147</text:p>
              </table:table-cell>
              <table:table-cell office:value-type="float" office:value="15.5445787906647">
                <text:p>15.5445787906647</text:p>
              </table:table-cell>
              <table:table-cell office:value-type="float" office:value="15.6112945079803">
                <text:p>15.6112945079803</text:p>
              </table:table-cell>
              <table:table-cell office:value-type="float" office:value="15.6446526050568">
                <text:p>15.6446526050568</text:p>
              </table:table-cell>
              <table:table-cell office:value-type="float" office:value="15.711368560791">
                <text:p>15.711368560791</text:p>
              </table:table-cell>
              <table:table-cell office:value-type="float" office:value="15.7780842781067">
                <text:p>15.7780842781067</text:p>
              </table:table-cell>
              <table:table-cell office:value-type="float" office:value="15.8114423751831">
                <text:p>15.8114423751831</text:p>
              </table:table-cell>
              <table:table-cell office:value-type="float" office:value="15.8448004722595">
                <text:p>15.8448004722595</text:p>
              </table:table-cell>
              <table:table-cell office:value-type="float" office:value="15.9115161895752">
                <text:p>15.9115161895752</text:p>
              </table:table-cell>
              <table:table-cell office:value-type="float" office:value="15.9448742866516">
                <text:p>15.9448742866516</text:p>
              </table:table-cell>
              <table:table-cell office:value-type="float" office:value="15.978232383728">
                <text:p>15.978232383728</text:p>
              </table:table-cell>
              <table:table-cell office:value-type="float" office:value="16.0115902423859">
                <text:p>16.0115902423859</text:p>
              </table:table-cell>
              <table:table-cell office:value-type="float" office:value="16.145022392273">
                <text:p>16.145022392273</text:p>
              </table:table-cell>
              <table:table-cell office:value-type="float" office:value="16.1783802509308">
                <text:p>16.1783802509308</text:p>
              </table:table-cell>
              <table:table-cell office:value-type="float" office:value="16.2117383480072">
                <text:p>16.2117383480072</text:p>
              </table:table-cell>
              <table:table-cell office:value-type="float" office:value="16.27845454216">
                <text:p>16.27845454216</text:p>
              </table:table-cell>
              <table:table-cell office:value-type="float" office:value="16.3785257339478">
                <text:p>16.3785257339478</text:p>
              </table:table-cell>
              <table:table-cell office:value-type="float" office:value="16.4118826389313">
                <text:p>16.4118826389313</text:p>
              </table:table-cell>
              <table:table-cell office:value-type="float" office:value="16.4452393054962">
                <text:p>16.4452393054962</text:p>
              </table:table-cell>
              <table:table-cell office:value-type="float" office:value="16.5786662101746">
                <text:p>16.5786662101746</text:p>
              </table:table-cell>
              <table:table-cell office:value-type="float" office:value="16.6120228767395">
                <text:p>16.6120228767395</text:p>
              </table:table-cell>
              <table:table-cell office:value-type="float" office:value="16.6787362098694">
                <text:p>16.6787362098694</text:p>
              </table:table-cell>
              <table:table-cell office:value-type="float" office:value="16.7788062095642">
                <text:p>16.7788062095642</text:p>
              </table:table-cell>
              <table:table-cell office:value-type="float" office:value="16.8455195426941">
                <text:p>16.8455195426941</text:p>
              </table:table-cell>
              <table:table-cell office:value-type="float" office:value="16.9122331142426">
                <text:p>16.9122331142426</text:p>
              </table:table-cell>
              <table:table-cell office:value-type="float" office:value="16.9455897808075">
                <text:p>16.9455897808075</text:p>
              </table:table-cell>
              <table:table-cell office:value-type="float" office:value="16.9789464473724">
                <text:p>16.9789464473724</text:p>
              </table:table-cell>
              <table:table-cell office:value-type="float" office:value="17.0123031139374">
                <text:p>17.0123031139374</text:p>
              </table:table-cell>
              <table:table-cell office:value-type="float" office:value="17.0790162086487">
                <text:p>17.0790162086487</text:p>
              </table:table-cell>
              <table:table-cell office:value-type="float" office:value="17.1123728752136">
                <text:p>17.1123728752136</text:p>
              </table:table-cell>
              <table:table-cell office:value-type="float" office:value="17.1790862083435">
                <text:p>17.1790862083435</text:p>
              </table:table-cell>
              <table:table-cell office:value-type="float" office:value="17.2457995414734">
                <text:p>17.2457995414734</text:p>
              </table:table-cell>
              <table:table-cell office:value-type="float" office:value="17.2791562080383">
                <text:p>17.2791562080383</text:p>
              </table:table-cell>
              <table:table-cell office:value-type="float" office:value="17.3458700180054">
                <text:p>17.3458700180054</text:p>
              </table:table-cell>
              <table:table-cell office:value-type="float" office:value="17.412584066391">
                <text:p>17.412584066391</text:p>
              </table:table-cell>
              <table:table-cell office:value-type="float" office:value="17.4459412097931">
                <text:p>17.4459412097931</text:p>
              </table:table-cell>
              <table:table-cell office:value-type="float" office:value="17.4792983531952">
                <text:p>17.4792983531952</text:p>
              </table:table-cell>
              <table:table-cell office:value-type="float" office:value="17.5460126399994">
                <text:p>17.5460126399994</text:p>
              </table:table-cell>
              <table:table-cell office:value-type="float" office:value="17.612726688385">
                <text:p>17.612726688385</text:p>
              </table:table-cell>
              <table:table-cell office:value-type="float" office:value="17.6460835933685">
                <text:p>17.6460835933685</text:p>
              </table:table-cell>
              <table:table-cell office:value-type="float" office:value="17.7127976417542">
                <text:p>17.7127976417542</text:p>
              </table:table-cell>
              <table:table-cell office:value-type="float" office:value="17.7461547851563">
                <text:p>17.7461547851563</text:p>
              </table:table-cell>
              <table:table-cell office:value-type="float" office:value="17.7795119285584">
                <text:p>17.7795119285584</text:p>
              </table:table-cell>
              <table:table-cell office:value-type="float" office:value="17.8128690719604">
                <text:p>17.8128690719604</text:p>
              </table:table-cell>
              <table:table-cell office:value-type="float" office:value="17.8795831203461">
                <text:p>17.8795831203461</text:p>
              </table:table-cell>
              <table:table-cell office:value-type="float" office:value="17.9462971687317">
                <text:p>17.9462971687317</text:p>
              </table:table-cell>
              <table:table-cell office:value-type="float" office:value="18.0130112171173">
                <text:p>18.0130112171173</text:p>
              </table:table-cell>
              <table:table-cell office:value-type="float" office:value="18.0797252655029">
                <text:p>18.0797252655029</text:p>
              </table:table-cell>
              <table:table-cell office:value-type="float" office:value="18.113082408905">
                <text:p>18.113082408905</text:p>
              </table:table-cell>
              <table:table-cell office:value-type="float" office:value="18.1797962188721">
                <text:p>18.1797962188721</text:p>
              </table:table-cell>
              <table:table-cell office:value-type="float" office:value="18.2131533622742">
                <text:p>18.2131533622742</text:p>
              </table:table-cell>
              <table:table-cell office:value-type="float" office:value="18.2465102672577">
                <text:p>18.2465102672577</text:p>
              </table:table-cell>
              <table:table-cell office:value-type="float" office:value="18.2798671722412">
                <text:p>18.2798671722412</text:p>
              </table:table-cell>
              <table:table-cell office:value-type="float" office:value="18.3132245540619">
                <text:p>18.3132245540619</text:p>
              </table:table-cell>
              <table:table-cell office:value-type="float" office:value="18.3465826511383">
                <text:p>18.3465826511383</text:p>
              </table:table-cell>
              <table:table-cell office:value-type="float" office:value="18.3799407482147">
                <text:p>18.3799407482147</text:p>
              </table:table-cell>
              <table:table-cell office:value-type="float" office:value="18.4466571807861">
                <text:p>18.4466571807861</text:p>
              </table:table-cell>
              <table:table-cell office:value-type="float" office:value="18.4800152778626">
                <text:p>18.4800152778626</text:p>
              </table:table-cell>
              <table:table-cell office:value-type="float" office:value="18.513373374939">
                <text:p>18.513373374939</text:p>
              </table:table-cell>
              <table:table-cell office:value-type="float" office:value="18.546731710434">
                <text:p>18.546731710434</text:p>
              </table:table-cell>
              <table:table-cell office:value-type="float" office:value="18.580090045929">
                <text:p>18.580090045929</text:p>
              </table:table-cell>
              <table:table-cell office:value-type="float" office:value="18.6134481430054">
                <text:p>18.6134481430054</text:p>
              </table:table-cell>
              <table:table-cell office:value-type="float" office:value="18.6468064785004">
                <text:p>18.6468064785004</text:p>
              </table:table-cell>
              <table:table-cell office:value-type="float" office:value="18.6801645755768">
                <text:p>18.6801645755768</text:p>
              </table:table-cell>
              <table:table-cell office:value-type="float" office:value="18.7468812465668">
                <text:p>18.7468812465668</text:p>
              </table:table-cell>
              <table:table-cell office:value-type="float" office:value="18.7802393436432">
                <text:p>18.7802393436432</text:p>
              </table:table-cell>
              <table:table-cell office:value-type="float" office:value="18.8135976791382">
                <text:p>18.8135976791382</text:p>
              </table:table-cell>
              <table:table-cell office:value-type="float" office:value="18.8469560146332">
                <text:p>18.8469560146332</text:p>
              </table:table-cell>
              <table:table-cell office:value-type="float" office:value="18.9136726856232">
                <text:p>18.9136726856232</text:p>
              </table:table-cell>
              <table:table-cell office:value-type="float" office:value="18.9803893566132">
                <text:p>18.9803893566132</text:p>
              </table:table-cell>
              <table:table-cell office:value-type="float" office:value="19.0471057891846">
                <text:p>19.0471057891846</text:p>
              </table:table-cell>
              <table:table-cell office:value-type="float" office:value="19.1138226985931">
                <text:p>19.113822698593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472560405731">
                <text:p>19.2472560405731</text:p>
              </table:table-cell>
              <table:table-cell office:value-type="float" office:value="19.2806143760681">
                <text:p>19.2806143760681</text:p>
              </table:table-cell>
              <table:table-cell office:value-type="float" office:value="19.3473286628723">
                <text:p>19.3473286628723</text:p>
              </table:table-cell>
              <table:table-cell office:value-type="float" office:value="19.3806846141815">
                <text:p>19.3806846141815</text:p>
              </table:table-cell>
              <table:table-cell office:value-type="float" office:value="19.4473965167999">
                <text:p>19.4473965167999</text:p>
              </table:table-cell>
              <table:table-cell office:value-type="float" office:value="19.5141084194183">
                <text:p>19.5141084194183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5808200836182">
                <text:p>19.5808200836182</text:p>
              </table:table-cell>
              <table:table-cell office:value-type="float" office:value="19.6141760349274">
                <text:p>19.6141760349274</text:p>
              </table:table-cell>
              <table:table-cell office:value-type="float" office:value="19.6808879375458">
                <text:p>19.6808879375458</text:p>
              </table:table-cell>
              <table:table-cell office:value-type="float" office:value="19.7142436504364">
                <text:p>19.7142436504364</text:p>
              </table:table-cell>
              <table:table-cell office:value-type="float" office:value="19.7809553146362">
                <text:p>19.7809553146362</text:p>
              </table:table-cell>
              <table:table-cell office:value-type="float" office:value="19.8476672172546">
                <text:p>19.8476672172546</text:p>
              </table:table-cell>
              <table:table-cell office:value-type="float" office:value="19.914379119873">
                <text:p>19.914379119873</text:p>
              </table:table-cell>
              <table:table-cell office:value-type="float" office:value="19.9810905456543">
                <text:p>19.9810905456543</text:p>
              </table:table-cell>
              <table:table-cell office:value-type="float" office:value="20.0144464969635">
                <text:p>20.0144464969635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114513874054">
                <text:p>20.114513874054</text:p>
              </table:table-cell>
              <table:table-cell office:value-type="float" office:value="20.1478695869446">
                <text:p>20.1478695869446</text:p>
              </table:table-cell>
              <table:table-cell office:value-type="float" office:value="20.1812252998352">
                <text:p>20.1812252998352</text:p>
              </table:table-cell>
              <table:table-cell office:value-type="float" office:value="20.2145810127258">
                <text:p>20.2145810127258</text:p>
              </table:table-cell>
              <table:table-cell office:value-type="float" office:value="20.2812926769257">
                <text:p>20.2812926769257</text:p>
              </table:table-cell>
              <table:table-cell office:value-type="float" office:value="20.3146483898163">
                <text:p>20.3146483898163</text:p>
              </table:table-cell>
              <table:table-cell office:value-type="float" office:value="20.381361246109">
                <text:p>20.381361246109</text:p>
              </table:table-cell>
              <table:table-cell office:value-type="float" office:value="20.414717912674">
                <text:p>20.414717912674</text:p>
              </table:table-cell>
              <table:table-cell office:value-type="float" office:value="20.4814307689667">
                <text:p>20.4814307689667</text:p>
              </table:table-cell>
              <table:table-cell office:value-type="float" office:value="20.5481436252594">
                <text:p>20.5481436252594</text:p>
              </table:table-cell>
              <table:table-cell office:value-type="float" office:value="20.5815000534058">
                <text:p>20.5815000534058</text:p>
              </table:table-cell>
              <table:table-cell office:value-type="float" office:value="20.6148564815521">
                <text:p>20.6148564815521</text:p>
              </table:table-cell>
              <table:table-cell office:value-type="float" office:value="20.6482131481171">
                <text:p>20.6482131481171</text:p>
              </table:table-cell>
              <table:table-cell office:value-type="float" office:value="20.7149257659912">
                <text:p>20.7149257659912</text:p>
              </table:table-cell>
              <table:table-cell office:value-type="float" office:value="20.7482824325562">
                <text:p>20.7482824325562</text:p>
              </table:table-cell>
              <table:table-cell office:value-type="float" office:value="20.8149952888489">
                <text:p>20.8149952888489</text:p>
              </table:table-cell>
              <table:table-cell office:value-type="float" office:value="20.8483517169952">
                <text:p>20.8483517169952</text:p>
              </table:table-cell>
              <table:table-cell office:value-type="float" office:value="20.8817081451416">
                <text:p>20.8817081451416</text:p>
              </table:table-cell>
              <table:table-cell office:value-type="float" office:value="20.9484207630157">
                <text:p>20.9484207630157</text:p>
              </table:table-cell>
              <table:table-cell office:value-type="float" office:value="21.0151336193085">
                <text:p>21.0151336193085</text:p>
              </table:table-cell>
              <table:table-cell office:value-type="float" office:value="21.1152024269104">
                <text:p>21.1152024269104</text:p>
              </table:table-cell>
              <table:table-cell office:value-type="float" office:value="21.1485588550568">
                <text:p>21.1485588550568</text:p>
              </table:table-cell>
              <table:table-cell office:value-type="float" office:value="21.1819150447845">
                <text:p>21.1819150447845</text:p>
              </table:table-cell>
              <table:table-cell office:value-type="float" office:value="21.2152714729309">
                <text:p>21.2152714729309</text:p>
              </table:table-cell>
              <table:table-cell office:value-type="float" office:value="21.2486279010773">
                <text:p>21.2486279010773</text:p>
              </table:table-cell>
              <table:table-cell office:value-type="float" office:value="21.3153405189514">
                <text:p>21.3153405189514</text:p>
              </table:table-cell>
              <table:table-cell office:value-type="float" office:value="21.3486969470978">
                <text:p>21.3486969470978</text:p>
              </table:table-cell>
              <table:table-cell office:value-type="float" office:value="21.3820531368256">
                <text:p>21.3820531368256</text:p>
              </table:table-cell>
              <table:table-cell office:value-type="float" office:value="21.4154095649719">
                <text:p>21.4154095649719</text:p>
              </table:table-cell>
              <table:table-cell office:value-type="float" office:value="21.4487657546997">
                <text:p>21.4487657546997</text:p>
              </table:table-cell>
            </table:table-row>
            <table:table-row>
              <table:table-cell office:value-type="string">
                <text:p>x_disp-axis</text:p>
                <draw:g>
                  <svg:desc>flatpad2.A5:flatpad2.A5</svg:desc>
                </draw:g>
              </table:table-cell>
              <table:table-cell office:value-type="float" office:value="-0.210861661228591">
                <text:p>-0.210861661228591</text:p>
                <draw:g>
                  <svg:desc>flatpad2.B5:flatpad2.PP5</svg:desc>
                </draw:g>
              </table:table-cell>
              <table:table-cell office:value-type="float" office:value="-0.211039143811472">
                <text:p>-0.211039143811472</text:p>
              </table:table-cell>
              <table:table-cell office:value-type="float" office:value="-0.210827130729746">
                <text:p>-0.210827130729746</text:p>
              </table:table-cell>
              <table:table-cell office:value-type="float" office:value="-0.210865182098181">
                <text:p>-0.210865182098181</text:p>
              </table:table-cell>
              <table:table-cell office:value-type="float" office:value="-0.210696775794938">
                <text:p>-0.210696775794938</text:p>
              </table:table-cell>
              <table:table-cell office:value-type="float" office:value="-0.210911927943634">
                <text:p>-0.210911927943634</text:p>
              </table:table-cell>
              <table:table-cell office:value-type="float" office:value="-0.210950473804635">
                <text:p>-0.210950473804635</text:p>
              </table:table-cell>
              <table:table-cell office:value-type="float" office:value="-0.211024862440703">
                <text:p>-0.211024862440703</text:p>
              </table:table-cell>
              <table:table-cell office:value-type="float" office:value="-0.210627193214956">
                <text:p>-0.210627193214956</text:p>
              </table:table-cell>
              <table:table-cell office:value-type="float" office:value="-0.2107635905443">
                <text:p>-0.2107635905443</text:p>
              </table:table-cell>
              <table:table-cell office:value-type="float" office:value="-0.210887705957059">
                <text:p>-0.210887705957059</text:p>
              </table:table-cell>
              <table:table-cell office:value-type="float" office:value="-0.21095275449598">
                <text:p>-0.21095275449598</text:p>
              </table:table-cell>
              <table:table-cell office:value-type="float" office:value="-0.211032424231118">
                <text:p>-0.211032424231118</text:p>
              </table:table-cell>
              <table:table-cell office:value-type="float" office:value="-0.210834822066867">
                <text:p>-0.210834822066867</text:p>
              </table:table-cell>
              <table:table-cell office:value-type="float" office:value="-0.211010435146967">
                <text:p>-0.211010435146967</text:p>
              </table:table-cell>
              <table:table-cell office:value-type="float" office:value="-0.210954440204356">
                <text:p>-0.210954440204356</text:p>
              </table:table-cell>
              <table:table-cell office:value-type="float" office:value="-0.210868729798852">
                <text:p>-0.210868729798852</text:p>
              </table:table-cell>
              <table:table-cell office:value-type="float" office:value="-0.210930140983895">
                <text:p>-0.210930140983895</text:p>
              </table:table-cell>
              <table:table-cell office:value-type="float" office:value="-0.211147924324315">
                <text:p>-0.211147924324315</text:p>
              </table:table-cell>
              <table:table-cell office:value-type="float" office:value="-0.210968710808112">
                <text:p>-0.210968710808112</text:p>
              </table:table-cell>
              <table:table-cell office:value-type="float" office:value="-0.210782160081065">
                <text:p>-0.210782160081065</text:p>
              </table:table-cell>
              <table:table-cell office:value-type="float" office:value="-0.21096550539872">
                <text:p>-0.21096550539872</text:p>
              </table:table-cell>
              <table:table-cell office:value-type="float" office:value="-0.210706302465171">
                <text:p>-0.210706302465171</text:p>
              </table:table-cell>
              <table:table-cell office:value-type="float" office:value="-0.211048558824335">
                <text:p>-0.211048558824335</text:p>
              </table:table-cell>
              <table:table-cell office:value-type="float" office:value="-0.21094604154912">
                <text:p>-0.21094604154912</text:p>
              </table:table-cell>
              <table:table-cell office:value-type="float" office:value="-0.21067805624421">
                <text:p>-0.21067805624421</text:p>
              </table:table-cell>
              <table:table-cell office:value-type="float" office:value="-0.210941781907519">
                <text:p>-0.210941781907519</text:p>
              </table:table-cell>
              <table:table-cell office:value-type="float" office:value="-0.21128190168616">
                <text:p>-0.21128190168616</text:p>
              </table:table-cell>
              <table:table-cell office:value-type="float" office:value="-0.210794227029325">
                <text:p>-0.210794227029325</text:p>
              </table:table-cell>
              <table:table-cell office:value-type="float" office:value="-0.211170315927978">
                <text:p>-0.211170315927978</text:p>
              </table:table-cell>
              <table:table-cell office:value-type="float" office:value="-0.210884527839864">
                <text:p>-0.210884527839864</text:p>
              </table:table-cell>
              <table:table-cell office:value-type="float" office:value="-0.210724866819754">
                <text:p>-0.210724866819754</text:p>
              </table:table-cell>
              <table:table-cell office:value-type="float" office:value="-0.211014302246243">
                <text:p>-0.211014302246243</text:p>
              </table:table-cell>
              <table:table-cell office:value-type="float" office:value="-0.210929801277124">
                <text:p>-0.210929801277124</text:p>
              </table:table-cell>
              <table:table-cell office:value-type="float" office:value="-0.210945727614207">
                <text:p>-0.210945727614207</text:p>
              </table:table-cell>
              <table:table-cell office:value-type="float" office:value="-0.210970687685596">
                <text:p>-0.210970687685596</text:p>
              </table:table-cell>
              <table:table-cell office:value-type="float" office:value="-0.210896381036567">
                <text:p>-0.210896381036567</text:p>
              </table:table-cell>
              <table:table-cell office:value-type="float" office:value="-0.210465911812313">
                <text:p>-0.210465911812313</text:p>
              </table:table-cell>
              <table:table-cell office:value-type="float" office:value="-0.210881183461392">
                <text:p>-0.210881183461392</text:p>
              </table:table-cell>
              <table:table-cell office:value-type="float" office:value="-0.210818840803383">
                <text:p>-0.210818840803383</text:p>
              </table:table-cell>
              <table:table-cell office:value-type="float" office:value="-0.210863740888399">
                <text:p>-0.210863740888399</text:p>
              </table:table-cell>
              <table:table-cell office:value-type="float" office:value="-0.210914378724939">
                <text:p>-0.210914378724939</text:p>
              </table:table-cell>
              <table:table-cell office:value-type="float" office:value="-0.210911548980516">
                <text:p>-0.210911548980516</text:p>
              </table:table-cell>
              <table:table-cell office:value-type="float" office:value="-0.211095905374713">
                <text:p>-0.211095905374713</text:p>
              </table:table-cell>
              <table:table-cell office:value-type="float" office:value="-0.211105270439344">
                <text:p>-0.211105270439344</text:p>
              </table:table-cell>
              <table:table-cell office:value-type="float" office:value="-0.210954224492962">
                <text:p>-0.210954224492962</text:p>
              </table:table-cell>
              <table:table-cell office:value-type="float" office:value="-0.211112199102909">
                <text:p>-0.211112199102909</text:p>
              </table:table-cell>
              <table:table-cell office:value-type="float" office:value="-0.21092717575848">
                <text:p>-0.21092717575848</text:p>
              </table:table-cell>
              <table:table-cell office:value-type="float" office:value="-0.211006747137406">
                <text:p>-0.211006747137406</text:p>
              </table:table-cell>
              <table:table-cell office:value-type="float" office:value="-0.211108874468349">
                <text:p>-0.211108874468349</text:p>
              </table:table-cell>
              <table:table-cell office:value-type="float" office:value="-0.210699289846031">
                <text:p>-0.210699289846031</text:p>
              </table:table-cell>
              <table:table-cell office:value-type="float" office:value="-0.210738998791944">
                <text:p>-0.210738998791944</text:p>
              </table:table-cell>
              <table:table-cell office:value-type="float" office:value="-0.210859639292493">
                <text:p>-0.210859639292493</text:p>
              </table:table-cell>
              <table:table-cell office:value-type="float" office:value="-0.210808842447196">
                <text:p>-0.210808842447196</text:p>
              </table:table-cell>
              <table:table-cell office:value-type="float" office:value="-0.210869663650742">
                <text:p>-0.210869663650742</text:p>
              </table:table-cell>
              <table:table-cell office:value-type="float" office:value="-0.210953969094962">
                <text:p>-0.210953969094962</text:p>
              </table:table-cell>
              <table:table-cell office:value-type="float" office:value="-0.210649416147623">
                <text:p>-0.210649416147623</text:p>
              </table:table-cell>
              <table:table-cell office:value-type="float" office:value="-0.210949599491545">
                <text:p>-0.210949599491545</text:p>
              </table:table-cell>
              <table:table-cell office:value-type="float" office:value="-0.210676547063935">
                <text:p>-0.210676547063935</text:p>
              </table:table-cell>
              <table:table-cell office:value-type="float" office:value="-0.211013738257499">
                <text:p>-0.211013738257499</text:p>
              </table:table-cell>
              <table:table-cell office:value-type="float" office:value="-0.210932643869016">
                <text:p>-0.210932643869016</text:p>
              </table:table-cell>
              <table:table-cell office:value-type="float" office:value="-0.210978563499475">
                <text:p>-0.210978563499475</text:p>
              </table:table-cell>
              <table:table-cell office:value-type="float" office:value="-0.211058128937002">
                <text:p>-0.211058128937002</text:p>
              </table:table-cell>
              <table:table-cell office:value-type="float" office:value="-0.210905187043622">
                <text:p>-0.210905187043622</text:p>
              </table:table-cell>
              <table:table-cell office:value-type="float" office:value="-0.21095628902487">
                <text:p>-0.21095628902487</text:p>
              </table:table-cell>
              <table:table-cell office:value-type="float" office:value="-0.210944888450179">
                <text:p>-0.210944888450179</text:p>
              </table:table-cell>
              <table:table-cell office:value-type="float" office:value="-0.210914145632862">
                <text:p>-0.210914145632862</text:p>
              </table:table-cell>
              <table:table-cell office:value-type="float" office:value="-0.210878221094276">
                <text:p>-0.210878221094276</text:p>
              </table:table-cell>
              <table:table-cell office:value-type="float" office:value="-0.210736152564054">
                <text:p>-0.210736152564054</text:p>
              </table:table-cell>
              <table:table-cell office:value-type="float" office:value="-0.210663386774321">
                <text:p>-0.210663386774321</text:p>
              </table:table-cell>
              <table:table-cell office:value-type="float" office:value="-0.210588951215158">
                <text:p>-0.210588951215158</text:p>
              </table:table-cell>
              <table:table-cell office:value-type="float" office:value="-0.21107178901341">
                <text:p>-0.21107178901341</text:p>
              </table:table-cell>
              <table:table-cell office:value-type="float" office:value="-0.210886975394668">
                <text:p>-0.210886975394668</text:p>
              </table:table-cell>
              <table:table-cell office:value-type="float" office:value="-0.21093142699732">
                <text:p>-0.21093142699732</text:p>
              </table:table-cell>
              <table:table-cell office:value-type="float" office:value="-0.210748499334292">
                <text:p>-0.210748499334292</text:p>
              </table:table-cell>
              <table:table-cell office:value-type="float" office:value="-0.210934982922361">
                <text:p>-0.210934982922361</text:p>
              </table:table-cell>
              <table:table-cell office:value-type="float" office:value="-0.210385835299893">
                <text:p>-0.210385835299893</text:p>
              </table:table-cell>
              <table:table-cell office:value-type="float" office:value="-0.210856959139587">
                <text:p>-0.210856959139587</text:p>
              </table:table-cell>
              <table:table-cell office:value-type="float" office:value="-0.211077193297348">
                <text:p>-0.211077193297348</text:p>
              </table:table-cell>
              <table:table-cell office:value-type="float" office:value="-0.21124158732704">
                <text:p>-0.21124158732704</text:p>
              </table:table-cell>
              <table:table-cell office:value-type="float" office:value="-0.211107683733587">
                <text:p>-0.211107683733587</text:p>
              </table:table-cell>
              <table:table-cell office:value-type="float" office:value="-0.2107859115295">
                <text:p>-0.2107859115295</text:p>
              </table:table-cell>
              <table:table-cell office:value-type="float" office:value="-0.210951462226629">
                <text:p>-0.210951462226629</text:p>
              </table:table-cell>
              <table:table-cell office:value-type="float" office:value="-0.211483457785432">
                <text:p>-0.211483457785432</text:p>
              </table:table-cell>
              <table:table-cell office:value-type="float" office:value="-0.213533826934376">
                <text:p>-0.213533826934376</text:p>
              </table:table-cell>
              <table:table-cell office:value-type="float" office:value="-0.214242154335624">
                <text:p>-0.214242154335624</text:p>
              </table:table-cell>
              <table:table-cell office:value-type="float" office:value="-0.215353373165908">
                <text:p>-0.215353373165908</text:p>
              </table:table-cell>
              <table:table-cell office:value-type="float" office:value="-0.210208843003247">
                <text:p>-0.210208843003247</text:p>
              </table:table-cell>
              <table:table-cell office:value-type="float" office:value="-0.211118990650063">
                <text:p>-0.211118990650063</text:p>
              </table:table-cell>
              <table:table-cell office:value-type="float" office:value="-0.211782724580057">
                <text:p>-0.211782724580057</text:p>
              </table:table-cell>
              <table:table-cell office:value-type="float" office:value="-0.208683065746502">
                <text:p>-0.208683065746502</text:p>
              </table:table-cell>
              <table:table-cell office:value-type="float" office:value="-0.210110086719897">
                <text:p>-0.210110086719897</text:p>
              </table:table-cell>
              <table:table-cell office:value-type="float" office:value="-0.216981070893151">
                <text:p>-0.216981070893151</text:p>
              </table:table-cell>
              <table:table-cell office:value-type="float" office:value="-0.223773072509355">
                <text:p>-0.223773072509355</text:p>
              </table:table-cell>
              <table:table-cell office:value-type="float" office:value="-0.225800215696227">
                <text:p>-0.225800215696227</text:p>
              </table:table-cell>
              <table:table-cell office:value-type="float" office:value="-0.225882551990967">
                <text:p>-0.225882551990967</text:p>
              </table:table-cell>
              <table:table-cell office:value-type="float" office:value="-0.228222063791627">
                <text:p>-0.228222063791627</text:p>
              </table:table-cell>
              <table:table-cell office:value-type="float" office:value="-0.230376731113442">
                <text:p>-0.230376731113442</text:p>
              </table:table-cell>
              <table:table-cell office:value-type="float" office:value="-0.230136902216579">
                <text:p>-0.230136902216579</text:p>
              </table:table-cell>
              <table:table-cell office:value-type="float" office:value="-0.220423228686549">
                <text:p>-0.220423228686549</text:p>
              </table:table-cell>
              <table:table-cell office:value-type="float" office:value="-0.208026965198873">
                <text:p>-0.208026965198873</text:p>
              </table:table-cell>
              <table:table-cell office:value-type="float" office:value="-0.207262435617175">
                <text:p>-0.207262435617175</text:p>
              </table:table-cell>
              <table:table-cell office:value-type="float" office:value="-0.207325854792909">
                <text:p>-0.207325854792909</text:p>
              </table:table-cell>
              <table:table-cell office:value-type="float" office:value="-0.217260569005948">
                <text:p>-0.217260569005948</text:p>
              </table:table-cell>
              <table:table-cell office:value-type="float" office:value="-0.215061232003571">
                <text:p>-0.215061232003571</text:p>
              </table:table-cell>
              <table:table-cell office:value-type="float" office:value="-0.216931384302984">
                <text:p>-0.216931384302984</text:p>
              </table:table-cell>
              <table:table-cell office:value-type="float" office:value="-0.219195187777694">
                <text:p>-0.219195187777694</text:p>
              </table:table-cell>
              <table:table-cell office:value-type="float" office:value="-0.220709743299245">
                <text:p>-0.220709743299245</text:p>
              </table:table-cell>
              <table:table-cell office:value-type="float" office:value="-0.223259058570409">
                <text:p>-0.223259058570409</text:p>
              </table:table-cell>
              <table:table-cell office:value-type="float" office:value="-0.220052788247467">
                <text:p>-0.220052788247467</text:p>
              </table:table-cell>
              <table:table-cell office:value-type="float" office:value="-0.20791914877602">
                <text:p>-0.20791914877602</text:p>
              </table:table-cell>
              <table:table-cell office:value-type="float" office:value="-0.207460012043494">
                <text:p>-0.207460012043494</text:p>
              </table:table-cell>
              <table:table-cell office:value-type="float" office:value="-0.210724724039397">
                <text:p>-0.210724724039397</text:p>
              </table:table-cell>
              <table:table-cell office:value-type="float" office:value="-0.210622749772627">
                <text:p>-0.210622749772627</text:p>
              </table:table-cell>
              <table:table-cell office:value-type="float" office:value="-0.210761259685813">
                <text:p>-0.210761259685813</text:p>
              </table:table-cell>
              <table:table-cell office:value-type="float" office:value="-0.212049682217991">
                <text:p>-0.212049682217991</text:p>
              </table:table-cell>
              <table:table-cell office:value-type="float" office:value="-0.222963876846719">
                <text:p>-0.222963876846719</text:p>
              </table:table-cell>
              <table:table-cell office:value-type="float" office:value="-0.225459805907514">
                <text:p>-0.225459805907514</text:p>
              </table:table-cell>
              <table:table-cell office:value-type="float" office:value="-0.232058948890148">
                <text:p>-0.232058948890148</text:p>
              </table:table-cell>
              <table:table-cell office:value-type="float" office:value="-0.234427374581214">
                <text:p>-0.234427374581214</text:p>
              </table:table-cell>
              <table:table-cell office:value-type="float" office:value="-0.235124076345274">
                <text:p>-0.235124076345274</text:p>
              </table:table-cell>
              <table:table-cell office:value-type="float" office:value="-0.220779983015812">
                <text:p>-0.220779983015812</text:p>
              </table:table-cell>
              <table:table-cell office:value-type="float" office:value="-0.218363770340763">
                <text:p>-0.218363770340763</text:p>
              </table:table-cell>
              <table:table-cell office:value-type="float" office:value="-0.219280763586492">
                <text:p>-0.219280763586492</text:p>
              </table:table-cell>
              <table:table-cell office:value-type="float" office:value="-0.217712639680297">
                <text:p>-0.217712639680297</text:p>
              </table:table-cell>
              <table:table-cell office:value-type="float" office:value="-0.217466762148102">
                <text:p>-0.217466762148102</text:p>
              </table:table-cell>
              <table:table-cell office:value-type="float" office:value="-0.223756777093553">
                <text:p>-0.223756777093553</text:p>
              </table:table-cell>
              <table:table-cell office:value-type="float" office:value="-0.227118149998513">
                <text:p>-0.227118149998513</text:p>
              </table:table-cell>
              <table:table-cell office:value-type="float" office:value="-0.227430851086642">
                <text:p>-0.227430851086642</text:p>
              </table:table-cell>
              <table:table-cell office:value-type="float" office:value="-0.22814199084143">
                <text:p>-0.22814199084143</text:p>
              </table:table-cell>
              <table:table-cell office:value-type="float" office:value="-0.229904868616967">
                <text:p>-0.229904868616967</text:p>
              </table:table-cell>
              <table:table-cell office:value-type="float" office:value="-0.232242486537888">
                <text:p>-0.232242486537888</text:p>
              </table:table-cell>
              <table:table-cell office:value-type="float" office:value="-0.23470620905235">
                <text:p>-0.23470620905235</text:p>
              </table:table-cell>
              <table:table-cell office:value-type="float" office:value="-0.233667596859756">
                <text:p>-0.233667596859756</text:p>
              </table:table-cell>
              <table:table-cell office:value-type="float" office:value="-0.228879520423731">
                <text:p>-0.228879520423731</text:p>
              </table:table-cell>
              <table:table-cell office:value-type="float" office:value="-0.22228412001992">
                <text:p>-0.22228412001992</text:p>
              </table:table-cell>
              <table:table-cell office:value-type="float" office:value="-0.217160158151635">
                <text:p>-0.217160158151635</text:p>
              </table:table-cell>
              <table:table-cell office:value-type="float" office:value="-0.21669170907566">
                <text:p>-0.21669170907566</text:p>
              </table:table-cell>
              <table:table-cell office:value-type="float" office:value="-0.215979901886985">
                <text:p>-0.215979901886985</text:p>
              </table:table-cell>
              <table:table-cell office:value-type="float" office:value="-0.215268966853836">
                <text:p>-0.215268966853836</text:p>
              </table:table-cell>
              <table:table-cell office:value-type="float" office:value="-0.221786698950054">
                <text:p>-0.221786698950054</text:p>
              </table:table-cell>
              <table:table-cell office:value-type="float" office:value="-0.223909502310695">
                <text:p>-0.223909502310695</text:p>
              </table:table-cell>
              <table:table-cell office:value-type="float" office:value="-0.225417855502717">
                <text:p>-0.225417855502717</text:p>
              </table:table-cell>
              <table:table-cell office:value-type="float" office:value="-0.222198214091366">
                <text:p>-0.222198214091366</text:p>
              </table:table-cell>
              <table:table-cell office:value-type="float" office:value="-0.224781025895283">
                <text:p>-0.224781025895283</text:p>
              </table:table-cell>
              <table:table-cell office:value-type="float" office:value="-0.228724468111766">
                <text:p>-0.228724468111766</text:p>
              </table:table-cell>
              <table:table-cell office:value-type="float" office:value="-0.225134613434473">
                <text:p>-0.225134613434473</text:p>
              </table:table-cell>
              <table:table-cell office:value-type="float" office:value="-0.217935475280262">
                <text:p>-0.217935475280262</text:p>
              </table:table-cell>
              <table:table-cell office:value-type="float" office:value="-0.219341901222566">
                <text:p>-0.219341901222566</text:p>
              </table:table-cell>
              <table:table-cell office:value-type="float" office:value="-0.221324241623492">
                <text:p>-0.221324241623492</text:p>
              </table:table-cell>
              <table:table-cell office:value-type="float" office:value="-0.218819401834173">
                <text:p>-0.218819401834173</text:p>
              </table:table-cell>
              <table:table-cell office:value-type="float" office:value="-0.216196291241639">
                <text:p>-0.216196291241639</text:p>
              </table:table-cell>
              <table:table-cell office:value-type="float" office:value="-0.22461355556067">
                <text:p>-0.22461355556067</text:p>
              </table:table-cell>
              <table:table-cell office:value-type="float" office:value="-0.22747707897933">
                <text:p>-0.22747707897933</text:p>
              </table:table-cell>
              <table:table-cell office:value-type="float" office:value="-0.233523322650137">
                <text:p>-0.233523322650137</text:p>
              </table:table-cell>
              <table:table-cell office:value-type="float" office:value="-0.233151158096816">
                <text:p>-0.233151158096816</text:p>
              </table:table-cell>
              <table:table-cell office:value-type="float" office:value="-0.214194908302138">
                <text:p>-0.214194908302138</text:p>
              </table:table-cell>
              <table:table-cell office:value-type="float" office:value="-0.214105918274163">
                <text:p>-0.214105918274163</text:p>
              </table:table-cell>
              <table:table-cell office:value-type="float" office:value="-0.21193556292277">
                <text:p>-0.21193556292277</text:p>
              </table:table-cell>
              <table:table-cell office:value-type="float" office:value="-0.209849042661111">
                <text:p>-0.209849042661111</text:p>
              </table:table-cell>
              <table:table-cell office:value-type="float" office:value="-0.212882099300689">
                <text:p>-0.212882099300689</text:p>
              </table:table-cell>
              <table:table-cell office:value-type="float" office:value="-0.21716937148905">
                <text:p>-0.21716937148905</text:p>
              </table:table-cell>
              <table:table-cell office:value-type="float" office:value="-0.210412271609028">
                <text:p>-0.210412271609028</text:p>
              </table:table-cell>
              <table:table-cell office:value-type="float" office:value="-0.205358747549122">
                <text:p>-0.205358747549122</text:p>
              </table:table-cell>
              <table:table-cell office:value-type="float" office:value="-0.197133972179035">
                <text:p>-0.197133972179035</text:p>
              </table:table-cell>
              <table:table-cell office:value-type="float" office:value="-0.20206521814891">
                <text:p>-0.20206521814891</text:p>
              </table:table-cell>
              <table:table-cell office:value-type="float" office:value="-0.205573220830311">
                <text:p>-0.205573220830311</text:p>
              </table:table-cell>
              <table:table-cell office:value-type="float" office:value="-0.2059348473006">
                <text:p>-0.2059348473006</text:p>
              </table:table-cell>
              <table:table-cell office:value-type="float" office:value="-0.207579488049861">
                <text:p>-0.207579488049861</text:p>
              </table:table-cell>
              <table:table-cell office:value-type="float" office:value="-0.214036354683784">
                <text:p>-0.214036354683784</text:p>
              </table:table-cell>
              <table:table-cell office:value-type="float" office:value="-0.210945290814593">
                <text:p>-0.210945290814593</text:p>
              </table:table-cell>
              <table:table-cell office:value-type="float" office:value="-0.211982237571071">
                <text:p>-0.211982237571071</text:p>
              </table:table-cell>
              <table:table-cell office:value-type="float" office:value="-0.217252669458468">
                <text:p>-0.217252669458468</text:p>
              </table:table-cell>
              <table:table-cell office:value-type="float" office:value="-0.215363448244292">
                <text:p>-0.215363448244292</text:p>
              </table:table-cell>
              <table:table-cell office:value-type="float" office:value="-0.214954801906718">
                <text:p>-0.214954801906718</text:p>
              </table:table-cell>
              <table:table-cell office:value-type="float" office:value="-0.201398785563744">
                <text:p>-0.201398785563744</text:p>
              </table:table-cell>
              <table:table-cell office:value-type="float" office:value="-0.204494459604097">
                <text:p>-0.204494459604097</text:p>
              </table:table-cell>
              <table:table-cell office:value-type="float" office:value="-0.20891906079873">
                <text:p>-0.20891906079873</text:p>
              </table:table-cell>
              <table:table-cell office:value-type="float" office:value="-0.209451709152086">
                <text:p>-0.209451709152086</text:p>
              </table:table-cell>
              <table:table-cell office:value-type="float" office:value="-0.206952889927654">
                <text:p>-0.206952889927654</text:p>
              </table:table-cell>
              <table:table-cell office:value-type="float" office:value="-0.208714899813794">
                <text:p>-0.208714899813794</text:p>
              </table:table-cell>
              <table:table-cell office:value-type="float" office:value="-0.219665719395202">
                <text:p>-0.219665719395202</text:p>
              </table:table-cell>
              <table:table-cell office:value-type="float" office:value="-0.215140404828566">
                <text:p>-0.215140404828566</text:p>
              </table:table-cell>
              <table:table-cell office:value-type="float" office:value="-0.2164571252009">
                <text:p>-0.2164571252009</text:p>
              </table:table-cell>
              <table:table-cell office:value-type="float" office:value="-0.221054641876499">
                <text:p>-0.221054641876499</text:p>
              </table:table-cell>
              <table:table-cell office:value-type="float" office:value="-0.228133128573352">
                <text:p>-0.228133128573352</text:p>
              </table:table-cell>
              <table:table-cell office:value-type="float" office:value="-0.235279570945">
                <text:p>-0.235279570945</text:p>
              </table:table-cell>
              <table:table-cell office:value-type="float" office:value="-0.226938103789061">
                <text:p>-0.226938103789061</text:p>
              </table:table-cell>
              <table:table-cell office:value-type="float" office:value="-0.229237806284707">
                <text:p>-0.229237806284707</text:p>
              </table:table-cell>
              <table:table-cell office:value-type="float" office:value="-0.23014951640726">
                <text:p>-0.23014951640726</text:p>
              </table:table-cell>
              <table:table-cell office:value-type="float" office:value="-0.229117667105023">
                <text:p>-0.229117667105023</text:p>
              </table:table-cell>
              <table:table-cell office:value-type="float" office:value="-0.237028530448382">
                <text:p>-0.237028530448382</text:p>
              </table:table-cell>
              <table:table-cell office:value-type="float" office:value="-0.238457807638086">
                <text:p>-0.238457807638086</text:p>
              </table:table-cell>
              <table:table-cell office:value-type="float" office:value="-0.245301215723685">
                <text:p>-0.245301215723685</text:p>
              </table:table-cell>
              <table:table-cell office:value-type="float" office:value="-0.246472097861745">
                <text:p>-0.246472097861745</text:p>
              </table:table-cell>
              <table:table-cell office:value-type="float" office:value="-0.247881862501713">
                <text:p>-0.247881862501713</text:p>
              </table:table-cell>
              <table:table-cell office:value-type="float" office:value="-0.250754052421803">
                <text:p>-0.250754052421803</text:p>
              </table:table-cell>
              <table:table-cell office:value-type="float" office:value="-0.247810593997437">
                <text:p>-0.247810593997437</text:p>
              </table:table-cell>
              <table:table-cell office:value-type="float" office:value="-0.247339204675294">
                <text:p>-0.247339204675294</text:p>
              </table:table-cell>
              <table:table-cell office:value-type="float" office:value="-0.237403839323481">
                <text:p>-0.237403839323481</text:p>
              </table:table-cell>
              <table:table-cell office:value-type="float" office:value="-0.23558493757486">
                <text:p>-0.23558493757486</text:p>
              </table:table-cell>
              <table:table-cell office:value-type="float" office:value="-0.236052822648651">
                <text:p>-0.236052822648651</text:p>
              </table:table-cell>
              <table:table-cell office:value-type="float" office:value="-0.233322670731856">
                <text:p>-0.233322670731856</text:p>
              </table:table-cell>
              <table:table-cell office:value-type="float" office:value="-0.232549775634735">
                <text:p>-0.232549775634735</text:p>
              </table:table-cell>
              <table:table-cell office:value-type="float" office:value="-0.245093128581658">
                <text:p>-0.245093128581658</text:p>
              </table:table-cell>
              <table:table-cell office:value-type="float" office:value="-0.247105692876097">
                <text:p>-0.247105692876097</text:p>
              </table:table-cell>
              <table:table-cell office:value-type="float" office:value="-0.248933066641632">
                <text:p>-0.248933066641632</text:p>
              </table:table-cell>
              <table:table-cell office:value-type="float" office:value="-0.251514898421666">
                <text:p>-0.251514898421666</text:p>
              </table:table-cell>
              <table:table-cell office:value-type="float" office:value="-0.249649023524361">
                <text:p>-0.249649023524361</text:p>
              </table:table-cell>
              <table:table-cell office:value-type="float" office:value="-0.249118972114234">
                <text:p>-0.249118972114234</text:p>
              </table:table-cell>
              <table:table-cell office:value-type="float" office:value="-0.248713588188087">
                <text:p>-0.248713588188087</text:p>
              </table:table-cell>
              <table:table-cell office:value-type="float" office:value="-0.249559683549411">
                <text:p>-0.249559683549411</text:p>
              </table:table-cell>
              <table:table-cell office:value-type="float" office:value="-0.238734268754086">
                <text:p>-0.238734268754086</text:p>
              </table:table-cell>
              <table:table-cell office:value-type="float" office:value="-0.235503285624569">
                <text:p>-0.235503285624569</text:p>
              </table:table-cell>
              <table:table-cell office:value-type="float" office:value="-0.234220815155314">
                <text:p>-0.234220815155314</text:p>
              </table:table-cell>
              <table:table-cell office:value-type="float" office:value="-0.232456118940652">
                <text:p>-0.232456118940652</text:p>
              </table:table-cell>
              <table:table-cell office:value-type="float" office:value="-0.232016456926627">
                <text:p>-0.232016456926627</text:p>
              </table:table-cell>
              <table:table-cell office:value-type="float" office:value="-0.237929593369458">
                <text:p>-0.237929593369458</text:p>
              </table:table-cell>
              <table:table-cell office:value-type="float" office:value="-0.245640146331777">
                <text:p>-0.245640146331777</text:p>
              </table:table-cell>
              <table:table-cell office:value-type="float" office:value="-0.249730076693266">
                <text:p>-0.249730076693266</text:p>
              </table:table-cell>
              <table:table-cell office:value-type="float" office:value="-0.249873033801041">
                <text:p>-0.249873033801041</text:p>
              </table:table-cell>
              <table:table-cell office:value-type="float" office:value="-0.253044258814186">
                <text:p>-0.253044258814186</text:p>
              </table:table-cell>
              <table:table-cell office:value-type="float" office:value="-0.254635115434842">
                <text:p>-0.254635115434842</text:p>
              </table:table-cell>
              <table:table-cell office:value-type="float" office:value="-0.254316336197814">
                <text:p>-0.254316336197814</text:p>
              </table:table-cell>
              <table:table-cell office:value-type="float" office:value="-0.245201434113662">
                <text:p>-0.245201434113662</text:p>
              </table:table-cell>
              <table:table-cell office:value-type="float" office:value="-0.24149488223878">
                <text:p>-0.24149488223878</text:p>
              </table:table-cell>
              <table:table-cell office:value-type="float" office:value="-0.239229546229444">
                <text:p>-0.239229546229444</text:p>
              </table:table-cell>
              <table:table-cell office:value-type="float" office:value="-0.236966797121034">
                <text:p>-0.236966797121034</text:p>
              </table:table-cell>
              <table:table-cell office:value-type="float" office:value="-0.238107154987895">
                <text:p>-0.238107154987895</text:p>
              </table:table-cell>
              <table:table-cell office:value-type="float" office:value="-0.244714140898891">
                <text:p>-0.244714140898891</text:p>
              </table:table-cell>
              <table:table-cell office:value-type="float" office:value="-0.245875085285425">
                <text:p>-0.245875085285425</text:p>
              </table:table-cell>
              <table:table-cell office:value-type="float" office:value="-0.247163384424696">
                <text:p>-0.247163384424696</text:p>
              </table:table-cell>
              <table:table-cell office:value-type="float" office:value="-0.247332578958104">
                <text:p>-0.247332578958104</text:p>
              </table:table-cell>
              <table:table-cell office:value-type="float" office:value="-0.250093460018753">
                <text:p>-0.250093460018753</text:p>
              </table:table-cell>
              <table:table-cell office:value-type="float" office:value="-0.249819099726913">
                <text:p>-0.249819099726913</text:p>
              </table:table-cell>
              <table:table-cell office:value-type="float" office:value="-0.250611826635951">
                <text:p>-0.250611826635951</text:p>
              </table:table-cell>
              <table:table-cell office:value-type="float" office:value="-0.249357206475175">
                <text:p>-0.249357206475175</text:p>
              </table:table-cell>
              <table:table-cell office:value-type="float" office:value="-0.243552913228669">
                <text:p>-0.243552913228669</text:p>
              </table:table-cell>
              <table:table-cell office:value-type="float" office:value="-0.235000084258186">
                <text:p>-0.235000084258186</text:p>
              </table:table-cell>
              <table:table-cell office:value-type="float" office:value="-0.235138448832315">
                <text:p>-0.235138448832315</text:p>
              </table:table-cell>
              <table:table-cell office:value-type="float" office:value="-0.233147264230889">
                <text:p>-0.233147264230889</text:p>
              </table:table-cell>
              <table:table-cell office:value-type="float" office:value="-0.232464608572289">
                <text:p>-0.232464608572289</text:p>
              </table:table-cell>
              <table:table-cell office:value-type="float" office:value="-0.236991663311757">
                <text:p>-0.236991663311757</text:p>
              </table:table-cell>
              <table:table-cell office:value-type="float" office:value="-0.238406462822488">
                <text:p>-0.238406462822488</text:p>
              </table:table-cell>
              <table:table-cell office:value-type="float" office:value="-0.237645134377794">
                <text:p>-0.237645134377794</text:p>
              </table:table-cell>
              <table:table-cell office:value-type="float" office:value="-0.236249265982215">
                <text:p>-0.236249265982215</text:p>
              </table:table-cell>
              <table:table-cell office:value-type="float" office:value="-0.23786289098426">
                <text:p>-0.23786289098426</text:p>
              </table:table-cell>
              <table:table-cell office:value-type="float" office:value="-0.241390095909358">
                <text:p>-0.241390095909358</text:p>
              </table:table-cell>
              <table:table-cell office:value-type="float" office:value="-0.236016141543973">
                <text:p>-0.236016141543973</text:p>
              </table:table-cell>
              <table:table-cell office:value-type="float" office:value="-0.232530358085446">
                <text:p>-0.232530358085446</text:p>
              </table:table-cell>
              <table:table-cell office:value-type="float" office:value="-0.224671625953229">
                <text:p>-0.224671625953229</text:p>
              </table:table-cell>
              <table:table-cell office:value-type="float" office:value="-0.22341018065788">
                <text:p>-0.22341018065788</text:p>
              </table:table-cell>
              <table:table-cell office:value-type="float" office:value="-0.227655273103043">
                <text:p>-0.227655273103043</text:p>
              </table:table-cell>
              <table:table-cell office:value-type="float" office:value="-0.226475864012064">
                <text:p>-0.226475864012064</text:p>
              </table:table-cell>
              <table:table-cell office:value-type="float" office:value="-0.226165640272497">
                <text:p>-0.226165640272497</text:p>
              </table:table-cell>
              <table:table-cell office:value-type="float" office:value="-0.236952549334288">
                <text:p>-0.236952549334288</text:p>
              </table:table-cell>
              <table:table-cell office:value-type="float" office:value="-0.235629527662166">
                <text:p>-0.235629527662166</text:p>
              </table:table-cell>
              <table:table-cell office:value-type="float" office:value="-0.239479984589909">
                <text:p>-0.239479984589909</text:p>
              </table:table-cell>
              <table:table-cell office:value-type="float" office:value="-0.243440426141126">
                <text:p>-0.243440426141126</text:p>
              </table:table-cell>
              <table:table-cell office:value-type="float" office:value="-0.243628108461327">
                <text:p>-0.243628108461327</text:p>
              </table:table-cell>
              <table:table-cell office:value-type="float" office:value="-0.232954220309121">
                <text:p>-0.232954220309121</text:p>
              </table:table-cell>
              <table:table-cell office:value-type="float" office:value="-0.228223940554279">
                <text:p>-0.228223940554279</text:p>
              </table:table-cell>
              <table:table-cell office:value-type="float" office:value="-0.222593470152199">
                <text:p>-0.222593470152199</text:p>
              </table:table-cell>
              <table:table-cell office:value-type="float" office:value="-0.224155775423842">
                <text:p>-0.224155775423842</text:p>
              </table:table-cell>
              <table:table-cell office:value-type="float" office:value="-0.220863948052827">
                <text:p>-0.220863948052827</text:p>
              </table:table-cell>
              <table:table-cell office:value-type="float" office:value="-0.225074984105456">
                <text:p>-0.225074984105456</text:p>
              </table:table-cell>
              <table:table-cell office:value-type="float" office:value="-0.227823874563717">
                <text:p>-0.227823874563717</text:p>
              </table:table-cell>
              <table:table-cell office:value-type="float" office:value="-0.232941709385022">
                <text:p>-0.232941709385022</text:p>
              </table:table-cell>
              <table:table-cell office:value-type="float" office:value="-0.234363727769561">
                <text:p>-0.234363727769561</text:p>
              </table:table-cell>
              <table:table-cell office:value-type="float" office:value="-0.233889784259002">
                <text:p>-0.233889784259002</text:p>
              </table:table-cell>
              <table:table-cell office:value-type="float" office:value="-0.235743435509543">
                <text:p>-0.235743435509543</text:p>
              </table:table-cell>
              <table:table-cell office:value-type="float" office:value="-0.240274384465797">
                <text:p>-0.240274384465797</text:p>
              </table:table-cell>
              <table:table-cell office:value-type="float" office:value="-0.243399796660986">
                <text:p>-0.243399796660986</text:p>
              </table:table-cell>
              <table:table-cell office:value-type="float" office:value="-0.23699752886171">
                <text:p>-0.23699752886171</text:p>
              </table:table-cell>
              <table:table-cell office:value-type="float" office:value="-0.232122127855299">
                <text:p>-0.232122127855299</text:p>
              </table:table-cell>
              <table:table-cell office:value-type="float" office:value="-0.234001990936353">
                <text:p>-0.234001990936353</text:p>
              </table:table-cell>
              <table:table-cell office:value-type="float" office:value="-0.233772835316116">
                <text:p>-0.233772835316116</text:p>
              </table:table-cell>
              <table:table-cell office:value-type="float" office:value="-0.233360849467423">
                <text:p>-0.233360849467423</text:p>
              </table:table-cell>
              <table:table-cell office:value-type="float" office:value="-0.242787990175568">
                <text:p>-0.242787990175568</text:p>
              </table:table-cell>
              <table:table-cell office:value-type="float" office:value="-0.239579143778395">
                <text:p>-0.239579143778395</text:p>
              </table:table-cell>
              <table:table-cell office:value-type="float" office:value="-0.23905262072728">
                <text:p>-0.23905262072728</text:p>
              </table:table-cell>
              <table:table-cell office:value-type="float" office:value="-0.242216038572041">
                <text:p>-0.242216038572041</text:p>
              </table:table-cell>
              <table:table-cell office:value-type="float" office:value="-0.245552934662856">
                <text:p>-0.245552934662856</text:p>
              </table:table-cell>
              <table:table-cell office:value-type="float" office:value="-0.247409093399195">
                <text:p>-0.247409093399195</text:p>
              </table:table-cell>
              <table:table-cell office:value-type="float" office:value="-0.253984013634006">
                <text:p>-0.253984013634006</text:p>
              </table:table-cell>
              <table:table-cell office:value-type="float" office:value="-0.250502887284055">
                <text:p>-0.250502887284055</text:p>
              </table:table-cell>
              <table:table-cell office:value-type="float" office:value="-0.245545167072761">
                <text:p>-0.245545167072761</text:p>
              </table:table-cell>
              <table:table-cell office:value-type="float" office:value="-0.239767361693572">
                <text:p>-0.239767361693572</text:p>
              </table:table-cell>
              <table:table-cell office:value-type="float" office:value="-0.240781265999225">
                <text:p>-0.240781265999225</text:p>
              </table:table-cell>
              <table:table-cell office:value-type="float" office:value="-0.239785126940508">
                <text:p>-0.239785126940508</text:p>
              </table:table-cell>
              <table:table-cell office:value-type="float" office:value="-0.240130868592047">
                <text:p>-0.240130868592047</text:p>
              </table:table-cell>
              <table:table-cell office:value-type="float" office:value="-0.244002814075362">
                <text:p>-0.244002814075362</text:p>
              </table:table-cell>
              <table:table-cell office:value-type="float" office:value="-0.256202437443991">
                <text:p>-0.256202437443991</text:p>
              </table:table-cell>
              <table:table-cell office:value-type="float" office:value="-0.254288599896141">
                <text:p>-0.254288599896141</text:p>
              </table:table-cell>
              <table:table-cell office:value-type="float" office:value="-0.259225193401228">
                <text:p>-0.259225193401228</text:p>
              </table:table-cell>
              <table:table-cell office:value-type="float" office:value="-0.258348793617101">
                <text:p>-0.258348793617101</text:p>
              </table:table-cell>
              <table:table-cell office:value-type="float" office:value="-0.260626690182447">
                <text:p>-0.260626690182447</text:p>
              </table:table-cell>
              <table:table-cell office:value-type="float" office:value="-0.263508028207301">
                <text:p>-0.263508028207301</text:p>
              </table:table-cell>
              <table:table-cell office:value-type="float" office:value="-0.263459205323321">
                <text:p>-0.263459205323321</text:p>
              </table:table-cell>
              <table:table-cell office:value-type="float" office:value="-0.26364613744354">
                <text:p>-0.26364613744354</text:p>
              </table:table-cell>
              <table:table-cell office:value-type="float" office:value="-0.264037895001831">
                <text:p>-0.264037895001831</text:p>
              </table:table-cell>
              <table:table-cell office:value-type="float" office:value="-0.263348575429992">
                <text:p>-0.263348575429992</text:p>
              </table:table-cell>
              <table:table-cell office:value-type="float" office:value="-0.254847635710885">
                <text:p>-0.254847635710885</text:p>
              </table:table-cell>
              <table:table-cell office:value-type="float" office:value="-0.254459449550963">
                <text:p>-0.254459449550963</text:p>
              </table:table-cell>
              <table:table-cell office:value-type="float" office:value="-0.253384431070109">
                <text:p>-0.253384431070109</text:p>
              </table:table-cell>
              <table:table-cell office:value-type="float" office:value="-0.254449361541601">
                <text:p>-0.254449361541601</text:p>
              </table:table-cell>
              <table:table-cell office:value-type="float" office:value="-0.256817207204855">
                <text:p>-0.256817207204855</text:p>
              </table:table-cell>
              <table:table-cell office:value-type="float" office:value="-0.265697601066695">
                <text:p>-0.265697601066695</text:p>
              </table:table-cell>
              <table:table-cell office:value-type="float" office:value="-0.269268533996777">
                <text:p>-0.269268533996777</text:p>
              </table:table-cell>
              <table:table-cell office:value-type="float" office:value="-0.269429007529444">
                <text:p>-0.269429007529444</text:p>
              </table:table-cell>
              <table:table-cell office:value-type="float" office:value="-0.266934565876928">
                <text:p>-0.266934565876928</text:p>
              </table:table-cell>
              <table:table-cell office:value-type="float" office:value="-0.270481691061288">
                <text:p>-0.270481691061288</text:p>
              </table:table-cell>
              <table:table-cell office:value-type="float" office:value="-0.276040659953177">
                <text:p>-0.276040659953177</text:p>
              </table:table-cell>
              <table:table-cell office:value-type="float" office:value="-0.267258396576885">
                <text:p>-0.267258396576885</text:p>
              </table:table-cell>
              <table:table-cell office:value-type="float" office:value="-0.265480262500978">
                <text:p>-0.265480262500978</text:p>
              </table:table-cell>
              <table:table-cell office:value-type="float" office:value="-0.264053406139914">
                <text:p>-0.264053406139914</text:p>
              </table:table-cell>
              <table:table-cell office:value-type="float" office:value="-0.264830309963921">
                <text:p>-0.264830309963921</text:p>
              </table:table-cell>
              <table:table-cell office:value-type="float" office:value="-0.265484843660604">
                <text:p>-0.265484843660604</text:p>
              </table:table-cell>
              <table:table-cell office:value-type="float" office:value="-0.270940313201388">
                <text:p>-0.270940313201388</text:p>
              </table:table-cell>
              <table:table-cell office:value-type="float" office:value="-0.276890391807901">
                <text:p>-0.276890391807901</text:p>
              </table:table-cell>
              <table:table-cell office:value-type="float" office:value="-0.275909386257336">
                <text:p>-0.275909386257336</text:p>
              </table:table-cell>
              <table:table-cell office:value-type="float" office:value="-0.271769608978327">
                <text:p>-0.271769608978327</text:p>
              </table:table-cell>
              <table:table-cell office:value-type="float" office:value="-0.270304182416726">
                <text:p>-0.270304182416726</text:p>
              </table:table-cell>
              <table:table-cell office:value-type="float" office:value="-0.287912638040685">
                <text:p>-0.287912638040685</text:p>
              </table:table-cell>
              <table:table-cell office:value-type="float" office:value="-0.277090220553605">
                <text:p>-0.277090220553605</text:p>
              </table:table-cell>
              <table:table-cell office:value-type="float" office:value="-0.280074829511833">
                <text:p>-0.280074829511833</text:p>
              </table:table-cell>
              <table:table-cell office:value-type="float" office:value="-0.273128336538459">
                <text:p>-0.273128336538459</text:p>
              </table:table-cell>
              <table:table-cell office:value-type="float" office:value="-0.273825429564968">
                <text:p>-0.273825429564968</text:p>
              </table:table-cell>
              <table:table-cell office:value-type="float" office:value="-0.271363179545888">
                <text:p>-0.271363179545888</text:p>
              </table:table-cell>
              <table:table-cell office:value-type="float" office:value="-0.277379061480387">
                <text:p>-0.277379061480387</text:p>
              </table:table-cell>
              <table:table-cell office:value-type="float" office:value="-0.278919027173641">
                <text:p>-0.278919027173641</text:p>
              </table:table-cell>
              <table:table-cell office:value-type="float" office:value="-0.271721266521166">
                <text:p>-0.271721266521166</text:p>
              </table:table-cell>
              <table:table-cell office:value-type="float" office:value="-0.275119829553954">
                <text:p>-0.275119829553954</text:p>
              </table:table-cell>
              <table:table-cell office:value-type="float" office:value="-0.279856554576463">
                <text:p>-0.279856554576463</text:p>
              </table:table-cell>
              <table:table-cell office:value-type="float" office:value="-0.278367037122894">
                <text:p>-0.278367037122894</text:p>
              </table:table-cell>
              <table:table-cell office:value-type="float" office:value="-0.278702300423632">
                <text:p>-0.278702300423632</text:p>
              </table:table-cell>
              <table:table-cell office:value-type="float" office:value="-0.278371204592951">
                <text:p>-0.278371204592951</text:p>
              </table:table-cell>
              <table:table-cell office:value-type="float" office:value="-0.277812144049921">
                <text:p>-0.277812144049921</text:p>
              </table:table-cell>
              <table:table-cell office:value-type="float" office:value="-0.278624826580724">
                <text:p>-0.278624826580724</text:p>
              </table:table-cell>
              <table:table-cell office:value-type="float" office:value="-0.277833853794959">
                <text:p>-0.277833853794959</text:p>
              </table:table-cell>
              <table:table-cell office:value-type="float" office:value="-0.277609658747846">
                <text:p>-0.277609658747846</text:p>
              </table:table-cell>
              <table:table-cell office:value-type="float" office:value="-0.278177448294894">
                <text:p>-0.278177448294894</text:p>
              </table:table-cell>
              <table:table-cell office:value-type="float" office:value="-0.277610361198292">
                <text:p>-0.277610361198292</text:p>
              </table:table-cell>
              <table:table-cell office:value-type="float" office:value="-0.277772992618963">
                <text:p>-0.277772992618963</text:p>
              </table:table-cell>
              <table:table-cell office:value-type="float" office:value="-0.277863439563604">
                <text:p>-0.277863439563604</text:p>
              </table:table-cell>
              <table:table-cell office:value-type="float" office:value="-0.277915063607493">
                <text:p>-0.277915063607493</text:p>
              </table:table-cell>
              <table:table-cell office:value-type="float" office:value="-0.277977472961731">
                <text:p>-0.277977472961731</text:p>
              </table:table-cell>
              <table:table-cell office:value-type="float" office:value="-0.277940311366727">
                <text:p>-0.277940311366727</text:p>
              </table:table-cell>
              <table:table-cell office:value-type="float" office:value="-0.277838288925835">
                <text:p>-0.277838288925835</text:p>
              </table:table-cell>
              <table:table-cell office:value-type="float" office:value="-0.277819929445291">
                <text:p>-0.277819929445291</text:p>
              </table:table-cell>
              <table:table-cell office:value-type="float" office:value="-0.277638614965704">
                <text:p>-0.277638614965704</text:p>
              </table:table-cell>
              <table:table-cell office:value-type="float" office:value="-0.277667313900169">
                <text:p>-0.277667313900169</text:p>
              </table:table-cell>
              <table:table-cell office:value-type="float" office:value="-0.278114035568244">
                <text:p>-0.278114035568244</text:p>
              </table:table-cell>
              <table:table-cell office:value-type="float" office:value="-0.277793708679827">
                <text:p>-0.277793708679827</text:p>
              </table:table-cell>
              <table:table-cell office:value-type="float" office:value="-0.277800646848346">
                <text:p>-0.277800646848346</text:p>
              </table:table-cell>
              <table:table-cell office:value-type="float" office:value="-0.277636060454023">
                <text:p>-0.277636060454023</text:p>
              </table:table-cell>
              <table:table-cell office:value-type="float" office:value="-0.277719891663755">
                <text:p>-0.277719891663755</text:p>
              </table:table-cell>
              <table:table-cell office:value-type="float" office:value="-0.277916190719235">
                <text:p>-0.277916190719235</text:p>
              </table:table-cell>
              <table:table-cell office:value-type="float" office:value="-0.277873287798564">
                <text:p>-0.277873287798564</text:p>
              </table:table-cell>
              <table:table-cell office:value-type="float" office:value="-0.278062580171699">
                <text:p>-0.278062580171699</text:p>
              </table:table-cell>
              <table:table-cell office:value-type="float" office:value="-0.277865738778187">
                <text:p>-0.277865738778187</text:p>
              </table:table-cell>
              <table:table-cell office:value-type="float" office:value="-0.277928117409831">
                <text:p>-0.277928117409831</text:p>
              </table:table-cell>
              <table:table-cell office:value-type="float" office:value="-0.277775857149302">
                <text:p>-0.277775857149302</text:p>
              </table:table-cell>
              <table:table-cell office:value-type="float" office:value="-0.277969345614408">
                <text:p>-0.277969345614408</text:p>
              </table:table-cell>
              <table:table-cell office:value-type="float" office:value="-0.277749258866611">
                <text:p>-0.277749258866611</text:p>
              </table:table-cell>
              <table:table-cell office:value-type="float" office:value="-0.277520614470207">
                <text:p>-0.277520614470207</text:p>
              </table:table-cell>
              <table:table-cell office:value-type="float" office:value="-0.277711252060169">
                <text:p>-0.277711252060169</text:p>
              </table:table-cell>
              <table:table-cell office:value-type="float" office:value="-0.277939356095686">
                <text:p>-0.277939356095686</text:p>
              </table:table-cell>
              <table:table-cell office:value-type="float" office:value="-0.277882092837072">
                <text:p>-0.277882092837072</text:p>
              </table:table-cell>
              <table:table-cell office:value-type="float" office:value="-0.277555353216248">
                <text:p>-0.277555353216248</text:p>
              </table:table-cell>
              <table:table-cell office:value-type="float" office:value="-0.277580383703722">
                <text:p>-0.277580383703722</text:p>
              </table:table-cell>
              <table:table-cell office:value-type="float" office:value="-0.277616240271158">
                <text:p>-0.277616240271158</text:p>
              </table:table-cell>
              <table:table-cell office:value-type="float" office:value="-0.277540872700001">
                <text:p>-0.277540872700001</text:p>
              </table:table-cell>
              <table:table-cell office:value-type="float" office:value="-0.278439086023628">
                <text:p>-0.278439086023628</text:p>
              </table:table-cell>
              <table:table-cell office:value-type="float" office:value="-0.277785106459588">
                <text:p>-0.277785106459588</text:p>
              </table:table-cell>
              <table:table-cell office:value-type="float" office:value="-0.277764513865107">
                <text:p>-0.277764513865107</text:p>
              </table:table-cell>
              <table:table-cell office:value-type="float" office:value="-0.277928287857108">
                <text:p>-0.277928287857108</text:p>
              </table:table-cell>
              <table:table-cell office:value-type="float" office:value="-0.277714954464426">
                <text:p>-0.277714954464426</text:p>
              </table:table-cell>
              <table:table-cell office:value-type="float" office:value="-0.278219476677636">
                <text:p>-0.278219476677636</text:p>
              </table:table-cell>
              <table:table-cell office:value-type="float" office:value="-0.277967498329543">
                <text:p>-0.277967498329543</text:p>
              </table:table-cell>
              <table:table-cell office:value-type="float" office:value="-0.277821728082414">
                <text:p>-0.277821728082414</text:p>
              </table:table-cell>
              <table:table-cell office:value-type="float" office:value="-0.277810594593747">
                <text:p>-0.277810594593747</text:p>
              </table:table-cell>
              <table:table-cell office:value-type="float" office:value="-0.277699915255904">
                <text:p>-0.277699915255904</text:p>
              </table:table-cell>
              <table:table-cell office:value-type="float" office:value="-0.277728804257872">
                <text:p>-0.277728804257872</text:p>
              </table:table-cell>
              <table:table-cell office:value-type="float" office:value="-0.277847987470533">
                <text:p>-0.277847987470533</text:p>
              </table:table-cell>
              <table:table-cell office:value-type="float" office:value="-0.277653974703265">
                <text:p>-0.277653974703265</text:p>
              </table:table-cell>
              <table:table-cell office:value-type="float" office:value="-0.277581966557571">
                <text:p>-0.277581966557571</text:p>
              </table:table-cell>
              <table:table-cell office:value-type="float" office:value="-0.278290652751561">
                <text:p>-0.278290652751561</text:p>
              </table:table-cell>
              <table:table-cell office:value-type="float" office:value="-0.277901459676079">
                <text:p>-0.277901459676079</text:p>
              </table:table-cell>
              <table:table-cell office:value-type="float" office:value="-0.277678957920601">
                <text:p>-0.277678957920601</text:p>
              </table:table-cell>
              <table:table-cell office:value-type="float" office:value="-0.278266075673736">
                <text:p>-0.278266075673736</text:p>
              </table:table-cell>
              <table:table-cell office:value-type="float" office:value="-0.278187969376994">
                <text:p>-0.278187969376994</text:p>
              </table:table-cell>
              <table:table-cell office:value-type="float" office:value="-0.277751640243456">
                <text:p>-0.277751640243456</text:p>
              </table:table-cell>
              <table:table-cell office:value-type="float" office:value="-0.277761998570904">
                <text:p>-0.277761998570904</text:p>
              </table:table-cell>
              <table:table-cell office:value-type="float" office:value="-0.277980439036827">
                <text:p>-0.277980439036827</text:p>
              </table:table-cell>
              <table:table-cell office:value-type="float" office:value="-0.277841983304154">
                <text:p>-0.277841983304154</text:p>
              </table:table-cell>
              <table:table-cell office:value-type="float" office:value="-0.277816039297645">
                <text:p>-0.277816039297645</text:p>
              </table:table-cell>
              <table:table-cell office:value-type="float" office:value="-0.277651455524627">
                <text:p>-0.277651455524627</text:p>
              </table:table-cell>
              <table:table-cell office:value-type="float" office:value="-0.277615465016562">
                <text:p>-0.277615465016562</text:p>
              </table:table-cell>
              <table:table-cell office:value-type="float" office:value="-0.278126404006311">
                <text:p>-0.278126404006311</text:p>
              </table:table-cell>
              <table:table-cell office:value-type="float" office:value="-0.277736255539486">
                <text:p>-0.277736255539486</text:p>
              </table:table-cell>
              <table:table-cell office:value-type="float" office:value="-0.277923183905355">
                <text:p>-0.277923183905355</text:p>
              </table:table-cell>
              <table:table-cell office:value-type="float" office:value="-0.277646467318529">
                <text:p>-0.277646467318529</text:p>
              </table:table-cell>
              <table:table-cell office:value-type="float" office:value="-0.277786547493411">
                <text:p>-0.277786547493411</text:p>
              </table:table-cell>
              <table:table-cell office:value-type="float" office:value="-0.277747399536595">
                <text:p>-0.277747399536595</text:p>
              </table:table-cell>
              <table:table-cell office:value-type="float" office:value="-0.277825361488846">
                <text:p>-0.277825361488846</text:p>
              </table:table-cell>
              <table:table-cell office:value-type="float" office:value="-0.278160785087897">
                <text:p>-0.278160785087897</text:p>
              </table:table-cell>
              <table:table-cell office:value-type="float" office:value="-0.278253450798545">
                <text:p>-0.278253450798545</text:p>
              </table:table-cell>
              <table:table-cell office:value-type="float" office:value="-0.278078432311024">
                <text:p>-0.278078432311024</text:p>
              </table:table-cell>
              <table:table-cell office:value-type="float" office:value="-0.27825963824634">
                <text:p>-0.27825963824634</text:p>
              </table:table-cell>
              <table:table-cell office:value-type="float" office:value="-0.277689359446679">
                <text:p>-0.277689359446679</text:p>
              </table:table-cell>
              <table:table-cell office:value-type="float" office:value="-0.277760031475574">
                <text:p>-0.277760031475574</text:p>
              </table:table-cell>
              <table:table-cell office:value-type="float" office:value="-0.27754195137923">
                <text:p>-0.27754195137923</text:p>
              </table:table-cell>
              <table:table-cell office:value-type="float" office:value="-0.277869989727761">
                <text:p>-0.277869989727761</text:p>
              </table:table-cell>
              <table:table-cell office:value-type="float" office:value="-0.277797156751855">
                <text:p>-0.277797156751855</text:p>
              </table:table-cell>
              <table:table-cell office:value-type="float" office:value="-0.277626798950472">
                <text:p>-0.277626798950472</text:p>
              </table:table-cell>
              <table:table-cell office:value-type="float" office:value="-0.278089641305597">
                <text:p>-0.278089641305597</text:p>
              </table:table-cell>
              <table:table-cell office:value-type="float" office:value="-0.277644186842591">
                <text:p>-0.277644186842591</text:p>
              </table:table-cell>
              <table:table-cell office:value-type="float" office:value="-0.277875941087152">
                <text:p>-0.277875941087152</text:p>
              </table:table-cell>
              <table:table-cell office:value-type="float" office:value="-0.277767570813378">
                <text:p>-0.277767570813378</text:p>
              </table:table-cell>
              <table:table-cell office:value-type="float" office:value="-0.277709443480674">
                <text:p>-0.277709443480674</text:p>
              </table:table-cell>
              <table:table-cell office:value-type="float" office:value="-0.27746406790283">
                <text:p>-0.27746406790283</text:p>
              </table:table-cell>
              <table:table-cell office:value-type="float" office:value="-0.277855347541532">
                <text:p>-0.277855347541532</text:p>
              </table:table-cell>
              <table:table-cell office:value-type="float" office:value="-0.277768607762289">
                <text:p>-0.277768607762289</text:p>
              </table:table-cell>
              <table:table-cell office:value-type="float" office:value="-0.277826208026052">
                <text:p>-0.277826208026052</text:p>
              </table:table-cell>
              <table:table-cell office:value-type="float" office:value="-0.277868289215169">
                <text:p>-0.277868289215169</text:p>
              </table:table-cell>
              <table:table-cell office:value-type="float" office:value="-0.277999608706982">
                <text:p>-0.277999608706982</text:p>
              </table:table-cell>
              <table:table-cell office:value-type="float" office:value="-0.278100952025438">
                <text:p>-0.278100952025438</text:p>
              </table:table-cell>
              <table:table-cell office:value-type="float" office:value="-0.277784842563581">
                <text:p>-0.277784842563581</text:p>
              </table:table-cell>
              <table:table-cell office:value-type="float" office:value="-0.278162246499046">
                <text:p>-0.278162246499046</text:p>
              </table:table-cell>
              <table:table-cell office:value-type="float" office:value="-0.27775194882875">
                <text:p>-0.27775194882875</text:p>
              </table:table-cell>
            </table:table-row>
            <table:table-row>
              <table:table-cell office:value-type="string">
                <text:p>y_disp-axis</text:p>
                <draw:g>
                  <svg:desc>flatpad2.A6:flatpad2.A6</svg:desc>
                </draw:g>
              </table:table-cell>
              <table:table-cell office:value-type="float" office:value="0.308676979348493">
                <text:p>0.308676979348493</text:p>
                <draw:g>
                  <svg:desc>flatpad2.B6:flatpad2.PP6</svg:desc>
                </draw:g>
              </table:table-cell>
              <table:table-cell office:value-type="float" office:value="0.308691184426375">
                <text:p>0.308691184426375</text:p>
              </table:table-cell>
              <table:table-cell office:value-type="float" office:value="0.308665644384639">
                <text:p>0.308665644384639</text:p>
              </table:table-cell>
              <table:table-cell office:value-type="float" office:value="0.308672970259606">
                <text:p>0.308672970259606</text:p>
              </table:table-cell>
              <table:table-cell office:value-type="float" office:value="0.308651619581758">
                <text:p>0.308651619581758</text:p>
              </table:table-cell>
              <table:table-cell office:value-type="float" office:value="0.30866136528586">
                <text:p>0.30866136528586</text:p>
              </table:table-cell>
              <table:table-cell office:value-type="float" office:value="0.308693726163045">
                <text:p>0.308693726163045</text:p>
              </table:table-cell>
              <table:table-cell office:value-type="float" office:value="0.308723911101469">
                <text:p>0.308723911101469</text:p>
              </table:table-cell>
              <table:table-cell office:value-type="float" office:value="0.30865179564861">
                <text:p>0.30865179564861</text:p>
              </table:table-cell>
              <table:table-cell office:value-type="float" office:value="0.308647430014459">
                <text:p>0.308647430014459</text:p>
              </table:table-cell>
              <table:table-cell office:value-type="float" office:value="0.308673870717562">
                <text:p>0.308673870717562</text:p>
              </table:table-cell>
              <table:table-cell office:value-type="float" office:value="0.308681809127097">
                <text:p>0.308681809127097</text:p>
              </table:table-cell>
              <table:table-cell office:value-type="float" office:value="0.308680254445078">
                <text:p>0.308680254445078</text:p>
              </table:table-cell>
              <table:table-cell office:value-type="float" office:value="0.308660017613296">
                <text:p>0.308660017613296</text:p>
              </table:table-cell>
              <table:table-cell office:value-type="float" office:value="0.30867137267095">
                <text:p>0.30867137267095</text:p>
              </table:table-cell>
              <table:table-cell office:value-type="float" office:value="0.308675892988147">
                <text:p>0.308675892988147</text:p>
              </table:table-cell>
              <table:table-cell office:value-type="float" office:value="0.308666380372058">
                <text:p>0.308666380372058</text:p>
              </table:table-cell>
              <table:table-cell office:value-type="float" office:value="0.308667148895284">
                <text:p>0.308667148895284</text:p>
              </table:table-cell>
              <table:table-cell office:value-type="float" office:value="0.308730210228375">
                <text:p>0.308730210228375</text:p>
              </table:table-cell>
              <table:table-cell office:value-type="float" office:value="0.308658370641996">
                <text:p>0.308658370641996</text:p>
              </table:table-cell>
              <table:table-cell office:value-type="float" office:value="0.308628391100054">
                <text:p>0.308628391100054</text:p>
              </table:table-cell>
              <table:table-cell office:value-type="float" office:value="0.308652050133377">
                <text:p>0.308652050133377</text:p>
              </table:table-cell>
              <table:table-cell office:value-type="float" office:value="0.308637150887341">
                <text:p>0.308637150887341</text:p>
              </table:table-cell>
              <table:table-cell office:value-type="float" office:value="0.308686685821338">
                <text:p>0.308686685821338</text:p>
              </table:table-cell>
              <table:table-cell office:value-type="float" office:value="0.30866959758647">
                <text:p>0.30866959758647</text:p>
              </table:table-cell>
              <table:table-cell office:value-type="float" office:value="0.308642848100156">
                <text:p>0.308642848100156</text:p>
              </table:table-cell>
              <table:table-cell office:value-type="float" office:value="0.308679715299821">
                <text:p>0.308679715299821</text:p>
              </table:table-cell>
              <table:table-cell office:value-type="float" office:value="0.30873762026721">
                <text:p>0.30873762026721</text:p>
              </table:table-cell>
              <table:table-cell office:value-type="float" office:value="0.308636244848255">
                <text:p>0.308636244848255</text:p>
              </table:table-cell>
              <table:table-cell office:value-type="float" office:value="0.308690917984888">
                <text:p>0.308690917984888</text:p>
              </table:table-cell>
              <table:table-cell office:value-type="float" office:value="0.308677916133512">
                <text:p>0.308677916133512</text:p>
              </table:table-cell>
              <table:table-cell office:value-type="float" office:value="0.308667176605684">
                <text:p>0.308667176605684</text:p>
              </table:table-cell>
              <table:table-cell office:value-type="float" office:value="0.30870300572141">
                <text:p>0.30870300572141</text:p>
              </table:table-cell>
              <table:table-cell office:value-type="float" office:value="0.308674886363366">
                <text:p>0.308674886363366</text:p>
              </table:table-cell>
              <table:table-cell office:value-type="float" office:value="0.308648299592396">
                <text:p>0.308648299592396</text:p>
              </table:table-cell>
              <table:table-cell office:value-type="float" office:value="0.308656303875378">
                <text:p>0.308656303875378</text:p>
              </table:table-cell>
              <table:table-cell office:value-type="float" office:value="0.308674963919095">
                <text:p>0.308674963919095</text:p>
              </table:table-cell>
              <table:table-cell office:value-type="float" office:value="0.308636494582119">
                <text:p>0.308636494582119</text:p>
              </table:table-cell>
              <table:table-cell office:value-type="float" office:value="0.308646798075368">
                <text:p>0.308646798075368</text:p>
              </table:table-cell>
              <table:table-cell office:value-type="float" office:value="0.308629723638969">
                <text:p>0.308629723638969</text:p>
              </table:table-cell>
              <table:table-cell office:value-type="float" office:value="0.308671151290309">
                <text:p>0.308671151290309</text:p>
              </table:table-cell>
              <table:table-cell office:value-type="float" office:value="0.308665345642668">
                <text:p>0.308665345642668</text:p>
              </table:table-cell>
              <table:table-cell office:value-type="float" office:value="0.308645920203419">
                <text:p>0.308645920203419</text:p>
              </table:table-cell>
              <table:table-cell office:value-type="float" office:value="0.308683275920748">
                <text:p>0.308683275920748</text:p>
              </table:table-cell>
              <table:table-cell office:value-type="float" office:value="0.308682451313872">
                <text:p>0.308682451313872</text:p>
              </table:table-cell>
              <table:table-cell office:value-type="float" office:value="0.308673099635346">
                <text:p>0.308673099635346</text:p>
              </table:table-cell>
              <table:table-cell office:value-type="float" office:value="0.308698702118715">
                <text:p>0.308698702118715</text:p>
              </table:table-cell>
              <table:table-cell office:value-type="float" office:value="0.308663978794461">
                <text:p>0.308663978794461</text:p>
              </table:table-cell>
              <table:table-cell office:value-type="float" office:value="0.308698747843981">
                <text:p>0.308698747843981</text:p>
              </table:table-cell>
              <table:table-cell office:value-type="float" office:value="0.308701038004973">
                <text:p>0.308701038004973</text:p>
              </table:table-cell>
              <table:table-cell office:value-type="float" office:value="0.308620478425726">
                <text:p>0.308620478425726</text:p>
              </table:table-cell>
              <table:table-cell office:value-type="float" office:value="0.308640531709687">
                <text:p>0.308640531709687</text:p>
              </table:table-cell>
              <table:table-cell office:value-type="float" office:value="0.30868900256159">
                <text:p>0.30868900256159</text:p>
              </table:table-cell>
              <table:table-cell office:value-type="float" office:value="0.308625769401162">
                <text:p>0.308625769401162</text:p>
              </table:table-cell>
              <table:table-cell office:value-type="float" office:value="0.308661135375636">
                <text:p>0.308661135375636</text:p>
              </table:table-cell>
              <table:table-cell office:value-type="float" office:value="0.308654714069843">
                <text:p>0.308654714069843</text:p>
              </table:table-cell>
              <table:table-cell office:value-type="float" office:value="0.30860534310802">
                <text:p>0.30860534310802</text:p>
              </table:table-cell>
              <table:table-cell office:value-type="float" office:value="0.308642807192861">
                <text:p>0.308642807192861</text:p>
              </table:table-cell>
              <table:table-cell office:value-type="float" office:value="0.308624992713862">
                <text:p>0.308624992713862</text:p>
              </table:table-cell>
              <table:table-cell office:value-type="float" office:value="0.308660638942004">
                <text:p>0.308660638942004</text:p>
              </table:table-cell>
              <table:table-cell office:value-type="float" office:value="0.308626427890334">
                <text:p>0.308626427890334</text:p>
              </table:table-cell>
              <table:table-cell office:value-type="float" office:value="0.308651006075589">
                <text:p>0.308651006075589</text:p>
              </table:table-cell>
              <table:table-cell office:value-type="float" office:value="0.308632090512559">
                <text:p>0.308632090512559</text:p>
              </table:table-cell>
              <table:table-cell office:value-type="float" office:value="0.308604640562994">
                <text:p>0.308604640562994</text:p>
              </table:table-cell>
              <table:table-cell office:value-type="float" office:value="0.308619174306028">
                <text:p>0.308619174306028</text:p>
              </table:table-cell>
              <table:table-cell office:value-type="float" office:value="0.30860653031918">
                <text:p>0.30860653031918</text:p>
              </table:table-cell>
              <table:table-cell office:value-type="float" office:value="0.308608109498959">
                <text:p>0.308608109498959</text:p>
              </table:table-cell>
              <table:table-cell office:value-type="float" office:value="0.308586965200416">
                <text:p>0.308586965200416</text:p>
              </table:table-cell>
              <table:table-cell office:value-type="float" office:value="0.308579643502205">
                <text:p>0.308579643502205</text:p>
              </table:table-cell>
              <table:table-cell office:value-type="float" office:value="0.308540322673135">
                <text:p>0.308540322673135</text:p>
              </table:table-cell>
              <table:table-cell office:value-type="float" office:value="0.308534834348365">
                <text:p>0.308534834348365</text:p>
              </table:table-cell>
              <table:table-cell office:value-type="float" office:value="0.30860076274539">
                <text:p>0.30860076274539</text:p>
              </table:table-cell>
              <table:table-cell office:value-type="float" office:value="0.308594005988646">
                <text:p>0.308594005988646</text:p>
              </table:table-cell>
              <table:table-cell office:value-type="float" office:value="0.308613635907174">
                <text:p>0.308613635907174</text:p>
              </table:table-cell>
              <table:table-cell office:value-type="float" office:value="0.308557642138127">
                <text:p>0.308557642138127</text:p>
              </table:table-cell>
              <table:table-cell office:value-type="float" office:value="0.308621613712582">
                <text:p>0.308621613712582</text:p>
              </table:table-cell>
              <table:table-cell office:value-type="float" office:value="0.308561424863625">
                <text:p>0.308561424863625</text:p>
              </table:table-cell>
              <table:table-cell office:value-type="float" office:value="0.308612988575358">
                <text:p>0.308612988575358</text:p>
              </table:table-cell>
              <table:table-cell office:value-type="float" office:value="0.308679810684404">
                <text:p>0.308679810684404</text:p>
              </table:table-cell>
              <table:table-cell office:value-type="float" office:value="0.308697838049653">
                <text:p>0.308697838049653</text:p>
              </table:table-cell>
              <table:table-cell office:value-type="float" office:value="0.308669652379338">
                <text:p>0.308669652379338</text:p>
              </table:table-cell>
              <table:table-cell office:value-type="float" office:value="0.308607534334975">
                <text:p>0.308607534334975</text:p>
              </table:table-cell>
              <table:table-cell office:value-type="float" office:value="0.308628571540131">
                <text:p>0.308628571540131</text:p>
              </table:table-cell>
              <table:table-cell office:value-type="float" office:value="0.308704228579328">
                <text:p>0.308704228579328</text:p>
              </table:table-cell>
              <table:table-cell office:value-type="float" office:value="0.309147580441174">
                <text:p>0.309147580441174</text:p>
              </table:table-cell>
              <table:table-cell office:value-type="float" office:value="0.308282142511889">
                <text:p>0.308282142511889</text:p>
              </table:table-cell>
              <table:table-cell office:value-type="float" office:value="0.308913168141369">
                <text:p>0.308913168141369</text:p>
              </table:table-cell>
              <table:table-cell office:value-type="float" office:value="0.311914878747214">
                <text:p>0.311914878747214</text:p>
              </table:table-cell>
              <table:table-cell office:value-type="float" office:value="0.312167152520836">
                <text:p>0.312167152520836</text:p>
              </table:table-cell>
              <table:table-cell office:value-type="float" office:value="0.307206233238274">
                <text:p>0.307206233238274</text:p>
              </table:table-cell>
              <table:table-cell office:value-type="float" office:value="0.308887255969353">
                <text:p>0.308887255969353</text:p>
              </table:table-cell>
              <table:table-cell office:value-type="float" office:value="0.309189730062621">
                <text:p>0.309189730062621</text:p>
              </table:table-cell>
              <table:table-cell office:value-type="float" office:value="0.311738934810061">
                <text:p>0.311738934810061</text:p>
              </table:table-cell>
              <table:table-cell office:value-type="float" office:value="0.31579818327205">
                <text:p>0.31579818327205</text:p>
              </table:table-cell>
              <table:table-cell office:value-type="float" office:value="0.316759815356712">
                <text:p>0.316759815356712</text:p>
              </table:table-cell>
              <table:table-cell office:value-type="float" office:value="0.315477754155597">
                <text:p>0.315477754155597</text:p>
              </table:table-cell>
              <table:table-cell office:value-type="float" office:value="0.312255195551561">
                <text:p>0.312255195551561</text:p>
              </table:table-cell>
              <table:table-cell office:value-type="float" office:value="0.311610704370573">
                <text:p>0.311610704370573</text:p>
              </table:table-cell>
              <table:table-cell office:value-type="float" office:value="0.310664078774567">
                <text:p>0.310664078774567</text:p>
              </table:table-cell>
              <table:table-cell office:value-type="float" office:value="0.314401138556284">
                <text:p>0.314401138556284</text:p>
              </table:table-cell>
              <table:table-cell office:value-type="float" office:value="0.311422748754739">
                <text:p>0.311422748754739</text:p>
              </table:table-cell>
              <table:table-cell office:value-type="float" office:value="0.311948074683803">
                <text:p>0.311948074683803</text:p>
              </table:table-cell>
              <table:table-cell office:value-type="float" office:value="0.311496878134003">
                <text:p>0.311496878134003</text:p>
              </table:table-cell>
              <table:table-cell office:value-type="float" office:value="0.316798775653773">
                <text:p>0.316798775653773</text:p>
              </table:table-cell>
              <table:table-cell office:value-type="float" office:value="0.319410090568254">
                <text:p>0.319410090568254</text:p>
              </table:table-cell>
              <table:table-cell office:value-type="float" office:value="0.318722758030487">
                <text:p>0.318722758030487</text:p>
              </table:table-cell>
              <table:table-cell office:value-type="float" office:value="0.317056135693015">
                <text:p>0.317056135693015</text:p>
              </table:table-cell>
              <table:table-cell office:value-type="float" office:value="0.317676980765166">
                <text:p>0.317676980765166</text:p>
              </table:table-cell>
              <table:table-cell office:value-type="float" office:value="0.316119637183668">
                <text:p>0.316119637183668</text:p>
              </table:table-cell>
              <table:table-cell office:value-type="float" office:value="0.31712432605881">
                <text:p>0.31712432605881</text:p>
              </table:table-cell>
              <table:table-cell office:value-type="float" office:value="0.318775673750632">
                <text:p>0.318775673750632</text:p>
              </table:table-cell>
              <table:table-cell office:value-type="float" office:value="0.318868791139296">
                <text:p>0.318868791139296</text:p>
              </table:table-cell>
              <table:table-cell office:value-type="float" office:value="0.318162161817795">
                <text:p>0.318162161817795</text:p>
              </table:table-cell>
              <table:table-cell office:value-type="float" office:value="0.315385688512679">
                <text:p>0.315385688512679</text:p>
              </table:table-cell>
              <table:table-cell office:value-type="float" office:value="0.315969669285244">
                <text:p>0.315969669285244</text:p>
              </table:table-cell>
              <table:table-cell office:value-type="float" office:value="0.315333972936712">
                <text:p>0.315333972936712</text:p>
              </table:table-cell>
              <table:table-cell office:value-type="float" office:value="0.319870253528954">
                <text:p>0.319870253528954</text:p>
              </table:table-cell>
              <table:table-cell office:value-type="float" office:value="0.321300102717687">
                <text:p>0.321300102717687</text:p>
              </table:table-cell>
              <table:table-cell office:value-type="float" office:value="0.319108660239272">
                <text:p>0.319108660239272</text:p>
              </table:table-cell>
              <table:table-cell office:value-type="float" office:value="0.319612444949722">
                <text:p>0.319612444949722</text:p>
              </table:table-cell>
              <table:table-cell office:value-type="float" office:value="0.317236112601673">
                <text:p>0.317236112601673</text:p>
              </table:table-cell>
              <table:table-cell office:value-type="float" office:value="0.317446706823615">
                <text:p>0.317446706823615</text:p>
              </table:table-cell>
              <table:table-cell office:value-type="float" office:value="0.317932316293661">
                <text:p>0.317932316293661</text:p>
              </table:table-cell>
              <table:table-cell office:value-type="float" office:value="0.317268418657636">
                <text:p>0.317268418657636</text:p>
              </table:table-cell>
              <table:table-cell office:value-type="float" office:value="0.314329514359081">
                <text:p>0.314329514359081</text:p>
              </table:table-cell>
              <table:table-cell office:value-type="float" office:value="0.314433698461998">
                <text:p>0.314433698461998</text:p>
              </table:table-cell>
              <table:table-cell office:value-type="float" office:value="0.316089434412595">
                <text:p>0.316089434412595</text:p>
              </table:table-cell>
              <table:table-cell office:value-type="float" office:value="0.318943441852779">
                <text:p>0.318943441852779</text:p>
              </table:table-cell>
              <table:table-cell office:value-type="float" office:value="0.320300441174341">
                <text:p>0.320300441174341</text:p>
              </table:table-cell>
              <table:table-cell office:value-type="float" office:value="0.320586223851361">
                <text:p>0.320586223851361</text:p>
              </table:table-cell>
              <table:table-cell office:value-type="float" office:value="0.318562535414557">
                <text:p>0.318562535414557</text:p>
              </table:table-cell>
              <table:table-cell office:value-type="float" office:value="0.318246302186371">
                <text:p>0.318246302186371</text:p>
              </table:table-cell>
              <table:table-cell office:value-type="float" office:value="0.316796623046905">
                <text:p>0.316796623046905</text:p>
              </table:table-cell>
              <table:table-cell office:value-type="float" office:value="0.315659551672051">
                <text:p>0.315659551672051</text:p>
              </table:table-cell>
              <table:table-cell office:value-type="float" office:value="0.316790457252593">
                <text:p>0.316790457252593</text:p>
              </table:table-cell>
              <table:table-cell office:value-type="float" office:value="0.316971327851592">
                <text:p>0.316971327851592</text:p>
              </table:table-cell>
              <table:table-cell office:value-type="float" office:value="0.316971617038034">
                <text:p>0.316971617038034</text:p>
              </table:table-cell>
              <table:table-cell office:value-type="float" office:value="0.316506647972195">
                <text:p>0.316506647972195</text:p>
              </table:table-cell>
              <table:table-cell office:value-type="float" office:value="0.313033396239855">
                <text:p>0.313033396239855</text:p>
              </table:table-cell>
              <table:table-cell office:value-type="float" office:value="0.313727128492413">
                <text:p>0.313727128492413</text:p>
              </table:table-cell>
              <table:table-cell office:value-type="float" office:value="0.313803302401675">
                <text:p>0.313803302401675</text:p>
              </table:table-cell>
              <table:table-cell office:value-type="float" office:value="0.3158039749567">
                <text:p>0.3158039749567</text:p>
              </table:table-cell>
              <table:table-cell office:value-type="float" office:value="0.319191724672891">
                <text:p>0.319191724672891</text:p>
              </table:table-cell>
              <table:table-cell office:value-type="float" office:value="0.316718391475821">
                <text:p>0.316718391475821</text:p>
              </table:table-cell>
              <table:table-cell office:value-type="float" office:value="0.314918435135658">
                <text:p>0.314918435135658</text:p>
              </table:table-cell>
              <table:table-cell office:value-type="float" office:value="0.313891355615254">
                <text:p>0.313891355615254</text:p>
              </table:table-cell>
              <table:table-cell office:value-type="float" office:value="0.313021275718588">
                <text:p>0.313021275718588</text:p>
              </table:table-cell>
              <table:table-cell office:value-type="float" office:value="0.313543750980098">
                <text:p>0.313543750980098</text:p>
              </table:table-cell>
              <table:table-cell office:value-type="float" office:value="0.313225374276741">
                <text:p>0.313225374276741</text:p>
              </table:table-cell>
              <table:table-cell office:value-type="float" office:value="0.311205912236587">
                <text:p>0.311205912236587</text:p>
              </table:table-cell>
              <table:table-cell office:value-type="float" office:value="0.309608545467406">
                <text:p>0.309608545467406</text:p>
              </table:table-cell>
              <table:table-cell office:value-type="float" office:value="0.309167438580172">
                <text:p>0.309167438580172</text:p>
              </table:table-cell>
              <table:table-cell office:value-type="float" office:value="0.314144677738242">
                <text:p>0.314144677738242</text:p>
              </table:table-cell>
              <table:table-cell office:value-type="float" office:value="0.316916116325">
                <text:p>0.316916116325</text:p>
              </table:table-cell>
              <table:table-cell office:value-type="float" office:value="0.312565979191092">
                <text:p>0.312565979191092</text:p>
              </table:table-cell>
              <table:table-cell office:value-type="float" office:value="0.311791050016184">
                <text:p>0.311791050016184</text:p>
              </table:table-cell>
              <table:table-cell office:value-type="float" office:value="0.314025040785576">
                <text:p>0.314025040785576</text:p>
              </table:table-cell>
              <table:table-cell office:value-type="float" office:value="0.311676642058476">
                <text:p>0.311676642058476</text:p>
              </table:table-cell>
              <table:table-cell office:value-type="float" office:value="0.3100473868248">
                <text:p>0.3100473868248</text:p>
              </table:table-cell>
              <table:table-cell office:value-type="float" office:value="0.308127601073521">
                <text:p>0.308127601073521</text:p>
              </table:table-cell>
              <table:table-cell office:value-type="float" office:value="0.314470692285739">
                <text:p>0.314470692285739</text:p>
              </table:table-cell>
              <table:table-cell office:value-type="float" office:value="0.311974374685294">
                <text:p>0.311974374685294</text:p>
              </table:table-cell>
              <table:table-cell office:value-type="float" office:value="0.314345038799924">
                <text:p>0.314345038799924</text:p>
              </table:table-cell>
              <table:table-cell office:value-type="float" office:value="0.316478150541837">
                <text:p>0.316478150541837</text:p>
              </table:table-cell>
              <table:table-cell office:value-type="float" office:value="0.317169527477931">
                <text:p>0.317169527477931</text:p>
              </table:table-cell>
              <table:table-cell office:value-type="float" office:value="0.319796065212439">
                <text:p>0.319796065212439</text:p>
              </table:table-cell>
              <table:table-cell office:value-type="float" office:value="0.316631479918329">
                <text:p>0.316631479918329</text:p>
              </table:table-cell>
              <table:table-cell office:value-type="float" office:value="0.316628048492363">
                <text:p>0.316628048492363</text:p>
              </table:table-cell>
              <table:table-cell office:value-type="float" office:value="0.307242421338084">
                <text:p>0.307242421338084</text:p>
              </table:table-cell>
              <table:table-cell office:value-type="float" office:value="0.310740445880545">
                <text:p>0.310740445880545</text:p>
              </table:table-cell>
              <table:table-cell office:value-type="float" office:value="0.312163564514242">
                <text:p>0.312163564514242</text:p>
              </table:table-cell>
              <table:table-cell office:value-type="float" office:value="0.311679578601418">
                <text:p>0.311679578601418</text:p>
              </table:table-cell>
              <table:table-cell office:value-type="float" office:value="0.314439707018429">
                <text:p>0.314439707018429</text:p>
              </table:table-cell>
              <table:table-cell office:value-type="float" office:value="0.315770032767067">
                <text:p>0.315770032767067</text:p>
              </table:table-cell>
              <table:table-cell office:value-type="float" office:value="0.314662408321312">
                <text:p>0.314662408321312</text:p>
              </table:table-cell>
              <table:table-cell office:value-type="float" office:value="0.31849671377478">
                <text:p>0.31849671377478</text:p>
              </table:table-cell>
              <table:table-cell office:value-type="float" office:value="0.321409426298662">
                <text:p>0.321409426298662</text:p>
              </table:table-cell>
              <table:table-cell office:value-type="float" office:value="0.320633862207941">
                <text:p>0.320633862207941</text:p>
              </table:table-cell>
              <table:table-cell office:value-type="float" office:value="0.318033065624768">
                <text:p>0.318033065624768</text:p>
              </table:table-cell>
              <table:table-cell office:value-type="float" office:value="0.315630698031273">
                <text:p>0.315630698031273</text:p>
              </table:table-cell>
              <table:table-cell office:value-type="float" office:value="0.314013082624255">
                <text:p>0.314013082624255</text:p>
              </table:table-cell>
              <table:table-cell office:value-type="float" office:value="0.316448991817768">
                <text:p>0.316448991817768</text:p>
              </table:table-cell>
              <table:table-cell office:value-type="float" office:value="0.317942231388162">
                <text:p>0.317942231388162</text:p>
              </table:table-cell>
              <table:table-cell office:value-type="float" office:value="0.317571904321858">
                <text:p>0.317571904321858</text:p>
              </table:table-cell>
              <table:table-cell office:value-type="float" office:value="0.314739451104038">
                <text:p>0.314739451104038</text:p>
              </table:table-cell>
              <table:table-cell office:value-type="float" office:value="0.313378365193651">
                <text:p>0.313378365193651</text:p>
              </table:table-cell>
              <table:table-cell office:value-type="float" office:value="0.312283877548951">
                <text:p>0.312283877548951</text:p>
              </table:table-cell>
              <table:table-cell office:value-type="float" office:value="0.314360056159514">
                <text:p>0.314360056159514</text:p>
              </table:table-cell>
              <table:table-cell office:value-type="float" office:value="0.314866820229019">
                <text:p>0.314866820229019</text:p>
              </table:table-cell>
              <table:table-cell office:value-type="float" office:value="0.311460041316564">
                <text:p>0.311460041316564</text:p>
              </table:table-cell>
              <table:table-cell office:value-type="float" office:value="0.311522573722638">
                <text:p>0.311522573722638</text:p>
              </table:table-cell>
              <table:table-cell office:value-type="float" office:value="0.313686404279434">
                <text:p>0.313686404279434</text:p>
              </table:table-cell>
              <table:table-cell office:value-type="float" office:value="0.31755578409539">
                <text:p>0.31755578409539</text:p>
              </table:table-cell>
              <table:table-cell office:value-type="float" office:value="0.318440749378945">
                <text:p>0.318440749378945</text:p>
              </table:table-cell>
              <table:table-cell office:value-type="float" office:value="0.315396416883704">
                <text:p>0.315396416883704</text:p>
              </table:table-cell>
              <table:table-cell office:value-type="float" office:value="0.31416684101513">
                <text:p>0.31416684101513</text:p>
              </table:table-cell>
              <table:table-cell office:value-type="float" office:value="0.312876755945899">
                <text:p>0.312876755945899</text:p>
              </table:table-cell>
              <table:table-cell office:value-type="float" office:value="0.312094952056556">
                <text:p>0.312094952056556</text:p>
              </table:table-cell>
              <table:table-cell office:value-type="float" office:value="0.31445681960651">
                <text:p>0.31445681960651</text:p>
              </table:table-cell>
              <table:table-cell office:value-type="float" office:value="0.314572882945208">
                <text:p>0.314572882945208</text:p>
              </table:table-cell>
              <table:table-cell office:value-type="float" office:value="0.314528493677582">
                <text:p>0.314528493677582</text:p>
              </table:table-cell>
              <table:table-cell office:value-type="float" office:value="0.312152210667475">
                <text:p>0.312152210667475</text:p>
              </table:table-cell>
              <table:table-cell office:value-type="float" office:value="0.310818165995113">
                <text:p>0.310818165995113</text:p>
              </table:table-cell>
              <table:table-cell office:value-type="float" office:value="0.311685012230204">
                <text:p>0.311685012230204</text:p>
              </table:table-cell>
              <table:table-cell office:value-type="float" office:value="0.316693223910292">
                <text:p>0.316693223910292</text:p>
              </table:table-cell>
              <table:table-cell office:value-type="float" office:value="0.3190988015948">
                <text:p>0.3190988015948</text:p>
              </table:table-cell>
              <table:table-cell office:value-type="float" office:value="0.31882906905617">
                <text:p>0.31882906905617</text:p>
              </table:table-cell>
              <table:table-cell office:value-type="float" office:value="0.316817502074038">
                <text:p>0.316817502074038</text:p>
              </table:table-cell>
              <table:table-cell office:value-type="float" office:value="0.315150536229693">
                <text:p>0.315150536229693</text:p>
              </table:table-cell>
              <table:table-cell office:value-type="float" office:value="0.314939123368962">
                <text:p>0.314939123368962</text:p>
              </table:table-cell>
              <table:table-cell office:value-type="float" office:value="0.312642969071104">
                <text:p>0.312642969071104</text:p>
              </table:table-cell>
              <table:table-cell office:value-type="float" office:value="0.314865694929913">
                <text:p>0.314865694929913</text:p>
              </table:table-cell>
              <table:table-cell office:value-type="float" office:value="0.315111985852315">
                <text:p>0.315111985852315</text:p>
              </table:table-cell>
              <table:table-cell office:value-type="float" office:value="0.315495622908028">
                <text:p>0.315495622908028</text:p>
              </table:table-cell>
              <table:table-cell office:value-type="float" office:value="0.312840408892317">
                <text:p>0.312840408892317</text:p>
              </table:table-cell>
              <table:table-cell office:value-type="float" office:value="0.311703882674151">
                <text:p>0.311703882674151</text:p>
              </table:table-cell>
              <table:table-cell office:value-type="float" office:value="0.311977106941559">
                <text:p>0.311977106941559</text:p>
              </table:table-cell>
              <table:table-cell office:value-type="float" office:value="0.313512044549366">
                <text:p>0.313512044549366</text:p>
              </table:table-cell>
              <table:table-cell office:value-type="float" office:value="0.316752017392168">
                <text:p>0.316752017392168</text:p>
              </table:table-cell>
              <table:table-cell office:value-type="float" office:value="0.31989178261751">
                <text:p>0.31989178261751</text:p>
              </table:table-cell>
              <table:table-cell office:value-type="float" office:value="0.319982438402671">
                <text:p>0.319982438402671</text:p>
              </table:table-cell>
              <table:table-cell office:value-type="float" office:value="0.318573176408454">
                <text:p>0.318573176408454</text:p>
              </table:table-cell>
              <table:table-cell office:value-type="float" office:value="0.316897141198362">
                <text:p>0.316897141198362</text:p>
              </table:table-cell>
              <table:table-cell office:value-type="float" office:value="0.31310851959873">
                <text:p>0.31310851959873</text:p>
              </table:table-cell>
              <table:table-cell office:value-type="float" office:value="0.315725393903335">
                <text:p>0.315725393903335</text:p>
              </table:table-cell>
              <table:table-cell office:value-type="float" office:value="0.316113158522666">
                <text:p>0.316113158522666</text:p>
              </table:table-cell>
              <table:table-cell office:value-type="float" office:value="0.314142258002467">
                <text:p>0.314142258002467</text:p>
              </table:table-cell>
              <table:table-cell office:value-type="float" office:value="0.311681644571019">
                <text:p>0.311681644571019</text:p>
              </table:table-cell>
              <table:table-cell office:value-type="float" office:value="0.312573147524572">
                <text:p>0.312573147524572</text:p>
              </table:table-cell>
              <table:table-cell office:value-type="float" office:value="0.31539737050453">
                <text:p>0.31539737050453</text:p>
              </table:table-cell>
              <table:table-cell office:value-type="float" office:value="0.317834839502825">
                <text:p>0.317834839502825</text:p>
              </table:table-cell>
              <table:table-cell office:value-type="float" office:value="0.318828065182314">
                <text:p>0.318828065182314</text:p>
              </table:table-cell>
              <table:table-cell office:value-type="float" office:value="0.319607073088701">
                <text:p>0.319607073088701</text:p>
              </table:table-cell>
              <table:table-cell office:value-type="float" office:value="0.318596504223134">
                <text:p>0.318596504223134</text:p>
              </table:table-cell>
              <table:table-cell office:value-type="float" office:value="0.316724124196509">
                <text:p>0.316724124196509</text:p>
              </table:table-cell>
              <table:table-cell office:value-type="float" office:value="0.314459312351137">
                <text:p>0.314459312351137</text:p>
              </table:table-cell>
              <table:table-cell office:value-type="float" office:value="0.315366378439283">
                <text:p>0.315366378439283</text:p>
              </table:table-cell>
              <table:table-cell office:value-type="float" office:value="0.317280915180214">
                <text:p>0.317280915180214</text:p>
              </table:table-cell>
              <table:table-cell office:value-type="float" office:value="0.318189437117609">
                <text:p>0.318189437117609</text:p>
              </table:table-cell>
              <table:table-cell office:value-type="float" office:value="0.314980425264771">
                <text:p>0.314980425264771</text:p>
              </table:table-cell>
              <table:table-cell office:value-type="float" office:value="0.315011214130142">
                <text:p>0.315011214130142</text:p>
              </table:table-cell>
              <table:table-cell office:value-type="float" office:value="0.314088637163809">
                <text:p>0.314088637163809</text:p>
              </table:table-cell>
              <table:table-cell office:value-type="float" office:value="0.31428115817128">
                <text:p>0.31428115817128</text:p>
              </table:table-cell>
              <table:table-cell office:value-type="float" office:value="0.319450659330366">
                <text:p>0.319450659330366</text:p>
              </table:table-cell>
              <table:table-cell office:value-type="float" office:value="0.320506893648">
                <text:p>0.320506893648</text:p>
              </table:table-cell>
              <table:table-cell office:value-type="float" office:value="0.318299889955555">
                <text:p>0.318299889955555</text:p>
              </table:table-cell>
              <table:table-cell office:value-type="float" office:value="0.319075084315323">
                <text:p>0.319075084315323</text:p>
              </table:table-cell>
              <table:table-cell office:value-type="float" office:value="0.3185951331084">
                <text:p>0.3185951331084</text:p>
              </table:table-cell>
              <table:table-cell office:value-type="float" office:value="0.31624759012475">
                <text:p>0.31624759012475</text:p>
              </table:table-cell>
              <table:table-cell office:value-type="float" office:value="0.317442763913625">
                <text:p>0.317442763913625</text:p>
              </table:table-cell>
              <table:table-cell office:value-type="float" office:value="0.31813126789545">
                <text:p>0.31813126789545</text:p>
              </table:table-cell>
              <table:table-cell office:value-type="float" office:value="0.31924618687642">
                <text:p>0.31924618687642</text:p>
              </table:table-cell>
              <table:table-cell office:value-type="float" office:value="0.318514338432311">
                <text:p>0.318514338432311</text:p>
              </table:table-cell>
              <table:table-cell office:value-type="float" office:value="0.317425278927038">
                <text:p>0.317425278927038</text:p>
              </table:table-cell>
              <table:table-cell office:value-type="float" office:value="0.316830521485859">
                <text:p>0.316830521485859</text:p>
              </table:table-cell>
              <table:table-cell office:value-type="float" office:value="0.321015371405486">
                <text:p>0.321015371405486</text:p>
              </table:table-cell>
              <table:table-cell office:value-type="float" office:value="0.323166525947366">
                <text:p>0.323166525947366</text:p>
              </table:table-cell>
              <table:table-cell office:value-type="float" office:value="0.321711585786808">
                <text:p>0.321711585786808</text:p>
              </table:table-cell>
              <table:table-cell office:value-type="float" office:value="0.323224414210465">
                <text:p>0.323224414210465</text:p>
              </table:table-cell>
              <table:table-cell office:value-type="float" office:value="0.320396371286014">
                <text:p>0.320396371286014</text:p>
              </table:table-cell>
              <table:table-cell office:value-type="float" office:value="0.322107339485791">
                <text:p>0.322107339485791</text:p>
              </table:table-cell>
              <table:table-cell office:value-type="float" office:value="0.322794098579726">
                <text:p>0.322794098579726</text:p>
              </table:table-cell>
              <table:table-cell office:value-type="float" office:value="0.322736019056244">
                <text:p>0.322736019056244</text:p>
              </table:table-cell>
              <table:table-cell office:value-type="float" office:value="0.322344963149369">
                <text:p>0.322344963149369</text:p>
              </table:table-cell>
              <table:table-cell office:value-type="float" office:value="0.31783915024876">
                <text:p>0.31783915024876</text:p>
              </table:table-cell>
              <table:table-cell office:value-type="float" office:value="0.318437488222469">
                <text:p>0.318437488222469</text:p>
              </table:table-cell>
              <table:table-cell office:value-type="float" office:value="0.317882279182932">
                <text:p>0.317882279182932</text:p>
              </table:table-cell>
              <table:table-cell office:value-type="float" office:value="0.320601974831606">
                <text:p>0.320601974831606</text:p>
              </table:table-cell>
              <table:table-cell office:value-type="float" office:value="0.32116174431732">
                <text:p>0.32116174431732</text:p>
              </table:table-cell>
              <table:table-cell office:value-type="float" office:value="0.321096489011041">
                <text:p>0.321096489011041</text:p>
              </table:table-cell>
              <table:table-cell office:value-type="float" office:value="0.318395659096836">
                <text:p>0.318395659096836</text:p>
              </table:table-cell>
              <table:table-cell office:value-type="float" office:value="0.318032668811085">
                <text:p>0.318032668811085</text:p>
              </table:table-cell>
              <table:table-cell office:value-type="float" office:value="0.315557457313733">
                <text:p>0.315557457313733</text:p>
              </table:table-cell>
              <table:table-cell office:value-type="float" office:value="0.316239487548422">
                <text:p>0.316239487548422</text:p>
              </table:table-cell>
              <table:table-cell office:value-type="float" office:value="0.317134032720574">
                <text:p>0.317134032720574</text:p>
              </table:table-cell>
              <table:table-cell office:value-type="float" office:value="0.313418571481922">
                <text:p>0.313418571481922</text:p>
              </table:table-cell>
              <table:table-cell office:value-type="float" office:value="0.313285716698609">
                <text:p>0.313285716698609</text:p>
              </table:table-cell>
              <table:table-cell office:value-type="float" office:value="0.311952078606617">
                <text:p>0.311952078606617</text:p>
              </table:table-cell>
              <table:table-cell office:value-type="float" office:value="0.315342175687567">
                <text:p>0.315342175687567</text:p>
              </table:table-cell>
              <table:table-cell office:value-type="float" office:value="0.318902356711208">
                <text:p>0.318902356711208</text:p>
              </table:table-cell>
              <table:table-cell office:value-type="float" office:value="0.319355311361715">
                <text:p>0.319355311361715</text:p>
              </table:table-cell>
              <table:table-cell office:value-type="float" office:value="0.318907087546831">
                <text:p>0.318907087546831</text:p>
              </table:table-cell>
              <table:table-cell office:value-type="float" office:value="0.315910158771103">
                <text:p>0.315910158771103</text:p>
              </table:table-cell>
              <table:table-cell office:value-type="float" office:value="0.315610330179225">
                <text:p>0.315610330179225</text:p>
              </table:table-cell>
              <table:table-cell office:value-type="float" office:value="0.313601054720503">
                <text:p>0.313601054720503</text:p>
              </table:table-cell>
              <table:table-cell office:value-type="float" office:value="0.312340609106121">
                <text:p>0.312340609106121</text:p>
              </table:table-cell>
              <table:table-cell office:value-type="float" office:value="0.313928276896163">
                <text:p>0.313928276896163</text:p>
              </table:table-cell>
              <table:table-cell office:value-type="float" office:value="0.314344326330304">
                <text:p>0.314344326330304</text:p>
              </table:table-cell>
              <table:table-cell office:value-type="float" office:value="0.313350969750705">
                <text:p>0.313350969750705</text:p>
              </table:table-cell>
              <table:table-cell office:value-type="float" office:value="0.31122808932912">
                <text:p>0.31122808932912</text:p>
              </table:table-cell>
              <table:table-cell office:value-type="float" office:value="0.310461804504852">
                <text:p>0.310461804504852</text:p>
              </table:table-cell>
              <table:table-cell office:value-type="float" office:value="0.311989002251453">
                <text:p>0.311989002251453</text:p>
              </table:table-cell>
              <table:table-cell office:value-type="float" office:value="0.315762293860541">
                <text:p>0.315762293860541</text:p>
              </table:table-cell>
              <table:table-cell office:value-type="float" office:value="0.317235393475118">
                <text:p>0.317235393475118</text:p>
              </table:table-cell>
              <table:table-cell office:value-type="float" office:value="0.319027773567856">
                <text:p>0.319027773567856</text:p>
              </table:table-cell>
              <table:table-cell office:value-type="float" office:value="0.319679805848447">
                <text:p>0.319679805848447</text:p>
              </table:table-cell>
              <table:table-cell office:value-type="float" office:value="0.3194883028736">
                <text:p>0.3194883028736</text:p>
              </table:table-cell>
              <table:table-cell office:value-type="float" office:value="0.317502673056527">
                <text:p>0.317502673056527</text:p>
              </table:table-cell>
              <table:table-cell office:value-type="float" office:value="0.316202964277328">
                <text:p>0.316202964277328</text:p>
              </table:table-cell>
              <table:table-cell office:value-type="float" office:value="0.31676441560276">
                <text:p>0.31676441560276</text:p>
              </table:table-cell>
              <table:table-cell office:value-type="float" office:value="0.311561724828698">
                <text:p>0.311561724828698</text:p>
              </table:table-cell>
              <table:table-cell office:value-type="float" office:value="0.313435996212923">
                <text:p>0.313435996212923</text:p>
              </table:table-cell>
              <table:table-cell office:value-type="float" office:value="0.313752612297693">
                <text:p>0.313752612297693</text:p>
              </table:table-cell>
              <table:table-cell office:value-type="float" office:value="0.312753968158722">
                <text:p>0.312753968158722</text:p>
              </table:table-cell>
              <table:table-cell office:value-type="float" office:value="0.310809187499357">
                <text:p>0.310809187499357</text:p>
              </table:table-cell>
              <table:table-cell office:value-type="float" office:value="0.311033705614654">
                <text:p>0.311033705614654</text:p>
              </table:table-cell>
              <table:table-cell office:value-type="float" office:value="0.312134093599678">
                <text:p>0.312134093599678</text:p>
              </table:table-cell>
              <table:table-cell office:value-type="float" office:value="0.315185624364084">
                <text:p>0.315185624364084</text:p>
              </table:table-cell>
              <table:table-cell office:value-type="float" office:value="0.317856014712918">
                <text:p>0.317856014712918</text:p>
              </table:table-cell>
              <table:table-cell office:value-type="float" office:value="0.319313480056629">
                <text:p>0.319313480056629</text:p>
              </table:table-cell>
              <table:table-cell office:value-type="float" office:value="0.320724576242787">
                <text:p>0.320724576242787</text:p>
              </table:table-cell>
              <table:table-cell office:value-type="float" office:value="0.319529408662844">
                <text:p>0.319529408662844</text:p>
              </table:table-cell>
              <table:table-cell office:value-type="float" office:value="0.310771057735136">
                <text:p>0.310771057735136</text:p>
              </table:table-cell>
              <table:table-cell office:value-type="float" office:value="0.313048789975736">
                <text:p>0.313048789975736</text:p>
              </table:table-cell>
              <table:table-cell office:value-type="float" office:value="0.313470667556547">
                <text:p>0.313470667556547</text:p>
              </table:table-cell>
              <table:table-cell office:value-type="float" office:value="0.310993444345705">
                <text:p>0.310993444345705</text:p>
              </table:table-cell>
              <table:table-cell office:value-type="float" office:value="0.312805195254686">
                <text:p>0.312805195254686</text:p>
              </table:table-cell>
              <table:table-cell office:value-type="float" office:value="0.312827136408382">
                <text:p>0.312827136408382</text:p>
              </table:table-cell>
              <table:table-cell office:value-type="float" office:value="0.315307290527636">
                <text:p>0.315307290527636</text:p>
              </table:table-cell>
              <table:table-cell office:value-type="float" office:value="0.320326635908756">
                <text:p>0.320326635908756</text:p>
              </table:table-cell>
              <table:table-cell office:value-type="float" office:value="0.321872949722076">
                <text:p>0.321872949722076</text:p>
              </table:table-cell>
              <table:table-cell office:value-type="float" office:value="0.322587854511018">
                <text:p>0.322587854511018</text:p>
              </table:table-cell>
              <table:table-cell office:value-type="float" office:value="0.322076724176013">
                <text:p>0.322076724176013</text:p>
              </table:table-cell>
              <table:table-cell office:value-type="float" office:value="0.314577386712987">
                <text:p>0.314577386712987</text:p>
              </table:table-cell>
              <table:table-cell office:value-type="float" office:value="0.311290410032736">
                <text:p>0.311290410032736</text:p>
              </table:table-cell>
              <table:table-cell office:value-type="float" office:value="0.31316745463762">
                <text:p>0.31316745463762</text:p>
              </table:table-cell>
              <table:table-cell office:value-type="float" office:value="0.314028922830827">
                <text:p>0.314028922830827</text:p>
              </table:table-cell>
              <table:table-cell office:value-type="float" office:value="0.313467747215472">
                <text:p>0.313467747215472</text:p>
              </table:table-cell>
              <table:table-cell office:value-type="float" office:value="0.313408497856372">
                <text:p>0.313408497856372</text:p>
              </table:table-cell>
              <table:table-cell office:value-type="float" office:value="0.315604988639683">
                <text:p>0.315604988639683</text:p>
              </table:table-cell>
              <table:table-cell office:value-type="float" office:value="0.322166864250686">
                <text:p>0.322166864250686</text:p>
              </table:table-cell>
              <table:table-cell office:value-type="float" office:value="0.319042911185571">
                <text:p>0.319042911185571</text:p>
              </table:table-cell>
              <table:table-cell office:value-type="float" office:value="0.315597341451228">
                <text:p>0.315597341451228</text:p>
              </table:table-cell>
              <table:table-cell office:value-type="float" office:value="0.314663231508208">
                <text:p>0.314663231508208</text:p>
              </table:table-cell>
              <table:table-cell office:value-type="float" office:value="0.314113926279871">
                <text:p>0.314113926279871</text:p>
              </table:table-cell>
              <table:table-cell office:value-type="float" office:value="0.314179147023009">
                <text:p>0.314179147023009</text:p>
              </table:table-cell>
              <table:table-cell office:value-type="float" office:value="0.314114459189463">
                <text:p>0.314114459189463</text:p>
              </table:table-cell>
              <table:table-cell office:value-type="float" office:value="0.314159306812561">
                <text:p>0.314159306812561</text:p>
              </table:table-cell>
              <table:table-cell office:value-type="float" office:value="0.314342184314881">
                <text:p>0.314342184314881</text:p>
              </table:table-cell>
              <table:table-cell office:value-type="float" office:value="0.31436919423117">
                <text:p>0.31436919423117</text:p>
              </table:table-cell>
              <table:table-cell office:value-type="float" office:value="0.314276974400544">
                <text:p>0.314276974400544</text:p>
              </table:table-cell>
              <table:table-cell office:value-type="float" office:value="0.314244945913253">
                <text:p>0.314244945913253</text:p>
              </table:table-cell>
              <table:table-cell office:value-type="float" office:value="0.314194276681264">
                <text:p>0.314194276681264</text:p>
              </table:table-cell>
              <table:table-cell office:value-type="float" office:value="0.314227233054468">
                <text:p>0.314227233054468</text:p>
              </table:table-cell>
              <table:table-cell office:value-type="float" office:value="0.314285393207368">
                <text:p>0.314285393207368</text:p>
              </table:table-cell>
              <table:table-cell office:value-type="float" office:value="0.314325310456947">
                <text:p>0.314325310456947</text:p>
              </table:table-cell>
              <table:table-cell office:value-type="float" office:value="0.314320220597685">
                <text:p>0.314320220597685</text:p>
              </table:table-cell>
              <table:table-cell office:value-type="float" office:value="0.314299730538641">
                <text:p>0.314299730538641</text:p>
              </table:table-cell>
              <table:table-cell office:value-type="float" office:value="0.314285499955612">
                <text:p>0.314285499955612</text:p>
              </table:table-cell>
              <table:table-cell office:value-type="float" office:value="0.314323042978899">
                <text:p>0.314323042978899</text:p>
              </table:table-cell>
              <table:table-cell office:value-type="float" office:value="0.314290494366935">
                <text:p>0.314290494366935</text:p>
              </table:table-cell>
              <table:table-cell office:value-type="float" office:value="0.314244274363033">
                <text:p>0.314244274363033</text:p>
              </table:table-cell>
              <table:table-cell office:value-type="float" office:value="0.314349025082151">
                <text:p>0.314349025082151</text:p>
              </table:table-cell>
              <table:table-cell office:value-type="float" office:value="0.314343570119922">
                <text:p>0.314343570119922</text:p>
              </table:table-cell>
              <table:table-cell office:value-type="float" office:value="0.3143354112281">
                <text:p>0.3143354112281</text:p>
              </table:table-cell>
              <table:table-cell office:value-type="float" office:value="0.314337353117334">
                <text:p>0.314337353117334</text:p>
              </table:table-cell>
              <table:table-cell office:value-type="float" office:value="0.314364056076438">
                <text:p>0.314364056076438</text:p>
              </table:table-cell>
              <table:table-cell office:value-type="float" office:value="0.314389903356613">
                <text:p>0.314389903356613</text:p>
              </table:table-cell>
              <table:table-cell office:value-type="float" office:value="0.314375220219106">
                <text:p>0.314375220219106</text:p>
              </table:table-cell>
              <table:table-cell office:value-type="float" office:value="0.314390669568175">
                <text:p>0.314390669568175</text:p>
              </table:table-cell>
              <table:table-cell office:value-type="float" office:value="0.314353252680077">
                <text:p>0.314353252680077</text:p>
              </table:table-cell>
              <table:table-cell office:value-type="float" office:value="0.314380251134678">
                <text:p>0.314380251134678</text:p>
              </table:table-cell>
              <table:table-cell office:value-type="float" office:value="0.314361772652636">
                <text:p>0.314361772652636</text:p>
              </table:table-cell>
              <table:table-cell office:value-type="float" office:value="0.314412355029353">
                <text:p>0.314412355029353</text:p>
              </table:table-cell>
              <table:table-cell office:value-type="float" office:value="0.314371054583257">
                <text:p>0.314371054583257</text:p>
              </table:table-cell>
              <table:table-cell office:value-type="float" office:value="0.314355711312174">
                <text:p>0.314355711312174</text:p>
              </table:table-cell>
              <table:table-cell office:value-type="float" office:value="0.314348799702503">
                <text:p>0.314348799702503</text:p>
              </table:table-cell>
              <table:table-cell office:value-type="float" office:value="0.3143874296199">
                <text:p>0.3143874296199</text:p>
              </table:table-cell>
              <table:table-cell office:value-type="float" office:value="0.314393980264743">
                <text:p>0.314393980264743</text:p>
              </table:table-cell>
              <table:table-cell office:value-type="float" office:value="0.314331004434918">
                <text:p>0.314331004434918</text:p>
              </table:table-cell>
              <table:table-cell office:value-type="float" office:value="0.314357760102926">
                <text:p>0.314357760102926</text:p>
              </table:table-cell>
              <table:table-cell office:value-type="float" office:value="0.314347188746472">
                <text:p>0.314347188746472</text:p>
              </table:table-cell>
              <table:table-cell office:value-type="float" office:value="0.31434768496761">
                <text:p>0.31434768496761</text:p>
              </table:table-cell>
              <table:table-cell office:value-type="float" office:value="0.314442858972339">
                <text:p>0.314442858972339</text:p>
              </table:table-cell>
              <table:table-cell office:value-type="float" office:value="0.314387161956808">
                <text:p>0.314387161956808</text:p>
              </table:table-cell>
              <table:table-cell office:value-type="float" office:value="0.314359287076907">
                <text:p>0.314359287076907</text:p>
              </table:table-cell>
              <table:table-cell office:value-type="float" office:value="0.314400611082615">
                <text:p>0.314400611082615</text:p>
              </table:table-cell>
              <table:table-cell office:value-type="float" office:value="0.314368555305444">
                <text:p>0.314368555305444</text:p>
              </table:table-cell>
              <table:table-cell office:value-type="float" office:value="0.314429404717084">
                <text:p>0.314429404717084</text:p>
              </table:table-cell>
              <table:table-cell office:value-type="float" office:value="0.31441104529926">
                <text:p>0.31441104529926</text:p>
              </table:table-cell>
              <table:table-cell office:value-type="float" office:value="0.314386937574668">
                <text:p>0.314386937574668</text:p>
              </table:table-cell>
              <table:table-cell office:value-type="float" office:value="0.314395910341341">
                <text:p>0.314395910341341</text:p>
              </table:table-cell>
              <table:table-cell office:value-type="float" office:value="0.314363207063927">
                <text:p>0.314363207063927</text:p>
              </table:table-cell>
              <table:table-cell office:value-type="float" office:value="0.314362129416097">
                <text:p>0.314362129416097</text:p>
              </table:table-cell>
              <table:table-cell office:value-type="float" office:value="0.314384849032185">
                <text:p>0.314384849032185</text:p>
              </table:table-cell>
              <table:table-cell office:value-type="float" office:value="0.314374063090263">
                <text:p>0.314374063090263</text:p>
              </table:table-cell>
              <table:table-cell office:value-type="float" office:value="0.314351981382118">
                <text:p>0.314351981382118</text:p>
              </table:table-cell>
              <table:table-cell office:value-type="float" office:value="0.314413267095718">
                <text:p>0.314413267095718</text:p>
              </table:table-cell>
              <table:table-cell office:value-type="float" office:value="0.314370424026164">
                <text:p>0.314370424026164</text:p>
              </table:table-cell>
              <table:table-cell office:value-type="float" office:value="0.314359051764609">
                <text:p>0.314359051764609</text:p>
              </table:table-cell>
              <table:table-cell office:value-type="float" office:value="0.31441099227843">
                <text:p>0.31441099227843</text:p>
              </table:table-cell>
              <table:table-cell office:value-type="float" office:value="0.314390814660654">
                <text:p>0.314390814660654</text:p>
              </table:table-cell>
              <table:table-cell office:value-type="float" office:value="0.31436148651335">
                <text:p>0.31436148651335</text:p>
              </table:table-cell>
              <table:table-cell office:value-type="float" office:value="0.314371402659295">
                <text:p>0.314371402659295</text:p>
              </table:table-cell>
              <table:table-cell office:value-type="float" office:value="0.314371366892167">
                <text:p>0.314371366892167</text:p>
              </table:table-cell>
              <table:table-cell office:value-type="float" office:value="0.314371055448693">
                <text:p>0.314371055448693</text:p>
              </table:table-cell>
              <table:table-cell office:value-type="float" office:value="0.314371579839496">
                <text:p>0.314371579839496</text:p>
              </table:table-cell>
              <table:table-cell office:value-type="float" office:value="0.314349021882755">
                <text:p>0.314349021882755</text:p>
              </table:table-cell>
              <table:table-cell office:value-type="float" office:value="0.314348234091101">
                <text:p>0.314348234091101</text:p>
              </table:table-cell>
              <table:table-cell office:value-type="float" office:value="0.314388779880969">
                <text:p>0.314388779880969</text:p>
              </table:table-cell>
              <table:table-cell office:value-type="float" office:value="0.314347581725716">
                <text:p>0.314347581725716</text:p>
              </table:table-cell>
              <table:table-cell office:value-type="float" office:value="0.31436669842169">
                <text:p>0.31436669842169</text:p>
              </table:table-cell>
              <table:table-cell office:value-type="float" office:value="0.314352416950501">
                <text:p>0.314352416950501</text:p>
              </table:table-cell>
              <table:table-cell office:value-type="float" office:value="0.314357204153732">
                <text:p>0.314357204153732</text:p>
              </table:table-cell>
              <table:table-cell office:value-type="float" office:value="0.314355900309035">
                <text:p>0.314355900309035</text:p>
              </table:table-cell>
              <table:table-cell office:value-type="float" office:value="0.314379730400062">
                <text:p>0.314379730400062</text:p>
              </table:table-cell>
              <table:table-cell office:value-type="float" office:value="0.314382777506934">
                <text:p>0.314382777506934</text:p>
              </table:table-cell>
              <table:table-cell office:value-type="float" office:value="0.314389818523248">
                <text:p>0.314389818523248</text:p>
              </table:table-cell>
              <table:table-cell office:value-type="float" office:value="0.314380720993637">
                <text:p>0.314380720993637</text:p>
              </table:table-cell>
              <table:table-cell office:value-type="float" office:value="0.31441273400259">
                <text:p>0.31441273400259</text:p>
              </table:table-cell>
              <table:table-cell office:value-type="float" office:value="0.314348715217438">
                <text:p>0.314348715217438</text:p>
              </table:table-cell>
              <table:table-cell office:value-type="float" office:value="0.314360526557951">
                <text:p>0.314360526557951</text:p>
              </table:table-cell>
              <table:table-cell office:value-type="float" office:value="0.3143386012801">
                <text:p>0.3143386012801</text:p>
              </table:table-cell>
              <table:table-cell office:value-type="float" office:value="0.314387171415861">
                <text:p>0.314387171415861</text:p>
              </table:table-cell>
              <table:table-cell office:value-type="float" office:value="0.314359830572319">
                <text:p>0.314359830572319</text:p>
              </table:table-cell>
              <table:table-cell office:value-type="float" office:value="0.314335418950375">
                <text:p>0.314335418950375</text:p>
              </table:table-cell>
              <table:table-cell office:value-type="float" office:value="0.314379781813212">
                <text:p>0.314379781813212</text:p>
              </table:table-cell>
              <table:table-cell office:value-type="float" office:value="0.314342063031386">
                <text:p>0.314342063031386</text:p>
              </table:table-cell>
              <table:table-cell office:value-type="float" office:value="0.314351301460424">
                <text:p>0.314351301460424</text:p>
              </table:table-cell>
              <table:table-cell office:value-type="float" office:value="0.314361954997339">
                <text:p>0.314361954997339</text:p>
              </table:table-cell>
              <table:table-cell office:value-type="float" office:value="0.314353770941309">
                <text:p>0.314353770941309</text:p>
              </table:table-cell>
              <table:table-cell office:value-type="float" office:value="0.314312582156721">
                <text:p>0.314312582156721</text:p>
              </table:table-cell>
              <table:table-cell office:value-type="float" office:value="0.31437594052744">
                <text:p>0.31437594052744</text:p>
              </table:table-cell>
              <table:table-cell office:value-type="float" office:value="0.314337994985113">
                <text:p>0.314337994985113</text:p>
              </table:table-cell>
              <table:table-cell office:value-type="float" office:value="0.314357185130646">
                <text:p>0.314357185130646</text:p>
              </table:table-cell>
              <table:table-cell office:value-type="float" office:value="0.314366897721736">
                <text:p>0.314366897721736</text:p>
              </table:table-cell>
              <table:table-cell office:value-type="float" office:value="0.314388562368369">
                <text:p>0.314388562368369</text:p>
              </table:table-cell>
              <table:table-cell office:value-type="float" office:value="0.314376112124178">
                <text:p>0.314376112124178</text:p>
              </table:table-cell>
              <table:table-cell office:value-type="float" office:value="0.31436791355187">
                <text:p>0.31436791355187</text:p>
              </table:table-cell>
              <table:table-cell office:value-type="float" office:value="0.314376101782631">
                <text:p>0.314376101782631</text:p>
              </table:table-cell>
              <table:table-cell office:value-type="float" office:value="0.314351318825118">
                <text:p>0.314351318825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33cm" svg:height="12.75cm" xlink:href=".." xlink:type="simple" chart:class="chart:scatter" chart:style-name="ch1">
        <chart:legend chart:legend-position="end" svg:x="19.143cm" svg:y="6.076cm" style:legend-expansion="high" chart:style-name="ch2"/>
        <chart:plot-area chart:style-name="ch3" table:cell-range-address="flatpad2.A1:flatpad2.PP1 flatpad2.A5:flatpad2.PP5" chart:data-source-has-labels="both" svg:x="0.444cm" svg:y="0.255cm" svg:width="18.255cm" svg:height="12.24cm">
          <chartooo:coordinate-region svg:x="1.462cm" svg:y="0.454cm" svg:width="17.05cm" svg:height="11.842cm"/>
          <chart:axis chart:dimension="x" chart:name="primary-x" chart:style-name="ch4" chartooo:axis-type="auto">
            <chart:categories table:cell-range-address="flatpad2.B1:flatpad2.P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pad2.B5:flatpad2.PP5" chart:label-cell-address="flatpad2.A5:flatpad2.A5" chart:class="chart:scatter">
            <chart:domain table:cell-range-address="flatpad2.B1:flatpad2.PP1"/>
            <chart:data-point chart:repeated="4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pad2.B1:flatpad2.PP1</svg:desc>
                </draw:g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71937561">
                <text:p>0.13343071937561</text:p>
              </table:table-cell>
              <table:table-cell office:value-type="float" office:value="0.166788101196289">
                <text:p>0.166788101196289</text:p>
              </table:table-cell>
              <table:table-cell office:value-type="float" office:value="0.200145959854126">
                <text:p>0.200145959854126</text:p>
              </table:table-cell>
              <table:table-cell office:value-type="float" office:value="0.266861200332642">
                <text:p>0.266861200332642</text:p>
              </table:table-cell>
              <table:table-cell office:value-type="float" office:value="0.300218820571899">
                <text:p>0.300218820571899</text:p>
              </table:table-cell>
              <table:table-cell office:value-type="float" office:value="0.333576917648315">
                <text:p>0.333576917648315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33651208877564">
                <text:p>0.433651208877564</text:p>
              </table:table-cell>
              <table:table-cell office:value-type="float" office:value="0.46700930595398">
                <text:p>0.46700930595398</text:p>
              </table:table-cell>
              <table:table-cell office:value-type="float" office:value="0.500367641448975">
                <text:p>0.500367641448975</text:p>
              </table:table-cell>
              <table:table-cell office:value-type="float" office:value="0.567083835601807">
                <text:p>0.567083835601807</text:p>
              </table:table-cell>
              <table:table-cell office:value-type="float" office:value="0.600441932678223">
                <text:p>0.600441932678223</text:p>
              </table:table-cell>
              <table:table-cell office:value-type="float" office:value="0.633800029754639">
                <text:p>0.633800029754639</text:p>
              </table:table-cell>
              <table:table-cell office:value-type="float" office:value="0.667158365249634">
                <text:p>0.667158365249634</text:p>
              </table:table-cell>
              <table:table-cell office:value-type="float" office:value="0.700516700744629">
                <text:p>0.700516700744629</text:p>
              </table:table-cell>
              <table:table-cell office:value-type="float" office:value="0.733874797821045">
                <text:p>0.733874797821045</text:p>
              </table:table-cell>
              <table:table-cell office:value-type="float" office:value="0.800591230392456">
                <text:p>0.800591230392456</text:p>
              </table:table-cell>
              <table:table-cell office:value-type="float" office:value="0.833949565887451">
                <text:p>0.833949565887451</text:p>
              </table:table-cell>
              <table:table-cell office:value-type="float" office:value="0.867307662963867">
                <text:p>0.867307662963867</text:p>
              </table:table-cell>
              <table:table-cell office:value-type="float" office:value="0.934024333953857">
                <text:p>0.934024333953857</text:p>
              </table:table-cell>
              <table:table-cell office:value-type="float" office:value="0.967382431030273">
                <text:p>0.967382431030273</text:p>
              </table:table-cell>
              <table:table-cell office:value-type="float" office:value="1.00074076652527">
                <text:p>1.00074076652527</text:p>
              </table:table-cell>
              <table:table-cell office:value-type="float" office:value="1.03409886360168">
                <text:p>1.03409886360168</text:p>
              </table:table-cell>
              <table:table-cell office:value-type="float" office:value="1.06745743751526">
                <text:p>1.06745743751526</text:p>
              </table:table-cell>
              <table:table-cell office:value-type="float" office:value="1.13417387008667">
                <text:p>1.13417387008667</text:p>
              </table:table-cell>
              <table:table-cell office:value-type="float" office:value="1.20089077949524">
                <text:p>1.20089077949524</text:p>
              </table:table-cell>
              <table:table-cell office:value-type="float" office:value="1.23424887657166">
                <text:p>1.23424887657166</text:p>
              </table:table-cell>
              <table:table-cell office:value-type="float" office:value="1.26760721206665">
                <text:p>1.26760721206665</text:p>
              </table:table-cell>
              <table:table-cell office:value-type="float" office:value="1.30096578598022">
                <text:p>1.30096578598022</text:p>
              </table:table-cell>
              <table:table-cell office:value-type="float" office:value="1.36767911911011">
                <text:p>1.36767911911011</text:p>
              </table:table-cell>
              <table:table-cell office:value-type="float" office:value="1.43439245223999">
                <text:p>1.43439245223999</text:p>
              </table:table-cell>
              <table:table-cell office:value-type="float" office:value="1.50110578536987">
                <text:p>1.50110578536987</text:p>
              </table:table-cell>
              <table:table-cell office:value-type="float" office:value="1.56781911849976">
                <text:p>1.56781911849976</text:p>
              </table:table-cell>
              <table:table-cell office:value-type="float" office:value="1.6011757850647">
                <text:p>1.6011757850647</text:p>
              </table:table-cell>
              <table:table-cell office:value-type="float" office:value="1.63453245162964">
                <text:p>1.63453245162964</text:p>
              </table:table-cell>
              <table:table-cell office:value-type="float" office:value="1.66788935661316">
                <text:p>1.66788935661316</text:p>
              </table:table-cell>
              <table:table-cell office:value-type="float" office:value="1.7012460231781">
                <text:p>1.7012460231781</text:p>
              </table:table-cell>
              <table:table-cell office:value-type="float" office:value="1.73460268974304">
                <text:p>1.73460268974304</text:p>
              </table:table-cell>
              <table:table-cell office:value-type="float" office:value="1.80131578445435">
                <text:p>1.80131578445435</text:p>
              </table:table-cell>
              <table:table-cell office:value-type="float" office:value="1.83467245101929">
                <text:p>1.83467245101929</text:p>
              </table:table-cell>
              <table:table-cell office:value-type="float" office:value="1.90138578414917">
                <text:p>1.90138578414917</text:p>
              </table:table-cell>
              <table:table-cell office:value-type="float" office:value="1.93474245071411">
                <text:p>1.93474245071411</text:p>
              </table:table-cell>
              <table:table-cell office:value-type="float" office:value="1.96809887886047">
                <text:p>1.96809887886047</text:p>
              </table:table-cell>
              <table:table-cell office:value-type="float" office:value="2.00145554542541">
                <text:p>2.00145554542541</text:p>
              </table:table-cell>
              <table:table-cell office:value-type="float" office:value="2.06816911697388">
                <text:p>2.06816911697388</text:p>
              </table:table-cell>
              <table:table-cell office:value-type="float" office:value="2.10152554512024">
                <text:p>2.10152554512024</text:p>
              </table:table-cell>
              <table:table-cell office:value-type="float" office:value="2.16823887825012">
                <text:p>2.16823887825012</text:p>
              </table:table-cell>
              <table:table-cell office:value-type="float" office:value="2.20159530639648">
                <text:p>2.20159530639648</text:p>
              </table:table-cell>
              <table:table-cell office:value-type="float" office:value="2.23495197296143">
                <text:p>2.23495197296143</text:p>
              </table:table-cell>
              <table:table-cell office:value-type="float" office:value="2.30166506767273">
                <text:p>2.30166506767273</text:p>
              </table:table-cell>
              <table:table-cell office:value-type="float" office:value="2.33502316474915">
                <text:p>2.33502316474915</text:p>
              </table:table-cell>
              <table:table-cell office:value-type="float" office:value="2.40173888206482">
                <text:p>2.40173888206482</text:p>
              </table:table-cell>
              <table:table-cell office:value-type="float" office:value="2.43509674072266">
                <text:p>2.43509674072266</text:p>
              </table:table-cell>
              <table:table-cell office:value-type="float" office:value="2.50181269645691">
                <text:p>2.50181269645691</text:p>
              </table:table-cell>
              <table:table-cell office:value-type="float" office:value="2.56852841377258">
                <text:p>2.56852841377258</text:p>
              </table:table-cell>
              <table:table-cell office:value-type="float" office:value="2.601886510849">
                <text:p>2.601886510849</text:p>
              </table:table-cell>
              <table:table-cell office:value-type="float" office:value="2.63524436950684">
                <text:p>2.63524436950684</text:p>
              </table:table-cell>
              <table:table-cell office:value-type="float" office:value="2.66860246658325">
                <text:p>2.66860246658325</text:p>
              </table:table-cell>
              <table:table-cell office:value-type="float" office:value="2.73531818389893">
                <text:p>2.73531818389893</text:p>
              </table:table-cell>
              <table:table-cell office:value-type="float" office:value="2.80203437805176">
                <text:p>2.80203437805176</text:p>
              </table:table-cell>
              <table:table-cell office:value-type="float" office:value="2.83539223670959">
                <text:p>2.83539223670959</text:p>
              </table:table-cell>
              <table:table-cell office:value-type="float" office:value="2.86875009536743">
                <text:p>2.86875009536743</text:p>
              </table:table-cell>
              <table:table-cell office:value-type="float" office:value="2.90210819244385">
                <text:p>2.90210819244385</text:p>
              </table:table-cell>
              <table:table-cell office:value-type="float" office:value="2.9688241481781">
                <text:p>2.9688241481781</text:p>
              </table:table-cell>
              <table:table-cell office:value-type="float" office:value="3.00218200683594">
                <text:p>3.00218200683594</text:p>
              </table:table-cell>
              <table:table-cell office:value-type="float" office:value="3.03554010391235">
                <text:p>3.03554010391235</text:p>
              </table:table-cell>
              <table:table-cell office:value-type="float" office:value="3.10225605964661">
                <text:p>3.10225605964661</text:p>
              </table:table-cell>
              <table:table-cell office:value-type="float" office:value="3.13561415672302">
                <text:p>3.13561415672302</text:p>
              </table:table-cell>
              <table:table-cell office:value-type="float" office:value="3.16897201538086">
                <text:p>3.16897201538086</text:p>
              </table:table-cell>
              <table:table-cell office:value-type="float" office:value="3.20233011245728">
                <text:p>3.20233011245728</text:p>
              </table:table-cell>
              <table:table-cell office:value-type="float" office:value="3.23568797111511">
                <text:p>3.23568797111511</text:p>
              </table:table-cell>
              <table:table-cell office:value-type="float" office:value="3.30240416526794">
                <text:p>3.30240416526794</text:p>
              </table:table-cell>
              <table:table-cell office:value-type="float" office:value="3.36911845207214">
                <text:p>3.36911845207214</text:p>
              </table:table-cell>
              <table:table-cell office:value-type="float" office:value="3.4358332157135">
                <text:p>3.4358332157135</text:p>
              </table:table-cell>
              <table:table-cell office:value-type="float" office:value="3.5025475025177">
                <text:p>3.5025475025177</text:p>
              </table:table-cell>
              <table:table-cell office:value-type="float" office:value="3.5359046459198">
                <text:p>3.5359046459198</text:p>
              </table:table-cell>
              <table:table-cell office:value-type="float" office:value="3.5692617893219">
                <text:p>3.5692617893219</text:p>
              </table:table-cell>
              <table:table-cell office:value-type="float" office:value="3.63597631454468">
                <text:p>3.63597631454468</text:p>
              </table:table-cell>
              <table:table-cell office:value-type="float" office:value="3.70269083976746">
                <text:p>3.70269083976746</text:p>
              </table:table-cell>
              <table:table-cell office:value-type="float" office:value="3.76940512657166">
                <text:p>3.76940512657166</text:p>
              </table:table-cell>
              <table:table-cell office:value-type="float" office:value="3.83611965179443">
                <text:p>3.83611965179443</text:p>
              </table:table-cell>
              <table:table-cell office:value-type="float" office:value="3.90283417701721">
                <text:p>3.90283417701721</text:p>
              </table:table-cell>
              <table:table-cell office:value-type="float" office:value="3.93619132041931">
                <text:p>3.93619132041931</text:p>
              </table:table-cell>
              <table:table-cell office:value-type="float" office:value="3.96954846382141">
                <text:p>3.96954846382141</text:p>
              </table:table-cell>
              <table:table-cell office:value-type="float" office:value="4.00290560722351">
                <text:p>4.00290560722351</text:p>
              </table:table-cell>
              <table:table-cell office:value-type="float" office:value="4.06962013244629">
                <text:p>4.06962013244629</text:p>
              </table:table-cell>
              <table:table-cell office:value-type="float" office:value="4.10297727584839">
                <text:p>4.10297727584839</text:p>
              </table:table-cell>
              <table:table-cell office:value-type="float" office:value="4.16969180107117">
                <text:p>4.16969180107117</text:p>
              </table:table-cell>
              <table:table-cell office:value-type="float" office:value="4.23640632629395">
                <text:p>4.23640632629395</text:p>
              </table:table-cell>
              <table:table-cell office:value-type="float" office:value="4.26976346969605">
                <text:p>4.26976346969605</text:p>
              </table:table-cell>
              <table:table-cell office:value-type="float" office:value="4.30312061309814">
                <text:p>4.30312061309814</text:p>
              </table:table-cell>
              <table:table-cell office:value-type="float" office:value="4.36983466148376">
                <text:p>4.36983466148376</text:p>
              </table:table-cell>
              <table:table-cell office:value-type="float" office:value="4.40319132804871">
                <text:p>4.40319132804871</text:p>
              </table:table-cell>
              <table:table-cell office:value-type="float" office:value="4.43654823303223">
                <text:p>4.43654823303223</text:p>
              </table:table-cell>
              <table:table-cell office:value-type="float" office:value="4.50326180458069">
                <text:p>4.50326180458069</text:p>
              </table:table-cell>
              <table:table-cell office:value-type="float" office:value="4.56997561454773">
                <text:p>4.56997561454773</text:p>
              </table:table-cell>
              <table:table-cell office:value-type="float" office:value="4.60333251953125">
                <text:p>4.60333251953125</text:p>
              </table:table-cell>
              <table:table-cell office:value-type="float" office:value="4.67004632949829">
                <text:p>4.67004632949829</text:p>
              </table:table-cell>
              <table:table-cell office:value-type="float" office:value="4.77011680603027">
                <text:p>4.77011680603027</text:p>
              </table:table-cell>
              <table:table-cell office:value-type="float" office:value="4.83683037757874">
                <text:p>4.83683037757874</text:p>
              </table:table-cell>
              <table:table-cell office:value-type="float" office:value="4.87018728256226">
                <text:p>4.87018728256226</text:p>
              </table:table-cell>
              <table:table-cell office:value-type="float" office:value="4.9369010925293">
                <text:p>4.9369010925293</text:p>
              </table:table-cell>
              <table:table-cell office:value-type="float" office:value="5.00361490249634">
                <text:p>5.00361490249634</text:p>
              </table:table-cell>
              <table:table-cell office:value-type="float" office:value="5.0703284740448">
                <text:p>5.0703284740448</text:p>
              </table:table-cell>
              <table:table-cell office:value-type="float" office:value="5.10368537902832">
                <text:p>5.10368537902832</text:p>
              </table:table-cell>
              <table:table-cell office:value-type="float" office:value="5.13704228401184">
                <text:p>5.13704228401184</text:p>
              </table:table-cell>
              <table:table-cell office:value-type="float" office:value="5.2037558555603">
                <text:p>5.2037558555603</text:p>
              </table:table-cell>
              <table:table-cell office:value-type="float" office:value="5.2371129989624">
                <text:p>5.2371129989624</text:p>
              </table:table-cell>
              <table:table-cell office:value-type="float" office:value="5.30382657051086">
                <text:p>5.30382657051086</text:p>
              </table:table-cell>
              <table:table-cell office:value-type="float" office:value="5.33718395233154">
                <text:p>5.33718395233154</text:p>
              </table:table-cell>
              <table:table-cell office:value-type="float" office:value="5.37054133415222">
                <text:p>5.37054133415222</text:p>
              </table:table-cell>
              <table:table-cell office:value-type="float" office:value="5.4038987159729">
                <text:p>5.4038987159729</text:p>
              </table:table-cell>
              <table:table-cell office:value-type="float" office:value="5.43725609779358">
                <text:p>5.43725609779358</text:p>
              </table:table-cell>
              <table:table-cell office:value-type="float" office:value="5.5039713382721">
                <text:p>5.5039713382721</text:p>
              </table:table-cell>
              <table:table-cell office:value-type="float" office:value="5.57068610191345">
                <text:p>5.57068610191345</text:p>
              </table:table-cell>
              <table:table-cell office:value-type="float" office:value="5.63740110397339">
                <text:p>5.63740110397339</text:p>
              </table:table-cell>
              <table:table-cell office:value-type="float" office:value="5.70411610603333">
                <text:p>5.70411610603333</text:p>
              </table:table-cell>
              <table:table-cell office:value-type="float" office:value="5.77083110809326">
                <text:p>5.77083110809326</text:p>
              </table:table-cell>
              <table:table-cell office:value-type="float" office:value="5.80418848991394">
                <text:p>5.80418848991394</text:p>
              </table:table-cell>
              <table:table-cell office:value-type="float" office:value="5.90426111221314">
                <text:p>5.90426111221314</text:p>
              </table:table-cell>
              <table:table-cell office:value-type="float" office:value="5.93761849403381">
                <text:p>5.93761849403381</text:p>
              </table:table-cell>
              <table:table-cell office:value-type="float" office:value="5.97097587585449">
                <text:p>5.97097587585449</text:p>
              </table:table-cell>
              <table:table-cell office:value-type="float" office:value="6.03769111633301">
                <text:p>6.03769111633301</text:p>
              </table:table-cell>
              <table:table-cell office:value-type="float" office:value="6.10440611839294">
                <text:p>6.10440611839294</text:p>
              </table:table-cell>
              <table:table-cell office:value-type="float" office:value="6.13776350021362">
                <text:p>6.13776350021362</text:p>
              </table:table-cell>
              <table:table-cell office:value-type="float" office:value="6.20447850227356">
                <text:p>6.20447850227356</text:p>
              </table:table-cell>
              <table:table-cell office:value-type="float" office:value="6.2378363609314">
                <text:p>6.2378363609314</text:p>
              </table:table-cell>
              <table:table-cell office:value-type="float" office:value="6.27119374275208">
                <text:p>6.27119374275208</text:p>
              </table:table-cell>
              <table:table-cell office:value-type="float" office:value="6.30455136299133">
                <text:p>6.30455136299133</text:p>
              </table:table-cell>
              <table:table-cell office:value-type="float" office:value="6.37126517295837">
                <text:p>6.37126517295837</text:p>
              </table:table-cell>
              <table:table-cell office:value-type="float" office:value="6.40462207794189">
                <text:p>6.40462207794189</text:p>
              </table:table-cell>
              <table:table-cell office:value-type="float" office:value="6.43797898292542">
                <text:p>6.43797898292542</text:p>
              </table:table-cell>
              <table:table-cell office:value-type="float" office:value="6.47133612632751">
                <text:p>6.47133612632751</text:p>
              </table:table-cell>
              <table:table-cell office:value-type="float" office:value="6.50469303131104">
                <text:p>6.50469303131104</text:p>
              </table:table-cell>
              <table:table-cell office:value-type="float" office:value="6.53804993629456">
                <text:p>6.53804993629456</text:p>
              </table:table-cell>
              <table:table-cell office:value-type="float" office:value="6.57140684127808">
                <text:p>6.57140684127808</text:p>
              </table:table-cell>
              <table:table-cell office:value-type="float" office:value="6.63812065124512">
                <text:p>6.63812065124512</text:p>
              </table:table-cell>
              <table:table-cell office:value-type="float" office:value="6.67147755622864">
                <text:p>6.67147755622864</text:p>
              </table:table-cell>
              <table:table-cell office:value-type="float" office:value="6.73819160461426">
                <text:p>6.73819160461426</text:p>
              </table:table-cell>
              <table:table-cell office:value-type="float" office:value="6.77154850959778">
                <text:p>6.77154850959778</text:p>
              </table:table-cell>
              <table:table-cell office:value-type="float" office:value="6.83826231956482">
                <text:p>6.83826231956482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7082901">
                <text:p>7.005047082901</text:p>
              </table:table-cell>
              <table:table-cell office:value-type="float" office:value="7.07176089286804">
                <text:p>7.07176089286804</text:p>
              </table:table-cell>
              <table:table-cell office:value-type="float" office:value="7.10511779785156">
                <text:p>7.10511779785156</text:p>
              </table:table-cell>
              <table:table-cell office:value-type="float" office:value="7.1718316078186">
                <text:p>7.1718316078186</text:p>
              </table:table-cell>
              <table:table-cell office:value-type="float" office:value="7.20518851280212">
                <text:p>7.20518851280212</text:p>
              </table:table-cell>
              <table:table-cell office:value-type="float" office:value="7.23854541778564">
                <text:p>7.23854541778564</text:p>
              </table:table-cell>
              <table:table-cell office:value-type="float" office:value="7.30525946617126">
                <text:p>7.30525946617126</text:p>
              </table:table-cell>
              <table:table-cell office:value-type="float" office:value="7.37197327613831">
                <text:p>7.37197327613831</text:p>
              </table:table-cell>
              <table:table-cell office:value-type="float" office:value="7.43868708610535">
                <text:p>7.43868708610535</text:p>
              </table:table-cell>
              <table:table-cell office:value-type="float" office:value="7.53875803947449">
                <text:p>7.53875803947449</text:p>
              </table:table-cell>
              <table:table-cell office:value-type="float" office:value="7.60547208786011">
                <text:p>7.60547208786011</text:p>
              </table:table-cell>
              <table:table-cell office:value-type="float" office:value="7.73889970779419">
                <text:p>7.73889970779419</text:p>
              </table:table-cell>
              <table:table-cell office:value-type="float" office:value="7.80561327934265">
                <text:p>7.80561327934265</text:p>
              </table:table-cell>
              <table:table-cell office:value-type="float" office:value="7.87232732772827">
                <text:p>7.87232732772827</text:p>
              </table:table-cell>
              <table:table-cell office:value-type="float" office:value="7.93904113769531">
                <text:p>7.93904113769531</text:p>
              </table:table-cell>
              <table:table-cell office:value-type="float" office:value="8.03911185264587">
                <text:p>8.03911185264587</text:p>
              </table:table-cell>
              <table:table-cell office:value-type="float" office:value="8.10582542419434">
                <text:p>8.10582542419434</text:p>
              </table:table-cell>
              <table:table-cell office:value-type="float" office:value="8.23925304412842">
                <text:p>8.23925304412842</text:p>
              </table:table-cell>
              <table:table-cell office:value-type="float" office:value="8.27260994911194">
                <text:p>8.27260994911194</text:p>
              </table:table-cell>
              <table:table-cell office:value-type="float" office:value="8.30596685409546">
                <text:p>8.30596685409546</text:p>
              </table:table-cell>
              <table:table-cell office:value-type="float" office:value="8.37268042564392">
                <text:p>8.37268042564392</text:p>
              </table:table-cell>
              <table:table-cell office:value-type="float" office:value="8.43939423561096">
                <text:p>8.43939423561096</text:p>
              </table:table-cell>
              <table:table-cell office:value-type="float" office:value="8.47275114059448">
                <text:p>8.47275114059448</text:p>
              </table:table-cell>
              <table:table-cell office:value-type="float" office:value="8.57282137870789">
                <text:p>8.57282137870789</text:p>
              </table:table-cell>
              <table:table-cell office:value-type="float" office:value="8.60617828369141">
                <text:p>8.60617828369141</text:p>
              </table:table-cell>
              <table:table-cell office:value-type="float" office:value="8.63953495025635">
                <text:p>8.63953495025635</text:p>
              </table:table-cell>
              <table:table-cell office:value-type="float" office:value="8.67289185523987">
                <text:p>8.67289185523987</text:p>
              </table:table-cell>
              <table:table-cell office:value-type="float" office:value="8.73960566520691">
                <text:p>8.73960566520691</text:p>
              </table:table-cell>
              <table:table-cell office:value-type="float" office:value="8.77296233177185">
                <text:p>8.77296233177185</text:p>
              </table:table-cell>
              <table:table-cell office:value-type="float" office:value="8.80631923675537">
                <text:p>8.80631923675537</text:p>
              </table:table-cell>
              <table:table-cell office:value-type="float" office:value="8.90638947486877">
                <text:p>8.90638947486877</text:p>
              </table:table-cell>
              <table:table-cell office:value-type="float" office:value="8.97310304641724">
                <text:p>8.97310304641724</text:p>
              </table:table-cell>
              <table:table-cell office:value-type="float" office:value="9.00645971298218">
                <text:p>9.00645971298218</text:p>
              </table:table-cell>
              <table:table-cell office:value-type="float" office:value="9.03981685638428">
                <text:p>9.03981685638428</text:p>
              </table:table-cell>
              <table:table-cell office:value-type="float" office:value="9.10653042793274">
                <text:p>9.10653042793274</text:p>
              </table:table-cell>
              <table:table-cell office:value-type="float" office:value="9.13988709449768">
                <text:p>9.13988709449768</text:p>
              </table:table-cell>
              <table:table-cell office:value-type="float" office:value="9.20660066604614">
                <text:p>9.20660066604614</text:p>
              </table:table-cell>
              <table:table-cell office:value-type="float" office:value="9.23995733261108">
                <text:p>9.23995733261108</text:p>
              </table:table-cell>
              <table:table-cell office:value-type="float" office:value="9.30667090415955">
                <text:p>9.30667090415955</text:p>
              </table:table-cell>
              <table:table-cell office:value-type="float" office:value="9.34002828598022">
                <text:p>9.34002828598022</text:p>
              </table:table-cell>
              <table:table-cell office:value-type="float" office:value="9.40674233436585">
                <text:p>9.40674233436585</text:p>
              </table:table-cell>
              <table:table-cell office:value-type="float" office:value="9.47345662117004">
                <text:p>9.47345662117004</text:p>
              </table:table-cell>
              <table:table-cell office:value-type="float" office:value="9.54017090797424">
                <text:p>9.54017090797424</text:p>
              </table:table-cell>
              <table:table-cell office:value-type="float" office:value="9.60688543319702">
                <text:p>9.60688543319702</text:p>
              </table:table-cell>
              <table:table-cell office:value-type="float" office:value="9.67359972000122">
                <text:p>9.67359972000122</text:p>
              </table:table-cell>
              <table:table-cell office:value-type="float" office:value="9.70695686340332">
                <text:p>9.70695686340332</text:p>
              </table:table-cell>
              <table:table-cell office:value-type="float" office:value="9.77367115020752">
                <text:p>9.77367115020752</text:p>
              </table:table-cell>
              <table:table-cell office:value-type="float" office:value="9.84038543701172">
                <text:p>9.84038543701172</text:p>
              </table:table-cell>
              <table:table-cell office:value-type="float" office:value="9.90709972381592">
                <text:p>9.90709972381592</text:p>
              </table:table-cell>
              <table:table-cell office:value-type="float" office:value="9.94045686721802">
                <text:p>9.94045686721802</text:p>
              </table:table-cell>
              <table:table-cell office:value-type="float" office:value="10.0071711540222">
                <text:p>10.0071711540222</text:p>
              </table:table-cell>
              <table:table-cell office:value-type="float" office:value="10.0405280590057">
                <text:p>10.0405280590057</text:p>
              </table:table-cell>
              <table:table-cell office:value-type="float" office:value="10.0738854408264">
                <text:p>10.0738854408264</text:p>
              </table:table-cell>
              <table:table-cell office:value-type="float" office:value="10.1072425842285">
                <text:p>10.1072425842285</text:p>
              </table:table-cell>
              <table:table-cell office:value-type="float" office:value="10.1405997276306">
                <text:p>10.1405997276306</text:p>
              </table:table-cell>
              <table:table-cell office:value-type="float" office:value="10.2073140144348">
                <text:p>10.2073140144348</text:p>
              </table:table-cell>
              <table:table-cell office:value-type="float" office:value="10.2406709194183">
                <text:p>10.2406709194183</text:p>
              </table:table-cell>
              <table:table-cell office:value-type="float" office:value="10.2740280628204">
                <text:p>10.2740280628204</text:p>
              </table:table-cell>
              <table:table-cell office:value-type="float" office:value="10.3407421112061">
                <text:p>10.3407421112061</text:p>
              </table:table-cell>
              <table:table-cell office:value-type="float" office:value="10.4074552059174">
                <text:p>10.4074552059174</text:p>
              </table:table-cell>
              <table:table-cell office:value-type="float" office:value="10.4741683006287">
                <text:p>10.4741683006287</text:p>
              </table:table-cell>
              <table:table-cell office:value-type="float" office:value="10.5075249671936">
                <text:p>10.5075249671936</text:p>
              </table:table-cell>
              <table:table-cell office:value-type="float" office:value="10.54088139534">
                <text:p>10.54088139534</text:p>
              </table:table-cell>
              <table:table-cell office:value-type="float" office:value="10.5742380619049">
                <text:p>10.5742380619049</text:p>
              </table:table-cell>
              <table:table-cell office:value-type="float" office:value="10.6075944900513">
                <text:p>10.6075944900513</text:p>
              </table:table-cell>
              <table:table-cell office:value-type="float" office:value="10.6743078231812">
                <text:p>10.6743078231812</text:p>
              </table:table-cell>
              <table:table-cell office:value-type="float" office:value="10.7076644897461">
                <text:p>10.7076644897461</text:p>
              </table:table-cell>
              <table:table-cell office:value-type="float" office:value="10.7410209178925">
                <text:p>10.7410209178925</text:p>
              </table:table-cell>
              <table:table-cell office:value-type="float" office:value="10.7743773460388">
                <text:p>10.7743773460388</text:p>
              </table:table-cell>
              <table:table-cell office:value-type="float" office:value="10.8410904407501">
                <text:p>10.8410904407501</text:p>
              </table:table-cell>
              <table:table-cell office:value-type="float" office:value="10.9078035354614">
                <text:p>10.9078035354614</text:p>
              </table:table-cell>
              <table:table-cell office:value-type="float" office:value="10.9411599636078">
                <text:p>10.9411599636078</text:p>
              </table:table-cell>
              <table:table-cell office:value-type="float" office:value="10.9745163917542">
                <text:p>10.9745163917542</text:p>
              </table:table-cell>
              <table:table-cell office:value-type="float" office:value="11.0078728199005">
                <text:p>11.0078728199005</text:p>
              </table:table-cell>
              <table:table-cell office:value-type="float" office:value="11.0745856761932">
                <text:p>11.0745856761932</text:p>
              </table:table-cell>
              <table:table-cell office:value-type="float" office:value="11.1079425811768">
                <text:p>11.1079425811768</text:p>
              </table:table-cell>
              <table:table-cell office:value-type="float" office:value="11.1412990093231">
                <text:p>11.1412990093231</text:p>
              </table:table-cell>
              <table:table-cell office:value-type="float" office:value="11.2080118656158">
                <text:p>11.2080118656158</text:p>
              </table:table-cell>
              <table:table-cell office:value-type="float" office:value="11.2747247219086">
                <text:p>11.2747247219086</text:p>
              </table:table-cell>
              <table:table-cell office:value-type="float" office:value="11.3414425849915">
                <text:p>11.3414425849915</text:p>
              </table:table-cell>
              <table:table-cell office:value-type="float" office:value="11.3748037815094">
                <text:p>11.3748037815094</text:p>
              </table:table-cell>
              <table:table-cell office:value-type="float" office:value="11.441526889801">
                <text:p>11.441526889801</text:p>
              </table:table-cell>
              <table:table-cell office:value-type="float" office:value="11.5082497596741">
                <text:p>11.5082497596741</text:p>
              </table:table-cell>
              <table:table-cell office:value-type="float" office:value="11.5749731063843">
                <text:p>11.5749731063843</text:p>
              </table:table-cell>
              <table:table-cell office:value-type="float" office:value="11.6083345413208">
                <text:p>11.6083345413208</text:p>
              </table:table-cell>
              <table:table-cell office:value-type="float" office:value="11.6416962146759">
                <text:p>11.6416962146759</text:p>
              </table:table-cell>
              <table:table-cell office:value-type="float" office:value="11.675057888031">
                <text:p>11.675057888031</text:p>
              </table:table-cell>
              <table:table-cell office:value-type="float" office:value="11.7084195613861">
                <text:p>11.7084195613861</text:p>
              </table:table-cell>
              <table:table-cell office:value-type="float" office:value="11.7417812347412">
                <text:p>11.7417812347412</text:p>
              </table:table-cell>
              <table:table-cell office:value-type="float" office:value="11.80850481987">
                <text:p>11.80850481987</text:p>
              </table:table-cell>
              <table:table-cell office:value-type="float" office:value="11.8752284049988">
                <text:p>11.8752284049988</text:p>
              </table:table-cell>
              <table:table-cell office:value-type="float" office:value="11.9085900783539">
                <text:p>11.9085900783539</text:p>
              </table:table-cell>
              <table:table-cell office:value-type="float" office:value="11.9419519901276">
                <text:p>11.9419519901276</text:p>
              </table:table-cell>
              <table:table-cell office:value-type="float" office:value="12.0086758136749">
                <text:p>12.0086758136749</text:p>
              </table:table-cell>
              <table:table-cell office:value-type="float" office:value="12.0753996372223">
                <text:p>12.0753996372223</text:p>
              </table:table-cell>
              <table:table-cell office:value-type="float" office:value="12.1421236991882">
                <text:p>12.1421236991882</text:p>
              </table:table-cell>
              <table:table-cell office:value-type="float" office:value="12.1754856109619">
                <text:p>12.1754856109619</text:p>
              </table:table-cell>
              <table:table-cell office:value-type="float" office:value="12.2088477611542">
                <text:p>12.2088477611542</text:p>
              </table:table-cell>
              <table:table-cell office:value-type="float" office:value="12.2755718231201">
                <text:p>12.2755718231201</text:p>
              </table:table-cell>
              <table:table-cell office:value-type="float" office:value="12.3089339733124">
                <text:p>12.3089339733124</text:p>
              </table:table-cell>
              <table:table-cell office:value-type="float" office:value="12.3756484985352">
                <text:p>12.3756484985352</text:p>
              </table:table-cell>
              <table:table-cell office:value-type="float" office:value="12.4090058803558">
                <text:p>12.4090058803558</text:p>
              </table:table-cell>
              <table:table-cell office:value-type="float" office:value="12.4757206439972">
                <text:p>12.4757206439972</text:p>
              </table:table-cell>
              <table:table-cell office:value-type="float" office:value="12.5090780258179">
                <text:p>12.5090780258179</text:p>
              </table:table-cell>
              <table:table-cell office:value-type="float" office:value="12.54243516922">
                <text:p>12.54243516922</text:p>
              </table:table-cell>
              <table:table-cell office:value-type="float" office:value="12.5757925510407">
                <text:p>12.5757925510407</text:p>
              </table:table-cell>
              <table:table-cell office:value-type="float" office:value="12.6091499328613">
                <text:p>12.6091499328613</text:p>
              </table:table-cell>
              <table:table-cell office:value-type="float" office:value="12.6758646965027">
                <text:p>12.6758646965027</text:p>
              </table:table-cell>
              <table:table-cell office:value-type="float" office:value="12.742579460144">
                <text:p>12.742579460144</text:p>
              </table:table-cell>
              <table:table-cell office:value-type="float" office:value="12.8092939853668">
                <text:p>12.8092939853668</text:p>
              </table:table-cell>
              <table:table-cell office:value-type="float" office:value="12.8426513671875">
                <text:p>12.8426513671875</text:p>
              </table:table-cell>
              <table:table-cell office:value-type="float" office:value="12.9093663692474">
                <text:p>12.9093663692474</text:p>
              </table:table-cell>
              <table:table-cell office:value-type="float" office:value="13.0094382762909">
                <text:p>13.0094382762909</text:p>
              </table:table-cell>
              <table:table-cell office:value-type="float" office:value="13.0761532783508">
                <text:p>13.0761532783508</text:p>
              </table:table-cell>
              <table:table-cell office:value-type="float" office:value="13.1095106601715">
                <text:p>13.1095106601715</text:p>
              </table:table-cell>
              <table:table-cell office:value-type="float" office:value="13.1762254238129">
                <text:p>13.1762254238129</text:p>
              </table:table-cell>
              <table:table-cell office:value-type="float" office:value="13.2095828056335">
                <text:p>13.2095828056335</text:p>
              </table:table-cell>
              <table:table-cell office:value-type="float" office:value="13.2429401874542">
                <text:p>13.2429401874542</text:p>
              </table:table-cell>
              <table:table-cell office:value-type="float" office:value="13.2762978076935">
                <text:p>13.2762978076935</text:p>
              </table:table-cell>
              <table:table-cell office:value-type="float" office:value="13.3430125713348">
                <text:p>13.3430125713348</text:p>
              </table:table-cell>
              <table:table-cell office:value-type="float" office:value="13.3763699531555">
                <text:p>13.3763699531555</text:p>
              </table:table-cell>
              <table:table-cell office:value-type="float" office:value="13.4097273349762">
                <text:p>13.4097273349762</text:p>
              </table:table-cell>
              <table:table-cell office:value-type="float" office:value="13.4764425754547">
                <text:p>13.4764425754547</text:p>
              </table:table-cell>
              <table:table-cell office:value-type="float" office:value="13.5097999572754">
                <text:p>13.5097999572754</text:p>
              </table:table-cell>
              <table:table-cell office:value-type="float" office:value="13.5765147209167">
                <text:p>13.5765147209167</text:p>
              </table:table-cell>
              <table:table-cell office:value-type="float" office:value="13.609872341156">
                <text:p>13.609872341156</text:p>
              </table:table-cell>
              <table:table-cell office:value-type="float" office:value="13.6765873432159">
                <text:p>13.6765873432159</text:p>
              </table:table-cell>
              <table:table-cell office:value-type="float" office:value="13.7099449634552">
                <text:p>13.7099449634552</text:p>
              </table:table-cell>
              <table:table-cell office:value-type="float" office:value="13.7766597270966">
                <text:p>13.7766597270966</text:p>
              </table:table-cell>
              <table:table-cell office:value-type="float" office:value="13.8433749675751">
                <text:p>13.8433749675751</text:p>
              </table:table-cell>
              <table:table-cell office:value-type="float" office:value="13.9100897312164">
                <text:p>13.9100897312164</text:p>
              </table:table-cell>
              <table:table-cell office:value-type="float" office:value="13.9434473514557">
                <text:p>13.9434473514557</text:p>
              </table:table-cell>
              <table:table-cell office:value-type="float" office:value="14.0101623535156">
                <text:p>14.0101623535156</text:p>
              </table:table-cell>
              <table:table-cell office:value-type="float" office:value="14.0435199737549">
                <text:p>14.0435199737549</text:p>
              </table:table-cell>
              <table:table-cell office:value-type="float" office:value="14.1102349758148">
                <text:p>14.1102349758148</text:p>
              </table:table-cell>
              <table:table-cell office:value-type="float" office:value="14.1435923576355">
                <text:p>14.1435923576355</text:p>
              </table:table-cell>
              <table:table-cell office:value-type="float" office:value="14.1769497394562">
                <text:p>14.1769497394562</text:p>
              </table:table-cell>
              <table:table-cell office:value-type="float" office:value="14.2103073596954">
                <text:p>14.2103073596954</text:p>
              </table:table-cell>
              <table:table-cell office:value-type="float" office:value="14.2436649799347">
                <text:p>14.2436649799347</text:p>
              </table:table-cell>
              <table:table-cell office:value-type="float" office:value="14.3103799819946">
                <text:p>14.3103799819946</text:p>
              </table:table-cell>
              <table:table-cell office:value-type="float" office:value="14.343736410141">
                <text:p>14.343736410141</text:p>
              </table:table-cell>
              <table:table-cell office:value-type="float" office:value="14.3770930767059">
                <text:p>14.3770930767059</text:p>
              </table:table-cell>
              <table:table-cell office:value-type="float" office:value="14.4104495048523">
                <text:p>14.4104495048523</text:p>
              </table:table-cell>
              <table:table-cell office:value-type="float" office:value="14.477162361145">
                <text:p>14.477162361145</text:p>
              </table:table-cell>
              <table:table-cell office:value-type="float" office:value="14.51051902771">
                <text:p>14.51051902771</text:p>
              </table:table-cell>
              <table:table-cell office:value-type="float" office:value="14.5438756942749">
                <text:p>14.5438756942749</text:p>
              </table:table-cell>
              <table:table-cell office:value-type="float" office:value="14.6105885505676">
                <text:p>14.6105885505676</text:p>
              </table:table-cell>
              <table:table-cell office:value-type="float" office:value="14.643944978714">
                <text:p>14.643944978714</text:p>
              </table:table-cell>
              <table:table-cell office:value-type="float" office:value="14.6773014068604">
                <text:p>14.6773014068604</text:p>
              </table:table-cell>
              <table:table-cell office:value-type="float" office:value="14.7106578350067">
                <text:p>14.7106578350067</text:p>
              </table:table-cell>
              <table:table-cell office:value-type="float" office:value="14.7440142631531">
                <text:p>14.7440142631531</text:p>
              </table:table-cell>
              <table:table-cell office:value-type="float" office:value="14.7773706912994">
                <text:p>14.7773706912994</text:p>
              </table:table-cell>
              <table:table-cell office:value-type="float" office:value="14.8107271194458">
                <text:p>14.8107271194458</text:p>
              </table:table-cell>
              <table:table-cell office:value-type="float" office:value="14.8440835475922">
                <text:p>14.8440835475922</text:p>
              </table:table-cell>
              <table:table-cell office:value-type="float" office:value="14.8774399757385">
                <text:p>14.8774399757385</text:p>
              </table:table-cell>
              <table:table-cell office:value-type="float" office:value="14.9441528320313">
                <text:p>14.9441528320313</text:p>
              </table:table-cell>
              <table:table-cell office:value-type="float" office:value="14.9775092601776">
                <text:p>14.9775092601776</text:p>
              </table:table-cell>
              <table:table-cell office:value-type="float" office:value="15.0108659267426">
                <text:p>15.0108659267426</text:p>
              </table:table-cell>
              <table:table-cell office:value-type="float" office:value="15.0775787830353">
                <text:p>15.0775787830353</text:p>
              </table:table-cell>
              <table:table-cell office:value-type="float" office:value="15.1109349727631">
                <text:p>15.1109349727631</text:p>
              </table:table-cell>
              <table:table-cell office:value-type="float" office:value="15.1442914009094">
                <text:p>15.1442914009094</text:p>
              </table:table-cell>
              <table:table-cell office:value-type="float" office:value="15.2110042572021">
                <text:p>15.2110042572021</text:p>
              </table:table-cell>
              <table:table-cell office:value-type="float" office:value="15.2443604469299">
                <text:p>15.2443604469299</text:p>
              </table:table-cell>
              <table:table-cell office:value-type="float" office:value="15.2777168750763">
                <text:p>15.2777168750763</text:p>
              </table:table-cell>
              <table:table-cell office:value-type="float" office:value="15.3110733032227">
                <text:p>15.3110733032227</text:p>
              </table:table-cell>
              <table:table-cell office:value-type="float" office:value="15.3777892589569">
                <text:p>15.3777892589569</text:p>
              </table:table-cell>
              <table:table-cell office:value-type="float" office:value="15.4111471176147">
                <text:p>15.4111471176147</text:p>
              </table:table-cell>
              <table:table-cell office:value-type="float" office:value="15.5445787906647">
                <text:p>15.5445787906647</text:p>
              </table:table-cell>
              <table:table-cell office:value-type="float" office:value="15.6112945079803">
                <text:p>15.6112945079803</text:p>
              </table:table-cell>
              <table:table-cell office:value-type="float" office:value="15.6446526050568">
                <text:p>15.6446526050568</text:p>
              </table:table-cell>
              <table:table-cell office:value-type="float" office:value="15.711368560791">
                <text:p>15.711368560791</text:p>
              </table:table-cell>
              <table:table-cell office:value-type="float" office:value="15.7780842781067">
                <text:p>15.7780842781067</text:p>
              </table:table-cell>
              <table:table-cell office:value-type="float" office:value="15.8114423751831">
                <text:p>15.8114423751831</text:p>
              </table:table-cell>
              <table:table-cell office:value-type="float" office:value="15.8448004722595">
                <text:p>15.8448004722595</text:p>
              </table:table-cell>
              <table:table-cell office:value-type="float" office:value="15.9115161895752">
                <text:p>15.9115161895752</text:p>
              </table:table-cell>
              <table:table-cell office:value-type="float" office:value="15.9448742866516">
                <text:p>15.9448742866516</text:p>
              </table:table-cell>
              <table:table-cell office:value-type="float" office:value="15.978232383728">
                <text:p>15.978232383728</text:p>
              </table:table-cell>
              <table:table-cell office:value-type="float" office:value="16.0115902423859">
                <text:p>16.0115902423859</text:p>
              </table:table-cell>
              <table:table-cell office:value-type="float" office:value="16.145022392273">
                <text:p>16.145022392273</text:p>
              </table:table-cell>
              <table:table-cell office:value-type="float" office:value="16.1783802509308">
                <text:p>16.1783802509308</text:p>
              </table:table-cell>
              <table:table-cell office:value-type="float" office:value="16.2117383480072">
                <text:p>16.2117383480072</text:p>
              </table:table-cell>
              <table:table-cell office:value-type="float" office:value="16.27845454216">
                <text:p>16.27845454216</text:p>
              </table:table-cell>
              <table:table-cell office:value-type="float" office:value="16.3785257339478">
                <text:p>16.3785257339478</text:p>
              </table:table-cell>
              <table:table-cell office:value-type="float" office:value="16.4118826389313">
                <text:p>16.4118826389313</text:p>
              </table:table-cell>
              <table:table-cell office:value-type="float" office:value="16.4452393054962">
                <text:p>16.4452393054962</text:p>
              </table:table-cell>
              <table:table-cell office:value-type="float" office:value="16.5786662101746">
                <text:p>16.5786662101746</text:p>
              </table:table-cell>
              <table:table-cell office:value-type="float" office:value="16.6120228767395">
                <text:p>16.6120228767395</text:p>
              </table:table-cell>
              <table:table-cell office:value-type="float" office:value="16.6787362098694">
                <text:p>16.6787362098694</text:p>
              </table:table-cell>
              <table:table-cell office:value-type="float" office:value="16.7788062095642">
                <text:p>16.7788062095642</text:p>
              </table:table-cell>
              <table:table-cell office:value-type="float" office:value="16.8455195426941">
                <text:p>16.8455195426941</text:p>
              </table:table-cell>
              <table:table-cell office:value-type="float" office:value="16.9122331142426">
                <text:p>16.9122331142426</text:p>
              </table:table-cell>
              <table:table-cell office:value-type="float" office:value="16.9455897808075">
                <text:p>16.9455897808075</text:p>
              </table:table-cell>
              <table:table-cell office:value-type="float" office:value="16.9789464473724">
                <text:p>16.9789464473724</text:p>
              </table:table-cell>
              <table:table-cell office:value-type="float" office:value="17.0123031139374">
                <text:p>17.0123031139374</text:p>
              </table:table-cell>
              <table:table-cell office:value-type="float" office:value="17.0790162086487">
                <text:p>17.0790162086487</text:p>
              </table:table-cell>
              <table:table-cell office:value-type="float" office:value="17.1123728752136">
                <text:p>17.1123728752136</text:p>
              </table:table-cell>
              <table:table-cell office:value-type="float" office:value="17.1790862083435">
                <text:p>17.1790862083435</text:p>
              </table:table-cell>
              <table:table-cell office:value-type="float" office:value="17.2457995414734">
                <text:p>17.2457995414734</text:p>
              </table:table-cell>
              <table:table-cell office:value-type="float" office:value="17.2791562080383">
                <text:p>17.2791562080383</text:p>
              </table:table-cell>
              <table:table-cell office:value-type="float" office:value="17.3458700180054">
                <text:p>17.3458700180054</text:p>
              </table:table-cell>
              <table:table-cell office:value-type="float" office:value="17.412584066391">
                <text:p>17.412584066391</text:p>
              </table:table-cell>
              <table:table-cell office:value-type="float" office:value="17.4459412097931">
                <text:p>17.4459412097931</text:p>
              </table:table-cell>
              <table:table-cell office:value-type="float" office:value="17.4792983531952">
                <text:p>17.4792983531952</text:p>
              </table:table-cell>
              <table:table-cell office:value-type="float" office:value="17.5460126399994">
                <text:p>17.5460126399994</text:p>
              </table:table-cell>
              <table:table-cell office:value-type="float" office:value="17.612726688385">
                <text:p>17.612726688385</text:p>
              </table:table-cell>
              <table:table-cell office:value-type="float" office:value="17.6460835933685">
                <text:p>17.6460835933685</text:p>
              </table:table-cell>
              <table:table-cell office:value-type="float" office:value="17.7127976417542">
                <text:p>17.7127976417542</text:p>
              </table:table-cell>
              <table:table-cell office:value-type="float" office:value="17.7461547851563">
                <text:p>17.7461547851563</text:p>
              </table:table-cell>
              <table:table-cell office:value-type="float" office:value="17.7795119285584">
                <text:p>17.7795119285584</text:p>
              </table:table-cell>
              <table:table-cell office:value-type="float" office:value="17.8128690719604">
                <text:p>17.8128690719604</text:p>
              </table:table-cell>
              <table:table-cell office:value-type="float" office:value="17.8795831203461">
                <text:p>17.8795831203461</text:p>
              </table:table-cell>
              <table:table-cell office:value-type="float" office:value="17.9462971687317">
                <text:p>17.9462971687317</text:p>
              </table:table-cell>
              <table:table-cell office:value-type="float" office:value="18.0130112171173">
                <text:p>18.0130112171173</text:p>
              </table:table-cell>
              <table:table-cell office:value-type="float" office:value="18.0797252655029">
                <text:p>18.0797252655029</text:p>
              </table:table-cell>
              <table:table-cell office:value-type="float" office:value="18.113082408905">
                <text:p>18.113082408905</text:p>
              </table:table-cell>
              <table:table-cell office:value-type="float" office:value="18.1797962188721">
                <text:p>18.1797962188721</text:p>
              </table:table-cell>
              <table:table-cell office:value-type="float" office:value="18.2131533622742">
                <text:p>18.2131533622742</text:p>
              </table:table-cell>
              <table:table-cell office:value-type="float" office:value="18.2465102672577">
                <text:p>18.2465102672577</text:p>
              </table:table-cell>
              <table:table-cell office:value-type="float" office:value="18.2798671722412">
                <text:p>18.2798671722412</text:p>
              </table:table-cell>
              <table:table-cell office:value-type="float" office:value="18.3132245540619">
                <text:p>18.3132245540619</text:p>
              </table:table-cell>
              <table:table-cell office:value-type="float" office:value="18.3465826511383">
                <text:p>18.3465826511383</text:p>
              </table:table-cell>
              <table:table-cell office:value-type="float" office:value="18.3799407482147">
                <text:p>18.3799407482147</text:p>
              </table:table-cell>
              <table:table-cell office:value-type="float" office:value="18.4466571807861">
                <text:p>18.4466571807861</text:p>
              </table:table-cell>
              <table:table-cell office:value-type="float" office:value="18.4800152778626">
                <text:p>18.4800152778626</text:p>
              </table:table-cell>
              <table:table-cell office:value-type="float" office:value="18.513373374939">
                <text:p>18.513373374939</text:p>
              </table:table-cell>
              <table:table-cell office:value-type="float" office:value="18.546731710434">
                <text:p>18.546731710434</text:p>
              </table:table-cell>
              <table:table-cell office:value-type="float" office:value="18.580090045929">
                <text:p>18.580090045929</text:p>
              </table:table-cell>
              <table:table-cell office:value-type="float" office:value="18.6134481430054">
                <text:p>18.6134481430054</text:p>
              </table:table-cell>
              <table:table-cell office:value-type="float" office:value="18.6468064785004">
                <text:p>18.6468064785004</text:p>
              </table:table-cell>
              <table:table-cell office:value-type="float" office:value="18.6801645755768">
                <text:p>18.6801645755768</text:p>
              </table:table-cell>
              <table:table-cell office:value-type="float" office:value="18.7468812465668">
                <text:p>18.7468812465668</text:p>
              </table:table-cell>
              <table:table-cell office:value-type="float" office:value="18.7802393436432">
                <text:p>18.7802393436432</text:p>
              </table:table-cell>
              <table:table-cell office:value-type="float" office:value="18.8135976791382">
                <text:p>18.8135976791382</text:p>
              </table:table-cell>
              <table:table-cell office:value-type="float" office:value="18.8469560146332">
                <text:p>18.8469560146332</text:p>
              </table:table-cell>
              <table:table-cell office:value-type="float" office:value="18.9136726856232">
                <text:p>18.9136726856232</text:p>
              </table:table-cell>
              <table:table-cell office:value-type="float" office:value="18.9803893566132">
                <text:p>18.9803893566132</text:p>
              </table:table-cell>
              <table:table-cell office:value-type="float" office:value="19.0471057891846">
                <text:p>19.0471057891846</text:p>
              </table:table-cell>
              <table:table-cell office:value-type="float" office:value="19.1138226985931">
                <text:p>19.113822698593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472560405731">
                <text:p>19.2472560405731</text:p>
              </table:table-cell>
              <table:table-cell office:value-type="float" office:value="19.2806143760681">
                <text:p>19.2806143760681</text:p>
              </table:table-cell>
              <table:table-cell office:value-type="float" office:value="19.3473286628723">
                <text:p>19.3473286628723</text:p>
              </table:table-cell>
              <table:table-cell office:value-type="float" office:value="19.3806846141815">
                <text:p>19.3806846141815</text:p>
              </table:table-cell>
              <table:table-cell office:value-type="float" office:value="19.4473965167999">
                <text:p>19.4473965167999</text:p>
              </table:table-cell>
              <table:table-cell office:value-type="float" office:value="19.5141084194183">
                <text:p>19.5141084194183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5808200836182">
                <text:p>19.5808200836182</text:p>
              </table:table-cell>
              <table:table-cell office:value-type="float" office:value="19.6141760349274">
                <text:p>19.6141760349274</text:p>
              </table:table-cell>
              <table:table-cell office:value-type="float" office:value="19.6808879375458">
                <text:p>19.6808879375458</text:p>
              </table:table-cell>
              <table:table-cell office:value-type="float" office:value="19.7142436504364">
                <text:p>19.7142436504364</text:p>
              </table:table-cell>
              <table:table-cell office:value-type="float" office:value="19.7809553146362">
                <text:p>19.7809553146362</text:p>
              </table:table-cell>
              <table:table-cell office:value-type="float" office:value="19.8476672172546">
                <text:p>19.8476672172546</text:p>
              </table:table-cell>
              <table:table-cell office:value-type="float" office:value="19.914379119873">
                <text:p>19.914379119873</text:p>
              </table:table-cell>
              <table:table-cell office:value-type="float" office:value="19.9810905456543">
                <text:p>19.9810905456543</text:p>
              </table:table-cell>
              <table:table-cell office:value-type="float" office:value="20.0144464969635">
                <text:p>20.0144464969635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114513874054">
                <text:p>20.114513874054</text:p>
              </table:table-cell>
              <table:table-cell office:value-type="float" office:value="20.1478695869446">
                <text:p>20.1478695869446</text:p>
              </table:table-cell>
              <table:table-cell office:value-type="float" office:value="20.1812252998352">
                <text:p>20.1812252998352</text:p>
              </table:table-cell>
              <table:table-cell office:value-type="float" office:value="20.2145810127258">
                <text:p>20.2145810127258</text:p>
              </table:table-cell>
              <table:table-cell office:value-type="float" office:value="20.2812926769257">
                <text:p>20.2812926769257</text:p>
              </table:table-cell>
              <table:table-cell office:value-type="float" office:value="20.3146483898163">
                <text:p>20.3146483898163</text:p>
              </table:table-cell>
              <table:table-cell office:value-type="float" office:value="20.381361246109">
                <text:p>20.381361246109</text:p>
              </table:table-cell>
              <table:table-cell office:value-type="float" office:value="20.414717912674">
                <text:p>20.414717912674</text:p>
              </table:table-cell>
              <table:table-cell office:value-type="float" office:value="20.4814307689667">
                <text:p>20.4814307689667</text:p>
              </table:table-cell>
              <table:table-cell office:value-type="float" office:value="20.5481436252594">
                <text:p>20.5481436252594</text:p>
              </table:table-cell>
              <table:table-cell office:value-type="float" office:value="20.5815000534058">
                <text:p>20.5815000534058</text:p>
              </table:table-cell>
              <table:table-cell office:value-type="float" office:value="20.6148564815521">
                <text:p>20.6148564815521</text:p>
              </table:table-cell>
              <table:table-cell office:value-type="float" office:value="20.6482131481171">
                <text:p>20.6482131481171</text:p>
              </table:table-cell>
              <table:table-cell office:value-type="float" office:value="20.7149257659912">
                <text:p>20.7149257659912</text:p>
              </table:table-cell>
              <table:table-cell office:value-type="float" office:value="20.7482824325562">
                <text:p>20.7482824325562</text:p>
              </table:table-cell>
              <table:table-cell office:value-type="float" office:value="20.8149952888489">
                <text:p>20.8149952888489</text:p>
              </table:table-cell>
              <table:table-cell office:value-type="float" office:value="20.8483517169952">
                <text:p>20.8483517169952</text:p>
              </table:table-cell>
              <table:table-cell office:value-type="float" office:value="20.8817081451416">
                <text:p>20.8817081451416</text:p>
              </table:table-cell>
              <table:table-cell office:value-type="float" office:value="20.9484207630157">
                <text:p>20.9484207630157</text:p>
              </table:table-cell>
              <table:table-cell office:value-type="float" office:value="21.0151336193085">
                <text:p>21.0151336193085</text:p>
              </table:table-cell>
              <table:table-cell office:value-type="float" office:value="21.1152024269104">
                <text:p>21.1152024269104</text:p>
              </table:table-cell>
              <table:table-cell office:value-type="float" office:value="21.1485588550568">
                <text:p>21.1485588550568</text:p>
              </table:table-cell>
              <table:table-cell office:value-type="float" office:value="21.1819150447845">
                <text:p>21.1819150447845</text:p>
              </table:table-cell>
              <table:table-cell office:value-type="float" office:value="21.2152714729309">
                <text:p>21.2152714729309</text:p>
              </table:table-cell>
              <table:table-cell office:value-type="float" office:value="21.2486279010773">
                <text:p>21.2486279010773</text:p>
              </table:table-cell>
              <table:table-cell office:value-type="float" office:value="21.3153405189514">
                <text:p>21.3153405189514</text:p>
              </table:table-cell>
              <table:table-cell office:value-type="float" office:value="21.3486969470978">
                <text:p>21.3486969470978</text:p>
              </table:table-cell>
              <table:table-cell office:value-type="float" office:value="21.3820531368256">
                <text:p>21.3820531368256</text:p>
              </table:table-cell>
              <table:table-cell office:value-type="float" office:value="21.4154095649719">
                <text:p>21.4154095649719</text:p>
              </table:table-cell>
              <table:table-cell office:value-type="float" office:value="21.4487657546997">
                <text:p>21.4487657546997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pad2.A5:flatpad2.A5</svg:desc>
                </draw:g>
              </table:table-cell>
              <table:table-cell office:value-type="float" office:value="-0.210861661228591">
                <text:p>-0.210861661228591</text:p>
                <draw:g>
                  <svg:desc>flatpad2.B5:flatpad2.PP5</svg:desc>
                </draw:g>
              </table:table-cell>
              <table:table-cell office:value-type="float" office:value="-0.211039143811472">
                <text:p>-0.211039143811472</text:p>
              </table:table-cell>
              <table:table-cell office:value-type="float" office:value="-0.210827130729746">
                <text:p>-0.210827130729746</text:p>
              </table:table-cell>
              <table:table-cell office:value-type="float" office:value="-0.210865182098181">
                <text:p>-0.210865182098181</text:p>
              </table:table-cell>
              <table:table-cell office:value-type="float" office:value="-0.210696775794938">
                <text:p>-0.210696775794938</text:p>
              </table:table-cell>
              <table:table-cell office:value-type="float" office:value="-0.210911927943634">
                <text:p>-0.210911927943634</text:p>
              </table:table-cell>
              <table:table-cell office:value-type="float" office:value="-0.210950473804635">
                <text:p>-0.210950473804635</text:p>
              </table:table-cell>
              <table:table-cell office:value-type="float" office:value="-0.211024862440703">
                <text:p>-0.211024862440703</text:p>
              </table:table-cell>
              <table:table-cell office:value-type="float" office:value="-0.210627193214956">
                <text:p>-0.210627193214956</text:p>
              </table:table-cell>
              <table:table-cell office:value-type="float" office:value="-0.2107635905443">
                <text:p>-0.2107635905443</text:p>
              </table:table-cell>
              <table:table-cell office:value-type="float" office:value="-0.210887705957059">
                <text:p>-0.210887705957059</text:p>
              </table:table-cell>
              <table:table-cell office:value-type="float" office:value="-0.21095275449598">
                <text:p>-0.21095275449598</text:p>
              </table:table-cell>
              <table:table-cell office:value-type="float" office:value="-0.211032424231118">
                <text:p>-0.211032424231118</text:p>
              </table:table-cell>
              <table:table-cell office:value-type="float" office:value="-0.210834822066867">
                <text:p>-0.210834822066867</text:p>
              </table:table-cell>
              <table:table-cell office:value-type="float" office:value="-0.211010435146967">
                <text:p>-0.211010435146967</text:p>
              </table:table-cell>
              <table:table-cell office:value-type="float" office:value="-0.210954440204356">
                <text:p>-0.210954440204356</text:p>
              </table:table-cell>
              <table:table-cell office:value-type="float" office:value="-0.210868729798852">
                <text:p>-0.210868729798852</text:p>
              </table:table-cell>
              <table:table-cell office:value-type="float" office:value="-0.210930140983895">
                <text:p>-0.210930140983895</text:p>
              </table:table-cell>
              <table:table-cell office:value-type="float" office:value="-0.211147924324315">
                <text:p>-0.211147924324315</text:p>
              </table:table-cell>
              <table:table-cell office:value-type="float" office:value="-0.210968710808112">
                <text:p>-0.210968710808112</text:p>
              </table:table-cell>
              <table:table-cell office:value-type="float" office:value="-0.210782160081065">
                <text:p>-0.210782160081065</text:p>
              </table:table-cell>
              <table:table-cell office:value-type="float" office:value="-0.21096550539872">
                <text:p>-0.21096550539872</text:p>
              </table:table-cell>
              <table:table-cell office:value-type="float" office:value="-0.210706302465171">
                <text:p>-0.210706302465171</text:p>
              </table:table-cell>
              <table:table-cell office:value-type="float" office:value="-0.211048558824335">
                <text:p>-0.211048558824335</text:p>
              </table:table-cell>
              <table:table-cell office:value-type="float" office:value="-0.21094604154912">
                <text:p>-0.21094604154912</text:p>
              </table:table-cell>
              <table:table-cell office:value-type="float" office:value="-0.21067805624421">
                <text:p>-0.21067805624421</text:p>
              </table:table-cell>
              <table:table-cell office:value-type="float" office:value="-0.210941781907519">
                <text:p>-0.210941781907519</text:p>
              </table:table-cell>
              <table:table-cell office:value-type="float" office:value="-0.21128190168616">
                <text:p>-0.21128190168616</text:p>
              </table:table-cell>
              <table:table-cell office:value-type="float" office:value="-0.210794227029325">
                <text:p>-0.210794227029325</text:p>
              </table:table-cell>
              <table:table-cell office:value-type="float" office:value="-0.211170315927978">
                <text:p>-0.211170315927978</text:p>
              </table:table-cell>
              <table:table-cell office:value-type="float" office:value="-0.210884527839864">
                <text:p>-0.210884527839864</text:p>
              </table:table-cell>
              <table:table-cell office:value-type="float" office:value="-0.210724866819754">
                <text:p>-0.210724866819754</text:p>
              </table:table-cell>
              <table:table-cell office:value-type="float" office:value="-0.211014302246243">
                <text:p>-0.211014302246243</text:p>
              </table:table-cell>
              <table:table-cell office:value-type="float" office:value="-0.210929801277124">
                <text:p>-0.210929801277124</text:p>
              </table:table-cell>
              <table:table-cell office:value-type="float" office:value="-0.210945727614207">
                <text:p>-0.210945727614207</text:p>
              </table:table-cell>
              <table:table-cell office:value-type="float" office:value="-0.210970687685596">
                <text:p>-0.210970687685596</text:p>
              </table:table-cell>
              <table:table-cell office:value-type="float" office:value="-0.210896381036567">
                <text:p>-0.210896381036567</text:p>
              </table:table-cell>
              <table:table-cell office:value-type="float" office:value="-0.210465911812313">
                <text:p>-0.210465911812313</text:p>
              </table:table-cell>
              <table:table-cell office:value-type="float" office:value="-0.210881183461392">
                <text:p>-0.210881183461392</text:p>
              </table:table-cell>
              <table:table-cell office:value-type="float" office:value="-0.210818840803383">
                <text:p>-0.210818840803383</text:p>
              </table:table-cell>
              <table:table-cell office:value-type="float" office:value="-0.210863740888399">
                <text:p>-0.210863740888399</text:p>
              </table:table-cell>
              <table:table-cell office:value-type="float" office:value="-0.210914378724939">
                <text:p>-0.210914378724939</text:p>
              </table:table-cell>
              <table:table-cell office:value-type="float" office:value="-0.210911548980516">
                <text:p>-0.210911548980516</text:p>
              </table:table-cell>
              <table:table-cell office:value-type="float" office:value="-0.211095905374713">
                <text:p>-0.211095905374713</text:p>
              </table:table-cell>
              <table:table-cell office:value-type="float" office:value="-0.211105270439344">
                <text:p>-0.211105270439344</text:p>
              </table:table-cell>
              <table:table-cell office:value-type="float" office:value="-0.210954224492962">
                <text:p>-0.210954224492962</text:p>
              </table:table-cell>
              <table:table-cell office:value-type="float" office:value="-0.211112199102909">
                <text:p>-0.211112199102909</text:p>
              </table:table-cell>
              <table:table-cell office:value-type="float" office:value="-0.21092717575848">
                <text:p>-0.21092717575848</text:p>
              </table:table-cell>
              <table:table-cell office:value-type="float" office:value="-0.211006747137406">
                <text:p>-0.211006747137406</text:p>
              </table:table-cell>
              <table:table-cell office:value-type="float" office:value="-0.211108874468349">
                <text:p>-0.211108874468349</text:p>
              </table:table-cell>
              <table:table-cell office:value-type="float" office:value="-0.210699289846031">
                <text:p>-0.210699289846031</text:p>
              </table:table-cell>
              <table:table-cell office:value-type="float" office:value="-0.210738998791944">
                <text:p>-0.210738998791944</text:p>
              </table:table-cell>
              <table:table-cell office:value-type="float" office:value="-0.210859639292493">
                <text:p>-0.210859639292493</text:p>
              </table:table-cell>
              <table:table-cell office:value-type="float" office:value="-0.210808842447196">
                <text:p>-0.210808842447196</text:p>
              </table:table-cell>
              <table:table-cell office:value-type="float" office:value="-0.210869663650742">
                <text:p>-0.210869663650742</text:p>
              </table:table-cell>
              <table:table-cell office:value-type="float" office:value="-0.210953969094962">
                <text:p>-0.210953969094962</text:p>
              </table:table-cell>
              <table:table-cell office:value-type="float" office:value="-0.210649416147623">
                <text:p>-0.210649416147623</text:p>
              </table:table-cell>
              <table:table-cell office:value-type="float" office:value="-0.210949599491545">
                <text:p>-0.210949599491545</text:p>
              </table:table-cell>
              <table:table-cell office:value-type="float" office:value="-0.210676547063935">
                <text:p>-0.210676547063935</text:p>
              </table:table-cell>
              <table:table-cell office:value-type="float" office:value="-0.211013738257499">
                <text:p>-0.211013738257499</text:p>
              </table:table-cell>
              <table:table-cell office:value-type="float" office:value="-0.210932643869016">
                <text:p>-0.210932643869016</text:p>
              </table:table-cell>
              <table:table-cell office:value-type="float" office:value="-0.210978563499475">
                <text:p>-0.210978563499475</text:p>
              </table:table-cell>
              <table:table-cell office:value-type="float" office:value="-0.211058128937002">
                <text:p>-0.211058128937002</text:p>
              </table:table-cell>
              <table:table-cell office:value-type="float" office:value="-0.210905187043622">
                <text:p>-0.210905187043622</text:p>
              </table:table-cell>
              <table:table-cell office:value-type="float" office:value="-0.21095628902487">
                <text:p>-0.21095628902487</text:p>
              </table:table-cell>
              <table:table-cell office:value-type="float" office:value="-0.210944888450179">
                <text:p>-0.210944888450179</text:p>
              </table:table-cell>
              <table:table-cell office:value-type="float" office:value="-0.210914145632862">
                <text:p>-0.210914145632862</text:p>
              </table:table-cell>
              <table:table-cell office:value-type="float" office:value="-0.210878221094276">
                <text:p>-0.210878221094276</text:p>
              </table:table-cell>
              <table:table-cell office:value-type="float" office:value="-0.210736152564054">
                <text:p>-0.210736152564054</text:p>
              </table:table-cell>
              <table:table-cell office:value-type="float" office:value="-0.210663386774321">
                <text:p>-0.210663386774321</text:p>
              </table:table-cell>
              <table:table-cell office:value-type="float" office:value="-0.210588951215158">
                <text:p>-0.210588951215158</text:p>
              </table:table-cell>
              <table:table-cell office:value-type="float" office:value="-0.21107178901341">
                <text:p>-0.21107178901341</text:p>
              </table:table-cell>
              <table:table-cell office:value-type="float" office:value="-0.210886975394668">
                <text:p>-0.210886975394668</text:p>
              </table:table-cell>
              <table:table-cell office:value-type="float" office:value="-0.21093142699732">
                <text:p>-0.21093142699732</text:p>
              </table:table-cell>
              <table:table-cell office:value-type="float" office:value="-0.210748499334292">
                <text:p>-0.210748499334292</text:p>
              </table:table-cell>
              <table:table-cell office:value-type="float" office:value="-0.210934982922361">
                <text:p>-0.210934982922361</text:p>
              </table:table-cell>
              <table:table-cell office:value-type="float" office:value="-0.210385835299893">
                <text:p>-0.210385835299893</text:p>
              </table:table-cell>
              <table:table-cell office:value-type="float" office:value="-0.210856959139587">
                <text:p>-0.210856959139587</text:p>
              </table:table-cell>
              <table:table-cell office:value-type="float" office:value="-0.211077193297348">
                <text:p>-0.211077193297348</text:p>
              </table:table-cell>
              <table:table-cell office:value-type="float" office:value="-0.21124158732704">
                <text:p>-0.21124158732704</text:p>
              </table:table-cell>
              <table:table-cell office:value-type="float" office:value="-0.211107683733587">
                <text:p>-0.211107683733587</text:p>
              </table:table-cell>
              <table:table-cell office:value-type="float" office:value="-0.2107859115295">
                <text:p>-0.2107859115295</text:p>
              </table:table-cell>
              <table:table-cell office:value-type="float" office:value="-0.210951462226629">
                <text:p>-0.210951462226629</text:p>
              </table:table-cell>
              <table:table-cell office:value-type="float" office:value="-0.211483457785432">
                <text:p>-0.211483457785432</text:p>
              </table:table-cell>
              <table:table-cell office:value-type="float" office:value="-0.213533826934376">
                <text:p>-0.213533826934376</text:p>
              </table:table-cell>
              <table:table-cell office:value-type="float" office:value="-0.214242154335624">
                <text:p>-0.214242154335624</text:p>
              </table:table-cell>
              <table:table-cell office:value-type="float" office:value="-0.215353373165908">
                <text:p>-0.215353373165908</text:p>
              </table:table-cell>
              <table:table-cell office:value-type="float" office:value="-0.210208843003247">
                <text:p>-0.210208843003247</text:p>
              </table:table-cell>
              <table:table-cell office:value-type="float" office:value="-0.211118990650063">
                <text:p>-0.211118990650063</text:p>
              </table:table-cell>
              <table:table-cell office:value-type="float" office:value="-0.211782724580057">
                <text:p>-0.211782724580057</text:p>
              </table:table-cell>
              <table:table-cell office:value-type="float" office:value="-0.208683065746502">
                <text:p>-0.208683065746502</text:p>
              </table:table-cell>
              <table:table-cell office:value-type="float" office:value="-0.210110086719897">
                <text:p>-0.210110086719897</text:p>
              </table:table-cell>
              <table:table-cell office:value-type="float" office:value="-0.216981070893151">
                <text:p>-0.216981070893151</text:p>
              </table:table-cell>
              <table:table-cell office:value-type="float" office:value="-0.223773072509355">
                <text:p>-0.223773072509355</text:p>
              </table:table-cell>
              <table:table-cell office:value-type="float" office:value="-0.225800215696227">
                <text:p>-0.225800215696227</text:p>
              </table:table-cell>
              <table:table-cell office:value-type="float" office:value="-0.225882551990967">
                <text:p>-0.225882551990967</text:p>
              </table:table-cell>
              <table:table-cell office:value-type="float" office:value="-0.228222063791627">
                <text:p>-0.228222063791627</text:p>
              </table:table-cell>
              <table:table-cell office:value-type="float" office:value="-0.230376731113442">
                <text:p>-0.230376731113442</text:p>
              </table:table-cell>
              <table:table-cell office:value-type="float" office:value="-0.230136902216579">
                <text:p>-0.230136902216579</text:p>
              </table:table-cell>
              <table:table-cell office:value-type="float" office:value="-0.220423228686549">
                <text:p>-0.220423228686549</text:p>
              </table:table-cell>
              <table:table-cell office:value-type="float" office:value="-0.208026965198873">
                <text:p>-0.208026965198873</text:p>
              </table:table-cell>
              <table:table-cell office:value-type="float" office:value="-0.207262435617175">
                <text:p>-0.207262435617175</text:p>
              </table:table-cell>
              <table:table-cell office:value-type="float" office:value="-0.207325854792909">
                <text:p>-0.207325854792909</text:p>
              </table:table-cell>
              <table:table-cell office:value-type="float" office:value="-0.217260569005948">
                <text:p>-0.217260569005948</text:p>
              </table:table-cell>
              <table:table-cell office:value-type="float" office:value="-0.215061232003571">
                <text:p>-0.215061232003571</text:p>
              </table:table-cell>
              <table:table-cell office:value-type="float" office:value="-0.216931384302984">
                <text:p>-0.216931384302984</text:p>
              </table:table-cell>
              <table:table-cell office:value-type="float" office:value="-0.219195187777694">
                <text:p>-0.219195187777694</text:p>
              </table:table-cell>
              <table:table-cell office:value-type="float" office:value="-0.220709743299245">
                <text:p>-0.220709743299245</text:p>
              </table:table-cell>
              <table:table-cell office:value-type="float" office:value="-0.223259058570409">
                <text:p>-0.223259058570409</text:p>
              </table:table-cell>
              <table:table-cell office:value-type="float" office:value="-0.220052788247467">
                <text:p>-0.220052788247467</text:p>
              </table:table-cell>
              <table:table-cell office:value-type="float" office:value="-0.20791914877602">
                <text:p>-0.20791914877602</text:p>
              </table:table-cell>
              <table:table-cell office:value-type="float" office:value="-0.207460012043494">
                <text:p>-0.207460012043494</text:p>
              </table:table-cell>
              <table:table-cell office:value-type="float" office:value="-0.210724724039397">
                <text:p>-0.210724724039397</text:p>
              </table:table-cell>
              <table:table-cell office:value-type="float" office:value="-0.210622749772627">
                <text:p>-0.210622749772627</text:p>
              </table:table-cell>
              <table:table-cell office:value-type="float" office:value="-0.210761259685813">
                <text:p>-0.210761259685813</text:p>
              </table:table-cell>
              <table:table-cell office:value-type="float" office:value="-0.212049682217991">
                <text:p>-0.212049682217991</text:p>
              </table:table-cell>
              <table:table-cell office:value-type="float" office:value="-0.222963876846719">
                <text:p>-0.222963876846719</text:p>
              </table:table-cell>
              <table:table-cell office:value-type="float" office:value="-0.225459805907514">
                <text:p>-0.225459805907514</text:p>
              </table:table-cell>
              <table:table-cell office:value-type="float" office:value="-0.232058948890148">
                <text:p>-0.232058948890148</text:p>
              </table:table-cell>
              <table:table-cell office:value-type="float" office:value="-0.234427374581214">
                <text:p>-0.234427374581214</text:p>
              </table:table-cell>
              <table:table-cell office:value-type="float" office:value="-0.235124076345274">
                <text:p>-0.235124076345274</text:p>
              </table:table-cell>
              <table:table-cell office:value-type="float" office:value="-0.220779983015812">
                <text:p>-0.220779983015812</text:p>
              </table:table-cell>
              <table:table-cell office:value-type="float" office:value="-0.218363770340763">
                <text:p>-0.218363770340763</text:p>
              </table:table-cell>
              <table:table-cell office:value-type="float" office:value="-0.219280763586492">
                <text:p>-0.219280763586492</text:p>
              </table:table-cell>
              <table:table-cell office:value-type="float" office:value="-0.217712639680297">
                <text:p>-0.217712639680297</text:p>
              </table:table-cell>
              <table:table-cell office:value-type="float" office:value="-0.217466762148102">
                <text:p>-0.217466762148102</text:p>
              </table:table-cell>
              <table:table-cell office:value-type="float" office:value="-0.223756777093553">
                <text:p>-0.223756777093553</text:p>
              </table:table-cell>
              <table:table-cell office:value-type="float" office:value="-0.227118149998513">
                <text:p>-0.227118149998513</text:p>
              </table:table-cell>
              <table:table-cell office:value-type="float" office:value="-0.227430851086642">
                <text:p>-0.227430851086642</text:p>
              </table:table-cell>
              <table:table-cell office:value-type="float" office:value="-0.22814199084143">
                <text:p>-0.22814199084143</text:p>
              </table:table-cell>
              <table:table-cell office:value-type="float" office:value="-0.229904868616967">
                <text:p>-0.229904868616967</text:p>
              </table:table-cell>
              <table:table-cell office:value-type="float" office:value="-0.232242486537888">
                <text:p>-0.232242486537888</text:p>
              </table:table-cell>
              <table:table-cell office:value-type="float" office:value="-0.23470620905235">
                <text:p>-0.23470620905235</text:p>
              </table:table-cell>
              <table:table-cell office:value-type="float" office:value="-0.233667596859756">
                <text:p>-0.233667596859756</text:p>
              </table:table-cell>
              <table:table-cell office:value-type="float" office:value="-0.228879520423731">
                <text:p>-0.228879520423731</text:p>
              </table:table-cell>
              <table:table-cell office:value-type="float" office:value="-0.22228412001992">
                <text:p>-0.22228412001992</text:p>
              </table:table-cell>
              <table:table-cell office:value-type="float" office:value="-0.217160158151635">
                <text:p>-0.217160158151635</text:p>
              </table:table-cell>
              <table:table-cell office:value-type="float" office:value="-0.21669170907566">
                <text:p>-0.21669170907566</text:p>
              </table:table-cell>
              <table:table-cell office:value-type="float" office:value="-0.215979901886985">
                <text:p>-0.215979901886985</text:p>
              </table:table-cell>
              <table:table-cell office:value-type="float" office:value="-0.215268966853836">
                <text:p>-0.215268966853836</text:p>
              </table:table-cell>
              <table:table-cell office:value-type="float" office:value="-0.221786698950054">
                <text:p>-0.221786698950054</text:p>
              </table:table-cell>
              <table:table-cell office:value-type="float" office:value="-0.223909502310695">
                <text:p>-0.223909502310695</text:p>
              </table:table-cell>
              <table:table-cell office:value-type="float" office:value="-0.225417855502717">
                <text:p>-0.225417855502717</text:p>
              </table:table-cell>
              <table:table-cell office:value-type="float" office:value="-0.222198214091366">
                <text:p>-0.222198214091366</text:p>
              </table:table-cell>
              <table:table-cell office:value-type="float" office:value="-0.224781025895283">
                <text:p>-0.224781025895283</text:p>
              </table:table-cell>
              <table:table-cell office:value-type="float" office:value="-0.228724468111766">
                <text:p>-0.228724468111766</text:p>
              </table:table-cell>
              <table:table-cell office:value-type="float" office:value="-0.225134613434473">
                <text:p>-0.225134613434473</text:p>
              </table:table-cell>
              <table:table-cell office:value-type="float" office:value="-0.217935475280262">
                <text:p>-0.217935475280262</text:p>
              </table:table-cell>
              <table:table-cell office:value-type="float" office:value="-0.219341901222566">
                <text:p>-0.219341901222566</text:p>
              </table:table-cell>
              <table:table-cell office:value-type="float" office:value="-0.221324241623492">
                <text:p>-0.221324241623492</text:p>
              </table:table-cell>
              <table:table-cell office:value-type="float" office:value="-0.218819401834173">
                <text:p>-0.218819401834173</text:p>
              </table:table-cell>
              <table:table-cell office:value-type="float" office:value="-0.216196291241639">
                <text:p>-0.216196291241639</text:p>
              </table:table-cell>
              <table:table-cell office:value-type="float" office:value="-0.22461355556067">
                <text:p>-0.22461355556067</text:p>
              </table:table-cell>
              <table:table-cell office:value-type="float" office:value="-0.22747707897933">
                <text:p>-0.22747707897933</text:p>
              </table:table-cell>
              <table:table-cell office:value-type="float" office:value="-0.233523322650137">
                <text:p>-0.233523322650137</text:p>
              </table:table-cell>
              <table:table-cell office:value-type="float" office:value="-0.233151158096816">
                <text:p>-0.233151158096816</text:p>
              </table:table-cell>
              <table:table-cell office:value-type="float" office:value="-0.214194908302138">
                <text:p>-0.214194908302138</text:p>
              </table:table-cell>
              <table:table-cell office:value-type="float" office:value="-0.214105918274163">
                <text:p>-0.214105918274163</text:p>
              </table:table-cell>
              <table:table-cell office:value-type="float" office:value="-0.21193556292277">
                <text:p>-0.21193556292277</text:p>
              </table:table-cell>
              <table:table-cell office:value-type="float" office:value="-0.209849042661111">
                <text:p>-0.209849042661111</text:p>
              </table:table-cell>
              <table:table-cell office:value-type="float" office:value="-0.212882099300689">
                <text:p>-0.212882099300689</text:p>
              </table:table-cell>
              <table:table-cell office:value-type="float" office:value="-0.21716937148905">
                <text:p>-0.21716937148905</text:p>
              </table:table-cell>
              <table:table-cell office:value-type="float" office:value="-0.210412271609028">
                <text:p>-0.210412271609028</text:p>
              </table:table-cell>
              <table:table-cell office:value-type="float" office:value="-0.205358747549122">
                <text:p>-0.205358747549122</text:p>
              </table:table-cell>
              <table:table-cell office:value-type="float" office:value="-0.197133972179035">
                <text:p>-0.197133972179035</text:p>
              </table:table-cell>
              <table:table-cell office:value-type="float" office:value="-0.20206521814891">
                <text:p>-0.20206521814891</text:p>
              </table:table-cell>
              <table:table-cell office:value-type="float" office:value="-0.205573220830311">
                <text:p>-0.205573220830311</text:p>
              </table:table-cell>
              <table:table-cell office:value-type="float" office:value="-0.2059348473006">
                <text:p>-0.2059348473006</text:p>
              </table:table-cell>
              <table:table-cell office:value-type="float" office:value="-0.207579488049861">
                <text:p>-0.207579488049861</text:p>
              </table:table-cell>
              <table:table-cell office:value-type="float" office:value="-0.214036354683784">
                <text:p>-0.214036354683784</text:p>
              </table:table-cell>
              <table:table-cell office:value-type="float" office:value="-0.210945290814593">
                <text:p>-0.210945290814593</text:p>
              </table:table-cell>
              <table:table-cell office:value-type="float" office:value="-0.211982237571071">
                <text:p>-0.211982237571071</text:p>
              </table:table-cell>
              <table:table-cell office:value-type="float" office:value="-0.217252669458468">
                <text:p>-0.217252669458468</text:p>
              </table:table-cell>
              <table:table-cell office:value-type="float" office:value="-0.215363448244292">
                <text:p>-0.215363448244292</text:p>
              </table:table-cell>
              <table:table-cell office:value-type="float" office:value="-0.214954801906718">
                <text:p>-0.214954801906718</text:p>
              </table:table-cell>
              <table:table-cell office:value-type="float" office:value="-0.201398785563744">
                <text:p>-0.201398785563744</text:p>
              </table:table-cell>
              <table:table-cell office:value-type="float" office:value="-0.204494459604097">
                <text:p>-0.204494459604097</text:p>
              </table:table-cell>
              <table:table-cell office:value-type="float" office:value="-0.20891906079873">
                <text:p>-0.20891906079873</text:p>
              </table:table-cell>
              <table:table-cell office:value-type="float" office:value="-0.209451709152086">
                <text:p>-0.209451709152086</text:p>
              </table:table-cell>
              <table:table-cell office:value-type="float" office:value="-0.206952889927654">
                <text:p>-0.206952889927654</text:p>
              </table:table-cell>
              <table:table-cell office:value-type="float" office:value="-0.208714899813794">
                <text:p>-0.208714899813794</text:p>
              </table:table-cell>
              <table:table-cell office:value-type="float" office:value="-0.219665719395202">
                <text:p>-0.219665719395202</text:p>
              </table:table-cell>
              <table:table-cell office:value-type="float" office:value="-0.215140404828566">
                <text:p>-0.215140404828566</text:p>
              </table:table-cell>
              <table:table-cell office:value-type="float" office:value="-0.2164571252009">
                <text:p>-0.2164571252009</text:p>
              </table:table-cell>
              <table:table-cell office:value-type="float" office:value="-0.221054641876499">
                <text:p>-0.221054641876499</text:p>
              </table:table-cell>
              <table:table-cell office:value-type="float" office:value="-0.228133128573352">
                <text:p>-0.228133128573352</text:p>
              </table:table-cell>
              <table:table-cell office:value-type="float" office:value="-0.235279570945">
                <text:p>-0.235279570945</text:p>
              </table:table-cell>
              <table:table-cell office:value-type="float" office:value="-0.226938103789061">
                <text:p>-0.226938103789061</text:p>
              </table:table-cell>
              <table:table-cell office:value-type="float" office:value="-0.229237806284707">
                <text:p>-0.229237806284707</text:p>
              </table:table-cell>
              <table:table-cell office:value-type="float" office:value="-0.23014951640726">
                <text:p>-0.23014951640726</text:p>
              </table:table-cell>
              <table:table-cell office:value-type="float" office:value="-0.229117667105023">
                <text:p>-0.229117667105023</text:p>
              </table:table-cell>
              <table:table-cell office:value-type="float" office:value="-0.237028530448382">
                <text:p>-0.237028530448382</text:p>
              </table:table-cell>
              <table:table-cell office:value-type="float" office:value="-0.238457807638086">
                <text:p>-0.238457807638086</text:p>
              </table:table-cell>
              <table:table-cell office:value-type="float" office:value="-0.245301215723685">
                <text:p>-0.245301215723685</text:p>
              </table:table-cell>
              <table:table-cell office:value-type="float" office:value="-0.246472097861745">
                <text:p>-0.246472097861745</text:p>
              </table:table-cell>
              <table:table-cell office:value-type="float" office:value="-0.247881862501713">
                <text:p>-0.247881862501713</text:p>
              </table:table-cell>
              <table:table-cell office:value-type="float" office:value="-0.250754052421803">
                <text:p>-0.250754052421803</text:p>
              </table:table-cell>
              <table:table-cell office:value-type="float" office:value="-0.247810593997437">
                <text:p>-0.247810593997437</text:p>
              </table:table-cell>
              <table:table-cell office:value-type="float" office:value="-0.247339204675294">
                <text:p>-0.247339204675294</text:p>
              </table:table-cell>
              <table:table-cell office:value-type="float" office:value="-0.237403839323481">
                <text:p>-0.237403839323481</text:p>
              </table:table-cell>
              <table:table-cell office:value-type="float" office:value="-0.23558493757486">
                <text:p>-0.23558493757486</text:p>
              </table:table-cell>
              <table:table-cell office:value-type="float" office:value="-0.236052822648651">
                <text:p>-0.236052822648651</text:p>
              </table:table-cell>
              <table:table-cell office:value-type="float" office:value="-0.233322670731856">
                <text:p>-0.233322670731856</text:p>
              </table:table-cell>
              <table:table-cell office:value-type="float" office:value="-0.232549775634735">
                <text:p>-0.232549775634735</text:p>
              </table:table-cell>
              <table:table-cell office:value-type="float" office:value="-0.245093128581658">
                <text:p>-0.245093128581658</text:p>
              </table:table-cell>
              <table:table-cell office:value-type="float" office:value="-0.247105692876097">
                <text:p>-0.247105692876097</text:p>
              </table:table-cell>
              <table:table-cell office:value-type="float" office:value="-0.248933066641632">
                <text:p>-0.248933066641632</text:p>
              </table:table-cell>
              <table:table-cell office:value-type="float" office:value="-0.251514898421666">
                <text:p>-0.251514898421666</text:p>
              </table:table-cell>
              <table:table-cell office:value-type="float" office:value="-0.249649023524361">
                <text:p>-0.249649023524361</text:p>
              </table:table-cell>
              <table:table-cell office:value-type="float" office:value="-0.249118972114234">
                <text:p>-0.249118972114234</text:p>
              </table:table-cell>
              <table:table-cell office:value-type="float" office:value="-0.248713588188087">
                <text:p>-0.248713588188087</text:p>
              </table:table-cell>
              <table:table-cell office:value-type="float" office:value="-0.249559683549411">
                <text:p>-0.249559683549411</text:p>
              </table:table-cell>
              <table:table-cell office:value-type="float" office:value="-0.238734268754086">
                <text:p>-0.238734268754086</text:p>
              </table:table-cell>
              <table:table-cell office:value-type="float" office:value="-0.235503285624569">
                <text:p>-0.235503285624569</text:p>
              </table:table-cell>
              <table:table-cell office:value-type="float" office:value="-0.234220815155314">
                <text:p>-0.234220815155314</text:p>
              </table:table-cell>
              <table:table-cell office:value-type="float" office:value="-0.232456118940652">
                <text:p>-0.232456118940652</text:p>
              </table:table-cell>
              <table:table-cell office:value-type="float" office:value="-0.232016456926627">
                <text:p>-0.232016456926627</text:p>
              </table:table-cell>
              <table:table-cell office:value-type="float" office:value="-0.237929593369458">
                <text:p>-0.237929593369458</text:p>
              </table:table-cell>
              <table:table-cell office:value-type="float" office:value="-0.245640146331777">
                <text:p>-0.245640146331777</text:p>
              </table:table-cell>
              <table:table-cell office:value-type="float" office:value="-0.249730076693266">
                <text:p>-0.249730076693266</text:p>
              </table:table-cell>
              <table:table-cell office:value-type="float" office:value="-0.249873033801041">
                <text:p>-0.249873033801041</text:p>
              </table:table-cell>
              <table:table-cell office:value-type="float" office:value="-0.253044258814186">
                <text:p>-0.253044258814186</text:p>
              </table:table-cell>
              <table:table-cell office:value-type="float" office:value="-0.254635115434842">
                <text:p>-0.254635115434842</text:p>
              </table:table-cell>
              <table:table-cell office:value-type="float" office:value="-0.254316336197814">
                <text:p>-0.254316336197814</text:p>
              </table:table-cell>
              <table:table-cell office:value-type="float" office:value="-0.245201434113662">
                <text:p>-0.245201434113662</text:p>
              </table:table-cell>
              <table:table-cell office:value-type="float" office:value="-0.24149488223878">
                <text:p>-0.24149488223878</text:p>
              </table:table-cell>
              <table:table-cell office:value-type="float" office:value="-0.239229546229444">
                <text:p>-0.239229546229444</text:p>
              </table:table-cell>
              <table:table-cell office:value-type="float" office:value="-0.236966797121034">
                <text:p>-0.236966797121034</text:p>
              </table:table-cell>
              <table:table-cell office:value-type="float" office:value="-0.238107154987895">
                <text:p>-0.238107154987895</text:p>
              </table:table-cell>
              <table:table-cell office:value-type="float" office:value="-0.244714140898891">
                <text:p>-0.244714140898891</text:p>
              </table:table-cell>
              <table:table-cell office:value-type="float" office:value="-0.245875085285425">
                <text:p>-0.245875085285425</text:p>
              </table:table-cell>
              <table:table-cell office:value-type="float" office:value="-0.247163384424696">
                <text:p>-0.247163384424696</text:p>
              </table:table-cell>
              <table:table-cell office:value-type="float" office:value="-0.247332578958104">
                <text:p>-0.247332578958104</text:p>
              </table:table-cell>
              <table:table-cell office:value-type="float" office:value="-0.250093460018753">
                <text:p>-0.250093460018753</text:p>
              </table:table-cell>
              <table:table-cell office:value-type="float" office:value="-0.249819099726913">
                <text:p>-0.249819099726913</text:p>
              </table:table-cell>
              <table:table-cell office:value-type="float" office:value="-0.250611826635951">
                <text:p>-0.250611826635951</text:p>
              </table:table-cell>
              <table:table-cell office:value-type="float" office:value="-0.249357206475175">
                <text:p>-0.249357206475175</text:p>
              </table:table-cell>
              <table:table-cell office:value-type="float" office:value="-0.243552913228669">
                <text:p>-0.243552913228669</text:p>
              </table:table-cell>
              <table:table-cell office:value-type="float" office:value="-0.235000084258186">
                <text:p>-0.235000084258186</text:p>
              </table:table-cell>
              <table:table-cell office:value-type="float" office:value="-0.235138448832315">
                <text:p>-0.235138448832315</text:p>
              </table:table-cell>
              <table:table-cell office:value-type="float" office:value="-0.233147264230889">
                <text:p>-0.233147264230889</text:p>
              </table:table-cell>
              <table:table-cell office:value-type="float" office:value="-0.232464608572289">
                <text:p>-0.232464608572289</text:p>
              </table:table-cell>
              <table:table-cell office:value-type="float" office:value="-0.236991663311757">
                <text:p>-0.236991663311757</text:p>
              </table:table-cell>
              <table:table-cell office:value-type="float" office:value="-0.238406462822488">
                <text:p>-0.238406462822488</text:p>
              </table:table-cell>
              <table:table-cell office:value-type="float" office:value="-0.237645134377794">
                <text:p>-0.237645134377794</text:p>
              </table:table-cell>
              <table:table-cell office:value-type="float" office:value="-0.236249265982215">
                <text:p>-0.236249265982215</text:p>
              </table:table-cell>
              <table:table-cell office:value-type="float" office:value="-0.23786289098426">
                <text:p>-0.23786289098426</text:p>
              </table:table-cell>
              <table:table-cell office:value-type="float" office:value="-0.241390095909358">
                <text:p>-0.241390095909358</text:p>
              </table:table-cell>
              <table:table-cell office:value-type="float" office:value="-0.236016141543973">
                <text:p>-0.236016141543973</text:p>
              </table:table-cell>
              <table:table-cell office:value-type="float" office:value="-0.232530358085446">
                <text:p>-0.232530358085446</text:p>
              </table:table-cell>
              <table:table-cell office:value-type="float" office:value="-0.224671625953229">
                <text:p>-0.224671625953229</text:p>
              </table:table-cell>
              <table:table-cell office:value-type="float" office:value="-0.22341018065788">
                <text:p>-0.22341018065788</text:p>
              </table:table-cell>
              <table:table-cell office:value-type="float" office:value="-0.227655273103043">
                <text:p>-0.227655273103043</text:p>
              </table:table-cell>
              <table:table-cell office:value-type="float" office:value="-0.226475864012064">
                <text:p>-0.226475864012064</text:p>
              </table:table-cell>
              <table:table-cell office:value-type="float" office:value="-0.226165640272497">
                <text:p>-0.226165640272497</text:p>
              </table:table-cell>
              <table:table-cell office:value-type="float" office:value="-0.236952549334288">
                <text:p>-0.236952549334288</text:p>
              </table:table-cell>
              <table:table-cell office:value-type="float" office:value="-0.235629527662166">
                <text:p>-0.235629527662166</text:p>
              </table:table-cell>
              <table:table-cell office:value-type="float" office:value="-0.239479984589909">
                <text:p>-0.239479984589909</text:p>
              </table:table-cell>
              <table:table-cell office:value-type="float" office:value="-0.243440426141126">
                <text:p>-0.243440426141126</text:p>
              </table:table-cell>
              <table:table-cell office:value-type="float" office:value="-0.243628108461327">
                <text:p>-0.243628108461327</text:p>
              </table:table-cell>
              <table:table-cell office:value-type="float" office:value="-0.232954220309121">
                <text:p>-0.232954220309121</text:p>
              </table:table-cell>
              <table:table-cell office:value-type="float" office:value="-0.228223940554279">
                <text:p>-0.228223940554279</text:p>
              </table:table-cell>
              <table:table-cell office:value-type="float" office:value="-0.222593470152199">
                <text:p>-0.222593470152199</text:p>
              </table:table-cell>
              <table:table-cell office:value-type="float" office:value="-0.224155775423842">
                <text:p>-0.224155775423842</text:p>
              </table:table-cell>
              <table:table-cell office:value-type="float" office:value="-0.220863948052827">
                <text:p>-0.220863948052827</text:p>
              </table:table-cell>
              <table:table-cell office:value-type="float" office:value="-0.225074984105456">
                <text:p>-0.225074984105456</text:p>
              </table:table-cell>
              <table:table-cell office:value-type="float" office:value="-0.227823874563717">
                <text:p>-0.227823874563717</text:p>
              </table:table-cell>
              <table:table-cell office:value-type="float" office:value="-0.232941709385022">
                <text:p>-0.232941709385022</text:p>
              </table:table-cell>
              <table:table-cell office:value-type="float" office:value="-0.234363727769561">
                <text:p>-0.234363727769561</text:p>
              </table:table-cell>
              <table:table-cell office:value-type="float" office:value="-0.233889784259002">
                <text:p>-0.233889784259002</text:p>
              </table:table-cell>
              <table:table-cell office:value-type="float" office:value="-0.235743435509543">
                <text:p>-0.235743435509543</text:p>
              </table:table-cell>
              <table:table-cell office:value-type="float" office:value="-0.240274384465797">
                <text:p>-0.240274384465797</text:p>
              </table:table-cell>
              <table:table-cell office:value-type="float" office:value="-0.243399796660986">
                <text:p>-0.243399796660986</text:p>
              </table:table-cell>
              <table:table-cell office:value-type="float" office:value="-0.23699752886171">
                <text:p>-0.23699752886171</text:p>
              </table:table-cell>
              <table:table-cell office:value-type="float" office:value="-0.232122127855299">
                <text:p>-0.232122127855299</text:p>
              </table:table-cell>
              <table:table-cell office:value-type="float" office:value="-0.234001990936353">
                <text:p>-0.234001990936353</text:p>
              </table:table-cell>
              <table:table-cell office:value-type="float" office:value="-0.233772835316116">
                <text:p>-0.233772835316116</text:p>
              </table:table-cell>
              <table:table-cell office:value-type="float" office:value="-0.233360849467423">
                <text:p>-0.233360849467423</text:p>
              </table:table-cell>
              <table:table-cell office:value-type="float" office:value="-0.242787990175568">
                <text:p>-0.242787990175568</text:p>
              </table:table-cell>
              <table:table-cell office:value-type="float" office:value="-0.239579143778395">
                <text:p>-0.239579143778395</text:p>
              </table:table-cell>
              <table:table-cell office:value-type="float" office:value="-0.23905262072728">
                <text:p>-0.23905262072728</text:p>
              </table:table-cell>
              <table:table-cell office:value-type="float" office:value="-0.242216038572041">
                <text:p>-0.242216038572041</text:p>
              </table:table-cell>
              <table:table-cell office:value-type="float" office:value="-0.245552934662856">
                <text:p>-0.245552934662856</text:p>
              </table:table-cell>
              <table:table-cell office:value-type="float" office:value="-0.247409093399195">
                <text:p>-0.247409093399195</text:p>
              </table:table-cell>
              <table:table-cell office:value-type="float" office:value="-0.253984013634006">
                <text:p>-0.253984013634006</text:p>
              </table:table-cell>
              <table:table-cell office:value-type="float" office:value="-0.250502887284055">
                <text:p>-0.250502887284055</text:p>
              </table:table-cell>
              <table:table-cell office:value-type="float" office:value="-0.245545167072761">
                <text:p>-0.245545167072761</text:p>
              </table:table-cell>
              <table:table-cell office:value-type="float" office:value="-0.239767361693572">
                <text:p>-0.239767361693572</text:p>
              </table:table-cell>
              <table:table-cell office:value-type="float" office:value="-0.240781265999225">
                <text:p>-0.240781265999225</text:p>
              </table:table-cell>
              <table:table-cell office:value-type="float" office:value="-0.239785126940508">
                <text:p>-0.239785126940508</text:p>
              </table:table-cell>
              <table:table-cell office:value-type="float" office:value="-0.240130868592047">
                <text:p>-0.240130868592047</text:p>
              </table:table-cell>
              <table:table-cell office:value-type="float" office:value="-0.244002814075362">
                <text:p>-0.244002814075362</text:p>
              </table:table-cell>
              <table:table-cell office:value-type="float" office:value="-0.256202437443991">
                <text:p>-0.256202437443991</text:p>
              </table:table-cell>
              <table:table-cell office:value-type="float" office:value="-0.254288599896141">
                <text:p>-0.254288599896141</text:p>
              </table:table-cell>
              <table:table-cell office:value-type="float" office:value="-0.259225193401228">
                <text:p>-0.259225193401228</text:p>
              </table:table-cell>
              <table:table-cell office:value-type="float" office:value="-0.258348793617101">
                <text:p>-0.258348793617101</text:p>
              </table:table-cell>
              <table:table-cell office:value-type="float" office:value="-0.260626690182447">
                <text:p>-0.260626690182447</text:p>
              </table:table-cell>
              <table:table-cell office:value-type="float" office:value="-0.263508028207301">
                <text:p>-0.263508028207301</text:p>
              </table:table-cell>
              <table:table-cell office:value-type="float" office:value="-0.263459205323321">
                <text:p>-0.263459205323321</text:p>
              </table:table-cell>
              <table:table-cell office:value-type="float" office:value="-0.26364613744354">
                <text:p>-0.26364613744354</text:p>
              </table:table-cell>
              <table:table-cell office:value-type="float" office:value="-0.264037895001831">
                <text:p>-0.264037895001831</text:p>
              </table:table-cell>
              <table:table-cell office:value-type="float" office:value="-0.263348575429992">
                <text:p>-0.263348575429992</text:p>
              </table:table-cell>
              <table:table-cell office:value-type="float" office:value="-0.254847635710885">
                <text:p>-0.254847635710885</text:p>
              </table:table-cell>
              <table:table-cell office:value-type="float" office:value="-0.254459449550963">
                <text:p>-0.254459449550963</text:p>
              </table:table-cell>
              <table:table-cell office:value-type="float" office:value="-0.253384431070109">
                <text:p>-0.253384431070109</text:p>
              </table:table-cell>
              <table:table-cell office:value-type="float" office:value="-0.254449361541601">
                <text:p>-0.254449361541601</text:p>
              </table:table-cell>
              <table:table-cell office:value-type="float" office:value="-0.256817207204855">
                <text:p>-0.256817207204855</text:p>
              </table:table-cell>
              <table:table-cell office:value-type="float" office:value="-0.265697601066695">
                <text:p>-0.265697601066695</text:p>
              </table:table-cell>
              <table:table-cell office:value-type="float" office:value="-0.269268533996777">
                <text:p>-0.269268533996777</text:p>
              </table:table-cell>
              <table:table-cell office:value-type="float" office:value="-0.269429007529444">
                <text:p>-0.269429007529444</text:p>
              </table:table-cell>
              <table:table-cell office:value-type="float" office:value="-0.266934565876928">
                <text:p>-0.266934565876928</text:p>
              </table:table-cell>
              <table:table-cell office:value-type="float" office:value="-0.270481691061288">
                <text:p>-0.270481691061288</text:p>
              </table:table-cell>
              <table:table-cell office:value-type="float" office:value="-0.276040659953177">
                <text:p>-0.276040659953177</text:p>
              </table:table-cell>
              <table:table-cell office:value-type="float" office:value="-0.267258396576885">
                <text:p>-0.267258396576885</text:p>
              </table:table-cell>
              <table:table-cell office:value-type="float" office:value="-0.265480262500978">
                <text:p>-0.265480262500978</text:p>
              </table:table-cell>
              <table:table-cell office:value-type="float" office:value="-0.264053406139914">
                <text:p>-0.264053406139914</text:p>
              </table:table-cell>
              <table:table-cell office:value-type="float" office:value="-0.264830309963921">
                <text:p>-0.264830309963921</text:p>
              </table:table-cell>
              <table:table-cell office:value-type="float" office:value="-0.265484843660604">
                <text:p>-0.265484843660604</text:p>
              </table:table-cell>
              <table:table-cell office:value-type="float" office:value="-0.270940313201388">
                <text:p>-0.270940313201388</text:p>
              </table:table-cell>
              <table:table-cell office:value-type="float" office:value="-0.276890391807901">
                <text:p>-0.276890391807901</text:p>
              </table:table-cell>
              <table:table-cell office:value-type="float" office:value="-0.275909386257336">
                <text:p>-0.275909386257336</text:p>
              </table:table-cell>
              <table:table-cell office:value-type="float" office:value="-0.271769608978327">
                <text:p>-0.271769608978327</text:p>
              </table:table-cell>
              <table:table-cell office:value-type="float" office:value="-0.270304182416726">
                <text:p>-0.270304182416726</text:p>
              </table:table-cell>
              <table:table-cell office:value-type="float" office:value="-0.287912638040685">
                <text:p>-0.287912638040685</text:p>
              </table:table-cell>
              <table:table-cell office:value-type="float" office:value="-0.277090220553605">
                <text:p>-0.277090220553605</text:p>
              </table:table-cell>
              <table:table-cell office:value-type="float" office:value="-0.280074829511833">
                <text:p>-0.280074829511833</text:p>
              </table:table-cell>
              <table:table-cell office:value-type="float" office:value="-0.273128336538459">
                <text:p>-0.273128336538459</text:p>
              </table:table-cell>
              <table:table-cell office:value-type="float" office:value="-0.273825429564968">
                <text:p>-0.273825429564968</text:p>
              </table:table-cell>
              <table:table-cell office:value-type="float" office:value="-0.271363179545888">
                <text:p>-0.271363179545888</text:p>
              </table:table-cell>
              <table:table-cell office:value-type="float" office:value="-0.277379061480387">
                <text:p>-0.277379061480387</text:p>
              </table:table-cell>
              <table:table-cell office:value-type="float" office:value="-0.278919027173641">
                <text:p>-0.278919027173641</text:p>
              </table:table-cell>
              <table:table-cell office:value-type="float" office:value="-0.271721266521166">
                <text:p>-0.271721266521166</text:p>
              </table:table-cell>
              <table:table-cell office:value-type="float" office:value="-0.275119829553954">
                <text:p>-0.275119829553954</text:p>
              </table:table-cell>
              <table:table-cell office:value-type="float" office:value="-0.279856554576463">
                <text:p>-0.279856554576463</text:p>
              </table:table-cell>
              <table:table-cell office:value-type="float" office:value="-0.278367037122894">
                <text:p>-0.278367037122894</text:p>
              </table:table-cell>
              <table:table-cell office:value-type="float" office:value="-0.278702300423632">
                <text:p>-0.278702300423632</text:p>
              </table:table-cell>
              <table:table-cell office:value-type="float" office:value="-0.278371204592951">
                <text:p>-0.278371204592951</text:p>
              </table:table-cell>
              <table:table-cell office:value-type="float" office:value="-0.277812144049921">
                <text:p>-0.277812144049921</text:p>
              </table:table-cell>
              <table:table-cell office:value-type="float" office:value="-0.278624826580724">
                <text:p>-0.278624826580724</text:p>
              </table:table-cell>
              <table:table-cell office:value-type="float" office:value="-0.277833853794959">
                <text:p>-0.277833853794959</text:p>
              </table:table-cell>
              <table:table-cell office:value-type="float" office:value="-0.277609658747846">
                <text:p>-0.277609658747846</text:p>
              </table:table-cell>
              <table:table-cell office:value-type="float" office:value="-0.278177448294894">
                <text:p>-0.278177448294894</text:p>
              </table:table-cell>
              <table:table-cell office:value-type="float" office:value="-0.277610361198292">
                <text:p>-0.277610361198292</text:p>
              </table:table-cell>
              <table:table-cell office:value-type="float" office:value="-0.277772992618963">
                <text:p>-0.277772992618963</text:p>
              </table:table-cell>
              <table:table-cell office:value-type="float" office:value="-0.277863439563604">
                <text:p>-0.277863439563604</text:p>
              </table:table-cell>
              <table:table-cell office:value-type="float" office:value="-0.277915063607493">
                <text:p>-0.277915063607493</text:p>
              </table:table-cell>
              <table:table-cell office:value-type="float" office:value="-0.277977472961731">
                <text:p>-0.277977472961731</text:p>
              </table:table-cell>
              <table:table-cell office:value-type="float" office:value="-0.277940311366727">
                <text:p>-0.277940311366727</text:p>
              </table:table-cell>
              <table:table-cell office:value-type="float" office:value="-0.277838288925835">
                <text:p>-0.277838288925835</text:p>
              </table:table-cell>
              <table:table-cell office:value-type="float" office:value="-0.277819929445291">
                <text:p>-0.277819929445291</text:p>
              </table:table-cell>
              <table:table-cell office:value-type="float" office:value="-0.277638614965704">
                <text:p>-0.277638614965704</text:p>
              </table:table-cell>
              <table:table-cell office:value-type="float" office:value="-0.277667313900169">
                <text:p>-0.277667313900169</text:p>
              </table:table-cell>
              <table:table-cell office:value-type="float" office:value="-0.278114035568244">
                <text:p>-0.278114035568244</text:p>
              </table:table-cell>
              <table:table-cell office:value-type="float" office:value="-0.277793708679827">
                <text:p>-0.277793708679827</text:p>
              </table:table-cell>
              <table:table-cell office:value-type="float" office:value="-0.277800646848346">
                <text:p>-0.277800646848346</text:p>
              </table:table-cell>
              <table:table-cell office:value-type="float" office:value="-0.277636060454023">
                <text:p>-0.277636060454023</text:p>
              </table:table-cell>
              <table:table-cell office:value-type="float" office:value="-0.277719891663755">
                <text:p>-0.277719891663755</text:p>
              </table:table-cell>
              <table:table-cell office:value-type="float" office:value="-0.277916190719235">
                <text:p>-0.277916190719235</text:p>
              </table:table-cell>
              <table:table-cell office:value-type="float" office:value="-0.277873287798564">
                <text:p>-0.277873287798564</text:p>
              </table:table-cell>
              <table:table-cell office:value-type="float" office:value="-0.278062580171699">
                <text:p>-0.278062580171699</text:p>
              </table:table-cell>
              <table:table-cell office:value-type="float" office:value="-0.277865738778187">
                <text:p>-0.277865738778187</text:p>
              </table:table-cell>
              <table:table-cell office:value-type="float" office:value="-0.277928117409831">
                <text:p>-0.277928117409831</text:p>
              </table:table-cell>
              <table:table-cell office:value-type="float" office:value="-0.277775857149302">
                <text:p>-0.277775857149302</text:p>
              </table:table-cell>
              <table:table-cell office:value-type="float" office:value="-0.277969345614408">
                <text:p>-0.277969345614408</text:p>
              </table:table-cell>
              <table:table-cell office:value-type="float" office:value="-0.277749258866611">
                <text:p>-0.277749258866611</text:p>
              </table:table-cell>
              <table:table-cell office:value-type="float" office:value="-0.277520614470207">
                <text:p>-0.277520614470207</text:p>
              </table:table-cell>
              <table:table-cell office:value-type="float" office:value="-0.277711252060169">
                <text:p>-0.277711252060169</text:p>
              </table:table-cell>
              <table:table-cell office:value-type="float" office:value="-0.277939356095686">
                <text:p>-0.277939356095686</text:p>
              </table:table-cell>
              <table:table-cell office:value-type="float" office:value="-0.277882092837072">
                <text:p>-0.277882092837072</text:p>
              </table:table-cell>
              <table:table-cell office:value-type="float" office:value="-0.277555353216248">
                <text:p>-0.277555353216248</text:p>
              </table:table-cell>
              <table:table-cell office:value-type="float" office:value="-0.277580383703722">
                <text:p>-0.277580383703722</text:p>
              </table:table-cell>
              <table:table-cell office:value-type="float" office:value="-0.277616240271158">
                <text:p>-0.277616240271158</text:p>
              </table:table-cell>
              <table:table-cell office:value-type="float" office:value="-0.277540872700001">
                <text:p>-0.277540872700001</text:p>
              </table:table-cell>
              <table:table-cell office:value-type="float" office:value="-0.278439086023628">
                <text:p>-0.278439086023628</text:p>
              </table:table-cell>
              <table:table-cell office:value-type="float" office:value="-0.277785106459588">
                <text:p>-0.277785106459588</text:p>
              </table:table-cell>
              <table:table-cell office:value-type="float" office:value="-0.277764513865107">
                <text:p>-0.277764513865107</text:p>
              </table:table-cell>
              <table:table-cell office:value-type="float" office:value="-0.277928287857108">
                <text:p>-0.277928287857108</text:p>
              </table:table-cell>
              <table:table-cell office:value-type="float" office:value="-0.277714954464426">
                <text:p>-0.277714954464426</text:p>
              </table:table-cell>
              <table:table-cell office:value-type="float" office:value="-0.278219476677636">
                <text:p>-0.278219476677636</text:p>
              </table:table-cell>
              <table:table-cell office:value-type="float" office:value="-0.277967498329543">
                <text:p>-0.277967498329543</text:p>
              </table:table-cell>
              <table:table-cell office:value-type="float" office:value="-0.277821728082414">
                <text:p>-0.277821728082414</text:p>
              </table:table-cell>
              <table:table-cell office:value-type="float" office:value="-0.277810594593747">
                <text:p>-0.277810594593747</text:p>
              </table:table-cell>
              <table:table-cell office:value-type="float" office:value="-0.277699915255904">
                <text:p>-0.277699915255904</text:p>
              </table:table-cell>
              <table:table-cell office:value-type="float" office:value="-0.277728804257872">
                <text:p>-0.277728804257872</text:p>
              </table:table-cell>
              <table:table-cell office:value-type="float" office:value="-0.277847987470533">
                <text:p>-0.277847987470533</text:p>
              </table:table-cell>
              <table:table-cell office:value-type="float" office:value="-0.277653974703265">
                <text:p>-0.277653974703265</text:p>
              </table:table-cell>
              <table:table-cell office:value-type="float" office:value="-0.277581966557571">
                <text:p>-0.277581966557571</text:p>
              </table:table-cell>
              <table:table-cell office:value-type="float" office:value="-0.278290652751561">
                <text:p>-0.278290652751561</text:p>
              </table:table-cell>
              <table:table-cell office:value-type="float" office:value="-0.277901459676079">
                <text:p>-0.277901459676079</text:p>
              </table:table-cell>
              <table:table-cell office:value-type="float" office:value="-0.277678957920601">
                <text:p>-0.277678957920601</text:p>
              </table:table-cell>
              <table:table-cell office:value-type="float" office:value="-0.278266075673736">
                <text:p>-0.278266075673736</text:p>
              </table:table-cell>
              <table:table-cell office:value-type="float" office:value="-0.278187969376994">
                <text:p>-0.278187969376994</text:p>
              </table:table-cell>
              <table:table-cell office:value-type="float" office:value="-0.277751640243456">
                <text:p>-0.277751640243456</text:p>
              </table:table-cell>
              <table:table-cell office:value-type="float" office:value="-0.277761998570904">
                <text:p>-0.277761998570904</text:p>
              </table:table-cell>
              <table:table-cell office:value-type="float" office:value="-0.277980439036827">
                <text:p>-0.277980439036827</text:p>
              </table:table-cell>
              <table:table-cell office:value-type="float" office:value="-0.277841983304154">
                <text:p>-0.277841983304154</text:p>
              </table:table-cell>
              <table:table-cell office:value-type="float" office:value="-0.277816039297645">
                <text:p>-0.277816039297645</text:p>
              </table:table-cell>
              <table:table-cell office:value-type="float" office:value="-0.277651455524627">
                <text:p>-0.277651455524627</text:p>
              </table:table-cell>
              <table:table-cell office:value-type="float" office:value="-0.277615465016562">
                <text:p>-0.277615465016562</text:p>
              </table:table-cell>
              <table:table-cell office:value-type="float" office:value="-0.278126404006311">
                <text:p>-0.278126404006311</text:p>
              </table:table-cell>
              <table:table-cell office:value-type="float" office:value="-0.277736255539486">
                <text:p>-0.277736255539486</text:p>
              </table:table-cell>
              <table:table-cell office:value-type="float" office:value="-0.277923183905355">
                <text:p>-0.277923183905355</text:p>
              </table:table-cell>
              <table:table-cell office:value-type="float" office:value="-0.277646467318529">
                <text:p>-0.277646467318529</text:p>
              </table:table-cell>
              <table:table-cell office:value-type="float" office:value="-0.277786547493411">
                <text:p>-0.277786547493411</text:p>
              </table:table-cell>
              <table:table-cell office:value-type="float" office:value="-0.277747399536595">
                <text:p>-0.277747399536595</text:p>
              </table:table-cell>
              <table:table-cell office:value-type="float" office:value="-0.277825361488846">
                <text:p>-0.277825361488846</text:p>
              </table:table-cell>
              <table:table-cell office:value-type="float" office:value="-0.278160785087897">
                <text:p>-0.278160785087897</text:p>
              </table:table-cell>
              <table:table-cell office:value-type="float" office:value="-0.278253450798545">
                <text:p>-0.278253450798545</text:p>
              </table:table-cell>
              <table:table-cell office:value-type="float" office:value="-0.278078432311024">
                <text:p>-0.278078432311024</text:p>
              </table:table-cell>
              <table:table-cell office:value-type="float" office:value="-0.27825963824634">
                <text:p>-0.27825963824634</text:p>
              </table:table-cell>
              <table:table-cell office:value-type="float" office:value="-0.277689359446679">
                <text:p>-0.277689359446679</text:p>
              </table:table-cell>
              <table:table-cell office:value-type="float" office:value="-0.277760031475574">
                <text:p>-0.277760031475574</text:p>
              </table:table-cell>
              <table:table-cell office:value-type="float" office:value="-0.27754195137923">
                <text:p>-0.27754195137923</text:p>
              </table:table-cell>
              <table:table-cell office:value-type="float" office:value="-0.277869989727761">
                <text:p>-0.277869989727761</text:p>
              </table:table-cell>
              <table:table-cell office:value-type="float" office:value="-0.277797156751855">
                <text:p>-0.277797156751855</text:p>
              </table:table-cell>
              <table:table-cell office:value-type="float" office:value="-0.277626798950472">
                <text:p>-0.277626798950472</text:p>
              </table:table-cell>
              <table:table-cell office:value-type="float" office:value="-0.278089641305597">
                <text:p>-0.278089641305597</text:p>
              </table:table-cell>
              <table:table-cell office:value-type="float" office:value="-0.277644186842591">
                <text:p>-0.277644186842591</text:p>
              </table:table-cell>
              <table:table-cell office:value-type="float" office:value="-0.277875941087152">
                <text:p>-0.277875941087152</text:p>
              </table:table-cell>
              <table:table-cell office:value-type="float" office:value="-0.277767570813378">
                <text:p>-0.277767570813378</text:p>
              </table:table-cell>
              <table:table-cell office:value-type="float" office:value="-0.277709443480674">
                <text:p>-0.277709443480674</text:p>
              </table:table-cell>
              <table:table-cell office:value-type="float" office:value="-0.27746406790283">
                <text:p>-0.27746406790283</text:p>
              </table:table-cell>
              <table:table-cell office:value-type="float" office:value="-0.277855347541532">
                <text:p>-0.277855347541532</text:p>
              </table:table-cell>
              <table:table-cell office:value-type="float" office:value="-0.277768607762289">
                <text:p>-0.277768607762289</text:p>
              </table:table-cell>
              <table:table-cell office:value-type="float" office:value="-0.277826208026052">
                <text:p>-0.277826208026052</text:p>
              </table:table-cell>
              <table:table-cell office:value-type="float" office:value="-0.277868289215169">
                <text:p>-0.277868289215169</text:p>
              </table:table-cell>
              <table:table-cell office:value-type="float" office:value="-0.277999608706982">
                <text:p>-0.277999608706982</text:p>
              </table:table-cell>
              <table:table-cell office:value-type="float" office:value="-0.278100952025438">
                <text:p>-0.278100952025438</text:p>
              </table:table-cell>
              <table:table-cell office:value-type="float" office:value="-0.277784842563581">
                <text:p>-0.277784842563581</text:p>
              </table:table-cell>
              <table:table-cell office:value-type="float" office:value="-0.278162246499046">
                <text:p>-0.278162246499046</text:p>
              </table:table-cell>
              <table:table-cell office:value-type="float" office:value="-0.27775194882875">
                <text:p>-0.27775194882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